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Kupiansk Directio Rusian军队炮击Kolodyazne，Figololivka，Novomlinsk，两年，Nagu ...</text:span>
</text:h>
      <text:p text:style-name="P4">
作者: liveuamap (Language: en)</text:p>
      <text:p text:style-name="P4">
时间: 2023-06-29T-24:29:00</text:p>
      <text:p text:style-name="P4">
地点: Svatove (Latitude:49.54314 Longtitude:37.89082)</text:p>
      <text:p text:style-name="P4">
视频: []</text:p>
      <text:p text:style-name="P4">
图片: []</text:p>
      <text:p text:style-name="P4">
标签: ["Russia"]</text:p>
      <text:p text:style-name="P4">
Id: 22572521</text:p>
      <!--METADATA-->
      <text:p text:style-name="P4">
新闻集链接：<text:a xlink:type="simple" xlink:href="https：\/\/liveuamap.com \/en \/2023 \/29-June-at-at-at-at-kupiansk方向 - 方向 - 俄罗斯 - 武装shelled-kolodyazne" text:style-name="Internet_20_link" text:visited-style-name="Visited_20_Internet_20_Link">
https：\/\/liveuamap.com \/en \/2023 \/29-june-at-at-at-kupiansk-directionlection-Russian-army-army-shelled-kolodyazne</text:a>
</text:p>
      <text:p text:style-name="P4">
News Source: <text:a xlink:type="simple" xlink:href="https://t.me/lumsrc/5219" text:style-name="Internet_20_link" text:visited-style-name="Visited_20_Internet_20_Link">
https://t.me/lumsrc/5219</text:a>
</text:p>
      <!--NEWS-->
      <text:h text:style-name="P10" text:outline-level="1">
<text:span text:style-name="T4">
在莱曼（Lyman）的方向，俄罗斯军队炮击了卢汉斯（Luhansk）地区的bilohorivka和托斯克（Torske）</text:span>
</text:h>
      <text:p text:style-name="P4">
作者: liveuamap (Language: en)</text:p>
      <text:p text:style-name="P4">
时间: 2023-06-29T-26:29:00</text:p>
      <text:p text:style-name="P4">
地点: Lysychansk (Latitude:48.80064 Longtitude:38.14865)</text:p>
      <text:p text:style-name="P4">
视频: []</text:p>
      <text:p text:style-name="P4">
图片: []</text:p>
      <text:p text:style-name="P4">
标签: ["Russia"]</text:p>
      <text:p text:style-name="P4">
Id: 22572520</text:p>
      <!--METADATA-->
      <text:p text:style-name="P4">
在莱曼(Lyman)指示，俄罗斯军队炮击了卢汉斯克地区和托尔斯克(Luhansk)和托尔斯克(Donetsk)地区的罗兹多利夫卡(Rozdolivka)的Nevske，Bilohorivka。 俄罗斯武装部在卢汉斯克地区的比洛霍利夫卡进行了空袭</text:p>
      <text:p text:style-name="P4">
新闻集链接：[https：\/\/liveuamap.com \/en \/2023 \/29-june-at-at-lyman方向 - 俄罗斯 - 武装 - 武装shelled-nevske-nevske-bilohorivka]](https：\/\/liveuamap.com \/en \/2023 \/29-June-at-Lyman-directioncletection-Russian-army-army-shelled-nevske-nevske-bilohorivka)</text:p>
      <text:p text:style-name="P4">
News Source: <text:a xlink:type="simple" xlink:href="https://t.me/lumsrc/5220" text:style-name="Internet_20_link" text:visited-style-name="Visited_20_Internet_20_Link">
https://t.me/lumsrc/5220</text:a>
</text:p>
      <!--NEWS-->
      <text:h text:style-name="P10" text:outline-level="1">
<text:span text:style-name="T4">
俄罗斯在巴哈姆特的方向上炮击了瓦苏基卡，奥里希沃 - 瓦西尔卡，马克斯，铬，c ...</text:span>
</text:h>
      <text:p text:style-name="P4">
作者: liveuamap (Language: en)</text:p>
      <text:p text:style-name="P4">
时间: 2023-06-29T-28:29:00</text:p>
      <text:p text:style-name="P4">
地点: Novhorods'ke, Donetsk Oblast (Latitude:48.33001 Longtitude:37.8364)</text:p>
      <text:p text:style-name="P4">
视频: []</text:p>
      <text:p text:style-name="P4">
图片: []</text:p>
      <text:p text:style-name="P4">
标签: ["Russia"]</text:p>
      <text:p text:style-name="P4">
Id: 22572519</text:p>
      <!--METADATA-->
      <text:p text:style-name="P4">
在巴赫穆特(Bakhmut)方向，俄罗斯军队炮击了Vasukivka，Orikhovo-Vasylivka，Markove，Khromove，Chasiv Yar，Ivanivske，Ozaryanivka和Pivdenne。 乌克兰武装部队的武装部队在《早晨报告》中说</text:p>
      <text:p text:style-name="P4">
新闻集链接：<text:a xlink:type="simple" xlink:href="https：\/\/liveuamap.com \/en \/2023 \/29-June-at-at-Bakhmut-directionlection-direction-Russian-army-army-shelled-vasukivka" text:style-name="Internet_20_link" text:visited-style-name="Visited_20_Internet_20_Link">
https：\/\/liveuamap.com \/en \/2023 \/29-june-at-at-at-bakhmut-directionlection-Russian-army-army-shelled-vasukivka</text:a>
</text:p>
      <text:p text:style-name="P4">
News Source: <text:a xlink:type="simple" xlink:href="https://t.me/lumsrc/5221" text:style-name="Internet_20_link" text:visited-style-name="Visited_20_Internet_20_Link">
https://t.me/lumsrc/5221</text:a>
</text:p>
      <!--NEWS-->
      <text:h text:style-name="P10" text:outline-level="1">
<text:span text:style-name="T4">
JSC Avdiivka Directio Rusian军队炮击了Berdyshi，Avdiivka，Vodyane，Karlovka和First ...</text:span>
</text:h>
      <text:p text:style-name="P4">
作者: liveuamap (Language: en)</text:p>
      <text:p text:style-name="P4">
时间: 2023-06-29T-30:29:00</text:p>
      <text:p text:style-name="P4">
地点: Donetsk (Latitude:48.09264 Longtitude:37.60071)</text:p>
      <text:p text:style-name="P4">
视频: []</text:p>
      <text:p text:style-name="P4">
图片: []</text:p>
      <text:p text:style-name="P4">
标签: ["Russia"]</text:p>
      <text:p text:style-name="P4">
Id: 22572518</text:p>
      <!--METADATA-->
      <text:p text:style-name="P4">
在Avdiyivka方向，俄罗斯军队炮击了Berdychi，Avdiyivka，Vodyane，Karlivka和Pervomayske。 俄罗斯航空在乌克兰武装部队的总参谋部在早晨的报告中说，俄罗斯航空在阿夫迪伊夫卡进行了空袭。</text:p>
      <text:p text:style-name="P4">
新闻集链接：<text:a xlink:type="simple" xlink:href="https：\/\/liveuamap.com \/en \/2023 \/29-june-at-at-avdiyivka-directionlection-russian-army-army-shelled-berdychi" text:style-name="Internet_20_link" text:visited-style-name="Visited_20_Internet_20_Link">
https：\/\/liveuamap.com \/en \/2023 \/29-june-at-at-avdiyivka-direction-russian-army-army-army-shelled-berdychi</text:a>
</text:p>
      <text:p text:style-name="P4">
News Source: <text:a xlink:type="simple" xlink:href="https://t.me/lumsrc/5222" text:style-name="Internet_20_link" text:visited-style-name="Visited_20_Internet_20_Link">
https://t.me/lumsrc/5222</text:a>
</text:p>
      <!--NEWS-->
      <text:h text:style-name="P10" text:outline-level="1">
<text:span text:style-name="T4">
在玛丽卡（Maryinka）的方向，俄罗斯军队炮击了顿涅茨克地区的玛丽卡（Maryinka）和波比亚（Pobyeda）。 俄罗斯av ...</text:span>
</text:h>
      <text:p text:style-name="P4">
作者: liveuamap (Language: en)</text:p>
      <text:p text:style-name="P4">
时间: 2023-06-29T-32:29:00</text:p>
      <text:p text:style-name="P4">
地点: Donetsk Oblast (Latitude:47.91381 Longtitude:37.46149)</text:p>
      <text:p text:style-name="P4">
视频: []</text:p>
      <text:p text:style-name="P4">
图片: []</text:p>
      <text:p text:style-name="P4">
标签: ["Russia"]</text:p>
      <text:p text:style-name="P4">
Id: 22572517</text:p>
      <!--METADATA-->
      <text:p text:style-name="P4">
在玛丽卡(Maryinka)方向，俄罗斯军队炮击了唐纳斯克雷翁(Donetskregion)的玛丽卡(Maryinka)和波比亚(Pobyeda)。 俄罗斯航空在玛丽卡(Maryinka)进行了空袭，乌克兰的总参谋部在早晨报告中说</text:p>
      <text:p text:style-name="P4">
新闻集链接：<text:a xlink:type="simple" xlink:href="https：\/\/liveuamap.com \/en \/2023 \/29-June-at-Maryinka-directionlectiondirection-Russian-Army-Army-Shelled-Maryinka" text:style-name="Internet_20_link" text:visited-style-name="Visited_20_Internet_20_Link">
https：\/\/liveuamap.com \/en \/2023 \/29-June-at-Maryinka-directionlection-Maryinka-direction-Russian-Army-Army-Shelled-Maryinka</text:a>
</text:p>
      <text:p text:style-name="P4">
News Source: <text:a xlink:type="simple" xlink:href="https://t.me/lumsrc/5223" text:style-name="Internet_20_link" text:visited-style-name="Visited_20_Internet_20_Link">
https://t.me/lumsrc/5223</text:a>
</text:p>
      <!--NEWS-->
      <text:h text:style-name="P10" text:outline-level="1">
<text:span text:style-name="T4">
在Zaporizhzhia和Kherson的指示，俄罗斯军队炮击了Levadne，Olhivske，Huliaipole，Za ...</text:span>
</text:h>
      <text:p text:style-name="P4">
作者: liveuamap (Language: en)</text:p>
      <text:p text:style-name="P4">
时间: 2023-06-29T-35:30:00</text:p>
      <text:p text:style-name="P4">
地点: Zaporizhzhia (Latitude:47.46761000 Longtitude:33.38127000)</text:p>
      <text:p text:style-name="P4">
视频: []</text:p>
      <text:p text:style-name="P4">
图片: []</text:p>
      <text:p text:style-name="P4">
标签: ["Russia"]</text:p>
      <text:p text:style-name="P4">
Id: 22572515</text:p>
      <!--METADATA-->
      <text:p text:style-name="P4">
在Zaporizhzhzhia和Kherson的指示，俄罗斯军队炮击了Levadne，Olhivske，Huliapole，Zaliznychne，Zaliznychne，Zaporizhzhia地区的Charivne； Mykhaylivka, Havrylivka, Odradokamyanka, Mykolayivka, Olhivka, Burhunka, Lvove, Ivanivka, Naddnipryanske, Antonivka, Kherson, Kherson, Kherson, Kherson Ove, Tomyna Balka, Sofiyivka of Kherson Region and Ochakiv of Mykolayiv Region.Russian Aviation CONDUCTED AIRSSTRIKES AT LEVADNE AND Mala Tokmachka Ofzaporizhzhia地区 - 乌克兰武装部队的总参谋部在主题报告中说</text:p>
      <text:p text:style-name="P4">
新闻集链接：(https：\/\/liveuamap.com \/en \/2023 \/29-June-at-at-zaporizhzhzhia-and-zhzhzhia-and-kherson-directions-directions-Russian-army-army)</text:p>
      <text:p text:style-name="P4">
News Source: <text:a xlink:type="simple" xlink:href="https://t.me/lumsrc/5225" text:style-name="Internet_20_link" text:visited-style-name="Visited_20_Internet_20_Link">
https://t.me/lumsrc/5225</text:a>
</text:p>
      <!--NEWS-->
      <text:h text:style-name="P10" text:outline-level="1">
<text:span text:style-name="T4">
乌克兰的Aeraconian不仅发现而且摧毁了敌人</text:span>
</text:h>
      <text:p text:style-name="P4">
作者: ['АРМІЯINFORM']</text:p>
      <text:p text:style-name="P4">
时间: 2023-06-29T10:00:00-04:00</text:p>
      <text:p text:style-name="P4">
描述: 视频，总统旅的Yak乌克兰乌克兰Zakhisniki，它被同样的……与乌克兰2022年的战争，与乌克兰的最新新闻，今天与乌克兰的新闻，今天与乌克兰的新闻战争，今天上次与乌克兰的新闻战，将在乌克兰和俄罗斯之间以及俄罗斯之间以及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9/desantnyky-aerorozvidnyky-1.jpg" text:style-name="Internet_20_link" text:visited-style-name="Visited_20_Internet_20_Link">
desantnyky-aerorozvidnyky-1.jpg</text:a>
']</text:p>
      <text:p text:style-name="P4">
标签: ['АЕРОРОЗВІДКА', 'КОМАНДУВАННЯ СУХОПУТНИХ ВІЙСЬК ЗС\xa0УКРАЇНИ']</text:p>
      <text:p text:style-name="P4">
类别: News</text:p>
      <!--METADATA-->
      <text:p text:style-name="P4">
<draw:frame draw:style-name="fr1" draw:name="Image2" text:anchor-type="as-char" svg:width="6.9236in" svg:height="4.633042in" draw:z-index="0">
<draw:image xlink:href="../Images/AРМІЯINFORM/2023-06-29T10-00-00-04-00/desantnyky-aerorozvidnyky-1.jpg" xlink:type="simple" xlink:show="embed" xlink:actuate="onLoad" draw:mime-type="image/jpeg"/>
</draw:frame>
说明性照片  视频是乌克兰的捍卫者<text:a xlink:type="simple" xlink:href="https://www.facebook.com/Prezydentska.Bryhada" text:style-name="Internet_20_link" text:visited-style-name="Visited_20_Internet_20_Link">
总统大队</text:a>
成功识别并摧毁占领者<text:a xlink:type="simple" xlink:href="https://fb.watch/ls8zH3eTI1/" text:style-name="Internet_20_link" text:visited-style-name="Visited_20_Internet_20_Link">
颁布</text:a>
Ufeysbook土地部队的命令。</text:p>
      <text:p text:style-name="P4">
“空气智能的任务是“识别”。 而且我们的航空情报能够“找到标签”，“消息读取”。</text:p>
      <text:p text:style-name="P4">
News Source: <text:a xlink:type="simple" xlink:href="https://armyinform.com.ua/2023/06/29/ukrayinski-aerorozvidnyky-ne-lyshe-vyyavlyayut-a-j-znyshhuyut-voroga/" text:style-name="Internet_20_link" text:visited-style-name="Visited_20_Internet_20_Link">
https://armyinform.com.ua/2023/06/29/ukrayinski-aerorozvidnyky-ne-lyshe-vyyavlyayut-a-j-znyshhuyut-voroga/</text:a>
</text:p>
      <!--NEWS-->
      <text:h text:style-name="P10" text:outline-level="1">
<text:span text:style-name="T4">
乘员想受伤尽快回家</text:span>
</text:h>
      <text:p text:style-name="P4">
作者: ['АРМІЯINFORM']</text:p>
      <text:p text:style-name="P4">
时间: 2023-06-29T12:00:00-04:00</text:p>
      <text:p text:style-name="P4">
描述: “如果人员要离开盔甲，武器，举起……与乌克兰2022年的战争，与乌克兰的最新新闻，今天与乌克兰的新闻2022年最后一场战争，今天的最后一场战争将在今天的最后一场战争中，乌克兰与俄罗斯之间的战争将会发生，您并不感到惊讶。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gur-perehoplennya.jpg" text:style-name="Internet_20_link" text:visited-style-name="Visited_20_Internet_20_Link">
gur-perehoplennya.jpg</text:a>
']</text:p>
      <text:p text:style-name="P4">
标签: ['ГУР ПЕРЕХОПЛЕННЯ']</text:p>
      <text:p text:style-name="P4">
类别: News</text:p>
      <!--METADATA-->
      <text:p text:style-name="P4">
<draw:frame draw:style-name="fr1" draw:name="Image3" text:anchor-type="as-char" svg:width="6.9236in" svg:height="3.896998in" draw:z-index="0">
<draw:image xlink:href="../Images/AРМІЯINFORM/2023-06-29T12-00-00-04-00/gur-perehoplennya.jpg" xlink:type="simple" xlink:show="embed" xlink:actuate="onLoad" draw:mime-type="image/jpeg"/>
</draw:frame>
“如果人员离开盔甲，武器，将手臂和腿放在第300位，您并不感到惊讶。”</text:p>
      <text:p text:style-name="P4">
Jero：<text:a xlink:type="simple" xlink:href="https://gur.gov.ua/content/vy-ne-udyvliaites-esly-seichas-lychnyi-sostav-pokydaet-bronezhylety-oruzhye-vystavyt-ruky-nohy-chtoby-uekhat-otsiuda-300-my.html" text:style-name="Internet_20_link" text:visited-style-name="Visited_20_Internet_20_Link">
Site Gur Mou</text:a>
</text:p>
      <text:p text:style-name="P4">
News Source: <text:a xlink:type="simple" xlink:href="https://armyinform.com.ua/2023/06/29/okupanty-hochut-yaknajshvydshe-vtekty-dodomu-navit-poranyvshy-sebe-perehoplennya-gur/" text:style-name="Internet_20_link" text:visited-style-name="Visited_20_Internet_20_Link">
https://armyinform.com.ua/2023/06/29/okupanty-hochut-yaknajshvydshe-vtekty-dodomu-navit-poranyvshy-sebe-perehoplennya-gur/</text:a>
</text:p>
      <!--NEWS-->
      <text:h text:style-name="P10" text:outline-level="1">
<text:span text:style-name="T4">
乌克兰防守者每天摧毁敌人的SU-25飞机和三架侦察无人机</text:span>
</text:h>
      <text:p text:style-name="P4">
作者: ['АРМІЯINFORM']</text:p>
      <text:p text:style-name="P4">
时间: 2023-06-29T14: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3/06/su-25-rosiya-840x441-c-1.jpg" text:style-name="Internet_20_link" text:visited-style-name="Visited_20_Internet_20_Link">
su-25-rosiya-840x441-c-1.jpg</text:a>
']</text:p>
      <text:p text:style-name="P4">
标签: ['STOPRUSSIA', 'АГРЕСІЯ РФ', 'БПЛА', 'ВТОРГНЕННЯ РФ', 'ГШ ЗСУ', 'ЗНИЖЕННЯ ЛІТАКА РФ', 'СУ-25']</text:p>
      <text:p text:style-name="P4">
类别: News</text:p>
      <!--METADATA-->
      <text:p text:style-name="P4">
<draw:frame draw:style-name="fr1" draw:name="Image4" text:anchor-type="as-char" svg:width="6.9236in" svg:height="3.63489in" draw:z-index="0">
<draw:image xlink:href="../Images/AРМІЯINFORM/2023-06-29T14-00-00-04-00/su-25-rosiya-840x441-c-1.jpg" xlink:type="simple" xlink:show="embed" xlink:actuate="onLoad" draw:mime-type="image/jpeg"/>
</draw:frame>
说明性照片<text:span text:style-name="T4">
🔥俄罗斯入侵</text:span>
</text:p>
      <text:p text:style-name="P4">
关于它<text:a xlink:type="simple" xlink:href="https://www.facebook.com/GeneralStaff.ua/posts/pfbid0UripeUD3V4kWRjfVFQATbVEGuRAMouVVDAd1CGaxZX5JJpQ1eiBjcVLZKEdNZecvl" text:style-name="Internet_20_link" text:visited-style-name="Visited_20_Internet_20_Link">
报告</text:a>
乌克兰武装部队的总参谋部。</text:p>
      <text:p text:style-name="P4">
“在过去的24小时内，国防军的航空在敌人的个人组成，5对一开始的防空导弹综合体和敌人管理的1个因素的集中领域中取得了11杆。</text:p>
      <text:p text:style-name="P4">
我们的捍卫者摧毁了俄罗斯SU-25和3架侦察机。</text:p>
      <text:p text:style-name="P4">
在过去的几天里，火箭部队和炮兵的细分已经震惊，有11个炮兵部队在火姿势，三种原始电压防御手段，2个电台 - 电子摔跤电台的2个站点和敌人的一个目标。”</text:p>
      <text:p text:style-name="P4">
News Source: <text:a xlink:type="simple" xlink:href="https://armyinform.com.ua/2023/06/29/ukrayinski-zahysnyky-znyshhyly-rosijskyj-vorozhyj-litak-su-25-ta-3-rozviduvalnyh-bpla/" text:style-name="Internet_20_link" text:visited-style-name="Visited_20_Internet_20_Link">
https://armyinform.com.ua/2023/06/29/ukrayinski-zahysnyky-znyshhyly-rosijskyj-vorozhyj-litak-su-25-ta-3-rozviduvalnyh-bpla/</text:a>
</text:p>
      <!--NEWS-->
      <text:h text:style-name="P10" text:outline-level="1">
<text:span text:style-name="T4">
在利马，巴赫穆特（Bakhmut）和马林斯基（Marinsky）的方向是激烈的战斗</text:span>
</text:h>
      <text:p text:style-name="P4">
作者: ['АРМІЯINFORM']</text:p>
      <text:p text:style-name="P4">
时间: 2023-06-29T16:00:00-04:00</text:p>
      <text:p text:style-name="P4">
描述: 关于ZS乌克兰人的总部。 “对手是纳达尔·佐斯维（Nadal Zoservzhu）……与乌克兰2022年的战争，与乌克兰的最新新闻，今天与乌克兰2022年的新闻战争，乌克兰与乌克兰之间的战争，当与乌克兰的战争将是一场战争，这将是，是否是在不久的将来与乌克兰的战争，今天与乌克兰的战争，今天的乌克兰新闻，乌克兰新闻，乌克兰媒体在俄罗斯</text:p>
      <text:p text:style-name="P4">
图片: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标签: []</text:p>
      <text:p text:style-name="P4">
类别: News</text:p>
      <!--METADATA-->
      <text:p text:style-name="P4">
<draw:frame draw:style-name="fr1" draw:name="Image5" text:anchor-type="as-char" svg:width="6.9236in" svg:height="3.894525in" draw:z-index="0">
<draw:image xlink:href="../Images/AРМІЯINFORM/2023-06-29T16-00-00-04-00/347238423_613734824272933_1528983450146888220_n.jpg" xlink:type="simple" xlink:show="embed" xlink:actuate="onLoad" draw:mime-type="image/jpeg"/>
</draw:frame>
说明性照片<text:span text:style-name="T4">
🔥俄罗斯入侵的情况</text:span>
</text:p>
      <text:p text:style-name="P4">
关于它<text:a xlink:type="simple" xlink:href="https://www.facebook.com/GeneralStaff.ua/posts/pfbid0UripeUD3V4kWRjfVFQATbVEGuRAMouVVDAd1CGaxZX5JJpQ1eiBjcVLZKEdNZecvl" text:style-name="Internet_20_link" text:visited-style-name="Visited_20_Internet_20_Link">
报告</text:a>
乌克兰武装部队的总参谋部。</text:p>
      <text:p text:style-name="P4">
“敌人继续集中在利马的主要努力，巴赫穆特·塔玛林方向 - 白天发生了40次战斗冲突。</text:p>
      <text:p text:style-name="P4">
<text:span text:style-name="T4">
在Volyn和Polissya的指示中</text:span>
操作情况没有重大变化。</text:p>
      <text:p text:style-name="P4">
<text:span text:style-name="T4">
在Siversky和Slobozhansky的指示中</text:span>
敌人在俄罗斯Lozova Kharkiv地区撞上了飞机舱口。 他对塔尔蒂勒炮击进行了25多个定居点。 其中包括莱昂尼夫卡·切尔尼夫地区； Novovasilovka，Znob-Novgorod，Nova Guta，Vovkasum地区，以及兽医，Kozacha Lopan，Small Aisles，Gatyshche，Pletenivka，Bochkkovo，Bochkkovo，Unterty，Unterty，Round，Round，Round and Round and Budarka和Budarka在Kharkiv In in Kharkiv。</text:p>
      <text:p text:style-name="P4">
<text:span text:style-name="T4">
在莱曼(Lyman)方向</text:span>
敌人对沃里多利夫卡(Wrydolivka)进行了不成功的进攻行动。 在Zanivka的Bigorivka地区和Donetsk地区的癫痫发作中，Drew空袭。 包括Nevskoye，Luhansk的Bigorivka和Torke，Donetsk地区的Verkamyanskoye和Rozdolivka在内的10个以上定居点已被解雇。</text:p>
      <text:p text:style-name="P4">
<text:span text:style-name="T4">
在Bakhmut方向</text:span>
敌人在高级律师，Bogdanivka和White Mountains地区进行了不成功的进攻行动。 他击中了Bellyn York Donetsk地区。 15个定居点，包括Vasyukivka，Orikhovo-Vasylivka，Markove，Chrome，Yar，Yar，Ivanivske，Ivanovskaya，Ozarivka和Southern，受到了敌方炮弹的伤害。</text:p>
      <text:p text:style-name="P4">
<text:span text:style-name="T4">
在Avdeevsky方向</text:span>
敌人在Avdiivka和Severny中执行了不成功的进攻行动。 同时，他向Avdiyivka区开火，向大炮开了10多个定居点，尤其是Berdichi，Avdiivka，Vodane，Karlovka和Pervomaisk。<text:span text:style-name="T4">
在矿物方向</text:span>
敌人对Novomikhailivka进行了不成功的进攻行动。 他袭击了Prechistivka和Makarivkaidonetsk地区附近的空军。 他解雇了20多个定居点，包括Kokostyantynivka，Paraskovka，Novomikhailivka，Prychistivka，Golden Niva，Vilnapole，Storozhevo，Storozhevo，Blessed，Makarivka，Makararivka，Makararivka和Donetsk地区的Rivnopil。</text:p>
      <text:p text:style-name="P4">
<text:span text:style-name="T4">
在Zaporizhzhya和Kherson的指示</text:span>
敌人将主要资产集中在防止我们部队晋升上。 敌人将空军带到Zaporizhzhya地区的Leda和Little Tokmachka。 大约进行了30个定居点。 其中包括列维涅，奥尔吉夫，古利亚波尔，铁路，Zaporizhzhya地区的魔术； Mikhailivka, Gavrilovka, Obradokamyanka, Mykolaivka, Olgivka, Burguka, Lviv, Ivanivka, Naddnipryansk, Antonovka, Kherson, Komyshans, Dnipro, Amber, Berehove, Tomina Balka, Sofiyivka Kherson region and Ochakov.</text:p>
      <text:p text:style-name="P4">
News Source: <text:a xlink:type="simple" xlink:href="https://armyinform.com.ua/2023/06/29/na-lymanskomu-bahmutskomu-ta-maryinskomu-napryamkah-vazhki-boyi/" text:style-name="Internet_20_link" text:visited-style-name="Visited_20_Internet_20_Link">
https://armyinform.com.ua/2023/06/29/na-lymanskomu-bahmutskomu-ta-maryinskomu-napryamkah-vazhki-boyi/</text:a>
</text:p>
      <!--NEWS-->
      <text:h text:style-name="P10" text:outline-level="1">
<text:span text:style-name="T4">
Volodymyr Zelensky提出了转型的主要方向，乌克兰应在数十年内进行</text:span>
</text:h>
      <text:p text:style-name="P4">
作者: ['АРМІЯINFORM']</text:p>
      <text:p text:style-name="P4">
时间: 2023-06-29T18:00:00-04:00</text:p>
      <text:p text:style-name="P4">
描述: 乌克兰总统沃罗迪米尔·泽伦斯基·霍西尼（Volodymyr Zelensky Ponsoniti）在乌克兰教义...与乌克兰2022年的战争，与乌克兰的最新新闻战争，今天与乌克兰2022年的新闻战争，乌克兰和俄罗斯之间的战争以及与乌克兰的战争将在2022年发生战争他们说，是否在不久的将来会与乌克兰发动战争</text:p>
      <text:p text:style-name="P4">
图片: ['<text:a xlink:type="simple" xlink:href="https://armyinform.com.ua/wp-content/uploads/2023/06/b8b46ae8d04b1e2c34024e4af1968cff_1687952434_extra_large.jpeg" text:style-name="Internet_20_link" text:visited-style-name="Visited_20_Internet_20_Link">
b8b46ae8d04b1e2c34024e4af1968cff_1687952434_extra_large.jpeg</text:a>
']</text:p>
      <text:p text:style-name="P4">
标签: ['ВОЛОДИМИР ЗЕЛЕНСЬКИЙ', 'ПРЕЗИДЕНТ УКРАЇНИ', 'УКРАЇНСЬКА ДОКТРИНА']</text:p>
      <text:p text:style-name="P4">
类别: News</text:p>
      <!--METADATA-->
      <text:p text:style-name="P4">
<draw:frame draw:style-name="fr1" draw:name="Image6" text:anchor-type="as-char" svg:width="6.9236in" svg:height="4.617948in" draw:z-index="0">
<draw:image xlink:href="../Images/AРМІЯINFORM/2023-06-29T18-00-00-04-00/b8b46ae8d04b1e2c34024e4af1968cff_1687952434_extra_large.jpeg" xlink:type="simple" xlink:show="embed" xlink:actuate="onLoad" draw:mime-type="image/jpeg"/>
</draw:frame>
乌克兰沃迪米尔·泽伦斯基总统提议在乌克兰多克特林预期我们的国家必须经历十年的转型的主要方向。 他通过在乌克兰宪法日之际将未来文件的基准介绍了未来文件的基准。 关于它<text:a xlink:type="simple" xlink:href="https://www.president.gov.ua/news/volodimir-zelenskij-zaproponuvav-osnovni-napryami-transforma-83905" text:style-name="Internet_20_link" text:visited-style-name="Visited_20_Internet_20_Link">
报告</text:a>
乌克兰总裁的官方网站。</text:p>
      <text:p text:style-name="P4">
“在这段时间里，我们必须走这条路，以至于其他人已经克服了数十年。乌克兰将特别关注世界，对世界的特殊信任，注意力和信任的每一种都应集中在乌克兰的发展以及所有方面总统强调。</text:p>
      <text:p text:style-name="P4">
乌克兰的第一个具体目的是沃迪米尔·泽伦斯基(Volodymyr Zelenskyy)称GDP的成就，以万亿美元的成就，我国的潜力能够提出。</text:p>
      <text:p text:style-name="P4">
第二点是拒绝这个想法，仿佛乌克兰人的廉价工作是一个竞争优势。</text:p>
      <text:p text:style-name="P4">
“我们的目标是达到这样一级的报酬，可以带给公式“欧盟的邻居加30％”。 这是一个公平的目标，是一场战争。 乌克兰的胜利将是合格的工作。 Aotge，用于教育，”国家负责人说。</text:p>
      <text:p text:style-name="P4">
总统还强调了传播英语的必要性，因为它是全球合作，商业和taglobal沟通科学的语言。</text:p>
      <text:p text:style-name="P4">
第三个关键任务是沃迪米尔·泽伦斯基(Volodymyr Zelenskyy)，确定了许多超越国家的公民的住所。 有必要创建尽可能多的作业。</text:p>
      <text:p text:style-name="P4">
他说：“经济的每个部门，任何社会实践和公共行政各个领域的转变都应回答以下问题：有多少新工作场所将为乌克兰做出一个具体的决定，这是一项具体的倡议。”</text:p>
      <text:p text:style-name="P4">
总统还主张制定新的支持亲子关系政策。 根据国家元首的说法，家庭中的第二和第三个孩子应该是幸福，而不是限制机会。</text:p>
      <text:p text:style-name="P4">
为了帮助家庭，将创建一个特殊的应用“梦想”，该应用将支持有关父母和孩子的一切：儿童所需的服务，开发，教育，安全，与州的联系等。数字化转型团队弗拉基米尔·泽伦斯基(Vladimir Zelensky)报道，乌克兰将在秋季提出该申请。“在乌克兰创造新工作的每个人都为乌克兰的经济领导层创造了基础。 乌克兰的胜利将保护每个人的工作能力和人想要的能力。 我们需要总结劳工立法。”他说。</text:p>
      <text:p text:style-name="P4">
据总统称，国家转型的第七点在国家与社会之间达成了史坦克的理性税收协议以及财产的真正归化。</text:p>
      <text:p text:style-name="P4">
“我是减税的支持者。 但是现在，在这场战争和乌克兰对与金融捐助者合作的明显依赖性中，我们不能让自己减少税收。 但是，当乌克兰的胜利本身成为世界的成员时，我们的机会水平将更高。 减少的税收必须确定税收的增加，” Volodymyr Zelenskyy说。</text:p>
      <text:p text:style-name="P4">
他指出，数字化提供了巨大的机会，可以简化税收，海关和其他行业的关系，那里有公民与官员，商人和官员之间的会议或任何联系。 因此，我们需要在这些领域寻求自动数字程序。</text:p>
      <text:p text:style-name="P4">
转型内将重建乌克兰，因此胜利后，该国将成为欧洲最大的建筑工地。</text:p>
      <text:p text:style-name="P4">
“我们需要重建数百个城市和村庄，成千上万的基础设施，成千上万的房屋。 这将使您对经济的动力。 我们必须忘记自己的原材料出口商。 胜利乌克兰是一个拥有高成本商品的国家。 在这个国家，法规被允许在其领域，指示以及受知识产权保护的国家开发任何业务创新者。 乌克兰的胜利是一个出口安全，服务，经验，文化，总的来说，智力活动，技术产品的结果比任何原材料都要多。”总统说。</text:p>
      <text:p text:style-name="P4">
我们的国家还将与所有马克洛巴尔参与者建立合作和经济关系，包括印度，非洲，拉丁美洲，阿拉伯世界，中国和乌克兰的能源潜力，使您成为欧洲能源安全保证人之一，尤其是通过开发总统。</text:p>
      <text:p text:style-name="P4">
此外，乌克兰的胜利应该成为一个实施养老金改革的国家，以便今天的任何人在将来都得到体面的支持。 在这种情况下，Volodymyr Zelensky通过工作来实施步骤以确保这项改革。“现在，文化领域每年至少需要GDP的百分比，这是生存的基本水平。 但是很明显，该行业必须并且应该更加雄心勃勃。 乌克兰的勇气确实唤醒了美国各个国家，对我们，乌克兰人，城市和村庄的巨大兴趣。 这种兴趣都是机会，”他说。</text:p>
      <text:p text:style-name="P4">
根据国家元首的说法，乌克兰社会还要求在城市和社区中采取新的公共空间保护政策，新的博物馆tamemorial政策，一项新的书籍和书籍出版商政策，写作，翻译，翻译，乌克兰外国书籍的翻译以及在乌克兰，乌克兰书籍和乌克兰书籍的世界。数字订阅，重新思考我们的图书馆等等。</text:p>
      <text:p text:style-name="P4">
此外，乌克兰需要新的电影政策和电影支持，Asvates应该制作有关乌克兰和乌克兰的电影。</text:p>
      <text:p text:style-name="P4">
国家元首还提请人们注意对俄罗斯占领该地区最接近的领土新政策的需求。 它必须是它自己的，下降的，同时是一致，有远见的转型政策。</text:p>
      <text:p text:style-name="P4">
总统强调了内部安全。</text:p>
      <text:p text:style-name="P4">
“俄罗斯的侵略性表明，终身需要哪些安全标准。庇护所的可及性最高。 学校 - 庇护所。 医院 - 庇护所。生意 - 庇护所。 乌克兰人会相信具有特定安全性的特定事物。”他强调。</text:p>
      <text:p text:style-name="P4">
在这种情况下，有必要规范武器的问题，这些武器和人的行为，人口日常安全等问题等。</text:p>
      <text:p text:style-name="P4">
最终地标Volodymyr Zelenskyy称之为邻里政策。</text:p>
      <text:p text:style-name="P4">
“牢固的社区始终是非常不同的，非常深厚的事物的结果。我们可以总结乡村，我们地区和全球关系的任何其他成功的邻里。 经济这种文化。 国防与安全。 运输和交流。 史前的教育和态度。 国家之间的互动与我们之间的互动，人们之间的互动...一切都决定了社区的质量。 确定邻居之间是否有了解。”国家的格拉瓦总结道。</text:p>
      <text:p text:style-name="P4">
News Source: <text:a xlink:type="simple" xlink:href="https://armyinform.com.ua/2023/06/29/volodymyr-zelenskyj-zaproponuvav-osnovni-napryamy-transformacziyi-yaku-ukrayina-maye-zdijsnyty-za-desyatyrichchya/" text:style-name="Internet_20_link" text:visited-style-name="Visited_20_Internet_20_Link">
https://armyinform.com.ua/2023/06/29/volodymyr-zelenskyj-zaproponuvav-osnovni-napryamy-transformacziyi-yaku-ukrayina-maye-zdijsnyty-za-desyatyrichchya/</text:a>
</text:p>
      <!--NEWS-->
      <text:h text:style-name="P10" text:outline-level="1">
<text:span text:style-name="T4">
救援行动已经在Kramatorsk完成：12人死亡</text:span>
</text:h>
      <text:p text:style-name="P4">
作者: ['АРМІЯINFORM']</text:p>
      <text:p text:style-name="P4">
时间: 2023-06-29T20:00:00-04:00</text:p>
      <text:p text:style-name="P4">
描述: 在Kramorsku，Ryatovalniki完成了Pizlya Rosiyki的Zhukovo-Rosatuvalno手术...与2022年乌克兰的战争，与乌克兰的最新新闻，与乌克兰2022年与乌克兰的最新新闻进行战争，今天将在乌克兰和俄罗斯和俄罗斯之间进行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f52d1d2b59e3944b423638194ddf0e7b.jpeg" text:style-name="Internet_20_link" text:visited-style-name="Visited_20_Internet_20_Link">
f52d1d2b59e3944b423638194ddf0e7b.jpeg</text:a>
']</text:p>
      <text:p text:style-name="P4">
标签: ['ВІЙНА', 'КРАМАТОРСЬК', 'НАЦПОЛІЦІЯ']</text:p>
      <text:p text:style-name="P4">
类别: News</text:p>
      <!--METADATA-->
      <text:p text:style-name="P4">
<draw:frame draw:style-name="fr1" draw:name="Image7" text:anchor-type="as-char" svg:width="6.9236in" svg:height="3.63489in" draw:z-index="0">
<draw:image xlink:href="../Images/AРМІЯINFORM/2023-06-29T20-00-00-04-00/f52d1d2b59e3944b423638194ddf0e7b.jpeg" xlink:type="simple" xlink:show="embed" xlink:actuate="onLoad" draw:mime-type="image/jpeg"/>
</draw:frame>
在Kramatorsk救援人员中，俄罗斯后俄罗斯罢工的搜救行动完成了该市的搜救行动。</text:p>
      <text:p text:style-name="P4">
关于它<text:a xlink:type="simple" xlink:href="https://t.me/UA_National_Police/12655" text:style-name="Internet_20_link" text:visited-style-name="Visited_20_Internet_20_Link">
报告</text:a>
乌克兰国家警察。</text:p>
      <text:p text:style-name="P4">
截至7:20，搜救工作已经完成。 目前<text:span text:style-name="T4">
大约是12 -way。</text:span>
</text:p>
      <text:p text:style-name="P4">
“大约4:00救援人员是债务。 所有这些都被确定了。”</text:p>
      <text:p text:style-name="P4">
两名炮击受伤65人。</text:p>
      <text:p text:style-name="P4">
News Source: <text:a xlink:type="simple" xlink:href="https://armyinform.com.ua/2023/06/29/u-kramatorsku-zaversheno-ryatuvalnu-operacziyu-vidomo-pro-12-zagyblyh/" text:style-name="Internet_20_link" text:visited-style-name="Visited_20_Internet_20_Link">
https://armyinform.com.ua/2023/06/29/u-kramatorsku-zaversheno-ryatuvalnu-operacziyu-vidomo-pro-12-zagyblyh/</text:a>
</text:p>
      <!--NEWS-->
      <text:h text:style-name="P10" text:outline-level="1">
<text:span text:style-name="T4">
进攻，前部的局势和武装部队的需求：Valery Zaluzhny与Mark Millie进行了交谈</text:span>
</text:h>
      <text:p text:style-name="P4">
作者: ['АРМІЯINFORM']</text:p>
      <text:p text:style-name="P4">
时间: 2023-06-29T22:00:00-04:00</text:p>
      <text:p text:style-name="P4">
描述: 瓦莱里·扎利尼将军，瓦莱里·扎卢兹尼将军...与乌克兰2022年的战争，与乌克兰的战争，今天的最新新闻，《与乌克兰的新闻战》 2022年，将是今天的最后一场，将是乌克兰和俄罗斯之间的战争，与乌克兰的战争以及与乌克兰的战争。在2022年，他们将在不久的将来与乌克兰发生战争，他们说，与乌克兰的战争，今天的乌克兰新闻，乌克兰的新闻，乌克兰媒体的新闻在俄罗斯</text:p>
      <text:p text:style-name="P4">
图片: ['<text:a xlink:type="simple" xlink:href="https://armyinform.com.ua/wp-content/uploads/2023/04/zaluzhnyj-milli-e1688017320875.jpg" text:style-name="Internet_20_link" text:visited-style-name="Visited_20_Internet_20_Link">
zaluzhnyj-milli-e1688017320875.jpg</text:a>
']</text:p>
      <text:p text:style-name="P4">
标签: ['ВАЛЕРІЙ ЗАЛУЖНИЙ', 'ГОЛОВНОКОМАНДУВАЧ ЗС УКРАЇНИ', 'МАРК МІЛЛІ']</text:p>
      <text:p text:style-name="P4">
类别: News</text:p>
      <!--METADATA-->
      <text:p text:style-name="P4">
<draw:frame draw:style-name="fr1" draw:name="Image8" text:anchor-type="as-char" svg:width="6.9236in" svg:height="4.007034in" draw:z-index="0">
<draw:image xlink:href="../Images/AРМІЯINFORM/2023-06-29T22-00-00-04-00/zaluzhnyj-milli-e1688017320875.jpg" xlink:type="simple" xlink:show="embed" xlink:actuate="onLoad" draw:mime-type="image/jpeg"/>
</draw:frame>
6月28日，星期三，乌克兰武装部队的指挥官瓦莱兹卢兹尼将军与美国标准将军米利总监委员会主席进行了电话交谈。</text:p>
      <text:p text:style-name="P4">
瓦莱里·扎卢兹(Valery Zaluzhny)在[电报]中写了有关它的文章(https://t.me/CinCAFU/522).</text:p>
      <text:p text:style-name="P4">
«Обговорили ситуацію на фронті. Нам вдалося перехопити стратегічну ініціативу,Сили безпеки і оборони України продовжують ведення наступальних дій, маємопросування. Противник чинить потужний спротив, у той же час зазнає великихвтрат. Намагається втриматися на позиціях за рахунок суцільного мінуваннямісцевості», — зазначив Головнокомандувач Збройних Сил України.</text:p>
      <text:p text:style-name="P4">
За словами генерала Валерія Залужного, він також розповів генералу Міллі проактуальні потреби нашого війська в озброєнні, боєприпасах та засобахрозмінування.</text:p>
      <text:p text:style-name="P4">
«Принагідно подякував за <text:a xlink:type="simple" xlink:href="https://armyinform.com.ua/2023/06/27/ssha-ogolosyly-pro-vydilennya-novogo-paketu-vijskovoyi-dopomogy-ukrayini-u-sferi-oborony/" text:style-name="Internet_20_link" text:visited-style-name="Visited_20_Internet_20_Link">
пакет військовоїдопомоги</text:a>
美国领先于美国。 他们同意为了乌克兰领土的占领而继续进行分类。 一起 - 胜利!</text:p>
      <text:p text:style-name="P4">
News Source: <text:a xlink:type="simple" xlink:href="https://armyinform.com.ua/2023/06/29/nastup-sytuacziya-na-fronti-ta-potreby-zsu-valerij-zaluzhnyj-pospilkuvavsya-z-markom-milli/" text:style-name="Internet_20_link" text:visited-style-name="Visited_20_Internet_20_Link">
https://armyinform.com.ua/2023/06/29/nastup-sytuacziya-na-fronti-ta-potreby-zsu-valerij-zaluzhnyj-pospilkuvavsya-z-markom-milli/</text:a>
</text:p>
      <!--NEWS-->
      <text:h text:style-name="P10" text:outline-level="1">
<text:span text:style-name="T4">
在英国，战术医学的乌克兰部队继续</text:span>
</text:h>
      <text:p text:style-name="P4">
作者: ['АРМІЯINFORM']</text:p>
      <text:p text:style-name="P4">
时间: 2023-06-29T4:00:00-04:00</text:p>
      <text:p text:style-name="P4">
描述: 关于ZS乌克兰人总参谋部的塞斯普尔。 “ Svitov Rivna的Tsia Medicna Pidogotovka ...与乌克兰2022年的战争，与乌克兰的战争是今天的最新消息，今天与乌克兰2022年的新闻战是今天的最后一场，乌克兰和俄罗斯和俄罗斯之间以及俄罗斯和俄罗斯之间的战争将是一场战争他们说，与乌克兰与乌克兰的战争将在不久的将来与乌克兰发生战争，他们说，今天与乌克兰的战争，今天的乌克兰新闻，乌克兰媒体的乌克兰新闻在俄罗斯的乌克兰新闻</text:p>
      <text:p text:style-name="P4">
图片: ['<text:a xlink:type="simple" xlink:href="https://armyinform.com.ua/wp-content/uploads/2023/06/356401798_613474020965680_3449497793513296963_n.jpg" text:style-name="Internet_20_link" text:visited-style-name="Visited_20_Internet_20_Link">
356401798_613474020965680_3449497793513296963_n.jpg</text:a>
', '<text:a xlink:type="simple" xlink:href="https://armyinform.com.ua/wp-content/uploads/2023/06/356647122_613474257632323_7896844699036819464_n-150x150.jpg" text:style-name="Internet_20_link" text:visited-style-name="Visited_20_Internet_20_Link">
356647122_613474257632323_7896844699036819464_n-150x150.jpg</text:a>
', '<text:a xlink:type="simple" xlink:href="https://armyinform.com.ua/wp-content/uploads/2023/06/356133583_613474227632326_3984501089468652202_n-150x150.jpg" text:style-name="Internet_20_link" text:visited-style-name="Visited_20_Internet_20_Link">
356133583_613474227632326_3984501089468652202_n-150x150.jpg</text:a>
', '<text:a xlink:type="simple" xlink:href="https://armyinform.com.ua/wp-content/uploads/2023/06/356635279_613474190965663_2557398132472652993_n-150x150.jpg" text:style-name="Internet_20_link" text:visited-style-name="Visited_20_Internet_20_Link">
356635279_613474190965663_2557398132472652993_n-150x150.jpg</text:a>
', '<text:a xlink:type="simple" xlink:href="https://armyinform.com.ua/wp-content/uploads/2023/06/356224157_613474157632333_1986295861261979633_n-150x150.jpg" text:style-name="Internet_20_link" text:visited-style-name="Visited_20_Internet_20_Link">
356224157_613474157632333_1986295861261979633_n-150x150.jpg</text:a>
', '<text:a xlink:type="simple" xlink:href="https://armyinform.com.ua/wp-content/uploads/2023/06/356914034_613474110965671_6841436428610256483_n-150x150.jpg" text:style-name="Internet_20_link" text:visited-style-name="Visited_20_Internet_20_Link">
356914034_613474110965671_6841436428610256483_n-150x150.jpg</text:a>
', '<text:a xlink:type="simple" xlink:href="https://armyinform.com.ua/wp-content/uploads/2023/06/356368020_613474060965676_1852470136210740874_n-150x150.jpg" text:style-name="Internet_20_link" text:visited-style-name="Visited_20_Internet_20_Link">
356368020_613474060965676_1852470136210740874_n-150x150.jpg</text:a>
', '<text:a xlink:type="simple" xlink:href="https://armyinform.com.ua/wp-content/uploads/2023/06/356829207_613473970965685_5173357618869285884_n-150x150.jpg" text:style-name="Internet_20_link" text:visited-style-name="Visited_20_Internet_20_Link">
356829207_613473970965685_5173357618869285884_n-150x150.jpg</text:a>
', '<text:a xlink:type="simple" xlink:href="https://armyinform.com.ua/wp-content/uploads/2023/06/355895070_613473927632356_643436460156355350_n-150x150.jpg" text:style-name="Internet_20_link" text:visited-style-name="Visited_20_Internet_20_Link">
355895070_613473927632356_643436460156355350_n-150x150.jpg</text:a>
', '<text:a xlink:type="simple" xlink:href="https://armyinform.com.ua/wp-content/uploads/2023/06/356684398_613474000965682_6791642098356924004_n-150x150.jpg" text:style-name="Internet_20_link" text:visited-style-name="Visited_20_Internet_20_Link">
356684398_613474000965682_6791642098356924004_n-150x150.jpg</text:a>
', '<text:a xlink:type="simple" xlink:href="https://armyinform.com.ua/wp-content/uploads/2023/06/356401798_613474020965680_3449497793513296963_n-150x150.jpg" text:style-name="Internet_20_link" text:visited-style-name="Visited_20_Internet_20_Link">
356401798_613474020965680_3449497793513296963_n-150x150.jpg</text:a>
', '<text:a xlink:type="simple" xlink:href="https://armyinform.com.ua/wp-content/uploads/2023/06/356636163_613474277632321_5277639290003837670_n-150x150.jpg" text:style-name="Internet_20_link" text:visited-style-name="Visited_20_Internet_20_Link">
356636163_613474277632321_5277639290003837670_n-150x150.jpg</text:a>
', '<text:a xlink:type="simple" xlink:href="https://armyinform.com.ua/wp-content/uploads/2023/06/356913271_613474324298983_2566342169232438598_n-150x150.jpg" text:style-name="Internet_20_link" text:visited-style-name="Visited_20_Internet_20_Link">
356913271_613474324298983_2566342169232438598_n-150x150.jpg</text:a>
']</text:p>
      <text:p text:style-name="P4">
标签: ['НАВЧАННЯ У БРИТАНІЇ', 'НАВЧАННЯ УКРАЇНСЬКИХ МЕДИКІВ', 'ТАКТИЧНА МЕДИЦИНА']</text:p>
      <text:p text:style-name="P4">
类别: News</text:p>
      <!--METADATA-->
      <text:p text:style-name="P4">
<draw:frame draw:style-name="fr1" draw:name="Image9" text:anchor-type="as-char" svg:width="6.9236in" svg:height="4.627273in" draw:z-index="0">
<draw:image xlink:href="../Images/AРМІЯINFORM/2023-06-29T4-00-00-04-00/356401798_613474020965680_3449497793513296963_n.jpg" xlink:type="simple" xlink:show="embed" xlink:actuate="onLoad" draw:mime-type="image/jpeg"/>
</draw:frame>
关于它<text:a xlink:type="simple" xlink:href="https://www.facebook.com/GeneralStaff.ua/posts/pfbid02x8jm3rm2aDTXdFuZujpEJHFv1HXTELQwRXtJ1Nm2s4fEYvjWtsMmdn1PZqJmgHBjl" text:style-name="Internet_20_link" text:visited-style-name="Visited_20_Internet_20_Link">
报告</text:a>
乌克兰人的总参谋部。</text:p>
      <text:p text:style-name="P4">
“这个世界的医学培训是大不列颠武装部队和我们的国际伙伴如何成功地支持乌克兰反对非法录入俄罗斯的非法录入的斗争的另一个奇妙例子。 我们对乌克兰的支持将尽可能地继续 - 从提供战斗培训到自由转移设备和弹药，乌克兰是英国，荷兰，泰斯兰荷兰的紧急讲师，为49名军人和武装部队军事人员提供。</text:p>
      <text:p text:style-name="P4">
乌克兰武装部队的军事人员在战场上研究了战场上的重要生活技能，这是由英国军队及其国际伙伴进行的。</text:p>
      <text:p text:style-name="P4">
<text:a xlink:type="simple" xlink:href="https://armyinform.com.ua/wp-content/uploads/2023/06/356647122_613474257632323_7896844699036819464_n.jpg" text:style-name="Internet_20_link" text:visited-style-name="Visited_20_Internet_20_Link">
!(Images/AРМІЯINFORM/2023-06-29T4-00-00-04-00/356647122_613474257632323_7896844699036819464_n-150x150.jpg)</text:a>
</text:p>
      <text:p text:style-name="P4">
<text:a xlink:type="simple" xlink:href="https://armyinform.com.ua/wp-content/uploads/2023/06/356133583_613474227632326_3984501089468652202_n.jpg" text:style-name="Internet_20_link" text:visited-style-name="Visited_20_Internet_20_Link">
<draw:frame draw:style-name="fr1" draw:name="Image10" text:anchor-type="as-char" svg:width="6.9236in" svg:height="6.9236in" draw:z-index="0">
<draw:image xlink:href="../Images/AРМІЯINFORM/2023-06-29T4-00-00-04-00/356133583_613474227632326_3984501089468652202_n-150x150.jpg" xlink:type="simple" xlink:show="embed" xlink:actuate="onLoad" draw:mime-type="image/jpeg"/>
</draw:frame>
</text:a>
</text:p>
      <text:p text:style-name="P4">
<text:a xlink:type="simple" xlink:href="https://armyinform.com.ua/wp-content/uploads/2023/06/356635279_613474190965663_2557398132472652993_n.jpg" text:style-name="Internet_20_link" text:visited-style-name="Visited_20_Internet_20_Link">
<draw:frame draw:style-name="fr1" draw:name="Image11" text:anchor-type="as-char" svg:width="6.9236in" svg:height="6.9236in" draw:z-index="0">
<draw:image xlink:href="../Images/AРМІЯINFORM/2023-06-29T4-00-00-04-00/356635279_613474190965663_2557398132472652993_n-150x150.jpg" xlink:type="simple" xlink:show="embed" xlink:actuate="onLoad" draw:mime-type="image/jpeg"/>
</draw:frame>
</text:a>
</text:p>
      <text:p text:style-name="P4">
<text:a xlink:type="simple" xlink:href="https://armyinform.com.ua/wp-content/uploads/2023/06/356224157_613474157632333_1986295861261979633_n.jpg" text:style-name="Internet_20_link" text:visited-style-name="Visited_20_Internet_20_Link">
<draw:frame draw:style-name="fr1" draw:name="Image12" text:anchor-type="as-char" svg:width="6.9236in" svg:height="6.9236in" draw:z-index="0">
<draw:image xlink:href="../Images/AРМІЯINFORM/2023-06-29T4-00-00-04-00/356224157_613474157632333_1986295861261979633_n-150x150.jpg" xlink:type="simple" xlink:show="embed" xlink:actuate="onLoad" draw:mime-type="image/jpeg"/>
</draw:frame>
</text:a>
</text:p>
      <text:p text:style-name="P4">
<text:a xlink:type="simple" xlink:href="https://armyinform.com.ua/wp-content/uploads/2023/06/356368020_613474060965676_1852470136210740874_n.jpg" text:style-name="Internet_20_link" text:visited-style-name="Visited_20_Internet_20_Link">
<draw:frame draw:style-name="fr1" draw:name="Image13" text:anchor-type="as-char" svg:width="6.9236in" svg:height="6.9236in" draw:z-index="0">
<draw:image xlink:href="../Images/AРМІЯINFORM/2023-06-29T4-00-00-04-00/356368020_613474060965676_1852470136210740874_n-150x150.jpg" xlink:type="simple" xlink:show="embed" xlink:actuate="onLoad" draw:mime-type="image/jpeg"/>
</draw:frame>
</text:a>
</text:p>
      <text:p text:style-name="P4">
<text:a xlink:type="simple" xlink:href="https://armyinform.com.ua/wp-content/uploads/2023/06/356829207_613473970965685_5173357618869285884_n.jpg" text:style-name="Internet_20_link" text:visited-style-name="Visited_20_Internet_20_Link">
<draw:frame draw:style-name="fr1" draw:name="Image14" text:anchor-type="as-char" svg:width="6.9236in" svg:height="6.9236in" draw:z-index="0">
<draw:image xlink:href="../Images/AРМІЯINFORM/2023-06-29T4-00-00-04-00/356829207_613473970965685_5173357618869285884_n-150x150.jpg" xlink:type="simple" xlink:show="embed" xlink:actuate="onLoad" draw:mime-type="image/jpeg"/>
</draw:frame>
</text:a>
</text:p>
      <text:p text:style-name="P4">
<text:a xlink:type="simple" xlink:href="https://armyinform.com.ua/wp-content/uploads/2023/06/355895070_613473927632356_643436460156355350_n.jpg" text:style-name="Internet_20_link" text:visited-style-name="Visited_20_Internet_20_Link">
<draw:frame draw:style-name="fr1" draw:name="Image15" text:anchor-type="as-char" svg:width="6.9236in" svg:height="6.9236in" draw:z-index="0">
<draw:image xlink:href="../Images/AРМІЯINFORM/2023-06-29T4-00-00-04-00/355895070_613473927632356_643436460156355350_n-150x150.jpg" xlink:type="simple" xlink:show="embed" xlink:actuate="onLoad" draw:mime-type="image/jpeg"/>
</draw:frame>
</text:a>
</text:p>
      <text:p text:style-name="P4">
<text:a xlink:type="simple" xlink:href="https://armyinform.com.ua/wp-content/uploads/2023/06/356684398_613474000965682_6791642098356924004_n.jpg" text:style-name="Internet_20_link" text:visited-style-name="Visited_20_Internet_20_Link">
<draw:frame draw:style-name="fr1" draw:name="Image16" text:anchor-type="as-char" svg:width="6.9236in" svg:height="6.9236in" draw:z-index="0">
<draw:image xlink:href="../Images/AРМІЯINFORM/2023-06-29T4-00-00-04-00/356684398_613474000965682_6791642098356924004_n-150x150.jpg" xlink:type="simple" xlink:show="embed" xlink:actuate="onLoad" draw:mime-type="image/jpeg"/>
</draw:frame>
</text:a>
</text:p>
      <text:p text:style-name="P4">
<text:a xlink:type="simple" xlink:href="https://armyinform.com.ua/wp-content/uploads/2023/06/356401798_613474020965680_3449497793513296963_n.jpg" text:style-name="Internet_20_link" text:visited-style-name="Visited_20_Internet_20_Link">
<draw:frame draw:style-name="fr1" draw:name="Image17" text:anchor-type="as-char" svg:width="6.9236in" svg:height="6.9236in" draw:z-index="0">
<draw:image xlink:href="../Images/AРМІЯINFORM/2023-06-29T4-00-00-04-00/356401798_613474020965680_3449497793513296963_n-150x150.jpg" xlink:type="simple" xlink:show="embed" xlink:actuate="onLoad" draw:mime-type="image/jpeg"/>
</draw:frame>
</text:a>
在5月29日开始的为期五周的课程中，乌克兰医生至关重要，例如：提供医疗服务，监测高血流失并为高速阶段提供急诊护理。</text:p>
      <text:p text:style-name="P4">
组织者指出，该计划考虑了乌克兰军队的战斗和要求的证据。 在对学生的培训期间，他们还研究了如何最好地优化自己的健康，以便为战斗条件做好准备，以及如何与真正的战斗场景近距离测试实践中的知识，以对在最前沿有效使用技能的有效使用信心。 他们包括：</text:p>
      <ul>
        <li>
          <text:p text:style-name="P4">
大规模检查受伤的受伤；</text:p>
        </li>
        <li>
          <text:p text:style-name="P4">
为因用小武器射击造成的严重伤害的受害者提供帮助；</text:p>
        </li>
        <li>
          <text:p text:style-name="P4">
安全撤离民用和军事运输受害者的方式；</text:p>
        </li>
        <li>
          <text:p text:style-name="P4">
撤离受伤的火势。</text:p>
        </li>
      </ul>
      <text:p text:style-name="P4">
<text:a xlink:type="simple" xlink:href="https://armyinform.com.ua/wp-content/uploads/2023/06/356636163_613474277632321_5277639290003837670_n.jpg" text:style-name="Internet_20_link" text:visited-style-name="Visited_20_Internet_20_Link">
!(Images/AРМІЯINFORM/2023-06-29T4-00-00-04-00/356636163_613474277632321_5277639290003837670_n-150x150.jpg)</text:a>
</text:p>
      <text:p text:style-name="P4">
<text:a xlink:type="simple" xlink:href="https://armyinform.com.ua/wp-content/uploads/2023/06/356913271_613474324298983_2566342169232438598_n.jpg" text:style-name="Internet_20_link" text:visited-style-name="Visited_20_Internet_20_Link">
<draw:frame draw:style-name="fr1" draw:name="Image18" text:anchor-type="as-char" svg:width="6.9236in" svg:height="6.9236in" draw:z-index="0">
<draw:image xlink:href="../Images/AРМІЯINFORM/2023-06-29T4-00-00-04-00/356913271_613474324298983_2566342169232438598_n-150x150.jpg" xlink:type="simple" xlink:show="embed" xlink:actuate="onLoad" draw:mime-type="image/jpeg"/>
</draw:frame>
</text:a>
</text:p>
      <text:p text:style-name="P4">
在接下来的几天学习中，乌克兰军事军人将在返回前列前后为乌克兰的其他军队提供急救。</text:p>
      <text:p text:style-name="P4">
当前的课程是战斗医学培训的三个计划中的第一个，计划在隔离期间准备大约50名乌克兰军人。</text:p>
      <text:p text:style-name="P4">
News Source: <text:a xlink:type="simple" xlink:href="https://armyinform.com.ua/2023/06/29/u-velykij-brytaniyi-tryvaye-navchannya-ukrayinskyh-vijskovyh-z-taktychnoyi-medyczyny/" text:style-name="Internet_20_link" text:visited-style-name="Visited_20_Internet_20_Link">
https://armyinform.com.ua/2023/06/29/u-velykij-brytaniyi-tryvaye-navchannya-ukrayinskyh-vijskovyh-z-taktychnoyi-medyczyny/</text:a>
</text:p>
      <!--NEWS-->
      <text:h text:style-name="P10" text:outline-level="1">
<text:span text:style-name="T4">
总参谋部展示了海军“ Si Breeze”的国际演习如何进行</text:span>
</text:h>
      <text:p text:style-name="P4">
作者: ['АРМІЯINFORM']</text:p>
      <text:p text:style-name="P4">
时间: 2023-06-29T53:00:00-04:00</text:p>
      <text:p text:style-name="P4">
描述: “这艘船的照片，即仆人“ Si ...与乌克兰2022年的战争，与乌克兰的战争”的框架中的命运是今天的最新消息，今天与乌克兰的新闻战2022是今天的最后一场，是今天的最后一场。乌克兰与俄罗斯之间会发生战争吗？2022年与乌克兰与乌克兰的战争将在不久的将来与乌克兰进行战争，与乌克兰的战争，今天的乌克兰新闻，乌克兰新闻，乌克兰媒体的新闻俄语</text:p>
      <text:p text:style-name="P4">
图片: ['<text:a xlink:type="simple" xlink:href="https://armyinform.com.ua/wp-content/uploads/2023/06/357016278_613384734307942_4465742835076036_n.jpg" text:style-name="Internet_20_link" text:visited-style-name="Visited_20_Internet_20_Link">
357016278_613384734307942_4465742835076036_n.jpg</text:a>
', '<text:a xlink:type="simple" xlink:href="https://armyinform.com.ua/wp-content/uploads/2023/06/356873587_613384750974607_5890591829860308019_n-150x150.jpg" text:style-name="Internet_20_link" text:visited-style-name="Visited_20_Internet_20_Link">
356873587_613384750974607_5890591829860308019_n-150x150.jpg</text:a>
', '<text:a xlink:type="simple" xlink:href="https://armyinform.com.ua/wp-content/uploads/2023/06/356929426_613384684307947_8412924423741192287_n-1-150x150.jpg" text:style-name="Internet_20_link" text:visited-style-name="Visited_20_Internet_20_Link">
356929426_613384684307947_8412924423741192287_n-1-150x150.jpg</text:a>
', '<text:a xlink:type="simple" xlink:href="https://armyinform.com.ua/wp-content/uploads/2023/06/356899454_613384934307922_4358673921481704786_n-150x150.jpg" text:style-name="Internet_20_link" text:visited-style-name="Visited_20_Internet_20_Link">
356899454_613384934307922_4358673921481704786_n-150x150.jpg</text:a>
', '<text:a xlink:type="simple" xlink:href="https://armyinform.com.ua/wp-content/uploads/2023/06/357025830_613384917641257_8435556725971971781_n-150x150.jpg" text:style-name="Internet_20_link" text:visited-style-name="Visited_20_Internet_20_Link">
357025830_613384917641257_8435556725971971781_n-150x150.jpg</text:a>
', '<text:a xlink:type="simple" xlink:href="https://armyinform.com.ua/wp-content/uploads/2023/06/356996182_613384894307926_8208820803099943251_n-150x150.jpg" text:style-name="Internet_20_link" text:visited-style-name="Visited_20_Internet_20_Link">
356996182_613384894307926_8208820803099943251_n-150x150.jpg</text:a>
', '<text:a xlink:type="simple" xlink:href="https://armyinform.com.ua/wp-content/uploads/2023/06/356990782_613384870974595_7447959885819574708_n-150x150.jpg" text:style-name="Internet_20_link" text:visited-style-name="Visited_20_Internet_20_Link">
356990782_613384870974595_7447959885819574708_n-150x150.jpg</text:a>
', '<text:a xlink:type="simple" xlink:href="https://armyinform.com.ua/wp-content/uploads/2023/06/356982295_613384860974596_5667710460201973037_n-150x150.jpg" text:style-name="Internet_20_link" text:visited-style-name="Visited_20_Internet_20_Link">
356982295_613384860974596_5667710460201973037_n-150x150.jpg</text:a>
', '<text:a xlink:type="simple" xlink:href="https://armyinform.com.ua/wp-content/uploads/2023/06/357112320_613384830974599_7862938739611788237_n-150x150.jpg" text:style-name="Internet_20_link" text:visited-style-name="Visited_20_Internet_20_Link">
357112320_613384830974599_7862938739611788237_n-150x150.jpg</text:a>
', '<text:a xlink:type="simple" xlink:href="https://armyinform.com.ua/wp-content/uploads/2023/06/357003588_613384790974603_4628044593383101674_n-150x150.jpg" text:style-name="Internet_20_link" text:visited-style-name="Visited_20_Internet_20_Link">
357003588_613384790974603_4628044593383101674_n-150x150.jpg</text:a>
', '<text:a xlink:type="simple" xlink:href="https://armyinform.com.ua/wp-content/uploads/2023/06/356987523_613384774307938_8742852726960536092_n-150x150.jpg" text:style-name="Internet_20_link" text:visited-style-name="Visited_20_Internet_20_Link">
356987523_613384774307938_8742852726960536092_n-150x150.jpg</text:a>
', '<text:a xlink:type="simple" xlink:href="https://armyinform.com.ua/wp-content/uploads/2023/06/357016278_613384734307942_4465742835076036_n-150x150.jpg" text:style-name="Internet_20_link" text:visited-style-name="Visited_20_Internet_20_Link">
357016278_613384734307942_4465742835076036_n-150x150.jpg</text:a>
', '<text:a xlink:type="simple" xlink:href="https://armyinform.com.ua/wp-content/uploads/2023/06/356990837_613384700974612_6518932348493902481_n-150x150.jpg" text:style-name="Internet_20_link" text:visited-style-name="Visited_20_Internet_20_Link">
356990837_613384700974612_6518932348493902481_n-150x150.jpg</text:a>
', '<text:a xlink:type="simple" xlink:href="https://armyinform.com.ua/wp-content/uploads/2023/06/356929426_613384684307947_8412924423741192287_n-150x150.jpg" text:style-name="Internet_20_link" text:visited-style-name="Visited_20_Internet_20_Link">
356929426_613384684307947_8412924423741192287_n-150x150.jpg</text:a>
', '<text:a xlink:type="simple" xlink:href="https://armyinform.com.ua/wp-content/uploads/2023/06/356983568_613384664307949_8748267162339526394_n-150x150.jpg" text:style-name="Internet_20_link" text:visited-style-name="Visited_20_Internet_20_Link">
356983568_613384664307949_8748267162339526394_n-150x150.jpg</text:a>
', '<text:a xlink:type="simple" xlink:href="https://armyinform.com.ua/wp-content/uploads/2023/06/356986022_613384634307952_6450442071266113531_n-150x150.jpg" text:style-name="Internet_20_link" text:visited-style-name="Visited_20_Internet_20_Link">
356986022_613384634307952_6450442071266113531_n-150x150.jpg</text:a>
', '<text:a xlink:type="simple" xlink:href="https://armyinform.com.ua/wp-content/uploads/2023/06/356988435_613384604307955_4236870597746423524_n-150x150.jpg" text:style-name="Internet_20_link" text:visited-style-name="Visited_20_Internet_20_Link">
356988435_613384604307955_4236870597746423524_n-150x150.jpg</text:a>
', '<text:a xlink:type="simple" xlink:href="https://armyinform.com.ua/wp-content/uploads/2023/06/356939028_613384517641297_3350220674099331969_n-150x150.jpg" text:style-name="Internet_20_link" text:visited-style-name="Visited_20_Internet_20_Link">
356939028_613384517641297_3350220674099331969_n-150x150.jpg</text:a>
', '<text:a xlink:type="simple" xlink:href="https://armyinform.com.ua/wp-content/uploads/2023/06/357005736_613384414307974_2528457623371167780_n-150x150.jpg" text:style-name="Internet_20_link" text:visited-style-name="Visited_20_Internet_20_Link">
357005736_613384414307974_2528457623371167780_n-150x150.jpg</text:a>
', '<text:a xlink:type="simple" xlink:href="https://armyinform.com.ua/wp-content/uploads/2023/06/356646525_613383427641406_203320350393719508_n-150x150.jpg" text:style-name="Internet_20_link" text:visited-style-name="Visited_20_Internet_20_Link">
356646525_613383427641406_203320350393719508_n-150x150.jpg</text:a>
']</text:p>
      <text:p text:style-name="P4">
标签: ['ВІЙСЬКОВІ НАВЧАННЯ', 'ВМС БРИТАНІЇ', 'ВМС УКРАЇНИ', 'МІЖНАРОДНІ НАВЧАННЯ ВМС', 'НАВЧАННЯ ВМС', 'СІ БРИЗ 2023']</text:p>
      <text:p text:style-name="P4">
类别: News</text:p>
      <!--METADATA-->
      <text:p text:style-name="P4">
<draw:frame draw:style-name="fr1" draw:name="Image19" text:anchor-type="as-char" svg:width="6.9236in" svg:height="4.620011in" draw:z-index="0">
<draw:image xlink:href="../Images/AРМІЯINFORM/2023-06-29T53-00-00-04-00/357016278_613384734307942_4465742835076036_n.jpg" xlink:type="simple" xlink:show="embed" xlink:actuate="onLoad" draw:mime-type="image/jpeg"/>
</draw:frame>
“这是SI系列中培训综合体涉及的船只的照片，”  -  <text:a xlink:type="simple" xlink:href="https://www.facebook.com/GeneralStaff.ua/posts/pfbid0RUgw5SpVDge9SkF9hCyjXfTtYmAG3J7mjHC7ayemKNKf4tcLmeG7UWXCGNF4xRRhl" text:style-name="Internet_20_link" text:visited-style-name="Visited_20_Internet_20_Link">
它读到</text:a>
在武装部队的武装部队的信息中。</text:p>
      <text:p text:style-name="P4">
回想一下<text:a xlink:type="simple" xlink:href="https://www.facebook.com/navy.mil.gov.ua/posts/pfbid02YwvZkyKAnsXUxJvgQS3YbLCdywQm3dCNLh49KjyTjFDjy5e5iLg2KnBBmjmTebX3l" text:style-name="Internet_20_link" text:visited-style-name="Visited_20_Internet_20_Link">
报告</text:a>
6月26日，乌克兰海军在苏格兰的格拉斯哥，是英国和北爱尔兰的一部分，已经开始于SI Breeze系列的框架。</text:p>
      <text:p text:style-name="P4">
18个参与国家的代表参加了练习。 在乌克兰页面上，第一级排名Yuri Fedash的Flotilla队长的指挥官由培训管理。</text:p>
      <text:p text:style-name="P4">
<text:a xlink:type="simple" xlink:href="https://armyinform.com.ua/wp-content/uploads/2023/06/356873587_613384750974607_5890591829860308019_n.jpg" text:style-name="Internet_20_link" text:visited-style-name="Visited_20_Internet_20_Link">
!(Images/AРМІЯINFORM/2023-06-29T53-00-00-04-00/356873587_613384750974607_5890591829860308019_n-150x150.jpg)</text:a>
</text:p>
      <text:p text:style-name="P4">
<text:a xlink:type="simple" xlink:href="https://armyinform.com.ua/wp-content/uploads/2023/06/356929426_613384684307947_8412924423741192287_n-1.jpg" text:style-name="Internet_20_link" text:visited-style-name="Visited_20_Internet_20_Link">
<draw:frame draw:style-name="fr1" draw:name="Image20" text:anchor-type="as-char" svg:width="6.9236in" svg:height="6.9236in" draw:z-index="0">
<draw:image xlink:href="../Images/AРМІЯINFORM/2023-06-29T53-00-00-04-00/356929426_613384684307947_8412924423741192287_n-1-150x150.jpg" xlink:type="simple" xlink:show="embed" xlink:actuate="onLoad" draw:mime-type="image/jpeg"/>
</draw:frame>
</text:a>
</text:p>
      <text:p text:style-name="P4">
<text:a xlink:type="simple" xlink:href="https://armyinform.com.ua/wp-content/uploads/2023/06/356899454_613384934307922_4358673921481704786_n.jpg" text:style-name="Internet_20_link" text:visited-style-name="Visited_20_Internet_20_Link">
<draw:frame draw:style-name="fr1" draw:name="Image21" text:anchor-type="as-char" svg:width="6.9236in" svg:height="6.9236in" draw:z-index="0">
<draw:image xlink:href="../Images/AРМІЯINFORM/2023-06-29T53-00-00-04-00/356899454_613384934307922_4358673921481704786_n-150x150.jpg" xlink:type="simple" xlink:show="embed" xlink:actuate="onLoad" draw:mime-type="image/jpeg"/>
</draw:frame>
</text:a>
</text:p>
      <text:p text:style-name="P4">
<text:a xlink:type="simple" xlink:href="https://armyinform.com.ua/wp-content/uploads/2023/06/357025830_613384917641257_8435556725971971781_n.jpg" text:style-name="Internet_20_link" text:visited-style-name="Visited_20_Internet_20_Link">
<draw:frame draw:style-name="fr1" draw:name="Image22" text:anchor-type="as-char" svg:width="6.9236in" svg:height="6.9236in" draw:z-index="0">
<draw:image xlink:href="../Images/AРМІЯINFORM/2023-06-29T53-00-00-04-00/357025830_613384917641257_8435556725971971781_n-150x150.jpg" xlink:type="simple" xlink:show="embed" xlink:actuate="onLoad" draw:mime-type="image/jpeg"/>
</draw:frame>
</text:a>
</text:p>
      <text:p text:style-name="P4">
<text:a xlink:type="simple" xlink:href="https://armyinform.com.ua/wp-content/uploads/2023/06/356996182_613384894307926_8208820803099943251_n.jpg" text:style-name="Internet_20_link" text:visited-style-name="Visited_20_Internet_20_Link">
<draw:frame draw:style-name="fr1" draw:name="Image23" text:anchor-type="as-char" svg:width="6.9236in" svg:height="6.9236in" draw:z-index="0">
<draw:image xlink:href="../Images/AРМІЯINFORM/2023-06-29T53-00-00-04-00/356996182_613384894307926_8208820803099943251_n-150x150.jpg" xlink:type="simple" xlink:show="embed" xlink:actuate="onLoad" draw:mime-type="image/jpeg"/>
</draw:frame>
</text:a>
</text:p>
      <text:p text:style-name="P4">
<text:a xlink:type="simple" xlink:href="https://armyinform.com.ua/wp-content/uploads/2023/06/356990782_613384870974595_7447959885819574708_n.jpg" text:style-name="Internet_20_link" text:visited-style-name="Visited_20_Internet_20_Link">
<draw:frame draw:style-name="fr1" draw:name="Image24" text:anchor-type="as-char" svg:width="6.9236in" svg:height="6.9236in" draw:z-index="0">
<draw:image xlink:href="../Images/AРМІЯINFORM/2023-06-29T53-00-00-04-00/356990782_613384870974595_7447959885819574708_n-150x150.jpg" xlink:type="simple" xlink:show="embed" xlink:actuate="onLoad" draw:mime-type="image/jpeg"/>
</draw:frame>
</text:a>
</text:p>
      <text:p text:style-name="P4">
<text:a xlink:type="simple" xlink:href="https://armyinform.com.ua/wp-content/uploads/2023/06/357112320_613384830974599_7862938739611788237_n.jpg" text:style-name="Internet_20_link" text:visited-style-name="Visited_20_Internet_20_Link">
<draw:frame draw:style-name="fr1" draw:name="Image25" text:anchor-type="as-char" svg:width="6.9236in" svg:height="6.9236in" draw:z-index="0">
<draw:image xlink:href="../Images/AРМІЯINFORM/2023-06-29T53-00-00-04-00/357112320_613384830974599_7862938739611788237_n-150x150.jpg" xlink:type="simple" xlink:show="embed" xlink:actuate="onLoad" draw:mime-type="image/jpeg"/>
</draw:frame>
</text:a>
</text:p>
      <text:p text:style-name="P4">
<text:a xlink:type="simple" xlink:href="https://armyinform.com.ua/wp-content/uploads/2023/06/357003588_613384790974603_4628044593383101674_n.jpg" text:style-name="Internet_20_link" text:visited-style-name="Visited_20_Internet_20_Link">
<draw:frame draw:style-name="fr1" draw:name="Image26" text:anchor-type="as-char" svg:width="6.9236in" svg:height="6.9236in" draw:z-index="0">
<draw:image xlink:href="../Images/AРМІЯINFORM/2023-06-29T53-00-00-04-00/357003588_613384790974603_4628044593383101674_n-150x150.jpg" xlink:type="simple" xlink:show="embed" xlink:actuate="onLoad" draw:mime-type="image/jpeg"/>
</draw:frame>
</text:a>
</text:p>
      <text:p text:style-name="P4">
<text:a xlink:type="simple" xlink:href="https://armyinform.com.ua/wp-content/uploads/2023/06/356987523_613384774307938_8742852726960536092_n.jpg" text:style-name="Internet_20_link" text:visited-style-name="Visited_20_Internet_20_Link">
<draw:frame draw:style-name="fr1" draw:name="Image27" text:anchor-type="as-char" svg:width="6.9236in" svg:height="6.9236in" draw:z-index="0">
<draw:image xlink:href="../Images/AРМІЯINFORM/2023-06-29T53-00-00-04-00/356987523_613384774307938_8742852726960536092_n-150x150.jpg" xlink:type="simple" xlink:show="embed" xlink:actuate="onLoad" draw:mime-type="image/jpeg"/>
</draw:frame>
</text:a>
</text:p>
      <text:p text:style-name="P4">
<text:a xlink:type="simple" xlink:href="https://armyinform.com.ua/wp-content/uploads/2023/06/357016278_613384734307942_4465742835076036_n.jpg" text:style-name="Internet_20_link" text:visited-style-name="Visited_20_Internet_20_Link">
<draw:frame draw:style-name="fr1" draw:name="Image28" text:anchor-type="as-char" svg:width="6.9236in" svg:height="6.9236in" draw:z-index="0">
<draw:image xlink:href="../Images/AРМІЯINFORM/2023-06-29T53-00-00-04-00/357016278_613384734307942_4465742835076036_n-150x150.jpg" xlink:type="simple" xlink:show="embed" xlink:actuate="onLoad" draw:mime-type="image/jpeg"/>
</draw:frame>
</text:a>
</text:p>
      <text:p text:style-name="P4">
<text:a xlink:type="simple" xlink:href="https://armyinform.com.ua/wp-content/uploads/2023/06/356990837_613384700974612_6518932348493902481_n.jpg" text:style-name="Internet_20_link" text:visited-style-name="Visited_20_Internet_20_Link">
<draw:frame draw:style-name="fr1" draw:name="Image29" text:anchor-type="as-char" svg:width="6.9236in" svg:height="6.9236in" draw:z-index="0">
<draw:image xlink:href="../Images/AРМІЯINFORM/2023-06-29T53-00-00-04-00/356990837_613384700974612_6518932348493902481_n-150x150.jpg" xlink:type="simple" xlink:show="embed" xlink:actuate="onLoad" draw:mime-type="image/jpeg"/>
</draw:frame>
</text:a>
</text:p>
      <text:p text:style-name="P4">
<text:a xlink:type="simple" xlink:href="https://armyinform.com.ua/wp-content/uploads/2023/06/356929426_613384684307947_8412924423741192287_n.jpg" text:style-name="Internet_20_link" text:visited-style-name="Visited_20_Internet_20_Link">
<draw:frame draw:style-name="fr1" draw:name="Image30" text:anchor-type="as-char" svg:width="6.9236in" svg:height="6.9236in" draw:z-index="0">
<draw:image xlink:href="../Images/AРМІЯINFORM/2023-06-29T53-00-00-04-00/356929426_613384684307947_8412924423741192287_n-150x150.jpg" xlink:type="simple" xlink:show="embed" xlink:actuate="onLoad" draw:mime-type="image/jpeg"/>
</draw:frame>
</text:a>
</text:p>
      <text:p text:style-name="P4">
<text:a xlink:type="simple" xlink:href="https://armyinform.com.ua/wp-content/uploads/2023/06/356983568_613384664307949_8748267162339526394_n.jpg" text:style-name="Internet_20_link" text:visited-style-name="Visited_20_Internet_20_Link">
<draw:frame draw:style-name="fr1" draw:name="Image31" text:anchor-type="as-char" svg:width="6.9236in" svg:height="6.9236in" draw:z-index="0">
<draw:image xlink:href="../Images/AРМІЯINFORM/2023-06-29T53-00-00-04-00/356983568_613384664307949_8748267162339526394_n-150x150.jpg" xlink:type="simple" xlink:show="embed" xlink:actuate="onLoad" draw:mime-type="image/jpeg"/>
</draw:frame>
</text:a>
</text:p>
      <text:p text:style-name="P4">
<text:a xlink:type="simple" xlink:href="https://armyinform.com.ua/wp-content/uploads/2023/06/356986022_613384634307952_6450442071266113531_n.jpg" text:style-name="Internet_20_link" text:visited-style-name="Visited_20_Internet_20_Link">
<draw:frame draw:style-name="fr1" draw:name="Image32" text:anchor-type="as-char" svg:width="6.9236in" svg:height="6.9236in" draw:z-index="0">
<draw:image xlink:href="../Images/AРМІЯINFORM/2023-06-29T53-00-00-04-00/356986022_613384634307952_6450442071266113531_n-150x150.jpg" xlink:type="simple" xlink:show="embed" xlink:actuate="onLoad" draw:mime-type="image/jpeg"/>
</draw:frame>
</text:a>
</text:p>
      <text:p text:style-name="P4">
<text:a xlink:type="simple" xlink:href="https://armyinform.com.ua/wp-content/uploads/2023/06/356988435_613384604307955_4236870597746423524_n.jpg" text:style-name="Internet_20_link" text:visited-style-name="Visited_20_Internet_20_Link">
<draw:frame draw:style-name="fr1" draw:name="Image33" text:anchor-type="as-char" svg:width="6.9236in" svg:height="6.9236in" draw:z-index="0">
<draw:image xlink:href="../Images/AРМІЯINFORM/2023-06-29T53-00-00-04-00/356988435_613384604307955_4236870597746423524_n-150x150.jpg" xlink:type="simple" xlink:show="embed" xlink:actuate="onLoad" draw:mime-type="image/jpeg"/>
</draw:frame>
</text:a>
</text:p>
      <text:p text:style-name="P4">
<text:a xlink:type="simple" xlink:href="https://armyinform.com.ua/wp-content/uploads/2023/06/356939028_613384517641297_3350220674099331969_n.jpg" text:style-name="Internet_20_link" text:visited-style-name="Visited_20_Internet_20_Link">
<draw:frame draw:style-name="fr1" draw:name="Image34" text:anchor-type="as-char" svg:width="6.9236in" svg:height="6.9236in" draw:z-index="0">
<draw:image xlink:href="../Images/AРМІЯINFORM/2023-06-29T53-00-00-04-00/356939028_613384517641297_3350220674099331969_n-150x150.jpg" xlink:type="simple" xlink:show="embed" xlink:actuate="onLoad" draw:mime-type="image/jpeg"/>
</draw:frame>
</text:a>
</text:p>
      <text:p text:style-name="P4">
<text:a xlink:type="simple" xlink:href="https://armyinform.com.ua/wp-content/uploads/2023/06/357005736_613384414307974_2528457623371167780_n.jpg" text:style-name="Internet_20_link" text:visited-style-name="Visited_20_Internet_20_Link">
<draw:frame draw:style-name="fr1" draw:name="Image35" text:anchor-type="as-char" svg:width="6.9236in" svg:height="6.9236in" draw:z-index="0">
<draw:image xlink:href="../Images/AРМІЯINFORM/2023-06-29T53-00-00-04-00/357005736_613384414307974_2528457623371167780_n-150x150.jpg" xlink:type="simple" xlink:show="embed" xlink:actuate="onLoad" draw:mime-type="image/jpeg"/>
</draw:frame>
</text:a>
</text:p>
      <text:p text:style-name="P4">
在培训“ Si Breeze -2023”框架内，培训综合体的主要任务是计划和进行矿山行动的准备。 主要重点是准备矿山行动的总部计划和维护矿山行动(操作)根据武器和军事设备的参与，根据伴侣国家持有的武器和军事设备的标准和程序。 同样重要的是桑当“ Cherkasy”和“ Chernihiv”和Chernihiv教室的准备，以及Chernihiv Chernihiv，以及用于战术群体并发症的潜艇难以管理的设备。</text:p>
      <text:p text:style-name="P4">
乌克兰矿船的工作人员已经获得了经验，参与国家的专业精神将确保培训效率高。 训练“ Si Breeze -2023”中培训的主要结果将是跨国部队准备进行操作，以从矿山危险中释放黑海和恢复安全导航。</text:p>
      <text:p text:style-name="P4">
News Source: <text:a xlink:type="simple" xlink:href="https://armyinform.com.ua/2023/06/29/genshtab-pokazav-yak-prohodyat-mizhnarodnyai-navchannya-vms-si-bryz/" text:style-name="Internet_20_link" text:visited-style-name="Visited_20_Internet_20_Link">
https://armyinform.com.ua/2023/06/29/genshtab-pokazav-yak-prohodyat-mizhnarodnyai-navchannya-vms-si-bryz/</text:a>
</text:p>
      <!--NEWS-->
      <text:h text:style-name="P10" text:outline-level="1">
<text:span text:style-name="T4">
移动操作员将保留2年的死亡或失踪后卫的数量</text:span>
</text:h>
      <text:p text:style-name="P4">
作者: ['АРМІЯINFORM']</text:p>
      <text:p text:style-name="P4">
时间: 2023-06-29T55:00:00-04:00</text:p>
      <text:p text:style-name="P4">
描述: 关于TSE副局 - 米纳斯特拉界数字转型Mikhailo Fedorov在...与乌克兰2022年的战争，与乌克兰与乌克兰的最新新闻，今天与乌克兰2022年的新闻战争，乌克兰和俄罗斯之间的战争，何时会发生战争，何时战争，战争，战争，战争， ，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2/12/mobilnyj-telefon.jpg" text:style-name="Internet_20_link" text:visited-style-name="Visited_20_Internet_20_Link">
mobilnyj-telefon.jpg</text:a>
', '<text:a xlink:type="simple" xlink:href="https://armyinform.com.ua/wp-content/uploads/2023/06/1029a8ac47e41b30ad060354725656a6.jpg" text:style-name="Internet_20_link" text:visited-style-name="Visited_20_Internet_20_Link">
1029a8ac47e41b30ad060354725656a6.jpg</text:a>
']</text:p>
      <text:p text:style-name="P4">
标签: ['МИХАЙЛО ФЕДОРОВ', 'МІНІСТР ЦИФРОВОЇ ТРАНСФОРМАЦІЇ УКРАЇНИ', 'МОБІЛЬНІ ОПЕРАТОРИ', 'СІМКАРТИ ЗАГИБЛИХ', 'СІМКАРТИ ЗНИКЛИХ БЕЗВІСТИ']</text:p>
      <text:p text:style-name="P4">
类别: News</text:p>
      <!--METADATA-->
      <text:p text:style-name="P4">
<draw:frame draw:style-name="fr1" draw:name="Image36" text:anchor-type="as-char" svg:width="6.9236in" svg:height="4.615733in" draw:z-index="0">
<draw:image xlink:href="../Images/AРМІЯINFORM/2023-06-29T55-00-00-04-00/mobilnyj-telefon.jpg" xlink:type="simple" xlink:show="embed" xlink:actuate="onLoad" draw:mime-type="image/jpeg"/>
</draw:frame>
说明性照片</text:p>
      <text:p text:style-name="P4">
关于它<text:a xlink:type="simple" xlink:href="https://www.facebook.com/mykhailofedorov.com.ua/posts/pfbid02a3GRDkhZ5mqocXb5wYY491JrUiKfNBkyVMypuRvgdurubMoVA86i5zb3wxBfzUGml" text:style-name="Internet_20_link" text:visited-style-name="Visited_20_Internet_20_Link">
报告</text:a>
数字化转型的Viceremier-Minister-Minister Minister Mikhail Fedorov在Facebook上的页面上。</text:p>
      <text:p text:style-name="P4">
“通常不使用一年，这个数字可以免费销售。 因此，您将要求您收到一条消息“情人加入Viber”。 当它不活。</text:p>
      <text:p text:style-name="P4">
<draw:frame draw:style-name="fr1" draw:name="Image37" text:anchor-type="as-char" svg:width="6.9236in" svg:height="3.90062in" draw:z-index="0">
<draw:image xlink:href="../Images/AРМІЯINFORM/2023-06-29T55-00-00-04-00/1029a8ac47e41b30ad060354725656a6.jpg" xlink:type="simple" xlink:show="embed" xlink:actuate="onLoad" draw:mime-type="image/jpeg"/>
</draw:frame>
为了避免这种情况，Kyivstar和Lifecell启动了死者或失踪后卫人数的重建功能。 这个数字已经2年没有收到销售。 为了这：</text:p>
      <text:p text:style-name="P4">
•与操作员的支持服务联系。 Kyivstar -0800300466，LifeCell -0800205433。</text:p>
      <text:p text:style-name="P4">
•报告储备号</text:p>
      <text:p text:style-name="P4">
•指出上诉</text:p>
      <text:p text:style-name="P4">
•期待通过解决方案的短信</text:p>
      <text:p text:style-name="P4">
现在，该服务在测试模式下工作。</text:p>
      <text:p text:style-name="P4">
我感谢Yuri Gudimenko的主动性，这对我们广泛的英雄家属非常重要。 我感谢运营商的快速回应，-Michaelfedorov写道。</text:p>
      <text:p text:style-name="P4">
News Source: <text:a xlink:type="simple" xlink:href="https://armyinform.com.ua/2023/06/29/mobilni-operatory-rezervuvatymut-nomery-zagyblyh-chy-znyklyh-zahysnykiv-na-2-roky/" text:style-name="Internet_20_link" text:visited-style-name="Visited_20_Internet_20_Link">
https://armyinform.com.ua/2023/06/29/mobilni-operatory-rezervuvatymut-nomery-zagyblyh-chy-znyklyh-zahysnykiv-na-2-roky/</text:a>
</text:p>
      <!--NEWS-->
      <text:h text:style-name="P10" text:outline-level="1">
<text:span text:style-name="T4">
在最后一天，俄罗斯人在乌克兰造成了2枚导弹和50次空袭，有受害者</text:span>
</text:h>
      <text:p text:style-name="P4">
作者: ['АРМІЯINFORM']</text:p>
      <text:p text:style-name="P4">
时间: 2023-06-29T57:00:00-04:00</text:p>
      <text:p text:style-name="P4">
描述: 关于ZS乌克兰人的总部。 “ Chotirist Dev'yanosto出现了……与乌克兰2022年的战争，与乌克兰的战争是今天的最新消息，今天与乌克兰的战争2022年，今天的最后一场战争，乌克兰和俄罗斯之间的战争将是一场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STOPRUSSIA', 'АГРЕСІЯ РФ', 'ВТОРГНЕННЯ РФ', 'ГШ ЗСУ']</text:p>
      <text:p text:style-name="P4">
类别: News</text:p>
      <!--METADATA-->
      <text:p text:style-name="P4">
<draw:frame draw:style-name="fr1" draw:name="Image38" text:anchor-type="as-char" svg:width="6.9236in" svg:height="3.893007in" draw:z-index="0">
<draw:image xlink:href="../Images/AРМІЯINFORM/2023-06-29T57-00-00-04-00/2022-10-31-raketnyj-udar-po-harkivshhyni.jpg" xlink:type="simple" xlink:show="embed" xlink:actuate="onLoad" draw:mime-type="image/jpeg"/>
</draw:frame>
说明性照片<text:span text:style-name="T4">
🔥俄罗斯完成的情况</text:span>
</text:p>
      <text:p text:style-name="P4">
关于它<text:a xlink:type="simple" xlink:href="https://www.facebook.com/GeneralStaff.ua/posts/pfbid0UripeUD3V4kWRjfVFQATbVEGuRAMouVVDAd1CGaxZX5JJpQ1eiBjcVLZKEdNZecvl" text:style-name="Internet_20_link" text:visited-style-name="Visited_20_Internet_20_Link">
报告</text:a>
乌克兰武装部队的总参谋部。</text:p>
      <text:p text:style-name="P4">
“俄罗斯对乌克兰联邦的四百九十九日武装侵略开始了。</text:p>
      <text:p text:style-name="P4">
在最后一天，俄罗斯入侵者袭击了伊朗冲击型“ Shahd”。 我们的防空是六个无人机-Kamikadze。 此外，敌人造成了2枚导弹和50次航空罢工，在我们坦塞伦部队的位置上向火箭发射器进行了52次炮击。 不幸的是，除了被摧毁的基础设施外，受害者。</text:p>
      <text:p text:style-name="P4">
乌克兰整个乌克兰的火箭和航空罢工的可能性很高。”</text:p>
      <text:p text:style-name="P4">
News Source: <text:a xlink:type="simple" xlink:href="https://armyinform.com.ua/2023/06/29/protyagom-mynuloyi-doby-rosiyany-zavdaly-2-raketnyh-ta-50-aviaudariv-po-ukrayini-ye-postrazhdali/" text:style-name="Internet_20_link" text:visited-style-name="Visited_20_Internet_20_Link">
https://armyinform.com.ua/2023/06/29/protyagom-mynuloyi-doby-rosiyany-zavdaly-2-raketnyh-ta-50-aviaudariv-po-ukrayini-ye-postrazhdali/</text:a>
</text:p>
      <!--NEWS-->
      <text:h text:style-name="P10" text:outline-level="1">
<text:span text:style-name="T4">
国防军每天消除了近700名入侵者，摧毁了27个手工系统和10 bbm</text:span>
</text:h>
      <text:p text:style-name="P4">
作者: ['АРМІЯINFORM']</text:p>
      <text:p text:style-name="P4">
时间: 2023-06-29T59:00:00-04:00</text:p>
      <text:p text:style-name="P4">
描述: Zagalni Boyov，在02.24.22至06.29.23上找到敌人，Orintovo成为：...与乌克兰2022的战争，与乌克兰的最新新闻，今天与乌克兰的新闻战争，今天与乌克兰2022年的新闻战争，乌克兰和俄罗斯之间的战争会发生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6/b98c74b1-abd9-447a-998c-547b011cb0eb-scaled.jpg" text:style-name="Internet_20_link" text:visited-style-name="Visited_20_Internet_20_Link">
b98c74b1-abd9-447a-998c-547b011cb0eb-scaled.jpg</text:a>
']</text:p>
      <text:p text:style-name="P4">
标签: ['АГРЕСІЯ РФ', 'ВТОРГНЕННЯ РФ', 'ВТРАТИ ВОРОГА', 'ГШ ЗСУ']</text:p>
      <text:p text:style-name="P4">
类别: News</text:p>
      <!--METADATA-->
      <text:p text:style-name="P4">
<draw:frame draw:style-name="fr1" draw:name="Image39" text:anchor-type="as-char" svg:width="6.9236in" svg:height="6.975527in" draw:z-index="0">
<draw:image xlink:href="../Images/AРМІЯINFORM/2023-06-29T59-00-00-04-00/b98c74b1-abd9-447a-998c-547b011cb0eb-scaled.jpg" xlink:type="simple" xlink:show="embed" xlink:actuate="onLoad" draw:mime-type="image/jpeg"/>
</draw:frame>
敌人从24.02.22到29.06.23的总损失是指向的：</text:p>
      <text:p text:style-name="P4">
<text:span text:style-name="T4">
<text:span text:style-name="T5">
人员 -  </text:span>
* 227780(+680)淘汰的人</text:span>
<text:span text:style-name="T5">
坦克 -  </text:span>
<text:span text:style-name="T5">
 4038(+2)</text:span>
<text:span text:style-name="T4">
战斗装甲车 -  </text:span>
 7857(+10)<text:span text:style-name="T4">
<text:span text:style-name="T5">
炮兵系统 -  </text:span>
<text:span text:style-name="T5">
 4116(+27)</text:span>
 </text:span>
 rszv- <text:span text:style-name="T4">
 627(0)</text:span>
<text:span text:style-name="T5">
防空 -  </text:span>
<text:span text:style-name="T5">
 388(+1)</text:span>
<text:span text:style-name="T4">
飞机 -  </text:span>
 315(+1)<text:span text:style-name="T4">
<text:span text:style-name="T5">
直升机 -  </text:span>
* 308(0)</text:span>
<text:span text:style-name="T5">
无人机手术战术水平 -  </text:span>
<text:span text:style-name="T5">
 3513(+14)</text:span>
<text:span text:style-name="T4">
有翼的导弹 -  </text:span>
 1261(0)<text:span text:style-name="T4">
<text:span text:style-name="T5">
船 /船 -  </text:span>
* 18(0)</text:span>
<text:span text:style-name="T5">
汽车设备和坦克 -  </text:span>
<text:span text:style-name="T5">
 6780(+6)</text:span>
<text:span text:style-name="T4">
特殊技术 -  </text:span>
 569(+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9.06.23。</text:p>
      <text:p text:style-name="P4">
News Source: <text:a xlink:type="simple" xlink:href="https://armyinform.com.ua/2023/06/29/syly-oborony-za-dobu-likviduvaly-majzhe-700-okupantiv-znyshhyly-27-artsystem-i-10-bbm/" text:style-name="Internet_20_link" text:visited-style-name="Visited_20_Internet_20_Link">
https://armyinform.com.ua/2023/06/29/syly-oborony-za-dobu-likviduvaly-majzhe-700-okupantiv-znyshhyly-27-artsystem-i-10-bbm/</text:a>
</text:p>
      <!--NEWS-->
      <text:h text:style-name="P10" text:outline-level="1">
<text:span text:style-name="T4">
一生的监禁任期接到了一名检察官</text:span>
</text:h>
      <text:p text:style-name="P4">
作者: ['АРМІЯINFORM']</text:p>
      <text:p text:style-name="P4">
时间: 2023-06-29T6:00:00-04:00</text:p>
      <text:p text:style-name="P4">
描述: 基于多沙萨尔的基本知识，Yaku Zibral是乌克兰Kolishniy Kerivnik的非骗子...与乌克兰2022年的战争，与乌克兰与乌克兰的最新新闻，《与乌克兰的新闻》 2022年与乌克兰2022年进行的战争，今天将在乌克兰和乌克兰之间发生战争，将在乌克兰和战争中发生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356995329_633688035524777_5355877202640706405_n.jpg" text:style-name="Internet_20_link" text:visited-style-name="Visited_20_Internet_20_Link">
356995329_633688035524777_5355877202640706405_n.jpg</text:a>
']</text:p>
      <text:p text:style-name="P4">
标签: ['КОЛАБОРАНТ', 'МИКОЛАЇВЩИНА', 'СБУ']</text:p>
      <text:p text:style-name="P4">
类别: News</text:p>
      <!--METADATA-->
      <text:p text:style-name="P4">
<draw:frame draw:style-name="fr1" draw:name="Image40" text:anchor-type="as-char" svg:width="6.9236in" svg:height="7.362095in" draw:z-index="0">
<draw:image xlink:href="../Images/AРМІЯINFORM/2023-06-29T6-00-00-04-00/356995329_633688035524777_5355877202640706405_n.jpg" xlink:type="simple" xlink:show="embed" xlink:actuate="onLoad" draw:mime-type="image/jpeg"/>
</draw:frame>
根据证据基础，乌克兰的安全局米科拉夫地区检察官办公室的安全局被判处无期徒刑。(https://www.facebook.com/photo/?fbid=633688045524776&amp;set=a.276500821243502)SBU新闻服务。</text:p>
      <text:p text:style-name="P4">
为了检察到南部地区Diviskov和国防领域专业检察官办公室的检察官，他被判犯有家庭叛国罪(艺术的第2部分。 《乌克兰刑法》 111).</text:p>
      <text:p text:style-name="P4">
Як свідчать матеріали слідства, екскерівник Миколаївської окружної прокуратуриспівпрацював із представниками силових структур рф. Для цього використовувавпосередника, щоб «відвести сліди від себе».</text:p>
      <text:p text:style-name="P4">
За наявними даними, він передавав інформацію про:</text:p>
      <ul>
        <li>
оперативну обстановку у Миколаєві та області;  * загиблих військових і цивільних осіб, полонених, місця їх утримання;  * результати обстрілів Миколаєва;  * добові паролі на блокпости на території області тощо.</li>
      </ul>
      <text:p text:style-name="P4">
Щоб задокументувати зрадника, СБУ провела спецоперацію, в тому числі зімітації злочину. Через підставну особу українська спецслужба передалафігуранту імітовані списки загиблих військовослужбовців ЗСУ. Через декількаднів ці списки уже було зафіксовано у представника РФ, за яким також стежилаСБУ.</text:p>
      <text:p text:style-name="P4">
У результаті обшуків у фігуранта вилучено мобільний телефон, комп’ютернутехніку та флеш-носії, які містять докази його протиправної діяльності.</text:p>
      <text:p text:style-name="P4">
Наразі суд призначив йому покарання — довічне позбавлення волі з конфіскацієюмайна.</text:p>
      <text:p text:style-name="P4">
News Source: <text:a xlink:type="simple" xlink:href="https://armyinform.com.ua/2023/06/29/za-materialamy-sbu-dovichnyj-termin-uvyaznennya-otrymav-prokuror-yakyj-zdavav-vorogu-pozycziyi-zsu-na-mykolayivshhyni/" text:style-name="Internet_20_link" text:visited-style-name="Visited_20_Internet_20_Link">
https://armyinform.com.ua/2023/06/29/za-materialamy-sbu-dovichnyj-termin-uvyaznennya-otrymav-prokuror-yakyj-zdavav-vorogu-pozycziyi-zsu-na-mykolayivshhyni/</text:a>
</text:p>
      <!--NEWS-->
      <text:h text:style-name="P10" text:outline-level="1">
<text:span text:style-name="T4">
打击错误信息的中心报道了促进俄罗斯媒体的主要叙述</text:span>
</text:h>
      <text:p text:style-name="P4">
作者: ['АРМІЯINFORM']</text:p>
      <text:p text:style-name="P4">
时间: 2023-06-29T8:00:00-04:00</text:p>
      <text:p text:style-name="P4">
描述: Wizin -Format的中心在乌克兰人的RNBO中关于引言的基础知识，与乌克兰2022年的战争，与乌克兰的战争是今天的最新新闻，《与乌克兰2022年的新闻战》是今天的最后一场新闻，是否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356652488_280909521124787_2176593185159080785_n.jpg" text:style-name="Internet_20_link" text:visited-style-name="Visited_20_Internet_20_Link">
356652488_280909521124787_2176593185159080785_n.jpg</text:a>
']</text:p>
      <text:p text:style-name="P4">
标签: ['ДЕЗІНФОРМАЦІЯ РФ', 'НАРАТИВИ РФ', 'ПРОПАГАНДА РОСІЙСЬКА', 'ЦЕНТР ПРОТИДІЇ ДЕЗІНФОРМАЦІЇ ПРИ РНБО УКРАЇНИ']</text:p>
      <text:p text:style-name="P4">
类别: News</text:p>
      <!--METADATA-->
      <text:p text:style-name="P4">
<draw:frame draw:style-name="fr1" draw:name="Image41" text:anchor-type="as-char" svg:width="6.9236in" svg:height="6.9236in" draw:z-index="0">
<draw:image xlink:href="../Images/AРМІЯINFORM/2023-06-29T8-00-00-04-00/356652488_280909521124787_2176593185159080785_n.jpg" xlink:type="simple" xlink:show="embed" xlink:actuate="onLoad" draw:mime-type="image/jpeg"/>
</draw:frame>
在NSDC乌克兰打击错误信息的中心<text:a xlink:type="simple" xlink:href="https://www.facebook.com/photo" text:style-name="Internet_20_link" text:visited-style-name="Visited_20_Internet_20_Link">
通知</text:a>
关于俄罗斯媒体推广的主要叙述：</text:p>
      <text:p text:style-name="P4">
*普京发言人德米特里·佩斯科夫(Dmitry Peskov)的陈述是，在叛乱期间，整个人民和权力障碍都是与俄罗斯独裁者一起的，这是一种操纵，以及叛乱阻止俄罗斯联邦军队的词语。</text:p>
      <text:p text:style-name="P4">
这种陈述的目的是向人口表明他们的领导者拥有一切受到控制，而该政权能够解决此类复杂的问题。</text:p>
      <text:p text:style-name="P4">
同样，这些叙述正在加强俄罗斯联邦总统及其独裁政权的权力。</text:p>
      <text:p text:style-name="P4">
News Source: <text:a xlink:type="simple" xlink:href="https://armyinform.com.ua/2023/06/29/czentr-protydiyi-dezinformacziyi-povidomlyaye-pro-osnovnyj-naratyv-shho-prosuvayut-rosijski-zmi/" text:style-name="Internet_20_link" text:visited-style-name="Visited_20_Internet_20_Link">
https://armyinform.com.ua/2023/06/29/czentr-protydiyi-dezinformacziyi-povidomlyaye-pro-osnovnyj-naratyv-shho-prosuvayut-rosijski-zmi/</text:a>
</text:p>
      <!--NEWS-->
      <text:h text:style-name="P10" text:outline-level="1">
<text:span text:style-name="T4">
乌克兰在美国和芬兰获得了12亿美元</text:span>
</text:h>
      <text:p text:style-name="P4">
作者: ['АРМІЯINFORM']</text:p>
      <text:p text:style-name="P4">
时间: 2023-06-29T98:00:00-04:00</text:p>
      <text:p text:style-name="P4">
描述: Minfin Zaleduchi，12.15亿美国司法司机的美国杜拉里斯州的美国杜拉里斯州的国家（Stapocules of State）...与乌克兰2022年的战争，与乌克兰的最新消息，今天与乌克兰2022年的新闻战争，今天，乌克兰和俄罗斯之间的战争将会发生，乌克兰和俄罗斯之间的战争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ukrainian-american-money-pile-banknots-49441130.webp" text:style-name="Internet_20_link" text:visited-style-name="Visited_20_Internet_20_Link">
ukrainian-american-money-pile-banknots-49441130.webp</text:a>
']</text:p>
      <text:p text:style-name="P4">
标签: ['ГРАНТОВА ДОПОМОГА', 'МІНФІН', 'США', 'ФІНЛЯНДІЯ']</text:p>
      <text:p text:style-name="P4">
类别: News</text:p>
      <!--METADATA-->
      <text:p text:style-name="P4">
<draw:frame draw:style-name="fr1" draw:name="Image42" text:anchor-type="as-char" svg:width="6.9236in" svg:height="4.621503in" draw:z-index="0">
<draw:image xlink:href="../ConvertedIMGs/AРМІЯINFORM/2023-06-29T98-00-00-04-00/ukrainian-american-money-pile-banknots-49441130.png" xlink:type="simple" xlink:show="embed" xlink:actuate="onLoad" draw:mime-type="image/png"/>
</draw:frame>
财政部从美利坚合众国和芬兰共和国吸引了12.15亿美元的赠款。</text:p>
      <text:p text:style-name="P4">
关于它<text:a xlink:type="simple" xlink:href="https://www.kmu.gov.ua/news/minfin-zaluchyv-1215-mlrd-dolariv-ssha-hrantovoho-finansuvannia-vid-spoluchenykh-shtativ-ameryky-ta-finliandskoi-respubliky#:~:text=%D0%A1%D1%8C%D0%BE%D0%B3%D0%BE%D0%B4%D0%BD%D1%96%20%D0%B4%D0%BE%20%D0%B4%D0%B5%D1%80%D0%B6%D0%B0%D0%B2%D0%BD%D0%BE%D0%B3%D0%BE%20%D0%B1%D1%8E%D0%B4%D0%B6%D0%B5%D1%82%D1%83%20%D0%A3%D0%BA%D1%80%D0%B0%D1%97%D0%BD%D0%B8%20%D0%BD%D0%B0%D0%B4%D1%96%D0%B9%D1%88%D0%BB%D0%B8%20%D0%B3%D1%80%D0%B0%D0%BD%D1%82%D0%BE%D0%B2%D1%96%20%D0%BA%D0%BE%D1%88%D1%82%D0%B8,%D1%82%D0%B0%2015%20%D0%BC%D0%BB%D0%BD%20%D0%B4%D0%BE%D0%BB%D0%B0%D1%80%D1%96%D0%B2%20%D0%A1%D0%A8%D0%90%20%D0%B2%D1%96%D0%B4%20%D0%A4%D1%96%D0%BD%D0%BB%D1%8F%D0%BD%D0%B4%D1%81%D1%8C%D0%BA%D0%BE%D1%97%20%D0%A0%D0%B5%D1%81%D0%BF%D1%83%D0%B1%D0%BB%D1%96%D0%BA%D0%B8." text:style-name="Internet_20_link" text:visited-style-name="Visited_20_Internet_20_Link">
报告</text:a>
政府门户。</text:p>
      <text:p text:style-name="P4">
据报道，作为框架中第五次额外融资的一部分，已提供赠款资金(乌克兰和平). Метою проєкту єчасткова компенсація видатків Державного бюджету, зокрема соціальних тагуманітарних, що не пов’язані зі сферою безпеки і оборони.</text:p>
      <text:p text:style-name="P4">
Зазначається, що залучене грантове фінансування буде спрямовано на оплатупраці працівників державних органів та педагогічних працівників, пенсійнихвиплат, а також виплати за окремими програмами державної соціальної допомоги(IDP，残疾人，低收入家庭以及住房和公共补贴的支付).</text:p>
      <text:p text:style-name="P4">
«Вдячний Урядам США, Фінляндії та команді Світового банку за плідну співпрацюі вагому підтримку у частині забезпечення гуманітарних та соціальних видатківпід час широкомасштабної війни. Фінансування у формі грантів дозволяє незбільшувати боргове навантаження та сприяє фінансовій стабільності України», —зазначив міністр фінансів України Сергій Марченко.</text:p>
      <text:p text:style-name="P4">
Наразі в Україні впроваджується спільний з Міжнародним банком реконструкції тарозвитку (ibrd)和国际发展协会(梦)项目“支持乌克兰可持续公共行政的州支出”，总计165亿美元和14亿欧元(IBRD贷款，贷款，目标基金的赠款).</text:p>
      <text:p text:style-name="P4">
News Source: <text:a xlink:type="simple" xlink:href="https://armyinform.com.ua/2023/06/29/ukrayina-otrymala-12-mlrd-grantovyh-koshtiv-vid-ssha-ta-finlyandiyi/" text:style-name="Internet_20_link" text:visited-style-name="Visited_20_Internet_20_Link">
https://armyinform.com.ua/2023/06/29/ukrayina-otrymala-12-mlrd-grantovyh-koshtiv-vid-ssha-ta-finlyandiyi/</text:a>
</text:p>
      <!--NEWS-->
      <text:h text:style-name="P10" text:outline-level="1">
<text:span text:style-name="T4">
第二个授权经济运营商 - 州海关服务部门出现在乌克兰</text:span>
</text:h>
      <text:p text:style-name="P4">
作者: Ukrinform (Person)</text:p>
      <text:p text:style-name="P4">
出版商: Укринформ (Organization)</text:p>
      <text:p text:style-name="P4">
出版时间: 2023-06-30T-10:37:00+03:00</text:p>
      <text:p text:style-name="P4">
修改时间: 2023-06-30T20:37:00+03:00</text:p>
      <text:p text:style-name="P4">
描述: Epicenter K已获得授权经济运营商（AEE）的地位。  - 乌克林。</text:p>
      <text:p text:style-name="P4">
图片: ['<text:a xlink:type="simple" xlink:href="https://static.ukrinform.com/photos/2020_11/thumb_files/630_360_1605169802-760.jpg" text:style-name="Internet_20_link" text:visited-style-name="Visited_20_Internet_20_Link">
630_360_16051...</text:a>
']</text:p>
      <text:p text:style-name="P4">
标签: ['Мито', 'Транзит', 'Епіцентр', 'Митний кодекс']</text:p>
      <text:p text:style-name="P4">
类型: Article</text:p>
      <!--METADATA-->
      <text:p text:style-name="P4">
<draw:frame draw:style-name="fr1" draw:name="Image43" text:anchor-type="as-char" svg:width="6.9236in" svg:height="3.956343in" draw:z-index="0">
<draw:image xlink:href="../Images/yкринформ/2023-06-30T-10-37-00-03-00/630_360_1605169802-760.jpg" xlink:type="simple" xlink:show="embed" xlink:actuate="onLoad" draw:mime-type="image/jpeg"/>
</draw:frame>
Epicenter K已获得授权经济运营商的地位(Aeo).</text:p>
      <text:p text:style-name="P4">
Як передає Укрінформ, про це повідомляє Держмитслужба у <text:a xlink:type="simple" xlink:href="https://www.facebook.com/UkraineCustoms/posts/pfbid02Egv4SeD1kPkbbrjz8gsvG4AWM9UPbHUSXSWPFzspqb38KSHvatAYr9bcJc3FrQR3l" text:style-name="Internet_20_link" text:visited-style-name="Visited_20_Internet_20_Link">
 Фейсбуці.</text:a>
消息写道：“ Epicenter K是乌克兰的第二家企业，已获得授权经济运营商的地位。”</text:p>
      <text:p text:style-name="P4">
国家海关服务指出，AEO状态的存在使企业使乌克兰海关法规规定的简化和关于联合程序的公约[Transit]的简化速度更快地访问了速度和更快的访问权限。(https://www.ukrinform.ua/tag-tranzit)。</text:p>
      <text:p text:style-name="P4">
从现在开始，该公司有几个优点，特别是在主要秩序中执行货物的海关手续，从而减少了对企业商品的海关控制形式和量的自动化系统的自动化系统。</text:p>
      <text:p text:style-name="P4">
<text:span text:style-name="T4">
另请阅读：</text:span>
 [政府已批准了对海关法规的修正案，以简化转移(https://www.ukrinform.ua/rubric-society/3723712-urad-shvaliv-zmini-do-mitnogo-kodeksu-sodo-sprosenna-peremisenna-vantaziv-zsu.html)国家海关服务引起了计划获得授权AAEO的企业的关注，该企业于2022年10月修改了《乌克兰海关法典》，这是事实上的事实：对企业的限制，根据其在国际供应中的作用，连锁，排除沉积。执行企业一致性的海关当局以及同时提交授权申请的申请的数量，可以在海关当局中考虑。 考虑到企业的评估目的，考虑到授权企业中遵守依从性的目的的可能性也大大减少，并且在武术和偿付能力流动性的武术行动期间大大降低了。</text:p>
      <text:p text:style-name="P4">
目前，在州海关服务的不同阶段，AEE授权的14个应用程序。</text:p>
      <text:p text:style-name="P4">
<text:span text:style-name="T4">
另请阅读：</text:span>
 <text:a xlink:type="simple" xlink:href="https://www.ukrinform.ua/rubric-economy/3710483-tovaroobig-nablizivsa-do-34-milardiv-z-akimi-krainami-i-cim-torgue-ukraina.html" text:style-name="Internet_20_link" text:visited-style-name="Visited_20_Internet_20_Link">
<text:span text:style-name="T4">
失误</text:span>
接近340亿美元：乌克兰人和乌克兰交易的东西</text:a>
</text:p>
      <text:p text:style-name="P4">
据报道，在2021年3月，第一个收到AEE的企业是公共联合售货公司“ Jay International”(Kremenchuk).</text:p>
      <text:p text:style-name="P4">
News Source: <text:a xlink:type="simple" xlink:href="https://www.ukrinform.ua/rubric-economy/3729984-v-ukraini-zavivsa-drugij-avtorizovanij-ekonomicnij-operator-derzmitsluzba.html" text:style-name="Internet_20_link" text:visited-style-name="Visited_20_Internet_20_Link">
https://www.ukrinform.ua/rubric-economy/3729984-v-ukraini-zavivsa-drugij-avtorizovanij-ekonomicnij-operator-derzmitsluzba.html</text:a>
</text:p>
      <!--NEWS-->
      <text:h text:style-name="P10" text:outline-level="1">
<text:span text:style-name="T4">
军队的JSC Marinka Directio Rusian炮击Neoelsk，Alexandropil，Krasnogorivka，Marinka，...</text:span>
</text:h>
      <text:p text:style-name="P4">
作者: liveuamap (Language: en)</text:p>
      <text:p text:style-name="P4">
时间: 2023-06-30T-11:09:00</text:p>
      <text:p text:style-name="P4">
地点: Donets'ka oblast (Latitude:48.05812000 Longtitude:37.57822000)</text:p>
      <text:p text:style-name="P4">
视频: []</text:p>
      <text:p text:style-name="P4">
图片: []</text:p>
      <text:p text:style-name="P4">
标签: ["Russia"]</text:p>
      <text:p text:style-name="P4">
Id: 22572701</text:p>
      <!--METADATA-->
      <text:p text:style-name="P4">
在玛丽卡(Maryinka)方向，俄罗斯军队炮击了尼夫斯克(Nevelske)，奥尔克斯坦德(Oleksandropil)，克拉斯诺里夫卡(Krasnohorivka)，玛丽卡(Maryinka)，波比亚(Pobyeda)和顿涅茨克(Donetsk)地区的帕拉斯科维耶夫卡(Paraskoviyivka)。 乌克兰武装部队在《早晨报告》中说</text:p>
      <text:p text:style-name="P4">
新闻集链接：<text:a xlink:type="simple" xlink:href="https：\/\/liveuamap.com \/en \/2023 \/30-june-at-maryinka-directionlection-tright-Russian-army-army-shelled-nevelske-nevelske" text:style-name="Internet_20_link" text:visited-style-name="Visited_20_Internet_20_Link">
https：\/\/liveuamap.com \/en \/2023 \/30-june-at-at-maryinka-directionlection-Russian-army-army-shelled-nevelske</text:a>
</text:p>
      <text:p text:style-name="P4">
News Source: <text:a xlink:type="simple" xlink:href="https://t.me/lumsrc/5232" text:style-name="Internet_20_link" text:visited-style-name="Visited_20_Internet_20_Link">
https://t.me/lumsrc/5232</text:a>
</text:p>
      <!--NEWS-->
      <text:h text:style-name="P10" text:outline-level="1">
<text:span text:style-name="T4">
军队的JSC Shakhtar Directio Rusian炮击了Novomikhailivka，想知道，村庄，Golden ...</text:span>
</text:h>
      <text:p text:style-name="P4">
作者: liveuamap (Language: en)</text:p>
      <text:p text:style-name="P4">
时间: 2023-06-30T-13:09:00</text:p>
      <text:p text:style-name="P4">
地点: Zaporizhzhia (Latitude:47.78769 Longtitude:36.69432)</text:p>
      <text:p text:style-name="P4">
视频: []</text:p>
      <text:p text:style-name="P4">
图片: []</text:p>
      <text:p text:style-name="P4">
标签: ["Russia"]</text:p>
      <text:p text:style-name="P4">
Id: 22572700</text:p>
      <!--METADATA-->
      <text:p text:style-name="P4">
在沙克塔克(Shakhtarske)方向，俄罗斯军队炮击了唐内茨克(Donetsk)地区的Novomykhaylivka，Prechystivka，Vuhledar，Vuhledar，Zolota Nyva和Blahodatne。 乌克兰武装部队的武装部队在晨报中说</text:p>
      <text:p text:style-name="P4">
新闻集链接：[https：\/\/liveuamap.com \/en \/2023 \/30-june-at-at-as-at-shakhtarske-tircection-tircection-russian-army-army-army shelled-novomykhaylivka]](https：\/\/liveuamap.com \/en \/2023 \/30-june-at-at-as-at-as-at-akhtarske-directioncelectirection-russian-army-army-shelled-novomykhaylivka)</text:p>
      <text:p text:style-name="P4">
News Source: <text:a xlink:type="simple" xlink:href="https://t.me/lumsrc/5233" text:style-name="Internet_20_link" text:visited-style-name="Visited_20_Internet_20_Link">
https://t.me/lumsrc/5233</text:a>
</text:p>
      <!--NEWS-->
      <text:h text:style-name="P10" text:outline-level="1">
<text:span text:style-name="T4">
法国被大规模骚乱的公共汽车和电车悬挂</text:span>
</text:h>
      <text:p text:style-name="P4">
作者: Ukrinform (Person)</text:p>
      <text:p text:style-name="P4">
出版商: Укринформ (Organization)</text:p>
      <text:p text:style-name="P4">
出版时间: 2023-06-30T-13:46:00+03:00</text:p>
      <text:p text:style-name="P4">
修改时间: 2023-06-30T18:46:00+03:00</text:p>
      <text:p text:style-name="P4">
描述: 由于少年警察谋杀后，法国政府由于在该国爆发的骚乱而暂停了所有公共汽车和电车运输。  - 乌克林。</text:p>
      <text:p text:style-name="P4">
图片: ['<text:a xlink:type="simple" xlink:href="https://static.ukrinform.com/photos/2023_06/thumb_files/630_360_1688127796-842.jpg" text:style-name="Internet_20_link" text:visited-style-name="Visited_20_Internet_20_Link">
630_360_16881...</text:a>
']</text:p>
      <text:p text:style-name="P4">
标签: ['Франція', 'Протест', 'Транспорт']</text:p>
      <text:p text:style-name="P4">
类型: Article</text:p>
      <!--METADATA-->
      <text:p text:style-name="P4">
<draw:frame draw:style-name="fr1" draw:name="Image44" text:anchor-type="as-char" svg:width="6.9236in" svg:height="3.956343in" draw:z-index="0">
<draw:image xlink:href="../Images/yкринформ/2023-06-30T-13-46-00-03-00/630_360_1688127796-842.jpg" xlink:type="simple" xlink:show="embed" xlink:actuate="onLoad" draw:mime-type="image/jpeg"/>
</draw:frame>
政府法国暂停了由于骚乱而导致的所有公共汽车和电车运输，在谋杀少年警察后，该国挤满了人。</text:p>
      <text:p text:style-name="P4">
根据乌克林福姆的报道，它报告了[天空新闻。(https://news.sky.com/story/france-suspends-all-bus-and-tram-services-amid-riots-over-police-shooting-12912490)法国的示威者连续三天在街上上映，火，扔石头和大火。</text:p>
      <text:p text:style-name="P4">
总统伊曼纽尔·马克龙(Emmanuel Macron)敦促父母将青少年留在家中，以在法国城市休息。</text:p>
      <text:p text:style-name="P4">
周四，为了保护该命令，有40,000名警察涉及，几乎是周三动员的四倍。</text:p>
      <text:p text:style-name="P4">
<text:span text:style-name="T4">
另请阅读：</text:span>
 <text:a xlink:type="simple" xlink:href="https://www.ukrinform.ua/rubric-world/3729392-zavorusenna-cerez-vbivstvo-pidlitka-u-francii-mobilizuut-40-tisac-policejskih.html" text:style-name="Internet_20_link" text:visited-style-name="Visited_20_Internet_20_Link">
<text:span text:style-name="T4">
 riots </text:span>
 <text:span text:style-name="T4">
 </text:span>
 <text:span text:style-name="T4">
 </text:span>
谋杀<text:span text:style-name="T4">
 </text:span>
 teenage <text:span text:style-name="T4">
：在</text:span>
法国<text:span text:style-name="T4">
 </text:span>
 <text:span text:style-name="T4">
 </text:span>
动员<text:span text:style-name="T4">
 40 </text:span>
千<text:span text:style-name="T4">
千</text:span>
千<text:span text:style-name="T4">
 </text:span>
 <text:span text:style-name="T4">
警察</text:span>
 *</text:a>
同时，一名枪击一名少年的警官向一个枪手的家庭道歉。</text:p>
      <text:p text:style-name="P4">
他的律师劳伦特·弗兰克·李克纳德(Laurent Frank Licenard)说：“他很沮丧，他没有早上去杀人。 他不想杀了他。”</text:p>
      <text:p text:style-name="P4">
正如乌克林福姆报道的那样，6月27日在法国，警方开枪射击了一个没有阻止警察的17岁男孩，发生了抗议和暴动。 [骚乱期间的被拘留者数量增加到875。 这是给出的(https://www.ukrinform.ua/rubric-world/3729840-suticki-u-francii-poraneni-249-policejskih-zatrimani-ponad-870-osib.html)照片：盖蒂图像</text:p>
      <text:p text:style-name="P4">
News Source: <text:a xlink:type="simple" xlink:href="https://www.ukrinform.ua/rubric-world/3729937-u-francii-prizupinaut-ruh-avtobusiv-i-tramvaiv-cerez-masovi-zavorusenna.html" text:style-name="Internet_20_link" text:visited-style-name="Visited_20_Internet_20_Link">
https://www.ukrinform.ua/rubric-world/3729937-u-francii-prizupinaut-ruh-avtobusiv-i-tramvaiv-cerez-masovi-zavorusenna.html</text:a>
</text:p>
      <!--NEWS-->
      <text:h text:style-name="P10" text:outline-level="1">
<text:span text:style-name="T4">
克里米亚政治犯埃本科和丹尼洛维奇成为NSU的成员</text:span>
</text:h>
      <text:p text:style-name="P4">
作者: Ukrinform (Person)</text:p>
      <text:p text:style-name="P4">
出版商: Укринформ (Organization)</text:p>
      <text:p text:style-name="P4">
出版时间: 2023-06-30T-14:03:00+03:00</text:p>
      <text:p text:style-name="P4">
修改时间: 2023-06-30T18:03:00+03:00</text:p>
      <text:p text:style-name="P4">
描述: 弗拉迪斯拉夫·埃本科（Vladislav Esipenko）和伊琳娜·丹尼洛维奇（Irina Danilovich）被非法犯有克里米亚，弗拉迪斯拉夫·埃本科（Vladislav Esipenko）和伊琳娜·丹尼洛维奇（Irina Danilovich）的罪名。  - 乌克林。</text:p>
      <text:p text:style-name="P4">
图片: ['<text:a xlink:type="simple" xlink:href="https://static.ukrinform.com/photos/2017_01/thumb_files/630_360_1485180517-5865.jpg" text:style-name="Internet_20_link" text:visited-style-name="Visited_20_Internet_20_Link">
630_360_14851...</text:a>
']</text:p>
      <text:p text:style-name="P4">
标签: ['Крим', 'НСЖУ', "Політв'язні Кремля", 'Журналіст', 'Ірина Данилович']</text:p>
      <text:p text:style-name="P4">
类型: Article</text:p>
      <!--METADATA-->
      <text:p text:style-name="P4">
<draw:frame draw:style-name="fr1" draw:name="Image45" text:anchor-type="as-char" svg:width="6.9236in" svg:height="3.956343in" draw:z-index="0">
<draw:image xlink:href="../Images/yкринформ/2023-06-30T-14-03-00-03-00/630_360_1485180517-5865.jpg" xlink:type="simple" xlink:show="embed" xlink:actuate="onLoad" draw:mime-type="image/jpeg"/>
</draw:frame>
弗拉迪斯拉夫·埃本科(Vladislav Esipenko)，被非法被定罪，因临时占领克里米亚而被定罪(NSU).</text:p>
      <text:p text:style-name="P4">
Про це повідомив голова НСЖУ Сергій Томіленко у <text:a xlink:type="simple" xlink:href="https://www.facebook.com/100002246203824/posts/pfbid0BMwcVkVQkcTW3bYdZQWzQmLs5jS8R7WmRpMr4eJ7SREcM2scV7XQZE4frucuC8Pjl/" text:style-name="Internet_20_link" text:visited-style-name="Visited_20_Internet_20_Link">
 Фейсбуці</text:a>
，报道乌克林福姆。</text:p>
      <text:p text:style-name="P4">
“无线电自由项目”的“ Crimea.Realia”弗拉迪斯拉夫·埃本科(Vladislav Esipenko)和Irinudanilovich接受了NSFU领导力的倡议，并在Zmina的协助下接受了乌克兰国家记者联盟的基辅地区组织。 人权中心。</text:p>
      <text:p text:style-name="P4">
值得注意的是，工会支持那些冒着自己自由的风险的人，捍卫临时占领的言论自由<text:a xlink:type="simple" xlink:href="https://www.ukrinform.ua/tag-krim" text:style-name="Internet_20_link" text:visited-style-name="Visited_20_Internet_20_Link">
克里米亚</text:a>
但是他们行使克里米亚人知道一切的权利。</text:p>
      <text:p text:style-name="P4">
“尽管我们的同事暂时被监禁，但我们相信他们将获得自由，他们不会背叛自己的理想，因此我们的联盟成员将在道德上支持他们并增强他们的精神。 此外，加入了我们联盟的行列，他们还将受到国际记者联合会的保护，这将有助于他们和我们加强克里米亚单词的基础，并更充分地意识到这种不可剥夺的条件民主，”托米伦科写道。</text:p>
      <text:p text:style-name="P4">
<text:span text:style-name="T4">
另请阅读：</text:span>
 <text:a xlink:type="simple" xlink:href="https://www.ukrinform.ua/rubric-crimea/3729325-sud-u-krimu-skorotiv-na-misac-termin-pokaranna-polituvaznenij-danilovic.html" text:style-name="Internet_20_link" text:visited-style-name="Visited_20_Internet_20_Link">
“ <text:span text:style-name="T4">
 court </text:span>
” in <text:span text:style-name="T4">
 crimea </text:span>
 <text:span text:style-name="T4">
 </text:span>
减少<text:span text:style-name="T4">
 </text:span>
月份<text:span text:style-name="T4">
<text:span text:style-name="T5">
 </text:span>
</text:span>
 <text:span text:style-name="T4">
<text:span text:style-name="T5">
术语</text:span>
* </text:span>
惩罚<text:span text:style-name="T4">
 </text:span>
 <text:span text:style-name="T4">
 </text:span>
飞行<text:span text:style-name="T5">
 </text:span>
'<text:span text:style-name="T4">
'</text:span>
丑陋<text:span text:style-name="T4">
 </text:span>
 danilovich **</text:a>
据乌克林福姆称，俄罗斯的安全部队于2021年3月拘留了埃斯本科，称他们在他的汽车中发现了手榴弹和激情。 2022年，苏菲波尔地方法院在普通政权的殖民地被非法谴责六年监禁，并罚款110,000名俄罗斯卢布。 随后，“法院”降低了六到五年的监禁任期。</text:p>
      <text:p text:style-name="P4">
公民记者艾琳娜·丹尼洛维奇(Irina Danilovich)于2022年4月29日从科克特贝尔(Koktebel)到西奥多斯(Theodosius)被拘留。 2022年12月，她在一个普通政权的殖民地中被“判处” 7年，罚款5万。 卢布(Ruble)涉嫌戴爆炸装置。</text:p>
      <text:p text:style-name="P4">
News Source: <text:a xlink:type="simple" xlink:href="https://www.ukrinform.ua/rubric-crimea/3729917-krimski-politvazni-esipenko-ta-danilovic-stali-clenami-nszu.html" text:style-name="Internet_20_link" text:visited-style-name="Visited_20_Internet_20_Link">
https://www.ukrinform.ua/rubric-crimea/3729917-krimski-politvazni-esipenko-ta-danilovic-stali-clenami-nszu.html</text:a>
</text:p>
      <!--NEWS-->
      <text:h text:style-name="P10" text:outline-level="1">
<text:span text:style-name="T4">
在塔夫里斯克（Tavriysk）的方向上，我们燃烧了敌人，俄罗斯人失去了近三个公司-Tarnavsky</text:span>
</text:h>
      <text:p text:style-name="P4">
作者: Ukrinform (Person)</text:p>
      <text:p text:style-name="P4">
出版商: Укринформ (Organization)</text:p>
      <text:p text:style-name="P4">
出版时间: 2023-06-30T-16:40:00+03:00</text:p>
      <text:p text:style-name="P4">
修改时间: 2023-06-30T17:40:00+03:00</text:p>
      <text:p text:style-name="P4">
描述: 在塔夫里斯克（Tavriysk）的方向上，俄罗斯军队损失了近3家杀害和受伤的公司，13个军事装备被摧毁。  - 乌克林。</text:p>
      <text:p text:style-name="P4">
图片: ['<text:a xlink:type="simple" xlink:href="https://static.ukrinform.com/photos/2023_06/thumb_files/630_360_1687365449-632.jpg" text:style-name="Internet_20_link" text:visited-style-name="Visited_20_Internet_20_Link">
630_360_16873...</text:a>
']</text:p>
      <text:p text:style-name="P4">
标签: ['ЗСУ', 'Військові навчання', 'Війна з Росією']</text:p>
      <text:p text:style-name="P4">
类型: Article</text:p>
      <!--METADATA-->
      <text:p text:style-name="P4">
<draw:frame draw:style-name="fr1" draw:name="Image47" text:anchor-type="as-char" svg:width="6.9236in" svg:height="3.956343in" draw:z-index="0">
<draw:image xlink:href="../Images/yкринформ/2023-06-30T-16-40-00-03-00/630_360_1687365449-632.jpg" xlink:type="simple" xlink:show="embed" xlink:actuate="onLoad" draw:mime-type="image/jpeg"/>
</draw:frame>
俄罗斯军队当天损失了三家杀害和受伤的公司，13个军事装备被摧毁。</text:p>
      <text:p text:style-name="P4">
乌克林福姆(Ukrinform)的说法，运营战略小组“塔夫里亚(Tavriya)”的指挥官Oleksandr Tarnavsky将军在[Telegram]中说。(https://t.me/otarnavskiy/141)“我们的<text:a xlink:type="simple" xlink:href="https://www.ukrinform.ua/tag-armia" text:style-name="Internet_20_link" text:visited-style-name="Visited_20_Internet_20_Link">
军队</text:a>
系统地敲打敌人并烧毁了他的位置。”塔纳夫斯基说。</text:p>
      <text:p text:style-name="P4">
据他说，火箭部队和炮兵部队的部队已经完成了1130项火灾。</text:p>
      <text:p text:style-name="P4">
<text:span text:style-name="T4">
另请阅读：</text:span>
 [敌人在巴赫穆特(Bakhmut)制造了两架飞机，总共(https://www.ukrinform.ua/rubric-ato/3729824-vorog-zdijsniv-dva-avianaloti-na-bahmutskomu-napramku-zagalom-za-dobu-10-boezitknen.html)塔尔纳夫斯基告知，在最后一天，敌人的丧失被近三只嘴被杀死并受伤。拆除了13个OWT。”</text:p>
      <text:p text:style-name="P4">
特别是，2个坦克，3个BBM，2个BM-21“毕业”，2C5“ Hyacinth-C”，UAV“ Supercam”和更多销毁。</text:p>
      <text:p text:style-name="P4">
根据乌克林福姆的报道，国防军从2022年2月24日至2023年6月30日<text:a xlink:type="simple" xlink:href="https://www.ukrinform.ua/rubric-ato/3729607-sili-oboroni-likviduvali-vze-228-tisac-340-rosian.html" text:style-name="Internet_20_link" text:visited-style-name="Visited_20_Internet_20_Link">
消除了大约22.8千340名俄罗斯入侵者</text:a>
，还有另外560人 - 在过去的一天中。</text:p>
      <text:p text:style-name="P4">
News Source: <text:a xlink:type="simple" xlink:href="https://www.ukrinform.ua/rubric-ato/3729906-na-tavrijskomu-napramku-za-dobu-rosiani-vtratili-majze-tri-roti-tarnavskij.html" text:style-name="Internet_20_link" text:visited-style-name="Visited_20_Internet_20_Link">
https://www.ukrinform.ua/rubric-ato/3729906-na-tavrijskomu-napramku-za-dobu-rosiani-vtratili-majze-tri-roti-tarnavskij.html</text:a>
</text:p>
      <!--NEWS-->
      <text:h text:style-name="P10" text:outline-level="1">
<text:span text:style-name="T4">
西部的俄罗斯自由主义者构成比普京艾哈迈德·纳瓦夫（Ahmed Navaev）更大的威胁</text:span>
</text:h>
      <text:p text:style-name="P4">
作者: Ukrinform (Person)</text:p>
      <text:p text:style-name="P4">
出版商: Укринформ (Organization)</text:p>
      <text:p text:style-name="P4">
出版时间: 2023-06-30T-17:02:00+03:00</text:p>
      <text:p text:style-name="P4">
修改时间: 2023-06-30T17:02:00+03:00</text:p>
      <text:p text:style-name="P4">
描述: 西部的俄罗斯自由反对派人士与俄罗斯总统弗拉基米尔·普京（Vladimir Putin）构成了更大的威胁，因为他们对该国倒塌的潜在威胁的陈述令人迷惑西方社区，并实际上试图维护俄罗斯帝国。  - 乌克林。</text:p>
      <text:p text:style-name="P4">
图片: ['<text:a xlink:type="simple" xlink:href="https://static.ukrinform.com/photos/2023_06/thumb_files/630_360_1688134163-447.jpg" text:style-name="Internet_20_link" text:visited-style-name="Visited_20_Internet_20_Link">
630_360_16881...</text:a>
']</text:p>
      <text:p text:style-name="P4">
标签: ['Чечня', 'Путін', 'Росія']</text:p>
      <text:p text:style-name="P4">
类型: Article</text:p>
      <!--METADATA-->
      <text:p text:style-name="P4">
<draw:frame draw:style-name="fr1" draw:name="Image48" text:anchor-type="as-char" svg:width="6.9236in" svg:height="3.956343in" draw:z-index="0">
<draw:image xlink:href="../Images/yкринформ/2023-06-30T-17-02-00-03-00/630_360_1688134163-447.jpg" xlink:type="simple" xlink:show="embed" xlink:actuate="onLoad" draw:mime-type="image/jpeg"/>
</draw:frame>
西方西方的苏里斯自由主义反对派构成了比俄罗斯总统弗拉基米尔·普京(Vladimir Putin)更大的威胁，因为凭借其陈述，该国崩溃的提议威胁实际上是西方社区的崩溃迷惑，实际上是寻求维护俄罗斯帝国。</text:p>
      <text:p text:style-name="P4">
这是由Vykhniahmed Nakaev的车臣共和国总理在乌克林福姆举行的有关该主题的新闻发布会上的关于：“后俄罗斯后空间的塔米 - 瓦尔巴奇的非殖民化：帝国帝国关系危机：塔利亚殖民地的大都市。”</text:p>
      <text:p text:style-name="P4">
“在大多数情况下，目前在西部的所有俄罗斯自由主义反对派都构成了比普京及其制度更大的威胁，因为与普京及其制度有关，世界意识到自己是谁。俄罗斯联邦。然后，将开始种族清洗和其实体之间的内战，为了防止核和化学武器的传播，有必要用俄罗斯代替普京作为帝国，将水倒在普京系统的磨坊上。” Zakayev。</text:p>
      <text:p text:style-name="P4">
他预测，俄罗斯所谓的俄罗斯反对派将永远不会在俄罗斯来，“今天他们不会花多少钱，而没有为布雷斯尔国际论坛召集什么。”</text:p>
      <text:p text:style-name="P4">
“他们今天向西方游说者付出的钱来促进他们的利益是用车臣血来赚钱的。车臣人被杀时，他们分享了企业并赚钱。使用这笔钱，他们想保留帝国。他们是帝国。他们是帝国。没有民主党人。他们迷失了西方社区，以发展对拆除需要的不确定性<text:a xlink:type="simple" xlink:href="https://www.ukrinform.ua/tag-rosia" text:style-name="Internet_20_link" text:visited-style-name="Visited_20_Internet_20_Link">
俄罗斯</text:a>
作为帝国，“车臣共和国伊奇克拉(Ichkera)的政府总理。</text:p>
      <text:p text:style-name="P4">
<text:span text:style-name="T4">
另请阅读：</text:span>
 <text:a xlink:type="simple" xlink:href="https://www.ukrinform.ua/rubric-world/3729864-prezidentka-gruzii-zaavila-pro-nebezpeku-cerez-rosian-aki-vtekli-vid-mobilizacii.html" text:style-name="Internet_20_link" text:visited-style-name="Visited_20_Internet_20_Link">
佐治亚州总统通过逃避动员的俄罗斯人说的危险</text:a>
他还召集了所有关于潜在冲突的对话，俄罗斯的白人人民。反过来，俄罗斯联合会阿列克谢·巴拉诺夫斯基·多达罗达(Alexei Baranovsky dodaloda)的“人民代表”的代表是“没有俄罗斯自由主义反对，有俄罗斯移民居住在欧洲”。</text:p>
      <text:p text:style-name="P4">
“只有一个反对派 - 武装，这是“俄罗斯自由军团”。这是一个真正的任务。而且有一个“苏联人的代表”作为政治机翼，没有必要给予很多关注俄罗斯移民在欧洲某个地方吸引的事件。他们不是这种情况下的球员。”巴拉诺夫斯基说。</text:p>
      <text:p text:style-name="P4">
据报道，俄罗斯移民的反对派米哈伊尔·霍多尔科夫斯基(Mikhail Khodorkovsky)在佩克“瓦格纳”的军事叛乱中试图呼吁俄罗斯的人们走上街道。</text:p>
      <text:p text:style-name="P4">
News Source: <text:a xlink:type="simple" xlink:href="https://www.ukrinform.ua/rubric-world/3729884-rosijski-liberali-na-zahodi-stanovlat-bilsu-zagrozu-aniz-putin-ahmed-zakaev.html" text:style-name="Internet_20_link" text:visited-style-name="Visited_20_Internet_20_Link">
https://www.ukrinform.ua/rubric-world/3729884-rosijski-liberali-na-zahodi-stanovlat-bilsu-zagrozu-aniz-putin-ahmed-zakaev.html</text:a>
</text:p>
      <!--NEWS-->
      <text:h text:style-name="P10" text:outline-level="1">
<text:span text:style-name="T4">
欧盟瑞典担任总统期间</text:span>
</text:h>
      <text:p text:style-name="P4">
作者: Ukrinform (Person)</text:p>
      <text:p text:style-name="P4">
出版商: Укринформ (Organization)</text:p>
      <text:p text:style-name="P4">
出版时间: 2023-06-30T-1:33:00+03:00</text:p>
      <text:p text:style-name="P4">
修改时间: 2023-06-30T21:33:00+03:00</text:p>
      <text:p text:style-name="P4">
描述: Ursula von der Lyen感谢瑞典在欧盟的“非常成功”的总统职位，该任期即将结束，并指出了该国在确保支持乌克兰在反对俄罗斯侵略斗争中的努力统一中的作用。  - 乌克林。</text:p>
      <text:p text:style-name="P4">
图片: ['<text:a xlink:type="simple" xlink:href="https://static.ukrinform.com/photos/2023_05/thumb_files/630_360_1685526282-448.jpg" text:style-name="Internet_20_link" text:visited-style-name="Visited_20_Internet_20_Link">
630_360_16855...</text:a>
']</text:p>
      <text:p text:style-name="P4">
标签: ['Євросоюз', 'Швеція', 'Фон дер Ляєн', 'Війна з Росією']</text:p>
      <text:p text:style-name="P4">
类型: Article</text:p>
      <!--METADATA-->
      <text:p text:style-name="P4">
<draw:frame draw:style-name="fr1" draw:name="Image50" text:anchor-type="as-char" svg:width="6.9236in" svg:height="3.956343in" draw:z-index="0">
<draw:image xlink:href="../Images/yкринформ/2023-06-30T-1-33-00-03-00/630_360_1685526282-448.jpg" xlink:type="simple" xlink:show="embed" xlink:actuate="onLoad" draw:mime-type="image/jpeg"/>
</draw:frame>
厄休拉·莱恩(Ursula Lyen)的喷泉感谢瑞典的“非常成功”的欧盟总统职位，该任期在今天结束时的任期，并指出了这个国家在确保对乌克兰在反对俄罗斯侵略斗争中支持乌克兰的统一的作用。</text:p>
      <text:p text:style-name="P4">
据报道，欧盟委员会的领导人在欧盟的瑞典董事长为期两天的会议的苏斯(Suside)在布鲁塞尔举行的新闻发布会上说了这一点。</text:p>
      <text:p text:style-name="P4">
“在您的总统任期期间，有可能与乌克兰建立欧洲的强大团结。 我们在周末瓦格纳集团(Wagner Group)的尝试和普京系统中明显的裂缝中看到了。 现在是时候对乌克兰获得双重支持的时候了，这在许多主题的讨论中已经表现出来，例如，从军事角度来看，您的总统任期的倡议，” Ursula von der Lyen是当他向瑞典总理乌尔法西斯特森致辞时。</text:p>
      <text:p text:style-name="P4">
她回忆说，在欧盟国家的瑞典总统期间，它同意使用由乌克兰委托的欧洲和平基金的20亿欧元。 根据欧洲委员会主席的说法，乌克兰已经存储了2.2万枚炮弹和2000多个导弹。 因此，建议采取某个目标：在接下来的12个月中在乌克兰放100万人。</text:p>
      <text:p text:style-name="P4">
<text:span text:style-name="T4">
另请阅读：</text:span>
 <text:a xlink:type="simple" xlink:href="https://www.ukrinform.ua/rubric-ato/3729974-ukraina-posilit-spivpracu-z-miznarodnimi-partnerami-sodo-artilerijskih-snaradiv-zelenskij.html" text:style-name="Internet_20_link" text:visited-style-name="Visited_20_Internet_20_Link">
乌克兰将加强与国际合作伙伴关于炮兵的合作<text:span text:style-name="T4">
弹丸</text:span>
 \  -  Zelensky</text:a>
“到年底，我们不得不为30,000名乌克兰军人提供培训。 我们已经达到了24,000，因此我们正在加剧目标成就的速度，特别要归功于有帮助的总统职位，”冯·德莱恩(Von der Lyen)说。</text:p>
      <text:p text:style-name="P4">
根据她的说法，从财务角度来看，欧盟及其成员以超过7000万欧元的价格向乌克兰提供了援助。 上周，欧盟委员会从2023年设计的180亿欧元的总宏观援助方案中转移了900万欧元。</text:p>
      <text:p text:style-name="P4">
上周，欧盟批准了针对俄罗斯的第11套制裁措施，主要是消除弱点和对侵略国的制裁。<text:span text:style-name="T4">
另请阅读：</text:span>
 <text:a xlink:type="simple" xlink:href="https://www.ukrinform.ua/rubric-ato/3729925-es-aktivno-obgovoruvatime-garantii-bezpeki-dla-ukraini-vprodovz-nastupnih-tizniv-fon-der-laen.html" text:style-name="Internet_20_link" text:visited-style-name="Visited_20_Internet_20_Link">
EC将在接下来的几周内积极讨论乌克兰的安全保证 -  <text:span text:style-name="T4">
背景</text:span>
 <text:span text:style-name="T4">
 </text:span>
 der <text:span text:style-name="T4">
 </text:span>
 <text:span text:style-name="T4">
 </text:span>
 lian **</text:a>
“在您担任总统期间，我们非常成功，以消除对我们的竞争力的偏爱。 这是关于纳米污染的价格。 现在，批发电价比去年8月的价格低80％。 汽油价格-90％较低。 这是一项集体的欧洲成就，但需要许多协调的人。”欧洲委员会主席强调。</text:p>
      <text:p text:style-name="P4">
据报道，欧盟峰会于6月29日至30日在布鲁塞尔举行。 欧盟国家的领导人尤其考虑了乌克兰的局势，并确认了一项非主张的决心，以继续支持我们的国家，只要有必要的是反俄罗斯侵略的斗争，提供政治，经济，金融，军事和人道主义援助。</text:p>
      <text:p text:style-name="P4">
明天，7月1日，欧盟总统接力赛被西班牙接受。</text:p>
      <text:p text:style-name="P4">
<text:span text:style-name="T5">
foto：globalist.it</text:span>
</text:p>
      <text:p text:style-name="P4">
News Source: <text:a xlink:type="simple" xlink:href="https://www.ukrinform.ua/rubric-polytics/3729995-pid-cas-golovuvanna-svecii-v-es-vdalosa-obednati-evropu-v-pidtrimci-ukraini-ursula-fon-der-laen.html" text:style-name="Internet_20_link" text:visited-style-name="Visited_20_Internet_20_Link">
https://www.ukrinform.ua/rubric-polytics/3729995-pid-cas-golovuvanna-svecii-v-es-vdalosa-obednati-evropu-v-pidtrimci-ukraini-ursula-fon-der-laen.html</text:a>
</text:p>
      <!--NEWS-->
      <text:h text:style-name="P10" text:outline-level="1">
<text:span text:style-name="T4">
在哈尔基夫地区，可以强行撤离五个边境村庄的儿童 -  Synugubov</text:span>
</text:h>
      <text:p text:style-name="P4">
作者: Ukrinform (Person)</text:p>
      <text:p text:style-name="P4">
出版商: Укринформ (Organization)</text:p>
      <text:p text:style-name="P4">
出版时间: 2023-06-30T-2:24:00+03:00</text:p>
      <text:p text:style-name="P4">
修改时间: 2023-06-30T21:24:00+03:00</text:p>
      <text:p text:style-name="P4">
描述: 考虑了哈尔基夫地区沃尔尚斯克社区五个边境村庄的迫使儿童的强迫疏散问题。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іти', 'Евакуація', 'Синєгубов', 'Єдині новини']</text:p>
      <text:p text:style-name="P4">
类型: Article</text:p>
      <!--METADATA-->
      <text:p text:style-name="P4">
<draw:frame draw:style-name="fr1" draw:name="Image51" text:anchor-type="as-char" svg:width="6.9236in" svg:height="3.956343in" draw:z-index="0">
<draw:image xlink:href="../Images/yкринформ/2023-06-30T-2-24-00-03-00/630_360_1685537728-468.jpg" xlink:type="simple" xlink:show="embed" xlink:actuate="onLoad" draw:mime-type="image/jpeg"/>
</draw:frame>
考虑了哈尔基夫地区五个边境社区的强制撤离儿童的强制性撤离问题。</text:p>
      <text:p text:style-name="P4">
乌克林福姆报道，哈尔基夫地区军事管理局负责人奥列格·索尼格博夫(Oleg Synigubov)在国家电话中说，这是“统一新闻”。</text:p>
      <text:p text:style-name="P4">
“在Vovchansk方向上，每日炮击。 我们已经在纽约市政府提出上诉<text:a xlink:type="simple" xlink:href="https://www.ukrinform.ua/tag-evakuacia" text:style-name="Internet_20_link" text:visited-style-name="Visited_20_Internet_20_Link">
疏散</text:a>
来自五个定居点的儿童是Volchansk领土社区的一部分。 考虑到这一上诉，很可能会被接受。” Synugubov说。</text:p>
      <text:p text:style-name="P4">
他指出，在哈尔基夫和该地区其他地区，有一些孩子的家庭，比边境更安全。</text:p>
      <text:p text:style-name="P4">
<text:span text:style-name="T4">
另请阅读：</text:span>
 <text:a xlink:type="simple" xlink:href="https://www.ukrinform.ua/rubric-regions/3729959-diti-z-internatu-na-mikolaivsini-akih-nezakonno-vivezli-do-rf-perebuvaut-u-gruzii.html" text:style-name="Internet_20_link" text:visited-style-name="Visited_20_Internet_20_Link">
<text:span text:style-name="T4">
尼古拉夫寄宿学校的孩子</text:span>
 shchini是俄罗斯联邦非法的，在佐治亚州</text:a>
“在高等教育机构宿舍的哈尔基夫(Kharkiv)保留了3.5万个地方。 人们可以在那里尽可能多地生活。” Synigubov说。</text:p>
      <text:p text:style-name="P4">
据报道，在哈尔基夫地区，库平地区的战斗仍在继续，其定居点已经撤离了所有儿童。 还在Izium，Kharkiv，Bogodukhiv，Chuguev地区，特别是Vovchansk开火，现在大约有三千个居民(挖掘 - 将近17万).</text:p>
      <text:p text:style-name="P4">
News Source: <text:a xlink:type="simple" xlink:href="https://www.ukrinform.ua/rubric-regions/3729993-na-harkivsini-mozut-primusovo-evakuuvati-ditej-iz-pati-prikordonnih-sil-sinegubov.html" text:style-name="Internet_20_link" text:visited-style-name="Visited_20_Internet_20_Link">
https://www.ukrinform.ua/rubric-regions/3729993-na-harkivsini-mozut-primusovo-evakuuvati-ditej-iz-pati-prikordonnih-sil-sinegubov.html</text:a>
</text:p>
      <!--NEWS-->
      <text:h text:style-name="P10" text:outline-level="1">
<text:span text:style-name="T4">
在Kupiansk方向，俄罗斯军队炮击了Kharkiv地区的Kyslivka和Berestove。 俄语...</text:span>
</text:h>
      <text:p text:style-name="P4">
作者: liveuamap (Language: en)</text:p>
      <text:p text:style-name="P4">
时间: 2023-06-30T-3:09:00</text:p>
      <text:p text:style-name="P4">
地点: Svatove (Latitude:49.54058 Longtitude:37.89167)</text:p>
      <text:p text:style-name="P4">
视频: []</text:p>
      <text:p text:style-name="P4">
图片: []</text:p>
      <text:p text:style-name="P4">
标签: ["Russia"]</text:p>
      <text:p text:style-name="P4">
Id: 22572705</text:p>
      <!--METADATA-->
      <text:p text:style-name="P4">
在Kupiansk方向，俄罗斯军队炮击了Kharkivregion的Kyslivka和Berestove。 俄罗斯航空在基斯利夫卡进行了空袭，乌克兰的总参谋部在早晨的报告中说</text:p>
      <text:p text:style-name="P4">
新闻集链接：<text:a xlink:type="simple" xlink:href="https：\/\/liveuamap.com \/en \/2023 \/30-june-at-at-at-at-at-tirection-tirection-russian-army-army-shelled-kyslivka" text:style-name="Internet_20_link" text:visited-style-name="Visited_20_Internet_20_Link">
https：\/\/liveuamap.com \/en \/2023 \/30-june-at-at-kupiansk-directionlection-Russian-army-army-shelled-kyslivka</text:a>
</text:p>
      <text:p text:style-name="P4">
News Source: <text:a xlink:type="simple" xlink:href="https://t.me/lumsrc/5228" text:style-name="Internet_20_link" text:visited-style-name="Visited_20_Internet_20_Link">
https://t.me/lumsrc/5228</text:a>
</text:p>
      <!--NEWS-->
      <text:h text:style-name="P10" text:outline-level="1">
<text:span text:style-name="T4">
我们反对任何国家，以促进普京在谋杀乌克兰人 - 白人之家</text:span>
</text:h>
      <text:p text:style-name="P4">
作者: Ukrinform (Person)</text:p>
      <text:p text:style-name="P4">
出版商: Укринформ (Organization)</text:p>
      <text:p text:style-name="P4">
出版时间: 2023-06-30T-3:16:00+03:00</text:p>
      <text:p text:style-name="P4">
修改时间: 2023-06-30T21:16:00+03:00</text:p>
      <text:p text:style-name="P4">
描述: 美国继续清楚地辩护，中国和任何其他国家都不应促使俄罗斯侵略乌克兰，并帮助其绕开制裁。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Китай', 'Санкції', 'США', 'Білий дім', 'Війна з Росією']</text:p>
      <text:p text:style-name="P4">
类型: Article</text:p>
      <!--METADATA-->
      <text:p text:style-name="P4">
<draw:frame draw:style-name="fr1" draw:name="Image52" text:anchor-type="as-char" svg:width="6.9236in" svg:height="3.956343in" draw:z-index="0">
<draw:image xlink:href="../Images/yкринформ/2023-06-30T-3-16-00-03-00/630_360_1472621188-8020.jpg" xlink:type="simple" xlink:show="embed" xlink:actuate="onLoad" draw:mime-type="image/jpeg"/>
</draw:frame>
这种联系继续清楚地辩护，中国和任何其他人都不得促进俄罗斯对乌克兰的侵略并帮助乌克兰。</text:p>
      <text:p text:style-name="P4">
白宫国家安全委员会的协调员乔尼基比(Jonkirby)在乌克林福音通讯员报告中表示了这一点。</text:p>
      <text:p text:style-name="P4">
“关于中国，我们清楚地说，我们不希望任何国家减轻普京杀死乌克兰人。 我们不希望任何州维持使其负责的过程。”他说。</text:p>
      <text:p text:style-name="P4">
柯比指出，中国做出自己的决定，因此美国显然拘留了他们在此事中的立场。</text:p>
      <text:p text:style-name="P4">
美国政府说：“我们非常清楚地表达了我们的关注，因为像中国其他国家没有加入国际制裁，也不要使所有可能的良心以使普京负责。”</text:p>
      <text:p text:style-name="P4">
<text:span text:style-name="T4">
另请阅读：</text:span>
 <text:a xlink:type="simple" xlink:href="https://www.ukrinform.ua/rubric-ato/3728079-ssa-vvazaut-so-putin-ne-gotovij-zastosuvati-adernu-zbrou-v-ukraini-ci-deinde.html" text:style-name="Internet_20_link" text:visited-style-name="Visited_20_Internet_20_Link">
美国相信普京还没有准备好在乌克兰或任何地方使用核</text:a>
他说，与此同时，美国认为“中国可以在维持和平解决方面发挥作用(在乌克兰 - 编辑。)通过谈判”。</text:p>
      <text:p text:style-name="P4">
在这方面，柯比称习近平与Zelensky进行了交谈的事实。 白宫代表说：“我们鼓励您继续进行这种对话。”</text:p>
      <text:p text:style-name="P4">
他还积极赞赏任命<text:a xlink:type="simple" xlink:href="https://www.ukrinform.ua/tag-kitaj" text:style-name="Internet_20_link" text:visited-style-name="Visited_20_Internet_20_Link">
中国</text:a>
乌克兰的特别代表。 贝登政府补充说：“我们将徘徊在乌克兰的发展方面，与中国坦率地与中国开放，就我们而言，我们将继续支持乌克兰。”</text:p>
      <text:p text:style-name="P4">
<text:span text:style-name="T4">
另请阅读：</text:span>
 <text:a xlink:type="simple" xlink:href="https://www.ukrinform.ua/rubric-world/3725513-ssa-dokladaut-zusil-abi-rosia-ne-mogla-uhilatisa-vid-sankcij-bilij-dim.html" text:style-name="Internet_20_link" text:visited-style-name="Visited_20_Internet_20_Link">
美国正在努力防止俄罗斯逃避 -  <text:span text:style-name="T4">
白色</text:span>
 <text:span text:style-name="T4">
 home </text:span>
</text:a>
</text:p>
      <text:p text:style-name="P4">
News Source: <text:a xlink:type="simple" xlink:href="https://www.ukrinform.ua/rubric-polytics/3729992-ssa-proti-togo-sob-budaka-derzava-spriala-putinu-u-vbivstvi-ukrainciv-bilij-dim.html" text:style-name="Internet_20_link" text:visited-style-name="Visited_20_Internet_20_Link">
https://www.ukrinform.ua/rubric-polytics/3729992-ssa-proti-togo-sob-budaka-derzava-spriala-putinu-u-vbivstvi-ukrainciv-bilij-dim.html</text:a>
</text:p>
      <!--NEWS-->
      <text:h text:style-name="P10" text:outline-level="1">
<text:span text:style-name="T4">
乌克兰人民被授予德国和平与人权奖</text:span>
</text:h>
      <text:p text:style-name="P4">
作者: Ukrinform (Person)</text:p>
      <text:p text:style-name="P4">
出版商: Укринформ (Organization)</text:p>
      <text:p text:style-name="P4">
出版时间: 2023-06-30T-4:02:00+03:00</text:p>
      <text:p text:style-name="P4">
修改时间: 2023-06-30T21:02:00+03:00</text:p>
      <text:p text:style-name="P4">
描述: 在德国，2023年的Leo Kopelev和平与人权奖获得了整个乌克兰人民。 该奖项将颁发给基辅维塔利·克里奇科（Kiev Vitaliy Klitschko）市长和他的兄弟弗拉基米尔·克里奇科（Vladimir Klitschko），尤利亚（Yulia）的护理人员是Paevskaya和Kharkiv人权组织。  - 乌克林。</text:p>
      <text:p text:style-name="P4">
图片: ['<text:a xlink:type="simple" xlink:href="https://static.ukrinform.com/photos/2021_12/thumb_files/630_360_1640719116-564.jpg" text:style-name="Internet_20_link" text:visited-style-name="Visited_20_Internet_20_Link">
630_360_16407...</text:a>
']</text:p>
      <text:p text:style-name="P4">
标签: ['Німеччина', 'Права людини', 'Премія', 'Україна']</text:p>
      <text:p text:style-name="P4">
类型: Article</text:p>
      <!--METADATA-->
      <text:p text:style-name="P4">
<draw:frame draw:style-name="fr1" draw:name="Image53" text:anchor-type="as-char" svg:width="6.9236in" svg:height="3.956343in" draw:z-index="0">
<draw:image xlink:href="../Images/yкринформ/2023-06-30T-4-02-00-03-00/630_360_1640719116-564.jpg" xlink:type="simple" xlink:show="embed" xlink:actuate="onLoad" draw:mime-type="image/jpeg"/>
</draw:frame>
Liv Kopleva的Unimechina奖在2023年获得和平与人权奖。 该奖项将由Paevskaya tharkiv人权组织的兄弟Vladimir Klitschko授予Kyiv Vitaliy Klitschut市长Vladimir Klitschko。</text:p>
      <text:p text:style-name="P4">
Leo Kopelev基金会的新闻服务于6月30日星期五报道了这一点，乌克林福姆报告了<text:a xlink:type="simple" xlink:href="https://www.dw.com/uk/premiu-imeni-lva-kopeleva-2023-prisudili-narodu-ukraini/a-66081135" text:style-name="Internet_20_link" text:visited-style-name="Visited_20_Internet_20_Link">
DW</text:a>
。</text:p>
      <text:p text:style-name="P4">
“列夫·科佩莱夫(Lev Kopelev)在基辅乌克兰首都出生和长大，他将自己的一生致力于争取和平与人权的斗争。我们坚信，今天他在捍卫自己的反俄罗斯侵略自由中，“  - ”消息读取。</text:p>
      <text:p text:style-name="P4">
消息写道：“多个拳击冠军克里奇克兄弟(Brothers Klitschk)与乌克兰的反替丁蛋白军队作战，违反了国际法的所有规则，对乌克兰人口进行了无情的领导。”</text:p>
      <text:p text:style-name="P4">
<text:span text:style-name="T4">
另请阅读：</text:span>
 [救援人员转让了**奖励的奖励(https://www.ukrinform.ua/rubric-society/3722715-ratuvalniki-peredali-vinagorodu-za-premiu-saharova-dla-united24.html)组织者解释了将奖项邀请到Yulia Paevsk的决定。 该基金说：“在乌克兰，泰塔尔是一个真正的民间女主角。” 她让人联想到组织者，帮助受伤的人并挽救了玛丽波尔的围困生命，并在乳房相机的帮助下拍摄了活动，并从国际记者传播了视频。</text:p>
      <text:p text:style-name="P4">
同时，哈尔基夫人权组织为内部难民提供了支持，删除了[战争罪]的事实和证书(https://www.ukrinform.ua/tag-vijskovi-zlocini)为了尽快将其带到法庭上，有处方。</text:p>
      <text:p text:style-name="P4">
该奖项将于10月22日在科隆地区储蓄现金的中央大厅颁发。 庄严的演讲将由副副总统沃尔夫冈鞋子的副总统和前总统发表。 自2001年以来，Kopelev奖已移交给科隆的Levakopelev，但没有提供货币奖励。<text:span text:style-name="T4">
另请阅读：</text:span>
 [第一夫人获得了国际<text:span text:style-name="T4">
奖</text:span>
因Ochoron心理健康的贡献]]](https://www.ukrinform.ua/rubric-society/3723511-persa-ledi-otrimala-miznarodnu-premiu-za-vnesok-v-ohoronu-psihicnogo-zdorova-ukrainciv.html)在不同的几年中，哈尔基夫(Kharkiv)声称保护组织是哈尔基夫律师和歌手和迈丹激进主义者Ruslanalizhchko，他是俄罗斯列瓦达(Levada-Center Lev Gudkov)的俄罗斯社会学家Haltrust，HalTrust，涉及纪念馆，纪念馆，纪念馆，纪念馆，纪念馆，纪念馆，纪念馆，纪念馆，纪念馆，纪念馆，纪念馆Ammari Zakakarius and Mamari Zakarius and Mamari Zakarius and Mamari Zakarius和阿卜杜勒卡德·阿卜杜拉基姆(Abdulkader Abdulrakim)和德累斯顿(Dresden)的倡议，从地中海传教士生命线中的难民营救中。</text:p>
      <text:p text:style-name="P4">
公共组织“ Leo Kopelev”是由朋友和同事于1998年在科隆去世后创立的。 它的目标是继续对人类，和平与人权的人物形象。</text:p>
      <text:p text:style-name="P4">
News Source: <text:a xlink:type="simple" xlink:href="https://www.ukrinform.ua/rubric-society/3729989-narodu-ukraini-prisudili-nimecku-premiu-za-mir-ta-prava-ludini.html" text:style-name="Internet_20_link" text:visited-style-name="Visited_20_Internet_20_Link">
https://www.ukrinform.ua/rubric-society/3729989-narodu-ukraini-prisudili-nimecku-premiu-za-mir-ta-prava-ludini.html</text:a>
</text:p>
      <!--NEWS-->
      <text:h text:style-name="P10" text:outline-level="1">
<text:span text:style-name="T4">
在Irpen中，开始了一个大型项目，以替换受损房屋中的窗户</text:span>
</text:h>
      <text:p text:style-name="P4">
作者: Ukrinform (Person)</text:p>
      <text:p text:style-name="P4">
出版商: Укринформ (Organization)</text:p>
      <text:p text:style-name="P4">
出版时间: 2023-06-30T-5:01:00+03:00</text:p>
      <text:p text:style-name="P4">
修改时间: 2023-06-30T21:01:00+03:00</text:p>
      <text:p text:style-name="P4">
描述: 在Irpen发起了一个大型项目，以取代受到全面入侵影响的城市房屋中的窗户。  - 乌克林。</text:p>
      <text:p text:style-name="P4">
图片: ['<text:a xlink:type="simple" xlink:href="https://static.ukrinform.com/photos/2023_06/thumb_files/630_360_1688148171-3639.jpeg" text:style-name="Internet_20_link" text:visited-style-name="Visited_20_Internet_20_Link">
630_360_16881...</text:a>
']</text:p>
      <text:p text:style-name="P4">
标签: ['Будинок', 'Ірпінь', 'Київщина', 'Війна з Росією', 'Відбудова']</text:p>
      <text:p text:style-name="P4">
类型: Article</text:p>
      <!--METADATA-->
      <text:p text:style-name="P4">
<draw:frame draw:style-name="fr1" draw:name="Image54" text:anchor-type="as-char" svg:width="6.9236in" svg:height="3.956343in" draw:z-index="0">
<draw:image xlink:href="../Images/yкринформ/2023-06-30T-5-01-00-03-00/630_360_1688148171-3639.jpeg" xlink:type="simple" xlink:show="embed" xlink:actuate="onLoad" draw:mime-type="image/jpeg"/>
</draw:frame>
在Irpenistrtica中，一个大型项目被该市房屋中的Windows取代，该项目受到全面入侵的影响。</text:p>
      <text:p text:style-name="P4">
在<text:a xlink:type="simple" xlink:href="https://www.facebook.com/100091315017222/posts/pfbid01QL5Qc4JmM4QiHzLGFFHPxuETyQ6NxcEoThy1cUWMXkzXoXGrsFHXjn3sLRikDDvl/" text:style-name="Internet_20_link" text:visited-style-name="Visited_20_Internet_20_Link">
Facebook</text:a>
乌克林福姆报道，基辅地区军事行政部门负责人鲁斯兰·克拉文科(Ruslan Kravchenko)报道。</text:p>
      <text:p text:style-name="P4">
“在Irpen发起了一个大型项目，以取代该市房屋中的窗户，这是由于全面入侵而陈述的。 这是关于安装近300个私人房屋和141个多层设施的设施。”</text:p>
      <text:p text:style-name="P4">
</text:p>
      <text:p text:style-name="P4">
<text:a xlink:type="simple" xlink:href="https://static.ukrinform.com/photos/2023_06/1688148170-4029.jpeg" text:style-name="Internet_20_link" text:visited-style-name="Visited_20_Internet_20_Link">
 </text:a>
 <text:a xlink:type="simple" xlink:href="https://static.ukrinform.com/photos/2023_06/1688148170-9961.jpeg" text:style-name="Internet_20_link" text:visited-style-name="Visited_20_Internet_20_Link">
</text:a>
 <text:a xlink:type="simple" xlink:href="https://static.ukrinform.com/photos/2023_06/1688148171-3092.jpeg" text:style-name="Internet_20_link" text:visited-style-name="Visited_20_Internet_20_Link">
</text:a>
 <text:a xlink:type="simple" xlink:href="https://static.ukrinform.com/photos/2023_06/1688148171-7511.jpeg" text:style-name="Internet_20_link" text:visited-style-name="Visited_20_Internet_20_Link">
</text:a>
 <text:a xlink:type="simple" xlink:href="https://static.ukrinform.com/photos/2023_06/1688148171-7514.jpeg" text:style-name="Internet_20_link" text:visited-style-name="Visited_20_Internet_20_Link">
</text:a>
 <text:a xlink:type="simple" xlink:href="https://static.ukrinform.com/photos/2023_06/1688148171-3639.jpeg" text:style-name="Internet_20_link" text:visited-style-name="Visited_20_Internet_20_Link">
<draw:frame draw:style-name="fr1" draw:name="Image61" text:anchor-type="as-char" svg:width="6.9236in" svg:height="3.956343in" draw:z-index="0">
<draw:image xlink:href="../Images/yкринформ/2023-06-30T-5-01-00-03-00/630_360_1688148171-3639.jpeg" xlink:type="simple" xlink:show="embed" xlink:actuate="onLoad" draw:mime-type="image/jpeg"/>
</draw:frame>
</text:a>
 <text:a xlink:type="simple" xlink:href="https://static.ukrinform.com/photos/2023_06/1688148171-3244.jpeg" text:style-name="Internet_20_link" text:visited-style-name="Visited_20_Internet_20_Link">
</text:a>
 <text:a xlink:type="simple" xlink:href="https://static.ukrinform.com/photos/2023_06/1688148171-8355.jpeg" text:style-name="Internet_20_link" text:visited-style-name="Visited_20_Internet_20_Link">
</text:a>
 <text:a xlink:type="simple" xlink:href="https://static.ukrinform.com/photos/2023_06/1688148172-5369.jpeg" text:style-name="Internet_20_link" text:visited-style-name="Visited_20_Internet_20_Link">
</text:a>
 <text:a xlink:type="simple" xlink:href="https://static.ukrinform.com/photos/2023_06/1688148172-4514.jpeg" text:style-name="Internet_20_link" text:visited-style-name="Visited_20_Internet_20_Link">
</text:a>
他指出，由于非营利组织全球授权任务的支持(宝石)与霍华德·巴菲特的基金合作(HGBF)实际上，窗口将被所有需要的IRPEN站点替换。</text:p>
      <text:p text:style-name="P4">
</text:p>
      <text:p text:style-name="P4">
“我们了解到，在占领之后，该市的一些居民立即做到了这一点。 但是，许多人没有钱，因为破坏的规模。”</text:p>
      <text:p text:style-name="P4">
<text:span text:style-name="T4">
 readmetas：</text:span>
 <text:a xlink:type="simple" xlink:href="https://www.ukrinform.ua/rubric-vidbudova/3728636-na-kiivsini-vze-vidnovili-ponad-12-tisac-obektiv.html" text:style-name="Internet_20_link" text:visited-style-name="Visited_20_Internet_20_Link">
在基辅地区，已经恢复了超过12,000个对象</text:a>
Kova负责人报告说，今天的第一方安装在LCD“ Irpinsky Lipki”对面的私营部门。 目前，俄罗斯人损坏了31套房屋。 另外30个将从划痕中构建。</text:p>
      <text:p text:style-name="P4">
窗户的进一步安装将在城市的其他地点进行。 该工作计划在2-3个月内存储。</text:p>
      <text:p text:style-name="P4">
此外，该装置还将在基辅地区的3个教育机构中举行，特别是一所具有视觉障碍儿童的特殊学校，Rzhyshchiv和Brovarsky Professional Lyceums。 Windows还将安装在Vyshzhgorod区和Gostomel的受损房屋中。</text:p>
      <text:p text:style-name="P4">
<text:span text:style-name="T4">
另请阅读：</text:span>
 <text:a xlink:type="simple" xlink:href="https://www.ukrinform.ua/rubric-vidbudova/3726858-na-kiivsini-pocali-vstanovluvati-vikna-u-poskodzenih-obstrilami-budinkah.html" text:style-name="Internet_20_link" text:visited-style-name="Visited_20_Internet_20_Link">
在基辅地区开始在受损房屋中安装窗户</text:a>
“我感谢国际合作伙伴的帮助。 我们一起竭尽所能使人们转向自己的家。 我们将生命恢复到佩蒂基夫希纳(Petikyevshchyna)定居点的定居点。”</text:p>
      <text:p text:style-name="P4">
据乌克林福姆报道，欧文(Irpen)占领期间有105万栋建筑物受损，其中2501座是完整的或严重销毁的(https://www.ukrinform.ua/rubric-regions/3529209-zbitki-irpena-vid-vijni-z-rosieu-skladaut-922-miljoni-kse.html) .</text:p>
      <text:p text:style-name="P4">
News Source: <text:a xlink:type="simple" xlink:href="https://www.ukrinform.ua/rubric-vidbudova/3729990-v-irpeni-rozpocali-masstabnij-proekt-iz-zamini-vikon-u-poskodzenih-budinkah.html" text:style-name="Internet_20_link" text:visited-style-name="Visited_20_Internet_20_Link">
https://www.ukrinform.ua/rubric-vidbudova/3729990-v-irpeni-rozpocali-masstabnij-proekt-iz-zamini-vikon-u-poskodzenih-budinkah.html</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6-30T-5:09:00</text:p>
      <text:p text:style-name="P4">
地点: Lyman (Latitude:48.98385 Longtitude:37.81706)</text:p>
      <text:p text:style-name="P4">
视频: []</text:p>
      <text:p text:style-name="P4">
图片: []</text:p>
      <text:p text:style-name="P4">
标签: ["Russia"]</text:p>
      <text:p text:style-name="P4">
Id: 22572704</text:p>
      <!--METADATA-->
      <text:p text:style-name="P4">
在莱曼(Lyman)的指示下，俄罗斯军队炮击了卢汉斯克地区(Luhansk Region)和顿涅茨克地区Rozdolivka的Luhansk地区和Verkhnokamyanske的Nevske。 俄罗斯航空在卢汉斯克地区的比洛霍利夫卡(Bilohorivka)和莱曼(Lyman)和罗兹多利夫卡(Rozdolivka ofdonetsk)地区 - 乌克兰武装部队的总参谋部</text:p>
      <text:p text:style-name="P4">
新闻集链接：<text:a xlink:type="simple" xlink:href="https：\/\/liveuamap.com \/en \/2023 \/30-june-at-at-lyman方向 - 俄罗斯 - 武装shelled-nevske-nevske-bilohorivka" text:style-name="Internet_20_link" text:visited-style-name="Visited_20_Internet_20_Link">
https：\/\/liveuamap.com \/en \/2023 \/30-june-at-lyman-directionlection-Russian-army-army-shelled-nevske-nevske-bilohorivka</text:a>
</text:p>
      <text:p text:style-name="P4">
News Source: <text:a xlink:type="simple" xlink:href="https://t.me/lumsrc/5229" text:style-name="Internet_20_link" text:visited-style-name="Visited_20_Internet_20_Link">
https://t.me/lumsrc/5229</text:a>
</text:p>
      <!--NEWS-->
      <text:h text:style-name="P10" text:outline-level="1">
<text:span text:style-name="T4">
Aus Bakhmut指令俄罗斯军队搁置了Vasyukivka，Khromov，聊天YAR和UNT的Ivanivsk ...</text:span>
</text:h>
      <text:p text:style-name="P4">
作者: liveuamap (Language: en)</text:p>
      <text:p text:style-name="P4">
时间: 2023-06-30T-7:09:00</text:p>
      <text:p text:style-name="P4">
地点: Bakhmut (Latitude:48.45767 Longtitude:37.88841)</text:p>
      <text:p text:style-name="P4">
视频: []</text:p>
      <text:p text:style-name="P4">
图片: []</text:p>
      <text:p text:style-name="P4">
标签: ["Russia"]</text:p>
      <text:p text:style-name="P4">
Id: 22572703</text:p>
      <!--METADATA-->
      <text:p text:style-name="P4">
在巴赫穆特(Bakhmut)的方向，俄罗斯军队炮击了瓦苏基卡(Vasukivka)，赫罗莫夫(Khromove)，顿涅茨克地区的Chasiv Yar Andivanivske。 俄罗斯航空在乌克兰武装部队的武装部队中说，俄罗斯航空在Bilahora和Dyliyivka进行了空袭</text:p>
      <text:p text:style-name="P4">
新闻集链接：<text:a xlink:type="simple" xlink:href="https：\/\/liveuamap.com \/en \/2023 \/30-june-at-at-at-at-bakhmut-direction-direction-russian-army-army-shelled-vasukivka" text:style-name="Internet_20_link" text:visited-style-name="Visited_20_Internet_20_Link">
https：\/\/liveuamap.com \/en \/2023 \/30-june-at-at-at-at-bakhmut-directionlection-Russian-army-army-shelled-vasukivka</text:a>
</text:p>
      <text:p text:style-name="P4">
News Source: <text:a xlink:type="simple" xlink:href="https://t.me/lumsrc/5230" text:style-name="Internet_20_link" text:visited-style-name="Visited_20_Internet_20_Link">
https://t.me/lumsrc/5230</text:a>
</text:p>
      <!--NEWS-->
      <text:h text:style-name="P10" text:outline-level="1">
<text:span text:style-name="T4">
虽然拍摄和拍摄：乌克兰的俄罗斯军队没有，想死</text:span>
</text:h>
      <text:p text:style-name="P4">
作者: Ukrinform (Person)</text:p>
      <text:p text:style-name="P4">
出版商: Укринформ (Organization)</text:p>
      <text:p text:style-name="P4">
出版时间: 2023-06-30T-7:50:00+03:00</text:p>
      <text:p text:style-name="P4">
修改时间: 2023-06-30T20:50:00+03:00</text:p>
      <text:p text:style-name="P4">
描述: 乌克兰的俄罗斯军人处于困难的条件下，表达了他们对自己死亡或伤害自己的愿望。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Перехоплення', 'Розвідка', 'Російські військові', 'Війна з Росією']</text:p>
      <text:p text:style-name="P4">
类型: Article</text:p>
      <!--METADATA-->
      <text:p text:style-name="P4">
<draw:frame draw:style-name="fr1" draw:name="Image68" text:anchor-type="as-char" svg:width="6.9236in" svg:height="3.956343in" draw:z-index="0">
<draw:image xlink:href="../Images/yкринформ/2023-06-30T-7-50-00-03-00/630_360_1668461240-442.jpg" xlink:type="simple" xlink:show="embed" xlink:actuate="onLoad" draw:mime-type="image/jpeg"/>
</draw:frame>
乌克兰的俄罗斯军人处于困难的条件下，表达了他们对自己死亡或伤害自己的愿望。</text:p>
      <text:p text:style-name="P4">
这是在俄罗斯服务员与熟人的对话中所说的，其录音在[Telegram]中发表(https://t.me/DIUkraine/2504)据报道，乌克兰国防部情报局主要局长的新闻服务。</text:p>
      <text:p text:style-name="P4">
“神经缺失，射击(我 - 行。)，尽管我被迫。”俄罗斯说。</text:p>
      <text:p text:style-name="P4">
那个女人用这些话表达了他的兴奋。</text:p>
      <text:p text:style-name="P4">
“一切都累了。 步行，这些橡木被拉。 有6米的橡木。 松树，不可能举起。 上帝的每一天就是这个(复杂 -  ed。)工作。 挖，挖，拉...每次一切都是新事物(头 -  ed。)来了，耳语使风扇转过身。 正如他打来的那样(在中间。)... коротше, що ми з села. А!Скот... і там образили з ніг до голови, ми — ніхто”, - заявив військовий РФ.</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text:span text:style-name="T4">
ЗСУ</text:span>
 <text:span text:style-name="T4">
продовжують</text:span>
 <text:span text:style-name="T4">
тиснути</text:span>
 на <text:span text:style-name="T4">
російських</text:span>
<text:span text:style-name="T4">
загарбників</text:span>
 на <text:span text:style-name="T4">
півдні</text:span>
 – <text:span text:style-name="T4">
Гуменюк</text:span>
 </text:a>
据他说，“男人已经在这里哭了。”</text:p>
      <text:p text:style-name="P4">
“射击和射击。 在这里，将300人取出； 缝了，在家里有点(到达 - 埃德。)后退。 昨天我们聚集了第300。 一切，神经一般都在散发出来。”他说。</text:p>
      <text:p text:style-name="P4">
视频：[乌克兰国防部情报局主要局]](https://www.youtube.com/watch?v=67rxRuJK1S4&amp;t=0s)GUR保证，对于每个<text:a xlink:type="simple" xlink:href="https://www.ukrinform.ua/tag-vijskovi-zlocini" text:style-name="Internet_20_link" text:visited-style-name="Visited_20_Internet_20_Link">
军事犯罪</text:a>
，对乌克兰进行的，将有一个公平的报应。</text:p>
      <text:p text:style-name="P4">
正如据报道，6月20日，古尔(Gur)说，俄罗斯的军事人员(关于真正损失的无薪)(https://www.ukrinform.ua/rubric-ato/3725526-vijskovosluzbovcam-rf-ne-daut-informacii-pro-vtrati-v-ukraini-perehoplenna.html)他们的部队在乌克兰，尽管他们自己知道失去损失很高。</text:p>
      <text:p text:style-name="P4">
News Source: <text:a xlink:type="simple" xlink:href="https://www.ukrinform.ua/rubric-ato/3729987-hoc-beri-i-strilajsa-rosijski-vijskovi-v-ukraini-niut-i-hocut-pomerti.html" text:style-name="Internet_20_link" text:visited-style-name="Visited_20_Internet_20_Link">
https://www.ukrinform.ua/rubric-ato/3729987-hoc-beri-i-strilajsa-rosijski-vijskovi-v-ukraini-niut-i-hocut-pomerti.html</text:a>
</text:p>
      <!--NEWS-->
      <text:h text:style-name="P10" text:outline-level="1">
<text:span text:style-name="T4">
乌克兰妇女在Euro-2023 Start（U18）上让位于保加利亚篮球运动员（U18）</text:span>
</text:h>
      <text:p text:style-name="P4">
作者: Ukrinform (Person)</text:p>
      <text:p text:style-name="P4">
出版商: Укринформ (Organization)</text:p>
      <text:p text:style-name="P4">
出版时间: 2023-06-30T-8:48:00+03:00</text:p>
      <text:p text:style-name="P4">
修改时间: 2023-06-30T20:48:00+03:00</text:p>
      <text:p text:style-name="P4">
描述: 在欧洲少年锦标赛篮球（18岁以下球员）的小组锦标赛的首发比赛中，乌克兰女队输给了保加利亚队。  - 乌克林。</text:p>
      <text:p text:style-name="P4">
图片: ['<text:a xlink:type="simple" xlink:href="https://static.ukrinform.com/photos/2023_06/thumb_files/630_360_1688147248-907.jpg" text:style-name="Internet_20_link" text:visited-style-name="Visited_20_Internet_20_Link">
630_360_16881...</text:a>
']</text:p>
      <text:p text:style-name="P4">
标签: ['Баскетбол']</text:p>
      <text:p text:style-name="P4">
类型: Article</text:p>
      <!--METADATA-->
      <text:p text:style-name="P4">
<draw:frame draw:style-name="fr1" draw:name="Image69" text:anchor-type="as-char" svg:width="6.9236in" svg:height="3.956343in" draw:z-index="0">
<draw:image xlink:href="../Images/yкринформ/2023-06-30T-8-48-00-03-00/630_360_1688147248-907.jpg" xlink:type="simple" xlink:show="embed" xlink:actuate="onLoad" draw:mime-type="image/jpeg"/>
</draw:frame>
欧洲青年锦标赛篮球青年锦标赛的团体比赛(最多18岁的球员)女孩的国家队输给了保加利亚队。</text:p>
      <text:p text:style-name="P4">
索非亚的比赛以67：54的成绩结束了洛德的Eurobasket-2023-2023(19：6，13：12，28：18，7：18)，报道乌克林福姆。</text:p>
      <text:p text:style-name="P4">
乌克兰卡分部的下一场比赛将于7月1日与瑞典国家队举行。</text:p>
      <text:p text:style-name="P4">
在2023年欧洲欧洲银行的小组阶段(U18)它还将演奏反斯洛伐克和爱沙尼亚。</text:p>
      <text:p text:style-name="P4">
<text:span text:style-name="T4">
另请阅读：</text:span>
 [“ Prometheus”将代表乌克兰<text:span text:style-name="T4">
篮球</text:span>
(https://www.ukrinform.ua/rubric-sports/3729487-prometej-predstavlatime-ukrainu-v-basketbolnomu-evrokubku.html)季后赛将由该小组的两支最佳球队发布，欧洲的三个最佳预制将是该部门A的代金券的所有者。</text:p>
      <text:p text:style-name="P4">
照片：FBU。</text:p>
      <text:p text:style-name="P4">
News Source: <text:a xlink:type="simple" xlink:href="https://www.ukrinform.ua/rubric-sports/3729986-ukrainki-postupilisa-basketbolistkam-bolgarii-na-starti-evro2023-u18.html" text:style-name="Internet_20_link" text:visited-style-name="Visited_20_Internet_20_Link">
https://www.ukrinform.ua/rubric-sports/3729986-ukrainki-postupilisa-basketbolistkam-bolgarii-na-starti-evro2023-u18.html</text:a>
</text:p>
      <!--NEWS-->
      <text:h text:style-name="P10" text:outline-level="1">
<text:span text:style-name="T4">
陆军的JSC Avdiivka Directio Rusian炮击草原，Avdiivka Andivka Andivka Donetsk地区，...</text:span>
</text:h>
      <text:p text:style-name="P4">
作者: liveuamap (Language: en)</text:p>
      <text:p text:style-name="P4">
时间: 2023-06-30T-9:09:00</text:p>
      <text:p text:style-name="P4">
地点: Pisky, Donetsk Oblast (Latitude:48.09482 Longtitude:37.66216)</text:p>
      <text:p text:style-name="P4">
视频: []</text:p>
      <text:p text:style-name="P4">
图片: []</text:p>
      <text:p text:style-name="P4">
标签: ["Russia"]</text:p>
      <text:p text:style-name="P4">
Id: 22572702</text:p>
      <!--METADATA-->
      <text:p text:style-name="P4">
在Avdiyivka方向，俄罗斯军队炮击了Stepove，Avdiyivka和Donetsk地区的Vodyane， - 乌克兰武装部队的总参谋部在晨报中说</text:p>
      <text:p text:style-name="P4">
新闻集链接：<text:a xlink:type="simple" xlink:href="https：\/\/liveuamap.com \/en \/2023 \/30-june-at-at-at-avdiyivka-directionlection-Russian-Army-Army-Shelled-Stepove" text:style-name="Internet_20_link" text:visited-style-name="Visited_20_Internet_20_Link">
https：\/\/liveuamap.com \/en \/2023 \/30-june-at-at-at-avdiyivka-direction-Russian-army-army-army shelledstepove</text:a>
</text:p>
      <text:p text:style-name="P4">
News Source: <text:a xlink:type="simple" xlink:href="https://t.me/lumsrc/5231" text:style-name="Internet_20_link" text:visited-style-name="Visited_20_Internet_20_Link">
https://t.me/lumsrc/5231</text:a>
</text:p>
      <!--NEWS-->
      <text:h text:style-name="P10" text:outline-level="1">
<text:span text:style-name="T4">
Zelensky宣布了外交政策极为重要的几周</text:span>
</text:h>
      <text:p text:style-name="P4">
作者: Ukrinform (Person)</text:p>
      <text:p text:style-name="P4">
出版商: Укринформ (Organization)</text:p>
      <text:p text:style-name="P4">
出版时间: 2023-06-30T-9:38:00+03:00</text:p>
      <text:p text:style-name="P4">
修改时间: 2023-06-30T20:38:00+03:00</text:p>
      <text:p text:style-name="P4">
描述: 沃迪米尔·泽伦斯基（Volodymyr Zelenskyy）总统宣布，乌克兰将在外交政策领域活跃。  - 乌克林。</text:p>
      <text:p text:style-name="P4">
图片: ['<text:a xlink:type="simple" xlink:href="https://static.ukrinform.com/photos/2023_06/thumb_files/630_360_1687943415-494.jpeg" text:style-name="Internet_20_link" text:visited-style-name="Visited_20_Internet_20_Link">
630_360_16879...</text:a>
']</text:p>
      <text:p text:style-name="P4">
标签: ['Президент', 'Політика', 'Зеленський']</text:p>
      <text:p text:style-name="P4">
类型: Article</text:p>
      <!--METADATA-->
      <text:p text:style-name="P4">
<draw:frame draw:style-name="fr1" draw:name="Image70" text:anchor-type="as-char" svg:width="6.9236in" svg:height="3.956343in" draw:z-index="0">
<draw:image xlink:href="../Images/yкринформ/2023-06-30T-9-38-00-03-00/630_360_1687943415-494.jpeg" xlink:type="simple" xlink:show="embed" xlink:actuate="onLoad" draw:mime-type="image/jpeg"/>
</draw:frame>
总统洛尔里尔·泽伦斯基(Lordir Zelensky)宣布，乌克兰将在外交政策中活跃于乌克兰。</text:p>
      <text:p text:style-name="P4">
Zelensky在他的[上诉]中说了这一点(https://t.me/V_Zelenskiy_official/6788)，报道乌克林福姆。</text:p>
      <text:p text:style-name="P4">
“他今天花了几次实质性的预备会议 - 无论是在我国的国内环境，适当的内部措施和国际措施。外交政策时期都开始了。这是为了通过扩大我们的安全，我们的安全，我们的安全而扩大和平的工作联盟与合作，“总统说”。</text:p>
      <text:p text:style-name="P4">
<text:span text:style-name="T4">
另请阅读：</text:span>
 <text:a xlink:type="simple" xlink:href="https://www.ukrinform.ua/rubric-ato/3729974-ukraina-posilit-spivpracu-z-miznarodnimi-partnerami-sodo-artilerijskih-snaradiv-zelenskij.html" text:style-name="Internet_20_link" text:visited-style-name="Visited_20_Internet_20_Link">
乌克兰将加强与<text:span text:style-name="T4">
国际</text:span>
炮弹合作伙伴-Zelensky的合作</text:a>
他强调，接下来的几周将非常活跃，我们州的位置明确定义。 据他说：“乌克兰官员知道该怎么办。”</text:p>
      <text:p text:style-name="P4">
据报道，弗拉基米尔<text:a xlink:type="simple" xlink:href="https://www.ukrinform.ua/rubric-vidbudova/3729961-modulni-budinki-ta-socialne-zitlo-zelenskij-podakuvav-vlasniku-wasatch-group-za-dopomogu-ukraini.html" text:style-name="Internet_20_link" text:visited-style-name="Visited_20_Internet_20_Link">
Zelensky与美国商人会面</text:a>
以及Wwasatch Group Delma Lay Hansen的赞助人，创始人兼执行董事。</text:p>
      <text:p text:style-name="P4">
照片：总统办公室</text:p>
      <text:p text:style-name="P4">
News Source: <text:a xlink:type="simple" xlink:href="https://www.ukrinform.ua/rubric-polytics/3729981-zelenskij-anonsuvav-nadzvicajno-aktivni-tizni-v-zovnisnij-politici.html" text:style-name="Internet_20_link" text:visited-style-name="Visited_20_Internet_20_Link">
https://www.ukrinform.ua/rubric-polytics/3729981-zelenskij-anonsuvav-nadzvicajno-aktivni-tizni-v-zovnisnij-politici.html</text:a>
</text:p>
      <!--NEWS-->
      <text:h text:style-name="P10" text:outline-level="1">
<text:span text:style-name="T4">
俄罗斯军队在一夜之间炮击了Nikopol</text:span>
</text:h>
      <text:p text:style-name="P4">
作者: liveuamap (Language: en)</text:p>
      <text:p text:style-name="P4">
时间: 2023-06-30T00:59:11</text:p>
      <text:p text:style-name="P4">
地点: Zaporizhia (Latitude:47.56216 Longtitude:34.39081)</text:p>
      <text:p text:style-name="P4">
视频: []</text:p>
      <text:p text:style-name="P4">
图片: []</text:p>
      <text:p text:style-name="P4">
标签: []</text:p>
      <text:p text:style-name="P4">
Id: 22572612</text:p>
      <!--METADATA-->
      <text:p text:style-name="P4">
俄罗斯军队在一夜之间炮击了Nikopol</text:p>
      <text:p text:style-name="P4">
新闻集链接：<text:a xlink:type="simple" xlink:href="https：\/\/liveuamap.com \/en \/2023 \/30- 6月-june-russian-army-army-shelled-nikopol-overnight-" text:style-name="Internet_20_link" text:visited-style-name="Visited_20_Internet_20_Link">
https：\/\/liveuamap.com \/en \/2023 \/30-圣日基 - 俄罗斯 - 武装阵容 - 尼克波尔 - 夜晚 - </text:a>
</text:p>
      <text:p text:style-name="P4">
News Source: <text:a xlink:type="simple" xlink:href="https://t.me/hyevuy_dnepr/55496" text:style-name="Internet_20_link" text:visited-style-name="Visited_20_Internet_20_Link">
https://t.me/hyevuy_dnepr/55496</text:a>
</text:p>
      <!--NEWS-->
      <text:h text:style-name="P10" text:outline-level="1">
<text:span text:style-name="T4">
一夜之间，俄罗斯军队发射了13架Shahed型无人机和4枚S-300导弹。 1 ...</text:span>
</text:h>
      <text:p text:style-name="P4">
作者: liveuamap (Language: en)</text:p>
      <text:p text:style-name="P4">
时间: 2023-06-30T02:11:00</text:p>
      <text:p text:style-name="P4">
地点: Zaporizhzhia, Zaporiz'ka oblast (Latitude:47.82099 Longtitude:35.13222)</text:p>
      <text:p text:style-name="P4">
视频: []</text:p>
      <text:p text:style-name="P4">
图片: ["<text:a xlink:type="simple" xlink:href="https://liveuamap.com/pics/2023/06/30/22572686_0.jpg" text:style-name="Internet_20_link" text:visited-style-name="Visited_20_Internet_20_Link">
22572686_0.jpg</text:a>
"]</text:p>
      <text:p text:style-name="P4">
标签: ["Russia"]</text:p>
      <text:p text:style-name="P4">
Id: 22572686</text:p>
      <!--METADATA-->
      <text:p text:style-name="P4">
一夜之间，俄罗斯军队发射了13架Shahed型无人机和4枚S-300导弹。 防空击落了10架无人机</text:p>
      <text:p text:style-name="P4">
<draw:frame draw:style-name="fr1" draw:name="Image71" text:anchor-type="as-char" svg:width="6.9236in" svg:height="6.9236in" draw:z-index="0">
<draw:image xlink:href="../Images/liveuamap/2023-06-30T02-11-00/22572686_0.jpg" xlink:type="simple" xlink:show="embed" xlink:actuate="onLoad" draw:mime-type="image/jpeg"/>
</draw:frame>
新闻集链接：<text:a xlink:type="simple" xlink:href="https：\/\/liveuamap.com \/en \/2023 \/30- 6-June-Russian-army-army-Launched-13-shahedtype-drones-and-4" text:style-name="Internet_20_link" text:visited-style-name="Visited_20_Internet_20_Link">
https：\/\/liveuamap.com \/en \/2023 \/30-圣日基 - 俄罗斯 - 武术 - 武术 -  13-shahedtype-drones and-4</text:a>
</text:p>
      <text:p text:style-name="P4">
News Source: <text:a xlink:type="simple" xlink:href="https://t.me/kpszsu/2946" text:style-name="Internet_20_link" text:visited-style-name="Visited_20_Internet_20_Link">
https://t.me/kpszsu/2946</text:a>
</text:p>
      <!--NEWS-->
      <text:h text:style-name="P10" text:outline-level="1">
<text:span text:style-name="T4">
乌克兰国防军提前在列尔瓦德（Levadne） - 马拉·托克马赫（Mala Tokmachka）提前取得了部分成功...</text:span>
</text:h>
      <text:p text:style-name="P4">
作者: liveuamap (Language: en)</text:p>
      <text:p text:style-name="P4">
时间: 2023-06-30T02:12:40</text:p>
      <text:p text:style-name="P4">
地点: Bakhmut (Latitude:48.70525 Longtitude:37.92726)</text:p>
      <text:p text:style-name="P4">
视频: []</text:p>
      <text:p text:style-name="P4">
图片: []</text:p>
      <text:p text:style-name="P4">
标签: ["Minsk Monitor", "Europe"]</text:p>
      <text:p text:style-name="P4">
Id: 22572613</text:p>
      <!--METADATA-->
      <text:p text:style-name="P4">
乌克兰国防军提前在列瓦尼(Pryutne)，马拉·托克马赫(Mala Tokmachka) -  ocheretuvate，Pryvillya -Zaliznyanske取得了部分成功</text:p>
      <text:p text:style-name="P4">
新闻集链接：<text:a xlink:type="simple" xlink:href="https：\/\/liveuamap.com \/en \/2023 \/30-June-ukrainian-defense-defces-have-have-partial-partial-success-in" text:style-name="Internet_20_link" text:visited-style-name="Visited_20_Internet_20_Link">
https：\/\/liveuamap.com \/en \/2023 \/30-june-ukrainian-defense-deforse-forces-have-have-Partial-Success-in</text:a>
</text:p>
      <text:p text:style-name="P4">
News Source: <text:a xlink:type="simple" xlink:href="https://www.facebook.com/GeneralStaff.ua/posts/pfbid0qvTPWx4tzaJKqsu8H9Z9oYYTqKXpXfXD1ZfgJhGAG5sA4WzYVZi2sGPNfA2ocFSQl" text:style-name="Internet_20_link" text:visited-style-name="Visited_20_Internet_20_Link">
https://www.facebook.com/GeneralStaff.ua/posts/pfbid0qvTPWx4tzaJKqsu8H9Z9oYYTqKXpXfXD1ZfgJhGAG5sA4WzYVZi2sGPNfA2ocFSQl</text:a>
</text:p>
      <!--NEWS-->
      <text:h text:style-name="P10" text:outline-level="1">
<text:span text:style-name="T4">
据报道，伯迪斯克机场发生了11次爆炸，有次要爆炸。 消防...</text:span>
</text:h>
      <text:p text:style-name="P4">
作者: liveuamap (Language: en)</text:p>
      <text:p text:style-name="P4">
时间: 2023-06-30T03:00:02</text:p>
      <text:p text:style-name="P4">
地点: Berdyansk (Latitude:46.81318 Longtitude:36.7594)</text:p>
      <text:p text:style-name="P4">
视频: []</text:p>
      <text:p text:style-name="P4">
图片: []</text:p>
      <text:p text:style-name="P4">
标签: []</text:p>
      <text:p text:style-name="P4">
Id: 22572687</text:p>
      <!--METADATA-->
      <text:p text:style-name="P4">
没有任何</text:p>
      <text:p text:style-name="P4">
新闻集链接：<text:a xlink:type="simple" xlink:href="https：\/\/liveuamap.com \/en \/2023 \/30--6-June-11-示例，在 -  berdiansk-airport中报告" text:style-name="Internet_20_link" text:visited-style-name="Visited_20_Internet_20_Link">
https：\/\/liveuamap.com \/en \/2023 \/30--6-June-11-示例，在berdiansk-airport中报告了 - 报告了</text:a>
</text:p>
      <text:p text:style-name="P4">
News Source: <text:a xlink:type="simple" xlink:href="https:\/\/liveuamap.com\/en\/2023\/30-june-11-explosions-were-reported-at-berdiansk-airport" text:style-name="Internet_20_link" text:visited-style-name="Visited_20_Internet_20_Link">
https:\/\/liveuamap.com\/en\/2023\/30-june-11-explosions-were-reported-at-berdiansk-airport</text:a>
</text:p>
      <!--NEWS-->
      <text:h text:style-name="P10" text:outline-level="1">
<text:span text:style-name="T4">
在Sivershchyna和Slobozhanshchyna的指示俄罗斯军队炮击Karpovych，Tymonovychi A ...</text:span>
</text:h>
      <text:p text:style-name="P4">
作者: liveuamap (Language: en)</text:p>
      <text:p text:style-name="P4">
时间: 2023-06-30T03:09:00</text:p>
      <text:p text:style-name="P4">
地点: Sumy (Latitude:51.12163 Longtitude:35.03883)</text:p>
      <text:p text:style-name="P4">
视频: []</text:p>
      <text:p text:style-name="P4">
图片: []</text:p>
      <text:p text:style-name="P4">
标签: ["Russia"]</text:p>
      <text:p text:style-name="P4">
Id: 22572706</text:p>
      <!--METADATA-->
      <text:p text:style-name="P4">
在Sivershchyna和Slobozhanschyna指示俄罗斯军队，Chernihiv地区的Tymonovychi和Leonivka和Chernihiv地区的Leonivka和Seredyna-Buda，Znob-Novhorodske，Kindrativka，Kindrativka和Yunakivka地区，苏姆(Sumy of Sumy)的苏梅(Yunakivka)</text:p>
      <text:p text:style-name="P4">
新闻集链接：<text:a xlink:type="simple" xlink:href="https：\/\/liveuamap.com \/en \/2023 \/30-june-at-at-sivershchyna and-slobozhanschyna-directions-directions-russian" text:style-name="Internet_20_link" text:visited-style-name="Visited_20_Internet_20_Link">
https：\/\/liveuamap.com \/en \/2023 \/30-june-at-at-Sivershchyna and-slobozhanschyna-directions-directions russian</text:a>
</text:p>
      <text:p text:style-name="P4">
News Source: <text:a xlink:type="simple" xlink:href="https://t.me/lumsrc/5227" text:style-name="Internet_20_link" text:visited-style-name="Visited_20_Internet_20_Link">
https://t.me/lumsrc/5227</text:a>
</text:p>
      <!--NEWS-->
      <text:h text:style-name="P10" text:outline-level="1">
<text:span text:style-name="T4">
俄罗斯部队在顿涅茨克和卢汉斯克地区采取进攻行动。 乌克兰军事...</text:span>
</text:h>
      <text:p text:style-name="P4">
作者: liveuamap (Language: en)</text:p>
      <text:p text:style-name="P4">
时间: 2023-06-30T03:12:10</text:p>
      <text:p text:style-name="P4">
地点: Donetsk (Latitude:47.85245 Longtitude:37.51204)</text:p>
      <text:p text:style-name="P4">
视频: []</text:p>
      <text:p text:style-name="P4">
图片: []</text:p>
      <text:p text:style-name="P4">
标签: ["Russia"]</text:p>
      <text:p text:style-name="P4">
Id: 22572698</text:p>
      <!--METADATA-->
      <text:p text:style-name="P4">
俄罗斯军队在顿涅茨克和卢汉斯克地区进行进攻行动。乌克兰军队与俄罗斯近距离俄罗斯部队的战斗活动进行了31次战斗活动</text:p>
      <text:p text:style-name="P4">
新闻集链接：<text:a xlink:type="simple" xlink:href="https：\/\/liveuamap.com \/en \/2023 \/30- 6月-june-russian-Forces-docducting Indervision-In-Donetsk" text:style-name="Internet_20_link" text:visited-style-name="Visited_20_Internet_20_Link">
https：\/\/liveuamap.com \/en \/2023 \/30-圣尼 - 俄罗斯 - 俄罗斯 - 连导犯罪 - 犯罪现象 -  donetsk</text:a>
</text:p>
      <text:p text:style-name="P4">
News Source: <text:a xlink:type="simple" xlink:href="https://t.me/lumsrc/5235" text:style-name="Internet_20_link" text:visited-style-name="Visited_20_Internet_20_Link">
https://t.me/lumsrc/5235</text:a>
</text:p>
      <!--NEWS-->
      <text:h text:style-name="P10" text:outline-level="1">
<text:span text:style-name="T4">
Zaporizhzhia和Kherson Directioz Rusian军队炮击Poltavka，Gulyaipole，Gulyaiipil ...</text:span>
</text:h>
      <text:p text:style-name="P4">
作者: liveuamap (Language: en)</text:p>
      <text:p text:style-name="P4">
时间: 2023-06-30T03:14:52</text:p>
      <text:p text:style-name="P4">
地点: Kherson (Latitude:46.79001 Longtitude:32.825)</text:p>
      <text:p text:style-name="P4">
视频: []</text:p>
      <text:p text:style-name="P4">
图片: []</text:p>
      <text:p text:style-name="P4">
标签: ["Russia"]</text:p>
      <text:p text:style-name="P4">
Id: 22572699</text:p>
      <!--METADATA-->
      <text:p text:style-name="P4">
俄罗斯航空在Zaporizhzhia地区的Malatokmachka和Molodizhne，Inhulets和Kherson地区的Antonivka进行了空袭，</text:p>
      <text:p text:style-name="P4">
新闻集链接：<text:a xlink:type="simple" xlink:href="https：\/\/liveuamap.com \/en \/2023 \/30-june-at-at-at-zaporizhzhzhia-and-kherson-directions-directions-russian-army-army" text:style-name="Internet_20_link" text:visited-style-name="Visited_20_Internet_20_Link">
https：\/\/liveuamap.com \/en \/2023 \/30-June-at-at-zaporizhzhzhzhia-and-kherson-directions-directions-russian-army</text:a>
</text:p>
      <text:p text:style-name="P4">
News Source: <text:a xlink:type="simple" xlink:href="https://t.me/lumsrc/5234" text:style-name="Internet_20_link" text:visited-style-name="Visited_20_Internet_20_Link">
https://t.me/lumsrc/5234</text:a>
</text:p>
      <!--NEWS-->
      <text:h text:style-name="P10" text:outline-level="1">
<text:span text:style-name="T4">
2人丧生，6人受伤，原因是唐内茨克地区的Serhiivka村庄受伤</text:span>
</text:h>
      <text:p text:style-name="P4">
作者: liveuamap (Language: en)</text:p>
      <text:p text:style-name="P4">
时间: 2023-06-30T09:22:07</text:p>
      <text:p text:style-name="P4">
地点: Donetsk (Latitude:48.66977 Longtitude:37.37171)</text:p>
      <text:p text:style-name="P4">
视频: []</text:p>
      <text:p text:style-name="P4">
图片: ["<text:a xlink:type="simple" xlink:href="https://liveuamap.com/pics/2023/06/30/22572732_0.jpg" text:style-name="Internet_20_link" text:visited-style-name="Visited_20_Internet_20_Link">
22572732_0.jpg</text:a>
", "<text:a xlink:type="simple" xlink:href="https://liveuamap.com/pics/2023/06/30/22572732_1.jpg" text:style-name="Internet_20_link" text:visited-style-name="Visited_20_Internet_20_Link">
22572732_1.jpg</text:a>
", "<text:a xlink:type="simple" xlink:href="https://liveuamap.com/pics/2023/06/30/22572732_2.jpg" text:style-name="Internet_20_link" text:visited-style-name="Visited_20_Internet_20_Link">
22572732_2.jpg</text:a>
"]</text:p>
      <text:p text:style-name="P4">
标签: []</text:p>
      <text:p text:style-name="P4">
Id: 22572732</text:p>
      <!--METADATA-->
      <text:p text:style-name="P4">
2人丧生，6人受伤，原因是唐内茨克地区的Serhiivka村庄受伤  <draw:frame draw:style-name="fr1" draw:name="Image72" text:anchor-type="as-char" svg:width="6.9236in" svg:height="9.231467in" draw:z-index="0">
<draw:image xlink:href="../Images/liveuamap/2023-06-30T09-22-07/22572732_0.jpg" xlink:type="simple" xlink:show="embed" xlink:actuate="onLoad" draw:mime-type="image/jpeg"/>
</draw:frame>
<draw:frame draw:style-name="fr1" draw:name="Image73" text:anchor-type="as-char" svg:width="6.9236in" svg:height="5.1927in" draw:z-index="0">
<draw:image xlink:href="../Images/liveuamap/2023-06-30T09-22-07/22572732_1.jpg" xlink:type="simple" xlink:show="embed" xlink:actuate="onLoad" draw:mime-type="image/jpeg"/>
</draw:frame>
<draw:frame draw:style-name="fr1" draw:name="Image74" text:anchor-type="as-char" svg:width="6.9236in" svg:height="5.1927in" draw:z-index="0">
<draw:image xlink:href="../Images/liveuamap/2023-06-30T09-22-07/22572732_2.jpg" xlink:type="simple" xlink:show="embed" xlink:actuate="onLoad" draw:mime-type="image/jpeg"/>
</draw:frame>
新闻集链接：<text:a xlink:type="simple" xlink:href="https：\/\/liveuamap.com \/en \/2023 \/30-june-2-person-kill-kill-6-wounded-as-as as-as-as as russian-shelling" text:style-name="Internet_20_link" text:visited-style-name="Visited_20_Internet_20_Link">
https：\/\/liveuamap.com \/en \/2023 \/30-6-June-2-per-kill-kill-6-wound-as-as as-as as-as as as cansult of-Russian-shelling</text:a>
</text:p>
      <text:p text:style-name="P4">
News Source: <text:a xlink:type="simple" xlink:href="https://t.me/babel/34812" text:style-name="Internet_20_link" text:visited-style-name="Visited_20_Internet_20_Link">
https://t.me/babel/34812</text:a>
</text:p>
      <!--NEWS-->
      <text:h text:style-name="P10" text:outline-level="1">
<text:span text:style-name="T4">
从加拿大森林大火到达阿富汗的烟雾</text:span>
</text:h>
      <text:p text:style-name="P4">
作者: Ukrinform (Person)</text:p>
      <text:p text:style-name="P4">
出版商: Укринформ (Organization)</text:p>
      <text:p text:style-name="P4">
出版时间: 2023-06-30T0:36:00+03:00</text:p>
      <text:p text:style-name="P4">
修改时间: 2023-06-30T21:36:00+03:00</text:p>
      <text:p text:style-name="P4">
描述: 加拿大大型森林大火中的烟雾蔓延到阿富汗和西伯利亚，遍布大西洋。  - 乌克林。</text:p>
      <text:p text:style-name="P4">
图片: ['<text:a xlink:type="simple" xlink:href="https://static.ukrinform.com/photos/2023_06/thumb_files/630_360_1688150015-868.jpg" text:style-name="Internet_20_link" text:visited-style-name="Visited_20_Internet_20_Link">
630_360_16881...</text:a>
']</text:p>
      <text:p text:style-name="P4">
标签: ['Афганістан', 'Канада', 'Пожежа', 'Супутник']</text:p>
      <text:p text:style-name="P4">
类型: Article</text:p>
      <!--METADATA-->
      <text:p text:style-name="P4">
<draw:frame draw:style-name="fr1" draw:name="Image75" text:anchor-type="as-char" svg:width="6.9236in" svg:height="3.956343in" draw:z-index="0">
<draw:image xlink:href="../Images/yкринформ/2023-06-30T0-36-00-03-00/630_360_1688150015-868.jpg" xlink:type="simple" xlink:show="embed" xlink:actuate="onLoad" draw:mime-type="image/jpeg"/>
</draw:frame>
加拿大废林的烟雾通过大西洋传播到阿富汗和西伯利亚。</text:p>
      <text:p text:style-name="P4">
正如Ukrinform报道的那样，它报告了<text:a xlink:type="simple" xlink:href="https://www.space.com/34-image-day.html" text:style-name="Internet_20_link" text:visited-style-name="Visited_20_Internet_20_Link">
Space.com</text:a>
。</text:p>
      <text:p text:style-name="P4">
在日本气象卫星喜玛瓦里9的图片中，蓝色的蓝色speech云在亚洲大陆上冻结，覆盖了超过一百万的Qual公里。</text:p>
      <text:p text:style-name="P4">
<text:span text:style-name="T5">
foto：space.com</text:span>
</text:p>
      <text:p text:style-name="P4">
卫星将照片从其位置拍摄到地面轨道上的地面轨道上的36,000公里。</text:p>
      <text:p text:style-name="P4">
英国国家土地监视中心的一位科学家已经处理了卫星图像，并以红色轮廓突出了一团烟雾。</text:p>
      <text:p text:style-name="Quotations">

<text:p text:style-name="P4">
不仅是加拿大有野火。 该视频，来自日本的<text:a xlink:type="simple" xlink:href="https://twitter.com/hashtag/Himawari" text:style-name="Internet_20_link" text:visited-style-name="Visited_20_Internet_20_Link">
&gt;
 #himawari&gt;
</text:a>
天气&gt;
坐着，在西伯利亚展示烟雾和野火。 &gt;
&gt;
在左侧观看 - 一群火力足以触发&gt;
巨大的雷暴!&gt;
&gt;
这些风暴被称为pyrocb：<text:a xlink:type="simple" xlink:href="https://t.co/w8w028Jp08" text:style-name="Internet_20_link" text:visited-style-name="Visited_20_Internet_20_Link">
https://t.co/w8w028jp08&gt;
</text:a>
<text:a xlink:type="simple" xlink:href="https://t.co/xvssV3Fh7i" text:style-name="Internet_20_link" text:visited-style-name="Visited_20_Internet_20_Link">
pic.twitter.com/xvssv3fh7i&gt;
</text:a>
&gt;
&gt;
  - 西蒙骄傲(@simon_sat)<text:a xlink:type="simple" xlink:href="https://twitter.com/simon_sat/status/1674746416550297607" text:style-name="Internet_20_link" text:visited-style-name="Visited_20_Internet_20_Link">
2023年6月30日&gt;
</text:a>
“这是加拿大人的烟雾(https://www.ukrinform.ua/tag-pozeza)。 他穿过大西洋和欧洲，现在从阿富汗贝卡尔(Baikal)延伸。” <text:a xlink:type="simple" xlink:href="https://twitter.com/simon_sat/status/1674514550656315392" text:style-name="Internet_20_link" text:visited-style-name="Visited_20_Internet_20_Link">
写道</text:a>
降落在Twitter中。</text:p>

</text:p>
      <text:p text:style-name="P4">
<text:span text:style-name="T4">
另请阅读：</text:span>
 [2050年加拿大的森林大火数量 - 部长(https://www.ukrinform.ua/rubric-world/3720806-kilkist-lisovih-pozez-u-kanadi-do-2050-roku-podvoitsa-ministr.html)据乌克林福姆(Ukrinform)报道，自从加拿大年初以来，加拿大约有270万公顷的森林被摧毁，这与整个基辅地区的地区相当。</text:p>
      <text:p text:style-name="P4">
<text:span text:style-name="T5">
foto：euronews</text:span>
</text:p>
      <text:p text:style-name="P4">
News Source: <text:a xlink:type="simple" xlink:href="https://www.ukrinform.ua/rubric-world/3729996-dim-vid-lisovih-pozez-u-kanadi-sagnuv-afganistanu.html" text:style-name="Internet_20_link" text:visited-style-name="Visited_20_Internet_20_Link">
https://www.ukrinform.ua/rubric-world/3729996-dim-vid-lisovih-pozez-u-kanadi-sagnuv-afganistanu.html</text:a>
</text:p>
      <!--NEWS-->
      <text:h text:style-name="P10" text:outline-level="1">
<text:span text:style-name="T4">
联合国理事会得出小规模的维持和平使命</text:span>
</text:h>
      <text:p text:style-name="P4">
作者: Ukrinform (Person)</text:p>
      <text:p text:style-name="P4">
出版商: Укринформ (Organization)</text:p>
      <text:p text:style-name="P4">
出版时间: 2023-06-30T10:37:00+03:00</text:p>
      <text:p text:style-name="P4">
修改时间: 2023-06-30T22:37:00+03:00</text:p>
      <text:p text:style-name="P4">
描述: 联合国安理会一致批准了完全撤回该组织的维持和平部队的决定。  - 乌克林。</text:p>
      <text:p text:style-name="P4">
图片: ['<text:a xlink:type="simple" xlink:href="https://static.ukrinform.com/photos/2017_09/thumb_files/630_360_1505824348-9034.jpg" text:style-name="Internet_20_link" text:visited-style-name="Visited_20_Internet_20_Link">
630_360_15058...</text:a>
']</text:p>
      <text:p text:style-name="P4">
标签: ['Малі', 'Миротворці', 'Радбез ООН']</text:p>
      <text:p text:style-name="P4">
类型: Article</text:p>
      <!--METADATA-->
      <text:p text:style-name="P4">
<draw:frame draw:style-name="fr1" draw:name="Image77" text:anchor-type="as-char" svg:width="6.9236in" svg:height="3.956343in" draw:z-index="0">
<draw:image xlink:href="../Images/yкринформ/2023-06-30T10-37-00-03-00/630_360_1505824348-9034.jpg" xlink:type="simple" xlink:show="embed" xlink:actuate="onLoad" draw:mime-type="image/jpeg"/>
</draw:frame>
联合国安全一致批准了完全撤回小组织维持和平部队的决定。</text:p>
      <text:p text:style-name="P4">
它由乌克林福音通讯员在纽约报道。</text:p>
      <text:p text:style-name="P4">
该国的安全责任将委托给过渡政府，该政府在2021年革命后保证当权。</text:p>
      <text:p text:style-name="P4">
联合国秘书长安东尼·古特里什(Anthony Guterrish)称过渡政府“全面收集了普通和安全的员工和资产撤离”，这将持续大约六个月。</text:p>
      <text:p text:style-name="P4">
根据批准的决议，<text:a xlink:type="simple" xlink:href="https://www.ukrinform.ua/tag-mirotvorci" text:style-name="Internet_20_link" text:visited-style-name="Visited_20_Internet_20_Link">
维持和平部队</text:a>
他们将在周六开始降低自己的依从性，并将在2024年1月1日之前完全从Small撤回。</text:p>
      <text:p text:style-name="P4">
截至2023年2月的理事会决定创建的任务超过15,000。 人。</text:p>
      <text:p text:style-name="P4">
<text:span text:style-name="T4">
另请阅读：</text:span>
 <text:a xlink:type="simple" xlink:href="https://www.ukrinform.ua/rubric-world/3728590-mirotvorca-misia-oon-u-mali-moze-zaversitisa-naprikinci-cervna-zmi.html" text:style-name="Internet_20_link" text:visited-style-name="Visited_20_Internet_20_Link">
联合国维持和平任务<text:span text:style-name="T4">
马里</text:span>
可以在6月底结束 - 媒体</text:a>
作为报告<text:a xlink:type="simple" xlink:href="https://news.un.org/en/story/2023/06/1138257" text:style-name="Internet_20_link" text:visited-style-name="Visited_20_Internet_20_Link">
联合国新闻服务</text:a>
近年来，在整个萨哈尔地区，武装团体和恐怖组织的暴力使303名维和人员感到惊讶。</text:p>
      <text:p text:style-name="P4">
由于资源有限，这已成为暴力，不稳定和跨境交易的主要因素，因此，由于有限的社会张力的气候变化，应有的住宿条件也加剧了。</text:p>
      <text:p text:style-name="P4">
正如乌克林福姆报道的那样，美国政府透露[过渡政府马里是由瓦格纳·佩克(Wagner Pec)支付的]](https://www.ukrinform.ua/amp/rubric-world/3729978-perehidnij-urad-mali-viplativ-pvk-vagner-ponad-200-miljoniv-bilij-dim.html)超过2亿美元，但俄罗斯雇佣军的存在只加剧了乌克兰的安全状况。</text:p>
      <text:p text:style-name="P4">
<text:span text:style-name="T4">
另请阅读：</text:span>
 <text:a xlink:type="simple" xlink:href="https://www.ukrinform.ua/rubric-world/3724024-vlada-mali-prosit-oon-vivesti-mirotvorciv.html" text:style-name="Internet_20_link" text:visited-style-name="Visited_20_Internet_20_Link">
Power <text:span text:style-name="T4">
 Small </text:span>
要求联合国撤回维持和平</text:a>
白宫指出了瓦格纳·佩克(Wagner PEC)的努力，旨在取代联合国马里(Mali)，后者干扰了俄罗斯雇佣军的利益。</text:p>
      <text:p text:style-name="P4">
马里过渡政府在6月初废除了同意在该国完成稳定任务的同意，并坚持直接维持和平人员。</text:p>
      <text:p text:style-name="P4">
News Source: <text:a xlink:type="simple" xlink:href="https://www.ukrinform.ua/rubric-world/3730009-radbez-oon-vivodit-mirotvorcu-misiu-z-mali.html" text:style-name="Internet_20_link" text:visited-style-name="Visited_20_Internet_20_Link">
https://www.ukrinform.ua/rubric-world/3730009-radbez-oon-vivodit-mirotvorcu-misiu-z-mali.html</text:a>
</text:p>
      <!--NEWS-->
      <text:h text:style-name="P10" text:outline-level="1">
<text:span text:style-name="T4">
乌克兰和立陶宛将在文化遗产的数字化领域合作</text:span>
</text:h>
      <text:p text:style-name="P4">
作者: Ukrinform (Person)</text:p>
      <text:p text:style-name="P4">
出版商: Укринформ (Organization)</text:p>
      <text:p text:style-name="P4">
出版时间: 2023-06-30T11:40:15+03:00</text:p>
      <text:p text:style-name="P4">
修改时间: 2023-06-30T22:40:15+03:00</text:p>
      <text:p text:style-name="P4">
描述: 文化和信息政策与立陶宛代表讨论了进一步的合作，并加强了乌克兰文化遗产的信息安全领域和数字化的步骤。  - 乌克林。</text:p>
      <text:p text:style-name="P4">
图片: ['<text:a xlink:type="simple" xlink:href="https://static.ukrinform.com/photos/2023_05/thumb_files/630_360_1683304526-994.jpg" text:style-name="Internet_20_link" text:visited-style-name="Visited_20_Internet_20_Link">
630_360_16833...</text:a>
']</text:p>
      <text:p text:style-name="P4">
标签: ['Культурна спадщина', 'Литва', 'МКІП ', 'Діджиталізація']</text:p>
      <text:p text:style-name="P4">
类型: Article</text:p>
      <!--METADATA-->
      <text:p text:style-name="P4">
<draw:frame draw:style-name="fr1" draw:name="Image78" text:anchor-type="as-char" svg:width="6.9236in" svg:height="3.956343in" draw:z-index="0">
<draw:image xlink:href="../Images/yкринформ/2023-06-30T11-40-15-03-00/630_360_1683304526-994.jpg" xlink:type="simple" xlink:show="embed" xlink:actuate="onLoad" draw:mime-type="image/jpeg"/>
</draw:frame>
在文化和信息政策部中，他们讨论了与代表的进一步合作，并加强了乌克兰文化遗产的信息安全领域的步骤。</text:p>
      <text:p text:style-name="P4">
关于它报告<text:a xlink:type="simple" xlink:href="https://mkip.gov.ua/news/9405.html" text:style-name="Internet_20_link" text:visited-style-name="Visited_20_Internet_20_Link">
新闻服务</text:a>
乌克林福姆报道。</text:p>
      <text:p text:style-name="P4">
消息写道：“乌克兰方面对立陶宛及其公民支持文化阵线表示衷心的感谢，因为这种支持不仅是用言语而是特定行动来表达的。”</text:p>
      <text:p text:style-name="P4">
正如所指出的那样，副部长塔拉斯·舍申科(Taras Shevchenko)祝贺对俄罗斯渠道广播的其他限制和禁令的实施。 他强调有必要继续这种较大[制裁]的坦率化过程(https://www.ukrinform.ua/tag-sankcii)对俄罗斯电视公司和媒体的淡化限制。</text:p>
      <text:p text:style-name="P4">
Shevchenko还强调需要结合努力并继续协调，以推广Ramstein倡议，包括球形信息安全，包括制裁政策。</text:p>
      <text:p text:style-name="P4">
反过来，副部长阿纳斯塔西亚·邦达(Anastasia Bondar)向侧面领域的处境告知，其主要挑战是非批评文化遗产的数字化，博物馆展览和乌克兰无形的文化遗产。</text:p>
      <text:p text:style-name="P4">
<text:span text:style-name="T4">
另请阅读：</text:span>
 <text:a xlink:type="simple" xlink:href="https://www.ukrinform.ua/rubric-culture/3725803-mkip-ta-predstavniki-unesko-obgovorili-zberezenna-kulturnoi-spadsini.html" text:style-name="Internet_20_link" text:visited-style-name="Visited_20_Internet_20_Link">
MKIP和联合国教科文组织代表讨论了文化遗产的保存</text:a>
她指出，与立陶宛机构在无数业务领域进行了富有成果的合作，进行了培训，以交换专家，赠款和奖学金之间的经验，以及与图书馆网络的广泛合作以恢复单个对象。</text:p>
      <text:p text:style-name="P4">
立陶宛一方在这场斗争中确认了它的全部支持，并表示准备进一步合作。</text:p>
      <text:p text:style-name="P4">
News Source: <text:a xlink:type="simple" xlink:href="https://www.ukrinform.ua/rubric-culture/3730011-ukraina-ta-litva-spivpracuvatimut-u-sferi-didzitalizacii-kulturnoi-spadsini.html" text:style-name="Internet_20_link" text:visited-style-name="Visited_20_Internet_20_Link">
https://www.ukrinform.ua/rubric-culture/3730011-ukraina-ta-litva-spivpracuvatimut-u-sferi-didzitalizacii-kulturnoi-spadsini.html</text:a>
</text:p>
      <!--NEWS-->
      <text:h text:style-name="P10" text:outline-level="1">
<text:span text:style-name="T4">
摩尔多瓦当局将所有州机构以及执法机构都置于...</text:span>
</text:h>
      <text:p text:style-name="P4">
作者: liveuamap (Language: en)</text:p>
      <text:p text:style-name="P4">
时间: 2023-06-30T12:20:40</text:p>
      <text:p text:style-name="P4">
地点: Chișinău, Chișinău (Latitude:47.02821 Longtitude:28.82791)</text:p>
      <text:p text:style-name="P4">
视频: []</text:p>
      <text:p text:style-name="P4">
图片: []</text:p>
      <text:p text:style-name="P4">
标签: ["Moldova"]</text:p>
      <text:p text:style-name="P4">
Id: 22572734</text:p>
      <!--METADATA-->
      <text:p text:style-name="P4">
摩尔多瓦当局将所有州机构以及法律部门机构置于高度警觉之后，在Chisinauairport枪击事件 - 总统Maia Sandu枪击事件发生后。 据她说，有两个人被枪击的阿森杀害 - 边境警卫和机场安全服务的雇员</text:p>
      <text:p text:style-name="P4">
新闻集链接：<text:a xlink:type="simple" xlink:href="https：\/\/moldova.liveuamap.com \/en \/2023 \/30-6-June-Moldovan-Moldovan-uthorities-have-put-put-put-put-put-put-put-put-put-put-put-put-put-put-put-put-put-put-put-put-put-put-put-put-put-put-put-put-put-pat" text:style-name="Internet_20_link" text:visited-style-name="Visited_20_Internet_20_Link">
https：\/\/moldova.liveuamap.com \/en \/2023 \/30-6-June-Moldovan-authorities-wave-put-put-put-put-put-all-State-Instations</text:a>
</text:p>
      <text:p text:style-name="P4">
News Source: <text:a xlink:type="simple" xlink:href="https://t.me/ukrpravda_news/32609" text:style-name="Internet_20_link" text:visited-style-name="Visited_20_Internet_20_Link">
https://t.me/ukrpravda_news/32609</text:a>
</text:p>
      <!--NEWS-->
      <text:h text:style-name="P10" text:outline-level="1">
<text:span text:style-name="T4">
奇克斯坦公民的怀疑射手是</text:span>
</text:h>
      <text:p text:style-name="P4">
作者: liveuamap (Language: en)</text:p>
      <text:p text:style-name="P4">
时间: 2023-06-30T12:26:07</text:p>
      <text:p text:style-name="P4">
地点: Chișinău, Chișinău (Latitude:46.93264 Longtitude:28.93556)</text:p>
      <text:p text:style-name="P4">
视频: []</text:p>
      <text:p text:style-name="P4">
图片: []</text:p>
      <text:p text:style-name="P4">
标签: ["Moldova", "Central Asia"]</text:p>
      <text:p text:style-name="P4">
Id: 22572735</text:p>
      <!--METADATA-->
      <text:p text:style-name="P4">
奇克斯坦公民的怀疑射手是</text:p>
      <text:p text:style-name="P4">
新闻收集链接：[https：\/\/moldova.liveuamap.com \/en \/2023 \/30-6-June-spected shooter-at-at-at-at-at-chiinu-airport-is-is-is-tajikistan]](https：\/\/moldova.liveuamap.com \/en \/2023 \/30-June-june uspected shooter-at-at-at-chiinu-airport-is is-is-is-is-is-tajikistan)</text:p>
      <text:p text:style-name="P4">
News Source: <text:a xlink:type="simple" xlink:href="https://t.me/babel/34826" text:style-name="Internet_20_link" text:visited-style-name="Visited_20_Internet_20_Link">
https://t.me/babel/34826</text:a>
</text:p>
      <!--NEWS-->
      <text:h text:style-name="P10" text:outline-level="1">
<text:span text:style-name="T4">
Truskavets将在德国项目上建造矿物水厂</text:span>
</text:h>
      <text:p text:style-name="P4">
作者: Ukrinform (Person)</text:p>
      <text:p text:style-name="P4">
出版商: Укринформ (Organization)</text:p>
      <text:p text:style-name="P4">
出版时间: 2023-06-30T12:48:41+03:00</text:p>
      <text:p text:style-name="P4">
修改时间: 2023-06-30T22:48:41+03:00</text:p>
      <text:p text:style-name="P4">
描述: 在利维夫地区的Truskavets中，根据德国项目将建造一个矿物水厂。  - 乌克林。</text:p>
      <text:p text:style-name="P4">
图片: ['<text:a xlink:type="simple" xlink:href="https://static.ukrinform.com/photos/2020_09/thumb_files/630_360_1601380501-828.jpg" text:style-name="Internet_20_link" text:visited-style-name="Visited_20_Internet_20_Link">
630_360_16013...</text:a>
']</text:p>
      <text:p text:style-name="P4">
标签: ['Німеччина', 'Вода', 'Завод', 'Трускавець']</text:p>
      <text:p text:style-name="P4">
类型: Article</text:p>
      <!--METADATA-->
      <text:p text:style-name="P4">
<draw:frame draw:style-name="fr1" draw:name="Image82" text:anchor-type="as-char" svg:width="6.9236in" svg:height="3.956343in" draw:z-index="0">
<draw:image xlink:href="../Images/yкринформ/2023-06-30T12-48-41-03-00/630_360_1601380501-828.jpg" xlink:type="simple" xlink:show="embed" xlink:actuate="onLoad" draw:mime-type="image/jpeg"/>
</draw:frame>
根据德国项目，在LVIV地区的Truskavets中将建造矿物水厂。</text:p>
      <text:p text:style-name="P4">
国际度假村和娱乐论坛的费用安德里·库尔奇特(Andriy Kulchytsky)市长向记者报告了这一点。</text:p>
      <text:p text:style-name="P4">
“我们有一个巨大的现代特鲁斯卡维斯卡矿产矿泉水矿物水厂要建造。 该工厂本身计划建造，其估计价值 - 至少3500万美元。”</text:p>
      <text:p text:style-name="P4">
他补充说，关于土地购买的谈判已经通过，已经进行了地质情报，在<text:a xlink:type="simple" xlink:href="https://www.ukrinform.ua/tag-nimeccina" text:style-name="Internet_20_link" text:visited-style-name="Visited_20_Internet_20_Link">
德国</text:a>
他们命令投影仪进行投影工作。</text:p>
      <text:p text:style-name="P4">
“该工厂计划建在Truskavets内购买的私人地块上。 投资者付款，该项目的德国质量保证了生产的安全。”库尔奇特斯基补充说。</text:p>
      <text:p text:style-name="P4">
<text:span text:style-name="T4">
另请阅读：</text:span>
 <text:a xlink:type="simple" xlink:href="https://www.ukrinform.ua/rubric-society/3721008-na-tankovomu-zavodi-rheinmetall-v-ukraini-pracuvatimut-miscevi-specialisti-kerivnik-koncernu.html" text:style-name="Internet_20_link" text:visited-style-name="Visited_20_Internet_20_Link">
在坦克上<text:span text:style-name="T4">
植物</text:span>
和乌克兰的莱茵金属尔(Rheinmetall)将在当地专家工作 - 关注的头部</text:a>
根据安德里·库尔奇特斯基市长的说法，2023年的特鲁斯卡维特社区地区的特鲁斯卡维特人在Truskavets上达到了1亿美元，心态将继续下去。</text:p>
      <text:p text:style-name="P4">
6月29日至30日，在LVIV地区的Truskavets(国际度假胜地和娱乐论坛)(https://www.ukrinform.ua/rubric-regions/3729638-u-truskavci-rozpocav-robotu-miznarodnij-kurortnorekreacijnij-forum.html)，在其中，专家讨论了针对受战争影响者的有效度假村康复系统概念的发展。</text:p>
      <text:p text:style-name="P4">
<text:span text:style-name="T5">
照片说明性</text:span>
</text:p>
      <text:p text:style-name="P4">
News Source: <text:a xlink:type="simple" xlink:href="https://www.ukrinform.ua/rubric-economy/3730012-u-truskavci-pobuduut-zavod-mineralnih-vod-za-nimeckim-proektom.html" text:style-name="Internet_20_link" text:visited-style-name="Visited_20_Internet_20_Link">
https://www.ukrinform.ua/rubric-economy/3730012-u-truskavci-pobuduut-zavod-mineralnih-vod-za-nimeckim-proektom.html</text:a>
</text:p>
      <!--NEWS-->
      <text:h text:style-name="P10" text:outline-level="1">
<text:span text:style-name="T4">
记者已经安装了在乌克兰清算的近27,000名军事俄罗斯联邦</text:span>
</text:h>
      <text:p text:style-name="P4">
作者: Ukrinform (Person)</text:p>
      <text:p text:style-name="P4">
出版商: Укринформ (Organization)</text:p>
      <text:p text:style-name="P4">
出版时间: 2023-06-30T13:59:00+03:00</text:p>
      <text:p text:style-name="P4">
修改时间: 2023-06-30T22:59:00+03:00</text:p>
      <text:p text:style-name="P4">
描述: 在志愿者的支持下，人权门户网站“ Mediazon”和俄罗斯BBC服务被任命为俄罗斯军人的26,801人，他们在针对乌克兰的战争中死亡。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Загибель', 'Журналіст', 'Російські військові', 'Війна з Росією']</text:p>
      <text:p text:style-name="P4">
类型: Article</text:p>
      <!--METADATA-->
      <text:p text:style-name="P4">
<draw:frame draw:style-name="fr1" draw:name="Image83" text:anchor-type="as-char" svg:width="6.9236in" svg:height="3.956343in" draw:z-index="0">
<draw:image xlink:href="../Images/yкринформ/2023-06-30T13-59-00-03-00/630_360_1649246846-820.jpg" xlink:type="simple" xlink:show="embed" xlink:actuate="onLoad" draw:mime-type="image/jpeg"/>
</draw:frame>
人权门户网站“ Mediazon”和俄罗斯BBC服务在志愿者的支持下建立了俄罗斯军人的26,801名，即针对乌克兰的死战。</text:p>
      <text:p text:style-name="P4">
关于IT报告乌克林福姆，参考<text:a xlink:type="simple" xlink:href="http://zona.media/casualties" text:style-name="Internet_20_link" text:visited-style-name="Visited_20_Internet_20_Link">
网站“ Mediosones”</text:a>
。</text:p>
      <text:p text:style-name="P4">
同时，在囚犯中被确认丧生的人数超过五千。 记者还证实了2674人动员俄罗斯人的死亡。</text:p>
      <text:p text:style-name="P4">
此外，到6月30日，确认了2250多名俄罗斯军队和其他执法机构的官员。 其中263个 - 在加热器及以上的等级中。</text:p>
      <text:p text:style-name="P4">
也有176例军事飞行员死亡。 与该出版物有关，它提醒您准备一台一流的一架前飞机飞行员为7  -  8年，费用约为340万美元。</text:p>
      <text:p text:style-name="P4">
<text:span text:style-name="T4">
另请阅读：</text:span>
 <text:a xlink:type="simple" xlink:href="https://www.ukrinform.ua/rubric-ato/3729020-ukrainski-bijci-iglou-zbili-rosijskij-vinisuvac-su25.html" text:style-name="Internet_20_link" text:visited-style-name="Visited_20_Internet_20_Link">
乌克兰战斗机“ Igla” <text:span text:style-name="T4">
击倒</text:span>
俄罗斯战斗机25</text:a>
大部分死者 - 来自Sverdlovsk地区，Krasnodar地区，Chelyabinsk地区，Bashkirria，Buryatia和Rostov地区。</text:p>
      <text:p text:style-name="P4">
记者收集有关死者的信息<text:a xlink:type="simple" xlink:href="https://www.ukrinform.ua/tag-rosijski-vijskovi" text:style-name="Internet_20_link" text:visited-style-name="Visited_20_Internet_20_Link">
俄罗斯军方</text:a>
从敌对行动开始。 Domenitoring只是那些以开源来源为由建立死亡的人。 研究人员强调，实际的死亡人数可能会高出几倍。 另外，丢失的数量未知数。</text:p>
      <text:p text:style-name="P4">
据截至6月30日，乌克兰武装部队的总参谋部据报道，据报道228 340俄罗斯入侵者。</text:p>
      <text:p text:style-name="P4">
News Source: <text:a xlink:type="simple" xlink:href="https://www.ukrinform.ua/rubric-ato/3730008-zurnalisti-vstanovili-osobi-majze-27-tisac-vijskovih-rf-likvidovanih-v-ukraini.html" text:style-name="Internet_20_link" text:visited-style-name="Visited_20_Internet_20_Link">
https://www.ukrinform.ua/rubric-ato/3730008-zurnalisti-vstanovili-osobi-majze-27-tisac-vijskovih-rf-likvidovanih-v-ukraini.html</text:a>
</text:p>
      <!--NEWS-->
      <text:h text:style-name="P10" text:outline-level="1">
<text:span text:style-name="T4">
乌克兰青年的球员到达纳波基俱乐部，参加了四分之一决赛欧洲杯2023年</text:span>
</text:h>
      <text:p text:style-name="P4">
作者: Ukrinform (Person)</text:p>
      <text:p text:style-name="P4">
出版商: Укринформ (Organization)</text:p>
      <text:p text:style-name="P4">
出版时间: 2023-06-30T15:00:00+03:00</text:p>
      <text:p text:style-name="P4">
修改时间: 2023-06-30T23:00:00+03:00</text:p>
      <text:p text:style-name="P4">
描述: 来自罗马尼亚首都布加勒斯特（Bucharest）的乌克兰青年队（21岁）到达纳波基俱乐部，7月2日（星期日）将在那里举行欧洲冠军四分之一决赛的比赛。  - 乌克林。</text:p>
      <text:p text:style-name="P4">
图片: ['<text:a xlink:type="simple" xlink:href="https://static.ukrinform.com/photos/2023_06/thumb_files/630_360_1688155471-489.jpg" text:style-name="Internet_20_link" text:visited-style-name="Visited_20_Internet_20_Link">
630_360_16881...</text:a>
']</text:p>
      <text:p text:style-name="P4">
标签: ['Футбол']</text:p>
      <text:p text:style-name="P4">
类型: Article</text:p>
      <!--METADATA-->
      <text:p text:style-name="P4">
<draw:frame draw:style-name="fr1" draw:name="Image84" text:anchor-type="as-char" svg:width="6.9236in" svg:height="3.956343in" draw:z-index="0">
<draw:image xlink:href="../Images/yкринформ/2023-06-30T15-00-00-03-00/630_360_1688155471-489.jpg" xlink:type="simple" xlink:show="embed" xlink:actuate="onLoad" draw:mime-type="image/jpeg"/>
</draw:frame>
乌克兰青年足球队(球员最多21岁)布加勒斯特(Bucharest)从罗马尼亚的首都安排到克鲁兹·纳波基(Kluzh-Napoki)，在7月2日星期日，他将在欧罗巴(Europa)的四分之一决赛中对阵法国的同伴。</text:p>
      <text:p text:style-name="P4">
据报道，Kluzh-Arena上的比赛将在基辅的22.00开始。</text:p>
      <text:p text:style-name="P4">
对抗的获胜者将在库塔萨效力(乔治亚州)7月5日在半决赛中。</text:p>
      <text:p text:style-name="P4">
<text:span text:style-name="T4">
另请阅读：</text:span>
 [海滩乌克兰妇女团队(https://www.ukrinform.ua/rubric-sports/3729971-zinoca-zbirna-ukraini-z-plaznogo-futbolu-vijsla-u-final-iii-evropejskih-igor.html)2023年欧洲欧洲银行大结局将于7月8日在巴图姆举行(乔治亚州).</text:p>
      <text:p text:style-name="P4">
Фото: uaf.ua.</text:p>
      <text:p text:style-name="P4">
News Source: <text:a xlink:type="simple" xlink:href="https://www.ukrinform.ua/rubric-sports/3730013-futbolisti-ukrainskoi-molodizki-pribuli-do-kluznapoki-na-cvertfinal-evro2023.html" text:style-name="Internet_20_link" text:visited-style-name="Visited_20_Internet_20_Link">
https://www.ukrinform.ua/rubric-sports/3730013-futbolisti-ukrainskoi-molodizki-pribuli-do-kluznapoki-na-cvertfinal-evro2023.html</text:a>
</text:p>
      <!--NEWS-->
      <text:h text:style-name="P10" text:outline-level="1">
<text:span text:style-name="T4">
乌克兰的战争需要在实现公正和平的路上进行创造性的努力 - 罗马教皇</text:span>
</text:h>
      <text:p text:style-name="P4">
作者: Ukrinform (Person)</text:p>
      <text:p text:style-name="P4">
出版商: Укринформ (Organization)</text:p>
      <text:p text:style-name="P4">
出版时间: 2023-06-30T15:11:07+03:00</text:p>
      <text:p text:style-name="P4">
修改时间: 2023-06-30T15:11:07+03:00</text:p>
      <text:p text:style-name="P4">
描述: 在与君士坦丁堡的主教代表团的会议上，教皇弗朗西斯提到了反对乌克兰的战争，并强调需要共同努力寻找和平的方法。  - 乌克林。</text:p>
      <text:p text:style-name="P4">
图片: ['<text:a xlink:type="simple" xlink:href="https://static.ukrinform.com/photos/2023_06/thumb_files/630_360_1688127039-115.jpeg" text:style-name="Internet_20_link" text:visited-style-name="Visited_20_Internet_20_Link">
630_360_16881...</text:a>
']</text:p>
      <text:p text:style-name="P4">
标签: ['Папа Франциск', 'Війна з Росією']</text:p>
      <text:p text:style-name="P4">
类型: Article</text:p>
      <!--METADATA-->
      <text:p text:style-name="P4">
<draw:frame draw:style-name="fr1" draw:name="Image85" text:anchor-type="as-char" svg:width="6.9236in" svg:height="3.956343in" draw:z-index="0">
<draw:image xlink:href="../Images/yкринформ/2023-06-30T15-11-07-03-00/630_360_1688127039-115.jpeg" xlink:type="simple" xlink:show="embed" xlink:actuate="onLoad" draw:mime-type="image/jpeg"/>
</draw:frame>
在与君士坦丁堡的祖先代表团的会议上，爸爸爸爸弗朗西斯提到了反对乌克兰的战争，并强调了在寻找和平方式方面的共同努力不足。</text:p>
      <text:p text:style-name="P4">
关于它报告<text:a xlink:type="simple" xlink:href="https://www.vaticannews.va/uk/pope/news/2023-06/papa-delegaziji-konstantynopolskogo-patriarhatu.html" text:style-name="Internet_20_link" text:visited-style-name="Visited_20_Internet_20_Link">
梵蒂冈新闻</text:a>
，报道乌克林福姆</text:p>
      <text:p text:style-name="P4">
庞蒂夫说：“这场战争的悲惨现实似乎没有终结，需要所有共同的创造性努力来想象和实施和平的方式，宗教和稳定的和平。”</text:p>
      <text:p text:style-name="P4">
教皇指出，与君士坦丁堡的祖先代表团会面，该会议是在圣徒彼得和保罗节之际向罗马庆祝的，在各种焦虑的气氛中举行，包括和平的主题，尤其是在遭受乌克兰”。</text:p>
      <text:p text:style-name="P4">
据他说，俄罗斯对乌克兰的战争“证明了所有<text:a xlink:type="simple" xlink:href="https://www.ukrinform.ua/rubric-ato" text:style-name="Internet_20_link" text:visited-style-name="Visited_20_Internet_20_Link">
战争</text:a>
实际上，这是一场灾难。” Franchat还提到了卡科夫卡水力发电厂的俄罗斯大坝俄罗斯人的破坏，此后，乌克兰南部地区的长期生活被迫离开家。</text:p>
      <text:p text:style-name="P4">
<text:span text:style-name="T4">
另请阅读：</text:span>
 [<text:span text:style-name="T4">
教皇</text:span>
 <text:span text:style-name="T4">
罗马</text:span>
敦促继续为“长 - 苏打乌克兰”祈祷]](https://www.ukrinform.ua/rubric-world/3728954-papa-rimskij-zaklikav-prodovzuvati-molitisa-za-bagatostrazdalnu-ukrainu.html)教皇说：“作为基督的门徒，我们不能接受战争，但我们有责任为和平而共同努力。”</text:p>
      <text:p text:style-name="P4">
正如乌克林福姆报道的那样，乌克兰外交官的妻子在伊斯坦布尔的Ivselensky族长巴塞洛缪和教皇弗朗西斯·伊维克科夫的会议上呼吁精神领导人促进乌克兰的核恐怖主义囚犯的解放。</text:p>
      <text:p text:style-name="P4">
<text:span text:style-name="T5">
foto：vaticannews.va</text:span>
</text:p>
      <text:p text:style-name="P4">
News Source: <text:a xlink:type="simple" xlink:href="https://www.ukrinform.ua/rubric-society/3729829-vijna-v-ukraini-vimagae-kreativnih-zusil-na-slahu-do-spravedlivogo-miru-papa-rimskij.html" text:style-name="Internet_20_link" text:visited-style-name="Visited_20_Internet_20_Link">
https://www.ukrinform.ua/rubric-society/3729829-vijna-v-ukraini-vimagae-kreativnih-zusil-na-slahu-do-spravedlivogo-miru-papa-rimskij.html</text:a>
</text:p>
      <!--NEWS-->
      <text:h text:style-name="P10" text:outline-level="1">
<text:span text:style-name="T4">
SBU报告了俄罗斯船长的怀疑，该船长将军事装备从叙利亚送往克里米亚</text:span>
</text:h>
      <text:p text:style-name="P4">
作者: Ukrinform (Person)</text:p>
      <text:p text:style-name="P4">
出版商: Укринформ (Organization)</text:p>
      <text:p text:style-name="P4">
出版时间: 2023-06-30T15:14:00+03:00</text:p>
      <text:p text:style-name="P4">
修改时间: 2023-06-30T15:14:00+03:00</text:p>
      <text:p text:style-name="P4">
描述: 乌克兰的安全局报道了俄罗斯货船船长斯巴达四世·阿列克谢·特雷什乔科（Alexei Tereshchenko）的怀疑，后者帮助将俄罗斯联合会从叙利亚转移到乌克兰。  - 乌克林。</text:p>
      <text:p text:style-name="P4">
图片: ['<text:a xlink:type="simple" xlink:href="https://static.ukrinform.com/photos/2023_02/thumb_files/630_360_1676694829-157.jpg" text:style-name="Internet_20_link" text:visited-style-name="Visited_20_Internet_20_Link">
630_360_16766...</text:a>
']</text:p>
      <text:p text:style-name="P4">
标签: ['Крим', 'Підозра', 'СБУ', 'Сирія', 'Корабель', 'Війна з Росією']</text:p>
      <text:p text:style-name="P4">
类型: Article</text:p>
      <!--METADATA-->
      <text:p text:style-name="P4">
<draw:frame draw:style-name="fr1" draw:name="Image86" text:anchor-type="as-char" svg:width="6.9236in" svg:height="3.956343in" draw:z-index="0">
<draw:image xlink:href="../Images/yкринформ/2023-06-30T15-14-00-03-00/630_360_1676694829-157.jpg" xlink:type="simple" xlink:show="embed" xlink:actuate="onLoad" draw:mime-type="image/jpeg"/>
</draw:frame>
乌克兰的服务报道了俄罗斯货船船长IV Alexei Tereshchenko的怀疑，后者帮助将俄罗斯联邦的军事装备从叙利亚转移到了乌克兰。</text:p>
      <text:p text:style-name="P4">
根据乌克林福姆的说法，SBU在[电报]中报告(https://t.me/SBUkr/8821)。</text:p>
      <text:p text:style-name="P4">
为了隐藏的货物运输，据报道，属于俄罗斯联邦贸易舰队的平民船只使用了敌人。</text:p>
      <text:p text:style-name="P4">
已经确定，从2023年2月25日至3月7日，在Mereshchenko的领导下，干燥的货物非法转移到俄​​罗斯联邦瓦利基地的Novorossiysk党在叙利亚塔尔图斯港的瓦利基地。</text:p>
      <text:p text:style-name="P4">
大约有两个火箭枪配合物“ Shezir-C1”，11辆汽车“ Ural-4320”，带有拖车，200个未校正的喷气壳用于系统枪火。</text:p>
      <text:p text:style-name="P4">
然后，敌方设备被带到临时占领的克里米亚，用于在南部阵线上使用俄罗斯群体。</text:p>
      <text:p text:style-name="P4">
基于研究人员收集的证据<text:a xlink:type="simple" xlink:href="https://www.ukrinform.ua/tag-sbu" text:style-name="Internet_20_link" text:visited-style-name="Visited_20_Internet_20_Link">
SBU</text:a>
Tereshchenko报告了第5部分的怀疑。 27和艺术的第2部分。 437乌克兰的刑法(计划，准备，解决方案和积极战争).</text:p>
      <text:p text:style-name="P4">
<text:span text:style-name="T4">
Читайте також:</text:span>
 <text:a xlink:type="simple" xlink:href="https://www.ukrinform.ua/rubric-ato/3729444-specpriznacenci-sbu-za-tizden-znisili-50-odinic-rosijskoi-tehniki.html" text:style-name="Internet_20_link" text:visited-style-name="Visited_20_Internet_20_Link">
 <text:span text:style-name="T4">
Спецпризначенці</text:span>
 <text:span text:style-name="T4">
СБУ</text:span>
 за <text:span text:style-name="T4">
тиждень</text:span>
 <text:span text:style-name="T4">
знищили</text:span>
 50<text:span text:style-name="T4">
одиниць</text:span>
 <text:span text:style-name="T4">
російської</text:span>
 <text:span text:style-name="T4">
техніки</text:span>
 </text:a>
由于所涉及的人是俄罗斯，正在采取综合措施，要求他对乌克兰犯罪负责。</text:p>
      <text:p text:style-name="P4">
攻击者面临长达15年的监禁。</text:p>
      <text:p text:style-name="P4">
正如乌克林福姆报道的，6月<text:a xlink:type="simple" xlink:href="https://www.ukrinform.ua/rubric-regions/3727177-u-dnipri-sbu-zatrimala-rosianina-akij-keruvav-vivezennam-z-ukraini-titanu-dla-kalibriv.html" text:style-name="Internet_20_link" text:visited-style-name="Visited_20_Internet_20_Link">
SBU被拘留在俄罗斯俄罗斯亚历山大·费德索夫(Alexander Fedosev)</text:a>
这是米哈伊尔·谢尔科夫(Mikhail Shelkov)次二十多尔人的“右手”，并管理从乌克兰拆除钛，以生产“口径”类型的翼火箭。</text:p>
      <text:p text:style-name="P4">
News Source: <text:a xlink:type="simple" xlink:href="https://www.ukrinform.ua/rubric-crimea/3729830-sbu-povidomila-pro-pidozru-kapitanu-sudna-rf-akij-dopravlav-vijskovu-tehniku-iz-sirii-do-krimu.html" text:style-name="Internet_20_link" text:visited-style-name="Visited_20_Internet_20_Link">
https://www.ukrinform.ua/rubric-crimea/3729830-sbu-povidomila-pro-pidozru-kapitanu-sudna-rf-akij-dopravlav-vijskovu-tehniku-iz-sirii-do-krimu.html</text:a>
</text:p>
      <!--NEWS-->
      <text:h text:style-name="P10" text:outline-level="1">
<text:span text:style-name="T4">
Kakhovskaya水电站损害了1460亿的环境</text:span>
</text:h>
      <text:p text:style-name="P4">
作者: Ukrinform (Person)</text:p>
      <text:p text:style-name="P4">
出版商: Укринформ (Organization)</text:p>
      <text:p text:style-name="P4">
出版时间: 2023-06-30T15:18:38+03:00</text:p>
      <text:p text:style-name="P4">
修改时间: 2023-06-30T15:18:38+03:00</text:p>
      <text:p text:style-name="P4">
描述: 由于卡科夫卡水力发电站的爆炸，估计对环境造成的损失量为1,460亿。  - 乌克林。</text:p>
      <text:p text:style-name="P4">
图片: ['<text:a xlink:type="simple" xlink:href="https://static.ukrinform.com/photos/2023_06/thumb_files/630_360_1686406508-777.jpeg" text:style-name="Internet_20_link" text:visited-style-name="Visited_20_Internet_20_Link">
630_360_16864...</text:a>
']</text:p>
      <text:p text:style-name="P4">
标签: ['Екологія', 'Каховська ГЕС', 'Збитки', 'Довкілля']</text:p>
      <text:p text:style-name="P4">
类型: Article</text:p>
      <!--METADATA-->
      <text:p text:style-name="P4">
<draw:frame draw:style-name="fr1" draw:name="Image87" text:anchor-type="as-char" svg:width="6.9236in" svg:height="3.956343in" draw:z-index="0">
<draw:image xlink:href="../Images/yкринформ/2023-06-30T15-18-38-03-00/630_360_1686406508-777.jpeg" xlink:type="simple" xlink:show="embed" xlink:actuate="onLoad" draw:mime-type="image/jpeg"/>
</draw:frame>
由于卡克霍夫斯卡亚盖西(Kakhovskaya Gesi)的爆炸，估计对环境造成的损失量为1460亿。</text:p>
      <text:p text:style-name="P4">
乌克林福姆(Ukrinform)表示，在[Facebook]中，乌克兰·鲁斯兰(Ukraine Ruslan)的环境和自然资源保护部长已经告知了这一点。(https://www.facebook.com/ruslan.strelets/posts/pfbid034sAXSsDXB38XAJNdv4MEpfaaoVyq3BgD1kHXGa4RhScRW3kMwPF9dvhrqNkuLBRSl).</text:p>
      <text:p text:style-name="P4">
«Близько 146 мільярдів гривень. Така орієнтована сума завданих довкіллюзбитків від підриву Росією дамби Каховської ГЕС. Масштаб всіх збитків,завданих довкіллю війною нині, складно порахувати через неможливість зібративсі дані», - наголосив Стрілець.</text:p>
      <text:p text:style-name="P4">
Про наслідки для довкілля від активних воєнних дій, що тривають в Україні,йшлося під час засідання міжнародної групи, яку очолюють керівник ОфісуПрезидента Андрій Єрмак та ексвіцепрем’єр-міністр, колишній міністрзакордонних справ Швеції Маргот Вальстрем.</text:p>
      <text:p text:style-name="P4">
За словами міністра захисту довкілля, в результаті роботи цієї групи буденапрацьований комплексний документ, який допоможе оцінити наслідки війни длянавколишнього середовища. А також будуть розроблені рекомендації для пошукумеханізмів притягнення агресора до відповідальності за екологічні злочини таконцепцію відновлення довкілля.</text:p>
      <text:p text:style-name="P4">
<text:span text:style-name="T4">
Читайте також:</text:span>
 <text:a xlink:type="simple" xlink:href="https://www.ukrinform.ua/rubric-economy/3729737-pidriv-kahovskoi-ges-minekonomiki-vze-narahuvalo-2-milardi-pramih-zbitkiv.html" text:style-name="Internet_20_link" text:visited-style-name="Visited_20_Internet_20_Link">
 Підрив Каховської ГЕС: <text:span text:style-name="T4">
Мінеконом</text:span>
 іки вже нарахувало$2 мільярди прямих збитків </text:a>
“政府采取前所未有的步骤来获得在战争中遭受损失的人们的帮助。 这场战争无声牺牲的本质。 她不能变成她已经摧毁家的“动作”。 因此，我们必须最大程度地说，俄罗斯将为生态剂支付。”射手说。</text:p>
      <text:p text:style-name="P4">
新成立的关于[生态]的国际工作组(https://www.ukrinform.ua/tag-ekologia)犯罪应着重于对俄罗斯的评估，这是某些机制的发展，以引起其参考并恢复乌克兰的生态系统。</text:p>
      <text:p text:style-name="P4">
_ 照片：</text:p>
      <text:p text:style-name="P4">
News Source: <text:a xlink:type="simple" xlink:href="https://www.ukrinform.ua/rubric-economy/3729833-pidriv-kahovskoi-ges-zavdav-skodi-dovkillu-na-146-milardiv.html" text:style-name="Internet_20_link" text:visited-style-name="Visited_20_Internet_20_Link">
https://www.ukrinform.ua/rubric-economy/3729833-pidriv-kahovskoi-ges-zavdav-skodi-dovkillu-na-146-milardiv.html</text:a>
</text:p>
      <!--NEWS-->
      <text:h text:style-name="P10" text:outline-level="1">
<text:span text:style-name="T4">
法院离开大都会保罗在众议院被捕两个月</text:span>
</text:h>
      <text:p text:style-name="P4">
作者: Ukrinform (Person)</text:p>
      <text:p text:style-name="P4">
出版商: Укринформ (Organization)</text:p>
      <text:p text:style-name="P4">
出版时间: 2023-06-30T15:26:00+03:00</text:p>
      <text:p text:style-name="P4">
修改时间: 2023-06-30T15:26:00+03:00</text:p>
      <text:p text:style-name="P4">
描述: 基辅所罗门斯基地区法院在众议院逮捕了UOC（Moscow Pratriarchate）Paul（Swan）的基辅 - 佩奇斯克Lavra Metropolitan的前州长众议院逮捕了两个月。  - 乌克林。</text:p>
      <text:p text:style-name="P4">
图片: ['<text:a xlink:type="simple" xlink:href="https://static.ukrinform.com/photos/2023_04/thumb_files/630_360_1680434107-377.jpg" text:style-name="Internet_20_link" text:visited-style-name="Visited_20_Internet_20_Link">
630_360_16804...</text:a>
']</text:p>
      <text:p text:style-name="P4">
标签: ['Домашній арешт', 'Суд', 'Митрополит УПЦ МП Павло']</text:p>
      <text:p text:style-name="P4">
类型: Article</text:p>
      <!--METADATA-->
      <text:p text:style-name="P4">
<draw:frame draw:style-name="fr1" draw:name="Image88" text:anchor-type="as-char" svg:width="6.9236in" svg:height="3.956343in" draw:z-index="0">
<draw:image xlink:href="../Images/yкринформ/2023-06-30T15-26-00-03-00/630_360_1680434107-377.jpg" xlink:type="simple" xlink:show="embed" xlink:actuate="onLoad" draw:mime-type="image/jpeg"/>
</draw:frame>
基辅所罗门斯基地区法院在众议院逮捕了UOC的基辅 - 佩奇斯克拉夫拉都会大都会的众议院逮捕了两个月(莫斯科宗主)保罗(天鹅).</text:p>
      <text:p text:style-name="P4">
Про це Укрінформу повідомив адвокат екснамісника Лаври Микита Чекман.</text:p>
      <text:p text:style-name="P4">
«Суд задовольнив клопотання прокуратри про продовження домашнього арешту», -сказав Чекман.</text:p>
      <text:p text:style-name="P4">
Прокуратура просила про продовження екснаміснику цілодобового домашньогоарешту з носінням електронного браслета ще на 2 місяці. Захист назвавобвинувачення безпідставними та наполягав на звільненні митрополита Павла.</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Виселення УПЦ МП із Києво-Печерської лаври може триватимісяцями - експерт </text:a>
在一系列媒体的前夕，信息传播了大都会保罗据称采取了预防措施，他来到了拉夫拉(Lavra)。 但是，在基辅地区检察官办公室中，被否认 - 指出，克制时期在7月1日有效。</text:p>
      <text:p text:style-name="P4">
正如乌克林福姆(Ukrinform(MP)保罗(天鹅)关于怀疑俄罗斯联邦对乌克兰的武装侵略的辩护和否认(《刑法》第161条)以及违反公民平等，具体取决于其种族，国家和地区隶属关系(艺术。 刑法的436-2).</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Суд запаркував мерседес на два місяці»: реакція соцмережна арешт митрополита Павла </text:a>
4月1日，基辅舍维奇基夫斯基地方法院以60天的逮捕方式选择了他的预防措施。</text:p>
      <text:p text:style-name="P4">
基辅上诉法院[4月21日在众议院逮捕大都市(MP)保罗。 这是给出的(https://www.ukrinform.ua/rubric-society/3698879-sud-zalisiv-mitropolita-upc-mp-pavla-pid-domasnim-arestom.html)国家保护区” <text:a xlink:type="simple" xlink:href="https://www.ukrinform.ua/tag-kiivska-lavra" text:style-name="Internet_20_link" text:visited-style-name="Visited_20_Internet_20_Link">
Kyiv-Pechersk Lavra</text:a>
“宣布与UOC的租约中断(MP)自3月29日以来。</text:p>
      <text:p text:style-name="P4">
文化和信息政策部启动了Lavra财产的财产清单。</text:p>
      <text:p text:style-name="P4">
News Source: <text:a xlink:type="simple" xlink:href="https://www.ukrinform.ua/rubric-society/3729835-sud-zalisiv-mitropolita-pavla-pid-domasnim-arestom-ise-na-dva-misaci.html" text:style-name="Internet_20_link" text:visited-style-name="Visited_20_Internet_20_Link">
https://www.ukrinform.ua/rubric-society/3729835-sud-zalisiv-mitropolita-pavla-pid-domasnim-arestom-ise-na-dva-misaci.html</text:a>
</text:p>
      <!--NEWS-->
      <text:h text:style-name="P10" text:outline-level="1">
<text:span text:style-name="T4">
3人因安东尼夫卡炮击而受伤</text:span>
</text:h>
      <text:p text:style-name="P4">
作者: liveuamap (Language: en)</text:p>
      <text:p text:style-name="P4">
时间: 2023-06-30T15:27:43</text:p>
      <text:p text:style-name="P4">
地点: Kherson (Latitude:46.67714 Longtitude:32.7177)</text:p>
      <text:p text:style-name="P4">
视频: []</text:p>
      <text:p text:style-name="P4">
图片: []</text:p>
      <text:p text:style-name="P4">
标签: ["Europe", "Central and Eastern Europe"]</text:p>
      <text:p text:style-name="P4">
Id: 22572777</text:p>
      <!--METADATA-->
      <text:p text:style-name="P4">
3人因安东尼夫卡炮击而受伤</text:p>
      <text:p text:style-name="P4">
新闻集链接：<text:a xlink:type="simple" xlink:href="https：\/\/liveuamap.com \/en \/2023 \/30-6-June-3-person-wounded-as as-as-in-in-in-and-in-antonivka" text:style-name="Internet_20_link" text:visited-style-name="Visited_20_Internet_20_Link">
https：\/\/liveuamap.com \/en \/2023 \/30-6-June-3-person-wounded-as-as-as-as-in-As-in-An-Antonivka分辨率</text:a>
</text:p>
      <text:p text:style-name="P4">
News Source: <text:a xlink:type="simple" xlink:href="https://t.me/suspilnenews/22127" text:style-name="Internet_20_link" text:visited-style-name="Visited_20_Internet_20_Link">
https://t.me/suspilnenews/22127</text:a>
</text:p>
      <!--NEWS-->
      <text:h text:style-name="P10" text:outline-level="1">
<text:span text:style-name="T4">
在芬兰，被要求被释放为极端主义言论的部长辞职</text:span>
</text:h>
      <text:p text:style-name="P4">
作者: Ukrinform (Person)</text:p>
      <text:p text:style-name="P4">
出版商: Укринформ (Organization)</text:p>
      <text:p text:style-name="P4">
出版时间: 2023-06-30T15:27:50+03:00</text:p>
      <text:p text:style-name="P4">
修改时间: 2023-06-30T15:27:50+03:00</text:p>
      <text:p text:style-name="P4">
描述: 内阁成立10天后，芬兰新政府的一名成员辞职：民粹党“真正的芬兰人”的经济部长在公众的压力下通过其极端主义声明辞职。  - 乌克林。</text:p>
      <text:p text:style-name="P4">
图片: ['<text:a xlink:type="simple" xlink:href="https://static.ukrinform.com/photos/2023_06/thumb_files/630_360_1688128049-751.jpg" text:style-name="Internet_20_link" text:visited-style-name="Visited_20_Internet_20_Link">
630_360_16881...</text:a>
']</text:p>
      <text:p text:style-name="P4">
标签: ['Екстремізм', 'Фінляндія', 'Відставка']</text:p>
      <text:p text:style-name="P4">
类型: Article</text:p>
      <!--METADATA-->
      <text:p text:style-name="P4">
<draw:frame draw:style-name="fr1" draw:name="Image89" text:anchor-type="as-char" svg:width="6.9236in" svg:height="3.956343in" draw:z-index="0">
<draw:image xlink:href="../Images/yкринформ/2023-06-30T15-27-50-03-00/630_360_1688128049-751.jpg" xlink:type="simple" xlink:show="embed" xlink:actuate="onLoad" draw:mime-type="image/jpeg"/>
</draw:frame>
内阁成立10天后，芬兰政府政府辞职：民粹党“皇家芬兰人”的经济部长通过其极端主义声明在公众的压力下提交了该出版物。</text:p>
      <text:p text:style-name="P4">
根据乌克林福姆的报道，该机构报告了<text:a xlink:type="simple" xlink:href="https://www.bloomberg.com/news/articles/2023-06-30/finland-economy-minister-junnila-resigns-over-extremist-remarks" text:style-name="Internet_20_link" text:visited-style-name="Visited_20_Internet_20_Link">
</text:a>
<text:a xlink:type="simple" xlink:href="https://www.bloomberg.com/news/articles/2023-06-30/finland-economy-minister-junnila-resigns-over-extremist-remarks" text:style-name="Internet_20_link" text:visited-style-name="Visited_20_Internet_20_Link">
彭博</text:a>
 <text:a xlink:type="simple" xlink:href="https://www.bloomberg.com/news/articles/2023-06-30/finland-economy-minister-junnila-resigns-over-extremist-remarks" text:style-name="Internet_20_link" text:visited-style-name="Visited_20_Internet_20_Link">
 .</text:a>
威廉·尤尼拉(Wilhelm Yunilla)表示，他将越来越关注他与极右翼的关系，他将辞去总理佩特奥尔波(Petteriorpo)政府的辞职。</text:p>
      <text:p text:style-name="P4">
云尼拉说：“基于政府的延续和芬兰的声誉，我看到不可能继续以令人满意的方式履行部长的职责。”</text:p>
      <text:p text:style-name="P4">
云尼拉还强调，他从未与[极端主义者]有任何关系或联系(https://www.ukrinform.ua/tag-ekstremizm)但是他谴责任何反犹太主义的表现。</text:p>
      <text:p text:style-name="P4">
本周早些时候，反对派对部长提出了信心，声称他与遥远的行动的联系不是“单独的事件，误解或幽默，而是频繁，系统性和社交的联系”。 大三学生在议会投票时能够保留他的职位。</text:p>
      <text:p text:style-name="P4">
*!(https://www.ukrinform.ua/rubric-polytics/3729316-finlandia-pidtrimuvatime-ukrainu-stilki-skilki-bude-potribno-premer.html)在四年前由民族主义联盟在图尔库举行的理事会上的云尼利的指控中，在这座城市的一项委员会举行的理事会中，纪念刀伤的受害者。</text:p>
      <text:p text:style-name="P4">
云尼拉写道：“多年来，我开玩笑了，以至于在回顾性中看起来似乎很愚蠢和幼稚。”</text:p>
      <text:p text:style-name="P4">
这位政客说：“我做错了，我后悔自己的行为。”</text:p>
      <text:p text:style-name="P4">
<text:span text:style-name="T5">
foto：flickr.com finnishgovernment</text:span>
</text:p>
      <text:p text:style-name="P4">
News Source: <text:a xlink:type="simple" xlink:href="https://www.ukrinform.ua/rubric-world/3729836-u-finlandii-podav-u-vidstavku-ministr-akogo-vimagali-zvilniti-za-ekstremistski-vislovluvanna.html" text:style-name="Internet_20_link" text:visited-style-name="Visited_20_Internet_20_Link">
https://www.ukrinform.ua/rubric-world/3729836-u-finlandii-podav-u-vidstavku-ministr-akogo-vimagali-zvilniti-za-ekstremistski-vislovluvanna.html</text:a>
</text:p>
      <!--NEWS-->
      <text:h text:style-name="P10" text:outline-level="1">
<text:span text:style-name="T4">
在里加开始，所有的 - 拉特维亚的圣洁歌曲和舞蹈，将在其上演出乌克兰的国歌</text:span>
</text:h>
      <text:p text:style-name="P4">
作者: Ukrinform (Person)</text:p>
      <text:p text:style-name="P4">
出版商: Укринформ (Organization)</text:p>
      <text:p text:style-name="P4">
出版时间: 2023-06-30T15:29:02+03:00</text:p>
      <text:p text:style-name="P4">
修改时间: 2023-06-30T15:29:02+03:00</text:p>
      <text:p text:style-name="P4">
描述: 在拉脱维亚首都，6月30日，XXVII ALL -Latvian Song Festive和XVII舞蹈假期将持续到下一个星期日。 这次活动中，这是150年历史上的第一次，以与乌克兰人民的支持和对乌克兰的支持，他们不会演奏拉脱维亚歌曲 - 乌克兰的国歌。  - 乌克林。</text:p>
      <text:p text:style-name="P4">
图片: ['<text:a xlink:type="simple" xlink:href="https://static.ukrinform.com/photos/2023_06/thumb_files/630_360_1688128098-894.jpg" text:style-name="Internet_20_link" text:visited-style-name="Visited_20_Internet_20_Link">
630_360_16881...</text:a>
', '<text:a xlink:type="simple" xlink:href="https://static.ukrinform.com/photos/2023_06/1688127805-923.png" text:style-name="Internet_20_link" text:visited-style-name="Visited_20_Internet_20_Link">
1688127805-92...</text:a>
']</text:p>
      <text:p text:style-name="P4">
标签: ['Діаспора', 'Латвія']</text:p>
      <text:p text:style-name="P4">
类型: Article</text:p>
      <!--METADATA-->
      <text:p text:style-name="P4">
<draw:frame draw:style-name="fr1" draw:name="Image90" text:anchor-type="as-char" svg:width="6.9236in" svg:height="3.956343in" draw:z-index="0">
<draw:image xlink:href="../Images/yкринформ/2023-06-30T15-29-02-03-00/630_360_1688128098-894.jpg" xlink:type="simple" xlink:show="embed" xlink:actuate="onLoad" draw:mime-type="image/jpeg"/>
</draw:frame>
6月30日，Ulatvian Capital将于6月30日开始，XXVII全部-Latvian歌曲节和舞蹈节日，该节将持续到下一个星期日。 在这次活动中，这是150年以来的第一次，以与乌克兰人民的支持和对乌克兰的支持，他们不会演唱拉脱维亚歌曲 - 乌克兰的国歌。</text:p>
      <text:p text:style-name="P4">
这是乌克利福通讯员的报道。</text:p>
      <text:p text:style-name="P4">
周五开始盛大的 - 拉特维亚歌曲和舞蹈假期，将持续三天，并将在周日的八个小时“纪念地球”结束。 拉脱维亚外交官合唱团报告说，在课程中，拉脱维亚的横幅将携带，但也是乌克兰的旗帜 - 象征着“乌克兰拉特维亚在与俄罗斯侵略者作斗争中的持续蛋art支持”的象征。</text:p>
      <text:p text:style-name="P4">
<draw:frame draw:style-name="fr1" draw:name="Image91" text:anchor-type="as-char" svg:width="6.9236in" svg:height="5.1927in" draw:z-index="0">
<draw:image xlink:href="../Images/yкринформ/2023-06-30T15-29-02-03-00/1688127805-923.png" xlink:type="simple" xlink:show="embed" xlink:actuate="onLoad" draw:mime-type="image/png"/>
</draw:frame>
拉脱维亚的Chordiplodes</text:p>
      <text:p text:style-name="P4">
另外，根据外交官合唱团的倡议，这是盛宴历史上的第一次，歌曲 - 乌克兰的国歌。 这将于7月6日晚上在清洁音乐会举行。 歌曲路径”，将在各种边界上举行。</text:p>
      <text:p text:style-name="P4">
<text:span text:style-name="T4">
另请阅读：</text:span>
 [在<text:span text:style-name="T4">
里加</text:span>
 <text:span text:style-name="T4">
 </text:span>
 <text:span text:style-name="T4">
 </text:span>
 <text:span text:style-name="T4">
 </text:span>
乌克兰人**(https://www.ukrinform.ua/rubric-diaspora/3718866-u-rizi-dla-ukrainciv-vidkrili-tvorcu-studiu.html)歌曲和舞蹈的十天盛宴需要五年的时间，将是来自所有拉脱维亚和侨民土地的40名560名参与者。 包括16个879个舞者，由695个组和15个870个合唱团，有454个合唱团。</text:p>
      <text:p text:style-name="P4">
2097名来自66个乐团的音乐家，来自580个不同合奏和创意团队的5714位艺术家也将参加音乐节。 包括-Colets(传统拉脱维亚乐器Kokle的玩家)，声乐学生，民间音乐团队，业余剧院等等。</text:p>
      <text:p text:style-name="P4">
今年特别广泛地将由外国群体代表 -  88个侨民团体，共有2587名参与者。</text:p>
      <text:p text:style-name="P4">
组织者分别被邀请参加歌曲和舞蹈嘉宾的音乐会和活动 - 散居和难民。</text:p>
      <text:p text:style-name="P4">
几十个节日活动中的主要是舞蹈表演“永恒的运动”(7月8日，道高体育场)以及乐团，合唱团，舞者“一起”的最后一场音乐会Svyagazi(7月9日，公园的边界大铺设).</text:p>
      <text:p text:style-name="P4">
Перше Вселатвійське свято пісні відбулося 1873 року. Сполучене з ним Святотанцю почали проводити з 1948 року.</text:p>
      <text:p text:style-name="P4">
_foto：Oleg Kudrin，拉脱维亚合唱团的Facebook _</text:p>
      <text:p text:style-name="P4">
News Source: <text:a xlink:type="simple" xlink:href="https://www.ukrinform.ua/rubric-diaspora/3729838-u-rizi-pocinaetsa-vselatvijske-svati-pisni-ta-tancu-na-akomu-vikonaut-gimn-ukraini.html" text:style-name="Internet_20_link" text:visited-style-name="Visited_20_Internet_20_Link">
https://www.ukrinform.ua/rubric-diaspora/3729838-u-rizi-pocinaetsa-vselatvijske-svati-pisni-ta-tancu-na-akomu-vikonaut-gimn-ukraini.html</text:a>
</text:p>
      <!--NEWS-->
      <text:h text:style-name="P10" text:outline-level="1">
<text:span text:style-name="T4">
法国的冲突：249名警察受伤，超过870人被拘留</text:span>
</text:h>
      <text:p text:style-name="P4">
作者: Ukrinform (Person)</text:p>
      <text:p text:style-name="P4">
出版商: Укринформ (Organization)</text:p>
      <text:p text:style-name="P4">
出版时间: 2023-06-30T15:30:00+03:00</text:p>
      <text:p text:style-name="P4">
修改时间: 2023-06-30T15:30:00+03:00</text:p>
      <text:p text:style-name="P4">
描述: 本周少年警察谋杀后发生的暴动期间，法国被拘留者数量增加到875人。  - 乌克林。</text:p>
      <text:p text:style-name="P4">
图片: ['<text:a xlink:type="simple" xlink:href="https://static.ukrinform.com/photos/2023_06/thumb_files/630_360_1688127796-842.jpg" text:style-name="Internet_20_link" text:visited-style-name="Visited_20_Internet_20_Link">
630_360_16881...</text:a>
']</text:p>
      <text:p text:style-name="P4">
标签: ['Франція', 'Париж', 'Поранені', 'Сутички']</text:p>
      <text:p text:style-name="P4">
类型: Article</text:p>
      <!--METADATA-->
      <text:p text:style-name="P4">
<draw:frame draw:style-name="fr1" draw:name="Image92" text:anchor-type="as-char" svg:width="6.9236in" svg:height="3.956343in" draw:z-index="0">
<draw:image xlink:href="../Images/yкринформ/2023-06-30T15-30-00-03-00/630_360_1688127796-842.jpg" xlink:type="simple" xlink:show="embed" xlink:actuate="onLoad" draw:mime-type="image/jpeg"/>
</draw:frame>
在本周谋杀谋杀后发生的骚乱期间，法国人数增加到了875人。</text:p>
      <text:p text:style-name="P4">
乌克利福姆(Ukrinform(https://www.barrons.com/news/french-police-arrested-875-people-in-third-night-of-rioting-ministry-f0831bf0?refsec=topics_afp-news)。</text:p>
      <text:p text:style-name="P4">
声明说：“在夜间骚乱中，法国警察在巴黎地区逮捕了875人。”</text:p>
      <text:p text:style-name="P4">
根据周五危机开始时伊曼纽尔·马克龙(Emmanuel Macron)总统提供的数据，492座建筑物在2000次转置和3880个纵火中遭到破坏。</text:p>
      <text:p text:style-name="P4">
<text:span text:style-name="T4">
另请阅读：</text:span>
 [<text:span text:style-name="T4">
法国的骚乱</text:span>
：被拘留600多个，马克龙召集了紧急会议(https://www.ukrinform.ua/rubric-world/3729690-zavorusenna-u-francii-zatrimanih-vze-ponad-600-makron-sklikae-ekstrene-zasidanna-uradu.html)<text:a xlink:type="simple" xlink:href="https://www.cbsnews.com/news/protests-in-france-hundreds-arrests-third-night-fatal-police-shooting-nahel-nanterre/" text:style-name="Internet_20_link" text:visited-style-name="Visited_20_Internet_20_Link">
表明的</text:a>
那249名警察受伤。</text:p>
      <text:p text:style-name="P4">
法国政府吸引了40,000名执法人员来抵消农场的骚乱。 在巴黎周围的市政当局中，引入了宵禁，该国北部的礼来和土耳其人禁止公开会议。</text:p>
      <text:p text:style-name="P4">
鉴于事件，马克龙召集了一次危机团队的会议，并被迫提前离开欧盟领导人的峰会。</text:p>
      <text:p text:style-name="P4">
<text:span text:style-name="T4">
另请阅读：</text:span>
 [在<text:span text:style-name="T4">
巴黎</text:span>
开始抗议活动之后，警察开枪射击了一名青少年(https://www.ukrinform.ua/rubric-world/3728733-u-parizi-pocalis-protesti-pisla-togo-ak-policejskij-zastreliv-pidlitka.html)正如乌克林福姆报道的那样，6月27日在法国，警方开枪射击了一个没有阻止警察的17岁男孩，发生了抗议和暴动。</text:p>
      <text:p text:style-name="P4">
_foto：Getty Images _</text:p>
      <text:p text:style-name="P4">
News Source: <text:a xlink:type="simple" xlink:href="https://www.ukrinform.ua/rubric-world/3729840-suticki-u-francii-poraneni-249-policejskih-zatrimani-ponad-870-osib.html" text:style-name="Internet_20_link" text:visited-style-name="Visited_20_Internet_20_Link">
https://www.ukrinform.ua/rubric-world/3729840-suticki-u-francii-poraneni-249-policejskih-zatrimani-ponad-870-osib.html</text:a>
</text:p>
      <!--NEWS-->
      <text:h text:style-name="P10" text:outline-level="1">
<text:span text:style-name="T4">
Ukrzaliznytsia将使用谷物卡车的成本降低了12次</text:span>
</text:h>
      <text:p text:style-name="P4">
作者: Ukrinform (Person)</text:p>
      <text:p text:style-name="P4">
出版商: Укринформ (Organization)</text:p>
      <text:p text:style-name="P4">
出版时间: 2023-06-30T15:31:00+03:00</text:p>
      <text:p text:style-name="P4">
修改时间: 2023-06-30T15:31:00+03:00</text:p>
      <text:p text:style-name="P4">
描述: 从2023年7月1日起，JSC“ Ukrzaliznytsya”降低了自己的谷物汽车和货车的租赁率从36.5万UAH运输到每天的300 UAH（不包括增值税）。  - 乌克林。</text:p>
      <text:p text:style-name="P4">
图片: ['<text:a xlink:type="simple" xlink:href="https://static.ukrinform.com/photos/2017_04/thumb_files/630_360_1491829032-2215.jpg" text:style-name="Internet_20_link" text:visited-style-name="Visited_20_Internet_20_Link">
630_360_14918...</text:a>
']</text:p>
      <text:p text:style-name="P4">
标签: ['Зерно', 'Укрзалізниця', 'Оренда']</text:p>
      <text:p text:style-name="P4">
类型: Article</text:p>
      <!--METADATA-->
      <text:p text:style-name="P4">
<draw:frame draw:style-name="fr1" draw:name="Image93" text:anchor-type="as-char" svg:width="6.9236in" svg:height="3.956343in" draw:z-index="0">
<draw:image xlink:href="../Images/yкринформ/2023-06-30T15-31-00-03-00/630_360_1491829032-2215.jpg" xlink:type="simple" xlink:show="embed" xlink:actuate="onLoad" draw:mime-type="image/jpeg"/>
</draw:frame>
从2023年7月1日起，JSC“ Ukrzaliznytsia”降低了自己的谷物马车和货车的租赁率从36.5万UAH运输到每天的36.5万UAH到300 UAH(没有增值税).</text:p>
      <text:p text:style-name="P4">
Як передає Укрінформ, про це повідомляє заступник директора департаментукомерційної роботи УЗ Валерій Ткачов у <text:a xlink:type="simple" xlink:href="https://www.facebook.com/permalink.php" text:style-name="Internet_20_link" text:visited-style-name="Visited_20_Internet_20_Link">
 Фейсбуці.</text:a>
“自01.07.2023以来，使用CPD的成本将为300 UAH/天，没有增值税，”  - 消息读取。</text:p>
      <text:p text:style-name="P4">
根据Tkachov的说法，JSC“ <text:a xlink:type="simple" xlink:href="https://www.ukrinform.ua/tag-ukrzaliznica" text:style-name="Internet_20_link" text:visited-style-name="Visited_20_Internet_20_Link">
ukrzaliznytsia</text:a>
»固定在2023年6月的水平上，指示“载汽车的平均速度”的指标。</text:p>
      <text:p text:style-name="P4">
*!(https://www.ukrinform.ua/rubric-economy/3726692-es-vidilit-ukrzaliznici-kosti-dla-realizacii-evrointegracijnih-proektiv.html)根据已发布的<text:a xlink:type="simple" xlink:href="https://www.uz.gov.ua/cargo_transportation/tariff_conditions/stavky/stavky23/" text:style-name="Internet_20_link" text:visited-style-name="Visited_20_Internet_20_Link">
UZ的数据</text:a>
，在6月，使用自己的谷物卡车和货车用于运输JSC“ Ukrzaliznytsya”载体的面粉972的付款率为3 650 UAH。</text:p>
      <text:p text:style-name="P4">
据乌克林福姆(Ukrinform)报道，从2023年5月1日起，属于JSC“ Ukrzaliznytsia”面粉运输的谷物卡车和货车的租赁率(降低200 UAH，每天降低3850 UAH)](https://www.ukrinform.ua/rubric-economy/3703099-ukrzaliznica-z-1-travna-znizila-stavku-orendi-zernovoziv.html) (没有增值税)，而4月是4050 UAH/天。</text:p>
      <text:p text:style-name="P4">
在乌克兰兹尼尼特(Ukrzaliznytsia)中，固定的敖德萨港口谷物移动的货车数量减少。</text:p>
      <text:p text:style-name="P4">
News Source: <text:a xlink:type="simple" xlink:href="https://www.ukrinform.ua/rubric-economy/3729839-ukrzaliznica-znizue-vartist-vikoristanna-zernovoziv-u-12-raziv.html" text:style-name="Internet_20_link" text:visited-style-name="Visited_20_Internet_20_Link">
https://www.ukrinform.ua/rubric-economy/3729839-ukrzaliznica-znizue-vartist-vikoristanna-zernovoziv-u-12-raziv.html</text:a>
</text:p>
      <!--NEWS-->
      <text:h text:style-name="P10" text:outline-level="1">
<text:span text:style-name="T4">
俄罗斯人从赫森地区带走了185名乌克兰儿童</text:span>
</text:h>
      <text:p text:style-name="P4">
作者: Ukrinform (Person)</text:p>
      <text:p text:style-name="P4">
出版商: Укринформ (Organization)</text:p>
      <text:p text:style-name="P4">
出版时间: 2023-06-30T15:37:29+03:00</text:p>
      <text:p text:style-name="P4">
修改时间: 2023-06-30T15:37:29+03:00</text:p>
      <text:p text:style-name="P4">
描述: 在赫尔森地区暂时占领的领土上，俄罗斯入侵者继续仿佛乌克兰儿童，将他们带到俄罗斯联邦“度假”。 前几天，另有185个孩子被带出了。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іти', 'Херсонщина', 'Війна з Росією']</text:p>
      <text:p text:style-name="P4">
类型: Article</text:p>
      <!--METADATA-->
      <text:p text:style-name="P4">
<draw:frame draw:style-name="fr1" draw:name="Image94" text:anchor-type="as-char" svg:width="6.9236in" svg:height="3.956343in" draw:z-index="0">
<draw:image xlink:href="../Images/yкринформ/2023-06-30T15-37-29-03-00/630_360_1685537728-468.jpg" xlink:type="simple" xlink:show="embed" xlink:actuate="onLoad" draw:mime-type="image/jpeg"/>
</draw:frame>
在赫森地区被占领的占领时期，俄罗斯入侵者继续祝愿乌克兰儿童，将他们带到俄罗斯联邦“度假”。 前几天，还有185个孩子。</text:p>
      <text:p text:style-name="P4">
关于它在[电报]中报告(https://t.me/SobolevskyiYurii/1764)报道说，赫尔森地区委员会尤里·索博莱夫斯基的第一任副主席。</text:p>
      <text:p text:style-name="P4">
“带有“健康营”的故事继续在Adigue或某个地方的某个地方。185个来自Kherson地区的孩子已被送往“休息”。这样的休息是绑架。俄罗斯人继续确认这一事实是，这是一个国家的国家绑架者，”索博尔夫斯基说。</text:p>
      <text:p text:style-name="P4">
他强调，占领俄罗斯的“当局”付出了很多努力，以“冲洗大脑”和临时捕获的领土的宣传。 伟大是[孩子]等类别(https://www.ukrinform.ua/tag-diti)和青少年。 例如，在吉尼切斯克(Genichesk)，俄罗斯人举行了宣传名称“我们被插入!”的儿科比赛。 Sobolevsky说，对图纸的分析表明，描绘俄罗斯象征主义的人给出了优势，并说“赫森地区是俄罗斯”。</text:p>
      <text:p text:style-name="P4">
<text:span text:style-name="T4">
另请阅读：</text:span>
 <text:a xlink:type="simple" xlink:href="https://www.ukrinform.ua/rubric-regions/3717087-zagarbniki-vivozat-ditej-iz-zaporizkoi-oblasti-na-vidpocinok-do-rosii.html" text:style-name="Internet_20_link" text:visited-style-name="Visited_20_Internet_20_Link">
入侵者从Zaporizhzhya地区出口儿童“ <text:span text:style-name="T4">
休息</text:span>
 OK”到俄罗斯</text:a>
正如乌克林福姆报道的国际刑事法院法官(MKS)俄罗斯总统弗拉基米尔·普京(Vladimir Putin)和俄罗斯儿童申诉专员玛丽亚·利维夫·贝洛娃(Maria Lviv-Belova)被捕。 他们涉嫌在乌克兰被占领领土(包括儿童)的Azocon驱逐出境和人口运动中出现战争罪。</text:p>
      <text:p text:style-name="P4">
截至2023年6月初，仅占领者正式确认了19 484名乌克兰儿童俄罗斯或白俄罗斯的乌克兰儿童，占领者正式证实，其中4390名是孤儿。 当时只有371个孩子回到家。</text:p>
      <text:p text:style-name="P4">
News Source: <text:a xlink:type="simple" xlink:href="https://www.ukrinform.ua/rubric-regions/3729843-rosiani-vivezli-z-hersonsini-se-185-ukrainskih-ditej.html" text:style-name="Internet_20_link" text:visited-style-name="Visited_20_Internet_20_Link">
https://www.ukrinform.ua/rubric-regions/3729843-rosiani-vivezli-z-hersonsini-se-185-ukrainskih-ditej.html</text:a>
</text:p>
      <!--NEWS-->
      <text:h text:style-name="P10" text:outline-level="1">
<text:span text:style-name="T4">
在盗贼上，帽子燃烧：UP回应了乌克兰计划对ZPP恐怖袭击的俄罗斯人的言论</text:span>
</text:h>
      <text:p text:style-name="P4">
作者: Ukrinform (Person)</text:p>
      <text:p text:style-name="P4">
出版商: Укринформ (Organization)</text:p>
      <text:p text:style-name="P4">
出版时间: 2023-06-30T15:41:23+03:00</text:p>
      <text:p text:style-name="P4">
修改时间: 2023-06-30T15:41:23+03:00</text:p>
      <text:p text:style-name="P4">
描述: 俄罗斯官员在逻辑上有问题，因为现在是俄罗斯控制Zaporozhye核电站，取代了那里的一切，燃烧暂时占领了领土，并附加了关键基础设施的乌克兰对象。  - 乌克林。</text:p>
      <text:p text:style-name="P4">
图片: ['<text:a xlink:type="simple" xlink:href="https://static.ukrinform.com/photos/2022_08/thumb_files/630_360_1659775244-220.jpg" text:style-name="Internet_20_link" text:visited-style-name="Visited_20_Internet_20_Link">
630_360_16597...</text:a>
']</text:p>
      <text:p text:style-name="P4">
标签: ['Теракт', 'Офіс Президента', 'Подоляк', 'Запорізька АЕС']</text:p>
      <text:p text:style-name="P4">
类型: Article</text:p>
      <!--METADATA-->
      <text:p text:style-name="P4">
<draw:frame draw:style-name="fr1" draw:name="Image95" text:anchor-type="as-char" svg:width="6.9236in" svg:height="3.956343in" draw:z-index="0">
<draw:image xlink:href="../Images/yкринформ/2023-06-30T15-41-23-03-00/630_360_1659775244-220.jpg" xlink:type="simple" xlink:show="embed" xlink:actuate="onLoad" draw:mime-type="image/jpeg"/>
</draw:frame>
俄罗斯官员在逻辑上有问题，因为俄罗斯现在控制着Zaporozhye核电站，取代了那里的一切，燃烧了临时的加热领土并攻击关键基础设施的乌克兰对象。</text:p>
      <text:p text:style-name="P4">
总统办公室负责人Mikhail Podolyak的顾问在[Twitter]中写道。(https://twitter.com/Podolyak_M/status/1674747878374354945)据报道，乌克林福姆报道，在对乌克兰俄罗斯人进行恐怖袭击的计划中发表评论。</text:p>
      <text:p text:style-name="P4">
“在俄罗斯小偷中，帽子总是燃烧。 经典。 我了解，凭借灾难的现代俄罗斯官员的逻辑，但仍然控制着<text:a xlink:type="simple" xlink:href="https://www.ukrinform.ua/tag-zaporizka-aes" text:style-name="Internet_20_link" text:visited-style-name="Visited_20_Internet_20_Link">
ZPES，</text:a>
谁取代了所有燃烧被占领的人的人，谁攻击了乌克兰关键基础设施的对象？ 最重要的是，他对陌生人的无条件侵略性的身体遵守。” Podolyak强调。</text:p>
      <text:p text:style-name="P4">
星期五，俄罗斯外交部扎卡罗娃的女发言人愤世嫉俗地建立了乌克兰，以准备对受控俄罗斯人的恐怖袭击，</text:p>
      <text:p text:style-name="P4">
<text:span text:style-name="T4">
另请阅读：</text:span>
 <text:a xlink:type="simple" xlink:href="https://www.ukrinform.ua/rubric-other_news/3729659-rosiani-zmensuut-svou-prisutnist-na-zaes-rozvidka.html" text:style-name="Internet_20_link" text:visited-style-name="Visited_20_Internet_20_Link">
俄罗斯人通过<text:span text:style-name="T4">
 zpp </text:span>
 \  - 智慧减少他们的存在</text:a>
2022年3月4日，俄罗斯联邦占领了ZEP。 2023年6月22日，沃罗迪米尔泽斯基总统宣布俄罗斯计划在Zaporizhzhia NPP上安排恐怖袭击。</text:p>
      <text:p text:style-name="P4">
News Source: <text:a xlink:type="simple" xlink:href="https://www.ukrinform.ua/rubric-polytics/3729844-na-zlodii-sapka-gorit-u-op-vidreaguvali-na-zaavi-rosian-so-ukraina-planue-terakt-na-zaes.html" text:style-name="Internet_20_link" text:visited-style-name="Visited_20_Internet_20_Link">
https://www.ukrinform.ua/rubric-polytics/3729844-na-zlodii-sapka-gorit-u-op-vidreaguvali-na-zaavi-rosian-so-ukraina-planue-terakt-na-zaes.html</text:a>
</text:p>
      <!--NEWS-->
      <text:h text:style-name="P10" text:outline-level="1">
<text:span text:style-name="T4">
基辅志愿者论坛在首都举行</text:span>
</text:h>
      <text:p text:style-name="P4">
作者: Ukrinform (Person)</text:p>
      <text:p text:style-name="P4">
出版商: Укринформ (Organization)</text:p>
      <text:p text:style-name="P4">
出版时间: 2023-06-30T15:45:00+03:00</text:p>
      <text:p text:style-name="P4">
修改时间: 2023-06-30T15:45:00+03:00</text:p>
      <text:p text:style-name="P4">
描述: III志愿者论坛今天在首都举行。  - 乌克林。</text:p>
      <text:p text:style-name="P4">
图片: ['<text:a xlink:type="simple" xlink:href="https://static.ukrinform.com/photos/2023_06/thumb_files/630_360_1688129261-541.jpg" text:style-name="Internet_20_link" text:visited-style-name="Visited_20_Internet_20_Link">
630_360_16881...</text:a>
']</text:p>
      <text:p text:style-name="P4">
标签: ['Волонтери', 'Київ']</text:p>
      <text:p text:style-name="P4">
类型: Article</text:p>
      <!--METADATA-->
      <text:p text:style-name="P4">
<draw:frame draw:style-name="fr1" draw:name="Image96" text:anchor-type="as-char" svg:width="6.9236in" svg:height="3.956343in" draw:z-index="0">
<draw:image xlink:href="../Images/yкринформ/2023-06-30T15-45-00-03-00/630_360_1688129261-541.jpg" xlink:type="simple" xlink:show="embed" xlink:actuate="onLoad" draw:mime-type="image/jpeg"/>
</draw:frame>
III志愿者论坛今天举行。</text:p>
      <text:p text:style-name="P4">
关于<text:a xlink:type="simple" xlink:href="https://t.me/VA_Kyiv/2374" text:style-name="Internet_20_link" text:visited-style-name="Visited_20_Internet_20_Link">
电报</text:a>
乌克林福姆报道说，基辅城市政府报道。</text:p>
      <text:p text:style-name="P4">
消息写道：“为了庆祝那些给灵魂，时间，金钱赢得胜利的人，今天举行了志愿者的三世论坛。”</text:p>
      <text:p text:style-name="P4">
参与者提出了成功的案件，分享了他们的经验，并在善良世界慈善博览会世界上筹集了武装力量的武装力量。</text:p>
      <text:p text:style-name="P4">
<text:span text:style-name="T4">
另请阅读：</text:span>
 <text:a xlink:type="simple" xlink:href="https://www.ukrinform.ua/rubric-society/3728811-rosia-vikrala-ponad-560-ukrainskih-aktivistiv-dola-311-z-nih-nevidoma-pravozahisniki.html" text:style-name="Internet_20_link" text:visited-style-name="Visited_20_Internet_20_Link">
俄罗斯偷走了560多名乌克兰活动家，与他们的命运311是未知的 - 人权活动家</text:a>
“我很荣幸感谢您的出色工作。 作为一个军人，我在巴赫穆特·纳奥比(Bakhmut Naobi)感到您需要多少，并有价值您的帮助。 真诚地感谢您。我们与您无敌!我们在一起是一个无法克服的国家，已经证明我们不会将我们的祖国土地交给任何人。 荣耀乌克兰!”  -  KMVA Vladimir Newon的第一位副局长说。</text:p>
      <text:p text:style-name="P4">
正如乌克林福姆报道的那样，志愿服务参与<text:a xlink:type="simple" xlink:href="https://www.ukrinform.ua/rubric-society/3728308-volonterstvom-zajmautsa-majze-50-ukrainciv.html" text:style-name="Internet_20_link" text:visited-style-name="Visited_20_Internet_20_Link">
近50％的乌克兰人</text:a>
：永久-6％和43％ - 不时。</text:p>
      <text:p text:style-name="P4">
News Source: <text:a xlink:type="simple" xlink:href="https://www.ukrinform.ua/rubric-kyiv/3729848-u-stolici-vidbuvsa-kiivskij-forum-volonteriv.html" text:style-name="Internet_20_link" text:visited-style-name="Visited_20_Internet_20_Link">
https://www.ukrinform.ua/rubric-kyiv/3729848-u-stolici-vidbuvsa-kiivskij-forum-volonteriv.html</text:a>
</text:p>
      <!--NEWS-->
      <text:h text:style-name="P10" text:outline-level="1">
<text:span text:style-name="T4">
在克里米亚，占用者正在大量安装警报系统 - 运动“ Athesh”运动</text:span>
</text:h>
      <text:p text:style-name="P4">
作者: Ukrinform (Person)</text:p>
      <text:p text:style-name="P4">
出版商: Укринформ (Organization)</text:p>
      <text:p text:style-name="P4">
出版时间: 2023-06-30T15:50:00+03:00</text:p>
      <text:p text:style-name="P4">
修改时间: 2023-06-30T15:50:00+03:00</text:p>
      <text:p text:style-name="P4">
描述: 俄罗斯入侵者开始在临时占领的克里米亚大量安装警报系统。  - 乌克林。</text:p>
      <text:p text:style-name="P4">
图片: ['<text:a xlink:type="simple" xlink:href="https://static.ukrinform.com/photos/2022_04/thumb_files/630_360_1649971569-525.jpg" text:style-name="Internet_20_link" text:visited-style-name="Visited_20_Internet_20_Link">
630_360_16499...</text:a>
']</text:p>
      <text:p text:style-name="P4">
标签: ['Крим', 'Війна з Росією']</text:p>
      <text:p text:style-name="P4">
类型: Article</text:p>
      <!--METADATA-->
      <text:p text:style-name="P4">
<draw:frame draw:style-name="fr1" draw:name="Image97" text:anchor-type="as-char" svg:width="6.9236in" svg:height="3.956343in" draw:z-index="0">
<draw:image xlink:href="../Images/yкринформ/2023-06-30T15-50-00-03-00/630_360_1649971569-525.jpg" xlink:type="simple" xlink:show="embed" xlink:actuate="onLoad" draw:mime-type="image/jpeg"/>
</draw:frame>
俄罗斯主人开始在临时占领的克里米亚大量安装警报系统。</text:p>
      <text:p text:style-name="P4">
这是在[电报]中报道的(https://t.me/atesh_ua/1160)乌克林福姆报道说，Anesh军事套筒运动。</text:p>
      <text:p text:style-name="P4">
“我们的代理商指出，入侵者开始大量安装操作系统。 俄罗斯人很清楚他们很快就会非常有用。他们正在为棉花做准备。”</text:p>
      <text:p text:style-name="P4">
照片：Attesh</text:p>
      <text:p text:style-name="P4">
还指出，该运动监视了在半岛上入侵者的“执法机构”的活动，在Evpatoria中进行了持续的情报。</text:p>
      <text:p text:style-name="P4">
<text:span text:style-name="T4">
另请阅读：</text:span>
 <text:a xlink:type="simple" xlink:href="https://www.ukrinform.ua/rubric-crimea/3729195-okupanti-perekidaut-z-krimu-arabatskou-strilkou-vazku-tehniku-i-boepripasi-socmerezi.html" text:style-name="Internet_20_link" text:visited-style-name="Visited_20_Internet_20_Link">
入侵者被抛弃在阿拉伯箭头，称重设备和弹药的克里米亚**  - 媒体</text:a>
根据国家抵抗中心的说法，俄罗斯对克里米亚的占领<text:a xlink:type="simple" xlink:href="https://www.ukrinform.ua/rubric-crimea/3726821-okupanti-u-krimu-gotuut-ratuvalnikiv-do-roboti-za-umov-tehnogennoi-katastrofi.html" text:style-name="Internet_20_link" text:visited-style-name="Visited_20_Internet_20_Link">
救援人员准备在男子制造的灾难中工作</text:a>
带辐射tashemical污染。</text:p>
      <text:p text:style-name="P4">
News Source: <text:a xlink:type="simple" xlink:href="https://www.ukrinform.ua/rubric-crimea/3729851-u-krimu-okupanti-masovo-vstanovluut-sistemi-opovisenna-ruh-ates.html" text:style-name="Internet_20_link" text:visited-style-name="Visited_20_Internet_20_Link">
https://www.ukrinform.ua/rubric-crimea/3729851-u-krimu-okupanti-masovo-vstanovluut-sistemi-opovisenna-ruh-ates.html</text:a>
</text:p>
      <!--NEWS-->
      <text:h text:style-name="P10" text:outline-level="1">
<text:span text:style-name="T4">
G7国家的大使在任命ARMA主席时：遵循程序很重要</text:span>
</text:h>
      <text:p text:style-name="P4">
作者: Ukrinform (Person)</text:p>
      <text:p text:style-name="P4">
出版商: Укринформ (Organization)</text:p>
      <text:p text:style-name="P4">
出版时间: 2023-06-30T15:51:57+03:00</text:p>
      <text:p text:style-name="P4">
修改时间: 2023-06-30T15:51:57+03:00</text:p>
      <text:p text:style-name="P4">
描述: 这七个群体的大使提请人们注意公民社会对任命ARMA主席的关注，并强调了增强对该机构信心的重要性。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Велика сімка', 'АРМА']</text:p>
      <text:p text:style-name="P4">
类型: Article</text:p>
      <!--METADATA-->
      <text:p text:style-name="P4">
<draw:frame draw:style-name="fr1" draw:name="Image99" text:anchor-type="as-char" svg:width="6.9236in" svg:height="3.956343in" draw:z-index="0">
<draw:image xlink:href="../Images/yкринформ/2023-06-30T15-51-57-03-00/630_360_1528600995-9562.jpg" xlink:type="simple" xlink:show="embed" xlink:actuate="onLoad" draw:mime-type="image/jpeg"/>
</draw:frame>
七个群体的大使提请人们关注民间社会的关注，因为任命ARMA主席，并强调了加强该机构范围的信任的重要性。</text:p>
      <text:p text:style-name="P4">
外交官在<text:a xlink:type="simple" xlink:href="https://twitter.com/G7AmbReformUA/status/1674743339973763073" text:style-name="Internet_20_link" text:visited-style-name="Visited_20_Internet_20_Link">
Twitter</text:a>
乌克林福姆报道，日本人前往G7大使。</text:p>
      <text:p text:style-name="P4">
“ G7监测了任命ARMA董事长的任命过程，并遵守了公民社会的程序。遵守适当的程序来增强对ARMA的信心，这一点很重要。”</text:p>
      <text:p text:style-name="P4">
据报道，6月28日，Elena Duma <text:a xlink:type="simple" xlink:href="https://www.ukrinform.ua/rubric-society/3729048-komisia-obrala-novu-ocilnicu-arma-transparency-international-poperedzae-pro-riziki.html" text:style-name="Internet_20_link" text:visited-style-name="Visited_20_Internet_20_Link">
由比赛的获胜者确定</text:a>
Arma董事长职位的候选人。 随后，关于其传记的事实爆发了丑闻。</text:p>
      <text:p text:style-name="P4">
*!(https://www.ukrinform.ua/rubric-economy/3728806-arma-peredali-majze-2-milardi-z-rahunkiv-kompanii-povazanoi-z-1xbet.html)竞争委员会成员选择候选人的候选人职位(Arma)Dmitry Ostapenko于6月29日[撤销了他的比赛Elena Duma的签名。 这是给出的(https://www.ukrinform.ua/rubric-economy/3729595-clen-konkursnoi-komisii-z-vidboru-kandidativ-na-glavu-arma-vidklikav-pidpis-za-peremoznicu.html)</text:p>
      <text:p text:style-name="P4">
News Source: <text:a xlink:type="simple" xlink:href="https://www.ukrinform.ua/rubric-polytics/3729850-posli-krain-g7-pro-priznacenna-golovi-arma-vazlivo-dotrimuvatis-procedur.html" text:style-name="Internet_20_link" text:visited-style-name="Visited_20_Internet_20_Link">
https://www.ukrinform.ua/rubric-polytics/3729850-posli-krain-g7-pro-priznacenna-golovi-arma-vazlivo-dotrimuvatis-procedur.html</text:a>
</text:p>
      <!--NEWS-->
      <text:h text:style-name="P10" text:outline-level="1">
<text:span text:style-name="T4">
在哈尔基夫郊区发生在乌达河中</text:span>
</text:h>
      <text:p text:style-name="P4">
作者: Ukrinform (Person)</text:p>
      <text:p text:style-name="P4">
出版商: Укринформ (Organization)</text:p>
      <text:p text:style-name="P4">
出版时间: 2023-06-30T15:54:00+03:00</text:p>
      <text:p text:style-name="P4">
修改时间: 2023-06-30T15:54:00+03:00</text:p>
      <text:p text:style-name="P4">
描述: 在哈尔基夫的郊区，在UDI河中发生了大量鱼类死亡，执法人员开始了刑事诉讼。  - 乌克林。</text:p>
      <text:p text:style-name="P4">
图片: ['<text:a xlink:type="simple" xlink:href="https://static.ukrinform.com/photos/2023_06/thumb_files/630_360_1688129737-776.jpg" text:style-name="Internet_20_link" text:visited-style-name="Visited_20_Internet_20_Link">
630_360_16881...</text:a>
']</text:p>
      <text:p text:style-name="P4">
标签: ['Екологія', 'Харків', 'Риба']</text:p>
      <text:p text:style-name="P4">
类型: Article</text:p>
      <!--METADATA-->
      <text:p text:style-name="P4">
<draw:frame draw:style-name="fr1" draw:name="Image100" text:anchor-type="as-char" svg:width="6.9236in" svg:height="3.956343in" draw:z-index="0">
<draw:image xlink:href="../Images/yкринформ/2023-06-30T15-54-00-03-00/630_360_1688129737-776.jpg" xlink:type="simple" xlink:show="embed" xlink:actuate="onLoad" draw:mime-type="image/jpeg"/>
</draw:frame>
UDI河中鱼类的大量死亡发生在执法机构的哈尔基夫。</text:p>
      <text:p text:style-name="P4">
这是由[Telegram]的Kharkiv区域检察官办公室的新闻服务报道的(https://t.me/prokuratura_kharkiv/9787)，报道乌克林福姆。</text:p>
      <text:p text:style-name="P4">
“昨天，媒体出现在皮索什领土社区UDI河的媒体上。 控股机构的检察官，警察调查人员和代表离开了这个地方。 在水面上露出油腻的斑点，这可能导致鱼类和野鸭的死亡。”</text:p>
      <text:p text:style-name="P4">
*!(https://www.ukrinform.ua/rubric-regions/3727989-u-hadzibejskomu-limani-masovo-gine-riba-j-krevetki.html)根据这个事实，在ERDR中输入了有关违反保安人员规则的信息，这导致了污染(艺术的第1部分。 《乌克兰刑法》 242).</text:p>
      <text:p text:style-name="P4">
<text:span text:style-name="T4">
Читайте також:</text:span>
 <text:a xlink:type="simple" xlink:href="https://www.ukrinform.ua/rubric-culture/3729730-u-zaporizzi-v-obmililij-zoni-dnipra-viavili-starodavnij-dubovij-coven.html" text:style-name="Internet_20_link" text:visited-style-name="Visited_20_Internet_20_Link">
 У Запоріжжі в обмілілій зоні Дніпра виявили стародавнійдубовий човен </text:a>
在检查场景期间，环境检查专家选择了进行适当研究的故障。</text:p>
      <text:p text:style-name="P4">
鸭子和鱼的尸体被送到实验室，以对死亡原因进行工具和实验室测试。 检察官办公室指出，之后，检察官将被任命。</text:p>
      <text:p text:style-name="P4">
News Source: <text:a xlink:type="simple" xlink:href="https://www.ukrinform.ua/rubric-regions/3729853-u-peredmisti-harkova-stavsa-mor-ribi-v-ricci-udi.html" text:style-name="Internet_20_link" text:visited-style-name="Visited_20_Internet_20_Link">
https://www.ukrinform.ua/rubric-regions/3729853-u-peredmisti-harkova-stavsa-mor-ribi-v-ricci-ud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30T15:59:00+03:00</text:p>
      <text:p text:style-name="P4">
修改时间: 2023-06-30T15:59: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01" text:anchor-type="as-char" svg:width="6.9236in" svg:height="3.956343in" draw:z-index="0">
<draw:image xlink:href="../Images/yкринформ/2023-06-30T15-59-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02" text:anchor-type="as-char" svg:width="6.9236in" svg:height="6.9236in" draw:z-index="0">
<draw:image xlink:href="../Images/yкринформ/2023-06-30T15-59-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03" text:anchor-type="as-char" svg:width="6.9236in" svg:height="6.9236in" draw:z-index="0">
<draw:image xlink:href="../Images/yкринформ/2023-06-30T15-59-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04" text:anchor-type="as-char" svg:width="6.9236in" svg:height="6.9236in" draw:z-index="0">
<draw:image xlink:href="../Images/yкринформ/2023-06-30T15-59-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05" text:anchor-type="as-char" svg:width="6.9236in" svg:height="6.9236in" draw:z-index="0">
<draw:image xlink:href="../Images/yкринформ/2023-06-30T15-59-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乌克兰，根据9年级开始收到入境申请</text:span>
</text:h>
      <text:p text:style-name="P4">
作者: Ukrinform (Person)</text:p>
      <text:p text:style-name="P4">
出版商: Укринформ (Organization)</text:p>
      <text:p text:style-name="P4">
出版时间: 2023-06-30T15:59:38+03:00</text:p>
      <text:p text:style-name="P4">
修改时间: 2023-06-30T15:59:38+03:00</text:p>
      <text:p text:style-name="P4">
描述: 根据9个班级开始进入专业高等教育机构的申请。  - 乌克林。</text:p>
      <text:p text:style-name="P4">
图片: ['<text:a xlink:type="simple" xlink:href="https://static.ukrinform.com/photos/2016_02/thumb_files/630_360_1454316708-2757.jpg" text:style-name="Internet_20_link" text:visited-style-name="Visited_20_Internet_20_Link">
630_360_14543...</text:a>
']</text:p>
      <text:p text:style-name="P4">
标签: ['Освіта', 'Школа', 'Абітурієнти']</text:p>
      <text:p text:style-name="P4">
类型: Article</text:p>
      <!--METADATA-->
      <text:p text:style-name="P4">
<draw:frame draw:style-name="fr1" draw:name="Image106" text:anchor-type="as-char" svg:width="6.9236in" svg:height="3.956343in" draw:z-index="0">
<draw:image xlink:href="../Images/yкринформ/2023-06-30T15-59-38-03-00/630_360_1454316708-2757.jpg" xlink:type="simple" xlink:show="embed" xlink:actuate="onLoad" draw:mime-type="image/jpeg"/>
</draw:frame>
根据9个班级开始进入专业高等教育机构的申请。</text:p>
      <text:p text:style-name="P4">
关于IT报告<text:a xlink:type="simple" xlink:href="https://mon.gov.ua/ua/news/vidkrito-podannya-zayav-dlya-vstupnikiv-na-osnovi-bazovoyi-serednoyi-osviti-9-ti-klasiv-do-zakladiv-fpo" text:style-name="Internet_20_link" text:visited-style-name="Visited_20_Internet_20_Link">
教育和科学部</text:a>
转移乌克林。</text:p>
      <text:p text:style-name="P4">
“今天，2023年6月30日，根据基本的中学[教育]从专业高等教育领导人中采用申请人(https://www.ukrinform.ua/tag-osvita) (9堂课). Подати заяви на бюджетта контракт можна до 13 липня (18:00). Після цього можливі додаткові наборилише на контракт, якщо це передбачено правилами прийому закладу освіти (最多30个NOVERTS)“， - 消息说。</text:p>
      <text:p text:style-name="P4">
为了提交在线输入申请，您必须注册e -office或登录<text:a xlink:type="simple" xlink:href="https://vstup.edbo.gov.ua" text:style-name="Internet_20_link" text:visited-style-name="Visited_20_Internet_20_Link">
网站</text:a>
统一的教育国家电子基础。</text:p>
      <text:p text:style-name="P4">
可以在[参考]上找到有关E -Offices和提交的注册的详细说明。(https://vstup.edbo.gov.ua/files/Instrukciya_EK_FPO_BSO_2023.pdf)<text:span text:style-name="T4">
另请阅读：</text:span>
 <text:a xlink:type="simple" xlink:href="https://www.ukrinform.ua/rubric-society/3728205-v-ukraini-200-tisac-skolariv-ne-zabezpeceni-devajsami-dla-navcanna-lisovij.html" text:style-name="Internet_20_link" text:visited-style-name="Visited_20_Internet_20_Link">
在乌克兰200,000 <text:span text:style-name="T4">
学校</text:span>
没有提供培训的演讲 - 森林</text:a>
教育和科学部回忆说，九年级的毕业生连续第二年能够在线查询。 参赛者已经创造了35,000个电子现金，比去年多11,000。</text:p>
      <text:p text:style-name="P4">
根据乌克林福姆的说法，根据教育与科学部的说法，今年大约有25万名高等教育机构的参赛者。</text:p>
      <text:p text:style-name="P4">
News Source: <text:a xlink:type="simple" xlink:href="https://www.ukrinform.ua/rubric-society/3729854-v-ukraini-rozpocavsa-prijom-zaav-pro-vstup-na-bazi-9-klasiv.html" text:style-name="Internet_20_link" text:visited-style-name="Visited_20_Internet_20_Link">
https://www.ukrinform.ua/rubric-society/3729854-v-ukraini-rozpocavsa-prijom-zaav-pro-vstup-na-bazi-9-klasiv.html</text:a>
</text:p>
      <!--NEWS-->
      <text:h text:style-name="P10" text:outline-level="1">
<text:span text:style-name="T4">
Volodymyr Zelenskyy会见了商业代表：除其他外，他们讨论了乌克兰的重建</text:span>
</text:h>
      <text:p text:style-name="P4">
作者: ['АРМІЯINFORM']</text:p>
      <text:p text:style-name="P4">
时间: 2023-06-30T16:00:00-04:00</text:p>
      <text:p text:style-name="P4">
描述: Vitchiznoye Ta的乌克兰沃迪米尔Zelensky Zustych IZ代表的总裁...与乌克兰2022年的战争，与乌克兰的最新新闻，今天与乌克兰的新闻，乌克兰2022年上次与乌克兰的新闻战争，乌克兰和俄罗斯与乌克兰之间的战争将在他们说，在2022年，是否会在不久的将来与乌克兰发生战争</text:p>
      <text:p text:style-name="P4">
图片: ['<text:a xlink:type="simple" xlink:href="https://armyinform.com.ua/wp-content/uploads/2023/06/78658e677b81056daf577ac19c344a4f_1688040792_extra_large.jpeg" text:style-name="Internet_20_link" text:visited-style-name="Visited_20_Internet_20_Link">
78658e677b81056daf577ac19c344a4f_1688040792_extra_large.jpeg</text:a>
']</text:p>
      <text:p text:style-name="P4">
标签: ['БІЗНЕС', 'ВОЛОДИМИР ЗЕЛЕНСЬКИЙ', 'ЄОСЕЛЯ', 'ПРЕЗИДЕНТ УКРАЇНИ']</text:p>
      <text:p text:style-name="P4">
类别: News</text:p>
      <!--METADATA-->
      <text:p text:style-name="P4">
<draw:frame draw:style-name="fr1" draw:name="Image107" text:anchor-type="as-char" svg:width="6.9236in" svg:height="4.617948in" draw:z-index="0">
<draw:image xlink:href="../Images/AРМІЯINFORM/2023-06-30T16-00-00-04-00/78658e677b81056daf577ac19c344a4f_1688040792_extra_large.jpeg" xlink:type="simple" xlink:show="embed" xlink:actuate="onLoad" draw:mime-type="image/jpeg"/>
</draw:frame>
乌克兰沃迪米尔·泽伦斯基(Ukraine Volodymyr Zelensky)总裁与在我国工作的公共和外国企业的代表举行了会议。</text:p>
      <text:p text:style-name="P4">
关于它<text:a xlink:type="simple" xlink:href="https://www.president.gov.ua/news/volodimir-zelenskij-zustrivsya-z-predstavnikami-biznesu-83921" text:style-name="Internet_20_link" text:visited-style-name="Visited_20_Internet_20_Link">
报告</text:a>
乌克兰总统办公室。</text:p>
      <text:p text:style-name="P4">
总统强调，当今我们国家的主要优先事项是战争，在乌克兰工作的业务作用是非凡的。</text:p>
      <text:p text:style-name="P4">
“我们感谢我们的外部合作伙伴。 无论如何，从战略上讲，金融人士支持我们并为我们提供帮助。 但是我们期望首先。”他说。</text:p>
      <text:p text:style-name="P4">
总统还指出，乌克兰的重建是一个很棒的项目，参与将是乌克兰和外国企业参与其中，该商业曾在我国工作和工作，尤其是在战争期间。</text:p>
      <text:p text:style-name="P4">
在会议期间，他们同意旨在减少执法机构问题的联合努力，讨论了税收领域的情况和改革的肇事者，涉及税收审计问题，提高身体效率，应刺激发展的身体效率经济。</text:p>
      <text:p text:style-name="P4">
注意到乌克兰总统发起的“埃索尔”贷款计划以及进一步规模的重要性的一个非常有趣的前景。</text:p>
      <text:p text:style-name="P4">
在对话期间，业务代表提议创建一个协调平台，以保护业务权利和考虑其他问题的考虑。</text:p>
      <text:p text:style-name="P4">
“创建一个我们将不断交谈的游乐场非常重要。 因为多年来不可能积累问题：我们根本无法克服它们。” Volodymyr Zelenskyy报道。</text:p>
      <text:p text:style-name="P4">
News Source: <text:a xlink:type="simple" xlink:href="https://armyinform.com.ua/2023/06/30/volodymyr-zelenskyj-zustrivsya-iz-predstavnykamy-biznesu-sered-inshogo-obgovoryly-vidbudovu-ukrayiny/" text:style-name="Internet_20_link" text:visited-style-name="Visited_20_Internet_20_Link">
https://armyinform.com.ua/2023/06/30/volodymyr-zelenskyj-zustrivsya-iz-predstavnykamy-biznesu-sered-inshogo-obgovoryly-vidbudovu-ukrayiny/</text:a>
</text:p>
      <!--NEWS-->
      <text:h text:style-name="P10" text:outline-level="1">
<text:span text:style-name="T4">
希腊岛上爆发了一场大规模的森林大火</text:span>
</text:h>
      <text:p text:style-name="P4">
作者: Ukrinform (Person)</text:p>
      <text:p text:style-name="P4">
出版商: Укринформ (Organization)</text:p>
      <text:p text:style-name="P4">
出版时间: 2023-06-30T16:02:00+03:00</text:p>
      <text:p text:style-name="P4">
修改时间: 2023-06-30T16:02:00+03:00</text:p>
      <text:p text:style-name="P4">
描述: 在爱琴海的希腊萨摩西岛发生了一场大规模的森林大火。  - 乌克林。</text:p>
      <text:p text:style-name="P4">
图片: ['<text:a xlink:type="simple" xlink:href="https://static.ukrinform.com/photos/2023_06/thumb_files/630_360_1688130617-889.jpeg" text:style-name="Internet_20_link" text:visited-style-name="Visited_20_Internet_20_Link">
630_360_16881...</text:a>
']</text:p>
      <text:p text:style-name="P4">
标签: ['Греція', 'Ліс', 'Пожежа']</text:p>
      <text:p text:style-name="P4">
类型: Article</text:p>
      <!--METADATA-->
      <text:p text:style-name="P4">
<draw:frame draw:style-name="fr1" draw:name="Image108" text:anchor-type="as-char" svg:width="6.9236in" svg:height="3.956343in" draw:z-index="0">
<draw:image xlink:href="../Images/yкринформ/2023-06-30T16-02-00-03-00/630_360_1688130617-889.jpeg" xlink:type="simple" xlink:show="embed" xlink:actuate="onLoad" draw:mime-type="image/jpeg"/>
</draw:frame>
6月30日，星期五，萨摩西的萨马西岛萨摩西岛发生了大规模的森林大火。</text:p>
      <text:p text:style-name="P4">
正如乌克林福姆报道的那样，它报告了<text:a xlink:type="simple" xlink:href="https://convertio.co/ru/download/616a63ba99dc88294d79648d71a66954f5539a/" text:style-name="Internet_20_link" text:visited-style-name="Visited_20_Internet_20_Link">
ekathimerini</text:a>
。</text:p>
      <text:p text:style-name="P4">
森林大火距离东方海洋中心的Mitlinioi村庄不远。</text:p>
      <text:p text:style-name="P4">
在第一个大火中(https://www.ukrinform.ua/tag-pozeza)今年的夏季，有32名消防员在10辆车的支持下，现场运营。 两架直升机从空中排出。</text:p>
      <text:p text:style-name="P4">
*!(https://www.ukrinform.ua/rubric-world/3724429-poblizu-filippin-zagorivsa-porom-evakuuvali-120-pasaziriv.html)根据消防部门的说法，在受影响的地区，北部的眨眼为3-5点，比例尺寸为小体，朝着污泥的相反方向吹来。</text:p>
      <text:p text:style-name="P4">
正如乌克林福姆(Ukrinform(美国)表明2022年在世界上<text:a xlink:type="simple" xlink:href="https://www.ukrinform.ua/rubric-world/3728203-torik-svit-sohvilini-vtracav-11-futbolnih-poliv-lisu-doslidzenna.html" text:style-name="Internet_20_link" text:visited-style-name="Visited_20_Internet_20_Link">
森林每分钟以第11个足球场的速度摧毁</text:a>
。  _outh：ekathimerini</text:p>
      <text:p text:style-name="P4">
News Source: <text:a xlink:type="simple" xlink:href="https://www.ukrinform.ua/rubric-world/3729862-na-greckomu-ostrovi-spalahnula-masstabna-lisova-pozeza.html" text:style-name="Internet_20_link" text:visited-style-name="Visited_20_Internet_20_Link">
https://www.ukrinform.ua/rubric-world/3729862-na-greckomu-ostrovi-spalahnula-masstabna-lisova-pozeza.html</text:a>
</text:p>
      <!--NEWS-->
      <text:h text:style-name="P10" text:outline-level="1">
<text:span text:style-name="T4">
乌克兰在6月吸引了30亿美元的赠款和优惠资金</text:span>
</text:h>
      <text:p text:style-name="P4">
作者: Ukrinform (Person)</text:p>
      <text:p text:style-name="P4">
出版商: Укринформ (Organization)</text:p>
      <text:p text:style-name="P4">
出版时间: 2023-06-30T16:03:00+03:00</text:p>
      <text:p text:style-name="P4">
修改时间: 2023-06-30T16:03:00+03:00</text:p>
      <text:p text:style-name="P4">
描述: 2023年6月，乌克兰财政部筹集了30亿美元。 美国赠款和国际合作伙伴的优惠资金。  - 乌克林。</text:p>
      <text:p text:style-name="P4">
图片: ['<text:a xlink:type="simple" xlink:href="https://static.ukrinform.com/photos/2020_03/thumb_files/630_360_1584521971-464.jpg" text:style-name="Internet_20_link" text:visited-style-name="Visited_20_Internet_20_Link">
630_360_15845...</text:a>
']</text:p>
      <text:p text:style-name="P4">
标签: ['Бюджет', 'Євросоюз', 'Фінляндія', 'Мінфін', 'США', 'Світовий банк', 'фінансування', 'Грант']</text:p>
      <text:p text:style-name="P4">
类型: Article</text:p>
      <!--METADATA-->
      <text:p text:style-name="P4">
<draw:frame draw:style-name="fr1" draw:name="Image109" text:anchor-type="as-char" svg:width="6.9236in" svg:height="3.956343in" draw:z-index="0">
<draw:image xlink:href="../Images/yкринформ/2023-06-30T16-03-00-03-00/630_360_1584521971-464.jpg" xlink:type="simple" xlink:show="embed" xlink:actuate="onLoad" draw:mime-type="image/jpeg"/>
</draw:frame>
2023年6月，乌克兰财政部筹集了30亿美元。 Scoagrants和International Partners的优惠资金。</text:p>
      <text:p text:style-name="P4">
根据乌克林福姆的报道，它报告了<text:a xlink:type="simple" xlink:href="https://www.mof.gov.ua/uk/news/ministry_of_finance_attracted_usd_3_billion_in_grants_and_concessional_financing_from_international_partners_in_june_2023-4086" text:style-name="Internet_20_link" text:visited-style-name="Visited_20_Internet_20_Link">
财政部的新闻服务</text:a>
.</text:p>
      <text:p text:style-name="P4">
"У червні 2023 року до державного бюджету України надійшло 3 млрд доларів СШАзовнішнього фінансування. Близько 40% із залучених коштів Україна отримала уформі грантів (在不可逆的条件下)“， - 消息说。</text:p>
      <text:p text:style-name="P4">
该部报告说，2023年6月在捐助者中：欧盟 -  16.4亿美元(优惠融资)美国 -  12亿美元(授予)，世界银行 -  1.04亿美元(优惠融资)，芬兰共和国 -  1500万美元(授予).</text:p>
      <text:p text:style-name="P4">
Зауважується, що залучена міжнародна допомога спрямовується на фінансуванняпріоритетних видатків <text:a xlink:type="simple" xlink:href="https://www.ukrinform.ua/tag-budzet" text:style-name="Internet_20_link" text:visited-style-name="Visited_20_Internet_20_Link">
 держбюджету </text:a>
，特别是社会和人道主义。 欧盟的资金是在规模宏观援助的范围内提供的(MPHD)2023年。 MFD计划下的融资总额达到180亿欧元。 MFD为乌克兰提供了优先条款。 贷款成熟度为35年。 同时，债务服务而不是乌克兰的利息和其他付款将弥补欧盟国家。</text:p>
      <text:p text:style-name="P4">
*!(https://www.ukrinform.ua/rubric-vidbudova/3729399-norvegia-nadala-190-miljoniv-grantu-na-vidbudovu-ukraini.html)从美国和芬兰提供的赠款是世界银行项目“支持政府支出以确保乌克兰可持续行政管理”的第五次额外融资的一部分。(乌克兰和平).</text:p>
      <text:p text:style-name="P4">
Кошти від Світового банку були надані Міжнародною асоціацією розвитку (艾达)作为“支持政府支出确保乌克兰可持续公共行政”的项目的一部分(乌克兰和平).Строк погашення кредиту становить 10 років, з 4-річним пільговим періодом.</text:p>
      <text:p text:style-name="P4">
Як повідомлялось, загалом у 2023 році Міністерство фінансів України залучило22,7 млрд доларів США зовнішнього фінансування на нагальні потребидержбюджету.</text:p>
      <text:p text:style-name="P4">
News Source: <text:a xlink:type="simple" xlink:href="https://www.ukrinform.ua/rubric-economy/3729857-ukraina-u-cervni-zalucila-vid-miznarodnih-partneriv-3-milardi-grantiv-ta-pilgovogo-finansuvanna.html" text:style-name="Internet_20_link" text:visited-style-name="Visited_20_Internet_20_Link">
https://www.ukrinform.ua/rubric-economy/3729857-ukraina-u-cervni-zalucila-vid-miznarodnih-partneriv-3-milardi-grantiv-ta-pilgovogo-finansuvanna.html</text:a>
</text:p>
      <!--NEWS-->
      <text:h text:style-name="P10" text:outline-level="1">
<text:span text:style-name="T4">
佐治亚州总统通过逃避动员的俄罗斯人说了危险</text:span>
</text:h>
      <text:p text:style-name="P4">
作者: Ukrinform (Person)</text:p>
      <text:p text:style-name="P4">
出版商: Укринформ (Organization)</text:p>
      <text:p text:style-name="P4">
出版时间: 2023-06-30T16:04:00+03:00</text:p>
      <text:p text:style-name="P4">
修改时间: 2023-06-30T16:04:00+03:00</text:p>
      <text:p text:style-name="P4">
描述: 佐治亚州总统萨洛姆·苏拉比什维利（Salome Zurabishvili）认为，俄罗斯正试图在宣传的帮助下影响逃往佐治亚州的俄罗斯人。  - 乌克林。</text:p>
      <text:p text:style-name="P4">
图片: ['<text:a xlink:type="simple" xlink:href="https://static.ukrinform.com/photos/2018_10/thumb_files/630_360_1540518468-213.jpg" text:style-name="Internet_20_link" text:visited-style-name="Visited_20_Internet_20_Link">
630_360_15405...</text:a>
']</text:p>
      <text:p text:style-name="P4">
标签: ['Грузія', 'Мобілізація', 'Росія', 'Війна з Росією']</text:p>
      <text:p text:style-name="P4">
类型: Article</text:p>
      <!--METADATA-->
      <text:p text:style-name="P4">
<draw:frame draw:style-name="fr1" draw:name="Image110" text:anchor-type="as-char" svg:width="6.9236in" svg:height="3.956343in" draw:z-index="0">
<draw:image xlink:href="../Images/yкринформ/2023-06-30T16-04-00-03-00/630_360_1540518468-213.jpg" xlink:type="simple" xlink:show="embed" xlink:actuate="onLoad" draw:mime-type="image/jpeg"/>
</draw:frame>
佐治亚州总统萨洛姆·苏拉比什维利(Salome Zurabishvili)认为，俄罗斯在宣传的帮助下受到俄罗斯人的影响，这些俄罗斯人因动员而逃到佐治亚州。</text:p>
      <text:p text:style-name="P4">
她在接受采访<text:a xlink:type="simple" xlink:href="https://edition.cnn.com/videos/tv/2023/06/29/amanpour-salome-zourabichvili-georgia-president-eu.cnn" text:style-name="Internet_20_link" text:visited-style-name="Visited_20_Internet_20_Link">
CNN</text:a>
，报道乌克林福姆。</text:p>
      <text:p text:style-name="P4">
“今天，俄罗斯在宣传的帮助下，在“软权力”的帮助下检查了第二个战线……绝大多数通过伊索迪亚奔跑的人并不是普京的支持者。 但是与此同时，我们知道俄罗斯联邦是：如果说俄语的联盟没有得到适当的保护，它被用作入侵的场合，” Zurabishvili说。</text:p>
      <text:p text:style-name="P4">
她还表示怀疑在俄罗斯“有一种资源或渴望在[佐治亚州]中对抗这一事件的阵线的愿望(https://www.ukrinform.ua/tag-gruzia)”。</text:p>
      <text:p text:style-name="P4">
<text:span text:style-name="T4">
另请阅读：</text:span>
 [佐治亚州和摩尔多瓦总统谴责了破坏(https://www.ukrinform.ua/rubric-polytics/3718956-prezidenti-gruzii-ta-moldovi-zasudili-rujnuvanna-rosianami-dambi-kahovskoi-ges.html)同时，总统强调需要控制俄罗斯公民的流入。</text:p>
      <text:p text:style-name="P4">
根据乌克林福姆的说法，佐治亚州议会巴布亚斯维利议会的负责人表示，对俄罗斯的双边制裁的执行将使该国升级为对侵略者国家的升级。</text:p>
      <text:p text:style-name="P4">
News Source: <text:a xlink:type="simple" xlink:href="https://www.ukrinform.ua/rubric-world/3729864-prezidentka-gruzii-zaavila-pro-nebezpeku-cerez-rosian-aki-vtekli-vid-mobilizacii.html" text:style-name="Internet_20_link" text:visited-style-name="Visited_20_Internet_20_Link">
https://www.ukrinform.ua/rubric-world/3729864-prezidentka-gruzii-zaavila-pro-nebezpeku-cerez-rosian-aki-vtekli-vid-mobilizacii.html</text:a>
</text:p>
      <!--NEWS-->
      <text:h text:style-name="P10" text:outline-level="1">
<text:span text:style-name="T4">
理事会通过了返回战前税收制度的法律</text:span>
</text:h>
      <text:p text:style-name="P4">
作者: Ukrinform (Person)</text:p>
      <text:p text:style-name="P4">
出版商: Укринформ (Organization)</text:p>
      <text:p text:style-name="P4">
出版时间: 2023-06-30T16:05:00+03:00</text:p>
      <text:p text:style-name="P4">
修改时间: 2023-06-30T16:05:00+03:00</text:p>
      <text:p text:style-name="P4">
描述: Verkhovna RadA一般批准了第8401号法案，该法案将税收制度返回到战前国家。 该法律将于2023年8月1日生效。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Податки', 'Закон', 'Верховна Рада']</text:p>
      <text:p text:style-name="P4">
类型: Article</text:p>
      <!--METADATA-->
      <text:p text:style-name="P4">
<draw:frame draw:style-name="fr1" draw:name="Image111" text:anchor-type="as-char" svg:width="6.9236in" svg:height="3.956343in" draw:z-index="0">
<draw:image xlink:href="../Images/yкринформ/2023-06-30T16-05-00-03-00/630_360_1682685211-525.jpg" xlink:type="simple" xlink:show="embed" xlink:actuate="onLoad" draw:mime-type="image/jpeg"/>
</draw:frame>
Verkhovnarad总体上采用了第8401号法案，该法案将税收制度返回到战前国家。 该法律将于2023年8月1日生效。</text:p>
      <text:p text:style-name="P4">
如<text:a xlink:type="simple" xlink:href="https://t.me/yzheleznyak/4453" text:style-name="Internet_20_link" text:visited-style-name="Visited_20_Internet_20_Link">
电报</text:a>
据《乌克林福姆》报道，该文件得到了239名人的支持。</text:p>
      <text:p text:style-name="P4">
“经过长期的辩论，议会整体上支持了8401税单。 采用本法案是与[IMF]协议中规定的重要条件(https://www.ukrinform.ua/tag-mvf)”， - 消息读取。</text:p>
      <text:p text:style-name="P4">
准备二读的草案编辑委员会规定，单一税的2％将于2023年8月1日开始。</text:p>
      <text:p text:style-name="P4">
同时，付款人将有权申请拒绝使用EPIZ的2％，以指示他想进行的税收制度。 与此类陈述不合规，如果付款人未指示所需的系统，则将自动转移到他当选为EP的2％的系统中。</text:p>
      <text:p text:style-name="P4">
此外，2023年从EP的2％转移到通用系统的付款人有权在2023年通过战争重新交换为简化系统。 同时，在2023年9月1日之前提交的情况下，该付款人将被视为2023年8月1日的EP付款人。</text:p>
      <text:p text:style-name="P4">
此外，8月1日的法律部分废除了当前的暂停检查消费货物的参考(酒精，烟草，燃料)，赌博和金融服务。</text:p>
      <text:p text:style-name="P4">
<text:span text:style-name="T4">
另请阅读：</text:span>
 <text:a xlink:type="simple" xlink:href="https://www.ukrinform.ua/rubric-economy/3728879-zelenskij-nasa-meta-podatkova-bez-podatkivciv-mitnica-bez-mitnikiv.html" text:style-name="Internet_20_link" text:visited-style-name="Visited_20_Internet_20_Link">
Zelensky：我们的目的 -  <text:span text:style-name="T4">
税</text:span>
无税<text:span text:style-name="T4">
税</text:span>
 IVTSI，无海关的海关</text:a>
PPO申请领域违规的责任将从10月1日起返回。 同时，通过PPO建立的财务责任发布(除了在消费货物贸易中违规)，如果他们在额叶领土上犯下(包括战斗的领土).</text:p>
      <text:p text:style-name="P4">
Як повідомлялося, Міжнародний валютний фонд очікує, що на наступному етапіпрограми розширеного фінансування EFF українська влада ухвалить у погодженітерміни закони щодо покращення врядування та боротьби з корупцією.</text:p>
      <text:p text:style-name="P4">
News Source: <text:a xlink:type="simple" xlink:href="https://www.ukrinform.ua/rubric-economy/3729859-parlament-uhvaliv-zakon-pro-povernenna-na-dovoennu-sistemu-opodatkuvanna.html" text:style-name="Internet_20_link" text:visited-style-name="Visited_20_Internet_20_Link">
https://www.ukrinform.ua/rubric-economy/3729859-parlament-uhvaliv-zakon-pro-povernenna-na-dovoennu-sistemu-opodatkuvanna.html</text:a>
</text:p>
      <!--NEWS-->
      <text:h text:style-name="P10" text:outline-level="1">
<text:span text:style-name="T4">
周年纪念日</text:span>
</text:h>
      <text:p text:style-name="P4">
作者: Ukrinform (Person)</text:p>
      <text:p text:style-name="P4">
出版商: Укринформ (Organization)</text:p>
      <text:p text:style-name="P4">
出版时间: 2023-06-30T16:05:26+03:00</text:p>
      <text:p text:style-name="P4">
修改时间: 2023-06-30T16:05:26+03:00</text:p>
      <text:p text:style-name="P4">
描述: 乌克兰瓦莱里·扎卢兹尼（Zaluzhny）的武装部队的指挥官 - 在总统上感谢安全与国防部队从俄罗斯入侵者那里解放了蛇岛。  - 乌克林。</text:p>
      <text:p text:style-name="P4">
图片: ['<text:a xlink:type="simple" xlink:href="https://static.ukrinform.com/photos/2023_06/thumb_files/630_360_1687950352-550.jpg" text:style-name="Internet_20_link" text:visited-style-name="Visited_20_Internet_20_Link">
630_360_16879...</text:a>
']</text:p>
      <text:p text:style-name="P4">
标签: ['Валерій Залужний', 'Острів Зміїний', 'Війна з Росією']</text:p>
      <text:p text:style-name="P4">
类型: Article</text:p>
      <!--METADATA-->
      <text:p text:style-name="P4">
<draw:frame draw:style-name="fr1" draw:name="Image112" text:anchor-type="as-char" svg:width="6.9236in" svg:height="3.956343in" draw:z-index="0">
<draw:image xlink:href="../Images/yкринформ/2023-06-30T16-05-26-03-00/630_360_1687950352-550.jpg" xlink:type="simple" xlink:show="embed" xlink:actuate="onLoad" draw:mime-type="image/jpeg"/>
</draw:frame>
乌克兰瓦莱里·扎卢兹尼(Valery Valery Zaluzhny)武装部队的指挥官 - 主持人感谢蛇岛从俄罗斯入侵者中解放出来。</text:p>
      <text:p text:style-name="P4">
根据乌克林福姆的说法，武装部队的总司令在<text:a xlink:type="simple" xlink:href="https://t.me/CinCAFU/523" text:style-name="Internet_20_link" text:visited-style-name="Visited_20_Internet_20_Link">
电报</text:a>
并发布了适当的视频。</text:p>
      <text:p text:style-name="P4">
“恰好一年前，在6月30日，安全和国防军将蛇岛从俄罗斯入侵者中解放出来。谢谢所有捍卫乌克兰的人，”  - 强调<text:a xlink:type="simple" xlink:href="https://www.ukrinform.ua/tag-valerij-zaluznij" text:style-name="Internet_20_link" text:visited-style-name="Visited_20_Internet_20_Link">
Zaluzhny</text:a>
。</text:p>
      <text:p text:style-name="P4">
视频：<text:a xlink:type="simple" xlink:href="https://t.me/CinCAFU/523" text:style-name="Internet_20_link" text:visited-style-name="Visited_20_Internet_20_Link">
武装部队司令瓦利·扎卢兹尼的电报通道</text:a>
<text:span text:style-name="T4">
另请阅读：</text:span>
 <text:a xlink:type="simple" xlink:href="https://www.ukrinform.ua/rubric-ato/3729683-pisla-zvilnenna-zmiinogo-rosiani-kilka-raziv-namagalisa-atakuvati-ostriv-z-aviacii-gumenuk.html" text:style-name="Internet_20_link" text:visited-style-name="Visited_20_Internet_20_Link">
释放后<text:span text:style-name="T4">
蛇</text:span>
哦，俄罗斯人几次都从航空中攻击岛屿-Humeniuk</text:a>
据报道，俄罗斯军队在2022年2月24日全面入侵俄罗斯联邦进入乌克兰的第一天占领了蛇岛。</text:p>
      <text:p text:style-name="P4">
2022年6月30日<text:a xlink:type="simple" xlink:href="https://www.ukrinform.ua/rubric-ato/3524282-sili-specoperacij-rozpovili-podrobici-zacisenna-zmiinogo-vid-rosian.html" text:style-name="Internet_20_link" text:visited-style-name="Visited_20_Internet_20_Link">
乌克兰士兵完全解放了蛇。</text:a>
俄罗斯联邦国防部证实了军方的逃脱，称其为“善意的姿态”。</text:p>
      <text:p text:style-name="P4">
News Source: <text:a xlink:type="simple" xlink:href="https://www.ukrinform.ua/rubric-ato/3729858-ricnica-zvilnenna-zmiinogo-zaluznij-podakuvav-silam-oboroni.html" text:style-name="Internet_20_link" text:visited-style-name="Visited_20_Internet_20_Link">
https://www.ukrinform.ua/rubric-ato/3729858-ricnica-zvilnenna-zmiinogo-zaluznij-podakuvav-silam-oboroni.html</text:a>
</text:p>
      <!--NEWS-->
      <text:h text:style-name="P10" text:outline-level="1">
<text:span text:style-name="T4">
欧盟委员会尚未找到如何使用俄罗斯资产为乌克兰的利益-Scholtz的机制。</text:span>
</text:h>
      <text:p text:style-name="P4">
作者: Ukrinform (Person)</text:p>
      <text:p text:style-name="P4">
出版商: Укринформ (Organization)</text:p>
      <text:p text:style-name="P4">
出版时间: 2023-06-30T16:09:00+03:00</text:p>
      <text:p text:style-name="P4">
修改时间: 2023-06-30T16:09:00+03:00</text:p>
      <text:p text:style-name="P4">
描述: 从法律的角度来看，使用俄罗斯冷冻资产来帮助乌克兰是一项极其艰巨的任务，因此欧盟委员会仍然必须这样做。  - 乌克林。</text:p>
      <text:p text:style-name="P4">
图片: ['<text:a xlink:type="simple" xlink:href="https://static.ukrinform.com/photos/2022_12/thumb_files/630_360_1669912793-372.jpg" text:style-name="Internet_20_link" text:visited-style-name="Visited_20_Internet_20_Link">
630_360_16699...</text:a>
']</text:p>
      <text:p text:style-name="P4">
标签: ['Єврокомісія', 'Німеччина', 'Україна', 'Гроші', 'Шольц']</text:p>
      <text:p text:style-name="P4">
类型: Article</text:p>
      <!--METADATA-->
      <text:p text:style-name="P4">
<draw:frame draw:style-name="fr1" draw:name="Image113" text:anchor-type="as-char" svg:width="6.9236in" svg:height="3.956343in" draw:z-index="0">
<draw:image xlink:href="../Images/yкринформ/2023-06-30T16-09-00-03-00/630_360_1669912793-372.jpg" xlink:type="simple" xlink:show="embed" xlink:actuate="onLoad" draw:mime-type="image/jpeg"/>
</draw:frame>
从法律的角度来看，使用俄罗斯冷冻资产来帮助乌克兰是一项非常复杂的任务，因此欧盟委员会仍然必须解决这个问题。</text:p>
      <text:p text:style-name="P4">
根据结果​​，德国总理奥拉夫·索尔兹(Olaf Scholz(https://www.ukrinform.ua/tag-evrosouz)乌克林福姆报道，在布鲁塞尔。</text:p>
      <text:p text:style-name="P4">
“这非常困难。 没有人知道该怎么做。 我们给了欧洲委员会打破头脑并在他们取得任何结果后通知我们。”总理说。</text:p>
      <text:p text:style-name="P4">
他指出，没有关于如何更改当前框架的“成熟”建议，许多问题是开放的，有大量的“法律和实际”挑战需要仔细研究，这并不容易，可能需要很长时间。 这位政客补充说，合作伙伴正处于动员财务资源的辩论之初。</text:p>
      <text:p text:style-name="P4">
<text:span text:style-name="T4">
另请阅读：</text:span>
 <text:a xlink:type="simple" xlink:href="https://www.ukrinform.ua/rubric-ato/3729603-nimeccina-peredala-ukraini-partiu-voennoi-dopomogi.html" text:style-name="Internet_20_link" text:visited-style-name="Visited_20_Internet_20_Link">
德国已移交给乌克兰军事援助党</text:a>
但是，确信，最主要的是，欧盟国家已承诺长期支持乌克兰，并且不会偏离这项义务。他称其为俄罗斯总统的使者，俄罗斯总统可能希望合作伙伴能够停止帮助基辅。之后。</text:p>
      <text:p text:style-name="P4">
德国总理普遍保证，欧洲伊itansatlantlant的合作伙伴站在乌克兰一边。 他补充说，统一还将在7月的北约峰会上获得认证。</text:p>
      <text:p text:style-name="P4">
肖尔茨还强调了增加武器生产的重要性，尤其是在欧洲的弹药。</text:p>
      <text:p text:style-name="P4">
德国政府负责人说：“对于乌克兰来说，弹药用品至关重要。</text:p>
      <text:p text:style-name="P4">
<text:span text:style-name="T4">
另请阅读：</text:span>
 <text:a xlink:type="simple" xlink:href="https://www.ukrinform.ua/rubric-world/3729250-zahid-ne-stavit-za-metu-zminu-rezimu-v-rf-solc.html" text:style-name="Internet_20_link" text:visited-style-name="Visited_20_Internet_20_Link">
西部不打算改变俄罗斯联邦的政权 -  <text:span text:style-name="T4">
 Scholt </text:span>
</text:a>
在布鲁塞尔的会议上，俄罗斯士兵在乌克兰战争期间犯下的偶然罪行讨论了责任问题。</text:p>
      <text:p text:style-name="P4">
据报道，欧盟不会在法律上没收冷冻资产，因为一种选择被认为是使用资产税的可能性。</text:p>
      <text:p text:style-name="P4">
欧盟已经冻结了俄罗斯中央银行资产的超过2000亿欧元的资产。</text:p>
      <text:p text:style-name="P4">
News Source: <text:a xlink:type="simple" xlink:href="https://www.ukrinform.ua/rubric-polytics/3729861-evrokomisia-se-ne-znajsla-mehanizmu-ak-vikoristati-rosijski-aktivi-v-interesah-ukraini-solc.html" text:style-name="Internet_20_link" text:visited-style-name="Visited_20_Internet_20_Link">
https://www.ukrinform.ua/rubric-polytics/3729861-evrokomisia-se-ne-znajsla-mehanizmu-ak-vikoristati-rosijski-aktivi-v-interesah-ukraini-solc.html</text:a>
</text:p>
      <!--NEWS-->
      <text:h text:style-name="P10" text:outline-level="1">
<text:span text:style-name="T4">
维尔纽斯成为欧洲第一个发射无人汽车的城市</text:span>
</text:h>
      <text:p text:style-name="P4">
作者: Ukrinform (Person)</text:p>
      <text:p text:style-name="P4">
出版商: Укринформ (Organization)</text:p>
      <text:p text:style-name="P4">
出版时间: 2023-06-30T16:22:00+03:00</text:p>
      <text:p text:style-name="P4">
修改时间: 2023-06-30T23:22:00+03:00</text:p>
      <text:p text:style-name="P4">
描述: 维尔纽斯（Vilnius）成为欧洲第一个在实际交通中使用无人车辆的城市。  - 乌克林。</text:p>
      <text:p text:style-name="P4">
图片: ['<text:a xlink:type="simple" xlink:href="https://static.ukrinform.com/photos/2023_06/thumb_files/630_360_1688155902-677.jpg" text:style-name="Internet_20_link" text:visited-style-name="Visited_20_Internet_20_Link">
630_360_16881...</text:a>
']</text:p>
      <text:p text:style-name="P4">
标签: ['Автомобіль', 'Безпілотник', 'Європа', 'Литва', 'Транспорт']</text:p>
      <text:p text:style-name="P4">
类型: Article</text:p>
      <!--METADATA-->
      <text:p text:style-name="P4">
<draw:frame draw:style-name="fr1" draw:name="Image114" text:anchor-type="as-char" svg:width="6.9236in" svg:height="3.956343in" draw:z-index="0">
<draw:image xlink:href="../Images/yкринформ/2023-06-30T16-22-00-03-00/630_360_1688155902-677.jpg" xlink:type="simple" xlink:show="embed" xlink:actuate="onLoad" draw:mime-type="image/jpeg"/>
</draw:frame>
Vilniustawa是欧洲第一个使用道路交通状况的无人车辆的城市。</text:p>
      <text:p text:style-name="P4">
正如乌克林福姆报道的那样，它报告了<text:a xlink:type="simple" xlink:href="https://www.lrt.lt/ru/novosti/17/2023233/v-vil-niuse-vpervye-v-evrope-nachali-kursirovat-bespilotnye-avtomobili" text:style-name="Internet_20_link" text:visited-style-name="Visited_20_Internet_20_Link">
LRT</text:a>
。</text:p>
      <text:p text:style-name="P4">
这些汽车被认为是安全的，因为自秋天以来，其中一辆就一直在维尔纽斯的Balnya地区工作，他检查了他安全参与道路交通的能力。 根据立陶宛政府部门和通讯，汽车符合所有安全标准。</text:p>
      <text:p text:style-name="P4">
运输与通信副部长Agne Vaychyukyvichy说，使用自主技术是UEVROP立陶宛领导的演示。 她还希望在Khvilleus的街道上推出无人运输，这将是进一步发展和创新的基础。</text:p>
      <text:p text:style-name="P4">
“我很高兴我们在立陶宛有无人机。(https://www.ukrinform.ua/tag-tehnologii)它正在很快发展，我们正在接近路边的真实例子，” Vaychyukyvichyvichy告诉记者。</text:p>
      <text:p text:style-name="P4">
*!(https://www.ukrinform.ua/rubric-technology/3728390-v-ukraini-ponad-100-kompanij-viroblaut-bezpilotniki-fedorov.html)她补充说：“我希望这是领导层，也是第一次经营维尔纽斯街的自动驾驶汽车之家 - 这仅仅是开始，几年后，我们将看到我们引以为傲的多货币。”</text:p>
      <text:p text:style-name="P4">
开发这些汽车的爱沙尼亚公司Clevon销售负责人Mart Matisen解释说，汽车将能够以50公里/小时的城市街道速度移动，但为了确保最大的安全性，Vilnius的速度将降低到25 km/h一段时间。_框架：G。Skaraitienė / BNS摄</text:p>
      <text:p text:style-name="P4">
News Source: <text:a xlink:type="simple" xlink:href="https://www.ukrinform.ua/rubric-technology/3730017-vilnus-stav-persim-mistom-u-evropi-de-zapustili-bezpilotni-avtivki.html" text:style-name="Internet_20_link" text:visited-style-name="Visited_20_Internet_20_Link">
https://www.ukrinform.ua/rubric-technology/3730017-vilnus-stav-persim-mistom-u-evropi-de-zapustili-bezpilotni-avtivki.html</text:a>
</text:p>
      <!--NEWS-->
      <text:h text:style-name="P10" text:outline-level="1">
<text:span text:style-name="T4">
到本年底，600厨师将接受烹饪学校菜单的培训</text:span>
</text:h>
      <text:p text:style-name="P4">
作者: Ukrinform (Person)</text:p>
      <text:p text:style-name="P4">
出版商: Укринформ (Organization)</text:p>
      <text:p text:style-name="P4">
出版时间: 2023-06-30T16:25:45+03:00</text:p>
      <text:p text:style-name="P4">
修改时间: 2023-06-30T16:25:45+03:00</text:p>
      <text:p text:style-name="P4">
描述: 在学校厨师培训中心开发和学校营养改革的烹饪枢纽中，将在今年年底之前接受600名厨师的培训。  - 乌克林。</text:p>
      <text:p text:style-name="P4">
图片: ['<text:a xlink:type="simple" xlink:href="https://static.ukrinform.com/photos/2023_06/thumb_files/630_360_1688131174-514.jpeg" text:style-name="Internet_20_link" text:visited-style-name="Visited_20_Internet_20_Link">
630_360_16881...</text:a>
']</text:p>
      <text:p text:style-name="P4">
标签: ['Школа', 'Олена Зеленська', 'Кухар', 'Меню']</text:p>
      <text:p text:style-name="P4">
类型: Article</text:p>
      <!--METADATA-->
      <text:p text:style-name="P4">
<draw:frame draw:style-name="fr1" draw:name="Image118" text:anchor-type="as-char" svg:width="6.9236in" svg:height="3.956343in" draw:z-index="0">
<draw:image xlink:href="../Images/yкринформ/2023-06-30T16-25-45-03-00/630_360_1688131174-514.jpeg" xlink:type="simple" xlink:show="embed" xlink:actuate="onLoad" draw:mime-type="image/jpeg"/>
</draw:frame>
Barbulinar枢纽在学校厨师的项目培训中心和学校营养改革中开放，将在年底之前准备更新的学校菜单，从而培训600名厨师。</text:p>
      <text:p text:style-name="P4">
正如乌克林福姆报道的那样，它在[电报]中报道(https://t.me/FirstLadyOfUkraine/3542?fbclid=IwAR3E0QNJXtGXjJF5DDaGjnnGd9kmarqNjHIXl3x_GALStExAQeeGf3-WzhY)总统的妻子埃琳娜·泽伦斯卡(Elena Zelenska)。</text:p>
      <text:p text:style-name="P4">
“学会教别人。 准备喂养成千上万的儿童，同时也很美味又有用。 这是关于我们的烹饪枢纽。 第一夫人说：“又有三个地区 - 特诺皮尔，敖德萨和波尔塔瓦 - 在学校厨师培训枢纽开发和学校食品改革的项目中开设了中心。”</text:p>
      <text:p text:style-name="P4">
据她说，在现代设备的烹饪枢纽中，来自全国各地的职业学校最好的培训厨师，他们在改革中提供了一个有用可口的菜单，提高了他们的专业水平，学习学习。</text:p>
      <text:p text:style-name="P4">
<text:span text:style-name="T4">
另请阅读：</text:span>
 <text:a xlink:type="simple" xlink:href="https://www.ukrinform.ua/rubric-society/3690239-zelenska-rozpovila-pro-principi-zdorovogo-harcuvanna-ditej-pid-cas-vijni.html" text:style-name="Internet_20_link" text:visited-style-name="Visited_20_Internet_20_Link">
<text:span text:style-name="T4">
 Zelenskaya </text:span>
 <text:span text:style-name="T4">
 </text:span>
 <text:span text:style-name="T4">
 </text:span>
 <text:span text:style-name="T4">
关于</text:span>
 <text:span text:style-name="T4">
 </text:span>
 <text:span text:style-name="T4">
 </text:span>
健康<text:span text:style-name="T4">
 </text:span>
 <text:span text:style-name="T4">
 </text:span>
 food <text:span text:style-name="T4">
 food </text:span>
 <text:span text:style-name="T4">
 </text:span>
 <text:span text:style-name="T4">
儿童</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时间<text:span text:style-name="T4">
 </text:span>
战争**</text:a>
Zelenska强调说：“他们将成为变化的推动者，将转移分区学的知识，食品过程的安全性，将技术地图的创建向其地区的同事创建。”</text:p>
      <text:p text:style-name="P4">
正如总统的妻子指出的那样：“为了使乌克兰教育与科学部，瑞士机构(SDC)，瑞士大使馆在乌克兰，非政府组织“食品崇拜”和非政府组织“国家公共协会<text:a xlink:type="simple" xlink:href="https://www.ukrinform.ua/tag-harcuvanna" text:style-name="Internet_20_link" text:visited-style-name="Visited_20_Internet_20_Link">
食品</text:a>
 ”.</text:p>
      <text:p text:style-name="P4">
“因此，学校营养改革正在进行中 - 与战争相反。 加强 - 我们创建，开发，改进。 从字面上看，我们将准备未来。”第一夫人强调。</text:p>
      <text:p text:style-name="P4">
News Source: <text:a xlink:type="simple" xlink:href="https://www.ukrinform.ua/rubric-society/3729866-do-kinca-roku-600-kuhariv-projdut-navcanna-z-prigotuvanna-strav-skilnogo-menu.html" text:style-name="Internet_20_link" text:visited-style-name="Visited_20_Internet_20_Link">
https://www.ukrinform.ua/rubric-society/3729866-do-kinca-roku-600-kuhariv-projdut-navcanna-z-prigotuvanna-strav-skilnogo-menu.html</text:a>
</text:p>
      <!--NEWS-->
      <text:h text:style-name="P10" text:outline-level="1">
<text:span text:style-name="T4">
“ Prozorro。卖出”将成为销售被没收的俄罗斯资产的主要平台</text:span>
</text:h>
      <text:p text:style-name="P4">
作者: Ukrinform (Person)</text:p>
      <text:p text:style-name="P4">
出版商: Укринформ (Organization)</text:p>
      <text:p text:style-name="P4">
出版时间: 2023-06-30T16:25:51+03:00</text:p>
      <text:p text:style-name="P4">
修改时间: 2023-06-30T16:25:51+03:00</text:p>
      <text:p text:style-name="P4">
描述: 乌克兰占领的俄罗斯资产将通过在线拍卖“ Prozorro.sanes”出售，所有撤回的资金将旨在克服俄罗斯侵略和恢复经济的后果。  - 乌克林。</text:p>
      <text:p text:style-name="P4">
图片: ['<text:a xlink:type="simple" xlink:href="https://static.ukrinform.com/photos/2020_12/thumb_files/630_360_1608807067-680.png" text:style-name="Internet_20_link" text:visited-style-name="Visited_20_Internet_20_Link">
630_360_16088...</text:a>
']</text:p>
      <text:p text:style-name="P4">
标签: ['Агресія РФ', 'Продаж', 'Відновлення України']</text:p>
      <text:p text:style-name="P4">
类型: Article</text:p>
      <!--METADATA-->
      <text:p text:style-name="P4">
<draw:frame draw:style-name="fr1" draw:name="Image122" text:anchor-type="as-char" svg:width="6.9236in" svg:height="3.956343in" draw:z-index="0">
<draw:image xlink:href="../Images/yкринформ/2023-06-30T16-25-51-03-00/630_360_1608807067-680.png" xlink:type="simple" xlink:show="embed" xlink:actuate="onLoad" draw:mime-type="image/png"/>
</draw:frame>
乌克兰占领的俄罗斯资产将通过在线拍卖“ Prozorro.sanes”出售，所有撤回的资金将旨在克服俄罗斯的后果和经济的恢复。</text:p>
      <text:p text:style-name="P4">
根据乌克兰的乌克林福姆(Ukrinform)的说法，乌克兰经济部长尤利亚·斯维里德科(Yulia Sviridenko)的第一位维奇里米夫人说，[]报告[] <text:a xlink:type="simple" xlink:href="https://me.gov.ua/News/Detail" text:style-name="Internet_20_link" text:visited-style-name="Visited_20_Internet_20_Link">
</text:a>
[部出版社服务。 这是给出的(https://me.gov.ua/News/Detail?lang=uk-UA&amp;id=2a9af4cb-a684-43bc-9fc8-63f0a59bcf4c&amp;title=Prozorro-prodazhi)“ Prozorro。服务”将成为出售俄罗斯资产的主要平台。 这是低私有化改革发展的极其重要的领域。 除了货币外，应携带俄罗斯[业务]的责任(https://www.ukrinform.ua/tag-biznes)这为阿米夫在乌克兰犯下的罪行提供资金。”</text:p>
      <text:p text:style-name="P4">
值得注意的是，“ Prozorro.sales”将成为出售俄罗斯资产的主要网站。 这是改革私有化发展的极其重要的领域。 除了金钱之外，应将俄罗斯军队在乌克兰犯下的犯罪的俄罗斯企业承担责任。</text:p>
      <text:p text:style-name="P4">
此外，Sviridenko报道说，乌克兰政府正在致力于引入私有化。 根据经济部长的说法，在全面改革小私有化期间，非常相关和必要。 业务实习生在“ Prozorro.sanes”上进行了在线拍卖可以证明这一点。 只有在全面战争期间，乌克兰才通过出售小型私有化物品获得了228亿美元的收入。</text:p>
      <text:p text:style-name="P4">
总共，在五年内，不同级别的预算得到了140亿卢比的补充。 近五千个州和公用事业已经离开了锤子。 取而代之的是，企业家以诺瓦奇(Notaches)开业，例如酒店，咖啡馆，生产以及创造的就业机会和税收。</text:p>
      <text:p text:style-name="P4">
Sviridenko还报告说，通过“ Prozorro。焊接”将是基辅的著名海洋广场购物中心，将首批俄罗斯资产之一。 直到最近，他的三分之二的股份属于俄罗斯莫利加(Arcadia Rothenberg)和儿子伊戈尔(Igor)。 6月初，政府将其转移到国家财产基金。国家房地产基金已经重新注册了该州的公司权利。现在，专家进行库存并实现了法定文件。</text:p>
      <text:p text:style-name="P4">
正如乌克林福姆报道的那样，经济部已开始对通过系统进行大型私有化的必要技术变更<text:a xlink:type="simple" xlink:href="https://www.ukrinform.ua/rubric-economy/3729796-u-minekonomiki-anonsuvali-zapusk-velikoi-privatizacii-cerez-prozorroprodazi.html" text:style-name="Internet_20_link" text:visited-style-name="Visited_20_Internet_20_Link">
Prozorro。销售</text:a>
并指望他们在7月初被政府收养。</text:p>
      <text:p text:style-name="P4">
News Source: <text:a xlink:type="simple" xlink:href="https://www.ukrinform.ua/rubric-economy/3729867-prozorroprodazi-stane-golovnou-platformou-z-prodazu-konfiskovanih-rosijskih-aktiviv.html" text:style-name="Internet_20_link" text:visited-style-name="Visited_20_Internet_20_Link">
https://www.ukrinform.ua/rubric-economy/3729867-prozorroprodazi-stane-golovnou-platformou-z-prodazu-konfiskovanih-rosijskih-aktiviv.html</text:a>
</text:p>
      <!--NEWS-->
      <text:h text:style-name="P10" text:outline-level="1">
<text:span text:style-name="T4">
俄罗斯人在顿涅茨克开了一所学校 - 两名死亡，六人受伤</text:span>
</text:h>
      <text:p text:style-name="P4">
作者: Ukrinform (Person)</text:p>
      <text:p text:style-name="P4">
出版商: Укринформ (Organization)</text:p>
      <text:p text:style-name="P4">
出版时间: 2023-06-30T16:33:00+03:00</text:p>
      <text:p text:style-name="P4">
修改时间: 2023-06-30T16:33:00+03:00</text:p>
      <text:p text:style-name="P4">
描述: 由于俄罗斯对学校的打击，在顿涅茨克地区的波克罗夫斯基地区的塞尔吉耶夫卡村被杀害，又有6人受伤。  - 乌克林。</text:p>
      <text:p text:style-name="P4">
图片: ['<text:a xlink:type="simple" xlink:href="https://static.ukrinform.com/photos/2023_06/thumb_files/630_360_1688132129-588.jpeg" text:style-name="Internet_20_link" text:visited-style-name="Visited_20_Internet_20_Link">
630_360_16881...</text:a>
']</text:p>
      <text:p text:style-name="P4">
标签: ['Донеччина', 'Обстріл', 'Школа', 'Війна з Росією']</text:p>
      <text:p text:style-name="P4">
类型: Article</text:p>
      <!--METADATA-->
      <text:p text:style-name="P4">
<draw:frame draw:style-name="fr1" draw:name="Image123" text:anchor-type="as-char" svg:width="6.9236in" svg:height="3.956343in" draw:z-index="0">
<draw:image xlink:href="../Images/yкринформ/2023-06-30T16-33-00-03-00/630_360_1688132129-588.jpeg" xlink:type="simple" xlink:show="embed" xlink:actuate="onLoad" draw:mime-type="image/jpeg"/>
</draw:frame>
由于俄罗斯对两人丧生的炸弹打击，顿涅茨克地区Pokrovsky地区的Selesergiivka，又受伤了6人。</text:p>
      <text:p text:style-name="P4">
根据乌克林福姆的报道，它报告了<text:a xlink:type="simple" xlink:href="https://www.gp.gov.ua/ua/posts/dvoje-zagiblix-ta-sestero-poranenix-vnaslidok-obstrilu-skoli-u-pokrovskomu-raioni-na-doneccini-prokurori-fiksuyut-naslidki-vojennogo-zlocinu-derzavi-agresora" text:style-name="Internet_20_link" text:visited-style-name="Visited_20_Internet_20_Link">
检察长办公室</text:a>
。</text:p>
      <text:p text:style-name="P4">
根据调查，6月30日，大约11:20，俄罗斯联邦可能袭击了波克罗夫斯基区Sergiyivka村的永久射击消防系统。</text:p>
      <text:p text:style-name="P4">
命中发生在当地学校。 在炮击时，有12人 - 政府，教师和技术人员的代表。</text:p>
      <text:p text:style-name="P4">
由于<text:a xlink:type="simple" xlink:href="https://www.ukrinform.ua/tag-obstril" text:style-name="Internet_20_link" text:visited-style-name="Visited_20_Internet_20_Link">
炮击</text:a>
小学教室和主要会计师被杀。 六个人 - 四个男人和两个女人。</text:p>
      <text:p text:style-name="P4">
<text:span text:style-name="T4">
另请阅读：</text:span>
 <text:a xlink:type="simple" xlink:href="https://www.ukrinform.ua/rubric-ato/3729651-rosiani-vranci-obstrilali-herson-ta-oblast-e-poraneni.html" text:style-name="Internet_20_link" text:visited-style-name="Visited_20_Internet_20_Link">
早上俄罗斯人<text:span text:style-name="T4">
 fire </text:span>
 fir kherson and eporanne地区</text:a>
他们都在医院住院，造成了雷矿的伤害和碎片。</text:p>
      <text:p text:style-name="P4">
教学大楼的一部分实际上被破坏了：教室破碎，其他场所，破碎的家具和学校库存。</text:p>
      <text:p text:style-name="P4">
在顿涅茨克地区检察官办公室的程序领导下，对违反战争法的刑事诉讼的刑事调查(艺术的第2部分。 乌克兰《刑法》的438).</text:p>
      <text:p text:style-name="P4">
На місці обстрілу продовжують працювати прокурори, правоохоронці тарятувальники.</text:p>
      <text:p text:style-name="P4">
Як повідомляв Укрінформ, <text:a xlink:type="simple" xlink:href="https://www.ukrinform.ua/rubric-regions/3729654-rosiani-za-dobu-obstrilali-devat-regioniv-ukraini-zvedenna-ova.html" text:style-name="Internet_20_link" text:visited-style-name="Visited_20_Internet_20_Link">
 російські війська</text:a>
白天，乌克兰九个地区的贝壳被开火，死者被杀死并受伤。</text:p>
      <text:p text:style-name="P4">
News Source: <text:a xlink:type="simple" xlink:href="https://www.ukrinform.ua/rubric-ato/3729871-rosiani-obstrilali-skolu-na-doneccini-dvoe-zagiblih-sestero-poranenih.html" text:style-name="Internet_20_link" text:visited-style-name="Visited_20_Internet_20_Link">
https://www.ukrinform.ua/rubric-ato/3729871-rosiani-obstrilali-skolu-na-doneccini-dvoe-zagiblih-sestero-poranenih.html</text:a>
</text:p>
      <!--NEWS-->
      <text:h text:style-name="P10" text:outline-level="1">
<text:span text:style-name="T4">
已将超过5000万的退伍军人助手分配给了5000万</text:span>
</text:h>
      <text:p text:style-name="P4">
作者: Ukrinform (Person)</text:p>
      <text:p text:style-name="P4">
出版商: Укринформ (Organization)</text:p>
      <text:p text:style-name="P4">
出版时间: 2023-06-30T16:34:00+03:00</text:p>
      <text:p text:style-name="P4">
修改时间: 2023-06-30T16:34:00+03:00</text:p>
      <text:p text:style-name="P4">
描述: 从国家预算中的超过5000万hryvnias已分配给退伍军人的工作。  - 乌克林。</text:p>
      <text:p text:style-name="P4">
图片: ['<text:a xlink:type="simple" xlink:href="https://static.ukrinform.com/photos/2017_06/thumb_files/630_360_1497063073-4692.jpg" text:style-name="Internet_20_link" text:visited-style-name="Visited_20_Internet_20_Link">
630_360_14970...</text:a>
']</text:p>
      <text:p text:style-name="P4">
标签: ['Бюджет', 'Ветерани війни', 'Війна з Росією']</text:p>
      <text:p text:style-name="P4">
类型: Article</text:p>
      <!--METADATA-->
      <text:p text:style-name="P4">
<draw:frame draw:style-name="fr1" draw:name="Image128" text:anchor-type="as-char" svg:width="6.9236in" svg:height="3.956343in" draw:z-index="0">
<draw:image xlink:href="../Images/yкринформ/2023-06-30T16-34-00-03-00/630_360_1497063073-4692.jpg" xlink:type="simple" xlink:show="embed" xlink:actuate="onLoad" draw:mime-type="image/jpeg"/>
</draw:frame>
从国家预算中的超过5000万hryvnias已分配给退伍军人。</text:p>
      <text:p text:style-name="P4">
这是由战略规划局和欧洲一体化局长报告(https://www.ukrinform.ua/rubric-society/3729742-svitlana-berezina-gendirektorka-direktoratu-strategicnogo-planuvanna-ta-evropejskoi-integracii-minveteraniv.html)乌克林。</text:p>
      <text:p text:style-name="P4">
“在经过翻新地区的试点项目实施期间，退伍军人的助手人数可能不超过400人。在当前阶段，从国家预算中分配了超过5000万的UAH。(https://www.ukrinform.ua/tag-radbez-oon)对于瑞典的融资，“  - 拉卡拉贝雷西纳。</text:p>
      <text:p text:style-name="P4">
据她说，一位资深助理将能够为过渡到和平生活的过渡提供服务。 最大的水服务办公室将有20位老将助理。 她指出，助手的薪水平均为16,000人。</text:p>
      <text:p text:style-name="P4">
“这位资深人士的助理将向服务办公室主管Avin向OVA报告他的工作。反过来，地区军事行政部门将为迷你退伍军人提供信息。定量和定性指标，可访问性，可访问性，准确性，准确和支持桦木的遵守，定量和质量。</text:p>
      <text:p text:style-name="P4">
<text:span text:style-name="T4">
另请阅读：</text:span>
 <text:a xlink:type="simple" xlink:href="https://www.ukrinform.ua/rubric-society/3729787-ukrainskij-veteranskij-fond-opracuvav-13-tisac-zvernen-z-nih-bilsist-vid-colovikiv.html" text:style-name="Internet_20_link" text:visited-style-name="Visited_20_Internet_20_Link">
乌克兰<text:span text:style-name="T4">
老兵</text:span>
基金工作了13,000，其中大多数来自男性</text:a>
据报道，在乌克兰的四个地区，该项目将很快努力支持从前线返回的人们。</text:p>
      <text:p text:style-name="P4">
News Source: <text:a xlink:type="simple" xlink:href="https://www.ukrinform.ua/rubric-society/3729869-na-robotu-pomicnikiv-veteraniv-vidileno-ponad-50-miljoniv-minveteraniv.html" text:style-name="Internet_20_link" text:visited-style-name="Visited_20_Internet_20_Link">
https://www.ukrinform.ua/rubric-society/3729869-na-robotu-pomicnikiv-veteraniv-vidileno-ponad-50-miljoniv-minveteraniv.html</text:a>
</text:p>
      <!--NEWS-->
      <text:h text:style-name="P10" text:outline-level="1">
<text:span text:style-name="T4">
税收改革和大赦资本：OP讲述了乌克兰无现金经济学的愿景</text:span>
</text:h>
      <text:p text:style-name="P4">
作者: Ukrinform (Person)</text:p>
      <text:p text:style-name="P4">
出版商: Укринформ (Organization)</text:p>
      <text:p text:style-name="P4">
出版时间: 2023-06-30T16:36:00+03:00</text:p>
      <text:p text:style-name="P4">
修改时间: 2023-06-30T16:36:00+03:00</text:p>
      <text:p text:style-name="P4">
描述: 没有全面的税制改革，大赦资本和必要的基础设施的发展，向非现金支付过渡是不可能的。 但是在乌克兰，有机会在这个方向上享受最佳的世界体验并实施它。  - 乌克林。</text:p>
      <text:p text:style-name="P4">
图片: ['<text:a xlink:type="simple" xlink:href="https://static.ukrinform.com/photos/2023_06/thumb_files/630_360_1688132063-543.jpg" text:style-name="Internet_20_link" text:visited-style-name="Visited_20_Internet_20_Link">
630_360_16881...</text:a>
']</text:p>
      <text:p text:style-name="P4">
标签: ['Податки', 'Офіс Президента', 'Податкова амністія']</text:p>
      <text:p text:style-name="P4">
类型: Article</text:p>
      <!--METADATA-->
      <text:p text:style-name="P4">
<draw:frame draw:style-name="fr1" draw:name="Image129" text:anchor-type="as-char" svg:width="6.9236in" svg:height="3.956343in" draw:z-index="0">
<draw:image xlink:href="../Images/yкринформ/2023-06-30T16-36-00-03-00/630_360_1688132063-543.jpg" xlink:type="simple" xlink:show="embed" xlink:actuate="onLoad" draw:mime-type="image/jpeg"/>
</draw:frame>
没有全面的税制改革，大赦资本以及必要的基础设施的发展，撤退的过渡是不可能的。 但是在乌克兰，朝着这个方向享有最佳世界体验并实现的每一次机会。</text:p>
      <text:p text:style-name="P4">
报道，经济事务办公室副主管Rostislav Shurma在新闻发布会上强调了这一点。</text:p>
      <text:p text:style-name="P4">
“不幸的是，对这一事实的操纵和猜测非常大。 但是发生的事情表明，这个问题可能非常相关。 在伦敦说了什么？ 我们分析经验和过渡方案<text:a xlink:type="simple" xlink:href="https://www.ukrinform.ua/rubric-economy" text:style-name="Internet_20_link" text:visited-style-name="Visited_20_Internet_20_Link">
经济学</text:a>
以及整个无现金系统。 现在关于反应。 我可以肯定地说，大厅的反应，消毒了大量的业务，国际政治家的代表是非常积极的。 同时，我看到我们社会中有关这个话题的一些恐惧，尽管这不是解决方案，”他说。</text:p>
      <text:p text:style-name="P4">
<text:span text:style-name="T5">
video：总统办公室</text:span>
</text:p>
      <text:p text:style-name="P4">
相信螺钉，有几个主要因素会影响公民引入这种系统的恐惧。 第一个与税款有关：在非国家行业工作的人中，大约有60-70％的人没有全额全额支付。</text:p>
      <text:p text:style-name="P4">
<text:span text:style-name="T4">
另请阅读：</text:span>
 <text:a xlink:type="simple" xlink:href="https://www.ukrinform.ua/rubric-economy/3729557-mvf-poasniv-akih-reform-ocikue-vid-ukraini-dla-vidilenna-nastupnih-transiv.html" text:style-name="Internet_20_link" text:visited-style-name="Visited_20_Internet_20_Link">
IMF解释了乌克兰预期的哪些改革，以选择trantance倾斜</text:a>
“这是基本统计。 因此，当然，每个公民都在眉头。 但是不可能在某一时刻急剧地引入无现金。 这是一种相当系统的综合方法，将与包括税收在内的其他领域进行数十项改革有关。 在社论中没有它，我们开始讨论，降低税率，(工作 -  ed。)不可能的。 公民的收入将下降，经济可能会变得毫无竞争。”  - 解释说。</text:p>
      <text:p text:style-name="P4">
根据Shurma的说法，第二个因素涉及Nopolary对其合法化的未宣布的积累：“如果没有完整的和资本的大赦，就不可能引入无现金。 如果我们去，那些积累的人(他们如何获得他们并不重要)，有必要使合法化。也就是说，这应该与税收改革配对。”“我们正在与乌克比特塔(Ukrposhta)一起准备一个项目，其主要目的是通过数字银行服务100％覆盖乌克兰，100％涵盖了与现代终端(包括离线运营的人)的所有可能销售点。 也就是说，在各种情况下，每个公民都应充分利用所有基础设施。”他说。</text:p>
      <text:p text:style-name="P4">
Shurma说，第四个因素的核心是直接腐败。 最信念，贿赂通过了破坏性形式，例如比特币是错误的：其中99.9％的形式是以这种形式进行的。</text:p>
      <text:p text:style-name="P4">
“不幸的是，有99.9％的贿赂仍在现金中。 这是事实。 以伟大的方式，我们都说我们想摆脱腐败，但是当它负责我们每个人时，经常事实证明，太多的公民，商业，当局，当局参与了不当的过程益处。 向无现金的过渡并不能100％保证消除腐败的100％，但这总是留下痕迹。” Shurma说。</text:p>
      <text:p text:style-name="P4">
目前，没有一个国家转向100％的非现金机制，但是实际上成功的示例。 其中一个是瑞典，他在大约10年内走了这条路，他告诉OP代表。 他知道，鉴于迅速的数字化过程，乌克兰有所有的缘故要更快，更有效地做到这一点。</text:p>
      <text:p text:style-name="P4">
“我们可以这样做10年，而是有时更快的。 当然，一切都发生了变化的一天。 通过系统的培训，培训，这将是一个漫长的过程。 我认为这是以下示例，我们可以在其中真正获得世界上最好的体验，将其应用于乌克兰，并真正改变我们国家内部的流程质量。</text:p>
      <text:p text:style-name="P4">
<text:span text:style-name="T4">
另请阅读：</text:span>
 [理事会通过了战前制度的回报法(https://www.ukrinform.ua/rubric-economy/3729859-parlament-uhvaliv-zakon-pro-povernenna-na-dovoennu-sistemu-opodatkuvanna.html)据报道，在伦敦国际投资会议期间，乌克兰Rostislav Shurm总统办公室副主管表示，使用银行卡ORP2P2P2PP的付款可以代替现金计算。</text:p>
      <text:p text:style-name="P4">
国家银行强调，乌克兰银行体系已准备好现金运作，但应该有一定数量的现金流通现金。</text:p>
      <text:p text:style-name="P4">
News Source: <text:a xlink:type="simple" xlink:href="https://www.ukrinform.ua/rubric-economy/3729876-podatkova-reforma-ta-amnistia-kapitaliv-v-op-rozpovili-pro-bacenna-cashlessekonomiki-v-ukraini.html" text:style-name="Internet_20_link" text:visited-style-name="Visited_20_Internet_20_Link">
https://www.ukrinform.ua/rubric-economy/3729876-podatkova-reforma-ta-amnistia-kapitaliv-v-op-rozpovili-pro-bacenna-cashlessekonomiki-v-ukraini.html</text:a>
</text:p>
      <!--NEWS-->
      <text:h text:style-name="P10" text:outline-level="1">
<text:span text:style-name="T4">
爱沙尼亚的军事情报在叛乱期间称为Prigoine的错误估计</text:span>
</text:h>
      <text:p text:style-name="P4">
作者: Ukrinform (Person)</text:p>
      <text:p text:style-name="P4">
出版商: Укринформ (Organization)</text:p>
      <text:p text:style-name="P4">
出版时间: 2023-06-30T16:37:00+03:00</text:p>
      <text:p text:style-name="P4">
修改时间: 2023-06-30T16:37:00+03:00</text:p>
      <text:p text:style-name="P4">
描述: 爱沙尼亚国防军的情报中心在其新的运营摘要中分析了Yevgeny Prigoginyn和Wagner PEC在俄罗斯联合会中犯下的叛乱及其对俄罗斯，俄罗斯，白俄罗斯的后果的企图。  - 乌克林。</text:p>
      <text:p text:style-name="P4">
图片: ['<text:a xlink:type="simple" xlink:href="https://static.ukrinform.com/photos/2023_06/thumb_files/630_360_1688131481-603.jpg" text:style-name="Internet_20_link" text:visited-style-name="Visited_20_Internet_20_Link">
630_360_16881...</text:a>
']</text:p>
      <text:p text:style-name="P4">
标签: ['Естонія', 'Розвідка', 'ПВК "Вагнера"', 'Пригожин', 'Війна з Росією', 'Заколот']</text:p>
      <text:p text:style-name="P4">
类型: Article</text:p>
      <!--METADATA-->
      <text:p text:style-name="P4">
<draw:frame draw:style-name="fr1" draw:name="Image130" text:anchor-type="as-char" svg:width="6.9236in" svg:height="3.956343in" draw:z-index="0">
<draw:image xlink:href="../Images/yкринформ/2023-06-30T16-37-00-03-00/630_360_1688131481-603.jpg" xlink:type="simple" xlink:show="embed" xlink:actuate="onLoad" draw:mime-type="image/jpeg"/>
</draw:frame>
爱沙尼亚国防军的侦察中心在其新的业务中分析了Yevgeniy Prigoginyn和Wagner Pec在俄罗斯联合会在俄罗斯联合会中犯下的叛乱及其对俄罗斯，俄罗斯，白俄罗斯的后果的企图。</text:p>
      <text:p text:style-name="P4">
关于它报告了乌克林福姆，参考国家广播公司<text:a xlink:type="simple" xlink:href="https://rus.err.ee/1609022024/svodka-sil-oborony-vozmozhno-nachalo-mjatezha-stalo-rezultatom-proscheta-prigozhina" text:style-name="Internet_20_link" text:visited-style-name="Visited_20_Internet_20_Link">
err。</text:a>
根据爱沙尼亚情报公司的说法，6月24日，莫斯科大约是颗粒集团。 这样做[瓦格纳的战士]](https://www.ukrinform.ua/tag-pvk-vagnera)他们保留了各种军事物体：南部军事区的总部和罗斯托夫地区的机场。小瓦尼特人保持了较高的晋升率，因此捍卫者至少有时间准备防御。</text:p>
      <text:p text:style-name="P4">
叛乱的开始可能是该小组领导者计算的结果。 他可以依靠一些军阀的支持，以及莫斯科的通道将由正规军的部分地区加入的事实。 瓦格纳团体面临着弱势的抵抗力，但没有人去叛军的一边。</text:p>
      <text:p text:style-name="P4">
Oleksandr Lukashenko为他提供了可接受的安全保证。 给定的情报中心Lukashenko只能成为逆转的调解人，但是他和Prigogin之间的长期友好关系对事件的发展产生了重要影响。 卢卡申科(Lukashenko)有兴趣找到信心解决方案，因为他的政权直接取决于俄罗斯联邦的稳定性。</text:p>
      <text:p text:style-name="P4">
如今，人们知道普里戈宁(Prigogine)到白俄罗斯(Belarus)的旅行，据我们所知，瓦格纳(Wagner)的战斗人员在乌鲁甘斯克地区被占领的领土上处于基地。 可能，在不久的将来，一些“瓦格纳”仍会搬到RB。 瓦格纳(Wagner)在白俄罗斯(Berarus)的雇佣军的出现使卢卡申金维克西维克林(Lukashenkayvikosyvikosite)成为特殊目的单位的讲师。 保护特征会破坏该国的局势。</text:p>
      <text:p text:style-name="P4">
<text:span text:style-name="T4">
另请阅读：</text:span>
 <text:a xlink:type="simple" xlink:href="https://www.ukrinform.ua/rubric-ato/3729768-zaluznij-zaaviv-so-zakolot-prigozina-ne-vplinuv-na-kontrnastup-zsu.html" text:style-name="Internet_20_link" text:visited-style-name="Visited_20_Internet_20_Link">
Zaluzhny表示叛乱<text:span text:style-name="T4">
 Prigogine </text:span>
，不影响武装部队的承包商</text:a>
</text:p>
      <text:p text:style-name="P4">
根据对爱沙尼亚情报的最终评估，在不久的将来，“瓦格纳人”的行动不会对乌克兰的战争进程产生重大影响。</text:p>
      <text:p text:style-name="P4">
正如瓦格纳·佩克(Wagner PEC)的领导人乌克林福姆(Ukrinform)报道的那样，他于6月23日对俄罗斯军事领导层的德马什(Demarsh)绘画。(https://www.ukrinform.ua/rubric-other_news/3727120-zakolot-prigozina-vse-so-vidomo-na-cej-moment.html)，特别是反对俄罗斯联邦塞尔吉·苏格(Sergiy Shoig)国防部长。</text:p>
      <text:p text:style-name="P4">
周二，卢卡申科(Lukashenko)证实了普里戈宁(Prigogine)到达白俄罗斯(Berarus)。 普京表示，瓦格纳人可以与俄罗斯国防部签订合同或去白俄罗斯。</text:p>
      <text:p text:style-name="P4">
总统沃迪米尔·泽伦斯基(Volodymyr Zelenskyy)坚信，瓦格纳·佩克(Wagner PEC)的队伍将是微不足道的，因为乌克兰国防军已经摧毁了20,000多名“瓦格纳主义者”。</text:p>
      <text:p text:style-name="P4">
<text:span text:style-name="T5">
foto：err</text:span>
</text:p>
      <text:p text:style-name="P4">
News Source: <text:a xlink:type="simple" xlink:href="https://www.ukrinform.ua/rubric-world/3729873-vijskova-rozvidka-estonii-nazvala-prorahunki-prigozina-pid-cas-zakolotu.html" text:style-name="Internet_20_link" text:visited-style-name="Visited_20_Internet_20_Link">
https://www.ukrinform.ua/rubric-world/3729873-vijskova-rozvidka-estonii-nazvala-prorahunki-prigozina-pid-cas-zakolotu.html</text:a>
</text:p>
      <!--NEWS-->
      <text:h text:style-name="P10" text:outline-level="1">
<text:span text:style-name="T4">
文档“乌克兰愿景2030”：为乌克兰体育俱乐部体系的发展提供了</text:span>
</text:h>
      <text:p text:style-name="P4">
作者: Ukrinform (Person)</text:p>
      <text:p text:style-name="P4">
出版商: Укринформ (Organization)</text:p>
      <text:p text:style-name="P4">
出版时间: 2023-06-30T16:37:43+03:00</text:p>
      <text:p text:style-name="P4">
修改时间: 2023-06-30T16:37:43+03:00</text:p>
      <text:p text:style-name="P4">
描述: 政治“乌克兰愿景2030：改革和恢复社会和人道主义评分”的文件，该文件准备了大约50名独立分析中心，公共组织和学术机构的公共专家，特别是在运动领域提供的重要变化。  - 乌克林。</text:p>
      <text:p text:style-name="P4">
图片: ['<text:a xlink:type="simple" xlink:href="https://static.ukrinform.com/photos/2023_06/thumb_files/630_360_1688129853-794.jpg" text:style-name="Internet_20_link" text:visited-style-name="Visited_20_Internet_20_Link">
630_360_16881...</text:a>
']</text:p>
      <text:p text:style-name="P4">
标签: ['Реформа', 'Спорт', 'Україна', 'Київ']</text:p>
      <text:p text:style-name="P4">
类型: Article</text:p>
      <!--METADATA-->
      <text:p text:style-name="P4">
<draw:frame draw:style-name="fr1" draw:name="Image131" text:anchor-type="as-char" svg:width="6.9236in" svg:height="3.956343in" draw:z-index="0">
<draw:image xlink:href="../Images/yкринформ/2023-06-30T16-37-43-03-00/630_360_1688129853-794.jpg" xlink:type="simple" xlink:show="embed" xlink:actuate="onLoad" draw:mime-type="image/jpeg"/>
</draw:frame>
乌克兰2030年愿景的文件：对社会和人道主义领域的改革和恢复，该领域已经准备了大约50个公共专家分析中心，公共组织和学术机构，特别是在运动领域提供了重要变化。</text:p>
      <text:p text:style-name="P4">
在介绍该文件期间，非政府组织“ U.Sport”的共同创始人是乌克兰总统在教育，科学和体育的支持的Radifon成员Elena Medvedenko，是体育行业的改革是乌克林福姆报道，在国家的言行中，创造了俱乐部系统广泛发展条件的创造。</text:p>
      <text:p text:style-name="P4">
“在体育领域，我们计划通过公共组织工作。 他对运动的看法更广泛。 改革本身是体育运动的统治，俱乐部系统的广泛发展。 我们计划创建20,000个体育俱乐部。 还将有民主联盟。 我们抵制欧盟欧洲委员会的纳巴萨尔部门文件。 这项工作是由更高成就和大众运动的运动指导的 -  50至50。所有流程的战略规划和数字化将在这种方式上变得重要。” Medvedenko说。</text:p>
      <text:p text:style-name="P4">
她还谈到了“一生体育”项目：“这是从幼儿开始的一生，一生都应该与一个人在一起， - 非政府组织“ U.Sport”的收藏家说。  - 尤其是，这必须在五年内延长人们的寿命，该国3 -GDP等。”</text:p>
      <text:p text:style-name="P4">
*!(https://www.ukrinform.ua/rubric-sports/3723720-evrokomisia-ta-minmolodsportu-ukraini-poglibluut-spivpracu.html)我们将补充说，政治的文件“乌克兰的愿景2030：改革和恢复社会和人道主义评分”也涵盖了民族认同等领域(语言，文化，民族记忆和国家教会关系); 民间社会，媒体，人权； 性别政策，人权和重返社会； 教育，科学和创新； 保护系统； 年轻的; 关于残疾人和退伍军人的社会政策。</text:p>
      <text:p text:style-name="P4">
照片：ukrinform.ua。</text:p>
      <text:p text:style-name="P4">
News Source: <text:a xlink:type="simple" xlink:href="https://www.ukrinform.ua/rubric-sports/3729872-dokument-bacenna-ukraini-2030-peredbacae-rozvitok-klubnoi-sistemi-ukrainskogo-sportu.html" text:style-name="Internet_20_link" text:visited-style-name="Visited_20_Internet_20_Link">
https://www.ukrinform.ua/rubric-sports/3729872-dokument-bacenna-ukraini-2030-peredbacae-rozvitok-klubnoi-sistemi-ukrainskogo-sportu.html</text:a>
</text:p>
      <!--NEWS-->
      <text:h text:style-name="P10" text:outline-level="1">
<text:span text:style-name="T4">
Zelensky展示了武装部队的工作：当我们有F-16时，俄罗斯将没有机会在天空中</text:span>
</text:h>
      <text:p text:style-name="P4">
作者: Ukrinform (Person)</text:p>
      <text:p text:style-name="P4">
出版商: Укринформ (Organization)</text:p>
      <text:p text:style-name="P4">
出版时间: 2023-06-30T16:40:00+03:00</text:p>
      <text:p text:style-name="P4">
修改时间: 2023-06-30T16:40:00+03:00</text:p>
      <text:p text:style-name="P4">
描述: 尽管俄罗斯人在航空中具有技术优势，但乌克兰飞行员在道德和技能方面具有优势，当他们经营F-16战斗机时，他们不会在乌克兰天空中留下任何机会。  - 乌克林。</text:p>
      <text:p text:style-name="P4">
图片: ['<text:a xlink:type="simple" xlink:href="https://static.ukrinform.com/photos/2023_02/thumb_files/630_360_1677389139-461.jpg" text:style-name="Internet_20_link" text:visited-style-name="Visited_20_Internet_20_Link">
630_360_16773...</text:a>
']</text:p>
      <text:p text:style-name="P4">
标签: ['Літак', 'Винищувач', 'Зеленський', 'Війна з Росією']</text:p>
      <text:p text:style-name="P4">
类型: Article</text:p>
      <!--METADATA-->
      <text:p text:style-name="P4">
<draw:frame draw:style-name="fr1" draw:name="Image132" text:anchor-type="as-char" svg:width="6.9236in" svg:height="3.956343in" draw:z-index="0">
<draw:image xlink:href="../Images/yкринформ/2023-06-30T16-40-00-03-00/630_360_1677389139-461.jpg" xlink:type="simple" xlink:show="embed" xlink:actuate="onLoad" draw:mime-type="image/jpeg"/>
</draw:frame>
尽管俄罗斯人在航空中具有技术优势，但乌克兰飞行员在the骨的道德上仍然有优势，当他们管理F-16战斗机时，他们不会在乌克兰的天空中留下敌人的机会。</text:p>
      <text:p text:style-name="P4">
沃迪米尔总统Zelenskyy在[Telegram]中撰写了有关它的文章(https://t.me/V_Zelenskiy_official/6786)，报道乌克林福姆。</text:p>
      <text:p text:style-name="P4">
“英勇的乌克兰飞行员。 我感谢所有人!尽管敌人在航空中仍然具有显着的技术优势，但我们从完整尺度的第一天开始我们的飞行员在道德和技巧方面具有明显的优势!他们从炸弹，火箭和谋杀无人机中拯救了乌克兰恐怖。 乌克兰飞行员管理<text:a xlink:type="simple" xlink:href="https://www.ukrinform.ua/tag-vinisuvac" text:style-name="Internet_20_link" text:visited-style-name="Visited_20_Internet_20_Link">
F-16</text:a>
总统强调说：“自由是无法克服的，恐怖分子国家没有机会成为国家。”</text:p>
      <text:p text:style-name="P4">
<text:span text:style-name="T5">
video：<text:a xlink:type="simple" xlink:href="https://t.me/V_Zelenskiy_official/6786" text:style-name="Internet_20_link" text:visited-style-name="Visited_20_Internet_20_Link">
乌克兰总统的官方频道 - 弗拉基米尔·泽伦斯基</text:a>
</text:span>
</text:p>
      <text:p text:style-name="P4">
他还发布了一段简短的视频，其中涉及乌克兰针对乌克兰乌克兰塔纳加尔(Ukraine Tanagal)的俄罗斯全面战争，以接受F-16，这是乌克兰航空的工作。</text:p>
      <text:p text:style-name="P4">
<text:span text:style-name="T4">
另请阅读：</text:span>
 <text:a xlink:type="simple" xlink:href="https://www.ukrinform.ua/rubric-ato/3727856-dania-pocala-navcanna-ukrainskih-pilotiv-na-f16.html" text:style-name="Internet_20_link" text:visited-style-name="Visited_20_Internet_20_Link">
丹麦开始在F-16上培训乌克兰飞行员</text:a>
如<text:a xlink:type="simple" xlink:href="https://www.ukrinform.ua/rubric-ato/3723489-reznikov-pro-perspektivu-otrimanna-ukrainou-f16-ptaskova-koalicia-vidbulasa.html" text:style-name="Internet_20_link" text:visited-style-name="Visited_20_Internet_20_Link">
报道</text:a>
，乌克兰Oleksiy Reznikov部表示，在北约 - 乌克兰委员会的一次会议上，盟国对乌克兰乌克兰飞行员的专业培训的具体义务进行了这些飞机到乌克兰。</text:p>
      <text:p text:style-name="P4">
<text:span text:style-name="T5">
foto：milavia.net</text:span>
</text:p>
      <text:p text:style-name="P4">
News Source: <text:a xlink:type="simple" xlink:href="https://www.ukrinform.ua/rubric-ato/3729880-zelenskij-pokazav-robotu-ukrainskoi-aviacii-koli-u-nas-budut-f16-rosia-ne-matime-sansiv-u-nebi.html" text:style-name="Internet_20_link" text:visited-style-name="Visited_20_Internet_20_Link">
https://www.ukrinform.ua/rubric-ato/3729880-zelenskij-pokazav-robotu-ukrainskoi-aviacii-koli-u-nas-budut-f16-rosia-ne-matime-sansiv-u-nebi.html</text:a>
</text:p>
      <!--NEWS-->
      <text:h text:style-name="P10" text:outline-level="1">
<text:span text:style-name="T4">
银行的非劳动贷款份额已减少到39％</text:span>
</text:h>
      <text:p text:style-name="P4">
作者: Ukrinform (Person)</text:p>
      <text:p text:style-name="P4">
出版商: Укринформ (Organization)</text:p>
      <text:p text:style-name="P4">
出版时间: 2023-06-30T16:42:00+03:00</text:p>
      <text:p text:style-name="P4">
修改时间: 2023-06-30T16:42:00+03:00</text:p>
      <text:p text:style-name="P4">
描述: 截至2023年6月1日，乌克兰的银行业中，非劳动贷款的份额为39.12％，而截至5月1日，非工作贷款的份额为39.29％。  - 乌克林。</text:p>
      <text:p text:style-name="P4">
图片: ['<text:a xlink:type="simple" xlink:href="https://static.ukrinform.com/photos/2021_03/thumb_files/630_360_1616678949-202.jpg" text:style-name="Internet_20_link" text:visited-style-name="Visited_20_Internet_20_Link">
630_360_16166...</text:a>
']</text:p>
      <text:p text:style-name="P4">
标签: ['Банк', 'Кредит', 'Нацбанк']</text:p>
      <text:p text:style-name="P4">
类型: Article</text:p>
      <!--METADATA-->
      <text:p text:style-name="P4">
<draw:frame draw:style-name="fr1" draw:name="Image133" text:anchor-type="as-char" svg:width="6.9236in" svg:height="3.956343in" draw:z-index="0">
<draw:image xlink:href="../Images/yкринформ/2023-06-30T16-42-00-03-00/630_360_1616678949-202.jpg" xlink:type="simple" xlink:show="embed" xlink:actuate="onLoad" draw:mime-type="image/jpeg"/>
</draw:frame>
截至2023年6月1日，乌克兰的Ubankiv部门为39.12％，截至5月1日，乌克兰的统治部门为39.29％。</text:p>
      <text:p text:style-name="P4">
根据乌克林福姆的说法，乌克兰国家银行的新闻服务[Telegram]报告了(https://t.me/nbu_ua/1616?fbclid=IwAR3vEO67342XFsMmb3E2gimQpm1SYMSDglsmciCKIYCvHgWUQqxx_K-S9sc).</text:p>
      <text:p text:style-name="P4">
"Частка непрацюючих <text:a xlink:type="simple" xlink:href="https://www.ukrinform.ua/tag-kredit" text:style-name="Internet_20_link" text:visited-style-name="Visited_20_Internet_20_Link">
 кредитів </text:a>
 (NPL)声明说，截至6月1日，Ubankiv部门下降到39.1％，而截至5月1日，Ubandement却下降了39.3％。”</text:p>
      <text:p text:style-name="P4">
值得注意的是，5月份的非劳动贷款数量减少了71亿，信用组合的总金额为132亿美元。</text:p>
      <text:p text:style-name="P4">
<text:span text:style-name="T4">
另请阅读：</text:span>
 <text:a xlink:type="simple" xlink:href="https://www.ukrinform.ua/rubric-economy/3728928-nbu-pereglanuv-prognoz-vtrat-bankami-kreditnogo-portfela-cerez-vijnu.html" text:style-name="Internet_20_link" text:visited-style-name="Visited_20_Internet_20_Link">
<text:span text:style-name="T4">
 nbu </text:span>
 <text:span text:style-name="T4">
 </text:span>
 <text:span text:style-name="T4">
 </text:span>
 <text:span text:style-name="T4">
 </text:span>
 <text:span text:style-name="T4">
预测</text:span>
 <text:span text:style-name="T4">
损失</text:span>
 basks <text:span text:style-name="T4">
<text:span text:style-name="T5">
* crectr </text:span>
* credit </text:span>
 <text:span text:style-name="T4">
 </text:span>
 <text:span text:style-name="T4">
 portfolio </text:span>
 <text:span text:style-name="T4">
 </text:span>
通过<text:span text:style-name="T4">
 </text:span>
 <text:span text:style-name="T4">
战争</text:span>
</text:a>
根据<text:a xlink:type="simple" xlink:href="https://bank.gov.ua/ua/statistic/supervision-statist#3" text:style-name="Internet_20_link" text:visited-style-name="Visited_20_Internet_20_Link">
国家银行数据</text:a>
，截至2023年6月1日，截至5月1日起，非工作贷款的数量为4282.5亿uah 4353.24亿。 5月，总信贷组合从UAH的1,1079.93亿降至1009474亿。</text:p>
      <text:p text:style-name="P4">
据乌克林福姆报道，截至12023年4月，乌克兰银行业的非劳动贷款份额为3​​8.8％，而截至1st，其份额为38.1％。 自2018年以来，乌克兰银行的非劳动党份额在全面入侵俄罗斯之前，非劳动党的份额一直在下降(从55％到27％的州2022年3月1日)，贷款投资组合增长。  照片：positephotos.com</text:p>
      <text:p text:style-name="P4">
News Source: <text:a xlink:type="simple" xlink:href="https://www.ukrinform.ua/rubric-economy/3729875-castka-nepracuucih-kreditiv-u-bankah-skorotilasa-do-39.html" text:style-name="Internet_20_link" text:visited-style-name="Visited_20_Internet_20_Link">
https://www.ukrinform.ua/rubric-economy/3729875-castka-nepracuucih-kreditiv-u-bankah-skorotilasa-do-39.html</text:a>
</text:p>
      <!--NEWS-->
      <text:h text:style-name="P10" text:outline-level="1">
<text:span text:style-name="T4">
乌克兰第四本书架在塞浦路斯开业</text:span>
</text:h>
      <text:p text:style-name="P4">
作者: Ukrinform (Person)</text:p>
      <text:p text:style-name="P4">
出版商: Укринформ (Organization)</text:p>
      <text:p text:style-name="P4">
出版时间: 2023-06-30T16:45:00+03:00</text:p>
      <text:p text:style-name="P4">
修改时间: 2023-06-30T16:45:00+03:00</text:p>
      <text:p text:style-name="P4">
描述: 鲁斯兰·尼蒙钦斯基大使与塞浦路斯中央兰开夏大学校长伊琳娜·波利卡普（Irena Polycarp）女士在大学图书馆正式开设了乌克兰书架，这是塞浦路斯共和国的第四名。  - 乌克林。</text:p>
      <text:p text:style-name="P4">
图片: ['<text:a xlink:type="simple" xlink:href="https://static.ukrinform.com/photos/2023_06/thumb_files/630_360_1688117090-127.jpg" text:style-name="Internet_20_link" text:visited-style-name="Visited_20_Internet_20_Link">
630_360_16881...</text:a>
']</text:p>
      <text:p text:style-name="P4">
标签: ['Діаспора', 'Кіпр', 'Книги', 'Культура', 'Посольство']</text:p>
      <text:p text:style-name="P4">
类型: Article</text:p>
      <!--METADATA-->
      <text:p text:style-name="P4">
<draw:frame draw:style-name="fr1" draw:name="Image134" text:anchor-type="as-char" svg:width="6.9236in" svg:height="3.956343in" draw:z-index="0">
<draw:image xlink:href="../Images/yкринформ/2023-06-30T16-45-00-03-00/630_360_1688117090-127.jpg" xlink:type="simple" xlink:show="embed" xlink:actuate="onLoad" draw:mime-type="image/jpeg"/>
</draw:frame>
Sosolruslan Nimchinsky与中央兰开夏市中心大学的校长Irena Polycarp夫人一起在大学图书馆正式开放，该图书馆是乌克兰书架，成为塞浦路斯共和国的第四本书。</text:p>
      <text:p text:style-name="P4">
根据乌克林福姆的说法，塞浦路斯共和国的大使馆在其[Facebook页面]上报告了(https://www.facebook.com/UAEmbassyinCY/posts/pfbid02jy8dcthN4C6332yB1aWNXt3D1jcDt8oZfPucyHA1ibQgNGahHfMeNUN39gRErHoGl).</text:p>
      <text:p text:style-name="P4">
该架子是在乌克兰书架项目的框架内开放的，该项目是在乌克兰第一夫人埃琳娜·泽伦斯卡亚(Elena Zelenskaya)的赞助下实施的。</text:p>
      <text:p text:style-name="P4">
《邮报》写道：“大使馆继续努力，以确保乌克兰人可以在整个岛上获得乌克兰书籍。”</text:p>
      <text:p text:style-name="P4">
我们将提醒，塞浦路斯的第三个乌克兰书架<text:a xlink:type="simple" xlink:href="https://www.ukrinform.ua/rubric-diaspora/3718800-na-kipri-vidkrili-tretu-ukrainsku-knizkovu-policku.html" text:style-name="Internet_20_link" text:visited-style-name="Visited_20_Internet_20_Link">
开业</text:a>
6月5日在“乌克兰 - 统治协会友谊”协会上。</text:p>
      <text:p text:style-name="P4">
总统的妻子Olena Zelenskaya报道说，乌克兰书杆项目已经<text:a xlink:type="simple" xlink:href="https://www.ukrinform.ua/rubric-culture/3728694-u-bibliotekah-39-krain-uze-e-170-ukrainskih-knizkovih-policok-zelenska.html" text:style-name="Internet_20_link" text:visited-style-name="Visited_20_Internet_20_Link">
实施</text:a>
39个国家的图书馆，共有170个书架，有44,000本书。</text:p>
      <text:p text:style-name="P4">
_foto：乌克兰大使馆在塞浦路斯共和国 / Facebook _</text:p>
      <text:p text:style-name="P4">
News Source: <text:a xlink:type="simple" xlink:href="https://www.ukrinform.ua/rubric-diaspora/3729741-na-kipri-vidkrili-cetvertu-ukrainsku-knizkovu-policku.html" text:style-name="Internet_20_link" text:visited-style-name="Visited_20_Internet_20_Link">
https://www.ukrinform.ua/rubric-diaspora/3729741-na-kipri-vidkrili-cetvertu-ukrainsku-knizkovu-policku.html</text:a>
</text:p>
      <!--NEWS-->
      <text:h text:style-name="P10" text:outline-level="1">
<text:span text:style-name="T4">
7月3日，在海牙，国际侵略性犯罪中心针对乌克兰开放</text:span>
</text:h>
      <text:p text:style-name="P4">
作者: Ukrinform (Person)</text:p>
      <text:p text:style-name="P4">
出版商: Укринформ (Organization)</text:p>
      <text:p text:style-name="P4">
出版时间: 2023-06-30T16:49:00+03:00</text:p>
      <text:p text:style-name="P4">
修改时间: 2023-06-30T16:49:00+03:00</text:p>
      <text:p text:style-name="P4">
描述: 海牙2023年7月3日星期一将开设国际侵略犯罪刑事起诉中心（ICPA）。  - 乌克林。</text:p>
      <text:p text:style-name="P4">
图片: ['<text:a xlink:type="simple" xlink:href="https://static.ukrinform.com/photos/2023_06/thumb_files/630_360_1688133053-441.jpg" text:style-name="Internet_20_link" text:visited-style-name="Visited_20_Internet_20_Link">
630_360_16881...</text:a>
']</text:p>
      <text:p text:style-name="P4">
标签: ['Гаага', 'Нідерланди', 'Злочин', 'Війна з Росією']</text:p>
      <text:p text:style-name="P4">
类型: Article</text:p>
      <!--METADATA-->
      <text:p text:style-name="P4">
<draw:frame draw:style-name="fr1" draw:name="Image137" text:anchor-type="as-char" svg:width="6.9236in" svg:height="3.948443in" draw:z-index="0">
<draw:image xlink:href="../Images/yкринформ/2023-06-30T16-49-00-03-00/630_360_1688133053-441.jpg" xlink:type="simple" xlink:show="embed" xlink:actuate="onLoad" draw:mime-type="image/jpeg"/>
</draw:frame>
在海牙，国际针对乌克兰的犯罪犯罪中心将于2023年7月开放。(ICPA).</text:p>
      <text:p text:style-name="P4">
Як повідомляє власний кореспондент Укрінформу в Гаазі, прес-конференція щодовідкриття Міжнародного центру з переслідування за злочин агресії проти України(ICPA)它将发生在海牙的欧拉斯塔建筑中。</text:p>
      <text:p text:style-name="P4">
欧洲Justria Didier Reinders，乌克兰·安德里科斯汀(Eurasta Ladislav Hamran)总裁，国际刑事法院检察官乌克兰·安德里科斯汀(Andriykostin)总裁将参加此次活动。(MKS)美国助理检察官Kennet Flight Jr .. Karim Khan ..</text:p>
      <text:p text:style-name="P4">
值得一提(https://www.ukrinform.ua/rubric-ato)。</text:p>
      <text:p text:style-name="P4">
<text:span text:style-name="T4">
另请阅读：</text:span>
 [爱沙尼亚议会批准了支持该创作的声明(https://www.ukrinform.ua/rubric-world/3723151-parlament-estonii-uhvaliv-zaavu-na-pidtrimku-stvorenna-spectribunalu-dla-rf.html)据报道，乌克兰与合作伙伴一起促进了一个特别法庭的成立，以将俄罗斯联邦的领导犯罪定为犯罪，因为他们犯下了侵略犯罪。</text:p>
      <text:p text:style-name="P4">
欧洲议会议会，欧洲议会，北约议会议会，欧安组织议会议会和独立国家的议会支持了这样的法庭。</text:p>
      <text:p text:style-name="P4">
照片：OGP</text:p>
      <text:p text:style-name="P4">
News Source: <text:a xlink:type="simple" xlink:href="https://www.ukrinform.ua/rubric-polytics/3729879-u-gaazi-3-lipna-vidkrietsa-miznarodnij-centr-iz-peresliduvanna-za-zlocin-agresii-proti-ukraini.html" text:style-name="Internet_20_link" text:visited-style-name="Visited_20_Internet_20_Link">
https://www.ukrinform.ua/rubric-polytics/3729879-u-gaazi-3-lipna-vidkrietsa-miznarodnij-centr-iz-peresliduvanna-za-zlocin-agresii-proti-ukraini.html</text:a>
</text:p>
      <!--NEWS-->
      <text:h text:style-name="P10" text:outline-level="1">
<text:span text:style-name="T4">
自7月1日以来，在基洛沃拉德地区，宵禁将减少</text:span>
</text:h>
      <text:p text:style-name="P4">
作者: Ukrinform (Person)</text:p>
      <text:p text:style-name="P4">
出版商: Укринформ (Organization)</text:p>
      <text:p text:style-name="P4">
出版时间: 2023-06-30T16:50:00+03:00</text:p>
      <text:p text:style-name="P4">
修改时间: 2023-06-30T16:50:00+03:00</text:p>
      <text:p text:style-name="P4">
描述: 自7月1日以来，在基洛沃拉德地区，宵禁将减少，它将持续从午夜到早上四点。  - 乌克林。</text:p>
      <text:p text:style-name="P4">
图片: ['<text:a xlink:type="simple" xlink:href="https://static.ukrinform.com/photos/2023_06/thumb_files/630_360_1688133507-576.jpg" text:style-name="Internet_20_link" text:visited-style-name="Visited_20_Internet_20_Link">
630_360_16881...</text:a>
']</text:p>
      <text:p text:style-name="P4">
标签: ['Кіровоградщина', 'Комендантська година']</text:p>
      <text:p text:style-name="P4">
类型: Article</text:p>
      <!--METADATA-->
      <text:p text:style-name="P4">
<draw:frame draw:style-name="fr1" draw:name="Image138" text:anchor-type="as-char" svg:width="6.9236in" svg:height="3.956343in" draw:z-index="0">
<draw:image xlink:href="../Images/yкринформ/2023-06-30T16-50-00-03-00/630_360_1688133507-576.jpg" xlink:type="simple" xlink:show="embed" xlink:actuate="onLoad" draw:mime-type="image/jpeg"/>
</draw:frame>
Nakirovograd地区将从7月1日开始裁员，它将持续到早上四点。</text:p>
      <text:p text:style-name="P4">
据报道(https://t.me/kirovogradskaODA/5950)，报道乌克林福姆。</text:p>
      <text:p text:style-name="P4">
“在基洛沃拉德地区，自7月1日自7月1日以来<text:a xlink:type="simple" xlink:href="https://www.ukrinform.ua/tag-komendantska-godina" text:style-name="Internet_20_link" text:visited-style-name="Visited_20_Internet_20_Link">
指挥时小时</text:a>
。 她将在早上四点在晚上表演。”消息写道。</text:p>
      <text:p text:style-name="P4">
值得注意的是，将餐饮和临时活动的时间延长到23:00。</text:p>
      <text:p text:style-name="P4">
<text:span text:style-name="T4">
另请阅读：</text:span>
 <text:a xlink:type="simple" xlink:href="https://www.ukrinform.ua/rubric-regions/3724907-u-deakih-gromadah-nikopolskogo-rajonu-zminitsa-trivalist-komendantskoi-godini.html" text:style-name="Internet_20_link" text:visited-style-name="Visited_20_Internet_20_Link">
在<text:span text:style-name="T4">
一些</text:span>
 <text:span text:style-name="T4">
社区</text:span>
 <text:span text:style-name="T4">
 </text:span>
 <text:span text:style-name="T4">
 Nikopolsky </text:span>
 <text:span text:style-name="T4">
区域</text:span>
<text:span text:style-name="T4">
将更改</text:span>
 <text:span text:style-name="T4">
 </text:span>
 <text:span text:style-name="T4">
 </text:span>
 <text:span text:style-name="T4">
 </text:span>
 <text:span text:style-name="T4">
指挥官</text:span>
 <text:span text:style-name="T4">
 </text:span>
 小时 <text:span text:style-name="T4">
 </text:span>
</text:a>
直到7月1日，Kirovograd地区的宵禁从23:00到5:00运作。</text:p>
      <text:p text:style-name="P4">
正如乌克林福姆(Ukrinform)报道的，早些时候在基洛维格拉德地区(Kirovograd地区)[在22:00之后禁止食品场所的大规模行动。 这是给出的(https://www.ukrinform.ua/rubric-regions/3725892-na-kirovogradsini-zaboronili-masovi-zahodi-ta-robotu-zakladiv-harcuvanna-pisla-2200.html)</text:p>
      <text:p text:style-name="P4">
News Source: <text:a xlink:type="simple" xlink:href="https://www.ukrinform.ua/rubric-regions/3729881-na-kirovogradsini-z-1-lipna-skorotat-komendantsku-godinu.html" text:style-name="Internet_20_link" text:visited-style-name="Visited_20_Internet_20_Link">
https://www.ukrinform.ua/rubric-regions/3729881-na-kirovogradsini-z-1-lipna-skorotat-komendantsku-godinu.html</text:a>
</text:p>
      <!--NEWS-->
      <text:h text:style-name="P10" text:outline-level="1">
<text:span text:style-name="T4">
丹麦宣布向乌克兰提供新的军事援助计划</text:span>
</text:h>
      <text:p text:style-name="P4">
作者: Ukrinform (Person)</text:p>
      <text:p text:style-name="P4">
出版商: Укринформ (Organization)</text:p>
      <text:p text:style-name="P4">
出版时间: 2023-06-30T17:02:00+03:00</text:p>
      <text:p text:style-name="P4">
修改时间: 2023-06-30T17:02:00+03:00</text:p>
      <text:p text:style-name="P4">
描述: 丹麦准备以13亿丹麦王冠（超过1.7亿欧元）为乌克兰提供一揽子军事援助。  - 乌克林。</text:p>
      <text:p text:style-name="P4">
图片: ['<text:a xlink:type="simple" xlink:href="https://static.ukrinform.com/photos/2023_04/thumb_files/630_360_1681284425-774.png" text:style-name="Internet_20_link" text:visited-style-name="Visited_20_Internet_20_Link">
630_360_16812...</text:a>
']</text:p>
      <text:p text:style-name="P4">
标签: ['Данія', 'Літак', 'Винищувач']</text:p>
      <text:p text:style-name="P4">
类型: Article</text:p>
      <!--METADATA-->
      <text:p text:style-name="P4">
<draw:frame draw:style-name="fr1" draw:name="Image139" text:anchor-type="as-char" svg:width="6.9236in" svg:height="3.956343in" draw:z-index="0">
<draw:image xlink:href="../Images/yкринформ/2023-06-30T17-02-00-03-00/630_360_1681284425-774.png" xlink:type="simple" xlink:show="embed" xlink:actuate="onLoad" draw:mime-type="image/png"/>
</draw:frame>
丹麦政府为13亿丹麦农作物向乌克兰提供一揽子军事援助(超过1.7亿欧元).</text:p>
      <text:p text:style-name="P4">
Про це повідомляє <text:a xlink:type="simple" xlink:href="https://www.defense-aerospace.com/denmark-announces-new-military-aid-package-for-ukraine/" text:style-name="Internet_20_link" text:visited-style-name="Visited_20_Internet_20_Link">
 </text:a>
<text:a xlink:type="simple" xlink:href="https://www.defense-aerospace.com/denmark-announces-new-military-aid-package-for-ukraine/" text:style-name="Internet_20_link" text:visited-style-name="Visited_20_Internet_20_Link">
国防航空</text:a>
参考<text:a xlink:type="simple" xlink:href="https://www.fmn.dk/da/nyheder/2023/ny-donationspakke-pa-13-mia.-kroner-med-militar-stotte-til-ukraine/" text:style-name="Internet_20_link" text:visited-style-name="Visited_20_Internet_20_Link">
</text:a>
<text:a xlink:type="simple" xlink:href="https://www.fmn.dk/da/nyheder/2023/ny-donationspakke-pa-13-mia.-kroner-med-militar-stotte-til-ukraine/" text:style-name="Internet_20_link" text:visited-style-name="Visited_20_Internet_20_Link">
陈述</text:a>
乌克林福姆报道，丹麦国防部。</text:p>
      <text:p text:style-name="P4">
值得注意的是，该包装包括防空导弹，脱刀机器和资金，用于购买炮兵弹药以支持乌克兰解放斗争。</text:p>
      <text:p text:style-name="P4">
这些职责说：“我们继续支持乌克兰非常重要。这是我们的伟大而重要的牺牲，我们是基于乌克兰的愿望和需求做出的，这应该支持乌克兰目前与俄罗斯军队的斗争。” Troels Lund Polesen国防部长</text:p>
      <text:p text:style-name="P4">
*!(https://www.ukrinform.ua/rubric-ato/3729603-nimeccina-peredala-ukraini-partiu-voennoi-dopomogi.html)丹麦部长拉尔索克克·拉斯穆森(Larslyukke Rasmussen)表示：“乌克兰在支持方面的需求仍然很大。今天的援助计划是丹麦将在乌克兰一边尽可能多地站在乌克兰的重要信号。我很高兴在自由的主持下。”</text:p>
      <text:p text:style-name="P4">
沃罗迪米尔·泽伦斯基(Volodymyr Zelenskyy)总统感谢丹麦政府提供了约1.9亿美元的新国防援助。</text:p>
      <text:p text:style-name="P4">
<text:span text:style-name="T4">
另请阅读：</text:span>
 <text:a xlink:type="simple" xlink:href="https://www.ukrinform.ua/rubric-ato/3729889-u-bolgarii-anonsuvali-vidpravlenna-vijskovoi-dopomogi-ukraini.html" text:style-name="Internet_20_link" text:visited-style-name="Visited_20_Internet_20_Link">
保加利亚将向乌克兰发送军事援助</text:a>
“丹麦的感恩政府，由玛特·弗雷德里克森(Matte Frederixen)领导，为大约1.9亿美元提供了新的国防援助。(https://twitter.com/ZelenskyyUa/status/1674801169242402816)Zelensky。</text:p>
      <text:p text:style-name="P4">
News Source: <text:a xlink:type="simple" xlink:href="https://www.ukrinform.ua/rubric-ato/3729882-dania-anonsuvala-novij-paket-vijskovoi-dopomogi-ukraini.html" text:style-name="Internet_20_link" text:visited-style-name="Visited_20_Internet_20_Link">
https://www.ukrinform.ua/rubric-ato/3729882-dania-anonsuvala-novij-paket-vijskovoi-dopomogi-ukraini.html</text:a>
</text:p>
      <!--NEWS-->
      <text:h text:style-name="P10" text:outline-level="1">
<text:span text:style-name="T4">
北部没有俄罗斯和白俄罗斯的直接威胁-NAEV</text:span>
</text:h>
      <text:p text:style-name="P4">
作者: Ukrinform (Person)</text:p>
      <text:p text:style-name="P4">
出版商: Укринформ (Organization)</text:p>
      <text:p text:style-name="P4">
出版时间: 2023-06-30T17:09:00+03:00</text:p>
      <text:p text:style-name="P4">
修改时间: 2023-06-30T17:09:00+03:00</text:p>
      <text:p text:style-name="P4">
描述: 乌克兰中尉谢尔盖·纳夫（Sergey Naev）武装部队联合部队的指挥官表示，目前白俄罗斯和俄罗斯的直接威胁在威胁增加的情况下增加了部队。  - 乌克林。</text:p>
      <text:p text:style-name="P4">
图片: ['<text:a xlink:type="simple" xlink:href="https://static.ukrinform.com/photos/2023_05/thumb_files/630_360_1683793421-529.jpeg" text:style-name="Internet_20_link" text:visited-style-name="Visited_20_Internet_20_Link">
630_360_16837...</text:a>
']</text:p>
      <text:p text:style-name="P4">
标签: ['Білорусь', 'ЗСУ', 'Наєв', 'Війна з Росією']</text:p>
      <text:p text:style-name="P4">
类型: Article</text:p>
      <!--METADATA-->
      <text:p text:style-name="P4">
<draw:frame draw:style-name="fr1" draw:name="Image140" text:anchor-type="as-char" svg:width="6.9236in" svg:height="3.956343in" draw:z-index="0">
<draw:image xlink:href="../Images/yкринформ/2023-06-30T17-09-00-03-00/630_360_1683793421-529.jpeg" xlink:type="simple" xlink:show="embed" xlink:actuate="onLoad" draw:mime-type="image/jpeg"/>
</draw:frame>
乌克兰中尉武装部队联合部队的指挥官Sergey Naivzauzayauzayauzayauzayauzayauzayauzayauzayauzayauzayauzayauzayauzayauzayauzayaauzayauzayauzayaauzayaauzayaauzayaauzayaaawaida当前没有直接的威胁和俄罗斯威胁会增加威胁的情况，这会增加。</text:p>
      <text:p text:style-name="P4">
根据乌克林福姆的说法，乌克兰武装部队的联合部队的指挥报告了这一点[Telegram。 这是给出的(https://t.me/KOS_ZSU/2024)“目前，这是在白俄罗斯和俄罗斯北部北方人对地面部队的北部分组的车道上。但是，如果威胁增加，部队和手段的威胁水平也有所增加作为增强该组织的防御能力的其他实际措施，”  - 说。(https://www.ukrinform.ua/tag-naev)据他说，情报并没有停止研究信息。 此外，武装部队一直在与外国合作伙伴进行信息交流的不断工作。</text:p>
      <text:p text:style-name="P4">
纳耶夫强调说：“我们知道我们拥有的信息，但不花时间。这并不是说北部操作区域的所有军人无一例外地执行分配给他们的任务。”</text:p>
      <text:p text:style-name="P4">
<text:span text:style-name="T4">
另请阅读：</text:span>
 <text:a xlink:type="simple" xlink:href="https://www.ukrinform.ua/rubric-ato/3727665-na-pivnoci-zaversili-budivnictvo-psihologicnotakticnih-smug-pereskod-naev.html" text:style-name="Internet_20_link" text:visited-style-name="Visited_20_Internet_20_Link">
在北部完成了心理和战术障碍的构建 -  <text:span text:style-name="T4">
 naev </text:span>
</text:a>
反过来，该命令逐渐增加了员工的防御能力。</text:p>
      <text:p text:style-name="P4">
纳夫强调说：“工作人员和谐，指挥官知道如何正确管理下属以及如何在必要的加强时采取行动。”</text:p>
      <text:p text:style-name="P4">
正如乌克林福姆报道的那样，6月30日，沃罗迪米尔·泽伦斯基总统负责[最高指挥官 - 纳弗罗蒂(Nafroroti)和白俄罗斯(Belarus)的威胁。 这是给出的(https://www.ukrinform.ua/rubric-ato/3729817-na-stavci-dorucili-posiliti-zahist-na-pivnicnomu-napramku-zelenskij.html)_foto：cos的新闻电报</text:p>
      <text:p text:style-name="P4">
News Source: <text:a xlink:type="simple" xlink:href="https://www.ukrinform.ua/rubric-ato/3729890-narazi-na-pivnoci-bezposerednih-zagroz-z-boku-rosii-ta-bilorusi-nemae-naev.html" text:style-name="Internet_20_link" text:visited-style-name="Visited_20_Internet_20_Link">
https://www.ukrinform.ua/rubric-ato/3729890-narazi-na-pivnoci-bezposerednih-zagroz-z-boku-rosii-ta-bilorusi-nemae-naev.html</text:a>
</text:p>
      <!--NEWS-->
      <text:h text:style-name="P10" text:outline-level="1">
<text:span text:style-name="T4">
政府已任命Arma负责人Elena Duma</text:span>
</text:h>
      <text:p text:style-name="P4">
作者: Ukrinform (Person)</text:p>
      <text:p text:style-name="P4">
出版商: Укринформ (Organization)</text:p>
      <text:p text:style-name="P4">
出版时间: 2023-06-30T17:11:00+03:00</text:p>
      <text:p text:style-name="P4">
修改时间: 2023-06-30T17:11:00+03:00</text:p>
      <text:p text:style-name="P4">
描述: 部长的内阁已由国家检测，调查和管理腐败犯罪的资产的国家机构主席任命Olena Duma。  - 乌克林。</text:p>
      <text:p text:style-name="P4">
图片: ['<text:a xlink:type="simple" xlink:href="https://static.ukrinform.com/photos/2020_05/thumb_files/630_360_1589467658-112.jpg" text:style-name="Internet_20_link" text:visited-style-name="Visited_20_Internet_20_Link">
630_360_15894...</text:a>
']</text:p>
      <text:p text:style-name="P4">
标签: ['Кабмін', 'Призначення', 'АРМА', 'Олена Дума']</text:p>
      <text:p text:style-name="P4">
类型: Article</text:p>
      <!--METADATA-->
      <text:p text:style-name="P4">
<draw:frame draw:style-name="fr1" draw:name="Image141" text:anchor-type="as-char" svg:width="6.9236in" svg:height="3.956343in" draw:z-index="0">
<draw:image xlink:href="../Images/yкринформ/2023-06-30T17-11-00-03-00/630_360_1589467658-112.jpg" xlink:type="simple" xlink:show="embed" xlink:actuate="onLoad" draw:mime-type="image/jpeg"/>
</draw:frame>
部长的内阁由国家机构代理机构，搜索和管理腐败的资产搜索和管理任命为Elena Duma。</text:p>
      <text:p text:style-name="P4">
关于它报告乌克林形式，提到<text:a xlink:type="simple" xlink:href="https://t.me/uriad24/3262" text:style-name="Internet_20_link" text:visited-style-name="Visited_20_Internet_20_Link">
电报</text:a>
在线政府。</text:p>
      <text:p text:style-name="P4">
“在6月30日的会议上<text:a xlink:type="simple" xlink:href="https://www.ukrinform.ua/tag-kabmin" text:style-name="Internet_20_link" text:visited-style-name="Visited_20_Internet_20_Link">
乌克兰部长的内阁</text:a>
消息批准了有关埃琳娜·奥利克斯·维纳(Elena Oleksiivna)任命为乌克兰国家机构的负责人，以展示，搜索和管理从腐败率中获得的资产的问题。”</text:p>
      <text:p text:style-name="P4">
<text:span text:style-name="T4">
另请阅读：</text:span>
 <text:a xlink:type="simple" xlink:href="https://www.ukrinform.ua/rubric-polytics/3729850-posli-krain-g7-pro-priznacenna-golovi-arma-vazlivo-dotrimuvatis-procedur.html" text:style-name="Internet_20_link" text:visited-style-name="Visited_20_Internet_20_Link">
G7国家大使任命主席<text:span text:style-name="T4">
 ARMA </text:span>
：遵守程序很重要</text:a>
此外，根据该报告，乌克兰总统在多斯特克地区玛丽奥波尔地区政府局长纳塔利亚·布克里耶娃(Natalia Bukreyeva)释放纳塔利亚·布克里耶娃(Natalia Bukreyeva)，任命Alexandrapanenko任命Alexandrapanenko，Mariupol地区州政府局长顿涅茨克地区达成了同意。</text:p>
      <text:p text:style-name="P4">
此外，基耶夫地区政府副局长Sergey Kropyvchenko同意任命Lesya Karnaukh  -  Sumy地区政府副主管Alexei Drozdenko- Sumy Sumy Sumy Sumy Regional Nate Congional Into Sate of Sumy Drozdenko的副主管和数字化以及Anton Samoilenko。</text:p>
      <text:p text:style-name="P4">
据报道，据报道，6月28日，埃琳娜·杜马(Elena Duma(https://www.ukrinform.ua/rubric-society/3729048-komisia-obrala-novu-ocilnicu-arma-transparency-international-poperedzae-pro-riziki.html)到Arma主席的职位。 随后，关于其传记的事实爆发了丑闻。</text:p>
      <text:p text:style-name="P4">
6月29日，竞争委员会成员为Arma Dmitryostapenko负责人选择候选人<text:a xlink:type="simple" xlink:href="https://www.ukrinform.ua/rubric-economy/3729595-clen-konkursnoi-komisii-z-vidboru-kandidativ-na-glavu-arma-vidklikav-pidpis-za-peremoznicu.html" text:style-name="Internet_20_link" text:visited-style-name="Visited_20_Internet_20_Link">
召回</text:a>
竞争埃琳娜·杜马(Elena Duma)的冠军。 他的决定激发了一个事实，即在投票时，他没有候选人的全部信息，“这对我有决定性的价值，谁受到了我的影响。”“ G7密切监视任命ARMA主席并观察公民社会所采取的程序的过程。遵守适当的程序来增强对ARM的信心，这一点很重要。”</text:p>
      <text:p text:style-name="P4">
自2021年8月以来，ARMA的临时负责人是Dmitry Zhoravovich。</text:p>
      <text:p text:style-name="P4">
News Source: <text:a xlink:type="simple" xlink:href="https://www.ukrinform.ua/rubric-economy/3729891-urad-priznaciv-olenu-dumu-golovou-arma.html" text:style-name="Internet_20_link" text:visited-style-name="Visited_20_Internet_20_Link">
https://www.ukrinform.ua/rubric-economy/3729891-urad-priznaciv-olenu-dumu-golovou-arma.html</text:a>
</text:p>
      <!--NEWS-->
      <text:h text:style-name="P10" text:outline-level="1">
<text:span text:style-name="T4">
保加利亚将向乌克兰提供军事援助</text:span>
</text:h>
      <text:p text:style-name="P4">
作者: Ukrinform (Person)</text:p>
      <text:p text:style-name="P4">
出版商: Укринформ (Organization)</text:p>
      <text:p text:style-name="P4">
出版时间: 2023-06-30T17:14:00+03:00</text:p>
      <text:p text:style-name="P4">
修改时间: 2023-06-30T17:14:00+03:00</text:p>
      <text:p text:style-name="P4">
描述: 保加利亚国防部长Todor Tagarev表示，该国将很快向乌克兰提供军事援助。  - 乌克林。</text:p>
      <text:p text:style-name="P4">
图片: ['<text:a xlink:type="simple" xlink:href="https://static.ukrinform.com/photos/2023_06/thumb_files/630_360_1688134420-607.jpg" text:style-name="Internet_20_link" text:visited-style-name="Visited_20_Internet_20_Link">
630_360_16881...</text:a>
']</text:p>
      <text:p text:style-name="P4">
标签: ['Болгарія', 'Україна', 'Війна з Росією']</text:p>
      <text:p text:style-name="P4">
类型: Article</text:p>
      <!--METADATA-->
      <text:p text:style-name="P4">
<draw:frame draw:style-name="fr1" draw:name="Image142" text:anchor-type="as-char" svg:width="6.9236in" svg:height="3.956343in" draw:z-index="0">
<draw:image xlink:href="../Images/yкринформ/2023-06-30T17-14-00-03-00/630_360_1688134420-607.jpg" xlink:type="simple" xlink:show="embed" xlink:actuate="onLoad" draw:mime-type="image/jpeg"/>
</draw:frame>
保加利亚·塔加雷夫(Bulargaria Tagarev)的事工表示，该国即将向乌克兰援助。</text:p>
      <text:p text:style-name="P4">
根据乌克林福姆的报道，该机构报告了<text:a xlink:type="simple" xlink:href="https://www.novinite.com/articles/220699/Defense+Minister%3A+Bulgaria+will+start+Sending+Military+Aid+to+Ukraine+soon" text:style-name="Internet_20_link" text:visited-style-name="Visited_20_Internet_20_Link">
Novinite.com</text:a>
参考保加利亚国家电视台。</text:p>
      <text:p text:style-name="P4">
保加利亚部长宣布：“向乌克兰的军事援助离开的过程将很快开始。”</text:p>
      <text:p text:style-name="P4">
Tagarev没有指定交货时间，但保证基辅将“立即获得最必要的资源”。</text:p>
      <text:p text:style-name="P4">
他还补充说，保加利亚将支持乌克兰在[北约]的会员资格(https://www.ukrinform.ua/tag-nato)从俄罗斯 - 乌克兰人毕业后。</text:p>
      <text:p text:style-name="P4">
但是，当被问及是否有保加利亚的建议为乌克兰提供保证安全时，Tagarev对否定地回答。</text:p>
      <text:p text:style-name="P4">
“目前尚未讨论这个问题。 这些谈判正在进行中，我们尚未参加这些谈判，也不必领导他们。”他评论道。</text:p>
      <text:p text:style-name="P4">
<text:span text:style-name="T4">
另请阅读：</text:span>
 <text:a xlink:type="simple" xlink:href="https://www.ukrinform.ua/rubric-ato/3729603-nimeccina-peredala-ukraini-partiu-voennoi-dopomogi.html" text:style-name="Internet_20_link" text:visited-style-name="Visited_20_Internet_20_Link">
<text:span text:style-name="T4">
德国</text:span>
转移到乌克兰的军事援助党</text:a>
克里斯托·加兹赫夫国防部国防委员会主席还说，保加利亚涉及那些希望为乌克兰提供保证安全的人的联盟问题并不是议程。</text:p>
      <text:p text:style-name="P4">
“保加利亚应该是北约峰会一般决定的一部分(在维尔纽斯 -  ed。). Гарантії безпеки (对于乌克兰 - 编辑。)应该为积极的会员资格提供。</text:p>
      <text:p text:style-name="P4">
<text:span text:style-name="T4">
另请阅读：</text:span>
 <text:a xlink:type="simple" xlink:href="https://www.ukrinform.ua/rubric-ato/3729882-dania-anonsuvala-novij-paket-vijskovoi-dopomogi-ukraini.html" text:style-name="Internet_20_link" text:visited-style-name="Visited_20_Internet_20_Link">
<text:span text:style-name="T4">
数据</text:span>
我宣布了一个新的军事援助计划</text:a>
正如乌克林福姆(Ukrinform)报道的，保加利亚政府于6月23日<text:a xlink:type="simple" xlink:href="https://www.ukrinform.ua/rubric-ato/3728071-bolgaria-shvalila-novij-paket-vijskovoi-dopomogi-ukraini.html" text:style-name="Internet_20_link" text:visited-style-name="Visited_20_Internet_20_Link">
批准</text:a>
乌克兰的新军事援助方案。</text:p>
      <text:p text:style-name="P4">
北约峰会将于7月11日至12日在维尔纽斯举行。 主要问题之一是在反对俄罗斯侵略的斗争中继续为乌克兰提供援助。 乌克兰预计，这次会议的具体决定将确定北约成员国的国家，并为将来可能重复俄罗斯侵略的安全提供安全保证。</text:p>
      <text:p text:style-name="P4">
News Source: <text:a xlink:type="simple" xlink:href="https://www.ukrinform.ua/rubric-ato/3729889-u-bolgarii-anonsuvali-vidpravlenna-vijskovoi-dopomogi-ukraini.html" text:style-name="Internet_20_link" text:visited-style-name="Visited_20_Internet_20_Link">
https://www.ukrinform.ua/rubric-ato/3729889-u-bolgarii-anonsuvali-vidpravlenna-vijskovoi-dopomogi-ukraini.html</text:a>
</text:p>
      <!--NEWS-->
      <text:h text:style-name="P10" text:outline-level="1">
<text:span text:style-name="T4">
OP开发了单个身体的概念进行业务检查-Shurma</text:span>
</text:h>
      <text:p text:style-name="P4">
作者: Ukrinform (Person)</text:p>
      <text:p text:style-name="P4">
出版商: Укринформ (Organization)</text:p>
      <text:p text:style-name="P4">
出版时间: 2023-06-30T17:14:30+03:00</text:p>
      <text:p text:style-name="P4">
修改时间: 2023-06-30T17:14:30+03:00</text:p>
      <text:p text:style-name="P4">
描述: 乌克兰正在研究一个概念，该概念规定了执法和控制与企业互动在一个政府机构中的互动功能的集中。 可能的选择包括经济安全局。  - 乌克林。</text:p>
      <text:p text:style-name="P4">
图片: ['<text:a xlink:type="simple" xlink:href="https://static.ukrinform.com/photos/2023_06/thumb_files/630_360_1688132064-617.jpg" text:style-name="Internet_20_link" text:visited-style-name="Visited_20_Internet_20_Link">
630_360_16881...</text:a>
']</text:p>
      <text:p text:style-name="P4">
标签: ['Бізнес', 'Офіс Президента', 'Бюро економічної безпеки']</text:p>
      <text:p text:style-name="P4">
类型: Article</text:p>
      <!--METADATA-->
      <text:p text:style-name="P4">
<draw:frame draw:style-name="fr1" draw:name="Image143" text:anchor-type="as-char" svg:width="6.9236in" svg:height="3.956343in" draw:z-index="0">
<draw:image xlink:href="../Images/yкринформ/2023-06-30T17-14-30-03-00/630_360_1688132064-617.jpg" xlink:type="simple" xlink:show="embed" xlink:actuate="onLoad" draw:mime-type="image/jpeg"/>
</draw:frame>
在乌克兰，他们致力于一个概念，该概念提供了执法的集中，并具有与一个州机构中业务互动的暂定功能。 经济安全局。</text:p>
      <text:p text:style-name="P4">
乌克利福德通讯员报道，经济问题办公室副主管Rostislav Shurma在新闻发布会上宣布了这一点。</text:p>
      <text:p text:style-name="P4">
“与执法和控制机构互动。 也许在一两个月之内，我们将在一个法律和控制机构中集中整个业务互动功能时，我们将发展一个概念，以便3-5个机构进入同一公司。 只要我不能说，什么样的身体就会讨论基本选择仍然是经济安全局，”代表[OP]强调。(https://www.ukrinform.ua/tag-ofis-prezidenta)。</text:p>
      <text:p text:style-name="P4">
据他介绍，当通过右翼机构或控制机构进行交流时，业务中发生的不适通常与立法某些部门的深层问题有关。</text:p>
      <text:p text:style-name="P4">
<text:span text:style-name="T4">
另请阅读：</text:span>
 <text:a xlink:type="simple" xlink:href="https://www.ukrinform.ua/rubric-economy/3729876-podatkova-reforma-ta-amnistia-kapitaliv-v-op-rozpovili-pro-bacenna-cashlessekonomiki-v-ukraini.html" text:style-name="Internet_20_link" text:visited-style-name="Visited_20_Internet_20_Link">
税收改革和大赦资本：在OP中讲述了乌克兰无现金经济学的愿景</text:a>
“立法有一些错误的技术效应。 它是彻底的挑衅性，然后是搜索，审讯等形式的调查人员或其他行动。 因此，有必要简单地系统地和深层采取并铲除立法，以删除和放松许多技术原因。 因为在99％的案件中，执法人员正式正确。”  - 补充。</text:p>
      <text:p text:style-name="P4">
据报道，<text:a xlink:type="simple" xlink:href="https://www.ukrinform.ua/rubric-economy/3729243-rada-ratifikuvala-ugodu-z-es-pro-ucast-ukraini-u-programi-edinij-rinok.html" text:style-name="Internet_20_link" text:visited-style-name="Visited_20_Internet_20_Link">
Verkhovna Rada批准了Tai -euerepon联盟参与单个市场计划的乌克兰之间的协议</text:a>
 - 开发业务的平台，展示了可持续性，并为消费品和服务提供了稳定的访问。</text:p>
      <text:p text:style-name="P4">
News Source: <text:a xlink:type="simple" xlink:href="https://www.ukrinform.ua/rubric-economy/3729888-op-rozroblae-koncepciu-edinogo-organu-dla-perevirok-biznesu-surma.html" text:style-name="Internet_20_link" text:visited-style-name="Visited_20_Internet_20_Link">
https://www.ukrinform.ua/rubric-economy/3729888-op-rozroblae-koncepciu-edinogo-organu-dla-perevirok-biznesu-surma.html</text:a>
</text:p>
      <!--NEWS-->
      <text:h text:style-name="P10" text:outline-level="1">
<text:span text:style-name="T4">
Arma Re-为14个被捕的疗养院和酒店的经理看待</text:span>
</text:h>
      <text:p text:style-name="P4">
作者: Ukrinform (Person)</text:p>
      <text:p text:style-name="P4">
出版商: Укринформ (Organization)</text:p>
      <text:p text:style-name="P4">
出版时间: 2023-06-30T17:24:00+03:00</text:p>
      <text:p text:style-name="P4">
修改时间: 2023-06-30T17:24:00+03:00</text:p>
      <text:p text:style-name="P4">
描述: 国家资产调查和管理机构（ARMA）已宣布对经理的搜查人员进行逮捕的疗养院，并为流离失所者和军人提供数字基金。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Конкурс', 'Готель', 'АРМА']</text:p>
      <text:p text:style-name="P4">
类型: Article</text:p>
      <!--METADATA-->
      <text:p text:style-name="P4">
<draw:frame draw:style-name="fr1" draw:name="Image144" text:anchor-type="as-char" svg:width="6.9236in" svg:height="3.956343in" draw:z-index="0">
<draw:image xlink:href="../Images/yкринформ/2023-06-30T17-24-00-03-00/630_360_1660553796-610.jpg" xlink:type="simple" xlink:show="embed" xlink:actuate="onLoad" draw:mime-type="image/jpeg"/>
</draw:frame>
国家资产调查和管理机构(Arma)一再寻找逮捕疗养院的经理的竞争是流离失所者和军人的客户基金。</text:p>
      <text:p text:style-name="P4">
这是由新闻服务[ARMA]报道的(https://arma.gov.ua/news/typical/povtorno-shukaemo-upraviteliv-dlya-areshtovanih-sanatoriiv-z-nomernim-fondom-dlya-pereselentsiv-ta-viyskovoslujbovtsiv)，报道乌克林福姆。</text:p>
      <text:p text:style-name="P4">
“ <text:a xlink:type="simple" xlink:href="https://www.ukrinform.ua/tag-arma" text:style-name="Internet_20_link" text:visited-style-name="Visited_20_Internet_20_Link">
ARMA</text:a>
证词写道：“重新宣布为许多被捕的酒店和疗养院的经理竞争，其中一些房间应转移给未来的经理，以满足内部高级人员的需求以及对服务人员的康复。”</text:p>
      <text:p text:style-name="P4">
目前宣布了14个房地产对象的比赛。 特别是，基辅，哈尔基夫，尼古拉夫和利维夫的旅游条款，“ karpaty”，“ sinyak”和“ sinyak”和“ shayan”，在跨售货员地区，疗养机“金沙”和“墨西哥湾”，奥德萨地区，卫生室和度假村地区，卫生室和休息室建筑群。 “ Mirgorodkurot»在Upoltava地区，Ternopil地区的儿童健康综合体”等等。</text:p>
      <text:p text:style-name="P4">
<text:span text:style-name="T4">
另请阅读：</text:span>
 <text:a xlink:type="simple" xlink:href="https://www.ukrinform.ua/rubric-society/3729048-komisia-obrala-novu-ocilnicu-arma-transparency-international-poperedzae-pro-riziki.html" text:style-name="Internet_20_link" text:visited-style-name="Visited_20_Internet_20_Link">
<text:span text:style-name="T4">
委员会</text:span>
 <text:span text:style-name="T4">
选择</text:span>
 <text:span text:style-name="T4">
新</text:span>
 <text:span text:style-name="T4">
 </text:span>
 <text:span text:style-name="T4">
 </text:span>
 <text:span text:style-name="T4">
 ARMA </text:span>
 <text:span text:style-name="T4">
：</text:span>
透明度<text:span text:style-name="T4">
 </text:span>
 <text:span text:style-name="T4">
 </text:span>
 <text:span text:style-name="T4">
国际</text:span>
 <text:span text:style-name="T4">
 </text:span>
 <text:span text:style-name="T4">
 </text:span>
 <text:span text:style-name="T4">
警告</text:span>
 <text:span text:style-name="T4">
 </text:span>
 <text:span text:style-name="T4">
 </text:span>
 <text:span text:style-name="T4">
 </text:span>
 <text:span text:style-name="T4">
<text:span text:style-name="T5">
 </text:span>
* </text:span>
风险**</text:a>
ARMA指出，每场比赛的计划的要点之一是房地产对象总面积的百分比，经理将出于上述社会目的提供。 因此，国内流离失所者的体积基金或平方米越高，他的提议就会提供潜在的经理。</text:p>
      <text:p text:style-name="P4">
文件入场持续到2023年7月24日16:00。</text:p>
      <text:p text:style-name="P4">
据报道，ARMA管理层<text:a xlink:type="simple" xlink:href="https://www.ukrinform.ua/rubric-economy/3728806-arma-peredali-majze-2-milardi-z-rahunkiv-kompanii-povazanoi-z-1xbet.html" text:style-name="Internet_20_link" text:visited-style-name="Visited_20_Internet_20_Link">
已转移了几乎20亿英镑</text:a>
来自与俄罗斯庄家1xbet有关的非居民会计公司。</text:p>
      <text:p text:style-name="P4">
News Source: <text:a xlink:type="simple" xlink:href="https://www.ukrinform.ua/rubric-economy/3729893-arma-povtorno-sukae-upraviteliv-dla-14-arestovanih-sanatoriiv-ta-goteliv.html" text:style-name="Internet_20_link" text:visited-style-name="Visited_20_Internet_20_Link">
https://www.ukrinform.ua/rubric-economy/3729893-arma-povtorno-sukae-upraviteliv-dla-14-arestovanih-sanatoriiv-ta-goteliv.html</text:a>
</text:p>
      <!--NEWS-->
      <text:h text:style-name="P10" text:outline-level="1">
<text:span text:style-name="T4">
欧盟为乌克兰提供了巨大的支持，以使欧洲军队和北约米歇尔接近欧洲军队</text:span>
</text:h>
      <text:p text:style-name="P4">
作者: Ukrinform (Person)</text:p>
      <text:p text:style-name="P4">
出版商: Укринформ (Organization)</text:p>
      <text:p text:style-name="P4">
出版时间: 2023-06-30T17:27:40+03:00</text:p>
      <text:p text:style-name="P4">
修改时间: 2023-06-30T17:27:40+03:00</text:p>
      <text:p text:style-name="P4">
描述: 欧盟没有透露有关与乌克兰当局提供军事援助的特定合作的细节，但这种援助旨在提高乌克兰武装部队的能力，并使他们更接近欧洲军队和北约的标准。  - 乌克林。</text:p>
      <text:p text:style-name="P4">
图片: ['<text:a xlink:type="simple" xlink:href="https://static.ukrinform.com/photos/2023_02/thumb_files/630_360_1675949664-955.jpg" text:style-name="Internet_20_link" text:visited-style-name="Visited_20_Internet_20_Link">
630_360_16759...</text:a>
']</text:p>
      <text:p text:style-name="P4">
标签: ['Євросоюз', 'НАТО', 'Мішель']</text:p>
      <text:p text:style-name="P4">
类型: Article</text:p>
      <!--METADATA-->
      <text:p text:style-name="P4">
<draw:frame draw:style-name="fr1" draw:name="Image145" text:anchor-type="as-char" svg:width="6.9236in" svg:height="3.956343in" draw:z-index="0">
<draw:image xlink:href="../Images/yкринформ/2023-06-30T17-27-40-03-00/630_360_1675949664-955.jpg" xlink:type="simple" xlink:show="embed" xlink:actuate="onLoad" draw:mime-type="image/jpeg"/>
</draw:frame>
欧盟没有透露乌克兰在提供军事援助方面释放的特定合作的细节，但这种援助旨在提高乌克兰武装部队的能力，并使他们更接近欧洲陆军和北约。</text:p>
      <text:p text:style-name="P4">
这是由欧洲理事会主席查尔斯·米歇尔(Charles Michelle)在今天的新闻发布会上在布鲁塞尔举行的。</text:p>
      <text:p text:style-name="P4">
这正是他如何回答乌克林事实通讯员关于国防工业消失的问题的问题，以及吸引乌克兰企业进行生产的可能性，在战场上为乌克兰部队提供生产。</text:p>
      <text:p text:style-name="P4">
“显然，我们没有透露乌克兰当局和欧盟成员国密切协调的所有细节，以衡量军事合作。 但是一件事是绝对明确的：我们为乌克兰军队提供了乌克兰的代理支持和军事装备，以使其更接近欧洲军队和<text:a xlink:type="simple" xlink:href="https://www.ukrinform.ua/tag-nato" text:style-name="Internet_20_link" text:visited-style-name="Visited_20_Internet_20_Link">
北约</text:a>
”， - 欧洲理事会主席强调。</text:p>
      <text:p text:style-name="P4">
他指出，乌克兰成员国提供的所有军事援助和设备都帮助她朝这个方向前进。</text:p>
      <text:p text:style-name="P4">
<text:span text:style-name="T4">
另请阅读：</text:span>
 <text:a xlink:type="simple" xlink:href="https://www.ukrinform.ua/rubric-polytics/3729493-prezident-zustrivsa-z-majkom-pensom.html" text:style-name="Internet_20_link" text:visited-style-name="Visited_20_Internet_20_Link">
Zelensky遇到了Penso-讨论了乌克兰在<text:span text:style-name="T4">
北约</text:span>
的安全和成员资格</text:a>
“我绝对相信我们会取得巨大的进步。 从欧盟一方，我们了解我们需要适应我们的工业策略，以便与我们的野心一致(强化)真正的欧洲防守。”米歇尔补充说。</text:p>
      <text:p text:style-name="P4">
据报道，在6月29日至30日，在布鲁塞尔举行了为期两天的欧盟峰会。金融，军事和人道主义援助。</text:p>
      <text:p text:style-name="P4">
News Source: <text:a xlink:type="simple" xlink:href="https://www.ukrinform.ua/rubric-polytics/3729894-es-nadae-ukraini-masivnu-pidtrimku-sob-privesti-blizce-do-evropejskih-armij-i-do-nato-misel.html" text:style-name="Internet_20_link" text:visited-style-name="Visited_20_Internet_20_Link">
https://www.ukrinform.ua/rubric-polytics/3729894-es-nadae-ukraini-masivnu-pidtrimku-sob-privesti-blizce-do-evropejskih-armij-i-do-nato-misel.html</text:a>
</text:p>
      <!--NEWS-->
      <text:h text:style-name="P10" text:outline-level="1">
<text:span text:style-name="T4">
在敖德萨和尼古拉夫，专门针对情报官员的品牌已经熄灭</text:span>
</text:h>
      <text:p text:style-name="P4">
作者: Ukrinform (Person)</text:p>
      <text:p text:style-name="P4">
出版商: Укринформ (Organization)</text:p>
      <text:p text:style-name="P4">
出版时间: 2023-06-30T17:29:00+03:00</text:p>
      <text:p text:style-name="P4">
修改时间: 2023-06-30T17:29:00+03:00</text:p>
      <text:p text:style-name="P4">
描述: 在敖德萨，一个新品牌被熄灭，该品牌致力于乌克兰情报。  - 乌克林。</text:p>
      <text:p text:style-name="P4">
图片: ['<text:a xlink:type="simple" xlink:href="https://static.ukrinform.com/photos/2023_06/thumb_files/630_360_1688135012-650.jpeg" text:style-name="Internet_20_link" text:visited-style-name="Visited_20_Internet_20_Link">
630_360_16881...</text:a>
']</text:p>
      <text:p text:style-name="P4">
标签: ['Марка', 'Миколаїв', 'Одеса', 'Розвідка', 'Укрпошта', 'Дрон']</text:p>
      <text:p text:style-name="P4">
类型: Article</text:p>
      <!--METADATA-->
      <text:p text:style-name="P4">
<draw:frame draw:style-name="fr1" draw:name="Image146" text:anchor-type="as-char" svg:width="6.9236in" svg:height="3.956343in" draw:z-index="0">
<draw:image xlink:href="../Images/yкринформ/2023-06-30T17-29-00-03-00/630_360_1688135012-650.jpeg" xlink:type="simple" xlink:show="embed" xlink:actuate="onLoad" draw:mime-type="image/jpeg"/>
</draw:frame>
在敖德萨，已举行了专门针对乌克兰情报的新品牌的灭绝仪式。</text:p>
      <text:p text:style-name="P4">
关于<text:a xlink:type="simple" xlink:href="https://t.me/odeskaODA/1935" text:style-name="Internet_20_link" text:visited-style-name="Visited_20_Internet_20_Link">
电报</text:a>
乌克林福姆报道，奥德萨夫主席奥列格·吉珀(Oleg Kiper)报道。</text:p>
      <text:p text:style-name="P4">
“在岛屿解放的周年纪念日，很荣幸参加一个特别令人沮丧的慈善邮政<text:a xlink:type="simple" xlink:href="https://www.ukrinform.ua/tag-marka" text:style-name="Internet_20_link" text:visited-style-name="Visited_20_Internet_20_Link">
Brand</text:a>
“荣耀乌克兰的国防和安全力量!乌克兰国防情报局的主要局长。</text:p>
      <text:p text:style-name="P4">
购买新品牌以纪念乌克兰情报的资金将是出于海洋无人机的要求，这将保护乌克兰人免受敌军发射的俄罗斯导弹的侵害。</text:p>
      <text:p text:style-name="P4">
<text:span text:style-name="T4">
另请阅读：</text:span>
 <text:a xlink:type="simple" xlink:href="https://www.ukrinform.ua/rubric-regions/3726508-u-lvovi-pogasili-marki-na-cest-poleglih-ukrainskih-prikordonnikiv.html" text:style-name="Internet_20_link" text:visited-style-name="Visited_20_Internet_20_Link">
在lviv <text:span text:style-name="T4">
熄灭</text:span>
邮票以纪念堕落的乌克兰边防部队</text:a>
在尼古拉耶夫(Nikolaev)，该系列的邮政发行特别发行“ Syloboron的荣耀和乌克兰安全性”的事件发生在动物园。</text:p>
      <text:p text:style-name="P4">
“今天，在俄罗斯入侵者宣布蛇岛的那天，庄严的事件与乌克普什塔(Ukrposhta)是联合的，该系列的第二个邮政发行“荣耀对乌克兰国防力量”的邮政发行，致力于乌克兰的国防力量”乌克兰国防智力局主要局的活动发生了。 古尔(Gur)的象征是猫头鹰，这就是为什么今天的英雄参与新产品还款的原因。”(https://www.facebook.com/nikolaevzoo/posts/pfbid036HQAhUXpEZzqTg6hdvhC3taykJSY691a6tTezHk4bmGZQzBPBx1G7RGVGEubW1n2l)注意到，第一天的信封是专门发布的，以偿还邮政块。</text:p>
      <text:p text:style-name="P4">
正如乌克林福姆报道的，JSC“ ukrposhta” <text:a xlink:type="simple" xlink:href="https://www.ukrinform.ua/rubric-society/3726876-v-ukraini-vipustat-novij-postovij-nabir-prisvacenij-gur.html" text:style-name="Internet_20_link" text:visited-style-name="Visited_20_Internet_20_Link">
开放了邮政残疾疗法</text:a>
“乌克兰国防部情报局主要局”； 介绍定于6月30日。</text:p>
      <text:p text:style-name="P4">
News Source: <text:a xlink:type="simple" xlink:href="https://www.ukrinform.ua/rubric-regions/3729895-v-odesi-ta-mikolaevi-pogasili-prisvacenu-rozvidnikam-marku.html" text:style-name="Internet_20_link" text:visited-style-name="Visited_20_Internet_20_Link">
https://www.ukrinform.ua/rubric-regions/3729895-v-odesi-ta-mikolaevi-pogasili-prisvacenu-rozvidnikam-marku.html</text:a>
</text:p>
      <!--NEWS-->
      <text:h text:style-name="P10" text:outline-level="1">
<text:span text:style-name="T4">
Shmigal已指示所有部门开发“变革的道路卡”</text:span>
</text:h>
      <text:p text:style-name="P4">
作者: Ukrinform (Person)</text:p>
      <text:p text:style-name="P4">
出版商: Укринформ (Organization)</text:p>
      <text:p text:style-name="P4">
出版时间: 2023-06-30T17:35:00+03:00</text:p>
      <text:p text:style-name="P4">
修改时间: 2023-06-30T17:35:00+03:00</text:p>
      <text:p text:style-name="P4">
描述: 每个部都应开发一张公路卡，该公路卡将基于乌克兰未来学说的基准和要素。  - 乌克林。</text:p>
      <text:p text:style-name="P4">
图片: ['<text:a xlink:type="simple" xlink:href="https://static.ukrinform.com/photos/2023_03/thumb_files/630_360_1679676099-828.jpg" text:style-name="Internet_20_link" text:visited-style-name="Visited_20_Internet_20_Link">
630_360_16796...</text:a>
']</text:p>
      <text:p text:style-name="P4">
标签: ['Кабмін', 'Зеленський', 'Безпека', 'Шмигаль', 'Формула миру']</text:p>
      <text:p text:style-name="P4">
类型: Article</text:p>
      <!--METADATA-->
      <text:p text:style-name="P4">
<draw:frame draw:style-name="fr1" draw:name="Image148" text:anchor-type="as-char" svg:width="6.9236in" svg:height="3.956343in" draw:z-index="0">
<draw:image xlink:href="../Images/yкринформ/2023-06-30T17-35-00-03-00/630_360_1679676099-828.jpg" xlink:type="simple" xlink:show="embed" xlink:actuate="onLoad" draw:mime-type="image/jpeg"/>
</draw:frame>
每所大学都必须开发一张公路卡，该卡将基于乌克兰未来学说的身份和要素。</text:p>
      <text:p text:style-name="P4">
关于这位总理丹尼斯·施米加尔(Denis Shmigal)(https://t.me/Denys_Smyhal/5536)在一次政府会议上，乌克林福姆报道。</text:p>
      <text:p text:style-name="P4">
“每个部都必须根据新学说出示公路卡。 这应该是一项全面，清晰和公众的要求。” Shmigal说。</text:p>
      <text:p text:style-name="P4">
据他说，所有领土的发展和重建都应该“比以前更好”。</text:p>
      <text:p text:style-name="P4">
*!(https://www.ukrinform.ua/rubric-economy/3729698-smigal-rozpoviv-kudi-ukraina-napravit-15-milarda-poziki-svitovogo-banku.html)政府负责人提醒，总统概述了乌克兰拨号线的五个方向进行讨论：乌克兰胜利的哲学，乌克兰安全的全球性，英雄政策，正义政策，乌克兰的转变是显而易见的10年。 。</text:p>
      <text:p text:style-name="P4">
“主要任务是实现和平的公式。 下一个 - 欧盟托托托的简介。 现在，优先的任务是进入欧盟相关成员的谈判的开始。” Shmigal说。</text:p>
      <text:p text:style-name="P4">
他指出，战后该国的安全主要是IOPC的乌克兰军队。 这就是为什么乌克兰应该成为欧洲现代武器的生产中心。重点是现代技术解决方案和发展，负责人的负责人强调。</text:p>
      <text:p text:style-name="P4">
总理还保证，捍卫自己的家园的英雄将不会被忽视。 “将退伍军人融入社会和经济生活中。 我们已经为退伍军人业务提供的赠款，并将继续扩大这一方向。 社会支持。 退伍军人机构研究所。”他补充说。</text:p>
      <text:p text:style-name="P4">
<text:a xlink:type="simple" xlink:href="https://www.ukrinform.ua/tag-smigal" text:style-name="Internet_20_link" text:visited-style-name="Visited_20_Internet_20_Link">
Shmigal</text:a>
我相信这是真的。 他认为，将建立一个特别法庭来惩罚俄罗斯军事和政治领导，并没收俄罗斯资产来重建乌克兰。</text:p>
      <text:p text:style-name="P4">
正如乌克林福姆(Ukrinform)报道的那样，<text:a xlink:type="simple" xlink:href="https://www.ukrinform.ua/rubric-ato/3729669-doktrina-ukrainiperemoznici-askravo-i-vcasno.html" text:style-name="Internet_20_link" text:visited-style-name="Visited_20_Internet_20_Link">
总统沃迪米尔·泽伦斯基(Volodymyr Zelenskyy)强调6月28日，乌克兰需要学说</text:a>
，这将回答有关国家未来的基本问题。  照片：内阁</text:p>
      <text:p text:style-name="P4">
News Source: <text:a xlink:type="simple" xlink:href="https://www.ukrinform.ua/rubric-polytics/3729907-smigal-doruciv-usim-ministerstvam-rozrobiti-dorozni-karti-zmin.html" text:style-name="Internet_20_link" text:visited-style-name="Visited_20_Internet_20_Link">
https://www.ukrinform.ua/rubric-polytics/3729907-smigal-doruciv-usim-ministerstvam-rozrobiti-dorozni-karti-zmin.html</text:a>
</text:p>
      <!--NEWS-->
      <text:h text:style-name="P10" text:outline-level="1">
<text:span text:style-name="T4">
Dyachuk继续发电机合同</text:span>
</text:h>
      <text:p text:style-name="P4">
作者: Ukrinform (Person)</text:p>
      <text:p text:style-name="P4">
出版商: Укринформ (Organization)</text:p>
      <text:p text:style-name="P4">
出版时间: 2023-06-30T17:36:14+03:00</text:p>
      <text:p text:style-name="P4">
修改时间: 2023-06-30T17:36:14+03:00</text:p>
      <text:p text:style-name="P4">
描述: Dynamo与中央后卫Maxim Dyachuk签订了新合同。  - 乌克林。</text:p>
      <text:p text:style-name="P4">
图片: ['<text:a xlink:type="simple" xlink:href="https://static.ukrinform.com/photos/2023_06/thumb_files/630_360_1688135697-428.jpg" text:style-name="Internet_20_link" text:visited-style-name="Visited_20_Internet_20_Link">
630_360_16881...</text:a>
']</text:p>
      <text:p text:style-name="P4">
标签: ['Динамо', 'Футбол']</text:p>
      <text:p text:style-name="P4">
类型: Article</text:p>
      <!--METADATA-->
      <text:p text:style-name="P4">
<draw:frame draw:style-name="fr1" draw:name="Image149" text:anchor-type="as-char" svg:width="6.9236in" svg:height="3.956343in" draw:z-index="0">
<draw:image xlink:href="../Images/yкринформ/2023-06-30T17-36-14-03-00/630_360_1688135697-428.jpg" xlink:type="simple" xlink:show="embed" xlink:actuate="onLoad" draw:mime-type="image/jpeg"/>
</draw:frame>
Dynamo与中央后卫Maxim Dyachuk签订了新合同。</text:p>
      <text:p text:style-name="P4">
据报道<text:a xlink:type="simple" xlink:href="https://fcdynamo.com/news/maksim-dyachuk-pidpisav-novij-kontrakt-z-dinamo" text:style-name="Internet_20_link" text:visited-style-name="Visited_20_Internet_20_Link">
新闻服务</text:a>
团队，乌克林福姆报道。</text:p>
      <text:p text:style-name="P4">
19岁球员的新合同计算了5年 - 直到2028年夏。</text:p>
      <text:p text:style-name="P4">
<text:span text:style-name="T4">
另请阅读：</text:span>
 <text:a xlink:type="simple" xlink:href="https://www.ukrinform.ua/rubric-sports/3729792-z-odeskogo-cornomorca-pisli-11-futbolistiv.html" text:style-name="Internet_20_link" text:visited-style-name="Visited_20_Internet_20_Link">
来自Odessa Chernomorets 11 **足球</text:a>
马克斯姆(Maxim)于2019年加入迪纳摩(Dynamo)，享年16岁。 在2022年开始的夏季休赛期，Dyachuk在租赁右边去了亚历山大，冬天，他转向了迪纳摩。</text:p>
      <text:p text:style-name="P4">
照片：fcdynamo.com</text:p>
      <text:p text:style-name="P4">
News Source: <text:a xlink:type="simple" xlink:href="https://www.ukrinform.ua/rubric-sports/3729896-dacuk-prodovziv-kontrakt-z-dinamo.html" text:style-name="Internet_20_link" text:visited-style-name="Visited_20_Internet_20_Link">
https://www.ukrinform.ua/rubric-sports/3729896-dacuk-prodovziv-kontrakt-z-dinamo.html</text:a>
</text:p>
      <!--NEWS-->
      <text:h text:style-name="P10" text:outline-level="1">
<text:span text:style-name="T4">
Dynamo已决定在UEFA-媒体会议上举行比赛的位置</text:span>
</text:h>
      <text:p text:style-name="P4">
作者: Ukrinform (Person)</text:p>
      <text:p text:style-name="P4">
出版商: Укринформ (Organization)</text:p>
      <text:p text:style-name="P4">
出版时间: 2023-06-30T17:37:01+03:00</text:p>
      <text:p text:style-name="P4">
修改时间: 2023-06-30T23:37:01+03:00</text:p>
      <text:p text:style-name="P4">
描述: 迪纳摩（基辅）基辅足球俱乐部将在布加勒斯特（罗马尼亚）举办UEFA-2023/24主场比赛。  - 乌克林。</text:p>
      <text:p text:style-name="P4">
图片: ['<text:a xlink:type="simple" xlink:href="https://static.ukrinform.com/photos/2023_06/thumb_files/630_360_1688157332-848.jpg" text:style-name="Internet_20_link" text:visited-style-name="Visited_20_Internet_20_Link">
630_360_16881...</text:a>
']</text:p>
      <text:p text:style-name="P4">
标签: ['Динамо', 'Футбол', 'Ліга конференцій УЄФА']</text:p>
      <text:p text:style-name="P4">
类型: Article</text:p>
      <!--METADATA-->
      <text:p text:style-name="P4">
<draw:frame draw:style-name="fr1" draw:name="Image150" text:anchor-type="as-char" svg:width="6.9236in" svg:height="3.956343in" draw:z-index="0">
<draw:image xlink:href="../Images/yкринформ/2023-06-30T17-37-01-03-00/630_360_1688157332-848.jpg" xlink:type="simple" xlink:show="embed" xlink:actuate="onLoad" draw:mime-type="image/jpeg"/>
</draw:frame>
迪纳摩基辅足球俱乐部(基辅)在布加勒斯特举办名义上是本土的UEFA-2023/24联赛联赛比赛(罗马尼亚).</text:p>
      <text:p text:style-name="P4">
Як повідомляє <text:a xlink:type="simple" xlink:href="https://sportarena.com/uk/footboll/upl/dinamo-virishilo-provoditi-yevrokubkovi-matchi-u/" text:style-name="Internet_20_link" text:visited-style-name="Visited_20_Internet_20_Link">
 SportArena </text:a>
乌克林福姆报道，，Rapid-Juleste体育场拥有14,000名球迷。</text:p>
      <text:p text:style-name="P4">
上个赛季，迪纳摩在波兰举办了主场欧洲杯比赛。 冠军联赛的比赛在洛兹的竞技场举行，欧罗巴联赛小组在克拉科夫脱离了会议。</text:p>
      <text:p text:style-name="P4">
*!(https://www.ukrinform.ua/rubric-sports/3729223-viznacivsa-se-odin-supernik-futbolistiv-dinamo-na-zbori-v-avstrii.html)我们将提醒，在乌克兰英超联赛的竞选活动中(UPL)-2022/23基辅人参加了4步人，这使他们能够在会议联盟中表演，并从第三轮资格赛开始比赛。 必须通过两轮选择，以释放Dynamo LC的国内阶段。</text:p>
      <text:p text:style-name="P4">
照片：发电机FC(基辅).</text:p>
      <text:p text:style-name="P4">
News Source: <text:a xlink:type="simple" xlink:href="https://www.ukrinform.ua/rubric-sports/3730020-dinamo-viznacilosa-z-miscem-provedenna-matciv-u-lizi-konferencij-uefa-zmi.html" text:style-name="Internet_20_link" text:visited-style-name="Visited_20_Internet_20_Link">
https://www.ukrinform.ua/rubric-sports/3730020-dinamo-viznacilosa-z-miscem-provedenna-matciv-u-lizi-konferencij-uefa-zmi.html</text:a>
</text:p>
      <!--NEWS-->
      <text:h text:style-name="P10" text:outline-level="1">
<text:span text:style-name="T4">
卡德罗夫（Kadyrov）在普京一生中不会发生任何变化</text:span>
</text:h>
      <text:p text:style-name="P4">
作者: Ukrinform (Person)</text:p>
      <text:p text:style-name="P4">
出版商: Укринформ (Organization)</text:p>
      <text:p text:style-name="P4">
出版时间: 2023-06-30T17:40:00+03:00</text:p>
      <text:p text:style-name="P4">
修改时间: 2023-06-30T17:40:00+03:00</text:p>
      <text:p text:style-name="P4">
描述: 车臣共和国政府总理Ichkeria akhmed Zakayev认为，在俄罗斯总统总统弗拉基米尔·普京的一生中，车臣拉姆赞·卡德罗夫（Chechnya Ramzan Kadyrov）的政治不会有任何变化有义务的。  - 乌克林。</text:p>
      <text:p text:style-name="P4">
图片: ['<text:a xlink:type="simple" xlink:href="https://static.ukrinform.com/photos/2023_06/thumb_files/630_360_1688133820-629.jpg" text:style-name="Internet_20_link" text:visited-style-name="Visited_20_Internet_20_Link">
630_360_16881...</text:a>
']</text:p>
      <text:p text:style-name="P4">
标签: ['Чечня', 'Кадиров', 'Путін']</text:p>
      <text:p text:style-name="P4">
类型: Article</text:p>
      <!--METADATA-->
      <text:p text:style-name="P4">
<draw:frame draw:style-name="fr1" draw:name="Image151" text:anchor-type="as-char" svg:width="6.9236in" svg:height="3.956343in" draw:z-index="0">
<draw:image xlink:href="../Images/yкринформ/2023-06-30T17-40-00-03-00/630_360_1688133820-629.jpg" xlink:type="simple" xlink:show="embed" xlink:actuate="onLoad" draw:mime-type="image/jpeg"/>
</draw:frame>
车臣共和国政府总理Ichkeria akhmed Zakayev认为，在俄罗斯总统弗拉基米尔·普京(Vladimir Putin)的一生中，车臣拉姆扎纳卡迪夫(Chechnya Ramzanakadyrov)负责人的政策不会发生任何变化对所有人有义务。</text:p>
      <text:p text:style-name="P4">
这一观点在6月30日(星期五)的评论中在评论中发表。</text:p>
      <text:p text:style-name="P4">
“只要普京，卡丁的政治就不会发生变化。</text:p>
      <text:p text:style-name="P4">
他认为，车臣的头永远不会出卖<text:a xlink:type="simple" xlink:href="https://www.ukrinform.ua/tag-putin" text:style-name="Internet_20_link" text:visited-style-name="Visited_20_Internet_20_Link">
普京</text:a>
，以及叛逆的普里希金(Prishozhin)尝试期间的停顿是由于卡德罗夫(Kadyrov)不知道该怎么行动而引起的，因为他没有收到“克里姆林宫”。</text:p>
      <text:p text:style-name="P4">
“他没有参与这一特殊行动(Wagner PVC-编辑。)，所以我等了。 有时他(Rosgv​​ardia的负责人 -  ed。)佐洛托夫(Zolotov(“在张力区域” -ED。). Він виключно сателіт, піхотинець Путіна, і ніякого іншого "даху" внього немає", - зазначив Закаєв.</text:p>
      <text:p text:style-name="P4">
<text:span text:style-name="T4">
Читайте також:</text:span>
 <text:a xlink:type="simple" xlink:href="https://www.ukrinform.ua/rubric-world/3729884-rosijski-liberali-na-zahodi-stanovlat-bilsu-zagrozu-aniz-putin-ahmed-zakaev.html" text:style-name="Internet_20_link" text:visited-style-name="Visited_20_Internet_20_Link">
 Російські ліберали на Заході становлять більшу загрозу,аніж Путін – Ахмед <text:span text:style-name="T4">
Закаєв</text:span>
 </text:a>
他还明确地否认了卡德罗夫(Kadyrov)可能希望与乌克兰的战争竞争而不是普里戈格斯基(Prigoginsky)的战争，以放弃他的军事能力。</text:p>
      <text:p text:style-name="P4">
“不，绝对!他不需要任何东西。他知道自己有车臣。一旦他在车臣外面发现自己，他不是一个人，他是IBOG国王。因此，他对此感到满意领土，”他说，伊奇克里亚共和国政府总理。</text:p>
      <text:p text:style-name="P4">
正如乌克林福姆(Ukrinform)报道的那样，瓦格纳·佩克(Wagner PEC)的领导人<text:a xlink:type="simple" xlink:href="https://www.ukrinform.ua/rubric-other_news/3727120-zakolot-prigozina-vse-so-vidomo-na-cej-moment.html" text:style-name="Internet_20_link" text:visited-style-name="Visited_20_Internet_20_Link">
6月23日，耶夫根·普里戈金(Yevgeny Prigogin)是反对俄罗斯军事领导人的德国人</text:a>
尤其是针对俄罗斯国防部长谢尔盖·舒格(Sergei Shoig)。</text:p>
      <text:p text:style-name="P4">
Chechnya Ramzan Kadyrov，6月24日，表示“瓦格纳”领导人尤金·普里戈吉(Eugene Prigogine)的行动是“背叛”，“背部刀”和“真正的军事叛乱”。 “并准备协助国防部压制普里戈宁的叛乱。6月27日，星期二，Lukashenko证实了Prigogine在白俄罗斯的到来。Lukashenko已经表示，他希望Wagner PVC激进分子将他们的战斗经历传递给白俄罗斯军队。</text:p>
      <text:p text:style-name="P4">
2022年10月，乌克兰的Verkhovna Rada投票通过俄罗斯暂时占领了车臣共和国Ichkera。</text:p>
      <text:p text:style-name="P4">
News Source: <text:a xlink:type="simple" xlink:href="https://www.ukrinform.ua/rubric-world/3729903-za-zitta-putina-zodnih-zmin-u-politici-kadirova-ne-bude-ahmed-zakaev.html" text:style-name="Internet_20_link" text:visited-style-name="Visited_20_Internet_20_Link">
https://www.ukrinform.ua/rubric-world/3729903-za-zitta-putina-zodnih-zmin-u-politici-kadirova-ne-bude-ahmed-zakaev.html</text:a>
</text:p>
      <!--NEWS-->
      <text:h text:style-name="P10" text:outline-level="1">
<text:span text:style-name="T4">
政府已根据比例保险计算支持法律草案</text:span>
</text:h>
      <text:p text:style-name="P4">
作者: Ukrinform (Person)</text:p>
      <text:p text:style-name="P4">
出版商: Укринформ (Organization)</text:p>
      <text:p text:style-name="P4">
出版时间: 2023-06-30T17:42:58+03:00</text:p>
      <text:p text:style-name="P4">
修改时间: 2023-06-30T17:42:58+03:00</text:p>
      <text:p text:style-name="P4">
描述: 部长的内阁支持社会政策部的全面立法倡议，以对乌克兰以外工作的人的保险经验进行比例计算。  - 乌克林。</text:p>
      <text:p text:style-name="P4">
图片: ['<text:a xlink:type="simple" xlink:href="https://static.ukrinform.com/photos/2023_01/thumb_files/630_360_1673976863-201.jpg" text:style-name="Internet_20_link" text:visited-style-name="Visited_20_Internet_20_Link">
630_360_16739...</text:a>
']</text:p>
      <text:p text:style-name="P4">
标签: ['Пенсія', 'Уряд', 'Законопроєкт']</text:p>
      <text:p text:style-name="P4">
类型: Article</text:p>
      <!--METADATA-->
      <text:p text:style-name="P4">
<draw:frame draw:style-name="fr1" draw:name="Image152" text:anchor-type="as-char" svg:width="6.9236in" svg:height="3.956343in" draw:z-index="0">
<draw:image xlink:href="../Images/yкринформ/2023-06-30T17-42-58-03-00/630_360_1673976863-201.jpg" xlink:type="simple" xlink:show="embed" xlink:actuate="onLoad" draw:mime-type="image/jpeg"/>
</draw:frame>
部长的内阁支持社会政策部的全面立法倡议，该倡议是针对乌克兰以外工作人员的保险经验的比例计算。</text:p>
      <text:p text:style-name="P4">
关于IT报告乌克林福姆，参考<text:a xlink:type="simple" xlink:href="https://minre.gov.ua/2023/06/30/uryad-pidtrymav-zakonoproyekt-shhodo-vyplaty-pensij-gromadyanam-iz-tot-ta-osobam-yaki-tymchasovo-prozhyvayut-za-kordonom/" text:style-name="Internet_20_link" text:visited-style-name="Visited_20_Internet_20_Link">
</text:a>
<text:a xlink:type="simple" xlink:href="https://minre.gov.ua/2023/06/30/uryad-pidtrymav-zakonoproyekt-shhodo-vyplaty-pensij-gromadyanam-iz-tot-ta-osobam-yaki-tymchasovo-prozhyvayut-za-kordonom/" text:style-name="Internet_20_link" text:visited-style-name="Visited_20_Internet_20_Link">
地点</text:a>
占领土的重返社会的政府部门。</text:p>
      <text:p text:style-name="P4">
“特别是在她里面(倡议 -  ed。)解决了以下重要问题：1。支付养老金向居住在临时占领地区或临时占领期间的乌克兰公民支付到乌克兰控制的乌克兰人。 2.向乌克兰以外临时居住的人支付养老金，”  - 消息写着。</text:p>
      <text:p text:style-name="P4">
因此，对于有乌克兰的公民而言，乌克兰的<text:a xlink:type="simple" xlink:href="https://www.ukrinform.ua/tag-pensijnij-fond" text:style-name="Internet_20_link" text:visited-style-name="Visited_20_Internet_20_Link">
养老金</text:a>
如果俄罗斯联邦的养老金当局的养老金进行，则进行。</text:p>
      <text:p text:style-name="P4">
由于不可能在乌克兰与俄罗斯之间提供信息，因此有人建议实施宣告性原则。 续签和养老金的付款将基于一份声明，在该声明中，该人将不持有俄罗斯联邦的渗透率。</text:p>
      <text:p text:style-name="P4">
同时，在国外找到庇护所的公民将向与乌克兰银行开设的经常账户支付退休金。 此人将需要在每年12月31日之前进行身体识别。</text:p>
      <text:p text:style-name="P4">
<text:span text:style-name="T4">
另请阅读：</text:span>
 <text:a xlink:type="simple" xlink:href="https://www.ukrinform.ua/rubric-society/3728866-ukraina-potrebue-sucasnogo-zakonodavstva-pro-pracu-prezident.html" text:style-name="Internet_20_link" text:visited-style-name="Visited_20_Internet_20_Link">
乌克兰要求现代劳动立法 - 总统</text:a>
规定物理识别可以远程发生。 第一种方法是通过行动。签名(动作ID)在养老基金的电子服务的个人电子服务中。 第二种方法是考虑领事官员的居住地。</text:p>
      <text:p text:style-name="P4">
News Source: <text:a xlink:type="simple" xlink:href="https://www.ukrinform.ua/rubric-society/3729900-urad-pidtrimav-zakonoproekt-sodo-proporcijnogo-obcislenna-strahovogo-stazu.html" text:style-name="Internet_20_link" text:visited-style-name="Visited_20_Internet_20_Link">
https://www.ukrinform.ua/rubric-society/3729900-urad-pidtrimav-zakonoproekt-sodo-proporcijnogo-obcislenna-strahovogo-stazu.html</text:a>
</text:p>
      <!--NEWS-->
      <text:h text:style-name="P10" text:outline-level="1">
<text:span text:style-name="T4">
在乌克兰，一个准备人员为DE工业克里米亚开始的项目-Tashev</text:span>
</text:h>
      <text:p text:style-name="P4">
作者: Ukrinform (Person)</text:p>
      <text:p text:style-name="P4">
出版商: Укринформ (Organization)</text:p>
      <text:p text:style-name="P4">
出版时间: 2023-06-30T17:45:47+03:00</text:p>
      <text:p text:style-name="P4">
修改时间: 2023-06-30T17:45:47+03:00</text:p>
      <text:p text:style-name="P4">
描述: 将根据国家公务员机构在克里米亚培训公共当局的培训，将启动一个项目。  - 乌克林。</text:p>
      <text:p text:style-name="P4">
图片: ['<text:a xlink:type="simple" xlink:href="https://static.ukrinform.com/photos/2023_06/thumb_files/630_360_1687457458-948.jpg" text:style-name="Internet_20_link" text:visited-style-name="Visited_20_Internet_20_Link">
630_360_16874...</text:a>
']</text:p>
      <text:p text:style-name="P4">
标签: ['Крим', 'Влада', 'Таміла Ташева']</text:p>
      <text:p text:style-name="P4">
类型: Article</text:p>
      <!--METADATA-->
      <text:p text:style-name="P4">
<draw:frame draw:style-name="fr1" draw:name="Image153" text:anchor-type="as-char" svg:width="6.9236in" svg:height="3.956343in" draw:z-index="0">
<draw:image xlink:href="../Images/yкринформ/2023-06-30T17-45-47-03-00/630_360_1687457458-948.jpg" xlink:type="simple" xlink:show="embed" xlink:actuate="onLoad" draw:mime-type="image/jpeg"/>
</draw:frame>
在公务员水准机构，将启动一个项目，以培训克里米亚的公共当局。</text:p>
      <text:p text:style-name="P4">
这是在新闻发布会上“克里米亚的未来重新融合。 乌克林福姆报道，乌克兰总统对泰米尔·塔什夫的常任代表。</text:p>
      <text:p text:style-name="P4">
“已经可以宣布，自7月3日以来，我们的试点项目“人事储备”或“保留”以培训DE的公共当局[Crimea]将根据国家国家服务机构在国家机构的基础上工作国家服务的基础。(https://www.ukrinform.ua/tag-krim)。 这不仅适用于公务员，而且对于任何想在DE涉及的领土上工作的人，对此进行检查，对此进行额外的培训。”</text:p>
      <text:p text:style-name="P4">
据她说，至少有5万名专家将需要克里米亚。</text:p>
      <text:p text:style-name="P4">
<text:span text:style-name="T4">
另请阅读：</text:span>
 <text:a xlink:type="simple" xlink:href="https://www.ukrinform.ua/rubric-crimea/3729851-u-krimu-okupanti-masovo-vstanovluut-sistemi-opovisenna-ruh-ates.html" text:style-name="Internet_20_link" text:visited-style-name="Visited_20_Internet_20_Link">
在<text:span text:style-name="T4">
 crimea </text:span>
中，在占用者大规模安装对齐系统 - 运动“ Athesh”</text:a>
“当然，这是整个执法部门。 因为我们知道在被占领领土工作的人们不能担任乌克兰执法系统中执法人员。 这是法官，我们都知道，即​​使在乌克兰控制的领土上也没有弊端。 当然，老师，卫生工作者等是集中的。”这位官员说。</text:p>
      <text:p text:style-name="P4">
如<text:a xlink:type="simple" xlink:href="https://www.ukrinform.ua/rubric-crimea/3726814-reintegracia-krimu-ne-bude-prostou-veresuk-rozpovila-na-so-ukraina-robit-stavku.html" text:style-name="Internet_20_link" text:visited-style-name="Visited_20_Internet_20_Link">
报道</text:a>
根据Viceremier -Minister的说法，重新融入Irina Vereshchuk暂时占领领土的调查部长，俄罗斯占领的克里米亚的重新融入将比其他终止更加困难，并且需要单独的方法。</text:p>
      <text:p text:style-name="P4">
News Source: <text:a xlink:type="simple" xlink:href="https://www.ukrinform.ua/rubric-crimea/3729901-v-ukraini-startue-proekt-z-pidgotovki-kadriv-dla-deokupovanogo-krimu-taseva.html" text:style-name="Internet_20_link" text:visited-style-name="Visited_20_Internet_20_Link">
https://www.ukrinform.ua/rubric-crimea/3729901-v-ukraini-startue-proekt-z-pidgotovki-kadriv-dla-deokupovanogo-krimu-taseva.html</text:a>
</text:p>
      <!--NEWS-->
      <text:h text:style-name="P10" text:outline-level="1">
<text:span text:style-name="T4">
乌克兰需要一种新的经济模型才能在10年内达到一万亿美元 -  Shmigal</text:span>
</text:h>
      <text:p text:style-name="P4">
作者: Ukrinform (Person)</text:p>
      <text:p text:style-name="P4">
出版商: Укринформ (Organization)</text:p>
      <text:p text:style-name="P4">
出版时间: 2023-06-30T17:52:00+03:00</text:p>
      <text:p text:style-name="P4">
修改时间: 2023-06-30T17:52:00+03:00</text:p>
      <text:p text:style-name="P4">
描述: 总理丹尼斯·施米格尔（Denis Shmigal）认为，乌克兰需要一种新的经济模式。  - 乌克林。</text:p>
      <text:p text:style-name="P4">
图片: ['<text:a xlink:type="simple" xlink:href="https://static.ukrinform.com/photos/2018_07/thumb_files/630_360_1532156100-3567.jpg" text:style-name="Internet_20_link" text:visited-style-name="Visited_20_Internet_20_Link">
630_360_15321...</text:a>
']</text:p>
      <text:p text:style-name="P4">
标签: ['Економіка', 'ВВП', 'Шмигаль']</text:p>
      <text:p text:style-name="P4">
类型: Article</text:p>
      <!--METADATA-->
      <text:p text:style-name="P4">
<draw:frame draw:style-name="fr1" draw:name="Image154" text:anchor-type="as-char" svg:width="6.9236in" svg:height="3.956343in" draw:z-index="0">
<draw:image xlink:href="../Images/yкринформ/2023-06-30T17-52-00-03-00/630_360_1532156100-3567.jpg" xlink:type="simple" xlink:show="embed" xlink:actuate="onLoad" draw:mime-type="image/jpeg"/>
</draw:frame>
总理丹尼斯·施米格尔(Denis Shmigal)认为，乌克兰需要一种新的经济模式。</text:p>
      <text:p text:style-name="P4">
他在<text:a xlink:type="simple" xlink:href="https://t.me/Denys_Smyhal/5536" text:style-name="Internet_20_link" text:visited-style-name="Visited_20_Internet_20_Link">
政府会议</text:a>
，报道乌克林福姆。</text:p>
      <text:p text:style-name="P4">
乌克兰需要一种新的经济模式。 没有这一点，就不可能实现一个非常雄心勃勃的目标 - 乌克兰在10年内的GDP应该是一万亿美元。” Shmigal说。</text:p>
      <text:p text:style-name="P4">
据他介绍，经济部在实现这一目标的实现中起着重要作用，因此提出了乌克兰新经济的明确而全面的战略。 私人资本和企业家将导致这种经济模式。</text:p>
      <text:p text:style-name="P4">
政府负责人补充说，该州在经济中的作用将得到根本性的建议。 将继续进行私有化和完成的公司管理改革，根本化管制，将所有商业服务服务数字化。</text:p>
      <text:p text:style-name="P4">
“正如我们所说，中心不应该有GDP数字。 新的塔诺夫企业是评估工作的指标。 经济哲学的独家要素之一是乌克兰发表的原则。 不是原材料的出口，而是成品出口。乌克兰向欧洲和全球生产连锁店出口。” 这是给出的(https://www.ukrinform.ua/tag-smigal)据他说，第二个里程碑是伊斯属国家之间的新诚实关系。 这是政府的优先事项被定义为有效的数字状态，新的社会政策和人力资本的发展。</text:p>
      <text:p text:style-name="P4">
<text:span text:style-name="T4">
另请阅读：</text:span>
 <text:a xlink:type="simple" xlink:href="https://www.ukrinform.ua/rubric-economy/3729556-partneri-vidznacili-stijkist-ukrainskoi-ekonomiki-pisnij.html" text:style-name="Internet_20_link" text:visited-style-name="Visited_20_Internet_20_Link">
合作伙伴指出了乌克兰的可持续性<text:span text:style-name="T4">
经济</text:span>
 \  - 郁郁葱葱</text:a>
“所有针对人和企业的服务都是在线的。 紧凑型国家机构。建立政府中心。 在社会领域，这是一项养老金改革，应该为建立累积的养老金制度提供。 这是一项新的社会合同。 我们形成了一个人的能力，而不是依赖国家的能力。社会服务和付款应尽可能解决。”</text:p>
      <text:p text:style-name="P4">
正如乌克林福姆(Ukrinform)报道的那样，沃迪米尔·泽伦斯基(Volodymyr Zelenskyy)总统在6月28日强调，[乌克兰需要一种学说，这将回答国家未来的基本问题。 这是给出的(https://www.ukrinform.ua/rubric-polytics/3728821-zelenskij-proponue-ideu-doktrini-dla-ukraini.html)</text:p>
      <text:p text:style-name="P4">
News Source: <text:a xlink:type="simple" xlink:href="https://www.ukrinform.ua/rubric-economy/3729908-ukraini-potribna-nova-ekonomicna-model-sob-vvp-za-10-rokiv-dosagnuv-triljona-dolariv-smigal.html" text:style-name="Internet_20_link" text:visited-style-name="Visited_20_Internet_20_Link">
https://www.ukrinform.ua/rubric-economy/3729908-ukraini-potribna-nova-ekonomicna-model-sob-vvp-za-10-rokiv-dosagnuv-triljona-dolariv-smigal.html</text:a>
</text:p>
      <!--NEWS-->
      <text:h text:style-name="P10" text:outline-level="1">
<text:span text:style-name="T4">
乌克兰将构成新的亲子关系政策-Shmigal</text:span>
</text:h>
      <text:p text:style-name="P4">
作者: Ukrinform (Person)</text:p>
      <text:p text:style-name="P4">
出版商: Укринформ (Organization)</text:p>
      <text:p text:style-name="P4">
出版时间: 2023-06-30T17:54:11+03:00</text:p>
      <text:p text:style-name="P4">
修改时间: 2023-06-30T17:54:11+03:00</text:p>
      <text:p text:style-name="P4">
描述: 乌克兰将制定一项新的亲子关系政策，该政策计划创建一个“梦想”系统，其中包括为儿童提供的所有必要服务，他们的成长，教育，发展和未来。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Діти', 'Кабмін', 'Освіта', 'Шмигаль']</text:p>
      <text:p text:style-name="P4">
类型: Article</text:p>
      <!--METADATA-->
      <text:p text:style-name="P4">
<draw:frame draw:style-name="fr1" draw:name="Image155" text:anchor-type="as-char" svg:width="6.9236in" svg:height="3.956343in" draw:z-index="0">
<draw:image xlink:href="../Images/yкринформ/2023-06-30T17-54-11-03-00/630_360_1679674428-586.jpg" xlink:type="simple" xlink:show="embed" xlink:actuate="onLoad" draw:mime-type="image/jpeg"/>
</draw:frame>
乌克兰将构成一项新的亲子关系政策，该政策计划创建一个梦想系统，其中包括为儿童提供的所有必要服务，他们的成长，教育，发展和未来。</text:p>
      <text:p text:style-name="P4">
关于这位乌克兰丹尼斯·史密斯(Said)的总理(https://t.me/Denys_Smyhal/5536)在一次政府会议上，乌克林福姆报道。</text:p>
      <text:p text:style-name="P4">
“国家政策和关注中心的家庭。 总统所说的有必要制定新的亲子关系政策。 创建一个梦想系统，其中包括为儿童提供的所有必要服务，他们的成长，教育，发展和未来。” Shmigal说。</text:p>
      <text:p text:style-name="P4">
据他说，该国还需要一种新的教育和科学模式。国防部和[MES]的复杂经历(https://www.ukrinform.ua/tag-minosviti)几乎完成了，很快就会提出。</text:p>
      <text:p text:style-name="P4">
“ Verkhovna Rada还已经提交了专业语言的总统法案，作为一种国际交流的语言。 英语是整个教育系统中的必备品。 该州将通过支持计划在研究英语的研究中支付课程。 我们将竭尽所能，使每个乌克兰人说英语。 毕竟，对外语的了解是为每个乌克兰人增加劳动力市场的竞争力和工资。”总理说。</text:p>
      <text:p text:style-name="P4">
<text:span text:style-name="T4">
另请阅读：</text:span>
 <text:a xlink:type="simple" xlink:href="https://www.ukrinform.ua/rubric-society/3729627-fedorov-poasniv-comu-zakonoproekt-pro-anglijsku-movu-spravznij-game-changer.html" text:style-name="Internet_20_link" text:visited-style-name="Visited_20_Internet_20_Link">
Fedorov解释了为什么关于英语的法律草案**条件是真正的游戏规则改变者</text:a>
正如乌克林福姆(Ukrinform)报道的那样，沃迪米尔·泽伦斯基(Volodymyr Zelenskyy)总统在6月28日强调，<text:a xlink:type="simple" xlink:href="https://www.ukrinform.ua/rubric-polytics/3728821-zelenskij-proponue-ideu-doktrini-dla-ukraini.html" text:style-name="Internet_20_link" text:visited-style-name="Visited_20_Internet_20_Link">
乌克兰需要学说</text:a>
，这将回答有关国家未来的基本问题。  照片：CMU</text:p>
      <text:p text:style-name="P4">
News Source: <text:a xlink:type="simple" xlink:href="https://www.ukrinform.ua/rubric-society/3729909-ukraina-formuvatime-novu-politiku-batkivstva-smigal.html" text:style-name="Internet_20_link" text:visited-style-name="Visited_20_Internet_20_Link">
https://www.ukrinform.ua/rubric-society/3729909-ukraina-formuvatime-novu-politiku-batkivstva-smigal.html</text:a>
</text:p>
      <!--NEWS-->
      <text:h text:style-name="P10" text:outline-level="1">
<text:span text:style-name="T4">
在“行动”中，有机会改变您的居住地</text:span>
</text:h>
      <text:p text:style-name="P4">
作者: ['АРМІЯINFORM']</text:p>
      <text:p text:style-name="P4">
时间: 2023-06-30T18:00:00-04:00</text:p>
      <text:p text:style-name="P4">
描述: 服务“ DIA”转动了Zmisni蛇的罐头。 Odda的Oater在...与乌克兰2022年的战争中，今天与乌克兰的最新新闻战争，与乌克兰2022年的新闻战争是今天的最后一次战争，乌克兰和俄罗斯之间的战争以及与俄罗斯之间的战争以及与与俄罗斯之间的战争乌克兰在2022年将不在</text:p>
      <text:p text:style-name="P4">
图片: ['<text:a xlink:type="simple" xlink:href="https://armyinform.com.ua/wp-content/uploads/2022/03/diya.jpg" text:style-name="Internet_20_link" text:visited-style-name="Visited_20_Internet_20_Link">
diya.jpg</text:a>
']</text:p>
      <text:p text:style-name="P4">
标签: ['ДІЯ', 'МІНЦИФРИ']</text:p>
      <text:p text:style-name="P4">
类别: News</text:p>
      <!--METADATA-->
      <text:p text:style-name="P4">
<draw:frame draw:style-name="fr1" draw:name="Image156" text:anchor-type="as-char" svg:width="6.9236in" svg:height="3.642416in" draw:z-index="0">
<draw:image xlink:href="../Images/AРМІЯINFORM/2023-06-30T18-00-00-04-00/diya.jpg" xlink:type="simple" xlink:show="embed" xlink:actuate="onLoad" draw:mime-type="image/jpeg"/>
</draw:frame>
动作“行动”赋予了改变其居住地的可能性。 该服务仍在进行Beta测试之前，尚未进行应征入伍。</text:p>
      <text:p text:style-name="P4">
关于它报告了Minzifri。</text:p>
      <text:p text:style-name="P4">
要更改您的居住地，您不再需要访问CNAP和组织 - 系统将完全自动化。 值得注意的是，预注册的数据将在没有人类干预的情况下输入，这将降低错误数据的错误或不利的风险。</text:p>
      <text:p text:style-name="P4">
要使用该服务，您必须满足以下要求：</text:p>
      <text:p text:style-name="P4">
<text:span text:style-name="T5">
有身份证或外国护照，税号； </text:span>
年龄超过14岁或超过18岁 <text:span text:style-name="T5">
， </text:span>
如果您改变了孩子的居住地； <text:span text:style-name="T5">
不要被宪法； </text:span>
自2013年以来，拥有已在房地产登记册中输入的住房的所有权。</text:p>
      <text:p text:style-name="P4">
国防部警告说，这项服务仍然可以为儿童，非军事乌克兰人的妇女提供。</text:p>
      <text:p text:style-name="P4">
要立即评估该功能，您需要注册服务的Beta测试人员。</text:p>
      <text:p text:style-name="P4">
最近在国防部宣布<text:a xlink:type="simple" xlink:href="https://life.fakty.com.ua/ua/tekhnolohii/rozmytnennya-avto-dokumenty-pro-osvitu-i-ne-tilky-u-diyi-zyavytsya-5-novyh-poslug/" text:style-name="Internet_20_link" text:visited-style-name="Visited_20_Internet_20_Link">
新服务UDIA</text:a>
包括驾驶者在内的明显简化。 例如，自动在线海关将很快被清除，并存款报销和重新注册车辆。即使是教育文件也将在在线服务中显示。</text:p>
      <text:p text:style-name="P4">
News Source: <text:a xlink:type="simple" xlink:href="https://armyinform.com.ua/2023/06/30/u-diyi-zyavylasya-mozhlyvist-zminy-misczya-prozhyvannya/" text:style-name="Internet_20_link" text:visited-style-name="Visited_20_Internet_20_Link">
https://armyinform.com.ua/2023/06/30/u-diyi-zyavylasya-mozhlyvist-zminy-misczya-prozhyvannya/</text:a>
</text:p>
      <!--NEWS-->
      <text:h text:style-name="P10" text:outline-level="1">
<text:span text:style-name="T4">
40多个消防车和救护车将被转移到乌克兰到乌克兰，从台湾到乌克兰</text:span>
</text:h>
      <text:p text:style-name="P4">
作者: Ukrinform (Person)</text:p>
      <text:p text:style-name="P4">
出版商: Укринформ (Organization)</text:p>
      <text:p text:style-name="P4">
出版时间: 2023-06-30T18:02:00+03:00</text:p>
      <text:p text:style-name="P4">
修改时间: 2023-06-30T18:02:00+03:00</text:p>
      <text:p text:style-name="P4">
描述: 泰国商人Pai Sanzhun购买了48辆消防车，救护车和其他车辆，以发送到乌克兰。  - 乌克林。</text:p>
      <text:p text:style-name="P4">
图片: ['<text:a xlink:type="simple" xlink:href="https://static.ukrinform.com/photos/2023_06/thumb_files/630_360_1688137231-835.jpg" text:style-name="Internet_20_link" text:visited-style-name="Visited_20_Internet_20_Link">
630_360_16881...</text:a>
']</text:p>
      <text:p text:style-name="P4">
标签: None</text:p>
      <text:p text:style-name="P4">
类型: Article</text:p>
      <!--METADATA-->
      <text:p text:style-name="P4">
<draw:frame draw:style-name="fr1" draw:name="Image157" text:anchor-type="as-char" svg:width="6.9236in" svg:height="3.956343in" draw:z-index="0">
<draw:image xlink:href="../Images/yкринформ/2023-06-30T18-02-00-03-00/630_360_1688137231-835.jpg" xlink:type="simple" xlink:show="embed" xlink:actuate="onLoad" draw:mime-type="image/jpeg"/>
</draw:frame>
泰国商人Pai Sanzhun购买了48辆消防车，这些车辆的救护车送往乌克兰。</text:p>
      <text:p text:style-name="P4">
关于它报告<text:a xlink:type="simple" xlink:href="https://www.taiwannews.com.tw/en/news/4932715" text:style-name="Internet_20_link" text:visited-style-name="Visited_20_Internet_20_Link">
台湾新闻</text:a>
，报道乌克林福姆。</text:p>
      <text:p text:style-name="P4">
注意到Sun Jen Textile Co. 自费购买和维修运输设施。 他借助其他机构的消防服务来组装车辆。 机器将于7月13日通过长老会教堂[台湾]的外交部发送在乌克兰。(https://www.ukrinform.ua/tag-tajvan)和其他组织。</text:p>
      <text:p text:style-name="P4">
仪式展示了43辆汽车，在Zhangaua举行。 其他五辆车仍在维修中。 在将转移到台湾，台湾和乌克兰的每辆汽车上，都写了一起写，“荣耀归于乌克兰”，以及心形的国家旗帜的国家旗帜。</text:p>
      <text:p text:style-name="P4">
最初，PAI计划仅运输两到四台机器，但是在消防部门以及当地城市和地区消防局的帮助下，收获了更多的汽车。 据他说，二手运输设施继续进行维修，因此，总的来说，他答应将乌克兰100辆汽车送去。</text:p>
      <text:p text:style-name="P4">
<text:span text:style-name="T4">
另请阅读：</text:span>
 <text:a xlink:type="simple" xlink:href="https://www.ukrinform.ua/rubric-world/3729689-derzdepartament-ssa-shvaliv-prodaz-boepripasiv-tajvanu.html" text:style-name="Internet_20_link" text:visited-style-name="Visited_20_Internet_20_Link">
美国国务院批准出售弹药<text:span text:style-name="T4">
台湾</text:span>
 yu</text:a>
据乌克林福姆报道，波兰于2022年[将219辆消防车转移到乌克兰。 这是给出的(https://www.ukrinform.ua/rubric-society/3704782-polsa-torik-peredala-ukraini-219-pozeznih-avto.html)</text:p>
      <text:p text:style-name="P4">
News Source: <text:a xlink:type="simple" xlink:href="https://www.ukrinform.ua/rubric-society/3729916-iz-tajvanu-v-ukrainu-peredadut-ponad-40-pozeznih-masin-ta-karet-svidkoi-dopomogi.html" text:style-name="Internet_20_link" text:visited-style-name="Visited_20_Internet_20_Link">
https://www.ukrinform.ua/rubric-society/3729916-iz-tajvanu-v-ukrainu-peredadut-ponad-40-pozeznih-masin-ta-karet-svidkoi-dopomogi.html</text:a>
</text:p>
      <!--NEWS-->
      <text:h text:style-name="P10" text:outline-level="1">
<text:span text:style-name="T4">
武装部队继续向南部的俄罗斯入侵者施加压力-Humeniuk</text:span>
</text:h>
      <text:p text:style-name="P4">
作者: Ukrinform (Person)</text:p>
      <text:p text:style-name="P4">
出版商: Укринформ (Organization)</text:p>
      <text:p text:style-name="P4">
出版时间: 2023-06-30T18:03:00+03:00</text:p>
      <text:p text:style-name="P4">
修改时间: 2023-06-30T18:03:00+03:00</text:p>
      <text:p text:style-name="P4">
描述: 武装部队在乌克兰南部暂时占领的领土上继续对俄罗斯军队施加压力。 因此，占领军可能很快就会做出另一个“善意姿态”。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ЗСУ', 'Війна з Росією', 'Південь України', 'Єдині новини', 'Наталія Гуменюк']</text:p>
      <text:p text:style-name="P4">
类型: Article</text:p>
      <!--METADATA-->
      <text:p text:style-name="P4">
<draw:frame draw:style-name="fr1" draw:name="Image159" text:anchor-type="as-char" svg:width="6.9236in" svg:height="3.956343in" draw:z-index="0">
<draw:image xlink:href="../Images/yкринформ/2023-06-30T18-03-00-03-00/630_360_1683203408-838.jpg" xlink:type="simple" xlink:show="embed" xlink:actuate="onLoad" draw:mime-type="image/jpeg"/>
</draw:frame>
向乌克兰南部暂时占领的俄罗斯军队的压力提供了压力。 因此，占领军可能很快就会做出另一个“善意姿态”。</text:p>
      <text:p text:style-name="P4">
乌克林福姆(Natalia Humeniuk)的纳塔利亚·汉尼克(Natalia Humeniuk)在《统一新闻史》的《统一新闻》的国家电话中提到。</text:p>
      <text:p text:style-name="P4">
俄罗斯人表现出全面入侵的一再反复出现的“善意手势”都发生在Siloboron的强大压力下。</text:p>
      <text:p text:style-name="P4">
因此，她评论了蛇岛解放的周年纪念日，入侵者“用商誉示意”。</text:p>
      <text:p text:style-name="P4">
<text:a xlink:type="simple" xlink:href="https://www.ukrinform.ua/tag-natalia-gumenuk" text:style-name="Internet_20_link" text:visited-style-name="Visited_20_Internet_20_Link">
Humeniuk</text:a>
还评论了<text:a xlink:type="simple" xlink:href="https://www.ukrinform.ua/tag-zsu" text:style-name="Internet_20_link" text:visited-style-name="Visited_20_Internet_20_Link">
武装部队的成功打击</text:a>
根据俄罗斯总部的说法，临时占领的贝迪安斯克(Berdyansk)的燃料和润滑剂。</text:p>
      <text:p text:style-name="P4">
“巧妙地锻炼了，所有这些都是每个人都期望并最终可见的反性框架的作品。活动是不活动的。</text:p>
      <text:p text:style-name="P4">
<text:span text:style-name="T5">
!</text:span>
<text:span text:style-name="T4">
成功</text:span>
](https://www.ukrinform.ua/rubric-ato/3729645-nastup-na-melitopolskomu-ta-berdanskomu-napramkah-sili-oboroni-maut-castkovij-uspih.html)这位女发言人强调有必要击败敌人的后勤工作，以便他可以收紧储备金，并应受到部署俄罗斯联邦军队的后基地的影响。</text:p>
      <text:p text:style-name="P4">
Humeniuk补充说：“当后方发生这种情况时，您可以想象前面发生了什么。”</text:p>
      <text:p text:style-name="P4">
据报道，贝迪安斯克市军事管理局表示<text:a xlink:type="simple" xlink:href="https://www.ukrinform.ua/rubric-ato/3729647-u-berdansku-prolunali-11-vibuhiv.html" text:style-name="Internet_20_link" text:visited-style-name="Visited_20_Internet_20_Link">
听到了11次爆炸的内容</text:a>
，在机场区域发生了火灾和爆炸。</text:p>
      <text:p text:style-name="P4">
News Source: <text:a xlink:type="simple" xlink:href="https://www.ukrinform.ua/rubric-ato/3729899-zsu-prodovzuut-tisnuti-na-rosijskih-zagarbnikiv-na-pivdni-gumenuk.html" text:style-name="Internet_20_link" text:visited-style-name="Visited_20_Internet_20_Link">
https://www.ukrinform.ua/rubric-ato/3729899-zsu-prodovzuut-tisnuti-na-rosijskih-zagarbnikiv-na-pivdni-gumenuk.html</text:a>
</text:p>
      <!--NEWS-->
      <text:h text:style-name="P10" text:outline-level="1">
<text:span text:style-name="T4">
Shurma：乌克兰加入北约是任何投资者的最佳保证</text:span>
</text:h>
      <text:p text:style-name="P4">
作者: Ukrinform (Person)</text:p>
      <text:p text:style-name="P4">
出版商: Укринформ (Organization)</text:p>
      <text:p text:style-name="P4">
出版时间: 2023-06-30T18:03:12+03:00</text:p>
      <text:p text:style-name="P4">
修改时间: 2023-06-30T18:03:12+03:00</text:p>
      <text:p text:style-name="P4">
描述: 乌克兰加入北约可能是吸引外国投资的最佳工具，因为它将为任何投资者提供真正的安全保证。  - 乌克林。</text:p>
      <text:p text:style-name="P4">
图片: ['<text:a xlink:type="simple" xlink:href="https://static.ukrinform.com/photos/2023_06/thumb_files/630_360_1688132064-186.jpg" text:style-name="Internet_20_link" text:visited-style-name="Visited_20_Internet_20_Link">
630_360_16881...</text:a>
']</text:p>
      <text:p text:style-name="P4">
标签: ['Інвестиції', 'НАТО', 'Україна', 'Офіс Президента']</text:p>
      <text:p text:style-name="P4">
类型: Article</text:p>
      <!--METADATA-->
      <text:p text:style-name="P4">
<draw:frame draw:style-name="fr1" draw:name="Image160" text:anchor-type="as-char" svg:width="6.9236in" svg:height="3.956343in" draw:z-index="0">
<draw:image xlink:href="../Images/yкринформ/2023-06-30T18-03-12-03-00/630_360_1688132064-186.jpg" xlink:type="simple" xlink:show="embed" xlink:actuate="onLoad" draw:mime-type="image/jpeg"/>
</draw:frame>
北约的加入可能是吸引外国投资的最佳工具，因为它将为任何投资者提供真正的安全保证。</text:p>
      <text:p text:style-name="P4">
报道说，罗斯特拉夫·舒尔马夫利夫(Rostislav Shurmavliv)在记者的新闻发布会上是经济事务总统办公室的负责人。</text:p>
      <text:p text:style-name="P4">
“我们看不到在乌克兰投资的兴趣。 唯一的原因是无法按任何规模覆盖的风险。分配是关于这些项目，而不是售价数亿美元，而是少数亿美元。 而且，没有军事风险的保险系统可以解决该问题。 唯一可以成为最好的保险的东西，以及<text:a xlink:type="simple" xlink:href="https://www.ukrinform.ua/tag-nato" text:style-name="Internet_20_link" text:visited-style-name="Visited_20_Internet_20_Link">
北约</text:a>
。 对于任何投资者来说都是如此，” Shurma坚信。</text:p>
      <text:p text:style-name="P4">
他补充说，根据国际乌克兰恢复会议的结果(URC 2023)乌克兰在伦敦举行的是政治支持，不仅在短期内，而且从长远来看。</text:p>
      <text:p text:style-name="P4">
<text:span text:style-name="T4">
另请阅读：</text:span>
 <text:a xlink:type="simple" xlink:href="https://www.ukrinform.ua/rubric-polytics/3729480-nato-mae-rozglanuti-sprosenna-proceduri-vstupu-ukraini-v-alans-volles.html" text:style-name="Internet_20_link" text:visited-style-name="Visited_20_Internet_20_Link">
<text:span text:style-name="T4">
北约</text:span>
应该考虑简化联盟的入学程序 - 华莱士</text:a>
据报道，经济部以及国际合作伙伴(乌克兰恢复担保设施)这将有助于确保私营部门的军事风险。 在机器人的第一阶段，它应该专注于交易保险，但随后将扩大投资保险。</text:p>
      <text:p text:style-name="P4">
News Source: <text:a xlink:type="simple" xlink:href="https://www.ukrinform.ua/rubric-economy/3729918-surma-vstup-ukraini-do-nato-ce-najkrasi-garantii-dla-budakogo-investora.html" text:style-name="Internet_20_link" text:visited-style-name="Visited_20_Internet_20_Link">
https://www.ukrinform.ua/rubric-economy/3729918-surma-vstup-ukraini-do-nato-ce-najkrasi-garantii-dla-budakogo-investora.html</text:a>
</text:p>
      <!--NEWS-->
      <text:h text:style-name="P10" text:outline-level="1">
<text:span text:style-name="T4">
在哈萨克斯坦，他们试图招募“志愿者”参加与乌克兰的俄罗斯联邦战争</text:span>
</text:h>
      <text:p text:style-name="P4">
作者: Ukrinform (Person)</text:p>
      <text:p text:style-name="P4">
出版商: Укринформ (Organization)</text:p>
      <text:p text:style-name="P4">
出版时间: 2023-06-30T18:14:00+03:00</text:p>
      <text:p text:style-name="P4">
修改时间: 2023-06-30T18:14:00+03:00</text:p>
      <text:p text:style-name="P4">
描述: 哈萨克斯坦检察官办公室报告说，企图在该国北部招募当地居民招募俄罗斯联邦针对乌克兰的侵略者。  - 乌克林。</text:p>
      <text:p text:style-name="P4">
图片: ['<text:a xlink:type="simple" xlink:href="https://static.ukrinform.com/photos/2016_12/thumb_files/630_360_1480657891-1496.jpg" text:style-name="Internet_20_link" text:visited-style-name="Visited_20_Internet_20_Link">
630_360_14806...</text:a>
']</text:p>
      <text:p text:style-name="P4">
标签: ['Казахстан', 'Вербування', 'Війна з Росією']</text:p>
      <text:p text:style-name="P4">
类型: Article</text:p>
      <!--METADATA-->
      <text:p text:style-name="P4">
<draw:frame draw:style-name="fr1" draw:name="Image161" text:anchor-type="as-char" svg:width="6.9236in" svg:height="3.95292in" draw:z-index="0">
<draw:image xlink:href="../Images/yкринформ/2023-06-30T18-14-00-03-00/630_360_1480657891-1496.jpg" xlink:type="simple" xlink:show="embed" xlink:actuate="onLoad" draw:mime-type="image/jpeg"/>
</draw:frame>
哈萨克斯坦检察官办公室报告说，试图在俄罗斯联邦对乌克兰的侵略者旁边招募当地居民的案件。</text:p>
      <text:p text:style-name="P4">
根据乌克林福姆的说法，英国广播公司在[Telegram]中报告(https://t.me/bbcrussian/48665)“在科斯塔尼地区<text:a xlink:type="simple" xlink:href="https://www.ukrinform.ua/tag-kazahstan" text:style-name="Internet_20_link" text:visited-style-name="Visited_20_Internet_20_Link">
哈萨克斯坦</text:a>
记录了乌克兰战争中招募当地人的企图。</text:p>
      <text:p text:style-name="P4">
监督机构没有指定如何进行招聘以及招聘组织者是否进行。</text:p>
      <text:p text:style-name="P4">
检察官办公室只回忆起对在另一个州领土的参与的刑事责任。 根据《刑法守则》，他威胁要雇用10年的监禁。</text:p>
      <text:p text:style-name="P4">
在 -  4月中旬，人们知道哈萨克斯坦国家安全委员会对该国公民在乌克兰领土的公民参与的事实启发了10起刑事案件。</text:p>
      <text:p text:style-name="P4">
该部门未提供刑事案件的详细信息，因为他们发出了神秘的案件。</text:p>
      <text:p text:style-name="P4">
<text:span text:style-name="T4">
另请阅读：</text:span>
 <text:a xlink:type="simple" xlink:href="https://www.ukrinform.ua/rubric-ato/3670005-ziteliv-bajkonura-akij-rosia-orendue-u-kazahstanu-verbuut-na-vijnu-v-ukraini.html" text:style-name="Internet_20_link" text:visited-style-name="Visited_20_Internet_20_Link">
俄罗斯在哈萨克斯坦租金的Baikonura居民，<text:span text:style-name="T4">
招募</text:span>
在乌克兰战争</text:a>
自从莫斯科入侵乌克兰以来，中亚公民一直在积极招募战争。 但是，招聘最常发生。</text:p>
      <text:p text:style-name="P4">
特别是，移民是在地铁站附近的明信片分发的，陆军呼吁“恢复大俄罗斯”。 在公共交通工具中，穆斯科特人发布了有关招募吉尔吉斯，乌兹别克和塔吉克的招募的广告。</text:p>
      <text:p text:style-name="P4">
此外，据报道，在移民服务局签署军事合同之前，外国人的压力和胁迫。</text:p>
      <text:p text:style-name="P4">
正如乌克林福姆(Ukrinform)报道的<text:a xlink:type="simple" xlink:href="https://www.ukrinform.ua/rubric-crimea/3705567-u-evpatorii-okupanti-verbuut-ludej-dla-privatnoi-vijskovoi-kompanii.html" text:style-name="Internet_20_link" text:visited-style-name="Visited_20_Internet_20_Link">
在临时占领的克里米亚人的evpatoria中，他们回想起一家私人军事公司的人。</text:a>
</text:p>
      <text:p text:style-name="P4">
News Source: <text:a xlink:type="simple" xlink:href="https://www.ukrinform.ua/rubric-ato/3729921-u-kazahstani-namagautsa-verbuvati-dobrovolciv-na-vijnu-rf-z-ukrainou.html" text:style-name="Internet_20_link" text:visited-style-name="Visited_20_Internet_20_Link">
https://www.ukrinform.ua/rubric-ato/3729921-u-kazahstani-namagautsa-verbuvati-dobrovolciv-na-vijnu-rf-z-ukrainou.html</text:a>
</text:p>
      <!--NEWS-->
      <text:h text:style-name="P10" text:outline-level="1">
<text:span text:style-name="T4">
在Chisinau机场，一名乘客打开了枪击事件 - 两人被杀</text:span>
</text:h>
      <text:p text:style-name="P4">
作者: Ukrinform (Person)</text:p>
      <text:p text:style-name="P4">
出版商: Укринформ (Organization)</text:p>
      <text:p text:style-name="P4">
出版时间: 2023-06-30T18:16:00+03:00</text:p>
      <text:p text:style-name="P4">
修改时间: 2023-06-30T18:16:00+03:00</text:p>
      <text:p text:style-name="P4">
描述: 在Chisinau机场，其中一名乘客打开了枪击事件。  - 乌克林。</text:p>
      <text:p text:style-name="P4">
图片: ['<text:a xlink:type="simple" xlink:href="https://static.ukrinform.com/photos/2015_08/thumb_files/630_360_1440452325-kishinivskiy-mijnarodniy-aeroport-foto-odessa-dailycomua.jpg" text:style-name="Internet_20_link" text:visited-style-name="Visited_20_Internet_20_Link">
630_360_14404...</text:a>
']</text:p>
      <text:p text:style-name="P4">
标签: ['Аеропорт', 'Кишинів', 'Молдова', 'Стрілянина']</text:p>
      <text:p text:style-name="P4">
类型: Article</text:p>
      <!--METADATA-->
      <text:p text:style-name="P4">
<draw:frame draw:style-name="fr1" draw:name="Image162" text:anchor-type="as-char" svg:width="6.9236in" svg:height="3.950003in" draw:z-index="0">
<draw:image xlink:href="../Images/yкринформ/2023-06-30T18-16-00-03-00/630_360_1440452325-kishinivskiy-mijnarodniy-aeroport-foto-odessa-dailycomua.jpg" xlink:type="simple" xlink:show="embed" xlink:actuate="onLoad" draw:mime-type="image/jpeg"/>
</draw:frame>
他在乘客的奇西诺机场上开了枪。</text:p>
      <text:p text:style-name="P4">
这是由警察戴安娜·费尔科(Diana Fetko)总检察局的处方者指出，乌克林福姆(Ukrinform)参考了[新闻记者]。(https://newsmaker.md/rus/novosti/vystrely-v-kishinevskom-aeroportu-politsiya-podtverdila-informatsiyu/)警察<text:a xlink:type="simple" xlink:href="https://t.me/newsmakerlive/46022" text:style-name="Internet_20_link" text:visited-style-name="Visited_20_Internet_20_Link">
告诉</text:a>
不允许进入的外国公民<text:a xlink:type="simple" xlink:href="https://www.ukrinform.ua/tag-tajvan" text:style-name="Internet_20_link" text:visited-style-name="Visited_20_Internet_20_Link">
摩尔多瓦</text:a>
，施加枪支。 摩尔多瓦工作的特殊服务和内政部。</text:p>
      <text:p text:style-name="P4">
特殊目的的警察设法拘留了一个打开UKSHYNIN机场大火的男子。 <text:a xlink:type="simple" xlink:href="https://newsmaker.md/rus/novosti/strelyavshego-v-kishinevskom-aeroportu-zaderzhali/" text:style-name="Internet_20_link" text:visited-style-name="Visited_20_Internet_20_Link">
射击两人死亡</text:a>
。</text:p>
      <text:p text:style-name="P4">
攻击者受伤，他得到了医疗服务。</text:p>
      <text:p text:style-name="P4">
每个人都从机场大楼撤离。 执法人员将确保机场是安全和公共秩序。</text:p>
      <text:p text:style-name="P4">
<text:span text:style-name="T4">
另请阅读：</text:span>
 <text:a xlink:type="simple" xlink:href="https://www.ukrinform.ua/rubric-world/3727442-u-ssa-vulicna-vecirka-zaversilasa-strilaninou-dvoe-zagiblih.html" text:style-name="Internet_20_link" text:visited-style-name="Visited_20_Internet_20_Link">
在美国街头派对结束<text:span text:style-name="T4">
射击</text:span>
，两个-Way</text:a>
该机场的事件推迟了计划于6月30日的所有航班。</text:p>
      <text:p text:style-name="P4">
News Source: <text:a xlink:type="simple" xlink:href="https://www.ukrinform.ua/rubric-world/3729923-v-aeroportu-kisineva-pasazir-vidkriv-strilaninu.html" text:style-name="Internet_20_link" text:visited-style-name="Visited_20_Internet_20_Link">
https://www.ukrinform.ua/rubric-world/3729923-v-aeroportu-kisineva-pasazir-vidkriv-strilaninu.html</text:a>
</text:p>
      <!--NEWS-->
      <text:h text:style-name="P10" text:outline-level="1">
<text:span text:style-name="T4">
欧盟将在接下来的几周内积极讨论乌克兰的安全保证-Von der Liaen</text:span>
</text:h>
      <text:p text:style-name="P4">
作者: Ukrinform (Person)</text:p>
      <text:p text:style-name="P4">
出版商: Укринформ (Organization)</text:p>
      <text:p text:style-name="P4">
出版时间: 2023-06-30T18:22:49+03:00</text:p>
      <text:p text:style-name="P4">
修改时间: 2023-06-30T18:22:49+03:00</text:p>
      <text:p text:style-name="P4">
描述: 欧盟及其成员国将在接下来的几周内积极讨论乌克兰的未来安全保证，以支持实施乌克兰和平公式，每一个都符合联合国宪章。  - 乌克林。</text:p>
      <text:p text:style-name="P4">
图片: ['<text:a xlink:type="simple" xlink:href="https://static.ukrinform.com/photos/2023_02/thumb_files/630_360_1675438580-335.jpg" text:style-name="Internet_20_link" text:visited-style-name="Visited_20_Internet_20_Link">
630_360_16754...</text:a>
']</text:p>
      <text:p text:style-name="P4">
标签: ['Єврокомісія', 'Україна', 'Фон дер Ляєн', 'Гарантії безпеки', 'Формула миру']</text:p>
      <text:p text:style-name="P4">
类型: Article</text:p>
      <!--METADATA-->
      <text:p text:style-name="P4">
<draw:frame draw:style-name="fr1" draw:name="Image163" text:anchor-type="as-char" svg:width="6.9236in" svg:height="3.956343in" draw:z-index="0">
<draw:image xlink:href="../Images/yкринформ/2023-06-30T18-22-49-03-00/630_360_1675438580-335.jpg" xlink:type="simple" xlink:show="embed" xlink:actuate="onLoad" draw:mime-type="image/jpeg"/>
</draw:frame>
欧盟及其成员国将在接下来的几周内积极解释乌克兰的未来安全保证，以支持实现乌克兰和平公式，每个公式都与联合国相对应。</text:p>
      <text:p text:style-name="P4">
欧洲委员会主席Ursula von der Lyen在今天在布鲁塞尔宣布，这是在欧洲委员会主席Ursula von der Lyen的宣布，回答了乌克林事物通讯员关于欧洲对乌克兰世界世界的愿景的问题，并涉嫌乌克兰的方式。</text:p>
      <text:p text:style-name="P4">
“至于安全保证，我们将在成功的几周内积极讨论此主题，包括在峰会上<text:a xlink:type="simple" xlink:href="https://www.ukrinform.ua/tag-nato" text:style-name="Internet_20_link" text:visited-style-name="Visited_20_Internet_20_Link">
北约</text:a>
在维尔纽斯。 我认为，这种安全保证的发展是非常重要的，以便乌克兰继续进行道路改革。 为了使乌克兰加强国家，打击腐败和伪造金钱，制定明确的行动计划，形成有效而有力的判断。 由于欧洲委员会陪同乌克兰政府实施了这些改革，因此我可以作证 - 他们的速度和决心(乌克兰人 -  ed。)这些改革令人震惊，”欧洲委员会强调。</text:p>
      <text:p text:style-name="P4">
<text:span text:style-name="T4">
另请阅读：</text:span>
 <text:a xlink:type="simple" xlink:href="https://www.ukrinform.ua/rubric-polytics/3729311-premerka-estonii-edina-bezpekova-garantia-dla-ukraini-clenstvo-v-nato.html" text:style-name="Internet_20_link" text:visited-style-name="Visited_20_Internet_20_Link">
爱沙尼亚总理：单一安全<text:span text:style-name="T4">
保证</text:span>
我是乌克兰 - 北约会员</text:a>
她指出，每个人都在努力争取和平，但毫无疑问，没有人想要和平比乌克兰人，并对弗拉基米拉泽尔斯基总统和平的公式表示高度赞赏。</text:p>
      <text:p text:style-name="P4">
“这项由10分组成的倡议是继续前进的好基础。 因为其任何个人要点和每个单词都带有联合国宪章或联合国决议。 这为和平公式中规定的原则提供了全球支持。”冯·德莱恩说。</text:p>
      <text:p text:style-name="P4">
“至于和平峰会，乌克兰和乌克兰的顾客在组织和发送邀请到这样的峰会时应进行。 但是，我能够为Zelensky总统的和平制成的公式表示强烈的支持。” EC负责人补充说。据报道，6月29日至30日，在布鲁塞尔举行了为期两天的欧盟峰会。 中世纪，欧盟国家的领导人已经考虑了乌克兰的局势，并确认了坚定的决心，只要有必要，包括提供政治，经济，金融，金融，包括提供政治，经济，金融， ，军事和人道主义援助。</text:p>
      <text:p text:style-name="P4">
News Source: <text:a xlink:type="simple" xlink:href="https://www.ukrinform.ua/rubric-ato/3729925-es-aktivno-obgovoruvatime-garantii-bezpeki-dla-ukraini-vprodovz-nastupnih-tizniv-fon-der-laen.html" text:style-name="Internet_20_link" text:visited-style-name="Visited_20_Internet_20_Link">
https://www.ukrinform.ua/rubric-ato/3729925-es-aktivno-obgovoruvatime-garantii-bezpeki-dla-ukraini-vprodovz-nastupnih-tizniv-fon-der-laen.html</text:a>
</text:p>
      <!--NEWS-->
      <text:h text:style-name="P10" text:outline-level="1">
<text:span text:style-name="T4">
Marusyak：在夏天，跳跃更加困难，因为您只进入节奏</text:span>
</text:h>
      <text:p text:style-name="P4">
作者: Ukrinform (Person)</text:p>
      <text:p text:style-name="P4">
出版商: Укринформ (Organization)</text:p>
      <text:p text:style-name="P4">
出版时间: 2023-06-30T18:29:08+03:00</text:p>
      <text:p text:style-name="P4">
修改时间: 2023-06-30T18:29:08+03:00</text:p>
      <text:p text:style-name="P4">
描述: 乌克兰从跳板Yevgen Marusyak滑雪，坚信，他在欧洲奥运会上演讲的质量影响了几个因素。  - 乌克林。</text:p>
      <text:p text:style-name="P4">
图片: ['<text:a xlink:type="simple" xlink:href="https://static.ukrinform.com/photos/2023_06/thumb_files/630_360_1688138859-188.jpg" text:style-name="Internet_20_link" text:visited-style-name="Visited_20_Internet_20_Link">
630_360_16881...</text:a>
']</text:p>
      <text:p text:style-name="P4">
标签: ['стрибки на лижах з трампліна']</text:p>
      <text:p text:style-name="P4">
类型: Article</text:p>
      <!--METADATA-->
      <text:p text:style-name="P4">
<draw:frame draw:style-name="fr1" draw:name="Image164" text:anchor-type="as-char" svg:width="6.9236in" svg:height="3.956343in" draw:z-index="0">
<draw:image xlink:href="../Images/yкринформ/2023-06-30T18-29-08-03-00/630_360_1688138859-188.jpg" xlink:type="simple" xlink:show="embed" xlink:actuate="onLoad" draw:mime-type="image/jpeg"/>
</draw:frame>
乌克兰从跳板上滑雪Yevhen Marusyak坚信，他在欧洲奥运会上演讲的突出受到了几个因素的影响。</text:p>
      <text:p text:style-name="P4">
他在对乌克林福音通讯员的评论中讲述了这件事。</text:p>
      <text:p text:style-name="P4">
“我们在团队跳高方面设置并表现出了很好的成绩。跳跃更加困难，因为您专注于自己。 尽管团队也很困难，因为您为团队思考。 在我看来，我们被天气稍微阻止了我们。选择剪裁西装很重要。 它的重量是一公斤加上负数。 这起着非常重要的作用，因为如果您不选择好西装，那么您将无法正常执行。 在夏天跳跃更加困难，因为您只是节奏。 在冬天，您已经剪裁了一定次，并且有一个定义。”他说。</text:p>
      <text:p text:style-name="P4">
Marusyak还指出，跳跃的质量取决于风的性质。 最大的意见也受到运动员仅在本赛季表格的事实的影响。</text:p>
      <text:p text:style-name="P4">
<text:span text:style-name="T4">
另请阅读：</text:span>
 <text:a xlink:type="simple" xlink:href="https://www.ukrinform.ua/rubric-sports/3729548-zbirna-ukraini-jde-tretou-u-komandnomu-zaliku-iii-evropejskih-igor.html" text:style-name="Internet_20_link" text:visited-style-name="Visited_20_Internet_20_Link">
乌克兰国家队在III-欧洲运动会的团队排名中排名第三</text:a>
据报道，尤金·马鲁西亚克(Eugene Marusyak)无法闯入2023年欧洲奥运会的跳板上的土著跳跃的最后阶段。</text:p>
      <text:p text:style-name="P4">
比赛将持续到7月2日。</text:p>
      <text:p text:style-name="P4">
照片：Skijumping.pl</text:p>
      <text:p text:style-name="P4">
News Source: <text:a xlink:type="simple" xlink:href="https://www.ukrinform.ua/rubric-sports/3729929-marusak-vlitku-stribati-skladnise-adze-ti-tilki-vhodis-v-ritm.html" text:style-name="Internet_20_link" text:visited-style-name="Visited_20_Internet_20_Link">
https://www.ukrinform.ua/rubric-sports/3729929-marusak-vlitku-stribati-skladnise-adze-ti-tilki-vhodis-v-ritm.html</text:a>
</text:p>
      <!--NEWS-->
      <text:h text:style-name="P10" text:outline-level="1">
<text:span text:style-name="T4">
政府续签了国家预算支出 - 财政部</text:span>
</text:h>
      <text:p text:style-name="P4">
作者: Ukrinform (Person)</text:p>
      <text:p text:style-name="P4">
出版商: Укринформ (Organization)</text:p>
      <text:p text:style-name="P4">
出版时间: 2023-06-30T18:30:13+03:00</text:p>
      <text:p text:style-name="P4">
修改时间: 2023-06-30T18:30:13+03:00</text:p>
      <text:p text:style-name="P4">
描述: 部长的内阁批准了一项“在2023年对某些地区进行国家预算支出进行检查的命令”。  - 乌克林。</text:p>
      <text:p text:style-name="P4">
图片: ['<text:a xlink:type="simple" xlink:href="https://static.ukrinform.com/photos/2018_02/thumb_files/630_360_1518265938-9397.jpg" text:style-name="Internet_20_link" text:visited-style-name="Visited_20_Internet_20_Link">
630_360_15182...</text:a>
']</text:p>
      <text:p text:style-name="P4">
标签: ['Бюджет', 'Мінфін', 'Гроші']</text:p>
      <text:p text:style-name="P4">
类型: Article</text:p>
      <!--METADATA-->
      <text:p text:style-name="P4">
<draw:frame draw:style-name="fr1" draw:name="Image165" text:anchor-type="as-char" svg:width="6.9236in" svg:height="3.956343in" draw:z-index="0">
<draw:image xlink:href="../Images/yкринформ/2023-06-30T18-30-13-03-00/630_360_1518265938-9397.jpg" xlink:type="simple" xlink:show="embed" xlink:actuate="onLoad" draw:mime-type="image/jpeg"/>
</draw:frame>
部长的内阁批准了一项“在2023年对某些地区进行支出预算进行检查的命令”。</text:p>
      <text:p text:style-name="P4">
根据乌克林福姆的报道，它报告了<text:a xlink:type="simple" xlink:href="https://www.mof.gov.ua/uk/news/uriad_priiniav_rozporiadzhennia_shchodo_ogliadiv_vitrat_derzhbiudzhetu_v_2023_rotsi-4089" text:style-name="Internet_20_link" text:visited-style-name="Visited_20_Internet_20_Link">
财政部的新闻服务。</text:a>
该命令定义了7个主要支出单位的8个活动领域，费用将付费：MES-培训和增加人员资格，基础设施部(2球)，退伍军人部，Mindovquil，恢复机构 - 道路经济(EIB开发公共道路网络的EIB项目)国家农业科学院和能源部。</text:p>
      <text:p text:style-name="P4">
“政府决定恢复今年的支出审查的决定将确保改善国家参考领域政策的实施机制，将允许评估支出的经济可行性以其优先级。 当我们不断努力寻求财务资源以确保我们的公民的精确和社会保护时，尤其如此。”</text:p>
      <text:p text:style-name="P4">
<text:span text:style-name="T4">
另请阅读：</text:span>
 <text:a xlink:type="simple" xlink:href="https://www.ukrinform.ua/rubric-economy/3729859-parlament-uhvaliv-zakon-pro-povernenna-na-dovoennu-sistemu-opodatkuvanna.html" text:style-name="Internet_20_link" text:visited-style-name="Visited_20_Internet_20_Link">
<text:span text:style-name="T4">
理事会</text:span>
通过返回战前税收制度的法律</text:a>
也提供了(2024–2028)并提交财政部。</text:p>
      <text:p text:style-name="P4">
此类计划应涵盖首席经理的所有预算计划下的活动领域，该计划在2023年的国家预算中规定。 在该部中，人们认为这将是对费用期间立法定义及其在预算过程中的完整整合的第一步。</text:p>
      <text:p text:style-name="P4">
<text:span text:style-name="T4">
另请阅读：</text:span>
 <text:a xlink:type="simple" xlink:href="https://www.ukrinform.ua/rubric-economy/3729888-op-rozroblae-koncepciu-edinogo-organu-dla-perevirok-biznesu-surma.html" text:style-name="Internet_20_link" text:visited-style-name="Visited_20_Internet_20_Link">
OP开发单个身体的概念用于检查业务 -  <text:span text:style-name="T4">
 Shurma </text:span>
</text:a>
正如乌克林福姆报道的那样，国家一般基金的支出数量<text:a xlink:type="simple" xlink:href="https://www.ukrinform.ua/tag-budzet" text:style-name="Internet_20_link" text:visited-style-name="Visited_20_Internet_20_Link">
预算</text:a>
在2023年1月 - 达到1,143万亿UAH。</text:p>
      <text:p text:style-name="P4">
News Source: <text:a xlink:type="simple" xlink:href="https://www.ukrinform.ua/rubric-economy/3729931-urad-ponoviv-ocinuvanna-vitrat-derzbudzetu-minfin.html" text:style-name="Internet_20_link" text:visited-style-name="Visited_20_Internet_20_Link">
https://www.ukrinform.ua/rubric-economy/3729931-urad-ponoviv-ocinuvanna-vitrat-derzbudzetu-minfin.html</text:a>
</text:p>
      <!--NEWS-->
      <text:h text:style-name="P10" text:outline-level="1">
<text:span text:style-name="T4">
州杜马国会议员和另外两个俄罗斯人被怀疑被驱逐出48名乌克兰儿童</text:span>
</text:h>
      <text:p text:style-name="P4">
作者: Ukrinform (Person)</text:p>
      <text:p text:style-name="P4">
出版商: Укринформ (Organization)</text:p>
      <text:p text:style-name="P4">
出版时间: 2023-06-30T18:31:00+03:00</text:p>
      <text:p text:style-name="P4">
修改时间: 2023-06-30T18:31:00+03:00</text:p>
      <text:p text:style-name="P4">
描述: 俄罗斯联邦杜马州的副代表和另外两个人报告怀疑从赫尔森儿童之家驱逐了48名乌克兰儿童。  - 乌克林。</text:p>
      <text:p text:style-name="P4">
图片: ['<text:a xlink:type="simple" xlink:href="https://static.ukrinform.com/photos/2022_06/thumb_files/630_360_1655629946-686.jpg" text:style-name="Internet_20_link" text:visited-style-name="Visited_20_Internet_20_Link">
630_360_16556...</text:a>
']</text:p>
      <text:p text:style-name="P4">
标签: ['Депортація', 'Діти', 'Херсонщина', 'Війна з Росією']</text:p>
      <text:p text:style-name="P4">
类型: Article</text:p>
      <!--METADATA-->
      <text:p text:style-name="P4">
<draw:frame draw:style-name="fr1" draw:name="Image166" text:anchor-type="as-char" svg:width="6.9236in" svg:height="3.948443in" draw:z-index="0">
<draw:image xlink:href="../Images/yкринформ/2023-06-30T18-31-00-03-00/630_360_1655629946-686.jpg" xlink:type="simple" xlink:show="embed" xlink:actuate="onLoad" draw:mime-type="image/jpeg"/>
</draw:frame>
俄罗斯联邦和另外两个人的副州报告说，涉嫌从赫尔森儿童之家中误报告了48名乌克兰儿童。</text:p>
      <text:p text:style-name="P4">
根据乌克林福姆的说法，检察官一般报告<text:a xlink:type="simple" xlink:href="https://t.me/pgo_gov_ua/13973" text:style-name="Internet_20_link" text:visited-style-name="Visited_20_Internet_20_Link">
Telegram</text:a>
。</text:p>
      <text:p text:style-name="P4">
在检察官总检察官办公室的少年检察官的程序指导下，三人被告知涉嫌事实<text:a xlink:type="simple" xlink:href="https://www.ukrinform.ua/tag-deportacia" text:style-name="Internet_20_link" text:visited-style-name="Visited_20_Internet_20_Link">
驱逐出境</text:a>
并强迫48名赫尔森儿童之家的孩子。 他们的行动有资格违反战争骨盆法律(艺术的第2部分。 28，艺术第1部分。 乌克兰《刑法》的438).</text:p>
      <text:p text:style-name="P4">
Серед підозрюваних - депутат Держдуми федеральних зборів Російської Федерації,начальник незаконно створеного російськими загарбниками "департаментуздравоохранения Херсонской области военно-гражданской администрации Херсонскойобласти" та виконувачка обов’язків головного лікаря "ГБУЗ "Херсонскийобластной дом ребенка".</text:p>
      <text:p text:style-name="P4">
<text:span text:style-name="T4">
Читайте також:</text:span>
 <text:a xlink:type="simple" xlink:href="https://www.ukrinform.ua/rubric-society/3729259-veresuk-anonsuvala-povernenna-kilkoh-nezakonno-vivezenih-rosieu-ditej.html" text:style-name="Internet_20_link" text:visited-style-name="Visited_20_Internet_20_Link">
 <text:span text:style-name="T4">
Верещук</text:span>
 <text:span text:style-name="T4">
анонсувала</text:span>
 <text:span text:style-name="T4">
повернення</text:span>
 <text:span text:style-name="T4">
кількох</text:span>
<text:span text:style-name="T4">
незаконно</text:span>
 <text:span text:style-name="T4">
вивезених</text:span>
 <text:span text:style-name="T4">
Росією</text:span>
 <text:span text:style-name="T4">
дітей</text:span>
</text:a>
根据调查，杜马州代表直接管理了驱逐儿童运动的过程。 他负责解决赫尔森地区的社会问题和暂时占领的Krym的儿童。</text:p>
      <text:p text:style-name="P4">
最初，Kherson伪犯罪和表演 首席医师将两个孩子驱逐到俄罗斯。 原因是在莫斯科医院通过了检查。 在此之前，孩子们被保留在非法创建的俄罗斯“ Hbuz” Rebenko的俄罗斯“ Hbuz” Rebenko区域大厦，基于Kherson地区委员会的Kherson地区。</text:p>
      <text:p text:style-name="P4">
调查发现，孩子们不需要单独的健康治疗。</text:p>
      <text:p text:style-name="P4">
2022年9月2日，身份不明的人被带走，并将其驱逐到库尔森的RFDVOH乌克兰儿童。</text:p>
      <text:p text:style-name="P4">
2022年10月21日，非法创建的“ Rebenko之家”的工作人员以表演为首 根据伪办法的指示，首席医师被转移给46名儿童。</text:p>
      <text:p text:style-name="P4">
它发生在杜马代表的存在和控制下。 儿童出口暂时占领的克里米亚领土。 目前，他们的命运仍然未知。</text:p>
      <text:p text:style-name="P4">
在儿童转移进一步移动期间，代理人庄严地控制了安置在公共汽车和运动上的过程。</text:p>
      <text:p text:style-name="P4">
News Source: <text:a xlink:type="simple" xlink:href="https://www.ukrinform.ua/rubric-society/3729886-deputatu-derzdumi-i-se-dvom-rosianam-ogolosili-pidozru-u-deportacii-48-ukrainskih-ditej.html" text:style-name="Internet_20_link" text:visited-style-name="Visited_20_Internet_20_Link">
https://www.ukrinform.ua/rubric-society/3729886-deputatu-derzdumi-i-se-dvom-rosianam-ogolosili-pidozru-u-deportacii-48-ukrainskih-ditej.html</text:a>
</text:p>
      <!--NEWS-->
      <text:h text:style-name="P10" text:outline-level="1">
<text:span text:style-name="T4">
NBU采取了又一步以稳定货币兑换的情况</text:span>
</text:h>
      <text:p text:style-name="P4">
作者: Ukrinform (Person)</text:p>
      <text:p text:style-name="P4">
出版商: Укринформ (Organization)</text:p>
      <text:p text:style-name="P4">
出版时间: 2023-06-30T18:32:00+03:00</text:p>
      <text:p text:style-name="P4">
修改时间: 2023-06-30T18:32:00+03:00</text:p>
      <text:p text:style-name="P4">
描述: 从2023年7月1日起，国家银行就可以从其与银行的帐户中删除非银行金融机构，而无需限制国民和外币以增强现金或现金现金单位。  - 乌克林。</text:p>
      <text:p text:style-name="P4">
图片: ['<text:a xlink:type="simple" xlink:href="https://static.ukrinform.com/photos/2022_05/thumb_files/630_360_1653063946-759.jpg" text:style-name="Internet_20_link" text:visited-style-name="Visited_20_Internet_20_Link">
630_360_16530...</text:a>
']</text:p>
      <text:p text:style-name="P4">
标签: ['Нацбанк', 'Обмін', 'Валюта', 'Гривня']</text:p>
      <text:p text:style-name="P4">
类型: Article</text:p>
      <!--METADATA-->
      <text:p text:style-name="P4">
<draw:frame draw:style-name="fr1" draw:name="Image167" text:anchor-type="as-char" svg:width="6.9236in" svg:height="3.956343in" draw:z-index="0">
<draw:image xlink:href="../Images/yкринформ/2023-06-30T18-32-00-03-00/630_360_1653063946-759.jpg" xlink:type="simple" xlink:show="embed" xlink:actuate="onLoad" draw:mime-type="image/jpeg"/>
</draw:frame>
从2023年7月1日起，国家银行就可以从银行中的票据中删除非银行金融机构，而无需限制国家和外币，以增强现金或以现金为单位。</text:p>
      <text:p text:style-name="P4">
正如Ukrinform报道的那样，它报告了<text:a xlink:type="simple" xlink:href="https://bank.gov.ua/ua/news/all/nbu-vjiv-dodatkovih-zahodiv-dlya-podalshoyi-stabilizatsiyi-situatsiyi-z-obminom-gotivkovoyi-inozemnoyi-valyuti" text:style-name="Internet_20_link" text:visited-style-name="Visited_20_Internet_20_Link">
NBU新闻服务</text:a>
。</text:p>
      <text:p text:style-name="P4">
“乌克兰国家银行将例外列表扩大到现有的行政限制清单，以便通过交换外国外国[货币]进一步稳定局势(https://www.ukrinform.ua/tag-valuta)。 因此，截至2023年7月1日，国家银行使非银行金融机构无限制地从银行票据中限制了国家和外币，以增强现金或单独单位的现金桌，”声明说。</text:p>
      <text:p text:style-name="P4">
根据监管机构的说法，这将有助于在现金货币市场上扩大外币建议的迹象，在现金货币市场上，公民可以买卖外币。 此外，授予非银行金融机构在不限制的情况下取消的许可，Hryvnia将允许在适当的水平上维持后者的HRYVNIAC援助，这对于公民中不间断的现金外币接受至关重要。 通过这种方式，NBU产生了很大的冲动，以通过现金外币交换来稳定这种情况。</text:p>
      <text:p text:style-name="P4">
<text:span text:style-name="T4">
另请阅读：</text:span>
 <text:a xlink:type="simple" xlink:href="https://www.ukrinform.ua/rubric-economy/3726225-nacbank-kontroluvatime-obmin-valuti-bankami-ta-obminnikami.html" text:style-name="Internet_20_link" text:visited-style-name="Visited_20_Internet_20_Link">
<text:span text:style-name="T4">
国家银行</text:span>
 <text:span text:style-name="T4">
 </text:span>
控制<text:span text:style-name="T4">
 </text:span>
 Exchange <text:span text:style-name="T4">
 </text:span>
 <text:span text:style-name="T4">
 </text:span>
货币<text:span text:style-name="T4">
 crentrencies </text:span>
<text:span text:style-name="T4">
由Banks </text:span>
和<text:span text:style-name="T4">
 by Exchangers </text:span>
</text:a>
因此，由于这些变化，非银行金融机构将在内部获得现金外币的内部使用，而没有银行已经造成的范围或损害的迹象。 因此，这是公民可以使用的现金外币状况的积极影响。</text:p>
      <text:p text:style-name="P4">
为了使赠款仅用于确保外汇市场的稳定站点，NBU确定了非银行金融机构必须遵守的条件。 因此，非银行金融机构在Hryvnia外币中撤回的现金金额不应超过以前记入其银行帐户的UAH或外币的资金金额。该步骤获得了2023年6月30日的乌克兰国家银行董事会的决议，第88号第88”，“修正案，《 2022年2月24日乌克兰国家银行董事会的决议》，第18号2023年7月1日生效。</text:p>
      <text:p text:style-name="P4">
正如乌克林福姆报道的<text:a xlink:type="simple" xlink:href="https://www.ukrinform.ua/rubric-economy/3729702-obminniki-mozut-pozbavlati-licenzii-za-vigaduvanna-vlasnih-vimog-do-valuti-pisnij.html" text:style-name="Internet_20_link" text:visited-style-name="Visited_20_Internet_20_Link">
外汇市场的参与者正在取消</text:a>
发明您自己对钞票的要求，并确定货币交换以交换非服务的委员会。</text:p>
      <text:p text:style-name="P4">
News Source: <text:a xlink:type="simple" xlink:href="https://www.ukrinform.ua/rubric-economy/3729932-nbu-zrobiv-cergovij-krok-dla-stabilizacii-situacii-z-obminom-valuti.html" text:style-name="Internet_20_link" text:visited-style-name="Visited_20_Internet_20_Link">
https://www.ukrinform.ua/rubric-economy/3729932-nbu-zrobiv-cergovij-krok-dla-stabilizacii-situacii-z-obminom-valuti.html</text:a>
</text:p>
      <!--NEWS-->
      <text:h text:style-name="P10" text:outline-level="1">
<text:span text:style-name="T4">
将近40个社区成为飞行员项目“助理退伍军人”的参与者</text:span>
</text:h>
      <text:p text:style-name="P4">
作者: Ukrinform (Person)</text:p>
      <text:p text:style-name="P4">
出版商: Укринформ (Organization)</text:p>
      <text:p text:style-name="P4">
出版时间: 2023-06-30T18:34:03+03:00</text:p>
      <text:p text:style-name="P4">
修改时间: 2023-06-30T18:34:03+03:00</text:p>
      <text:p text:style-name="P4">
描述: 将近40个社区成为试点项目“资深助理”的参与者，该项目将有助于从兵役过渡到平民生活。  - 乌克林。</text:p>
      <text:p text:style-name="P4">
图片: ['<text:a xlink:type="simple" xlink:href="https://static.ukrinform.com/photos/2023_02/thumb_files/630_360_1676665553-8294.jpeg" text:style-name="Internet_20_link" text:visited-style-name="Visited_20_Internet_20_Link">
630_360_16766...</text:a>
']</text:p>
      <text:p text:style-name="P4">
标签: ['Ветерани війни', 'Міністерство у справах ветеранів']</text:p>
      <text:p text:style-name="P4">
类型: Article</text:p>
      <!--METADATA-->
      <text:p text:style-name="P4">
<draw:frame draw:style-name="fr1" draw:name="Image168" text:anchor-type="as-char" svg:width="6.9236in" svg:height="3.956343in" draw:z-index="0">
<draw:image xlink:href="../Images/yкринформ/2023-06-30T18-34-03-03-00/630_360_1676665553-8294.jpeg" xlink:type="simple" xlink:show="embed" xlink:actuate="onLoad" draw:mime-type="image/jpeg"/>
</draw:frame>
将近40个社区成为试点项目“资深助理”的参与者，这将有助于从兵役过渡到平民生活。</text:p>
      <text:p text:style-name="P4">
这是由战略规划局和欧洲一体化局长报告(https://www.ukrinform.ua/rubric-society/3729742-svitlana-berezina-gendirektorka-direktoratu-strategicnogo-planuvanna-ta-evropejskoi-integracii-minveteraniv.html)乌克林。</text:p>
      <text:p text:style-name="P4">
“目前，近40个社区已成为飞行员的参与者。(https://www.ukrinform.ua/tag-veterani-vijni)在乡村议会中，只有专业培训是继承的。 首先，在每个领土社区中，要了解战斗结束后将会找到多少人以及他们的同胞中的职业。”</text:p>
      <text:p text:style-name="P4">
根据她的说法，社区的行政中心规定，为退伍军人作为公法法律实体建立服务办公室。该办公室可以由几个OTG根据“支持领土社区”法律共同创建并共同创建。 。</text:p>
      <text:p text:style-name="P4">
*!(https://www.ukrinform.ua/rubric-society/3729869-na-robotu-pomicnikiv-veteraniv-vidileno-ponad-50-miljoniv-minveteraniv.html)Berezina指出，根据试点项目的结果，将驱逐国家国家助理退伍军人研究所的最终活动模式。</text:p>
      <text:p text:style-name="P4">
据报道，在乌克兰的四个地区，该项目将很快努力支持从前线返回的人们。</text:p>
      <text:p text:style-name="P4">
News Source: <text:a xlink:type="simple" xlink:href="https://www.ukrinform.ua/rubric-society/3729933-majze-40-gromad-stali-ucasnikami-pilotnogo-proektu-pomicnik-veterana.html" text:style-name="Internet_20_link" text:visited-style-name="Visited_20_Internet_20_Link">
https://www.ukrinform.ua/rubric-society/3729933-majze-40-gromad-stali-ucasnikami-pilotnogo-proektu-pomicnik-veterana.html</text:a>
</text:p>
      <!--NEWS-->
      <text:h text:style-name="P10" text:outline-level="1">
<text:span text:style-name="T4">
保释后，特诺皮尔ova副局长失控了</text:span>
</text:h>
      <text:p text:style-name="P4">
作者: Ukrinform (Person)</text:p>
      <text:p text:style-name="P4">
出版商: Укринформ (Organization)</text:p>
      <text:p text:style-name="P4">
出版时间: 2023-06-30T18:34:23+03:00</text:p>
      <text:p text:style-name="P4">
修改时间: 2023-06-30T18:34:23+03:00</text:p>
      <text:p text:style-name="P4">
描述: 被拘留在贿赂中的特尔诺皮尔OVA副局长，保释后失控了。  - 乌克林。</text:p>
      <text:p text:style-name="P4">
图片: ['<text:a xlink:type="simple" xlink:href="https://static.ukrinform.com/photos/2020_02/thumb_files/630_360_1582135276-970.jpg" text:style-name="Internet_20_link" text:visited-style-name="Visited_20_Internet_20_Link">
630_360_15821...</text:a>
']</text:p>
      <text:p text:style-name="P4">
标签: ['Хабар', 'Тернопільщина']</text:p>
      <text:p text:style-name="P4">
类型: Article</text:p>
      <!--METADATA-->
      <text:p text:style-name="P4">
<draw:frame draw:style-name="fr1" draw:name="Image169" text:anchor-type="as-char" svg:width="6.9236in" svg:height="3.956343in" draw:z-index="0">
<draw:image xlink:href="../Images/yкринформ/2023-06-30T18-34-23-03-00/630_360_1582135276-970.jpg" xlink:type="simple" xlink:show="embed" xlink:actuate="onLoad" draw:mime-type="image/jpeg"/>
</draw:frame>
被拘留在贿赂中的Ternopil Ova的代表出来了。</text:p>
      <text:p text:style-name="P4">
正如乌克林福姆报道的那样，它报告了[公共。(https://suspilne.media/519353-zastupnikiv-nacalnika-ternopilskoi-vijskovoi-administracii-zvilnili-z-pid-varti/)奥尔加·波斯利克(Olga Postolyuk)说：“特尔诺皮尔军事行政部副局长伊戈尔米安楚克(Igoilmianchuk)和伊戈尔·加杜克(Igor Gaiduk)被释放。”</text:p>
      <text:p text:style-name="P4">
据她说，犯罪嫌疑人承诺了UAH 805,200。</text:p>
      <text:p text:style-name="P4">
Postolyuk说：“他们在法庭听证会后立即做出了承诺。他们有义务佩戴电子控制。”</text:p>
      <text:p text:style-name="P4">
据报道，在6月26日上午，纳布宣布[拘留特尔诺皮尔地区委员会主管和两名特尔诺皮尔OVA代表。(https://www.ukrinform.ua/rubric-regions/3727754-golovu-ternopilskoi-oblradi-ta-dvoh-cinovnikiv-vijskovoi-administracii-vikrili-na-habari-nabu.html)当时，附属建筑被告知，根据调查，官员要求企业所有者向UAH 180万，以签署Ternopil Oblvo公用事业公司建设基础设施的完整工程法案。 后来，纳布说，特诺皮尔官员从企业家那里要求240万UAH。</text:p>
      <text:p text:style-name="P4">
<text:span text:style-name="T4">
另请阅读：</text:span>
 <text:a xlink:type="simple" xlink:href="https://www.ukrinform.ua/rubric-regions/3729524-golovu-ternopilskoi-oblradi-golovka-zvilnili-zpid-varti.html" text:style-name="Internet_20_link" text:visited-style-name="Visited_20_Internet_20_Link">
头<text:span text:style-name="T4">
 ternopil </text:span>
 Opmast Council Golovka在拘留下解放了</text:a>
特尔诺比尔区域委员会主席和两个OVA代表在第三艘司机转移后被“触及”拘留，数量超过60万UAH。</text:p>
      <text:p text:style-name="P4">
法院以拘留的形式选择了预防措施，并有可能花费80万UAH的抵押品。</text:p>
      <text:p text:style-name="P4">
News Source: <text:a xlink:type="simple" xlink:href="https://www.ukrinform.ua/rubric-regions/3729934-zastupniki-nacalnika-ternopilskoi-ova-vijsli-zpid-varti-pisla-vnesenna-zastavi.html" text:style-name="Internet_20_link" text:visited-style-name="Visited_20_Internet_20_Link">
https://www.ukrinform.ua/rubric-regions/3729934-zastupniki-nacalnika-ternopilskoi-ova-vijsli-zpid-varti-pisla-vnesenna-zastavi.html</text:a>
</text:p>
      <!--NEWS-->
      <text:h text:style-name="P10" text:outline-level="1">
<text:span text:style-name="T4">
Danilov-关于ZPP上俄罗斯人的可能恐怖袭击：我们有协议和计划采取行动</text:span>
</text:h>
      <text:p text:style-name="P4">
作者: Ukrinform (Person)</text:p>
      <text:p text:style-name="P4">
出版商: Укринформ (Organization)</text:p>
      <text:p text:style-name="P4">
出版时间: 2023-06-30T18:46:00+03:00</text:p>
      <text:p text:style-name="P4">
修改时间: 2023-06-30T23:46:00+03:00</text:p>
      <text:p text:style-name="P4">
描述: 亚历克斯·丹尼洛夫（Alexei Danilov）表示，在有关乌克兰被占领的Zaporizhzhia NPP可能发生的恐怖袭击的信息之后，进行了“出色的训练”，并进行了另一项培训。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РНБО', 'Теракт', 'Данілов', 'Запорізька АЕС']</text:p>
      <text:p text:style-name="P4">
类型: Article</text:p>
      <!--METADATA-->
      <text:p text:style-name="P4">
<draw:frame draw:style-name="fr1" draw:name="Image170" text:anchor-type="as-char" svg:width="6.9236in" svg:height="3.956343in" draw:z-index="0">
<draw:image xlink:href="../Images/yкринформ/2023-06-30T18-46-00-03-00/630_360_1680783783-785.jpg" xlink:type="simple" xlink:show="embed" xlink:actuate="onLoad" draw:mime-type="image/jpeg"/>
</draw:frame>
Oleksidanilov表示，在有关乌克兰Okupovana Zaporozhye NPP可能发生的恐怖袭击的信息之后，进行了“出色的训练”，并正在“另一种培训”。</text:p>
      <text:p text:style-name="P4">
NSDC秘书在空中说这<text:a xlink:type="simple" xlink:href="https://www.radiosvoboda.org/a/news-zaes-terakt-danilov-pidhotovka/32484147.html" text:style-name="Internet_20_link" text:visited-style-name="Visited_20_Internet_20_Link">
Radio Liberty</text:a>
，报道乌克林福姆。</text:p>
      <text:p text:style-name="P4">
“我们拥有协议，计划，我们必须采取的行动。 目前已经进行了很多培训，如果俄罗斯联邦采取了Khaiestric法案，仍有一项准备工作。(https://www.ukrinform.ua/tag-aes)。</text:p>
      <text:p text:style-name="P4">
他指出，很难说ZPP的非凡信心的可能后果。</text:p>
      <text:p text:style-name="P4">
“这些恐怖分子对核设施进行这样的恐怖袭击的事实将考虑所有文明国家，这是使用核武器来保护平民。 因此，我们将非常仔细地观看 - 如果不是Daibog，它将发生 - 世界对这些事件的反应是什么。 不幸的是，最近在大坝的爆炸中发生的事情，世界的反应与乌克兰遭受的恐怖袭击并不符。 我们正在尽可能地竭尽所能，但现在该站掌握在恐怖分子的手中。” NSDC秘书说。</text:p>
      <text:p text:style-name="P4">
<text:span text:style-name="T4">
另请阅读：</text:span>
 <text:a xlink:type="simple" xlink:href="https://www.ukrinform.ua/rubric-regions/3729535-danilov-pro-zaes-ukraina-gotuetsa-do-budakih-scenariiv-reakcia-svitu-mala-b-buti-mittevou.html" text:style-name="Internet_20_link" text:visited-style-name="Visited_20_Internet_20_Link">
<text:span text:style-name="T4">
 Danilov </text:span>
关于：乌克兰正在为任何情况做准备，世界的回应应该是瞬时的</text:a>
Danilov还建议一些西方伙伴现在向俄罗斯解释，这不应该这样做，因为后果将“对RFF绝对是灾难性的”。</text:p>
      <text:p text:style-name="P4">
国家安全局秘书在评论在ZPP上进行恐怖袭击的可能性，现在很难说，因为“这些人是不可预测的，他们在世界社区的任何规则和规则之外行事。”</text:p>
      <text:p text:style-name="P4">
正如乌克林福姆报道的，在Zaporizhzhia，Dnipropetrovsk，Mykolaiv Tacherson地区<text:a xlink:type="simple" xlink:href="http://www.ukrinform.ua/rubric-regions/3729138-u-zaporizzi-ta-oblasti-provodat-navcanna-na-vipadok-avarii-na-zaes.html" text:style-name="Internet_20_link" text:visited-style-name="Visited_20_Internet_20_Link">
开始大规模训练</text:a>
克服Zaporozhye NPP的后果恐怖袭击。俄罗斯人于2022年3月4日被NPP占领。</text:p>
      <text:p text:style-name="P4">
2023年6月22日，沃罗迪米尔·泽伦斯基总统宣布计划在Zaporizhzhia NPP进行恐怖袭击。</text:p>
      <text:p text:style-name="P4">
News Source: <text:a xlink:type="simple" xlink:href="https://www.ukrinform.ua/rubric-ato/3730021-danilov-pro-jmovirnij-terakt-rosian-na-zaes-u-nas-e-protokoli-ta-plani-v-akij-sposib-diati.html" text:style-name="Internet_20_link" text:visited-style-name="Visited_20_Internet_20_Link">
https://www.ukrinform.ua/rubric-ato/3730021-danilov-pro-jmovirnij-terakt-rosian-na-zaes-u-nas-e-protokoli-ta-plani-v-akij-sposib-diati.html</text:a>
</text:p>
      <!--NEWS-->
      <text:h text:style-name="P10" text:outline-level="1">
<text:span text:style-name="T4">
普京的回应：波兰要求北约将核武器放在其领土上</text:span>
</text:h>
      <text:p text:style-name="P4">
作者: Ukrinform (Person)</text:p>
      <text:p text:style-name="P4">
出版商: Укринформ (Organization)</text:p>
      <text:p text:style-name="P4">
出版时间: 2023-06-30T18:48:00+03:00</text:p>
      <text:p text:style-name="P4">
修改时间: 2023-06-30T18:48:00+03:00</text:p>
      <text:p text:style-name="P4">
描述: 为了回应白俄罗斯俄罗斯核武器的位置，波兰呼吁北约参加核共享计划，该计划规定了将核武器放置在RP中。  - 乌克林。</text:p>
      <text:p text:style-name="P4">
图片: ['<text:a xlink:type="simple" xlink:href="https://static.ukrinform.com/photos/2023_02/thumb_files/630_360_1677243295-550.jpg" text:style-name="Internet_20_link" text:visited-style-name="Visited_20_Internet_20_Link">
630_360_16772...</text:a>
']</text:p>
      <text:p text:style-name="P4">
标签: ['Білорусь', 'Польща', 'Ядерна зброя', 'Війна з Росією']</text:p>
      <text:p text:style-name="P4">
类型: Article</text:p>
      <!--METADATA-->
      <text:p text:style-name="P4">
<draw:frame draw:style-name="fr1" draw:name="Image171" text:anchor-type="as-char" svg:width="6.9236in" svg:height="3.956343in" draw:z-index="0">
<draw:image xlink:href="../Images/yкринформ/2023-06-30T18-48-00-03-00/630_360_1677243295-550.jpg" xlink:type="simple" xlink:show="embed" xlink:actuate="onLoad" draw:mime-type="image/jpeg"/>
</draw:frame>
在波兰白俄罗斯的核武器所在地的调查与北约参与核共享计划有关，该计划规定了RP中核武器的处置。</text:p>
      <text:p text:style-name="P4">
乌克林福音通讯员报道，波兰政府Mateusz Moravetsky的布鲁塞尔负责人周五指出了这一点。</text:p>
      <text:p text:style-name="P4">
“由于俄罗斯打算放置战术核武器(波兰 -  ed。)此外，我们转向一切<text:a xlink:type="simple" xlink:href="https://www.ukrinform.ua/tag-nato" text:style-name="Internet_20_link" text:visited-style-name="Visited_20_Internet_20_Link">
北约</text:a>
关于参与核共享计划，” Moravetsky说。</text:p>
      <text:p text:style-name="P4">
他补充说，对此的最终决定将取决于美国。</text:p>
      <text:p text:style-name="P4">
“我们宣布愿意迅速朝这个方向行事。 我们不想坐在刮擦，而普京则加强了各种威胁。”波兰法律负责人说。</text:p>
      <text:p text:style-name="P4">
众所周知，作为核共享计划的一部分，美国的战术核武器现在位于欧洲，在比利时，德国，意大利，荷兰，伊兰德。 波兰·安德烈·杜达(Poland Andrzej Duda)总裁谈到了10月在波兰媒体上参加Nerri Nerrvin Nerrvin核计划的机会。</text:p>
      <text:p text:style-name="P4">
*!(https://www.ukrinform.ua/rubric-world/3729779-vceni-sproektuvali-model-adernoi-vijni-miz-ssa-ta-rf.html)在最近对基辅的访问中，杜达说，俄罗斯联邦在白俄罗斯的战术核武器的位置以及到这个国家的转移，瓦格纳·佩奇(Wagner PEC)正在改变该地区的安全建筑。</text:p>
      <text:p text:style-name="P4">
6月中旬，白俄罗斯亚历山大·卢卡申科总统说，他的国家开始接受俄罗斯战术核武器。</text:p>
      <text:p text:style-name="P4">
News Source: <text:a xlink:type="simple" xlink:href="https://www.ukrinform.ua/rubric-world/3729940-vidpovid-putinu-polsa-prosit-nato-rozmistiti-na-svoij-teritorii-adernu-zbrou.html" text:style-name="Internet_20_link" text:visited-style-name="Visited_20_Internet_20_Link">
https://www.ukrinform.ua/rubric-world/3729940-vidpovid-putinu-polsa-prosit-nato-rozmistiti-na-svoij-teritorii-adernu-zbrou.html</text:a>
</text:p>
      <!--NEWS-->
      <text:h text:style-name="P10" text:outline-level="1">
<text:span text:style-name="T4">
在多布罗比（Dobropilly），死于kramatortsk上的火箭击中的双胞胎女孩被埋葬</text:span>
</text:h>
      <text:p text:style-name="P4">
作者: Ukrinform (Person)</text:p>
      <text:p text:style-name="P4">
出版商: Укринформ (Organization)</text:p>
      <text:p text:style-name="P4">
出版时间: 2023-06-30T18:51:32+03:00</text:p>
      <text:p text:style-name="P4">
修改时间: 2023-06-30T18:51:32+03:00</text:p>
      <text:p text:style-name="P4">
描述: 在多布罗比亚市，埋葬了两个14岁的双胞胎女孩，她于6月27日在克拉曼托克斯克（Kramatorsk）的一家咖啡馆（Cafe）罢工。  - 乌克林。</text:p>
      <text:p text:style-name="P4">
图片: ['<text:a xlink:type="simple" xlink:href="https://static.ukrinform.com/photos/2023_06/thumb_files/630_360_1688139850-362.jpg" text:style-name="Internet_20_link" text:visited-style-name="Visited_20_Internet_20_Link">
630_360_16881...</text:a>
']</text:p>
      <text:p text:style-name="P4">
标签: ['Діти', 'Донеччина', 'Краматорськ', 'Похорон']</text:p>
      <text:p text:style-name="P4">
类型: Article</text:p>
      <!--METADATA-->
      <text:p text:style-name="P4">
<draw:frame draw:style-name="fr1" draw:name="Image172" text:anchor-type="as-char" svg:width="6.9236in" svg:height="3.956343in" draw:z-index="0">
<draw:image xlink:href="../Images/yкринформ/2023-06-30T18-51-32-03-00/630_360_1688139850-362.jpg" xlink:type="simple" xlink:show="embed" xlink:actuate="onLoad" draw:mime-type="image/jpeg"/>
</draw:frame>
两个14岁的双胞胎女孩被埋葬在Missidobropillya，后者于6月27日在Kramatorsk的一家咖啡馆中死于火箭的罢工。</text:p>
      <text:p text:style-name="P4">
根据乌克林福姆的说法，在[Facebook]上(https://www.facebook.com/svoicity/posts/pfbid02Q8c1D2CmXLFkQERjSpoWL94cqaP7amftYDcTpuDpoLBqzJnDNPEQ53bw7y1PjuTYl)报告在线杂志“您的”。</text:p>
      <text:p text:style-name="P4">
“这些女孩应该在八月庆祝自己的15周年。 双胞胎姐妹Annai Yulia Aksenchenko死于俄罗斯<text:a xlink:type="simple" xlink:href="https://www.ukrinform.ua/tag-raketa" text:style-name="Internet_20_link" text:visited-style-name="Visited_20_Internet_20_Link">
Rocket</text:a>
，占领者有目的地击中了Kramatorsk中心……这些女孩在很短的时间内到达了城市……今天，他们在Dobropilly中休息了……”  - 信息写道。</text:p>
      <text:p text:style-name="P4">
他还在[Instagram]上写了这件事(https://www.instagram.com/p/CuHSOwzNfQ2/?img_index=1)丹麦摄影师扬拉鲁普。 他说，多布罗皮拉的双胞胎女孩被他们的母亲，克拉默托克医院的外科医生Olga Aksenchenko埋葬。</text:p>
      <text:p text:style-name="P4">
<text:span text:style-name="T4">
另请阅读：</text:span>
 [火箭罢工<text:span text:style-name="T4">
 kramatorsk </text:span>
(https://www.ukrinform.ua/rubric-regions/3729813-raketnij-udar-po-kramatorsku-agenta-rf-vidpravili-pid-arest.html)“战争开始时，一家人离开了克拉曼斯克。 但是在这一天，他们聚在一起参观城市医院的城市 - 在决定吃披萨之前。</text:p>
      <text:p text:style-name="P4">
正如乌克林福姆报道的那样，俄罗斯军队在6月27日晚上<text:a xlink:type="simple" xlink:href="https://www.ukrinform.ua/rubric-ato/3728508-u-kramatorsku-rosijska-raketa-zrujnuvala-zaklad-u-centri-mista.html" text:style-name="Internet_20_link" text:visited-style-name="Visited_20_Internet_20_Link">
对Kramatorsk击败</text:a>
。 一枚火箭袭击了市中心的RIA餐厅。在17岁的死去的女孩和两个14岁姐妹中。 第二枚火箭在贝伦克村发射。</text:p>
      <text:p text:style-name="P4">
在Kramatorsk <text:a xlink:type="simple" xlink:href="https://www.ukrinform.ua/rubric-regions/3729474-u-kramatorsku-ogolosili-tridennu-zalobu-za-zagiblimi-pid-cas-raketnogo-udaru.html" text:style-name="Internet_20_link" text:visited-style-name="Visited_20_Internet_20_Link">
宣布为期三天的哀悼</text:a>
 (6月30日，7月1日和2日)根据俄罗斯抢劫的受害者的说法。</text:p>
      <text:p text:style-name="P4">
_照片：Instagram /摄影师Jan Grarup _</text:p>
      <text:p text:style-name="P4">
News Source: <text:a xlink:type="simple" xlink:href="https://www.ukrinform.ua/rubric-regions/3729938-u-dobropilli-pohovali-divcatbliznucok-aki-zaginuli-vid-raketnogo-udaru-po-kramatorsku.html" text:style-name="Internet_20_link" text:visited-style-name="Visited_20_Internet_20_Link">
https://www.ukrinform.ua/rubric-regions/3729938-u-dobropilli-pohovali-divcatbliznucok-aki-zaginuli-vid-raketnogo-udaru-po-kramatorsku.html</text:a>
</text:p>
      <!--NEWS-->
      <text:h text:style-name="P10" text:outline-level="1">
<text:span text:style-name="T4">
小屋参加了欧洲奥运会拳击比赛</text:span>
</text:h>
      <text:p text:style-name="P4">
作者: Ukrinform (Person)</text:p>
      <text:p text:style-name="P4">
出版商: Укринформ (Organization)</text:p>
      <text:p text:style-name="P4">
出版时间: 2023-06-30T18:52:47+03:00</text:p>
      <text:p text:style-name="P4">
修改时间: 2023-06-30T18:52:47+03:00</text:p>
      <text:p text:style-name="P4">
描述: 在克拉科夫（波兰）III欧洲奥运会正在进行中。  - 乌克林。</text:p>
      <text:p text:style-name="P4">
图片: ['<text:a xlink:type="simple" xlink:href="https://static.ukrinform.com/photos/2023_06/thumb_files/630_360_1688140358-804.jpg" text:style-name="Internet_20_link" text:visited-style-name="Visited_20_Internet_20_Link">
630_360_16881...</text:a>
']</text:p>
      <text:p text:style-name="P4">
标签: ['Бокс', 'Олександр Хижняк', 'Європейські ігри']</text:p>
      <text:p text:style-name="P4">
类型: Article</text:p>
      <!--METADATA-->
      <text:p text:style-name="P4">
<draw:frame draw:style-name="fr1" draw:name="Image175" text:anchor-type="as-char" svg:width="6.9236in" svg:height="3.956343in" draw:z-index="0">
<draw:image xlink:href="../Images/yкринформ/2023-06-30T18-52-47-03-00/630_360_1688140358-804.jpg" xlink:type="simple" xlink:show="embed" xlink:actuate="onLoad" draw:mime-type="image/jpeg"/>
</draw:frame>
在克拉科夫(波兰)III欧洲奥运会正在进行。</text:p>
      <text:p text:style-name="P4">
乌克林福姆报道，乌克兰拳击手Oleksandr Khizhniak发布了80公斤重量类别的比赛的决赛。</text:p>
      <text:p text:style-name="P4">
在半决赛中，希兹尼亚克自信地击败了意大利救助者卡瓦利奥罗(5：0)保证至少“银”。</text:p>
      <text:p text:style-name="P4">
<text:span text:style-name="T4">
另请阅读：</text:span>
 <text:a xlink:type="simple" xlink:href="https://www.ukrinform.ua/rubric-sports/3728963-hiznak-probivsa-do-pivfinalu-bokserskogo-turniru-evropejskih-igor.html" text:style-name="Internet_20_link" text:visited-style-name="Visited_20_Internet_20_Link">
Khizhnyak进入了Herki锦标赛比赛的半决赛<text:span text:style-name="T4">
盒子</text:span>
</text:a>
欧洲奥运会的“黄金” -2023 Khizhnyak与Crobat Gabrielemveochich一起演奏，后者在阿塞拜疆Murad Murad Allahverdiyev上占领这座山(5：0).</text:p>
      <text:p text:style-name="P4">
Фото: European Games 2023.</text:p>
      <text:p text:style-name="P4">
News Source: <text:a xlink:type="simple" xlink:href="https://www.ukrinform.ua/rubric-sports/3729939-hiznak-vijsov-u-final-bokserskogo-turniru-evropejskih-igor.html" text:style-name="Internet_20_link" text:visited-style-name="Visited_20_Internet_20_Link">
https://www.ukrinform.ua/rubric-sports/3729939-hiznak-vijsov-u-final-bokserskogo-turniru-evropejskih-igor.html</text:a>
</text:p>
      <!--NEWS-->
      <text:h text:style-name="P10" text:outline-level="1">
<text:span text:style-name="T4">
重新整合到Informpole：MKIP计划返回乌克兰电视和广播唱歌100％TOT</text:span>
</text:h>
      <text:p text:style-name="P4">
作者: Ukrinform (Person)</text:p>
      <text:p text:style-name="P4">
出版商: Укринформ (Organization)</text:p>
      <text:p text:style-name="P4">
出版时间: 2023-06-30T19:01:05+03:00</text:p>
      <text:p text:style-name="P4">
修改时间: 2023-06-30T19:01:05+03:00</text:p>
      <text:p text:style-name="P4">
描述: 临时占领地区的信息重新整合涉及乌克兰广播的全部覆盖范围。  - 乌克林。</text:p>
      <text:p text:style-name="P4">
图片: ['<text:a xlink:type="simple" xlink:href="https://static.ukrinform.com/photos/2018_05/thumb_files/630_360_1526567976-7866.jpg" text:style-name="Internet_20_link" text:visited-style-name="Visited_20_Internet_20_Link">
630_360_15265...</text:a>
']</text:p>
      <text:p text:style-name="P4">
标签: ['Реінтеграція Донбасу', 'Тарас Шевченко', 'МКІП ', 'Телебачення']</text:p>
      <text:p text:style-name="P4">
类型: Article</text:p>
      <!--METADATA-->
      <text:p text:style-name="P4">
<draw:frame draw:style-name="fr1" draw:name="Image176" text:anchor-type="as-char" svg:width="6.9236in" svg:height="3.956343in" draw:z-index="0">
<draw:image xlink:href="../Images/yкринформ/2023-06-30T19-01-05-03-00/630_360_1526567976-7866.jpg" xlink:type="simple" xlink:show="embed" xlink:actuate="onLoad" draw:mime-type="image/jpeg"/>
</draw:frame>
暂时占领的领土的信息重新整合涉及乌克兰电视和广播唱歌的完整覆盖。</text:p>
      <text:p text:style-name="P4">
文化与信息政策部会议的结果，详细介绍了战略目的第5号计划的措施第5号措施，以实施2025年报告的策略信息安全性<text:a xlink:type="simple" xlink:href="https://mkip.gov.ua/news/9401.html" text:style-name="Internet_20_link" text:visited-style-name="Visited_20_Internet_20_Link">
新闻服务</text:a>
办公室，报道乌克林福姆。</text:p>
      <text:p text:style-name="P4">
“为了消除俄罗斯宣传叙事的长期破坏性影响，有必要采取许多措施将TT的完整信息整合到乌克兰的一般信息领域中。 主要步骤应是：恢复乌克兰人的信息基础设施和武器的100％<text:a xlink:type="simple" xlink:href="https://www.ukrinform.ua/tag-radio-i-tb" text:style-name="Internet_20_link" text:visited-style-name="Visited_20_Internet_20_Link">
电视和广播信号</text:a>
，促进返回Toto -Ukrainian电视和广播公司的促进。”</text:p>
      <text:p text:style-name="P4">
<text:span text:style-name="T4">
另请阅读：</text:span>
 <text:a xlink:type="simple" xlink:href="https://www.ukrinform.ua/rubric-society/3729831-delegacia-inozemnih-zurnalistiv-vidvidala-ukrainu-sob-diznatisa-pravdu-pro-vijnu.html" text:style-name="Internet_20_link" text:visited-style-name="Visited_20_Internet_20_Link">
外国记者的委派访问了乌克兰以认识到有关战争的真相</text:a>
值得注意的是，自2014年以来，俄罗斯在暂时占领的领土上宣传了宣传渠道。 根据MKIP的说法，俄罗斯占领的政府一直都是对任何广泛信息的严格控制，并且审查制度运作，这导致缺乏独立媒体的表达自由。</text:p>
      <text:p text:style-name="P4">
“对于MKIP，信息安全策略实际上是主要的战略文件。 战略目标#5的主题是最重要的。 因此，首先，战略活动的表演者 - 能力部委和中央执行机构的代表，以及在该主题中工作的几个国际发展合作伙伴，以了解城市计划整合Tarashevchenko。</text:p>
      <text:p text:style-name="P4">
<text:span text:style-name="T4">
另请阅读：</text:span>
 <text:a xlink:type="simple" xlink:href="https://www.ukrinform.ua/rubric-culture/3729375-murali-posteri-ta-memi-pro-vijnu-v-ukraini-stvorili-portal-mistectvo-peremogi.html" text:style-name="Internet_20_link" text:visited-style-name="Visited_20_Internet_20_Link">
关于战争的壁画，海报和模因：乌克兰创建了门户“胜利艺术”</text:a>
</text:p>
      <text:p text:style-name="P4">
据报道，在2022年秋天，在哈尔基夫地区的秋季，27台电视和广播公司的讲话返回，电信“ Unin”返回。</text:p>
      <text:p text:style-name="P4">
News Source: <text:a xlink:type="simple" xlink:href="https://www.ukrinform.ua/rubric-society/3729942-reintegracia-v-informpole-u-mkip-planuut-povernuti-ukrainskij-teleradiosignal-na-100-tot.html" text:style-name="Internet_20_link" text:visited-style-name="Visited_20_Internet_20_Link">
https://www.ukrinform.ua/rubric-society/3729942-reintegracia-v-informpole-u-mkip-planuut-povernuti-ukrainskij-teleradiosignal-na-100-tot.html</text:a>
</text:p>
      <!--NEWS-->
      <text:h text:style-name="P10" text:outline-level="1">
<text:span text:style-name="T4">
俄罗斯联邦入侵后，对乌克兰文学的需求增加了 - 出版社的主任</text:span>
</text:h>
      <text:p text:style-name="P4">
作者: Ukrinform (Person)</text:p>
      <text:p text:style-name="P4">
出版商: Укринформ (Organization)</text:p>
      <text:p text:style-name="P4">
出版时间: 2023-06-30T19:08:00+03:00</text:p>
      <text:p text:style-name="P4">
修改时间: 2023-06-30T19:08:00+03:00</text:p>
      <text:p text:style-name="P4">
描述: 在全面入侵俄罗斯之后，读者对乌克兰文学的需求增加了。  - 乌克林。</text:p>
      <text:p text:style-name="P4">
图片: ['<text:a xlink:type="simple" xlink:href="https://static.ukrinform.com/photos/2023_06/thumb_files/630_360_1688141183-156.jpg" text:style-name="Internet_20_link" text:visited-style-name="Visited_20_Internet_20_Link">
630_360_16881...</text:a>
']</text:p>
      <text:p text:style-name="P4">
标签: ['Ціни', 'Книги', 'Література', 'Видавництво']</text:p>
      <text:p text:style-name="P4">
类型: Article</text:p>
      <!--METADATA-->
      <text:p text:style-name="P4">
<draw:frame draw:style-name="fr1" draw:name="Image177" text:anchor-type="as-char" svg:width="6.9236in" svg:height="3.956343in" draw:z-index="0">
<draw:image xlink:href="../Images/yкринформ/2023-06-30T19-08-00-03-00/630_360_1688141183-156.jpg" xlink:type="simple" xlink:show="embed" xlink:actuate="onLoad" draw:mime-type="image/jpeg"/>
</draw:frame>
在读者中全面入侵俄罗斯的邮报增加了对乌克兰文学的需求。</text:p>
      <text:p text:style-name="P4">
这是由对乌克林福称预成立期间亚历山大·克拉索维茨基(Alexander Krasovitsky)主任亚历山大·克拉索维茨基(Alexander Krasovitsky)所说的。</text:p>
      <text:p text:style-name="P4">
“读者在乌克兰文学上的兴趣从去年6月开始从字面上意义上增加。增长因素是20  -  40年的最重要的文献。随着乌克兰在其国家死亡的作家的复兴和成功的人的复兴。 1930年代要出国。首先，是伊万·巴格兰尼(Ivan Bagryany)。</text:p>
      <text:p text:style-name="P4">
他指出，需求也有所增加，以及古典乌克兰文学，这是现代的。 此外，对外国古典文献的需求增加了。</text:p>
      <text:p text:style-name="P4">
根据Krasovitsky的说法，乌克兰人开始阅读少的<text:a xlink:type="simple" xlink:href="https://www.ukrinform.ua/tag-kniga" text:style-name="Internet_20_link" text:visited-style-name="Visited_20_Internet_20_Link">
书</text:a>
来自心理学，医学和教育文献。 他补充说，在乌克兰，现在很少有乌克兰人需要的大众文学作家。</text:p>
      <text:p text:style-name="P4">
“我们有一个人的手指，科幻小说。单元，其中许多人一直是那纳普罗出版商的手指，因为乌克兰出版商无法宣传。”</text:p>
      <text:p text:style-name="P4">
克拉索维茨基还指出，现在大多数乌克兰人都在自信地购买乌克兰的书籍。 出版社的董事说：“这本书市场是俄罗斯书中有书籍的绝对情况，但几乎为零。”</text:p>
      <text:p text:style-name="P4">
据他说，截至今天，大约800-900本书店每月发行约900-95万册。</text:p>
      <text:p text:style-name="P4">
*!(https://www.ukrinform.ua/rubric-culture/3726912-pidtrimka-ukrainskoi-mkip-iniciue-vidacu-knizkovih-sertifikativ-i-subsidij-dla-knigaren.html)</text:p>
      <text:p text:style-name="P4">
他还指出，这本书的成本目前是-2021年中期的2倍。 据他说，书籍将继续在论文中增长。 Krasovitsky补充说：“但是爆炸物生产的纤维素与书籍生产的自我相同。如果全世界增加监狱的生产，那么书籍的生产就会减少。”</text:p>
      <text:p text:style-name="P4">
据报道，文化和信息政策部长亚历山大(Tkachenko)表示有必要支持乌克兰书籍的生产。(https://www.ukrinform.ua/rubric-culture/3727186-tkacenko-zaaviv-pro-neobhidnist-pidtrimki-ukrainskogo-knigovirobnictva.html)</text:p>
      <text:p text:style-name="P4">
News Source: <text:a xlink:type="simple" xlink:href="https://www.ukrinform.ua/rubric-culture/3729945-pisla-vtorgnenna-rf-popit-na-ukrainsku-literaturu-zbilsivsa-direktor-vidavnictva.html" text:style-name="Internet_20_link" text:visited-style-name="Visited_20_Internet_20_Link">
https://www.ukrinform.ua/rubric-culture/3729945-pisla-vtorgnenna-rf-popit-na-ukrainsku-literaturu-zbilsivsa-direktor-vidavnictva.html</text:a>
</text:p>
      <!--NEWS-->
      <text:h text:style-name="P10" text:outline-level="1">
<text:span text:style-name="T4">
在乌克兰，创建了堕落地区文化遗产保护中心</text:span>
</text:h>
      <text:p text:style-name="P4">
作者: Ukrinform (Person)</text:p>
      <text:p text:style-name="P4">
出版商: Укринформ (Organization)</text:p>
      <text:p text:style-name="P4">
出版时间: 2023-06-30T19:08:35+03:00</text:p>
      <text:p text:style-name="P4">
修改时间: 2023-06-30T19:08:35+03:00</text:p>
      <text:p text:style-name="P4">
描述: 在MKIP的倡议下，创建了一个机构间协调中心，以保留文化遗​​产和文化价值，以抵消受Kakhovka水力发电站影响的领土上的循环。  - 乌克林。</text:p>
      <text:p text:style-name="P4">
图片: ['<text:a xlink:type="simple" xlink:href="https://static.ukrinform.com/photos/2023_06/thumb_files/630_360_1688121072-522.jpg" text:style-name="Internet_20_link" text:visited-style-name="Visited_20_Internet_20_Link">
630_360_16881...</text:a>
']</text:p>
      <text:p text:style-name="P4">
标签: ['Культурна спадщина', 'Ткаченко', 'Каховська ГЕС', 'МКІП ']</text:p>
      <text:p text:style-name="P4">
类型: Article</text:p>
      <!--METADATA-->
      <text:p text:style-name="P4">
<draw:frame draw:style-name="fr1" draw:name="Image178" text:anchor-type="as-char" svg:width="6.9236in" svg:height="3.956343in" draw:z-index="0">
<draw:image xlink:href="../Images/yкринформ/2023-06-30T19-08-35-03-00/630_360_1688121072-522.jpg" xlink:type="simple" xlink:show="embed" xlink:actuate="onLoad" draw:mime-type="image/jpeg"/>
</draw:frame>
创建了跨部门维护文化遗产和文化价值观的部门协调中心，以与Mkip相互作用，以抵消受Kakhovka水力发电站的破坏影响的sidragranation。</text:p>
      <text:p text:style-name="P4">
据报道(https://t.me/otkachenkokyiv/3831)，报道乌克林福姆。</text:p>
      <text:p text:style-name="P4">
“在Kakhovski水力发电站之后，对乌克兰在受影响地区部署的文化遗产的新挑战。(https://www.ukrinform.ua/tag-kahovska-ges)。 今天，政府支持我们的提议，”部长写道。</text:p>
      <text:p text:style-name="P4">
Tkachenko指出，在两周内，该中心应制定和提交旨在增强dnipropetrovsk领土文化遗产和文化价值的计划，Zaporizhzhya，Mykolaiv Tacherson地区。 然后，ICP将提交政府批准的计划。</text:p>
      <text:p text:style-name="P4">
这位部长指出，武装部队武装部队的部队，国家警察部队，国家警察局，应立即将人口的进入到受Kakhovskaya Hydroectric Power Station影响影响的领土为了防止掠夺案件，伤害物体和文化遗产的任务。</text:p>
      <text:p text:style-name="P4">
<text:span text:style-name="T4">
另请阅读：</text:span>
 <text:a xlink:type="simple" xlink:href="https://www.ukrinform.ua/rubric-culture/3729730-u-zaporizzi-v-obmililij-zoni-dnipra-viavili-starodavnij-dubovij-coven.html" text:style-name="Internet_20_link" text:visited-style-name="Visited_20_Internet_20_Link">
在dnieper的Zaporizhzhya中发现了古老的<text:span text:style-name="T4">
 dubov </text:span>
 s船</text:a>
Tkachenko Tkachenko：“协调中心应提到国际机构在保护，文档，研究和博物馆的保护，文档，研究和博物馆中提供帮助。”</text:p>
      <text:p text:style-name="P4">
根据报告，协调中心的负责人是MKIP的负责人。 该部的其他代表，基础设施部，内政部，国防部，国家警察，国家警察，武装部队的领土国防军，Dnipropetrovsk，Zaporizia，Zaporizhia，Mykolaiv，Mykolaiv，Kherson Ova，Kherson Ova，Kherson OVA，Kherson OVA NAS考古学。</text:p>
      <text:p text:style-name="P4">
News Source: <text:a xlink:type="simple" xlink:href="https://www.ukrinform.ua/rubric-culture/3729946-v-ukraini-stvorili-centr-zi-zberezenna-kulturnoi-spadsini-u-pidtoplenih-oblastah.html" text:style-name="Internet_20_link" text:visited-style-name="Visited_20_Internet_20_Link">
https://www.ukrinform.ua/rubric-culture/3729946-v-ukraini-stvorili-centr-zi-zberezenna-kulturnoi-spadsini-u-pidtoplenih-oblastah.html</text:a>
</text:p>
      <!--NEWS-->
      <text:h text:style-name="P10" text:outline-level="1">
<text:span text:style-name="T4">
乌克兰的武器成为欧洲国防部形成的开始 - 查尔斯·米歇尔</text:span>
</text:h>
      <text:p text:style-name="P4">
作者: Ukrinform (Person)</text:p>
      <text:p text:style-name="P4">
出版商: Укринформ (Organization)</text:p>
      <text:p text:style-name="P4">
出版时间: 2023-06-30T19:14:00+03:00</text:p>
      <text:p text:style-name="P4">
修改时间: 2023-06-30T19:14:00+03:00</text:p>
      <text:p text:style-name="P4">
描述: 从俄罗斯侵略开始以支持乌克兰提供武器供应的空前的欧盟解决方案已成为欧盟历史上的旋转点，也是建立欧洲国防的一步。  - 乌克林。</text:p>
      <text:p text:style-name="P4">
图片: ['<text:a xlink:type="simple" xlink:href="https://static.ukrinform.com/photos/2022_10/thumb_files/630_360_1665159923-179.jpg" text:style-name="Internet_20_link" text:visited-style-name="Visited_20_Internet_20_Link">
630_360_16651...</text:a>
']</text:p>
      <text:p text:style-name="P4">
标签: ['Євросоюз', 'Оборона', 'Україна', 'Безпека', 'Війна з Росією']</text:p>
      <text:p text:style-name="P4">
类型: Article</text:p>
      <!--METADATA-->
      <text:p text:style-name="P4">
<draw:frame draw:style-name="fr1" draw:name="Image179" text:anchor-type="as-char" svg:width="6.9236in" svg:height="3.956343in" draw:z-index="0">
<draw:image xlink:href="../Images/yкринформ/2023-06-30T19-14-00-03-00/630_360_1665159923-179.jpg" xlink:type="simple" xlink:show="embed" xlink:actuate="onLoad" draw:mime-type="image/jpeg"/>
</draw:frame>
从俄罗斯侵略开始以支持乌克兰用武器支持乌克兰的空前解决方案已成为欧盟历史上的旋转点，并且是改革欧洲防御的一步。</text:p>
      <text:p text:style-name="P4">
乌克林福姆报道，欧洲委员会总裁查尔斯·米歇尔(Charles Michel)的总裁查尔斯·米歇尔(Charles Michel)的据报道，这是今天在布鲁塞尔的新闻发布会上宣布的。</text:p>
      <text:p text:style-name="P4">
“在乌克兰进行全面入侵俄罗斯的几个小时后，欧盟在欧盟高级代表的倡议下决定动员包括乌克兰的军事援助，包括邮政设备。 这是欧盟历史上的转折点。(https://www.ukrinform.ua/tag-oborona)”， - 米歇尔说。</text:p>
      <text:p text:style-name="P4">
他回忆说，一年前，在凡尔赛的一次会议上，他们确定了加强纳瓦拉一级安全和防御系统的框架条件，包括工业战略和工业能力。 ，迫使欧盟加速这项工作。</text:p>
      <text:p text:style-name="P4">
在这种情况下，欧洲理事会主席强调了与北约秘书长詹斯·斯托尔滕贝格(Jens Stoltenberg)会面的重要性，北约秘书长詹斯·斯托尔滕贝格(Jens Stoltenberg)昨天已经完成，并已成为强调欧盟之间的合作伙伴关系的机会，并与双边宣言保持一致。合作。 建立欧盟和北约运营基础设施保护组是由两个组织提供了一个非常真实的内容的表现，即能够相互补充。</text:p>
      <text:p text:style-name="P4">
<text:span text:style-name="T4">
另请阅读：</text:span>
 EU [EU <text:a xlink:type="simple" xlink:href="https://www.ukrinform.ua/rubric-polytics/3729894-es-nadae-ukraini-masivnu-pidtrimku-sob-privesti-blizce-do-evropejskih-armij-i-do-nato-misel.html" text:style-name="Internet_20_link" text:visited-style-name="Visited_20_Internet_20_Link">
EU提供了大力支持乌克兰带来最近的欧洲军队和北约 - 米歇尔</text:a>
“就乌克兰而言，我们是团结而果断的 - 这是我们要发送的第一个信息，尤其是在过去一个周末在俄罗斯的发展背景下，这表明脆弱性，不确定性。 取而代之的是，我们采用了欧洲联合的方法，我们考虑了全球资助和发展乌克兰军事能力的机会。”欧洲理事会主席说。第二个重要问题是在针对乌克兰战争期间为俄罗斯入侵者提供正义和责任 - 这继续与全球合作伙伴紧密互动。</text:p>
      <text:p text:style-name="P4">
“第三点是安全保证。 当然，这是一个关键问题。 在这方面，我们对此有一个非常清晰的信息：我们将保留此讨论的关键。 未来的Natou Vilnius峰会只有两个星期，这是一个重要的事件，因为并非全部，但许多成员国同时是联盟的成员。”米歇尔强调。</text:p>
      <text:p text:style-name="P4">
<text:span text:style-name="T4">
另请阅读：</text:span>
 <text:a xlink:type="simple" xlink:href="https://www.ukrinform.ua/rubric-ato/3729925-es-aktivno-obgovoruvatime-garantii-bezpeki-dla-ukraini-vprodovz-nastupnih-tizniv-fon-der-laen.html" text:style-name="Internet_20_link" text:visited-style-name="Visited_20_Internet_20_Link">
EC将在接下来的几周内积极讨论乌克兰的保证<text:span text:style-name="T4">
安全</text:span>
  -  von der lyen</text:a>
他还报告说，欧盟领导人特别关注Viborus的处境，以及根据白俄罗斯反对派可能在接下来的几周和几个月内在这个国家展开的事件。</text:p>
      <text:p text:style-name="P4">
据报道，在6月29日至30日，在布鲁塞尔举行了为期两天的欧盟峰会。金融，军事和人道主义援助。</text:p>
      <text:p text:style-name="P4">
News Source: <text:a xlink:type="simple" xlink:href="https://www.ukrinform.ua/rubric-polytics/3729950-postavki-zbroi-dla-vouucoi-ukraini-stali-pocatkom-formuvanna-evropejskoi-oboroni-sarl-misel.html" text:style-name="Internet_20_link" text:visited-style-name="Visited_20_Internet_20_Link">
https://www.ukrinform.ua/rubric-polytics/3729950-postavki-zbroi-dla-vouucoi-ukraini-stali-pocatkom-formuvanna-evropejskoi-oboroni-sarl-misel.html</text:a>
</text:p>
      <!--NEWS-->
      <text:h text:style-name="P10" text:outline-level="1">
<text:span text:style-name="T4">
乌克兰外交部发现乌克兰人是否在奇西诺机场枪击事件发生</text:span>
</text:h>
      <text:p text:style-name="P4">
作者: Ukrinform (Person)</text:p>
      <text:p text:style-name="P4">
出版商: Укринформ (Organization)</text:p>
      <text:p text:style-name="P4">
出版时间: 2023-06-30T19:16:18+03:00</text:p>
      <text:p text:style-name="P4">
修改时间: 2023-06-30T19:16:18+03:00</text:p>
      <text:p text:style-name="P4">
描述: 乌克兰外交部监督奇西诺机场的局势。  - 乌克林。</text:p>
      <text:p text:style-name="P4">
图片: ['<text:a xlink:type="simple" xlink:href="https://static.ukrinform.com/photos/2023_06/thumb_files/630_360_1688141677-392.jpg" text:style-name="Internet_20_link" text:visited-style-name="Visited_20_Internet_20_Link">
630_360_16881...</text:a>
']</text:p>
      <text:p text:style-name="P4">
标签: ['Аеропорт', 'Молдова', 'МЗС', 'Стрілянина', 'Україна']</text:p>
      <text:p text:style-name="P4">
类型: Article</text:p>
      <!--METADATA-->
      <text:p text:style-name="P4">
<draw:frame draw:style-name="fr1" draw:name="Image180" text:anchor-type="as-char" svg:width="6.9236in" svg:height="3.956343in" draw:z-index="0">
<draw:image xlink:href="../Images/yкринформ/2023-06-30T19-16-18-03-00/630_360_1688141677-392.jpg" xlink:type="simple" xlink:show="embed" xlink:actuate="onLoad" draw:mime-type="image/jpeg"/>
</draw:frame>
乌克兰外交部监视基希辛市机场的局势。</text:p>
      <text:p text:style-name="P4">
根据乌克林福姆的说法，外交部发言人Oleg Nikolenko在[Facebook]中报告(https://www.facebook.com/oleg.nikolenko.50/posts/pfbid0f5xAuqD24pWTYieSMNCTvc6CT49r7v4XEYFUNQEbmxECjtUK4S4dggVw9qST5i1Zl).</text:p>
      <text:p text:style-name="P4">
"МЗС України відслідковує ситуацію в аеропорту м. Кишинів. Дипломативзаємодіють із молдовською владою задля отримання деталей, з‘ясовують можливунаявність українців", - йдеться у повідомленні.</text:p>
      <text:p text:style-name="P4">
<text:span text:style-name="T4">
Читайте також:</text:span>
 <text:a xlink:type="simple" xlink:href="https://www.ukrinform.ua/rubric-world/3721188-u-aeroportu-tokio-zistovhnulisa-dva-litaki-obijslosa-bez-zertv.html" text:style-name="Internet_20_link" text:visited-style-name="Visited_20_Internet_20_Link">
 У <text:span text:style-name="T4">
аеропорт</text:span>
 у Токіо зіштовхнулися два літаки:обійшлося без жертв </text:a>
为了帮助您，乌克兰人可以联系乌克兰大使馆热线：+37360170896。</text:p>
      <text:p text:style-name="P4">
正如乌克林福姆报道的那样，6月30日在奇西诺机场(Chisinau Airport(https://www.ukrinform.ua/rubric-world/3729923-v-aeroportu-kisineva-pasazir-vidkriv-strilaninu.html)。</text:p>
      <text:p text:style-name="P4">
<text:span text:style-name="T5">
foto：newmaker</text:span>
</text:p>
      <text:p text:style-name="P4">
News Source: <text:a xlink:type="simple" xlink:href="https://www.ukrinform.ua/rubric-society/3729951-mzs-ukraini-zasovue-ci-buli-ukrainci-na-misci-strilanini-v-aeroportu-kisineva.html" text:style-name="Internet_20_link" text:visited-style-name="Visited_20_Internet_20_Link">
https://www.ukrinform.ua/rubric-society/3729951-mzs-ukraini-zasovue-ci-buli-ukrainci-na-misci-strilanini-v-aeroportu-kisineva.html</text:a>
</text:p>
      <!--NEWS-->
      <text:h text:style-name="P10" text:outline-level="1">
<text:span text:style-name="T4">
东部有激烈的战斗，在南部，敌人试图阻止国防军的进步</text:span>
</text:h>
      <text:p text:style-name="P4">
作者: Ukrinform (Person)</text:p>
      <text:p text:style-name="P4">
出版商: Укринформ (Organization)</text:p>
      <text:p text:style-name="P4">
出版时间: 2023-06-30T19:22:00+03:00</text:p>
      <text:p text:style-name="P4">
修改时间: 2023-06-30T19:22:00+03:00</text:p>
      <text:p text:style-name="P4">
描述: 目前，俄罗斯人集中在东部的三个方向上，在Zaporizhzhya和Kherson  - 敌人正试图防止促进乌克兰的国防军。  - 乌克林。</text:p>
      <text:p text:style-name="P4">
图片: ['<text:a xlink:type="simple" xlink:href="https://static.ukrinform.com/photos/2023_03/thumb_files/630_360_1679375939-209.jpg" text:style-name="Internet_20_link" text:visited-style-name="Visited_20_Internet_20_Link">
630_360_16793...</text:a>
']</text:p>
      <text:p text:style-name="P4">
标签: ['Генштаб', 'Обстріл', 'Війна з Росією']</text:p>
      <text:p text:style-name="P4">
类型: Article</text:p>
      <!--METADATA-->
      <text:p text:style-name="P4">
<draw:frame draw:style-name="fr1" draw:name="Image181" text:anchor-type="as-char" svg:width="6.9236in" svg:height="3.956343in" draw:z-index="0">
<draw:image xlink:href="../Images/yкринформ/2023-06-30T19-22-00-03-00/630_360_1679375939-209.jpg" xlink:type="simple" xlink:show="embed" xlink:actuate="onLoad" draw:mime-type="image/jpeg"/>
</draw:frame>
俄罗斯景观将主要努力集中在东方的三个方向上，纳扎普什兹希亚(Nazaposhzhzhia)和霍森(Kherson) - 敌人试图防止促进乌克兰的西尔博隆。</text:p>
      <text:p text:style-name="P4">
这是由武装部队总参谋部在[Facebook]的新闻服务中告知的(https://www.facebook.com/GeneralStaff.ua/posts/pfbid02Z5gPgJTa4ae3pe1AAce7bPe573v3e4b5zA14Vbfh3aXCgGcCgKgZG2qJXHhyZJ6Rl)乌克林福姆报道，俄罗斯入侵于2023年6月30日发表了及时的信息。</text:p>
      <text:p text:style-name="P4">
“敌人继续将主要的努力集中在利马，巴赫穆特和玛丽斯基的指示上<text:span text:style-name="T4">
，激烈的战斗正在进行中。 白天有18次战斗。 </text:span>
在Zaporizhzhya和Kherson的指示**敌人节省了防止我们部队晋升的主要努力。 增加了赫森地区安东尼夫卡地区的罢工。 跑步<text:a xlink:type="simple" xlink:href="https://www.ukrinform.ua/tag-obstril" text:style-name="Internet_20_link" text:visited-style-name="Visited_20_Internet_20_Link">
炮击</text:a>
超过40个彩绘点。 Among them, Novodarivka, Levadne, Gulyaipole, Railway, Gulyaypilskoye, Mala Tokmachka, Novodanilovka, Orikhiv, Novoandriivka of Zaporizhzhya region and Dudchany, Antonovka, Kherson, Stepanivka, Dnipro Kherson region, ”the General Staust said.</text:p>
      <text:p text:style-name="P4">
<text:span text:style-name="T4">
在利马方向上</text:span>
俄罗斯联邦在Bigorivka地区和顿涅茨克地区有争议的Rozdolivka造成了空袭。 尤其是10个以上的定居点 - 卢甘斯克地区的Bigorivka和Torke，Dibrova，Verkamyanskoye，Rozdolivka，Berestovodonetsk地区遭受了火炮。</text:p>
      <text:p text:style-name="P4">
<text:span text:style-name="T4">
另请阅读：</text:span>
 [在塔夫里伊斯克(Tavriysk)的方向上，我们将燃烧敌人，俄罗斯人成立了近三家公司 -  <text:span text:style-name="T4">
 Tarnae </text:span>
 <text:span text:style-name="T4">
(https://www.ukrinform.ua/rubric-ato/3729906-na-tavrijskomu-napramku-za-dobu-rosiani-vtratili-majze-tri-roti-tarnavskij.html)“ </text:span>
在Bakhmut方向**敌人对Bogdanivka和Chrome Donetsk地区进行了不成功的进攻行动。 他在顿涅茨克袭击了纽约。 Ugenstba说：“大约有15个定居点，包括YAR，Konstantinovka，Khischevka，White Gora，Diliyivka，南部Donetsk地区，对敌方火炮炮击感到惊讶。”</text:p>
      <text:p text:style-name="P4">
根据军方的说法，在Avdiivsky的方向<text:span text:style-name="T4">
的支持下，在航空的支持下，在Avdiivka和Pervomaisky领域的进攻行动不成功，并实施了15多个定居点。 其中包括芦苇，陶瓷，Avdiivka，Severene，Vodyane，Neuelsk Donetsk地区。</text:span>
在库皮斯克方向**俄罗斯人在诺维洛夫斯基卢汉斯地区进行了不成功的进攻行动； 他们在哈尔基夫地区地区造成了空袭。 根据敌人的武装部队，敌人的炮兵和迫击炮，普特尼科夫，菲洛利夫卡，两年，马苏蒂夫卡，库皮斯克和kislivka在哈尔基夫地区。</text:p>
      <text:p text:style-name="P4">
“ <text:span text:style-name="T4">
在沙赫塔尔方向</text:span>
敌人在顿涅茨克地区的地区和金尼瓦地区袭击。 他在大约15个绘画点上开火，特别是被解雇了巴拉斯加夫卡，祝福，煤炭，诺维克兰卡，沙克塔尔·顿涅茨克地区，”总参谋部获悉。</text:p>
      <text:p text:style-name="P4">
根据军方的说法，<text:span text:style-name="T4">
在沃利恩(Volyn)和波利斯(Polissya)的方向</text:span>
运营行业 - 没有重大变化，也未发现进攻群体形成的迹象。</text:p>
      <text:p text:style-name="P4">
<text:span text:style-name="T4">
另请阅读：</text:span>
 <text:a xlink:type="simple" xlink:href="https://www.ukrinform.ua/rubric-ato/3729890-narazi-na-pivnoci-bezposerednih-zagroz-z-boku-rosii-ta-bilorusi-nemae-naev.html" text:style-name="Internet_20_link" text:visited-style-name="Visited_20_Internet_20_Link">
目前在俄罗斯Tabilorus的直接威胁北部不是 -  <text:span text:style-name="T4">
 Naev </text:span>
</text:a>
“白俄罗斯武装部队的定义部队在与乌克兰的边界线上执行任务。 武装部队说：“在白俄罗斯共和国的垃圾填埋场中，有战斗训练的措施和俄罗斯联邦武装部队部队的协调，然后将其送往乌克兰领土上的战斗人员维护领域。”</text:p>
      <text:p text:style-name="P4">
值得注意的是，<text:span text:style-name="T4">
在西弗斯基(Siversky)和斯洛博兹(Slobozhansky)的指示</text:span>
敌人保留了军事存在：他对10个定居点进行了迫击炮和炮击。 这些定居点包括Krasny Lozichernyhiv地区； Baranivka和Sumy地区的自由； Uda，Gatyshche，Ogirtseve和两个年龄-Old Kharkiv地区。</text:p>
      <text:p text:style-name="P4">
<text:span text:style-name="T4">
另请阅读：</text:span>
 <text:a xlink:type="simple" xlink:href="https://www.ukrinform.ua/rubric-ato/3729817-na-stavci-dorucili-posiliti-zahist-na-pivnicnomu-napramku-zelenskij.html" text:style-name="Internet_20_link" text:visited-style-name="Visited_20_Internet_20_Link">
Zelensky Hold <text:span text:style-name="T4">
赌注</text:span>
 \  - 指示加强白俄罗斯的边界</text:a>
“总的来说，白天，敌人击中了火箭发射器和34架飞机罢工，在我们的Yavsk和定居点的位置上炮击了40架火箭发射器。 不幸的是，和平的人跌倒了，受伤了，有20多个平民房屋和教育综合体受到损害。 整个乌克兰的导弹和航空罢工的可能性仍然很高。”</text:p>
      <text:p text:style-name="P4">
据报道，<text:a xlink:type="simple" xlink:href="https://www.ukrinform.ua/rubric-ato/3729608-sili-ppo-vnoci-znisili-na-pivdni-10-iz-13-sahediv.html" text:style-name="Internet_20_link" text:visited-style-name="Visited_20_Internet_20_Link">
在空中国防军南部的夜晚，摧毁了Shahd-136/131的13个敌人冲击无人机中的10件</text:a>
 .</text:p>
      <text:p text:style-name="P4">
News Source: <text:a xlink:type="simple" xlink:href="https://www.ukrinform.ua/rubric-ato/3729955-na-shodi-jdut-vazki-boi-na-pivdni-vorog-namagaetsa-zupiniti-prosuvanna-sil-oboroni.html" text:style-name="Internet_20_link" text:visited-style-name="Visited_20_Internet_20_Link">
https://www.ukrinform.ua/rubric-ato/3729955-na-shodi-jdut-vazki-boi-na-pivdni-vorog-namagaetsa-zupiniti-prosuvanna-sil-oboroni.html</text:a>
</text:p>
      <!--NEWS-->
      <text:h text:style-name="P10" text:outline-level="1">
<text:span text:style-name="T4">
模块化房屋和社会住房：Zelensky感谢Wasatch集团的所有者帮助乌克兰</text:span>
</text:h>
      <text:p text:style-name="P4">
作者: Ukrinform (Person)</text:p>
      <text:p text:style-name="P4">
出版商: Укринформ (Organization)</text:p>
      <text:p text:style-name="P4">
出版时间: 2023-06-30T19:27:00+03:00</text:p>
      <text:p text:style-name="P4">
修改时间: 2023-06-30T19:27:00+03:00</text:p>
      <text:p text:style-name="P4">
描述: 沃迪米尔·泽伦斯基（Volodymyr Zelensky）总统会见了美国商人，顾客，瓦萨奇集团（Wasatch Group Lay Hansen）的创始人和执行董事。  - 乌克林。</text:p>
      <text:p text:style-name="P4">
图片: ['<text:a xlink:type="simple" xlink:href="https://static.ukrinform.com/photos/2023_06/thumb_files/630_360_1688143042-507.jpeg" text:style-name="Internet_20_link" text:visited-style-name="Visited_20_Internet_20_Link">
630_360_16881...</text:a>
']</text:p>
      <text:p text:style-name="P4">
标签: ['Київщина', 'Зеленський', 'Меценатство', 'Відбудова', 'Модульні будинки']</text:p>
      <text:p text:style-name="P4">
类型: Article</text:p>
      <!--METADATA-->
      <text:p text:style-name="P4">
<draw:frame draw:style-name="fr1" draw:name="Image182" text:anchor-type="as-char" svg:width="6.9236in" svg:height="3.956343in" draw:z-index="0">
<draw:image xlink:href="../Images/yкринформ/2023-06-30T19-27-00-03-00/630_360_1688143042-507.jpeg" xlink:type="simple" xlink:show="embed" xlink:actuate="onLoad" draw:mime-type="image/jpeg"/>
</draw:frame>
总统洛尔迪尔·泽伦斯基(Lordir Zelensky)会见了美国商人，慈善家，瓦萨奇集团(Wasatch Group)Delma Lay Hansen的创始人兼执行董事。</text:p>
      <text:p text:style-name="P4">
根据乌克林福姆的说法，Zelensky在[Telegram]中写了有关它的文章。(https://t.me/V_Zelenskiy_official/6787)“这些项目已详细讨论，将帮助我们的人民更快地恢复健康。 [Zelensky说，带家具的房屋的模块房屋。 这是给出的(https://www.ukrinform.ua/tag-zelenskij)<text:span text:style-name="T5">
viso：Facebook vladimir Zelensky</text:span>
</text:p>
      <text:p text:style-name="P4">
如报告<text:a xlink:type="simple" xlink:href="https://www.president.gov.ua/news/volodimir-zelenskij-zustrivsya-iz-zasnovnikom-wasatch-group-83969" text:style-name="Internet_20_link" text:visited-style-name="Visited_20_Internet_20_Link">
总统站点</text:a>
，泽伦斯基(Zelensky)为汉森(Hansen)打扮在乌克兰和乌克兰人的帮助下，因为从全面入侵乌克兰的俄罗斯联邦(Ukraine)，他是慈善预测的积极参与者。</text:p>
      <text:p text:style-name="P4">
Thezelensky说：“我知道您正在意识到非常重要的项目来支持我们的员工。我们珍视您投资于生活，帮助人们的投资。”</text:p>
      <text:p text:style-name="P4">
汉森(Hansen)指出，他受到乌克兰总统和整个乌克兰人民在保护自由和民主价值方面的敬意。</text:p>
      <text:p text:style-name="P4">
Wasatch Group的创始人介绍了Zelensky和Hansen Town的项目，其主要思想是为老年人，退伍军人，寡妇，孤儿和残疾人建立一个主人社区。 该项目将包括医疗和情感护理中心，物理治疗，艺术疗法和其他必要的服务。</text:p>
      <text:p text:style-name="P4">
汉森说：“这个小镇将能够取代战争期间被摧毁的几个家庭型孤儿院。我们知道已经解决了100多个这样的机构，乌克兰Olenazelensk的第一夫人负责恢复。”</text:p>
      <text:p text:style-name="P4">
<text:span text:style-name="T4">
另请阅读：</text:span>
 <text:a xlink:type="simple" xlink:href="https://www.ukrinform.ua/rubric-vidbudova/3725951-francia-dopomoze-ukraini-pobuduvati-modulni-likarni-u-londoni-pidpisali-memorandum.html" text:style-name="Internet_20_link" text:visited-style-name="Visited_20_Internet_20_Link">
法国将帮助乌克兰建造<text:span text:style-name="T4">
模块化</text:span>
医院 - 伦敦签署了备忘录</text:a>
</text:p>
      <text:p text:style-name="P4">
Zelensky感谢Hansen的这一想法，这对一个爱心时代的人来说是如此重要。</text:p>
      <text:p text:style-name="P4">
总统还与Wasatch Group的创始人讨论了参与其公司为退伍军人建造新的现代康复中心的可能性，该州将以各种可能的方式做出贡献。</text:p>
      <text:p text:style-name="P4">
*!(https://www.ukrinform.ua/rubric-vidbudova/3718148-zavdaki-united24-na-vidnovlenna-liceu-na-kiivsini-zibrali-125-miljona.html)正如乌克林福姆报道的那样，6月29日[乌克兰弗拉基米尔·泽伦斯基总统与美国第48副总统迈克·彭索(Mike Penso)同在(https://www.ukrinform.ua/rubric-polytics/3729493-prezident-zustrivsa-z-majkom-pensom.html)讨论了安全合作以及乌克兰在北约成员的问题。</text:p>
      <text:p text:style-name="P4">
_foto：op _</text:p>
      <text:p text:style-name="P4">
News Source: <text:a xlink:type="simple" xlink:href="https://www.ukrinform.ua/rubric-vidbudova/3729961-modulni-budinki-ta-socialne-zitlo-zelenskij-podakuvav-vlasniku-wasatch-group-za-dopomogu-ukraini.html" text:style-name="Internet_20_link" text:visited-style-name="Visited_20_Internet_20_Link">
https://www.ukrinform.ua/rubric-vidbudova/3729961-modulni-budinki-ta-socialne-zitlo-zelenskij-podakuvav-vlasniku-wasatch-group-za-dopomogu-ukraini.html</text:a>
</text:p>
      <!--NEWS-->
      <text:h text:style-name="P10" text:outline-level="1">
<text:span text:style-name="T4">
在基维亚</text:span>
</text:h>
      <text:p text:style-name="P4">
作者: Ukrinform (Person)</text:p>
      <text:p text:style-name="P4">
出版商: Укринформ (Organization)</text:p>
      <text:p text:style-name="P4">
出版时间: 2023-06-30T19:29:21+03:00</text:p>
      <text:p text:style-name="P4">
修改时间: 2023-06-30T19:29:21+03:00</text:p>
      <text:p text:style-name="P4">
描述: 在基辅在德米特罗夫斯卡亚街的基辅，道路上的水井附近有17人失败。  - 乌克林。</text:p>
      <text:p text:style-name="P4">
图片: ['<text:a xlink:type="simple" xlink:href="https://static.ukrinform.com/photos/2023_04/thumb_files/630_360_1681117315-658.jpeg" text:style-name="Internet_20_link" text:visited-style-name="Visited_20_Internet_20_Link">
630_360_16811...</text:a>
']</text:p>
      <text:p text:style-name="P4">
标签: ['Аварія', 'Вода', 'Київ']</text:p>
      <text:p text:style-name="P4">
类型: Article</text:p>
      <!--METADATA-->
      <text:p text:style-name="P4">
<draw:frame draw:style-name="fr1" draw:name="Image184" text:anchor-type="as-char" svg:width="6.9236in" svg:height="3.956343in" draw:z-index="0">
<draw:image xlink:href="../Images/yкринформ/2023-06-30T19-29-21-03-00/630_360_1681117315-658.jpeg" xlink:type="simple" xlink:show="embed" xlink:actuate="onLoad" draw:mime-type="image/jpeg"/>
</draw:frame>
在基辅，17岁的德米特罗夫斯卡亚街(Dmitrovskaya Street)，水井附近发生了失败。</text:p>
      <text:p text:style-name="P4">
关于它报告<text:a xlink:type="simple" xlink:href="https://kyivcity.gov.ua/news/na_vul_dmitrivskiy_17_stavsya_proval_bilya_vodoprovidnogo_kolodyazya_na_prozhdzhiy_chastini/" text:style-name="Internet_20_link" text:visited-style-name="Visited_20_Internet_20_Link">
新闻服务</text:a>
KSCA，乌克林福姆报告。</text:p>
      <text:p text:style-name="P4">
“目前，直径为500毫米，没有供水的供水网络，Dmitrovskaya街上的18座住宅建筑物 - 从1到39 House(奇怪的一面). «Київводоканал» направив автоцистерну з <text:a xlink:type="simple" xlink:href="https://www.ukrinform.ua/tag-voda" text:style-name="Internet_20_link" text:visited-style-name="Visited_20_Internet_20_Link">
 водою</text:a>
到UL的房子。 dmitrovskaya，17“， - 消息读取。</text:p>
      <text:p text:style-name="P4">
正如它所指出的那样，专家从井中抽水以找出测量的性质。</text:p>
      <text:p text:style-name="P4">
*!(https://www.ukrinform.ua/rubric-kyiv/3729511-u-stolici-na-velikij-vasilkivskij-zaversili-remont-vodogonu.html)17号房屋附近的德米特罗夫斯克街的交通受到暂时限制。</text:p>
      <text:p text:style-name="P4">
据报道，由于在Peretinobolonsky Prospect和Levko Lukyanenko街上修复了道路，在基辅于7月1日至2日在基辅[将改变运动(https://www.ukrinform.ua/rubric-kyiv/3729001-na-obolonskomu-prospekti-castkovo-obmezat-ruh-transportu.html) .</text:p>
      <text:p text:style-name="P4">
News Source: <text:a xlink:type="simple" xlink:href="https://www.ukrinform.ua/rubric-kyiv/3729953-u-kievi-cerez-avariu-18-budinkiv-zalisilisa-bez-vodi.html" text:style-name="Internet_20_link" text:visited-style-name="Visited_20_Internet_20_Link">
https://www.ukrinform.ua/rubric-kyiv/3729953-u-kievi-cerez-avariu-18-budinkiv-zalisilisa-bez-vodi.html</text:a>
</text:p>
      <!--NEWS-->
      <text:h text:style-name="P10" text:outline-level="1">
<text:span text:style-name="T4">
没有放射性背景增加的迹象 - 白宫</text:span>
</text:h>
      <text:p text:style-name="P4">
作者: Ukrinform (Person)</text:p>
      <text:p text:style-name="P4">
出版商: Укринформ (Organization)</text:p>
      <text:p text:style-name="P4">
出版时间: 2023-06-30T19:38:00+03:00</text:p>
      <text:p text:style-name="P4">
修改时间: 2023-06-30T19:38:00+03:00</text:p>
      <text:p text:style-name="P4">
描述: 美国政府继续监视Zaporizhhya核站占领的俄罗斯人周围的情况，并指出，截至周五，尚未确定辐射或其他关键指标的迹象。  - 乌克林。</text:p>
      <text:p text:style-name="P4">
图片: ['<text:a xlink:type="simple" xlink:href="https://static.ukrinform.com/photos/2023_06/thumb_files/630_360_1688108437-837.jpg" text:style-name="Internet_20_link" text:visited-style-name="Visited_20_Internet_20_Link">
630_360_16881...</text:a>
']</text:p>
      <text:p text:style-name="P4">
标签: ['Радіація', 'США', 'Запорізька АЕС']</text:p>
      <text:p text:style-name="P4">
类型: Article</text:p>
      <!--METADATA-->
      <text:p text:style-name="P4">
<draw:frame draw:style-name="fr1" draw:name="Image185" text:anchor-type="as-char" svg:width="6.9236in" svg:height="3.956343in" draw:z-index="0">
<draw:image xlink:href="../Images/yкринформ/2023-06-30T19-38-00-03-00/630_360_1688108437-837.jpg" xlink:type="simple" xlink:show="embed" xlink:actuate="onLoad" draw:mime-type="image/jpeg"/>
</draw:frame>
美国政府继续监视俄罗斯占领的核电站周围的情况，并指出截至周五，没有提高辐射或其他关键指标的迹象。</text:p>
      <text:p text:style-name="P4">
这是在周五在国家安全委员会约翰·柯比(John Kirby)协调员的在线简报上指出的，报道了乌克林福姆自己的记者。</text:p>
      <text:p text:style-name="P4">
美国政府发言人说：“我们有机会监视发电厂，但仍未看到放射性水平的提高或其他因这种联系而关注的因素。”</text:p>
      <text:p text:style-name="P4">
同时，他强调了<text:a xlink:type="simple" xlink:href="https://www.ukrinform.ua/tag-ssa" text:style-name="Internet_20_link" text:visited-style-name="Visited_20_Internet_20_Link">
美国</text:a>
它保持不变：一个核电厂，即使不是工厂，也不是敌对行动的地方，因为它对周围的每个人都是威胁。</text:p>
      <text:p text:style-name="P4">
<text:span text:style-name="T4">
另请阅读：</text:span>
 <text:a xlink:type="simple" xlink:href="https://www.ukrinform.ua/rubric-economy/3729786-dla-stabilizacii-rivna-vodi-u-stavkuoholodzuvaci-zaes-potribni-dodatkovi-zahodi-magate.html" text:style-name="Internet_20_link" text:visited-style-name="Visited_20_Internet_20_Link">
稳定在冷却器池塘中的水位<text:span text:style-name="T4">
 ZPP </text:span>
需要采取其他措施-IAEA</text:a>
美国国家安全理事会强调：“俄罗斯不应该在那里，如果坦率地说，俄罗斯在乌克兰无事可做。”</text:p>
      <text:p text:style-name="P4">
他还指出，美国仔细监视了Zaporozhye NPP事件的发展，并定期与IAEA联系。</text:p>
      <text:p text:style-name="P4">
<text:span text:style-name="T4">
另请阅读：</text:span>
 [在盗贼帽子烧伤：OP对乌克兰计划对<text:span text:style-name="T4">
 ZPP的恐怖袭击</text:span>
的陈述做出了反应(https://www.ukrinform.ua/rubric-polytics/3729844-na-zlodii-sapka-gorit-u-op-vidreaguvali-na-zaavi-rosian-so-ukraina-planue-terakt-na-zaes.html)正如乌克林福姆(Ukrinform)报道的那样，伊亚亚·拉斐尔·格罗斯西(Iaea Rafael Grosssey)的首席执行官在维亚齐人期间被扎波罗兹里核电站(Zaporozhye核电厂俘虏的俘虏)称为<text:a xlink:type="simple" xlink:href="https://www.ukrinform.ua/rubric-polytics/3723729-gendirektor-magate-zaklikav-ne-peretvoruvati-zaes-na-vijskovu-bazu.html" text:style-name="Internet_20_link" text:visited-style-name="Visited_20_Internet_20_Link">
未使用的NPPs作为军事基地</text:a>
。</text:p>
      <text:p text:style-name="P4">
<text:span text:style-name="T5">
foto：konstantin liber</text:span>
</text:p>
      <text:p text:style-name="P4">
News Source: <text:a xlink:type="simple" xlink:href="https://www.ukrinform.ua/rubric-ato/3729962-navkolo-zaes-nemae-oznak-zbilsenna-radioaktivnogo-fonu-bilij-dim.html" text:style-name="Internet_20_link" text:visited-style-name="Visited_20_Internet_20_Link">
https://www.ukrinform.ua/rubric-ato/3729962-navkolo-zaes-nemae-oznak-zbilsenna-radioaktivnogo-fonu-bilij-dim.html</text:a>
</text:p>
      <!--NEWS-->
      <text:h text:style-name="P10" text:outline-level="1">
<text:span text:style-name="T4">
非法带到俄罗斯联邦的Mykolaiv地区寄宿学校的孩子在佐治亚州</text:span>
</text:h>
      <text:p text:style-name="P4">
作者: Ukrinform (Person)</text:p>
      <text:p text:style-name="P4">
出版商: Укринформ (Organization)</text:p>
      <text:p text:style-name="P4">
出版时间: 2023-06-30T19:42:00+03:00</text:p>
      <text:p text:style-name="P4">
修改时间: 2023-06-30T19:42:00+03:00</text:p>
      <text:p text:style-name="P4">
描述: 16名先前被非法被带到俄罗斯Anapa的Novopetrovsk寄宿学校的学生现在在乌克兰大使的照顾下在佐治亚州，并将一直留在那里，直到戒严令结束。  - 乌克林。</text:p>
      <text:p text:style-name="P4">
图片: ['<text:a xlink:type="simple" xlink:href="https://static.ukrinform.com/photos/2023_06/thumb_files/630_360_1686333767-399.jpg" text:style-name="Internet_20_link" text:visited-style-name="Visited_20_Internet_20_Link">
630_360_16863...</text:a>
']</text:p>
      <text:p text:style-name="P4">
标签: ['Діти', 'Грузія', 'Війна з Росією']</text:p>
      <text:p text:style-name="P4">
类型: Article</text:p>
      <!--METADATA-->
      <text:p text:style-name="P4">
<draw:frame draw:style-name="fr1" draw:name="Image186" text:anchor-type="as-char" svg:width="6.9236in" svg:height="3.956343in" draw:z-index="0">
<draw:image xlink:href="../Images/yкринформ/2023-06-30T19-42-00-03-00/630_360_1686333767-399.jpg" xlink:type="simple" xlink:show="embed" xlink:actuate="onLoad" draw:mime-type="image/jpeg"/>
</draw:frame>
Novopetrovsk寄宿学校的16名教育工作者以前被成人Anapa非法夺走，现在在乌克兰大使的照顾下在佐治亚州，将在乌克兰大使的照顾下，直到戒严令结束。</text:p>
      <text:p text:style-name="P4">
关于<text:a xlink:type="simple" xlink:href="https://www.youtube.com/watch" text:style-name="Internet_20_link" text:visited-style-name="Visited_20_Internet_20_Link">
简报</text:a>
乌克林福姆报道，尼古拉奥瓦尔·阿拉拉利克霍夫斯卡(Nikolaeva ova Alalaelikhovska)的教育与科学系主任报道说，关于被带到俄罗斯联邦的儿童的问题。</text:p>
      <text:p text:style-name="P4">
“在特殊寄宿学校领土的16人中，Novopetrovsk学校的孩子首先到达了Kherson地区，据我所知(俄罗斯 -  ed。)，然后带到<text:a xlink:type="simple" xlink:href="https://www.ukrinform.ua/tag-gruzia" text:style-name="Internet_20_link" text:visited-style-name="Visited_20_Internet_20_Link">
佐治亚州</text:a>
。 现在他们在那儿。” Velikhovskaya说。</text:p>
      <text:p text:style-name="P4">
她指出，孩子们受到乌克兰驻佐治亚州大使的照顾。 他们一直在那里学习，并且处于正常状态。 儿童必须在戒严后返回该国。</text:p>
      <text:p text:style-name="P4">
Velikhovskaya指出，如果他们现在返回乌克兰，他们必须按照既定程序进行书面上诉。</text:p>
      <text:p text:style-name="P4">
<text:span text:style-name="T4">
另请阅读：</text:span>
 <text:a xlink:type="simple" xlink:href="https://www.ukrinform.ua/rubric-regions/3729843-rosiani-vivezli-z-hersonsini-se-185-ukrainskih-ditej.html" text:style-name="Internet_20_link" text:visited-style-name="Visited_20_Internet_20_Link">
俄罗斯人从赫森地区带走了185名乌克兰儿童</text:a>
“我们正在等待他们。 我们已经为他们准备了很长时间了。</text:p>
      <text:p text:style-name="P4">
她补充说，孩子们是在可能撤离的第一天在沃兹恩斯克准备的，这没有发生。 Velikhovskaya说，返回儿童的整个过程都是轨道，组织了被撕裂的“绿色走廊”。</text:p>
      <text:p text:style-name="P4">
她补充说，Novo-Petrus寄宿学校的14个孩子将返回乌克兰。 一个孩子被美国和Zabralaii的家庭收养。 现在，另一个孩子也想接一个有权获得它的家庭。</text:p>
      <text:p text:style-name="P4">
正如乌克林福姆报道的那样，俄罗斯入侵者的暂时捕获的领土继续绑架乌克兰儿童，将他们“在俄罗斯联邦”中“在俄罗斯联邦”中淘汰。 前几天，另有185个孩子被带出了。</text:p>
      <text:p text:style-name="P4">
News Source: <text:a xlink:type="simple" xlink:href="https://www.ukrinform.ua/rubric-regions/3729959-diti-z-internatu-na-mikolaivsini-akih-nezakonno-vivezli-do-rf-perebuvaut-u-gruzii.html" text:style-name="Internet_20_link" text:visited-style-name="Visited_20_Internet_20_Link">
https://www.ukrinform.ua/rubric-regions/3729959-diti-z-internatu-na-mikolaivsini-akih-nezakonno-vivezli-do-rf-perebuvaut-u-gruzii.html</text:a>
</text:p>
      <!--NEWS-->
      <text:h text:style-name="P10" text:outline-level="1">
<text:span text:style-name="T4">
立陶宛国防部长会见了雷兹尼科夫，并讲述了武装部队的三年支持计划</text:span>
</text:h>
      <text:p text:style-name="P4">
作者: Ukrinform (Person)</text:p>
      <text:p text:style-name="P4">
出版商: Укринформ (Organization)</text:p>
      <text:p text:style-name="P4">
出版时间: 2023-06-30T19:49:00+03:00</text:p>
      <text:p text:style-name="P4">
修改时间: 2023-06-30T19:49:00+03:00</text:p>
      <text:p text:style-name="P4">
描述: 立陶宛国防部长阿尔维达斯·阿努沙斯卡斯（Arvidas Anushauskas）在对乌克兰的非直观访问中，告知乌克兰同事阿列克谢·雷兹尼科夫（Alexei Reznikov），立陶宛的长期计划就向乌克兰军队提供了援助，并向他告知了他有关最新支持套餐的信息。  - 乌克林。</text:p>
      <text:p text:style-name="P4">
图片: ['<text:a xlink:type="simple" xlink:href="https://static.ukrinform.com/photos/2023_06/thumb_files/630_360_1688144044-113.png" text:style-name="Internet_20_link" text:visited-style-name="Visited_20_Internet_20_Link">
630_360_16881...</text:a>
']</text:p>
      <text:p text:style-name="P4">
标签: ['Армія', 'Литва', 'Міноборони', 'допомога', 'Резніков']</text:p>
      <text:p text:style-name="P4">
类型: Article</text:p>
      <!--METADATA-->
      <text:p text:style-name="P4">
<draw:frame draw:style-name="fr1" draw:name="Image187" text:anchor-type="as-char" svg:width="6.9236in" svg:height="3.956343in" draw:z-index="0">
<draw:image xlink:href="../Images/yкринформ/2023-06-30T19-49-00-03-00/630_360_1688144044-113.png" xlink:type="simple" xlink:show="embed" xlink:actuate="onLoad" draw:mime-type="image/png"/>
</draw:frame>
立陶宛国防部长阿尔维达斯·阿努沙斯卡斯(Arvidas Anushauskas)在乌克兰的一次非直观访问中，通知乌克兰同事阿列克谢·雷兹尼科夫(Alexei Reznikov)，立陶宛的长期飞机向乌克兰军队提供了援助，并向他提供了斯坦娜的支持。</text:p>
      <text:p text:style-name="P4">
根据乌克林福姆的说法，国家[LRT广播公司]报告了(https://www.lrt.lt/ua/novini/1263/2025833/ministr-oboroni-litvi-poinformuvav-ukrayins-kogo-kolegu-pro-pidtrimku-ukrayins-koyi-armiyi)提及立陶宛国防部。</text:p>
      <text:p text:style-name="P4">
“我们了解到，只有长期军事和对乌克兰的财政支持将导致自由欧洲的稳定。 这就是为什么我们准备了乌克兰军队三年计划的原因。”阿努沙斯卡斯说。</text:p>
      <text:p text:style-name="P4">
据他说，该计划的三个主要任务是：竭尽全力确保向乌克兰军队提供军事支持；确保康复受伤的乌克兰士兵； 继续进行国防改革的咨询，始于战争之前，使乌克兰更接近[北约]的[北约]成员资格(https://www.ukrinform.ua/tag-nato)。</text:p>
      <text:p text:style-name="P4">
Anushauskas还确认，最新的立陶宛支持套件包括NASAMS导弹系统，该系统将在秋季交付给乌克兰。 该套餐还将包括十架M113装甲运输车，手榴弹发射器和2500万弹药，后者将于本周发送到乌克兰。</text:p>
      <text:p text:style-name="P4">
<text:span text:style-name="T4">
另请阅读：</text:span>
 <text:a xlink:type="simple" xlink:href="https://www.ukrinform.ua/rubric-polytics/3729032-zelenskij-rozpoviv-prezidentam-polsi-j-litvi-pro-potrebi-ukrainskih-vijsk.html" text:style-name="Internet_20_link" text:visited-style-name="Visited_20_Internet_20_Link">
Zelensky告诉波兰总统和<text:span text:style-name="T4">
立陶宛</text:span>
以及乌克兰军队的建议</text:a>
从周四开始访问乌克兰时，阿努沙斯卡斯(Anushauskas)访问了切尔尼希夫(Chernihiv)，艾尔彭(Irpin)和布恰(Bucha)。 除其他外，他研究了立陶宛在建设阶段提供的设施。</text:p>
      <text:p text:style-name="P4">
立陶宛的国防部长和乌克兰还讨论了北约维尔纽斯和乌克兰在改革军事训练体系方面的进展的准备工作。</text:p>
      <text:p text:style-name="P4">
乌克林福姆(Ukrinform)表示，赫塔纳斯·纳塞达(Hitanas Nauseda)的立陶宛总统在访问期间说，德纳基耶夫(Donakyev)表示，[立陶宛为乌克兰购买了两个NASAMS发射器。 这是给出的(https://www.ukrinform.ua/rubric-ato/3728922-pridbani-litvou-dvi-ustanovki-nasams-nezabarom-pribudut-do-ukraini-nauseda.html)</text:p>
      <text:p text:style-name="P4">
μ：A。Chemerkos / Photo</text:p>
      <text:p text:style-name="P4">
News Source: <text:a xlink:type="simple" xlink:href="https://www.ukrinform.ua/rubric-ato/3729966-ministr-oboroni-litvi-zustrivsa-z-reznikovim-i-rozpoviv-pro-triricnij-plan-pidtrimki-zsu.html" text:style-name="Internet_20_link" text:visited-style-name="Visited_20_Internet_20_Link">
https://www.ukrinform.ua/rubric-ato/3729966-ministr-oboroni-litvi-zustrivsa-z-reznikovim-i-rozpoviv-pro-triricnij-plan-pidtrimki-zsu.html</text:a>
</text:p>
      <!--NEWS-->
      <text:h text:style-name="P10" text:outline-level="1">
<text:span text:style-name="T4">
温布尔登。 乌克兰人在配对的分院中获得了竞争对手</text:span>
</text:h>
      <text:p text:style-name="P4">
作者: Ukrinform (Person)</text:p>
      <text:p text:style-name="P4">
出版商: Укринформ (Organization)</text:p>
      <text:p text:style-name="P4">
出版时间: 2023-06-30T19:53:00+03:00</text:p>
      <text:p text:style-name="P4">
修改时间: 2023-06-30T19:53:00+03:00</text:p>
      <text:p text:style-name="P4">
描述: 20123年温网网球锦标赛的蒸汽网将于7月3日星期一在伦敦（英国）开始。  - 乌克林。</text:p>
      <text:p text:style-name="P4">
图片: ['<text:a xlink:type="simple" xlink:href="https://static.ukrinform.com/photos/2023_06/thumb_files/630_360_1688143949-145.jpg" text:style-name="Internet_20_link" text:visited-style-name="Visited_20_Internet_20_Link">
630_360_16881...</text:a>
']</text:p>
      <text:p text:style-name="P4">
标签: ['Теніс', 'Марта Костюк', 'Вімблдон', 'Ангеліна Калініна']</text:p>
      <text:p text:style-name="P4">
类型: Article</text:p>
      <!--METADATA-->
      <text:p text:style-name="P4">
<draw:frame draw:style-name="fr1" draw:name="Image188" text:anchor-type="as-char" svg:width="6.9236in" svg:height="3.956343in" draw:z-index="0">
<draw:image xlink:href="../Images/yкринформ/2023-06-30T19-53-00-03-00/630_360_1688143949-145.jpg" xlink:type="simple" xlink:show="embed" xlink:actuate="onLoad" draw:mime-type="image/jpeg"/>
</draw:frame>
温布尔登网球锦标赛有一个滚动的网格，该锦标赛始于伦敦(英国)7月3日星期一。</text:p>
      <text:p text:style-name="P4">
报道说，大满贯锦标赛中的五个乌克兰人将在大满贯赛季演出。</text:p>
      <text:p text:style-name="P4">
_ resestats通过乌克兰守望者的参与来绘制第一个赛季的比赛：_</text:p>
      <text:p text:style-name="P4">
Ludmila Kichenok / Olena Ostapenko(乌克兰/拉脱维亚，第七个播种号码) - 盖特·达斯(Darth / Heser Watson)(英国，WC)Marta Kostyuk / Olena-Gabriel Rusa(乌克兰/罗马尼亚，15)-Elizabethtakochartto / Clara Tauson(意大利/丹麦)Angelina Kalinina / Irina-Camelia Begg(乌克兰/罗马尼亚)-AleksaGuaračí / ErinRautlíff(智利/新西兰)Nadiya Kichenok / Alicia Rosolskaya(乌克兰/波兰) - 风暴猎人 /伊利亚斯(澳大利亚/比利时，3)凯瑟琳·宾尔 /达里亚·塞维尔(乌克兰/澳大利亚)-Anna-Lena Friedsam / Maareriffe(德国/埃及).</text:p>
      <text:p text:style-name="P4">
<text:span text:style-name="T4">
Читайте також:</text:span>
 <text:a xlink:type="simple" xlink:href="https://www.ukrinform.ua/rubric-sports/3729818-vimbldon-svitolina-curenko-ta-bajndl-startuut-u-ponedilok.html" text:style-name="Internet_20_link" text:visited-style-name="Visited_20_Internet_20_Link">
 Вімблдон: Світоліна, Цуренко та Байндль стартують упонеділок </text:a>
温网锦标赛将持续到7月16日。</text:p>
      <text:p text:style-name="P4">
照片：盖蒂图像。</text:p>
      <text:p text:style-name="P4">
News Source: <text:a xlink:type="simple" xlink:href="https://www.ukrinform.ua/rubric-sports/3729964-vimbldon-ukrainki-otrimali-supernic-u-parnomu-rozradi.html" text:style-name="Internet_20_link" text:visited-style-name="Visited_20_Internet_20_Link">
https://www.ukrinform.ua/rubric-sports/3729964-vimbldon-ukrainki-otrimali-supernic-u-parnomu-rozradi.html</text:a>
</text:p>
      <!--NEWS-->
      <text:h text:style-name="P10" text:outline-level="1">
<text:span text:style-name="T4">
波兰军队将在未来几年获得数百万弹药-Blaschak</text:span>
</text:h>
      <text:p text:style-name="P4">
作者: Ukrinform (Person)</text:p>
      <text:p text:style-name="P4">
出版商: Укринформ (Organization)</text:p>
      <text:p text:style-name="P4">
出版时间: 2023-06-30T19:54:00+03:00</text:p>
      <text:p text:style-name="P4">
修改时间: 2023-06-30T19:54:00+03:00</text:p>
      <text:p text:style-name="P4">
描述: 在接下来的几年中，武装部队的波兰将获得数亿发小武器的不同机芯。  - 乌克林。</text:p>
      <text:p text:style-name="P4">
图片: ['<text:a xlink:type="simple" xlink:href="https://static.ukrinform.com/photos/2023_03/thumb_files/630_360_1678978206-340.jpg" text:style-name="Internet_20_link" text:visited-style-name="Visited_20_Internet_20_Link">
630_360_16789...</text:a>
']</text:p>
      <text:p text:style-name="P4">
标签: ['Армія', 'Польща', 'Боєприпаси']</text:p>
      <text:p text:style-name="P4">
类型: Article</text:p>
      <!--METADATA-->
      <text:p text:style-name="P4">
<draw:frame draw:style-name="fr1" draw:name="Image189" text:anchor-type="as-char" svg:width="6.9236in" svg:height="3.956343in" draw:z-index="0">
<draw:image xlink:href="../Images/yкринформ/2023-06-30T19-54-00-03-00/630_360_1678978206-340.jpg" xlink:type="simple" xlink:show="embed" xlink:actuate="onLoad" draw:mime-type="image/jpeg"/>
</draw:frame>
附近的几年的波兰武装部队将获得数亿轮小武器的不同能力。</text:p>
      <text:p text:style-name="P4">
周五，与波兰企业的相关协议反对[Twitter]星期五(https://twitter.com/mblaszczak/status/1674780633007292418)波兰部长国防部马里乌斯·布拉斯查克(Mariusz Blaschak)报道。</text:p>
      <text:p text:style-name="P4">
“在接下来的几年中，波兰士兵将获得数亿轮武器。 今天与国内国防工业的合同将允许培养不同口径的弹药。”布拉斯查克写道。</text:p>
      <text:p text:style-name="P4">
<text:span text:style-name="T4">
另请阅读：</text:span>
 <text:a xlink:type="simple" xlink:href="https://www.ukrinform.ua/rubric-world/3700065-polsa-zbilsue-ciselnist-armii-dla-uniknenna-tragedij-buci-ci-irpena-blasak.html" text:style-name="Internet_20_link" text:visited-style-name="Visited_20_Internet_20_Link">
波兰增加军队的数量以避免悲剧或伊彭 - 布拉斯查克</text:a>
随着机构的通过，3月底，波兰政府批准了鼓励国内国防工业的国家和私营公司的计划<text:a xlink:type="simple" xlink:href="https://www.ukrinform.ua/rubric-world/3689047-urad-polsi-zakupit-800-tisac-boepripasiv-na-28-milarda.html" text:style-name="Internet_20_link" text:visited-style-name="Visited_20_Internet_20_Link">
增加波兰军队和乌克兰武装部队的弹药的生产</text:a>
并决定分配120亿个Zlotys(约228亿美元)购买800,000弹药。 特别是，Dezamet S.A OPC的波兰企业将部署弹药的额外生产能力生产，包括武装部队的需求。</text:p>
      <text:p text:style-name="P4">
_foto：《华盛顿邮报》</text:p>
      <text:p text:style-name="P4">
News Source: <text:a xlink:type="simple" xlink:href="https://www.ukrinform.ua/rubric-world/3729965-polska-armia-u-najblizci-roki-otrimae-kilkasot-miljoniv-naboiv-blasak.html" text:style-name="Internet_20_link" text:visited-style-name="Visited_20_Internet_20_Link">
https://www.ukrinform.ua/rubric-world/3729965-polska-armia-u-najblizci-roki-otrimae-kilkasot-miljoniv-naboiv-blasak.html</text:a>
</text:p>
      <!--NEWS-->
      <text:h text:style-name="P10" text:outline-level="1">
<text:span text:style-name="T4">
俄罗斯人在赫尔森地区开了安东尼诺夫卡 - 一个有孩子的家庭受伤</text:span>
</text:h>
      <text:p text:style-name="P4">
作者: Ukrinform (Person)</text:p>
      <text:p text:style-name="P4">
出版商: Укринформ (Organization)</text:p>
      <text:p text:style-name="P4">
出版时间: 2023-06-30T1:42:00+03:00</text:p>
      <text:p text:style-name="P4">
修改时间: 2023-06-30T21:42:00+03:00</text:p>
      <text:p text:style-name="P4">
描述: 俄罗斯军队在安东尼夫卡开了一间住所 - 一个有六年儿童的家庭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щина', 'Обстріл', 'Поранені', 'Лікарня']</text:p>
      <text:p text:style-name="P4">
类型: Article</text:p>
      <!--METADATA-->
      <text:p text:style-name="P4">
<draw:frame draw:style-name="fr1" draw:name="Image190" text:anchor-type="as-char" svg:width="6.9236in" svg:height="3.956343in" draw:z-index="0">
<draw:image xlink:href="../Images/yкринформ/2023-06-30T1-42-00-03-00/630_360_1654768443-794.jpg" xlink:type="simple" xlink:show="embed" xlink:actuate="onLoad" draw:mime-type="image/jpeg"/>
</draw:frame>
俄罗斯军队在安东诺夫卡(Antonovka)的一栋公寓楼开火 - 一家人在一个16岁的孩子中受伤。</text:p>
      <text:p text:style-name="P4">
乌克林福姆(Ukrinform(https://t.me/olexandrprokudin/832)。</text:p>
      <text:p text:style-name="P4">
报告写道：“一个6岁的男孩被诊断​​出中型腿部受伤。一名79岁的男人和一名42岁的妇女也受到了敌对伤害。”</text:p>
      <text:p text:style-name="P4">
<text:span text:style-name="T4">
另请阅读：</text:span>
 <text:a xlink:type="simple" xlink:href="https://www.ukrinform.ua/rubric-ato/3729651-rosiani-vranci-obstrilali-herson-ta-oblast-e-poraneni.html" text:style-name="Internet_20_link" text:visited-style-name="Visited_20_Internet_20_Link">
早上俄罗斯人<text:span text:style-name="T4">
 fire </text:span>
 fir kherson and eporanne地区</text:a>
所有受害者都住院，<text:a xlink:type="simple" xlink:href="https://www.ukrinform.ua/tag-bolnica" text:style-name="Internet_20_link" text:visited-style-name="Visited_20_Internet_20_Link">
医生</text:a>
为他们提供必要的医疗服务。</text:p>
      <text:p text:style-name="P4">
正如乌克兰法姆报道的那样，由于俄罗斯的打击，6月29日在赫尔森(两名人类丧生)(https://www.ukrinform.ua/rubric-ato/3729351-udar-pro-hersonu-zaginuli-dvoe-civilnih-se-dvoe-poraneni.html)，另外两个人烧毁了。</text:p>
      <text:p text:style-name="P4">
News Source: <text:a xlink:type="simple" xlink:href="https://www.ukrinform.ua/rubric-ato/3729999-rosiani-obstrilali-antonivku-na-hersonsini-postrazdala-rodina-z-ditinou.html" text:style-name="Internet_20_link" text:visited-style-name="Visited_20_Internet_20_Link">
https://www.ukrinform.ua/rubric-ato/3729999-rosiani-obstrilali-antonivku-na-hersonsini-postrazdala-rodina-z-ditinou.html</text:a>
</text:p>
      <!--NEWS-->
      <text:h text:style-name="P10" text:outline-level="1">
<text:span text:style-name="T4">
在重返社会部中，他们讲述了从乌克兰危险领土的疏散步伐</text:span>
</text:h>
      <text:p text:style-name="P4">
作者: ['АРМІЯINFORM']</text:p>
      <text:p text:style-name="P4">
时间: 2023-06-30T20:00:00-04:00</text:p>
      <text:p text:style-name="P4">
描述: 在Ministrovniki Zwan Rintegraita Timchasovo Okubovkovaniki乌克兰Rospovili ...与2022年与乌克兰的战争，与乌克兰与乌克兰的最新新闻，与乌克兰2022年的新闻战争，今天上次与乌克兰的新闻战争，今天将在乌克兰和俄罗斯和俄罗斯战争之间发动战争他们会说，是否会在不久的将来与乌克兰进行战争，他们说，与乌克兰的战争，今天的乌克兰新闻，乌克兰的新闻，乌克兰的新闻</text:p>
      <text:p text:style-name="P4">
图片: ['<text:a xlink:type="simple" xlink:href="https://armyinform.com.ua/wp-content/uploads/2023/06/3116676974970489091304076482659175461872655n_635919cc39f32.jpg" text:style-name="Internet_20_link" text:visited-style-name="Visited_20_Internet_20_Link">
3116676974970489091304076482659175461872655n_635919cc39f32.jpg</text:a>
']</text:p>
      <text:p text:style-name="P4">
标签: ['ВІЙНА', 'ЕВАКУАЦІЯ', 'МІНРЕІНТЕГРАЦІЯ']</text:p>
      <text:p text:style-name="P4">
类别: News</text:p>
      <!--METADATA-->
      <text:p text:style-name="P4">
<draw:frame draw:style-name="fr1" draw:name="Image191" text:anchor-type="as-char" svg:width="6.9236in" svg:height="5.186833in" draw:z-index="0">
<draw:image xlink:href="../Images/AРМІЯINFORM/2023-06-30T20-00-00-04-00/3116676974970489091304076482659175461872655n_635919cc39f32.jpg" xlink:type="simple" xlink:show="embed" xlink:actuate="onLoad" draw:mime-type="image/jpeg"/>
</draw:frame>
乌克兰暂时占领领土的重返社会部的重新融入部已经分裂了从危险领土的人们撤离的步伐。</text:p>
      <text:p text:style-name="P4">
关于它<text:a xlink:type="simple" xlink:href="https://www.kmu.gov.ua/news/evakuatsiia-hromadian-do-bezpechnykh-rehioniv-ukrainy-tryvaie" text:style-name="Internet_20_link" text:visited-style-name="Visited_20_Internet_20_Link">
报告</text:a>
政府门户。</text:p>
      <text:p text:style-name="P4">
“自2022年8月以来，已经进行了顿涅茨克地区的强制性撤离。 因此，在安全地区的11个月之前，有8.3万公民搬家。 他们中有超过977万个孩子，超过3.5万名。”消息写道。</text:p>
      <text:p text:style-name="P4">
从秋天开始的DE工业领土的撤离仍在继续。</text:p>
      <text:p text:style-name="P4">
“超过25,000名公民在10个月内离开了哈尔基夫地区。 8个月内，赫森地区有超过31,000人被撤离。”该部指出。</text:p>
      <text:p text:style-name="P4">
在重返社会部中，补充说，对于公民的集中行动，乌克兰的安全地区是按计划的和紧急的命令进行的。 当局，国际组织和志愿者会尽一切努力为我们的同胞提供安全。</text:p>
      <text:p text:style-name="P4">
回想一下撤离是免费的。</text:p>
      <text:p text:style-name="P4">
News Source: <text:a xlink:type="simple" xlink:href="https://armyinform.com.ua/2023/06/30/u-minreintegracziyi-rozpovily-pro-tempy-evakuacziyi-z-nebezpechnyh-terytorij-ukrayiny/" text:style-name="Internet_20_link" text:visited-style-name="Visited_20_Internet_20_Link">
https://armyinform.com.ua/2023/06/30/u-minreintegracziyi-rozpovily-pro-tempy-evakuacziyi-z-nebezpechnyh-terytorij-ukrayiny/</text:a>
</text:p>
      <!--NEWS-->
      <text:h text:style-name="P10" text:outline-level="1">
<text:span text:style-name="T4">
在前面，我们在各个方向前进 -  Zelensky</text:span>
</text:h>
      <text:p text:style-name="P4">
作者: Ukrinform (Person)</text:p>
      <text:p text:style-name="P4">
出版商: Укринформ (Organization)</text:p>
      <text:p text:style-name="P4">
出版时间: 2023-06-30T20:04:00+03:00</text:p>
      <text:p text:style-name="P4">
修改时间: 2023-06-30T20:04:00+03:00</text:p>
      <text:p text:style-name="P4">
描述: 乌克兰和乌克兰人比任何人对我们的想法都强得多。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СУ', 'Зеленський', 'Війна з Росією']</text:p>
      <text:p text:style-name="P4">
类型: Article</text:p>
      <!--METADATA-->
      <text:p text:style-name="P4">
<draw:frame draw:style-name="fr1" draw:name="Image192" text:anchor-type="as-char" svg:width="6.9236in" svg:height="3.956343in" draw:z-index="0">
<draw:image xlink:href="../Images/yкринформ/2023-06-30T20-04-00-03-00/630_360_1687376812-770.jpeg" xlink:type="simple" xlink:show="embed" xlink:actuate="onLoad" draw:mime-type="image/jpeg"/>
</draw:frame>
乌克兰比任何人对我们的想法都强得多。</text:p>
      <text:p text:style-name="P4">
在传统的[上诉]中说了这一点(https://www.youtube.com/watch?v=jY97OTDLEzM)乌克兰人是总统旅馆Zelensky。</text:p>
      <text:p text:style-name="P4">
<text:span text:style-name="T5">
derello：<text:a xlink:type="simple" xlink:href="https://t.me/OP_UA/9837" text:style-name="Internet_20_link" text:visited-style-name="Visited_20_Internet_20_Link">
op</text:a>
</text:span>
</text:p>
      <text:p text:style-name="P4">
_ <text:span text:style-name="T4">
我希望健康，亲爱的乌克兰人，乌克兰人!</text:span>
 _</text:p>
      <text:p text:style-name="P4">
他今天花了很长时间 - 关于几个引号的详细介绍。 他们报道了总司令 - 既包括一般防御站，又是我们国防部的特定领域和我们的进攻行动。</text:p>
      <text:p text:style-name="P4">
在这一天，我们还可以在活跃女性的各个方向上进行晋升。</text:p>
      <text:p text:style-name="P4">
他们以炮兵的弹药供应速度来考虑它们 - 东方为年轻人而言。 尽管为了为乌克兰士兵提供贝壳，我们与合作伙伴的最大工作，但我们将使其更加活跃。 加强我们的炮兵是一个明显的优先事项，所有国际人今天都收到了其他任务。</text:p>
      <text:p text:style-name="P4">
单独考虑北部的局势，特别是在白俄罗斯领土上。 有关于我们的情报的报道：gur，外部情报，边防卫队的情报。 我们非常仔细地分析了每个事实和所有受害者的各个方向。</text:p>
      <text:p text:style-name="P4">
根据Zaluzhny和Nayev将军的决定，利率委托了确保和平的加强方向。 有适当的执行时间。</text:p>
      <text:p text:style-name="P4">
我感谢丹麦和亲自的总理Matte Frederixen女士为乌克兰的新防御计划：炮弹，飞机导弹，矿井设备...谢谢!</text:p>
      <text:p text:style-name="P4">
他还举行了几次实质性的预备会议 - 既涉及我国的内部环境，适当的内部措施和国际措施。 极其重要的外交政策时期开始了。 这是为了通过扩大我们的安全，联盟和合作来扩大和平的工作。 接下来的几周将非常活跃，我们国家的职位明确定义，我们所有的官员都知道该怎么办。</text:p>
      <text:p text:style-name="P4">
还有一个。乌克兰和乌克兰人比任何人对我们的想法都强得多。 不固体比我们习惯思考自己。 由于我们的新郎能够在俄罗斯恐怖分子的对抗中所做的一切，我们为世界开放，并为我们自己开放了一支新的乌克兰部队 - 真正的乌克兰部队。 我们将永远不会失去的力量，这将永远是安全界的支持。</text:p>
      <text:p text:style-name="P4">
我感谢任何释放蛇的人!GUR以及我们国家的Silobopophe和安全性的其他组成部分进行了此操作。 智力和SBU特种部队，海军和陆军航空航空，空军航空和我们强大的边防部队的主要局。 谢谢你!</text:p>
      <text:p text:style-name="P4">
我们将永远记住我们的英雄，我们的士兵，他们赋予了乌克兰胜利的生命。 从那些现在可以称为……一场战斗的人：乌克兰的英雄鲁斯兰·波波夫(Ruslan Popov)，第一位级别的队长； Oleg Zaitsev，乌克兰英雄，初级中尉； Vitaliy Ignatenko，乌克兰的英雄，士兵。 SBU战斗机：乌克兰英雄弗拉基米尔·基塞勒夫(Vladimir Kiselev)，上尉； 乌克兰英雄亚历山大·克里库肯科(Alexander Krykunenko)，少校。 海军的战士：伊戈尔·贝扎伊(Igor Bedzai)，乌克兰上校的英雄； Mikhail Zaremba，少校； Sergey Mushchitsky，上尉； Yuripirog，总部。 永恒的记忆!</text:p>
      <text:p text:style-name="P4">
永恒的记忆和荣耀，让所有献出生命的人生活我们美丽的乌克兰!</text:p>
      <text:p text:style-name="P4">
_ <text:span text:style-name="T4">
荣耀到乌克兰!</text:span>
 _</text:p>
      <text:p text:style-name="P4">
News Source: <text:a xlink:type="simple" xlink:href="https://www.ukrinform.ua/rubric-ato/3729970-na-fronti-maemo-prosuvanna-vpered-na-vsih-napramkah-zelenskij.html" text:style-name="Internet_20_link" text:visited-style-name="Visited_20_Internet_20_Link">
https://www.ukrinform.ua/rubric-ato/3729970-na-fronti-maemo-prosuvanna-vpered-na-vsih-napramkah-zelenskij.html</text:a>
</text:p>
      <!--NEWS-->
      <text:h text:style-name="P10" text:outline-level="1">
<text:span text:style-name="T4">
每天军队摧毁了敌人集中的六个地区和罗布站</text:span>
</text:h>
      <text:p text:style-name="P4">
作者: Ukrinform (Person)</text:p>
      <text:p text:style-name="P4">
出版商: Укринформ (Organization)</text:p>
      <text:p text:style-name="P4">
出版时间: 2023-06-30T20:05:39+03:00</text:p>
      <text:p text:style-name="P4">
修改时间: 2023-06-30T20:05:39+03:00</text:p>
      <text:p text:style-name="P4">
描述: 乌克兰军人每天摧毁了6个活力集中，三个弹药仓库，24个火炮设施和俄罗斯人的罗布站。  - 乌克林。</text:p>
      <text:p text:style-name="P4">
图片: ['<text:a xlink:type="simple" xlink:href="https://static.ukrinform.com/photos/2023_06/thumb_files/630_360_1686022540-181.jpg" text:style-name="Internet_20_link" text:visited-style-name="Visited_20_Internet_20_Link">
630_360_16860...</text:a>
']</text:p>
      <text:p text:style-name="P4">
标签: ['Генштаб', 'ЗСУ', 'Війна з Росією']</text:p>
      <text:p text:style-name="P4">
类型: Article</text:p>
      <!--METADATA-->
      <text:p text:style-name="P4">
<draw:frame draw:style-name="fr1" draw:name="Image193" text:anchor-type="as-char" svg:width="6.9236in" svg:height="3.956343in" draw:z-index="0">
<draw:image xlink:href="../Images/yкринформ/2023-06-30T20-05-39-03-00/630_360_1686022540-181.jpg" xlink:type="simple" xlink:show="embed" xlink:actuate="onLoad" draw:mime-type="image/jpeg"/>
</draw:frame>
乌克兰军人摧毁了6个集中力量的地区，三个弹药仓库，24枚火炮的火炮和俄罗斯大火。</text:p>
      <text:p text:style-name="P4">
这被告知<text:a xlink:type="simple" xlink:href="https://www.facebook.com/GeneralStaff.ua/posts/pfbid02Z5gPgJTa4ae3pe1AAce7bPe573v3e4b5zA14Vbfh3aXCgGcCgKgZG2qJXHhyZJ6Rl" text:style-name="Internet_20_link" text:visited-style-name="Visited_20_Internet_20_Link">
武装部队在Facebook上的新闻服务部的新闻服务</text:a>
乌克林福姆报道，俄罗斯入侵于6月30日发表了及时的信息。</text:p>
      <text:p text:style-name="P4">
“每天的国防军航空在敌人的个人组成和1个在敌人的反射导弹综合体上进行了10次跳动。当天的导弹部队和炮兵部队受到6个地区的影响射击位置和重建站。”  - 在[武装部队]中告知(https://www.ukrinform.ua/tag-zsu)。</text:p>
      <text:p text:style-name="P4">
<text:span text:style-name="T4">
另请阅读：</text:span>
 <text:a xlink:type="simple" xlink:href="https://www.ukrinform.ua/rubric-ato/3728758-rozvidniki-znisili-rosijsku-stanciu-reb.html" text:style-name="Internet_20_link" text:visited-style-name="Visited_20_Internet_20_Link">
侦察员摧毁了俄罗斯车站<text:span text:style-name="T4">
 reb </text:span>
</text:a>
据报道，武装部队证实了[总部的破坏和俄罗斯人的组成。 这是给出的(https://www.ukrinform.ua/rubric-ato/3729748-u-zsu-pidtverdili-znisenna-stabu-i-skladu-rosian-bila-berdanska.html)</text:p>
      <text:p text:style-name="P4">
News Source: <text:a xlink:type="simple" xlink:href="https://www.ukrinform.ua/rubric-ato/3729968-vijskovi-za-dobu-znisili-sist-rajoniv-zoseredzenna-voroga-ta-stanciu-reb.html" text:style-name="Internet_20_link" text:visited-style-name="Visited_20_Internet_20_Link">
https://www.ukrinform.ua/rubric-ato/3729968-vijskovi-za-dobu-znisili-sist-rajoniv-zoseredzenna-voroga-ta-stanciu-reb.html</text:a>
</text:p>
      <!--NEWS-->
      <text:h text:style-name="P10" text:outline-level="1">
<text:span text:style-name="T4">
塔塔斯坦（Tatarstan）爆炸了化学物质，有受害者</text:span>
</text:h>
      <text:p text:style-name="P4">
作者: Ukrinform (Person)</text:p>
      <text:p text:style-name="P4">
出版商: Укринформ (Organization)</text:p>
      <text:p text:style-name="P4">
出版时间: 2023-06-30T20:07:00+03:00</text:p>
      <text:p text:style-name="P4">
修改时间: 2023-06-30T20:07:00+03:00</text:p>
      <text:p text:style-name="P4">
描述: 在俄罗斯联邦的一部分的塔塔斯坦（Tatarstan）中，一个装有化学物质的坦克爆炸。 该事件杀死了两个人。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Загибель', 'Росія', 'Татарстан']</text:p>
      <text:p text:style-name="P4">
类型: Article</text:p>
      <!--METADATA-->
      <text:p text:style-name="P4">
<draw:frame draw:style-name="fr1" draw:name="Image194" text:anchor-type="as-char" svg:width="6.9236in" svg:height="3.956343in" draw:z-index="0">
<draw:image xlink:href="../Images/yкринформ/2023-06-30T20-07-00-03-00/630_360_1669987737-966.jpg" xlink:type="simple" xlink:show="embed" xlink:actuate="onLoad" draw:mime-type="image/jpeg"/>
</draw:frame>
塔特萨斯特(Tatthast)是俄罗斯联邦(俄罗斯联邦)的一部分，随着事件而爆炸。两人被杀。</text:p>
      <text:p text:style-name="P4">
正如乌克林福姆报道的那样，俄罗斯[Telelegram-channel]报告了(https://t.me/shot_shot/53557)射击。</text:p>
      <text:p text:style-name="P4">
由于其氧残基的相互作用而爆炸的储罐爆炸了。“棉花”发生在企业“ Yelhovnafta”的工人下降时发生：它们因高度掉落而死亡。</text:p>
      <text:p text:style-name="P4">
根据该频道，车站的负责人与操作员对水库进行了审查。 他们打开了舱口，对底部沉积物进行了测量，封闭了它开始下降。</text:p>
      <text:p text:style-name="P4">
<text:span text:style-name="T4">
另请阅读：</text:span>
 <text:a xlink:type="simple" xlink:href="https://www.ukrinform.ua/rubric-world/3724466-u-rosijskomu-bransku-gorit-spital-dla-veteraniv-akij-tilki-buduetsa.html" text:style-name="Internet_20_link" text:visited-style-name="Visited_20_Internet_20_Link">
在俄罗斯的布莱恩斯克<text:span text:style-name="T4">
烧死</text:span>
仅建造的退伍军人医院</text:a>
根据主要版本，由于氧气的吸入，燃烧了piproform矿床，然后[爆炸。 这是给出的(https://t.me/shot_shot/53562)刑事案件已启动。</text:p>
      <text:p text:style-name="P4">
正如乌克林福姆报道的那样，<text:a xlink:type="simple" xlink:href="https://www.ukrinform.ua/rubric-crimea/3702314-na-naftobazi-u-sevastopoli-stalasa-pozeza.html" text:style-name="Internet_20_link" text:visited-style-name="Visited_20_Internet_20_Link">
在暂时占领的塞瓦斯托波尔烧毁了燃油罐</text:a>
在哥萨克湾附近。</text:p>
      <text:p text:style-name="P4">
<text:span text:style-name="T5">
第一张照片说明性</text:span>
</text:p>
      <text:p text:style-name="P4">
News Source: <text:a xlink:type="simple" xlink:href="https://www.ukrinform.ua/rubric-world/3729969-u-tatarstani-vibuhnuv-rezervuar-z-himicnimi-recovinami-e-zertvi.html" text:style-name="Internet_20_link" text:visited-style-name="Visited_20_Internet_20_Link">
https://www.ukrinform.ua/rubric-world/3729969-u-tatarstani-vibuhnuv-rezervuar-z-himicnimi-recovinami-e-zertvi.html</text:a>
</text:p>
      <!--NEWS-->
      <text:h text:style-name="P10" text:outline-level="1">
<text:span text:style-name="T4">
乌克兰的海滩足球妇女队参加了III欧洲奥运会的决赛</text:span>
</text:h>
      <text:p text:style-name="P4">
作者: Ukrinform (Person)</text:p>
      <text:p text:style-name="P4">
出版商: Укринформ (Organization)</text:p>
      <text:p text:style-name="P4">
出版时间: 2023-06-30T20:10:48+03:00</text:p>
      <text:p text:style-name="P4">
修改时间: 2023-06-30T20:10:48+03:00</text:p>
      <text:p text:style-name="P4">
描述: 海滩足球队的女队将参加2023年欧洲运动会的决定性比赛。  - 乌克林。</text:p>
      <text:p text:style-name="P4">
图片: ['<text:a xlink:type="simple" xlink:href="https://static.ukrinform.com/photos/2023_06/thumb_files/630_360_1688144345-111.jpg" text:style-name="Internet_20_link" text:visited-style-name="Visited_20_Internet_20_Link">
630_360_16881...</text:a>
']</text:p>
      <text:p text:style-name="P4">
标签: ['Жінки', 'пляжний футбол', 'Європейські ігри']</text:p>
      <text:p text:style-name="P4">
类型: Article</text:p>
      <!--METADATA-->
      <text:p text:style-name="P4">
<draw:frame draw:style-name="fr1" draw:name="Image197" text:anchor-type="as-char" svg:width="6.9236in" svg:height="3.956343in" draw:z-index="0">
<draw:image xlink:href="../Images/yкринформ/2023-06-30T20-10-48-03-00/630_360_1688144345-111.jpg" xlink:type="simple" xlink:show="embed" xlink:actuate="onLoad" draw:mime-type="image/jpeg"/>
</draw:frame>
乌克兰女子乌克兰足球比赛将参加2023年欧洲奥运会的决定性比赛。</text:p>
      <text:p text:style-name="P4">
在半决赛中，“蓝色和黄色”击败了葡萄牙的竞争对手-3：1。</text:p>
      <text:p text:style-name="P4">
Yuri Klimenko的病房的胜利为Irina Dubitskaya带来了进球，该进球于第4分钟授予玛丽亚·蒂科诺瓦(Maria Tikhonova)(20)和Irina Kostyuk(31).</text:p>
      <text:p text:style-name="P4">
<text:span text:style-name="T4">
Читайте також:</text:span>
 <text:a xlink:type="simple" xlink:href="https://www.ukrinform.ua/rubric-sports/3729297-ukraina-pidnalasa-na-sist-pozicij-u-rejtingu-fifa.html" text:style-name="Internet_20_link" text:visited-style-name="Visited_20_Internet_20_Link">
 Україна піднялася на шість позицій у рейтингу ФІФА</text:a>
在7月1日的决赛中，乌克兰人将与另一个半决赛的波兰 - 西班牙的冠军会面。</text:p>
      <text:p text:style-name="P4">
照片：apfu。</text:p>
      <text:p text:style-name="P4">
News Source: <text:a xlink:type="simple" xlink:href="https://www.ukrinform.ua/rubric-sports/3729971-zinoca-zbirna-ukraini-z-plaznogo-futbolu-vijsla-u-final-iii-evropejskih-igor.html" text:style-name="Internet_20_link" text:visited-style-name="Visited_20_Internet_20_Link">
https://www.ukrinform.ua/rubric-sports/3729971-zinoca-zbirna-ukraini-z-plaznogo-futbolu-vijsla-u-final-iii-evropejskih-igor.html</text:a>
</text:p>
      <!--NEWS-->
      <text:h text:style-name="P10" text:outline-level="1">
<text:span text:style-name="T4">
塔吉克斯坦公民在Chisinau机场开枪射击</text:span>
</text:h>
      <text:p text:style-name="P4">
作者: Ukrinform (Person)</text:p>
      <text:p text:style-name="P4">
出版商: Укринформ (Organization)</text:p>
      <text:p text:style-name="P4">
出版时间: 2023-06-30T20:12:55+03:00</text:p>
      <text:p text:style-name="P4">
修改时间: 2023-06-30T20:12:55+03:00</text:p>
      <text:p text:style-name="P4">
描述: 在Chisinau机场开火的袭击者是塔吉克斯坦的43岁公民，他被拒绝进入摩尔多瓦。  - 乌克林。</text:p>
      <text:p text:style-name="P4">
图片: ['<text:a xlink:type="simple" xlink:href="https://static.ukrinform.com/photos/2023_06/thumb_files/630_360_1688141677-392.jpg" text:style-name="Internet_20_link" text:visited-style-name="Visited_20_Internet_20_Link">
630_360_16881...</text:a>
']</text:p>
      <text:p text:style-name="P4">
标签: ['Аеропорт', 'Кишинів', 'Молдова', 'Стрілянина', 'Таджикистан']</text:p>
      <text:p text:style-name="P4">
类型: Article</text:p>
      <!--METADATA-->
      <text:p text:style-name="P4">
<draw:frame draw:style-name="fr1" draw:name="Image198" text:anchor-type="as-char" svg:width="6.9236in" svg:height="3.956343in" draw:z-index="0">
<draw:image xlink:href="../Images/yкринформ/2023-06-30T20-12-55-03-00/630_360_1688141677-392.jpg" xlink:type="simple" xlink:show="embed" xlink:actuate="onLoad" draw:mime-type="image/jpeg"/>
</draw:frame>
在Chisinau机场开火的袭击者是一名43岁的塔吉克斯坦，被拒绝进入摩尔多瓦。</text:p>
      <text:p text:style-name="P4">
正如Ukrinform报道的那样，它报告了<text:a xlink:type="simple" xlink:href="https://newsmaker.md/rus/novosti/podrobnosti-o-strelke-ubivshem-dvuh-chelovek-v-kishinevskom-aeroportu/" text:style-name="Internet_20_link" text:visited-style-name="Visited_20_Internet_20_Link">
新闻记者</text:a>
。</text:p>
      <text:p text:style-name="P4">
杀死边境警卫和奇西诺机场的安全官的射手是塔吉克斯坦的一名43岁公民，他被禁止进入多诺尔多夫入口。 这是由多林总理的报道。</text:p>
      <text:p text:style-name="P4">
“塔吉克斯坦的43岁公民被拒绝进入摩尔多瓦。 当伴随着无菌区域以注册返回原籍国时，他用[武器]开枪(https://www.ukrinform.ua/tag-zbroa)从边境警察，边防部警卫和机场安全部门的雇员选出的，他还受伤了现在提供医疗服务的乘客。”</text:p>
      <text:p text:style-name="P4">
<text:span text:style-name="T4">
另请阅读：</text:span>
 <text:a xlink:type="simple" xlink:href="https://www.ukrinform.ua/rubric-society/3729951-mzs-ukraini-zasovue-ci-buli-ukrainci-na-misci-strilanini-v-aeroportu-kisineva.html" text:style-name="Internet_20_link" text:visited-style-name="Visited_20_Internet_20_Link">
乌克兰外交部发现乌克兰人是否位于奇西诺(Chisinau)的<text:span text:style-name="T4">
机场</text:span>
</text:a>
据报道，6月30日<text:a xlink:type="simple" xlink:href="https://www.ukrinform.ua/rubric-world/3729923-v-aeroportu-kisineva-pasazir-vidkriv-strilaninu.html" text:style-name="Internet_20_link" text:visited-style-name="Visited_20_Internet_20_Link">
在Chisinau机场，外国人开了枪击事件</text:a>
杀死了两个人并受伤了一名乘客。 警察设法拘留了射手。 他受伤了。执法机构的工作人员将继续确保机场tago鼠的安全。</text:p>
      <text:p text:style-name="P4">
据总统玛雅·桑杜(Maya Sandu)说，开枪射击的外国人枪击了安全局的边境警察和安全人员。 总统向死者的亲戚和亲戚表示慰问。 已经提出，国家机构被提高准备就绪状态，并且在全国范围内动员了警察。</text:p>
      <text:p text:style-name="P4">
<text:span text:style-name="T5">
照片：新闻记者</text:span>
</text:p>
      <text:p text:style-name="P4">
News Source: <text:a xlink:type="simple" xlink:href="https://www.ukrinform.ua/rubric-world/3729972-ctrilaninu-v-aeroportu-kisineva-vidkriv-gromadanin-tadzikistanu.html" text:style-name="Internet_20_link" text:visited-style-name="Visited_20_Internet_20_Link">
https://www.ukrinform.ua/rubric-world/3729972-ctrilaninu-v-aeroportu-kisineva-vidkriv-gromadanin-tadzikistanu.html</text:a>
</text:p>
      <!--NEWS-->
      <text:h text:style-name="P10" text:outline-level="1">
<text:span text:style-name="T4">
乌克兰将加强与炮弹国际合作伙伴的合作-Zelensky</text:span>
</text:h>
      <text:p text:style-name="P4">
作者: Ukrinform (Person)</text:p>
      <text:p text:style-name="P4">
出版商: Укринформ (Organization)</text:p>
      <text:p text:style-name="P4">
出版时间: 2023-06-30T20:17:00+03:00</text:p>
      <text:p text:style-name="P4">
修改时间: 2023-06-30T20:17:00+03:00</text:p>
      <text:p text:style-name="P4">
描述: 乌克兰将加强与乌克兰军队炮弹的国际合作伙伴的合作。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Боєприпаси', 'Зеленський', 'Війна з Росією', 'Артилерія']</text:p>
      <text:p text:style-name="P4">
类型: Article</text:p>
      <!--METADATA-->
      <text:p text:style-name="P4">
<draw:frame draw:style-name="fr1" draw:name="Image199" text:anchor-type="as-char" svg:width="6.9236in" svg:height="3.956343in" draw:z-index="0">
<draw:image xlink:href="../Images/yкринформ/2023-06-30T20-17-00-03-00/630_360_1685119271-129.jpeg" xlink:type="simple" xlink:show="embed" xlink:actuate="onLoad" draw:mime-type="image/jpeg"/>
</draw:frame>
乌克兰将帮助与国际合作伙伴在乌克兰军队的炮弹上合作。</text:p>
      <text:p text:style-name="P4">
沃迪米尔总统Zelenskyy在[上诉]中说了这一点(https://t.me/V_Zelenskiy_official/6788)，报道乌克林福姆。</text:p>
      <text:p text:style-name="P4">
“他们以炮兵的弹药供应速度考虑。对于东方的一半而言。尽管最多可以与乌克兰士兵的弹丸合作伙伴一起工作，但我们将使它更加活跃。加强我们的<text:a xlink:type="simple" xlink:href="https://www.ukrinform.ua/tag-artileria" text:style-name="Internet_20_link" text:visited-style-name="Visited_20_Internet_20_Link">
炮兵</text:a>
显然，优先事项，所有人今天都收到了其他任务。”总统说。</text:p>
      <text:p text:style-name="P4">
*!(https://www.ukrinform.ua/rubric-ato/3729618-u-ssa-rozgladaut-mozlivist-peredaci-ukraini-kasetnih-snaradiv-zmi.html)他指出，今天我们在主动行动的所有场所都晋升了我们的部队。</text:p>
      <text:p text:style-name="P4">
据报道，总统弗拉基米尔(Zelensky举行了另一次会议)(https://www.ukrinform.ua/rubric-ato/3729817-na-stavci-dorucili-posiliti-zahist-na-pivnicnomu-napramku-zelenskij.html)最高高级指挥官在正面的情况和白俄罗斯的威胁。</text:p>
      <text:p text:style-name="P4">
News Source: <text:a xlink:type="simple" xlink:href="https://www.ukrinform.ua/rubric-ato/3729974-ukraina-posilit-spivpracu-z-miznarodnimi-partnerami-sodo-artilerijskih-snaradiv-zelenskij.html" text:style-name="Internet_20_link" text:visited-style-name="Visited_20_Internet_20_Link">
https://www.ukrinform.ua/rubric-ato/3729974-ukraina-posilit-spivpracu-z-miznarodnimi-partnerami-sodo-artilerijskih-snaradiv-zelenskij.html</text:a>
</text:p>
      <!--NEWS-->
      <text:h text:style-name="P10" text:outline-level="1">
<text:span text:style-name="T4">
在赫尔森地区，俄罗斯军队在其矿山上受到破坏，该矿山已经建立了先前的轮换</text:span>
</text:h>
      <text:p text:style-name="P4">
作者: Ukrinform (Person)</text:p>
      <text:p text:style-name="P4">
出版商: Укринформ (Organization)</text:p>
      <text:p text:style-name="P4">
出版时间: 2023-06-30T20:23:59+03:00</text:p>
      <text:p text:style-name="P4">
修改时间: 2023-06-30T20:23:59+03:00</text:p>
      <text:p text:style-name="P4">
描述: 从6月15日到现在，在赫尔森地区的塞尔吉耶耶夫卡（Sergiyevka），俄罗斯最多10名军事人员在矿山的东部军事区第五军的一支部队中爆发，这是由先前轮换安装的。  - 乌克林。</text:p>
      <text:p text:style-name="P4">
图片: ['<text:a xlink:type="simple" xlink:href="https://static.ukrinform.com/photos/2023_01/thumb_files/630_360_1673620105-978.jpeg" text:style-name="Internet_20_link" text:visited-style-name="Visited_20_Internet_20_Link">
630_360_16736...</text:a>
']</text:p>
      <text:p text:style-name="P4">
标签: ['Генштаб', 'Херсонщина', 'Мінування', 'Російські військові', 'Війна з Росією']</text:p>
      <text:p text:style-name="P4">
类型: Article</text:p>
      <!--METADATA-->
      <text:p text:style-name="P4">
<draw:frame draw:style-name="fr1" draw:name="Image200" text:anchor-type="as-char" svg:width="6.9236in" svg:height="3.956343in" draw:z-index="0">
<draw:image xlink:href="../Images/yкринформ/2023-06-30T20-23-59-03-00/630_360_1673620105-978.jpeg" xlink:type="simple" xlink:show="embed" xlink:actuate="onLoad" draw:mime-type="image/jpeg"/>
</draw:frame>
从6月15日到东部军事区第五军的现任矿山，该单位是由先前轮换安装的，最多可达俄罗斯的10名军事人员。</text:p>
      <text:p text:style-name="P4">
这是由乌克兰武装部队总参谋部的新闻服务在<text:a xlink:type="simple" xlink:href="https://www.facebook.com/GeneralStaff.ua/posts/pfbid02Z5gPgJTa4ae3pe1AAce7bPe573v3e4b5zA14Vbfh3aXCgGcCgKgZG2qJXHhyZJ6Rl" text:style-name="Internet_20_link" text:visited-style-name="Visited_20_Internet_20_Link">
Facebook</text:a>
乌克林福姆报道，俄罗斯入侵于2023年6月30日发表了及时的信息。</text:p>
      <text:p text:style-name="P4">
“俄罗斯占领部队继续在战场上互相杀害。因此，在6月15日至现在，在霍尔森地区的塞尔吉耶夫卡(Sergiyivka)定居下，在东部军事区第五军的一支部队之一中进行了轮换。 ，最多10个军事服务。这是前一年建立的。</text:p>
      <text:p text:style-name="P4">
<text:span text:style-name="T4">
另请阅读：</text:span>
 <text:a xlink:type="simple" xlink:href="https://www.ukrinform.ua/rubric-ato/3729955-na-shodi-jdut-vazki-boi-na-pivdni-vorog-namagaetsa-zupiniti-prosuvanna-sil-oboroni.html" text:style-name="Internet_20_link" text:visited-style-name="Visited_20_Internet_20_Link">
在东方有激烈的战斗，在南部，敌人试图模仿国防军的促进</text:a>
据总裁说，俄罗斯人继续抢劫和使用暂时占领定居点的民用医疗基础设施，以向受伤的军人提供援助。</text:p>
      <text:p text:style-name="P4">
“在卢汉斯克地区的诺沃普斯科夫(Novopskov)的定居点<text:a xlink:type="simple" xlink:href="https://www.ukrinform.ua/tag-rosijski-vijskovi" text:style-name="Internet_20_link" text:visited-style-name="Visited_20_Internet_20_Link">
俄罗斯军人</text:a>
消息说：“孕产妇医院的家具被下载到军车上，并朝着独特的方向带走，孕妇医院本身的领土本身就建立在野外医院下。”</text:p>
      <text:p text:style-name="P4">
<text:span text:style-name="T4">
另请阅读：</text:span>
 <text:a xlink:type="simple" xlink:href="https://www.ukrinform.ua/rubric-ato/3729968-vijskovi-za-dobu-znisili-sist-rajoniv-zoseredzenna-voroga-ta-stanciu-reb.html" text:style-name="Internet_20_link" text:visited-style-name="Visited_20_Internet_20_Link">
每天军事<text:span text:style-name="T4">
销毁</text:span>
六个集中注意力和苏格兰皇家银行的站点</text:a>
据报道，俄罗斯军队的波克罗夫斯基Zaporizhhya地区工程部门由乌克兰控制的当地人的私人土地改变。</text:p>
      <text:p text:style-name="P4">
News Source: <text:a xlink:type="simple" xlink:href="https://www.ukrinform.ua/rubric-ato/3729977-na-hersonsini-rosijski-vijskovi-pidrivautsa-na-svoih-minah-aki-vstanovila-poperedna-rotacia.html" text:style-name="Internet_20_link" text:visited-style-name="Visited_20_Internet_20_Link">
https://www.ukrinform.ua/rubric-ato/3729977-na-hersonsini-rosijski-vijskovi-pidrivautsa-na-svoih-minah-aki-vstanovila-poperedna-rotacia.html</text:a>
</text:p>
      <!--NEWS-->
      <text:h text:style-name="P10" text:outline-level="1">
<text:span text:style-name="T4">
第二个授权经济运营商 - 州海关服务部门出现在乌克兰</text:span>
</text:h>
      <text:p text:style-name="P4">
作者: Ukrinform (Person)</text:p>
      <text:p text:style-name="P4">
出版商: Укринформ (Organization)</text:p>
      <text:p text:style-name="P4">
出版时间: 2023-06-30T20:37:00+03:00</text:p>
      <text:p text:style-name="P4">
修改时间: 2023-06-30T20:37:00+03:00</text:p>
      <text:p text:style-name="P4">
描述: Epicenter K已获得授权经济运营商（AEE）的地位。  - 乌克林。</text:p>
      <text:p text:style-name="P4">
图片: ['<text:a xlink:type="simple" xlink:href="https://static.ukrinform.com/photos/2020_11/thumb_files/630_360_1605169802-760.jpg" text:style-name="Internet_20_link" text:visited-style-name="Visited_20_Internet_20_Link">
630_360_16051...</text:a>
']</text:p>
      <text:p text:style-name="P4">
标签: ['Мито', 'Транзит', 'Епіцентр', 'Митний кодекс']</text:p>
      <text:p text:style-name="P4">
类型: Article</text:p>
      <!--METADATA-->
      <text:p text:style-name="P4">
<draw:frame draw:style-name="fr1" draw:name="Image201" text:anchor-type="as-char" svg:width="6.9236in" svg:height="3.956343in" draw:z-index="0">
<draw:image xlink:href="../Images/yкринформ/2023-06-30T20-37-00-03-00/630_360_1605169802-760.jpg" xlink:type="simple" xlink:show="embed" xlink:actuate="onLoad" draw:mime-type="image/jpeg"/>
</draw:frame>
Epicenter K已获得授权经济运营商的地位(Aeo).</text:p>
      <text:p text:style-name="P4">
Як передає Укрінформ, про це повідомляє Держмитслужба у <text:a xlink:type="simple" xlink:href="https://www.facebook.com/UkraineCustoms/posts/pfbid02Egv4SeD1kPkbbrjz8gsvG4AWM9UPbHUSXSWPFzspqb38KSHvatAYr9bcJc3FrQR3l" text:style-name="Internet_20_link" text:visited-style-name="Visited_20_Internet_20_Link">
 Фейсбуці.</text:a>
消息写道：“ Epicenter K是乌克兰的第二家企业，已获得授权经济运营商的地位。”</text:p>
      <text:p text:style-name="P4">
国家海关服务指出，AEO状态的存在使企业使乌克兰海关法规规定的简化和关于联合程序的公约[Transit]的简化速度更快地访问了速度和更快的访问权限。(https://www.ukrinform.ua/tag-tranzit)。</text:p>
      <text:p text:style-name="P4">
从现在开始，该公司有几个优点，特别是在主要秩序中执行货物的海关手续，从而减少了对企业商品的海关控制形式和量的自动化系统的自动化系统。</text:p>
      <text:p text:style-name="P4">
<text:span text:style-name="T4">
另请阅读：</text:span>
 [政府已批准了对海关法规的修正案，以简化转移(https://www.ukrinform.ua/rubric-society/3723712-urad-shvaliv-zmini-do-mitnogo-kodeksu-sodo-sprosenna-peremisenna-vantaziv-zsu.html)国家海关服务引起了计划获得授权AAEO的企业的关注，该企业于2022年10月修改了《乌克兰海关法典》，这是事实上的事实：对企业的限制，根据其在国际供应中的作用，连锁，排除沉积。执行企业一致性的海关当局以及同时提交授权申请的申请的数量，可以在海关当局中考虑。 考虑到企业的评估目的，考虑到授权企业中遵守依从性的目的的可能性也大大减少，并且在武术和偿付能力流动性的武术行动期间大大降低了。</text:p>
      <text:p text:style-name="P4">
目前，在州海关服务的不同阶段，AEE授权的14个应用程序。</text:p>
      <text:p text:style-name="P4">
<text:span text:style-name="T4">
另请阅读：</text:span>
 <text:a xlink:type="simple" xlink:href="https://www.ukrinform.ua/rubric-economy/3710483-tovaroobig-nablizivsa-do-34-milardiv-z-akimi-krainami-i-cim-torgue-ukraina.html" text:style-name="Internet_20_link" text:visited-style-name="Visited_20_Internet_20_Link">
<text:span text:style-name="T4">
失误</text:span>
接近340亿美元：乌克兰人和乌克兰交易的东西</text:a>
</text:p>
      <text:p text:style-name="P4">
据报道，在2021年3月，第一个收到AEE的企业是公共联合售货公司“ Jay International”(Kremenchuk).</text:p>
      <text:p text:style-name="P4">
News Source: <text:a xlink:type="simple" xlink:href="https://www.ukrinform.ua/rubric-economy/3729984-v-ukraini-zavivsa-drugij-avtorizovanij-ekonomicnij-operator-derzmitsluzba.html" text:style-name="Internet_20_link" text:visited-style-name="Visited_20_Internet_20_Link">
https://www.ukrinform.ua/rubric-economy/3729984-v-ukraini-zavivsa-drugij-avtorizovanij-ekonomicnij-operator-derzmitsluzba.html</text:a>
</text:p>
      <!--NEWS-->
      <text:h text:style-name="P10" text:outline-level="1">
<text:span text:style-name="T4">
Zelensky宣布了外交政策极为重要的几周</text:span>
</text:h>
      <text:p text:style-name="P4">
作者: Ukrinform (Person)</text:p>
      <text:p text:style-name="P4">
出版商: Укринформ (Organization)</text:p>
      <text:p text:style-name="P4">
出版时间: 2023-06-30T20:38:00+03:00</text:p>
      <text:p text:style-name="P4">
修改时间: 2023-06-30T20:38:00+03:00</text:p>
      <text:p text:style-name="P4">
描述: 沃迪米尔·泽伦斯基（Volodymyr Zelenskyy）总统宣布，乌克兰将在外交政策领域活跃。  - 乌克林。</text:p>
      <text:p text:style-name="P4">
图片: ['<text:a xlink:type="simple" xlink:href="https://static.ukrinform.com/photos/2023_06/thumb_files/630_360_1687943415-494.jpeg" text:style-name="Internet_20_link" text:visited-style-name="Visited_20_Internet_20_Link">
630_360_16879...</text:a>
']</text:p>
      <text:p text:style-name="P4">
标签: ['Президент', 'Політика', 'Зеленський']</text:p>
      <text:p text:style-name="P4">
类型: Article</text:p>
      <!--METADATA-->
      <text:p text:style-name="P4">
<draw:frame draw:style-name="fr1" draw:name="Image202" text:anchor-type="as-char" svg:width="6.9236in" svg:height="3.956343in" draw:z-index="0">
<draw:image xlink:href="../Images/yкринформ/2023-06-30T20-38-00-03-00/630_360_1687943415-494.jpeg" xlink:type="simple" xlink:show="embed" xlink:actuate="onLoad" draw:mime-type="image/jpeg"/>
</draw:frame>
总统洛尔里尔·泽伦斯基(Lordir Zelensky)宣布，乌克兰将在外交政策中活跃于乌克兰。</text:p>
      <text:p text:style-name="P4">
Zelensky在他的[上诉]中说了这一点(https://t.me/V_Zelenskiy_official/6788)，报道乌克林福姆。</text:p>
      <text:p text:style-name="P4">
“他今天花了几次实质性的预备会议 - 无论是在我国的国内环境，适当的内部措施和国际措施。外交政策时期都开始了。这是为了通过扩大我们的安全，我们的安全，我们的安全而扩大和平的工作联盟与合作，“总统说”。</text:p>
      <text:p text:style-name="P4">
<text:span text:style-name="T4">
另请阅读：</text:span>
 <text:a xlink:type="simple" xlink:href="https://www.ukrinform.ua/rubric-ato/3729974-ukraina-posilit-spivpracu-z-miznarodnimi-partnerami-sodo-artilerijskih-snaradiv-zelenskij.html" text:style-name="Internet_20_link" text:visited-style-name="Visited_20_Internet_20_Link">
乌克兰将加强与<text:span text:style-name="T4">
国际</text:span>
炮弹合作伙伴-Zelensky的合作</text:a>
他强调，接下来的几周将非常活跃，我们州的位置明确定义。 据他说：“乌克兰官员知道该怎么办。”</text:p>
      <text:p text:style-name="P4">
据报道，弗拉基米尔<text:a xlink:type="simple" xlink:href="https://www.ukrinform.ua/rubric-vidbudova/3729961-modulni-budinki-ta-socialne-zitlo-zelenskij-podakuvav-vlasniku-wasatch-group-za-dopomogu-ukraini.html" text:style-name="Internet_20_link" text:visited-style-name="Visited_20_Internet_20_Link">
Zelensky与美国商人会面</text:a>
以及Wwasatch Group Delma Lay Hansen的赞助人，创始人兼执行董事。</text:p>
      <text:p text:style-name="P4">
照片：总统办公室</text:p>
      <text:p text:style-name="P4">
News Source: <text:a xlink:type="simple" xlink:href="https://www.ukrinform.ua/rubric-polytics/3729981-zelenskij-anonsuvav-nadzvicajno-aktivni-tizni-v-zovnisnij-politici.html" text:style-name="Internet_20_link" text:visited-style-name="Visited_20_Internet_20_Link">
https://www.ukrinform.ua/rubric-polytics/3729981-zelenskij-anonsuvav-nadzvicajno-aktivni-tizni-v-zovnisnij-politici.html</text:a>
</text:p>
      <!--NEWS-->
      <text:h text:style-name="P10" text:outline-level="1">
<text:span text:style-name="T4">
乌克兰妇女在Euro-2023 Start（U18）上让位于保加利亚篮球运动员（U18）</text:span>
</text:h>
      <text:p text:style-name="P4">
作者: Ukrinform (Person)</text:p>
      <text:p text:style-name="P4">
出版商: Укринформ (Organization)</text:p>
      <text:p text:style-name="P4">
出版时间: 2023-06-30T20:48:00+03:00</text:p>
      <text:p text:style-name="P4">
修改时间: 2023-06-30T20:48:00+03:00</text:p>
      <text:p text:style-name="P4">
描述: 在欧洲少年锦标赛篮球（18岁以下球员）的小组锦标赛的首发比赛中，乌克兰女队输给了保加利亚队。  - 乌克林。</text:p>
      <text:p text:style-name="P4">
图片: ['<text:a xlink:type="simple" xlink:href="https://static.ukrinform.com/photos/2023_06/thumb_files/630_360_1688147248-907.jpg" text:style-name="Internet_20_link" text:visited-style-name="Visited_20_Internet_20_Link">
630_360_16881...</text:a>
']</text:p>
      <text:p text:style-name="P4">
标签: ['Баскетбол']</text:p>
      <text:p text:style-name="P4">
类型: Article</text:p>
      <!--METADATA-->
      <text:p text:style-name="P4">
<draw:frame draw:style-name="fr1" draw:name="Image203" text:anchor-type="as-char" svg:width="6.9236in" svg:height="3.956343in" draw:z-index="0">
<draw:image xlink:href="../Images/yкринформ/2023-06-30T20-48-00-03-00/630_360_1688147248-907.jpg" xlink:type="simple" xlink:show="embed" xlink:actuate="onLoad" draw:mime-type="image/jpeg"/>
</draw:frame>
欧洲青年锦标赛篮球青年锦标赛的团体比赛(最多18岁的球员)女孩的国家队输给了保加利亚队。</text:p>
      <text:p text:style-name="P4">
索非亚的比赛以67：54的成绩结束了洛德的Eurobasket-2023-2023(19：6，13：12，28：18，7：18)，报道乌克林福姆。</text:p>
      <text:p text:style-name="P4">
乌克兰卡分部的下一场比赛将于7月1日与瑞典国家队举行。</text:p>
      <text:p text:style-name="P4">
在2023年欧洲欧洲银行的小组阶段(U18)它还将演奏反斯洛伐克和爱沙尼亚。</text:p>
      <text:p text:style-name="P4">
<text:span text:style-name="T4">
另请阅读：</text:span>
 [“ Prometheus”将代表乌克兰<text:span text:style-name="T4">
篮球</text:span>
(https://www.ukrinform.ua/rubric-sports/3729487-prometej-predstavlatime-ukrainu-v-basketbolnomu-evrokubku.html)季后赛将由该小组的两支最佳球队发布，欧洲的三个最佳预制将是该部门A的代金券的所有者。</text:p>
      <text:p text:style-name="P4">
照片：FBU。</text:p>
      <text:p text:style-name="P4">
News Source: <text:a xlink:type="simple" xlink:href="https://www.ukrinform.ua/rubric-sports/3729986-ukrainki-postupilisa-basketbolistkam-bolgarii-na-starti-evro2023-u18.html" text:style-name="Internet_20_link" text:visited-style-name="Visited_20_Internet_20_Link">
https://www.ukrinform.ua/rubric-sports/3729986-ukrainki-postupilisa-basketbolistkam-bolgarii-na-starti-evro2023-u18.html</text:a>
</text:p>
      <!--NEWS-->
      <text:h text:style-name="P10" text:outline-level="1">
<text:span text:style-name="T4">
虽然拍摄和拍摄：乌克兰的俄罗斯军队没有，想死</text:span>
</text:h>
      <text:p text:style-name="P4">
作者: Ukrinform (Person)</text:p>
      <text:p text:style-name="P4">
出版商: Укринформ (Organization)</text:p>
      <text:p text:style-name="P4">
出版时间: 2023-06-30T20:50:00+03:00</text:p>
      <text:p text:style-name="P4">
修改时间: 2023-06-30T20:50:00+03:00</text:p>
      <text:p text:style-name="P4">
描述: 乌克兰的俄罗斯军人处于困难的条件下，表达了他们对自己死亡或伤害自己的愿望。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Перехоплення', 'Розвідка', 'Російські військові', 'Війна з Росією']</text:p>
      <text:p text:style-name="P4">
类型: Article</text:p>
      <!--METADATA-->
      <text:p text:style-name="P4">
<draw:frame draw:style-name="fr1" draw:name="Image204" text:anchor-type="as-char" svg:width="6.9236in" svg:height="3.956343in" draw:z-index="0">
<draw:image xlink:href="../Images/yкринформ/2023-06-30T20-50-00-03-00/630_360_1668461240-442.jpg" xlink:type="simple" xlink:show="embed" xlink:actuate="onLoad" draw:mime-type="image/jpeg"/>
</draw:frame>
乌克兰的俄罗斯军人处于困难的条件下，表达了他们对自己死亡或伤害自己的愿望。</text:p>
      <text:p text:style-name="P4">
这是在俄罗斯服务员与熟人的对话中所说的，其录音在[Telegram]中发表(https://t.me/DIUkraine/2504)据报道，乌克兰国防部情报局主要局长的新闻服务。</text:p>
      <text:p text:style-name="P4">
“神经缺失，射击(我 - 行。)，尽管我被迫。”俄罗斯说。</text:p>
      <text:p text:style-name="P4">
那个女人用这些话表达了他的兴奋。</text:p>
      <text:p text:style-name="P4">
“一切都累了。 步行，这些橡木被拉。 有6米的橡木。 松树，不可能举起。 上帝的每一天就是这个(复杂 -  ed。)工作。 挖，挖，拉...每次一切都是新事物(头 -  ed。)来了，耳语使风扇转过身。 正如他打来的那样(在中间。)... коротше, що ми з села. А!Скот... і там образили з ніг до голови, ми — ніхто”, - заявив військовий РФ.</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text:span text:style-name="T4">
ЗСУ</text:span>
 <text:span text:style-name="T4">
продовжують</text:span>
 <text:span text:style-name="T4">
тиснути</text:span>
 на <text:span text:style-name="T4">
російських</text:span>
<text:span text:style-name="T4">
загарбників</text:span>
 на <text:span text:style-name="T4">
півдні</text:span>
 – <text:span text:style-name="T4">
Гуменюк</text:span>
 </text:a>
据他说，“男人已经在这里哭了。”</text:p>
      <text:p text:style-name="P4">
“射击和射击。 在这里，将300人取出； 缝了，在家里有点(到达 - 埃德。)后退。 昨天我们聚集了第300。 一切，神经一般都在散发出来。”他说。</text:p>
      <text:p text:style-name="P4">
视频：[乌克兰国防部情报局主要局]](https://www.youtube.com/watch?v=67rxRuJK1S4&amp;t=0s)GUR保证，对于每个<text:a xlink:type="simple" xlink:href="https://www.ukrinform.ua/tag-vijskovi-zlocini" text:style-name="Internet_20_link" text:visited-style-name="Visited_20_Internet_20_Link">
军事犯罪</text:a>
，对乌克兰进行的，将有一个公平的报应。</text:p>
      <text:p text:style-name="P4">
正如据报道，6月20日，古尔(Gur)说，俄罗斯的军事人员(关于真正损失的无薪)(https://www.ukrinform.ua/rubric-ato/3725526-vijskovosluzbovcam-rf-ne-daut-informacii-pro-vtrati-v-ukraini-perehoplenna.html)他们的部队在乌克兰，尽管他们自己知道失去损失很高。</text:p>
      <text:p text:style-name="P4">
News Source: <text:a xlink:type="simple" xlink:href="https://www.ukrinform.ua/rubric-ato/3729987-hoc-beri-i-strilajsa-rosijski-vijskovi-v-ukraini-niut-i-hocut-pomerti.html" text:style-name="Internet_20_link" text:visited-style-name="Visited_20_Internet_20_Link">
https://www.ukrinform.ua/rubric-ato/3729987-hoc-beri-i-strilajsa-rosijski-vijskovi-v-ukraini-niut-i-hocut-pomerti.html</text:a>
</text:p>
      <!--NEWS-->
      <text:h text:style-name="P10" text:outline-level="1">
<text:span text:style-name="T4">
在Irpen中，开始了一个大型项目，以替换受损房屋中的窗户</text:span>
</text:h>
      <text:p text:style-name="P4">
作者: Ukrinform (Person)</text:p>
      <text:p text:style-name="P4">
出版商: Укринформ (Organization)</text:p>
      <text:p text:style-name="P4">
出版时间: 2023-06-30T21:01:00+03:00</text:p>
      <text:p text:style-name="P4">
修改时间: 2023-06-30T21:01:00+03:00</text:p>
      <text:p text:style-name="P4">
描述: 在Irpen发起了一个大型项目，以取代受到全面入侵影响的城市房屋中的窗户。  - 乌克林。</text:p>
      <text:p text:style-name="P4">
图片: ['<text:a xlink:type="simple" xlink:href="https://static.ukrinform.com/photos/2023_06/thumb_files/630_360_1688148171-3639.jpeg" text:style-name="Internet_20_link" text:visited-style-name="Visited_20_Internet_20_Link">
630_360_16881...</text:a>
']</text:p>
      <text:p text:style-name="P4">
标签: ['Будинок', 'Ірпінь', 'Київщина', 'Війна з Росією', 'Відбудова']</text:p>
      <text:p text:style-name="P4">
类型: Article</text:p>
      <!--METADATA-->
      <text:p text:style-name="P4">
<draw:frame draw:style-name="fr1" draw:name="Image205" text:anchor-type="as-char" svg:width="6.9236in" svg:height="3.956343in" draw:z-index="0">
<draw:image xlink:href="../Images/yкринформ/2023-06-30T21-01-00-03-00/630_360_1688148171-3639.jpeg" xlink:type="simple" xlink:show="embed" xlink:actuate="onLoad" draw:mime-type="image/jpeg"/>
</draw:frame>
在Irpenistrtica中，一个大型项目被该市房屋中的Windows取代，该项目受到全面入侵的影响。</text:p>
      <text:p text:style-name="P4">
在<text:a xlink:type="simple" xlink:href="https://www.facebook.com/100091315017222/posts/pfbid01QL5Qc4JmM4QiHzLGFFHPxuETyQ6NxcEoThy1cUWMXkzXoXGrsFHXjn3sLRikDDvl/" text:style-name="Internet_20_link" text:visited-style-name="Visited_20_Internet_20_Link">
Facebook</text:a>
乌克林福姆报道，基辅地区军事行政部门负责人鲁斯兰·克拉文科(Ruslan Kravchenko)报道。</text:p>
      <text:p text:style-name="P4">
“在Irpen发起了一个大型项目，以取代该市房屋中的窗户，这是由于全面入侵而陈述的。 这是关于安装近300个私人房屋和141个多层设施的设施。”</text:p>
      <text:p text:style-name="P4">
</text:p>
      <text:p text:style-name="P4">
<text:a xlink:type="simple" xlink:href="https://static.ukrinform.com/photos/2023_06/1688148170-4029.jpeg" text:style-name="Internet_20_link" text:visited-style-name="Visited_20_Internet_20_Link">
 </text:a>
 <text:a xlink:type="simple" xlink:href="https://static.ukrinform.com/photos/2023_06/1688148170-9961.jpeg" text:style-name="Internet_20_link" text:visited-style-name="Visited_20_Internet_20_Link">
</text:a>
 <text:a xlink:type="simple" xlink:href="https://static.ukrinform.com/photos/2023_06/1688148171-3092.jpeg" text:style-name="Internet_20_link" text:visited-style-name="Visited_20_Internet_20_Link">
</text:a>
 <text:a xlink:type="simple" xlink:href="https://static.ukrinform.com/photos/2023_06/1688148171-7511.jpeg" text:style-name="Internet_20_link" text:visited-style-name="Visited_20_Internet_20_Link">
</text:a>
 <text:a xlink:type="simple" xlink:href="https://static.ukrinform.com/photos/2023_06/1688148171-7514.jpeg" text:style-name="Internet_20_link" text:visited-style-name="Visited_20_Internet_20_Link">
</text:a>
 <text:a xlink:type="simple" xlink:href="https://static.ukrinform.com/photos/2023_06/1688148171-3639.jpeg" text:style-name="Internet_20_link" text:visited-style-name="Visited_20_Internet_20_Link">
<draw:frame draw:style-name="fr1" draw:name="Image212" text:anchor-type="as-char" svg:width="6.9236in" svg:height="3.956343in" draw:z-index="0">
<draw:image xlink:href="../Images/yкринформ/2023-06-30T21-01-00-03-00/630_360_1688148171-3639.jpeg" xlink:type="simple" xlink:show="embed" xlink:actuate="onLoad" draw:mime-type="image/jpeg"/>
</draw:frame>
</text:a>
 <text:a xlink:type="simple" xlink:href="https://static.ukrinform.com/photos/2023_06/1688148171-3244.jpeg" text:style-name="Internet_20_link" text:visited-style-name="Visited_20_Internet_20_Link">
</text:a>
 <text:a xlink:type="simple" xlink:href="https://static.ukrinform.com/photos/2023_06/1688148171-8355.jpeg" text:style-name="Internet_20_link" text:visited-style-name="Visited_20_Internet_20_Link">
</text:a>
 <text:a xlink:type="simple" xlink:href="https://static.ukrinform.com/photos/2023_06/1688148172-5369.jpeg" text:style-name="Internet_20_link" text:visited-style-name="Visited_20_Internet_20_Link">
</text:a>
 <text:a xlink:type="simple" xlink:href="https://static.ukrinform.com/photos/2023_06/1688148172-4514.jpeg" text:style-name="Internet_20_link" text:visited-style-name="Visited_20_Internet_20_Link">
</text:a>
他指出，由于非营利组织全球授权任务的支持(宝石)与霍华德·巴菲特的基金合作(HGBF)实际上，窗口将被所有需要的IRPEN站点替换。</text:p>
      <text:p text:style-name="P4">
</text:p>
      <text:p text:style-name="P4">
“我们了解到，在占领之后，该市的一些居民立即做到了这一点。 但是，许多人没有钱，因为破坏的规模。”</text:p>
      <text:p text:style-name="P4">
<text:span text:style-name="T4">
 readmetas：</text:span>
 <text:a xlink:type="simple" xlink:href="https://www.ukrinform.ua/rubric-vidbudova/3728636-na-kiivsini-vze-vidnovili-ponad-12-tisac-obektiv.html" text:style-name="Internet_20_link" text:visited-style-name="Visited_20_Internet_20_Link">
在基辅地区，已经恢复了超过12,000个对象</text:a>
Kova负责人报告说，今天的第一方安装在LCD“ Irpinsky Lipki”对面的私营部门。 目前，俄罗斯人损坏了31套房屋。 另外30个将从划痕中构建。</text:p>
      <text:p text:style-name="P4">
窗户的进一步安装将在城市的其他地点进行。 该工作计划在2-3个月内存储。</text:p>
      <text:p text:style-name="P4">
此外，该装置还将在基辅地区的3个教育机构中举行，特别是一所具有视觉障碍儿童的特殊学校，Rzhyshchiv和Brovarsky Professional Lyceums。 Windows还将安装在Vyshzhgorod区和Gostomel的受损房屋中。</text:p>
      <text:p text:style-name="P4">
<text:span text:style-name="T4">
另请阅读：</text:span>
 <text:a xlink:type="simple" xlink:href="https://www.ukrinform.ua/rubric-vidbudova/3726858-na-kiivsini-pocali-vstanovluvati-vikna-u-poskodzenih-obstrilami-budinkah.html" text:style-name="Internet_20_link" text:visited-style-name="Visited_20_Internet_20_Link">
在基辅地区开始在受损房屋中安装窗户</text:a>
“我感谢国际合作伙伴的帮助。 我们一起竭尽所能使人们转向自己的家。 我们将生命恢复到佩蒂基夫希纳(Petikyevshchyna)定居点的定居点。”</text:p>
      <text:p text:style-name="P4">
据乌克林福姆报道，欧文(Irpen)占领期间有105万栋建筑物受损，其中2501座是完整的或严重销毁的(https://www.ukrinform.ua/rubric-regions/3529209-zbitki-irpena-vid-vijni-z-rosieu-skladaut-922-miljoni-kse.html) .</text:p>
      <text:p text:style-name="P4">
News Source: <text:a xlink:type="simple" xlink:href="https://www.ukrinform.ua/rubric-vidbudova/3729990-v-irpeni-rozpocali-masstabnij-proekt-iz-zamini-vikon-u-poskodzenih-budinkah.html" text:style-name="Internet_20_link" text:visited-style-name="Visited_20_Internet_20_Link">
https://www.ukrinform.ua/rubric-vidbudova/3729990-v-irpeni-rozpocali-masstabnij-proekt-iz-zamini-vikon-u-poskodzenih-budinkah.html</text:a>
</text:p>
      <!--NEWS-->
      <text:h text:style-name="P10" text:outline-level="1">
<text:span text:style-name="T4">
乌克兰人民被授予德国和平与人权奖</text:span>
</text:h>
      <text:p text:style-name="P4">
作者: Ukrinform (Person)</text:p>
      <text:p text:style-name="P4">
出版商: Укринформ (Organization)</text:p>
      <text:p text:style-name="P4">
出版时间: 2023-06-30T21:02:00+03:00</text:p>
      <text:p text:style-name="P4">
修改时间: 2023-06-30T21:02:00+03:00</text:p>
      <text:p text:style-name="P4">
描述: 在德国，2023年的Leo Kopelev和平与人权奖获得了整个乌克兰人民。 该奖项将颁发给基辅维塔利·克里奇科（Kiev Vitaliy Klitschko）市长和他的兄弟弗拉基米尔·克里奇科（Vladimir Klitschko），尤利亚（Yulia）的护理人员是Paevskaya和Kharkiv人权组织。  - 乌克林。</text:p>
      <text:p text:style-name="P4">
图片: ['<text:a xlink:type="simple" xlink:href="https://static.ukrinform.com/photos/2021_12/thumb_files/630_360_1640719116-564.jpg" text:style-name="Internet_20_link" text:visited-style-name="Visited_20_Internet_20_Link">
630_360_16407...</text:a>
']</text:p>
      <text:p text:style-name="P4">
标签: ['Німеччина', 'Права людини', 'Премія', 'Україна']</text:p>
      <text:p text:style-name="P4">
类型: Article</text:p>
      <!--METADATA-->
      <text:p text:style-name="P4">
<draw:frame draw:style-name="fr1" draw:name="Image219" text:anchor-type="as-char" svg:width="6.9236in" svg:height="3.956343in" draw:z-index="0">
<draw:image xlink:href="../Images/yкринформ/2023-06-30T21-02-00-03-00/630_360_1640719116-564.jpg" xlink:type="simple" xlink:show="embed" xlink:actuate="onLoad" draw:mime-type="image/jpeg"/>
</draw:frame>
Liv Kopleva的Unimechina奖在2023年获得和平与人权奖。 该奖项将由Paevskaya tharkiv人权组织的兄弟Vladimir Klitschko授予Kyiv Vitaliy Klitschut市长Vladimir Klitschko。</text:p>
      <text:p text:style-name="P4">
Leo Kopelev基金会的新闻服务于6月30日星期五报道了这一点，乌克林福姆报告了<text:a xlink:type="simple" xlink:href="https://www.dw.com/uk/premiu-imeni-lva-kopeleva-2023-prisudili-narodu-ukraini/a-66081135" text:style-name="Internet_20_link" text:visited-style-name="Visited_20_Internet_20_Link">
DW</text:a>
。</text:p>
      <text:p text:style-name="P4">
“列夫·科佩莱夫(Lev Kopelev)在基辅乌克兰首都出生和长大，他将自己的一生致力于争取和平与人权的斗争。我们坚信，今天他在捍卫自己的反俄罗斯侵略自由中，“  - ”消息读取。</text:p>
      <text:p text:style-name="P4">
消息写道：“多个拳击冠军克里奇克兄弟(Brothers Klitschk)与乌克兰的反替丁蛋白军队作战，违反了国际法的所有规则，对乌克兰人口进行了无情的领导。”</text:p>
      <text:p text:style-name="P4">
<text:span text:style-name="T4">
另请阅读：</text:span>
 [救援人员转让了**奖励的奖励(https://www.ukrinform.ua/rubric-society/3722715-ratuvalniki-peredali-vinagorodu-za-premiu-saharova-dla-united24.html)组织者解释了将奖项邀请到Yulia Paevsk的决定。 该基金说：“在乌克兰，泰塔尔是一个真正的民间女主角。” 她让人联想到组织者，帮助受伤的人并挽救了玛丽波尔的围困生命，并在乳房相机的帮助下拍摄了活动，并从国际记者传播了视频。</text:p>
      <text:p text:style-name="P4">
同时，哈尔基夫人权组织为内部难民提供了支持，删除了[战争罪]的事实和证书(https://www.ukrinform.ua/tag-vijskovi-zlocini)为了尽快将其带到法庭上，有处方。</text:p>
      <text:p text:style-name="P4">
该奖项将于10月22日在科隆地区储蓄现金的中央大厅颁发。 庄严的演讲将由副副总统沃尔夫冈鞋子的副总统和前总统发表。 自2001年以来，Kopelev奖已移交给科隆的Levakopelev，但没有提供货币奖励。<text:span text:style-name="T4">
另请阅读：</text:span>
 [第一夫人获得了国际<text:span text:style-name="T4">
奖</text:span>
因Ochoron心理健康的贡献]]](https://www.ukrinform.ua/rubric-society/3723511-persa-ledi-otrimala-miznarodnu-premiu-za-vnesok-v-ohoronu-psihicnogo-zdorova-ukrainciv.html)在不同的几年中，哈尔基夫(Kharkiv)声称保护组织是哈尔基夫律师和歌手和迈丹激进主义者Ruslanalizhchko，他是俄罗斯列瓦达(Levada-Center Lev Gudkov)的俄罗斯社会学家Haltrust，HalTrust，涉及纪念馆，纪念馆，纪念馆，纪念馆，纪念馆，纪念馆，纪念馆，纪念馆，纪念馆，纪念馆，纪念馆Ammari Zakakarius and Mamari Zakarius and Mamari Zakarius and Mamari Zakarius和阿卜杜勒卡德·阿卜杜拉基姆(Abdulkader Abdulrakim)和德累斯顿(Dresden)的倡议，从地中海传教士生命线中的难民营救中。</text:p>
      <text:p text:style-name="P4">
公共组织“ Leo Kopelev”是由朋友和同事于1998年在科隆去世后创立的。 它的目标是继续对人类，和平与人权的人物形象。</text:p>
      <text:p text:style-name="P4">
News Source: <text:a xlink:type="simple" xlink:href="https://www.ukrinform.ua/rubric-society/3729989-narodu-ukraini-prisudili-nimecku-premiu-za-mir-ta-prava-ludini.html" text:style-name="Internet_20_link" text:visited-style-name="Visited_20_Internet_20_Link">
https://www.ukrinform.ua/rubric-society/3729989-narodu-ukraini-prisudili-nimecku-premiu-za-mir-ta-prava-ludini.html</text:a>
</text:p>
      <!--NEWS-->
      <text:h text:style-name="P10" text:outline-level="1">
<text:span text:style-name="T4">
我们反对任何国家，以促进普京在谋杀乌克兰人 - 白人之家</text:span>
</text:h>
      <text:p text:style-name="P4">
作者: Ukrinform (Person)</text:p>
      <text:p text:style-name="P4">
出版商: Укринформ (Organization)</text:p>
      <text:p text:style-name="P4">
出版时间: 2023-06-30T21:16:00+03:00</text:p>
      <text:p text:style-name="P4">
修改时间: 2023-06-30T21:16:00+03:00</text:p>
      <text:p text:style-name="P4">
描述: 美国继续清楚地辩护，中国和任何其他国家都不应促使俄罗斯侵略乌克兰，并帮助其绕开制裁。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Китай', 'Санкції', 'США', 'Білий дім', 'Війна з Росією']</text:p>
      <text:p text:style-name="P4">
类型: Article</text:p>
      <!--METADATA-->
      <text:p text:style-name="P4">
<draw:frame draw:style-name="fr1" draw:name="Image220" text:anchor-type="as-char" svg:width="6.9236in" svg:height="3.956343in" draw:z-index="0">
<draw:image xlink:href="../Images/yкринформ/2023-06-30T21-16-00-03-00/630_360_1472621188-8020.jpg" xlink:type="simple" xlink:show="embed" xlink:actuate="onLoad" draw:mime-type="image/jpeg"/>
</draw:frame>
这种联系继续清楚地辩护，中国和任何其他人都不得促进俄罗斯对乌克兰的侵略并帮助乌克兰。</text:p>
      <text:p text:style-name="P4">
白宫国家安全委员会的协调员乔尼基比(Jonkirby)在乌克林福音通讯员报告中表示了这一点。</text:p>
      <text:p text:style-name="P4">
“关于中国，我们清楚地说，我们不希望任何国家减轻普京杀死乌克兰人。 我们不希望任何州维持使其负责的过程。”他说。</text:p>
      <text:p text:style-name="P4">
柯比指出，中国做出自己的决定，因此美国显然拘留了他们在此事中的立场。</text:p>
      <text:p text:style-name="P4">
美国政府说：“我们非常清楚地表达了我们的关注，因为像中国其他国家没有加入国际制裁，也不要使所有可能的良心以使普京负责。”</text:p>
      <text:p text:style-name="P4">
<text:span text:style-name="T4">
另请阅读：</text:span>
 <text:a xlink:type="simple" xlink:href="https://www.ukrinform.ua/rubric-ato/3728079-ssa-vvazaut-so-putin-ne-gotovij-zastosuvati-adernu-zbrou-v-ukraini-ci-deinde.html" text:style-name="Internet_20_link" text:visited-style-name="Visited_20_Internet_20_Link">
美国相信普京还没有准备好在乌克兰或任何地方使用核</text:a>
他说，与此同时，美国认为“中国可以在维持和平解决方面发挥作用(在乌克兰 - 编辑。)通过谈判”。</text:p>
      <text:p text:style-name="P4">
在这方面，柯比称习近平与Zelensky进行了交谈的事实。 白宫代表说：“我们鼓励您继续进行这种对话。”</text:p>
      <text:p text:style-name="P4">
他还积极赞赏任命<text:a xlink:type="simple" xlink:href="https://www.ukrinform.ua/tag-kitaj" text:style-name="Internet_20_link" text:visited-style-name="Visited_20_Internet_20_Link">
中国</text:a>
乌克兰的特别代表。 贝登政府补充说：“我们将徘徊在乌克兰的发展方面，与中国坦率地与中国开放，就我们而言，我们将继续支持乌克兰。”</text:p>
      <text:p text:style-name="P4">
<text:span text:style-name="T4">
另请阅读：</text:span>
 <text:a xlink:type="simple" xlink:href="https://www.ukrinform.ua/rubric-world/3725513-ssa-dokladaut-zusil-abi-rosia-ne-mogla-uhilatisa-vid-sankcij-bilij-dim.html" text:style-name="Internet_20_link" text:visited-style-name="Visited_20_Internet_20_Link">
美国正在努力防止俄罗斯逃避 -  <text:span text:style-name="T4">
白色</text:span>
 <text:span text:style-name="T4">
 home </text:span>
</text:a>
</text:p>
      <text:p text:style-name="P4">
News Source: <text:a xlink:type="simple" xlink:href="https://www.ukrinform.ua/rubric-polytics/3729992-ssa-proti-togo-sob-budaka-derzava-spriala-putinu-u-vbivstvi-ukrainciv-bilij-dim.html" text:style-name="Internet_20_link" text:visited-style-name="Visited_20_Internet_20_Link">
https://www.ukrinform.ua/rubric-polytics/3729992-ssa-proti-togo-sob-budaka-derzava-spriala-putinu-u-vbivstvi-ukrainciv-bilij-dim.html</text:a>
</text:p>
      <!--NEWS-->
      <text:h text:style-name="P10" text:outline-level="1">
<text:span text:style-name="T4">
在哈尔基夫地区，可以强行撤离五个边境村庄的儿童 -  Synugubov</text:span>
</text:h>
      <text:p text:style-name="P4">
作者: Ukrinform (Person)</text:p>
      <text:p text:style-name="P4">
出版商: Укринформ (Organization)</text:p>
      <text:p text:style-name="P4">
出版时间: 2023-06-30T21:24:00+03:00</text:p>
      <text:p text:style-name="P4">
修改时间: 2023-06-30T21:24:00+03:00</text:p>
      <text:p text:style-name="P4">
描述: 考虑了哈尔基夫地区沃尔尚斯克社区五个边境村庄的迫使儿童的强迫疏散问题。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іти', 'Евакуація', 'Синєгубов', 'Єдині новини']</text:p>
      <text:p text:style-name="P4">
类型: Article</text:p>
      <!--METADATA-->
      <text:p text:style-name="P4">
<draw:frame draw:style-name="fr1" draw:name="Image221" text:anchor-type="as-char" svg:width="6.9236in" svg:height="3.956343in" draw:z-index="0">
<draw:image xlink:href="../Images/yкринформ/2023-06-30T21-24-00-03-00/630_360_1685537728-468.jpg" xlink:type="simple" xlink:show="embed" xlink:actuate="onLoad" draw:mime-type="image/jpeg"/>
</draw:frame>
考虑了哈尔基夫地区五个边境社区的强制撤离儿童的强制性撤离问题。</text:p>
      <text:p text:style-name="P4">
乌克林福姆报道，哈尔基夫地区军事管理局负责人奥列格·索尼格博夫(Oleg Synigubov)在国家电话中说，这是“统一新闻”。</text:p>
      <text:p text:style-name="P4">
“在Vovchansk方向上，每日炮击。 我们已经在纽约市政府提出上诉<text:a xlink:type="simple" xlink:href="https://www.ukrinform.ua/tag-evakuacia" text:style-name="Internet_20_link" text:visited-style-name="Visited_20_Internet_20_Link">
疏散</text:a>
来自五个定居点的儿童是Volchansk领土社区的一部分。 考虑到这一上诉，很可能会被接受。” Synugubov说。</text:p>
      <text:p text:style-name="P4">
他指出，在哈尔基夫和该地区其他地区，有一些孩子的家庭，比边境更安全。</text:p>
      <text:p text:style-name="P4">
<text:span text:style-name="T4">
另请阅读：</text:span>
 <text:a xlink:type="simple" xlink:href="https://www.ukrinform.ua/rubric-regions/3729959-diti-z-internatu-na-mikolaivsini-akih-nezakonno-vivezli-do-rf-perebuvaut-u-gruzii.html" text:style-name="Internet_20_link" text:visited-style-name="Visited_20_Internet_20_Link">
<text:span text:style-name="T4">
尼古拉夫寄宿学校的孩子</text:span>
 shchini是俄罗斯联邦非法的，在佐治亚州</text:a>
“在高等教育机构宿舍的哈尔基夫(Kharkiv)保留了3.5万个地方。 人们可以在那里尽可能多地生活。” Synigubov说。</text:p>
      <text:p text:style-name="P4">
据报道，在哈尔基夫地区，库平地区的战斗仍在继续，其定居点已经撤离了所有儿童。 还在Izium，Kharkiv，Bogodukhiv，Chuguev地区，特别是Vovchansk开火，现在大约有三千个居民(挖掘 - 将近17万).</text:p>
      <text:p text:style-name="P4">
News Source: <text:a xlink:type="simple" xlink:href="https://www.ukrinform.ua/rubric-regions/3729993-na-harkivsini-mozut-primusovo-evakuuvati-ditej-iz-pati-prikordonnih-sil-sinegubov.html" text:style-name="Internet_20_link" text:visited-style-name="Visited_20_Internet_20_Link">
https://www.ukrinform.ua/rubric-regions/3729993-na-harkivsini-mozut-primusovo-evakuuvati-ditej-iz-pati-prikordonnih-sil-sinegubov.html</text:a>
</text:p>
      <!--NEWS-->
      <text:h text:style-name="P10" text:outline-level="1">
<text:span text:style-name="T4">
欧盟瑞典担任总统期间</text:span>
</text:h>
      <text:p text:style-name="P4">
作者: Ukrinform (Person)</text:p>
      <text:p text:style-name="P4">
出版商: Укринформ (Organization)</text:p>
      <text:p text:style-name="P4">
出版时间: 2023-06-30T21:33:00+03:00</text:p>
      <text:p text:style-name="P4">
修改时间: 2023-06-30T21:33:00+03:00</text:p>
      <text:p text:style-name="P4">
描述: Ursula von der Lyen感谢瑞典在欧盟的“非常成功”的总统职位，该任期即将结束，并指出了该国在确保支持乌克兰在反对俄罗斯侵略斗争中的努力统一中的作用。  - 乌克林。</text:p>
      <text:p text:style-name="P4">
图片: ['<text:a xlink:type="simple" xlink:href="https://static.ukrinform.com/photos/2023_05/thumb_files/630_360_1685526282-448.jpg" text:style-name="Internet_20_link" text:visited-style-name="Visited_20_Internet_20_Link">
630_360_16855...</text:a>
']</text:p>
      <text:p text:style-name="P4">
标签: ['Євросоюз', 'Швеція', 'Фон дер Ляєн', 'Війна з Росією']</text:p>
      <text:p text:style-name="P4">
类型: Article</text:p>
      <!--METADATA-->
      <text:p text:style-name="P4">
<draw:frame draw:style-name="fr1" draw:name="Image222" text:anchor-type="as-char" svg:width="6.9236in" svg:height="3.956343in" draw:z-index="0">
<draw:image xlink:href="../Images/yкринформ/2023-06-30T21-33-00-03-00/630_360_1685526282-448.jpg" xlink:type="simple" xlink:show="embed" xlink:actuate="onLoad" draw:mime-type="image/jpeg"/>
</draw:frame>
厄休拉·莱恩(Ursula Lyen)的喷泉感谢瑞典的“非常成功”的欧盟总统职位，该任期在今天结束时的任期，并指出了这个国家在确保对乌克兰在反对俄罗斯侵略斗争中支持乌克兰的统一的作用。</text:p>
      <text:p text:style-name="P4">
据报道，欧盟委员会的领导人在欧盟的瑞典董事长为期两天的会议的苏斯(Suside)在布鲁塞尔举行的新闻发布会上说了这一点。</text:p>
      <text:p text:style-name="P4">
“在您的总统任期期间，有可能与乌克兰建立欧洲的强大团结。 我们在周末瓦格纳集团(Wagner Group)的尝试和普京系统中明显的裂缝中看到了。 现在是时候对乌克兰获得双重支持的时候了，这在许多主题的讨论中已经表现出来，例如，从军事角度来看，您的总统任期的倡议，” Ursula von der Lyen是当他向瑞典总理乌尔法西斯特森致辞时。</text:p>
      <text:p text:style-name="P4">
她回忆说，在欧盟国家的瑞典总统期间，它同意使用由乌克兰委托的欧洲和平基金的20亿欧元。 根据欧洲委员会主席的说法，乌克兰已经存储了2.2万枚炮弹和2000多个导弹。 因此，建议采取某个目标：在接下来的12个月中在乌克兰放100万人。</text:p>
      <text:p text:style-name="P4">
<text:span text:style-name="T4">
另请阅读：</text:span>
 <text:a xlink:type="simple" xlink:href="https://www.ukrinform.ua/rubric-ato/3729974-ukraina-posilit-spivpracu-z-miznarodnimi-partnerami-sodo-artilerijskih-snaradiv-zelenskij.html" text:style-name="Internet_20_link" text:visited-style-name="Visited_20_Internet_20_Link">
乌克兰将加强与国际合作伙伴关于炮兵的合作<text:span text:style-name="T4">
弹丸</text:span>
 \  -  Zelensky</text:a>
“到年底，我们不得不为30,000名乌克兰军人提供培训。 我们已经达到了24,000，因此我们正在加剧目标成就的速度，特别要归功于有帮助的总统职位，”冯·德莱恩(Von der Lyen)说。</text:p>
      <text:p text:style-name="P4">
根据她的说法，从财务角度来看，欧盟及其成员以超过7000万欧元的价格向乌克兰提供了援助。 上周，欧盟委员会从2023年设计的180亿欧元的总宏观援助方案中转移了900万欧元。</text:p>
      <text:p text:style-name="P4">
上周，欧盟批准了针对俄罗斯的第11套制裁措施，主要是消除弱点和对侵略国的制裁。<text:span text:style-name="T4">
另请阅读：</text:span>
 <text:a xlink:type="simple" xlink:href="https://www.ukrinform.ua/rubric-ato/3729925-es-aktivno-obgovoruvatime-garantii-bezpeki-dla-ukraini-vprodovz-nastupnih-tizniv-fon-der-laen.html" text:style-name="Internet_20_link" text:visited-style-name="Visited_20_Internet_20_Link">
EC将在接下来的几周内积极讨论乌克兰的安全保证 -  <text:span text:style-name="T4">
背景</text:span>
 <text:span text:style-name="T4">
 </text:span>
 der <text:span text:style-name="T4">
 </text:span>
 <text:span text:style-name="T4">
 </text:span>
 lian **</text:a>
“在您担任总统期间，我们非常成功，以消除对我们的竞争力的偏爱。 这是关于纳米污染的价格。 现在，批发电价比去年8月的价格低80％。 汽油价格-90％较低。 这是一项集体的欧洲成就，但需要许多协调的人。”欧洲委员会主席强调。</text:p>
      <text:p text:style-name="P4">
据报道，欧盟峰会于6月29日至30日在布鲁塞尔举行。 欧盟国家的领导人尤其考虑了乌克兰的局势，并确认了一项非主张的决心，以继续支持我们的国家，只要有必要的是反俄罗斯侵略的斗争，提供政治，经济，金融，军事和人道主义援助。</text:p>
      <text:p text:style-name="P4">
明天，7月1日，欧盟总统接力赛被西班牙接受。</text:p>
      <text:p text:style-name="P4">
<text:span text:style-name="T5">
foto：globalist.it</text:span>
</text:p>
      <text:p text:style-name="P4">
News Source: <text:a xlink:type="simple" xlink:href="https://www.ukrinform.ua/rubric-polytics/3729995-pid-cas-golovuvanna-svecii-v-es-vdalosa-obednati-evropu-v-pidtrimci-ukraini-ursula-fon-der-laen.html" text:style-name="Internet_20_link" text:visited-style-name="Visited_20_Internet_20_Link">
https://www.ukrinform.ua/rubric-polytics/3729995-pid-cas-golovuvanna-svecii-v-es-vdalosa-obednati-evropu-v-pidtrimci-ukraini-ursula-fon-der-laen.html</text:a>
</text:p>
      <!--NEWS-->
      <text:h text:style-name="P10" text:outline-level="1">
<text:span text:style-name="T4">
从加拿大森林大火到达阿富汗的烟雾</text:span>
</text:h>
      <text:p text:style-name="P4">
作者: Ukrinform (Person)</text:p>
      <text:p text:style-name="P4">
出版商: Укринформ (Organization)</text:p>
      <text:p text:style-name="P4">
出版时间: 2023-06-30T21:36:00+03:00</text:p>
      <text:p text:style-name="P4">
修改时间: 2023-06-30T21:36:00+03:00</text:p>
      <text:p text:style-name="P4">
描述: 加拿大大型森林大火中的烟雾蔓延到阿富汗和西伯利亚，遍布大西洋。  - 乌克林。</text:p>
      <text:p text:style-name="P4">
图片: ['<text:a xlink:type="simple" xlink:href="https://static.ukrinform.com/photos/2023_06/thumb_files/630_360_1688150015-868.jpg" text:style-name="Internet_20_link" text:visited-style-name="Visited_20_Internet_20_Link">
630_360_16881...</text:a>
']</text:p>
      <text:p text:style-name="P4">
标签: ['Афганістан', 'Канада', 'Пожежа', 'Супутник']</text:p>
      <text:p text:style-name="P4">
类型: Article</text:p>
      <!--METADATA-->
      <text:p text:style-name="P4">
<draw:frame draw:style-name="fr1" draw:name="Image223" text:anchor-type="as-char" svg:width="6.9236in" svg:height="3.956343in" draw:z-index="0">
<draw:image xlink:href="../Images/yкринформ/2023-06-30T21-36-00-03-00/630_360_1688150015-868.jpg" xlink:type="simple" xlink:show="embed" xlink:actuate="onLoad" draw:mime-type="image/jpeg"/>
</draw:frame>
加拿大废林的烟雾通过大西洋传播到阿富汗和西伯利亚。</text:p>
      <text:p text:style-name="P4">
正如Ukrinform报道的那样，它报告了<text:a xlink:type="simple" xlink:href="https://www.space.com/34-image-day.html" text:style-name="Internet_20_link" text:visited-style-name="Visited_20_Internet_20_Link">
Space.com</text:a>
。</text:p>
      <text:p text:style-name="P4">
在日本气象卫星喜玛瓦里9的图片中，蓝色的蓝色speech云在亚洲大陆上冻结，覆盖了超过一百万的Qual公里。</text:p>
      <text:p text:style-name="P4">
<text:span text:style-name="T5">
foto：space.com</text:span>
</text:p>
      <text:p text:style-name="P4">
卫星将照片从其位置拍摄到地面轨道上的地面轨道上的36,000公里。</text:p>
      <text:p text:style-name="P4">
英国国家土地监视中心的一位科学家已经处理了卫星图像，并以红色轮廓突出了一团烟雾。</text:p>
      <text:p text:style-name="Quotations">

<text:p text:style-name="P4">
不仅是加拿大有野火。 该视频，来自日本的<text:a xlink:type="simple" xlink:href="https://twitter.com/hashtag/Himawari" text:style-name="Internet_20_link" text:visited-style-name="Visited_20_Internet_20_Link">
&gt;
 #himawari&gt;
</text:a>
天气&gt;
坐着，在西伯利亚展示烟雾和野火。 &gt;
&gt;
在左侧观看 - 一群火力足以触发&gt;
巨大的雷暴!&gt;
&gt;
这些风暴被称为pyrocb：<text:a xlink:type="simple" xlink:href="https://t.co/w8w028Jp08" text:style-name="Internet_20_link" text:visited-style-name="Visited_20_Internet_20_Link">
https://t.co/w8w028jp08&gt;
</text:a>
<text:a xlink:type="simple" xlink:href="https://t.co/xvssV3Fh7i" text:style-name="Internet_20_link" text:visited-style-name="Visited_20_Internet_20_Link">
pic.twitter.com/xvssv3fh7i&gt;
</text:a>
&gt;
&gt;
  - 西蒙骄傲(@simon_sat)<text:a xlink:type="simple" xlink:href="https://twitter.com/simon_sat/status/1674746416550297607" text:style-name="Internet_20_link" text:visited-style-name="Visited_20_Internet_20_Link">
2023年6月30日&gt;
</text:a>
“这是加拿大人的烟雾(https://www.ukrinform.ua/tag-pozeza)。 他穿过大西洋和欧洲，现在从阿富汗贝卡尔(Baikal)延伸。” <text:a xlink:type="simple" xlink:href="https://twitter.com/simon_sat/status/1674514550656315392" text:style-name="Internet_20_link" text:visited-style-name="Visited_20_Internet_20_Link">
写道</text:a>
降落在Twitter中。</text:p>

</text:p>
      <text:p text:style-name="P4">
<text:span text:style-name="T4">
另请阅读：</text:span>
 [2050年加拿大的森林大火数量 - 部长(https://www.ukrinform.ua/rubric-world/3720806-kilkist-lisovih-pozez-u-kanadi-do-2050-roku-podvoitsa-ministr.html)据乌克林福姆(Ukrinform)报道，自从加拿大年初以来，加拿大约有270万公顷的森林被摧毁，这与整个基辅地区的地区相当。</text:p>
      <text:p text:style-name="P4">
<text:span text:style-name="T5">
foto：euronews</text:span>
</text:p>
      <text:p text:style-name="P4">
News Source: <text:a xlink:type="simple" xlink:href="https://www.ukrinform.ua/rubric-world/3729996-dim-vid-lisovih-pozez-u-kanadi-sagnuv-afganistanu.html" text:style-name="Internet_20_link" text:visited-style-name="Visited_20_Internet_20_Link">
https://www.ukrinform.ua/rubric-world/3729996-dim-vid-lisovih-pozez-u-kanadi-sagnuv-afganistanu.html</text:a>
</text:p>
      <!--NEWS-->
      <text:h text:style-name="P10" text:outline-level="1">
<text:span text:style-name="T4">
俄罗斯人在赫尔森地区开了安东尼诺夫卡 - 一个有孩子的家庭受伤</text:span>
</text:h>
      <text:p text:style-name="P4">
作者: Ukrinform (Person)</text:p>
      <text:p text:style-name="P4">
出版商: Укринформ (Organization)</text:p>
      <text:p text:style-name="P4">
出版时间: 2023-06-30T21:42:00+03:00</text:p>
      <text:p text:style-name="P4">
修改时间: 2023-06-30T21:42:00+03:00</text:p>
      <text:p text:style-name="P4">
描述: 俄罗斯军队在安东尼夫卡开了一间住所 - 一个有六年儿童的家庭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щина', 'Обстріл', 'Поранені', 'Лікарня']</text:p>
      <text:p text:style-name="P4">
类型: Article</text:p>
      <!--METADATA-->
      <text:p text:style-name="P4">
<draw:frame draw:style-name="fr1" draw:name="Image225" text:anchor-type="as-char" svg:width="6.9236in" svg:height="3.956343in" draw:z-index="0">
<draw:image xlink:href="../Images/yкринформ/2023-06-30T21-42-00-03-00/630_360_1654768443-794.jpg" xlink:type="simple" xlink:show="embed" xlink:actuate="onLoad" draw:mime-type="image/jpeg"/>
</draw:frame>
俄罗斯军队在安东诺夫卡(Antonovka)的一栋公寓楼开火 - 一家人在一个16岁的孩子中受伤。</text:p>
      <text:p text:style-name="P4">
乌克林福姆(Ukrinform(https://t.me/olexandrprokudin/832)。</text:p>
      <text:p text:style-name="P4">
报告写道：“一个6岁的男孩被诊断​​出中型腿部受伤。一名79岁的男人和一名42岁的妇女也受到了敌对伤害。”</text:p>
      <text:p text:style-name="P4">
<text:span text:style-name="T4">
另请阅读：</text:span>
 <text:a xlink:type="simple" xlink:href="https://www.ukrinform.ua/rubric-ato/3729651-rosiani-vranci-obstrilali-herson-ta-oblast-e-poraneni.html" text:style-name="Internet_20_link" text:visited-style-name="Visited_20_Internet_20_Link">
早上俄罗斯人<text:span text:style-name="T4">
 fire </text:span>
 fir kherson and eporanne地区</text:a>
所有受害者都住院，<text:a xlink:type="simple" xlink:href="https://www.ukrinform.ua/tag-bolnica" text:style-name="Internet_20_link" text:visited-style-name="Visited_20_Internet_20_Link">
医生</text:a>
为他们提供必要的医疗服务。</text:p>
      <text:p text:style-name="P4">
正如乌克兰法姆报道的那样，由于俄罗斯的打击，6月29日在赫尔森(两名人类丧生)(https://www.ukrinform.ua/rubric-ato/3729351-udar-pro-hersonu-zaginuli-dvoe-civilnih-se-dvoe-poraneni.html)，另外两个人烧毁了。</text:p>
      <text:p text:style-name="P4">
News Source: <text:a xlink:type="simple" xlink:href="https://www.ukrinform.ua/rubric-ato/3729999-rosiani-obstrilali-antonivku-na-hersonsini-postrazdala-rodina-z-ditinou.html" text:style-name="Internet_20_link" text:visited-style-name="Visited_20_Internet_20_Link">
https://www.ukrinform.ua/rubric-ato/3729999-rosiani-obstrilali-antonivku-na-hersonsini-postrazdala-rodina-z-ditinou.html</text:a>
</text:p>
      <!--NEWS-->
      <text:h text:style-name="P10" text:outline-level="1">
<text:span text:style-name="T4">
乌克兰希望帮助西班牙在拉丁美洲获得影响力-Zelensky</text:span>
</text:h>
      <text:p text:style-name="P4">
作者: Ukrinform (Person)</text:p>
      <text:p text:style-name="P4">
出版商: Укринформ (Organization)</text:p>
      <text:p text:style-name="P4">
出版时间: 2023-06-30T21:43:50+03:00</text:p>
      <text:p text:style-name="P4">
修改时间: 2023-06-30T21:43:50+03:00</text:p>
      <text:p text:style-name="P4">
描述: 沃迪米尔·泽伦斯基总统（Volodymyr Zelenskyy）预计，在西班牙总统委员会任职期间，乌克兰将能够影响拉丁美洲。  - 乌克林。</text:p>
      <text:p text:style-name="P4">
图片: ['<text:a xlink:type="simple" xlink:href="https://static.ukrinform.com/photos/2023_06/thumb_files/630_360_1687808366-528.jpeg" text:style-name="Internet_20_link" text:visited-style-name="Visited_20_Internet_20_Link">
630_360_16878...</text:a>
']</text:p>
      <text:p text:style-name="P4">
标签: ['Іспанія', 'Україна', 'Латинська Америка', 'Зеленський', 'Війна з Росією', 'Формула миру']</text:p>
      <text:p text:style-name="P4">
类型: Article</text:p>
      <!--METADATA-->
      <text:p text:style-name="P4">
<draw:frame draw:style-name="fr1" draw:name="Image226" text:anchor-type="as-char" svg:width="6.9236in" svg:height="3.956343in" draw:z-index="0">
<draw:image xlink:href="../Images/yкринформ/2023-06-30T21-43-50-03-00/630_360_1687808366-528.jpeg" xlink:type="simple" xlink:show="embed" xlink:actuate="onLoad" draw:mime-type="image/jpeg"/>
</draw:frame>
总统洛尔迪尔·泽伦斯基(Lordir Zelensky)预计，在西班牙总统期间，在ecukraine理事会期间，将能够在拉丁美洲获得影响力。</text:p>
      <text:p text:style-name="P4">
根据乌克林福姆的说法，该机构[路透]报告了(https://www.reuters.com/world/ukraine-hopes-win-over-latam-through-spains-eu-presidency-2023-06-30/)。</text:p>
      <text:p text:style-name="P4">
周五，在西班牙佩德罗·桑切斯(Pedro Sanchez)总理访问前夕，沃迪米尔·泽伦斯基(Volodymyr Zelenskyy)表示，几个不愿透露姓名的国家阻止了桑切斯(Sanchez)向他发给他的要求，他们于7月17日至18日参加了布鲁塞尔(Brussels)的欧盟拉丁美洲峰会。</text:p>
      <text:p text:style-name="P4">
“我们有一个和平的公式，佩德罗(Pedro)非常支持我们。它与Zlatin America进行了不断的对话，他们听了，这是一个事实。但是我将开放的是，一些拉丁美洲国家阻止了这个决定和宣传，” Zelensky说。</text:p>
      <text:p text:style-name="P4">
“我不仅希望他们加入<text:a xlink:type="simple" xlink:href="https://www.ukrinform.ua/tag-formula-miru" text:style-name="Internet_20_link" text:visited-style-name="Visited_20_Internet_20_Link">
和平的公式</text:a>
但也反对战争。</text:p>
      <text:p text:style-name="P4">
Zelensky在一次采访中还提到了需要特定的北约乌克兰。</text:p>
      <text:p text:style-name="P4">
<text:span text:style-name="T4">
另请阅读：</text:span>
 <text:a xlink:type="simple" xlink:href="https://www.ukrinform.ua/rubric-polytics/3728683-ukraina-za-dopomogou-portugalii-hoce-donesti-pravdu-pro-agresiu-rf-do-krain-latinskoi-ameriki.html" text:style-name="Internet_20_link" text:visited-style-name="Visited_20_Internet_20_Link">
乌克兰在葡萄牙的帮助下想将俄罗斯联邦进步的真相传达给国家<text:span text:style-name="T4">
拉丁语</text:span>
 os America</text:a>
乌克兰与盟友合作，在没有领土妥协的情况下为和平提供广泛的国际支持。</text:p>
      <text:p text:style-name="P4">
乌克兰和西方官员试图团结一个广泛的联盟 - 抓住大国，那些决定不向乌克兰提供军事援助，以不对俄罗斯联邦实施制裁，以加强纳莫斯瓦的外交压力。</text:p>
      <text:p text:style-name="P4">
据报道，西班牙总理<text:a xlink:type="simple" xlink:href="https://www.ukrinform.ua/rubric-polytics/3729513-premer-ispanii-vidvidae-ukrainu-v-persij-den-golovuvanna-v-radi-es.html" text:style-name="Internet_20_link" text:visited-style-name="Visited_20_Internet_20_Link">
佩德罗·桑切斯将访问乌克兰</text:a>
在欧盟总统任期的第一天。 乌克兰沃罗迪米尔·泽伦斯基(Volodymyr Zelensky)总统坚信，这是开始就乌克兰在欧盟成员身份进行谈判的历史性时刻。</text:p>
      <text:p text:style-name="P4">
7月1日，西班牙将根据27个成员国之间的轮换剂量开始在欧盟理事会的六年总统任期。</text:p>
      <text:p text:style-name="P4">
<text:span text:style-name="T5">
照片：总统办公室</text:span>
</text:p>
      <text:p text:style-name="P4">
News Source: <text:a xlink:type="simple" xlink:href="https://www.ukrinform.ua/rubric-polytics/3729998-ukraina-spodivaetsa-na-dopomogu-ispanii-sob-otrimati-vpliv-u-latinskij-americi-zelenskij.html" text:style-name="Internet_20_link" text:visited-style-name="Visited_20_Internet_20_Link">
https://www.ukrinform.ua/rubric-polytics/3729998-ukraina-spodivaetsa-na-dopomogu-ispanii-sob-otrimati-vpliv-u-latinskij-americi-zelenskij.html</text:a>
</text:p>
      <!--NEWS-->
      <text:h text:style-name="P10" text:outline-level="1">
<text:span text:style-name="T4">
乌克兰国家队在III欧洲奥运会的队伍中排名第三</text:span>
</text:h>
      <text:p text:style-name="P4">
作者: Ukrinform (Person)</text:p>
      <text:p text:style-name="P4">
出版商: Укринформ (Organization)</text:p>
      <text:p text:style-name="P4">
出版时间: 2023-06-30T21:54:29+03:00</text:p>
      <text:p text:style-name="P4">
修改时间: 2023-06-30T21:54:29+03:00</text:p>
      <text:p text:style-name="P4">
描述: 在克拉科夫（波兰）III欧洲奥运会正在进行中。  - 乌克林。</text:p>
      <text:p text:style-name="P4">
图片: ['<text:a xlink:type="simple" xlink:href="https://static.ukrinform.com/photos/2023_06/thumb_files/630_360_1688151228-392.jpg" text:style-name="Internet_20_link" text:visited-style-name="Visited_20_Internet_20_Link">
630_360_16881...</text:a>
']</text:p>
      <text:p text:style-name="P4">
标签: ['Європейські ігри']</text:p>
      <text:p text:style-name="P4">
类型: Article</text:p>
      <!--METADATA-->
      <text:p text:style-name="P4">
<draw:frame draw:style-name="fr1" draw:name="Image227" text:anchor-type="as-char" svg:width="6.9236in" svg:height="3.956343in" draw:z-index="0">
<draw:image xlink:href="../Images/yкринформ/2023-06-30T21-54-29-03-00/630_360_1688151228-392.jpg" xlink:type="simple" xlink:show="embed" xlink:actuate="onLoad" draw:mime-type="image/jpeg"/>
</draw:frame>
在克拉科夫(波兰)III欧洲奥运会正在进行。</text:p>
      <text:p text:style-name="P4">
在将于7月2日结束的比赛的总体排名中，预制质主义者的负责人，其中79个奖项是资产(24-金，23-银，32-青铜)，报道乌克林福姆。</text:p>
      <text:p text:style-name="P4">
在第二个位置 - 西班牙运动员-49(19、13、17).</text:p>
      <text:p text:style-name="P4">
Третє місце у списку посідає збірна України - 36 (19、10、7).</text:p>
      <text:p text:style-name="P4">
До топ-10 також входять Німеччина - 47 (14、11、22)，法国-50(13，14,23)，波兰-40(11、17、12)，英国-36(9、6、21)，匈牙利-25(7、8、10)，荷兰-16(7、5、4)和奥地利-17(7、4、6).</text:p>
      <text:p text:style-name="P4">
<text:span text:style-name="T4">
Читайте також:</text:span>
 <text:a xlink:type="simple" xlink:href="https://www.ukrinform.ua/rubric-sports/3729939-hiznak-vijsov-u-final-bokserskogo-turniru-evropejskih-igor.html" text:style-name="Internet_20_link" text:visited-style-name="Visited_20_Internet_20_Link">
 Хижняк вийшов у фінал боксерського турніру Європейськихігор </text:a>
应当指出的是，在2019年的第一场欧洲奥运会上，乌克兰人赢得了51个Nahoroda(16、17、18).</text:p>
      <text:p text:style-name="P4">
Фото: EOC.</text:p>
      <text:p text:style-name="P4">
News Source: <text:a xlink:type="simple" xlink:href="https://www.ukrinform.ua/rubric-sports/3730001-zbirna-ukraini-utrimue-tretu-poziciu-u-komandnomu-zaliku-iii-evropejskih-igor.html" text:style-name="Internet_20_link" text:visited-style-name="Visited_20_Internet_20_Link">
https://www.ukrinform.ua/rubric-sports/3730001-zbirna-ukraini-utrimue-tretu-poziciu-u-komandnomu-zaliku-iii-evropejskih-igor.html</text:a>
</text:p>
      <!--NEWS-->
      <text:h text:style-name="P10" text:outline-level="1">
<text:span text:style-name="T4">
俄罗斯黑客向武装部队军队发送有关假期的假信</text:span>
</text:h>
      <text:p text:style-name="P4">
作者: Ukrinform (Person)</text:p>
      <text:p text:style-name="P4">
出版商: Укринформ (Organization)</text:p>
      <text:p text:style-name="P4">
出版时间: 2023-06-30T21:56:00+03:00</text:p>
      <text:p text:style-name="P4">
修改时间: 2023-06-30T21:56:00+03:00</text:p>
      <text:p text:style-name="P4">
描述: 俄罗斯人进行了身体攻击，向据称与军人假期增加有关的E -Mail地址发送信件。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Фейк', 'Кібербезпека', 'Хакери', 'Військові', 'Лист', 'Відпустка', 'Війна з Росією']</text:p>
      <text:p text:style-name="P4">
类型: Article</text:p>
      <!--METADATA-->
      <text:p text:style-name="P4">
<draw:frame draw:style-name="fr1" draw:name="Image228" text:anchor-type="as-char" svg:width="6.9236in" svg:height="3.956343in" draw:z-index="0">
<draw:image xlink:href="../Images/yкринформ/2023-06-30T21-56-00-03-00/630_360_1597991697-815.jpg" xlink:type="simple" xlink:show="embed" xlink:actuate="onLoad" draw:mime-type="image/jpeg"/>
</draw:frame>
俄罗斯人正在进行医学攻击，向E -Mail地址发送信件，据称该地址的增加增加了服务人员的假期。</text:p>
      <text:p text:style-name="P4">
关于<text:a xlink:type="simple" xlink:href="http://t.me/AFUStratCom/18737" text:style-name="Internet_20_link" text:visited-style-name="Visited_20_Internet_20_Link">
电报</text:a>
乌克林福姆报道，他告知武装部队的战略沟通。</text:p>
      <text:p text:style-name="P4">
消息写道：“敌人对已安装的E -Mail地址进行网络钓鱼攻击。请勿打开此类信件，也不要单击添加到字母中的文件和信件中的链接。”</text:p>
      <text:p text:style-name="P4">
Stratcom发表了这样一封信的屏幕，其中列出了该主题 - 据称是主要精液彼得罗夫的作者身份的“增加服务的假期”。</text:p>
      <text:p text:style-name="P4">
该消息指出，第9342号法律有关附加费和[军事]收据的增加(https://www.ukrinform.ua/tag-vijskovi)据称，由沃迪米尔·泽伦斯基(Volodymyr Zelenskyy)总统签署的，据称在国防部网站上包含有关链接的网站。</text:p>
      <text:p text:style-name="P4">
<text:span text:style-name="T4">
另请阅读：</text:span>
 <text:a xlink:type="simple" xlink:href="https://www.ukrinform.ua/rubric-technology/3726316-hakeri-z-rf-namagautsa-otrimati-dostup-do-postovih-skrinok-koristuvaciv-ukrnet.html" text:style-name="Internet_20_link" text:visited-style-name="Visited_20_Internet_20_Link">
来自俄罗斯联邦的黑客攻击用户的邮箱</text:a>
“请注意一个像网络钓鱼之类的信。 如果该信已到达电子邮件地址，请告知相关的网络安全和富裕细分，请向网络界的响应团队提供此信息<text:a xlink:type="simple" xlink:href="http://cert.gov.ua/contact-us" text:style-name="Internet_20_link" text:visited-style-name="Visited_20_Internet_20_Link">
https://cert.gov.ua/contact-us</text:a>
”， - 在Stratcom中跑。</text:p>
      <text:p text:style-name="P4">
据报道，6月初，Stratkou警告说，俄罗斯部队在信息和心理行动中行事。</text:p>
      <text:p text:style-name="P4">
News Source: <text:a xlink:type="simple" xlink:href="https://www.ukrinform.ua/rubric-ato/3730002-rosijski-hakeri-rozsilaut-fejkovi-listi-pro-vidpustki-dla-vijskovih-zsu.html" text:style-name="Internet_20_link" text:visited-style-name="Visited_20_Internet_20_Link">
https://www.ukrinform.ua/rubric-ato/3730002-rosijski-hakeri-rozsilaut-fejkovi-listi-pro-vidpustki-dla-vijskovih-zsu.html</text:a>
</text:p>
      <!--NEWS-->
      <text:h text:style-name="P10" text:outline-level="1">
<text:span text:style-name="T4">
Shoigu下令在乌克兰临时占领领土上清算“瓦格纳” -CPD</text:span>
</text:h>
      <text:p text:style-name="P4">
作者: Ukrinform (Person)</text:p>
      <text:p text:style-name="P4">
出版商: Укринформ (Organization)</text:p>
      <text:p text:style-name="P4">
出版时间: 2023-06-30T22:00:00+03:00</text:p>
      <text:p text:style-name="P4">
修改时间: 2023-06-30T22:00:00+03:00</text:p>
      <text:p text:style-name="P4">
描述: 6月25日，根据俄罗斯联邦国防部长Sergei Shoigu的命令，在Donetsk和Zaporizhzhya地区暂时占领的“ Wagner”的物理清算开始了。  - 乌克林。</text:p>
      <text:p text:style-name="P4">
图片: ['<text:a xlink:type="simple" xlink:href="https://static.ukrinform.com/photos/2018_09/thumb_files/630_360_1537854279-8084.jpg" text:style-name="Internet_20_link" text:visited-style-name="Visited_20_Internet_20_Link">
630_360_15378...</text:a>
']</text:p>
      <text:p text:style-name="P4">
标签: ['Росія', 'Війна', 'ПВК "Вагнера"', 'Шойгу']</text:p>
      <text:p text:style-name="P4">
类型: Article</text:p>
      <!--METADATA-->
      <text:p text:style-name="P4">
<draw:frame draw:style-name="fr1" draw:name="Image229" text:anchor-type="as-char" svg:width="6.9236in" svg:height="3.956343in" draw:z-index="0">
<draw:image xlink:href="../Images/yкринформ/2023-06-30T22-00-00-03-00/630_360_1537854279-8084.jpg" xlink:type="simple" xlink:show="embed" xlink:actuate="onLoad" draw:mime-type="image/jpeg"/>
</draw:frame>
国防部长Sergiy Shoigu从6月25日开始，开始在顿涅茨克Izapozhye地区暂时占领的领土上进行物理消除。</text:p>
      <text:p text:style-name="P4">
在<text:a xlink:type="simple" xlink:href="https://www.facebook.com/protydiyadezinformatsiyi.cpd/posts/pfbid0GmA4P153KLQ4nB1zihJXvdvxMRA1RtJRh1K2qXpifCwYTit8meLk2Z1gEZmzBCbNl" text:style-name="Internet_20_link" text:visited-style-name="Visited_20_Internet_20_Link">
Facebook</text:a>
乌克林福姆报道，在乌克兰的NSDC中，该中心的媒体服务在乌克兰通知中。</text:p>
      <text:p text:style-name="P4">
“对乌克兰战线的“瓦格纳人”的态度发生了根本变化。 西方情报对白俄罗斯(Berarus)的祝贺不超过1000个“瓦格纳”(Wagner)，而其他人则被迫与国防部签订合同。 从6月25日起，“摇车”的物理消除开始在Donetsk和Zaporizhzhya地区的占领领土上。</text:p>
      <text:p text:style-name="P4">
值得注意的是，他们创建了“自杀炸弹袭击者”的单独突击队，并释放俄罗斯人失去的立场。</text:p>
      <text:p text:style-name="P4">
<text:span text:style-name="T4">
另请阅读：</text:span>
 <text:a xlink:type="simple" xlink:href="https://www.ukrinform.ua/rubric-ato/3729572-castina-pvk-vagner-zalisaetsa-na-okupovanij-teritorii-ukraini-pentagon.html" text:style-name="Internet_20_link" text:visited-style-name="Visited_20_Internet_20_Link">
PEC的一部分“ <text:span text:style-name="T4">
 Wagner </text:span>
”保留在乌克兰的占领领土上 - 五角大楼</text:a>
“即使袭击成功，这些职位也会从炮兵军中“掩盖”。 根据初步数据，CPD在短短两天内，这种“方法”的损失超过50人”。</text:p>
      <text:p text:style-name="P4">
据他介绍，瓦格纳的内部支持伴随着非洲和附近东部的“普里瓜帝国”的克里姆林宫提名。</text:p>
      <text:p text:style-name="P4">
“当然，俄罗斯不能像瓦格纳·佩克(Wagner Pec)那样放弃在非洲的杠杆。 因此，克里姆林宫的唯一出路是除了新负责人之外，公司的品牌重塑。 俄罗斯外交部的代表已经<text:a xlink:type="simple" xlink:href="https://www.ukrinform.ua/tag-pvk-vagnera" text:style-name="Internet_20_link" text:visited-style-name="Visited_20_Internet_20_Link">
Wagner PVC“</text:a>
它将继续进行活动，但在新的指导下。”  - 他们在部门吸引了。</text:p>
      <text:p text:style-name="P4">
值得注意的是，俄罗斯联邦外交部副部长个人个人化的叙利亚巴沙尔·阿萨德(Bashar Assad)总统，PEC部队将不再独立行动。</text:p>
      <text:p text:style-name="P4">
CPD说：“此外，根据可用信息，俄罗斯军事警察拘留了埃斯维德(Eswide)的瓦格纳·佩奇(Wagner PEC)的负责人，在叙利亚南部，在赫米米姆(Khmeimim)拘留了三名高级PEC指挥官。”该部门表示，瓦格纳·佩克(Wagner PEC)的领导人是否会失去对他的战士军队的最终控制，还是为当局的斗争转移到一个新的水平，这是尚不清楚的。 该机构回忆说：“但是，克里姆林宫政权对苏皮拉受到了最大的打击，这成为拆除普京系统的第一个实用阶段。”</text:p>
      <text:p text:style-name="P4">
据报道，瓦格纳·佩克·耶夫根尼·普里戈金(Wagner Pec Yevgeny Prigogin)的领导人宣布了德马什(Demarsh)反对俄罗斯军事领导层，特别是反对俄罗斯联邦国防部谢尔盖·肖格(Sergey Shoig)的国防部。 Oleksandr Lukashenko与Prigogin进行了谈判，此后他说该团体的士兵正在返回野战营。</text:p>
      <text:p text:style-name="P4">
周二，卢卡申科(Lukashenko)证实了普里戈宁(Prigogine)到达白俄罗斯(Berarus)。 普京表示，Wagnets可以与俄罗斯部的辩护签订合同或前往白俄罗斯。</text:p>
      <text:p text:style-name="P4">
沃迪米尔总统Zelenskyy坚信Ubilorus PEC特遣队将是微不足道的，因为乌克兰国防军已经摧毁了20,000多名Wagnerians。</text:p>
      <text:p text:style-name="P4">
News Source: <text:a xlink:type="simple" xlink:href="https://www.ukrinform.ua/rubric-world/3730004-sojgu-nakazav-likviduvati-vagnerivciv-na-timcasovo-okupovanij-teritorii-ukraini-cpd.html" text:style-name="Internet_20_link" text:visited-style-name="Visited_20_Internet_20_Link">
https://www.ukrinform.ua/rubric-world/3730004-sojgu-nakazav-likviduvati-vagnerivciv-na-timcasovo-okupovanij-teritorii-ukraini-cpd.html</text:a>
</text:p>
      <!--NEWS-->
      <text:h text:style-name="P10" text:outline-level="1">
<text:span text:style-name="T4">
在主动康复营地中，17名军人和平民接受了脊髓损伤的训练</text:span>
</text:h>
      <text:p text:style-name="P4">
作者: ['АРМІЯINFORM']</text:p>
      <text:p text:style-name="P4">
时间: 2023-06-30T22:00:00-04:00</text:p>
      <text:p text:style-name="P4">
描述: 17 Viiskovikh Isivils Osib来自Aprivity Reabilitatsa的Taborsky的Yak Yak的过程...与乌克兰2022年的战争，与乌克兰的最新新闻，《与乌克兰的新闻战争》，《与乌克兰2022年的新闻战争》是今天的最后一场战争，将在乌克兰之间进行战争，将在和俄罗斯，当与2022年的战争在2022年的战争时，他们会在不久的将来与乌克兰战争，他们说，与乌克兰的战争，今天的乌克兰新闻，乌克兰的新闻，乌克兰媒体在俄罗斯的乌克兰新闻</text:p>
      <text:p text:style-name="P4">
图片: ['<text:a xlink:type="simple" xlink:href="https://armyinform.com.ua/wp-content/uploads/2023/06/356830264_933508504899727_5289906177741347885_n.jpg" text:style-name="Internet_20_link" text:visited-style-name="Visited_20_Internet_20_Link">
356830264_933508504899727_5289906177741347885_n.jpg</text:a>
', '<text:a xlink:type="simple" xlink:href="https://armyinform.com.ua/wp-content/uploads/2023/06/356908571_933508418233069_2264625871132692877_n.jpg" text:style-name="Internet_20_link" text:visited-style-name="Visited_20_Internet_20_Link">
356908571_933508418233069_2264625871132692877_n.jpg</text:a>
', '<text:a xlink:type="simple" xlink:href="https://armyinform.com.ua/wp-content/uploads/2023/06/356694152_933508278233083_1466681935887120678_n.jpg" text:style-name="Internet_20_link" text:visited-style-name="Visited_20_Internet_20_Link">
356694152_933508278233083_1466681935887120678_n.jpg</text:a>
']</text:p>
      <text:p text:style-name="P4">
标签: ["БЕЗБАР'ЄРНІСТЬ", 'ОЛЕНА ЗЕЛЕНСЬКА', 'РЕАБІЛІТАЦІЯ ВІЙСЬКОВИХ']</text:p>
      <text:p text:style-name="P4">
类别: News</text:p>
      <!--METADATA-->
      <text:p text:style-name="P4">
<draw:frame draw:style-name="fr1" draw:name="Image230" text:anchor-type="as-char" svg:width="6.9236in" svg:height="4.61393in" draw:z-index="0">
<draw:image xlink:href="../Images/AРМІЯINFORM/2023-06-30T22-00-00-04-00/356830264_933508504899727_5289906177741347885_n.jpg" xlink:type="simple" xlink:show="embed" xlink:actuate="onLoad" draw:mime-type="image/jpeg"/>
</draw:frame>
积极康复营的军事和平民中有17名一直粗略地如何完全伴有脊髓损伤。</text:p>
      <text:p text:style-name="P4">
关于它<text:a xlink:type="simple" xlink:href="https://www.facebook.com/olenazelenska.official/posts/pfbid02bdYq8F6DPxEgavCcrrurdu2pDzTpf59Fu6qweU6SQEYQpCCS7ofxgd6h6soHPxUdl" text:style-name="Internet_20_link" text:visited-style-name="Visited_20_Internet_20_Link">
报告</text:a>
Facebook上的Elena Zelenskaya夫人。</text:p>
      <text:p text:style-name="P4">
“在脊髓损伤后，学会再次生活意味着要掌握椅子，以免竖立周围的空间。 移动内容并独自生活。 在生活中进行体育和积极的娱乐。 实际上，那是生活。 所有这些都是在主动康复营地中教授的，该康复是非政府组织“主动康复小组”的计划之一。 自从皇冠病毒pandemia和大规模战争开始以来，这是6月，这是营地接待人的人：17名军事和平民学会了为脊髓创伤10天，“总统乌克兰的妻子说。</text:p>
      <text:p text:style-name="P4">
<draw:frame draw:style-name="fr1" draw:name="Image231" text:anchor-type="as-char" svg:width="6.9236in" svg:height="4.61393in" draw:z-index="0">
<draw:image xlink:href="../Images/AРМІЯINFORM/2023-06-30T22-00-00-04-00/356908571_933508418233069_2264625871132692877_n.jpg" xlink:type="simple" xlink:show="embed" xlink:actuate="onLoad" draw:mime-type="image/jpeg"/>
</draw:frame>
她补充说，这一运动的口号：“他学会了在受伤本人之后生活 - 要被教导，”所以这里的教练是曾经在方向盘上徘徊但学会独立生活的人。</text:p>
      <text:p text:style-name="P4">
埃琳娜·泽伦斯卡(Elena Zelenska)指出，主动康复运动的目的是为最大程度的独立性提供物质。</text:p>
      <text:p text:style-name="P4">
<draw:frame draw:style-name="fr1" draw:name="Image232" text:anchor-type="as-char" svg:width="6.664062in" svg:height="10.0in" draw:z-index="0">
<draw:image xlink:href="../Images/AРМІЯINFORM/2023-06-30T22-00-00-04-00/356694152_933508278233083_1466681935887120678_n.jpg" xlink:type="simple" xlink:show="embed" xlink:actuate="onLoad" draw:mime-type="image/jpeg"/>
</draw:frame>
“在主动康复小组中开展的该营地和未来计划是我们如何实施障碍战略的一个例子。 人们会营救人们 - 可能，这是整个纳沙拉因现在生活的基本原则。”第一夫人总结道。</text:p>
      <text:p text:style-name="P4">
News Source: <text:a xlink:type="simple" xlink:href="https://armyinform.com.ua/2023/06/30/u-tabori-aktyvnoyi-reabilitacziyi-projshly-kurs-navchannya-17-vijskovyh-ta-czyvilnyh-z-travmamy-spynnogo-mozku/" text:style-name="Internet_20_link" text:visited-style-name="Visited_20_Internet_20_Link">
https://armyinform.com.ua/2023/06/30/u-tabori-aktyvnoyi-reabilitacziyi-projshly-kurs-navchannya-17-vijskovyh-ta-czyvilnyh-z-travmamy-spynnogo-mozku/</text:a>
</text:p>
      <!--NEWS-->
      <text:h text:style-name="P10" text:outline-level="1">
<text:span text:style-name="T4">
部长的内阁已经标准化了警察和军事国家安全措施</text:span>
</text:h>
      <text:p text:style-name="P4">
作者: Ukrinform (Person)</text:p>
      <text:p text:style-name="P4">
出版商: Укринформ (Organization)</text:p>
      <text:p text:style-name="P4">
出版时间: 2023-06-30T22:09:00+03:00</text:p>
      <text:p text:style-name="P4">
修改时间: 2023-06-30T22:09:00+03:00</text:p>
      <text:p text:style-name="P4">
描述: 部长的内阁使警察和军人的商务旅行规范化，以实施措施，以确保对乌克兰的国家安全和辩护。  - 乌克林。</text:p>
      <text:p text:style-name="P4">
图片: ['<text:a xlink:type="simple" xlink:href="https://static.ukrinform.com/photos/2023_06/thumb_files/630_360_1687785209-931.png" text:style-name="Internet_20_link" text:visited-style-name="Visited_20_Internet_20_Link">
630_360_16877...</text:a>
']</text:p>
      <text:p text:style-name="P4">
标签: ['Кабмін', 'Поліція', 'Військові', 'Нацбезпека']</text:p>
      <text:p text:style-name="P4">
类型: Article</text:p>
      <!--METADATA-->
      <text:p text:style-name="P4">
<draw:frame draw:style-name="fr1" draw:name="Image233" text:anchor-type="as-char" svg:width="6.9236in" svg:height="3.956343in" draw:z-index="0">
<draw:image xlink:href="../Images/yкринформ/2023-06-30T22-09-00-03-00/630_360_1687785209-931.png" xlink:type="simple" xlink:show="embed" xlink:actuate="onLoad" draw:mime-type="image/png"/>
</draw:frame>
部长的内阁已将警察和军事人员的商务旅行时间标准化，以确保措施确保国家安全和防御乌克兰。</text:p>
      <text:p text:style-name="P4">
关于<text:a xlink:type="simple" xlink:href="http://t.me/tmelnychuk/2632" text:style-name="Internet_20_link" text:visited-style-name="Visited_20_Internet_20_Link">
电报</text:a>
乌克林福姆报道，在Verkhovna Rada Taras Melnychuk的部长专员通报了。</text:p>
      <text:p text:style-name="P4">
“已经确定，在乌克兰军事部队的特殊时期内，军人，警察，个性和指挥官和雇员的商务旅行期限(战斗)参与确保国家安全和辩护措施的措施的行动，排斥俄罗斯联邦的武装侵略，确保其执行，直接在各地区进行解释，并在实施这些措施时以及实施确保塔娜州立领土的法律和秩序的措施<text:a xlink:type="simple" xlink:href="https://www.ukrinform.ua/tag-kordon" text:style-name="Internet_20_link" text:visited-style-name="Visited_20_Internet_20_Link">
边境</text:a>
，不应超过此类措施的时期。”</text:p>
      <text:p text:style-name="P4">
<text:span text:style-name="T4">
另请阅读：</text:span>
 <text:a xlink:type="simple" xlink:href="https://www.ukrinform.ua/rubric-society/3727301-kabmin-zatverdiv-poradok-pidgotovki-kadriv-dla-reintegracii-zvilnenih-teritorij.html" text:style-name="Internet_20_link" text:visited-style-name="Visited_20_Internet_20_Link">
<text:span text:style-name="T4">
内阁</text:span>
批准了培训人员重新融入解放领土的程序</text:a>
据报道，2023年5月16日，政府修改了关于武装部队武装部队正常化和许多执法部门的决议。</text:p>
      <text:p text:style-name="P4">
News Source: <text:a xlink:type="simple" xlink:href="https://www.ukrinform.ua/rubric-society/3730005-kabmin-unormuvav-termini-vidradzenna-policii-ta-vijskovih-na-zahodi-z-nacbezpeki.html" text:style-name="Internet_20_link" text:visited-style-name="Visited_20_Internet_20_Link">
https://www.ukrinform.ua/rubric-society/3730005-kabmin-unormuvav-termini-vidradzenna-policii-ta-vijskovih-na-zahodi-z-nacbezpeki.html</text:a>
</text:p>
      <!--NEWS-->
      <text:h text:style-name="P10" text:outline-level="1">
<text:span text:style-name="T4">
入侵者向顿涅茨克地区的尼古拉夫卡开火，有死亡且受伤</text:span>
</text:h>
      <text:p text:style-name="P4">
作者: Ukrinform (Person)</text:p>
      <text:p text:style-name="P4">
出版商: Укринформ (Organization)</text:p>
      <text:p text:style-name="P4">
出版时间: 2023-06-30T22:15:00+03:00</text:p>
      <text:p text:style-name="P4">
修改时间: 2023-06-30T22:15:00+03:00</text:p>
      <text:p text:style-name="P4">
描述: 6月30日，由于多茨克地区的Mykolaivka村的炮击，一个人被杀，另一人受伤。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Донеччина', 'Поранені', 'Загибель', 'Війна з Росією']</text:p>
      <text:p text:style-name="P4">
类型: Article</text:p>
      <!--METADATA-->
      <text:p text:style-name="P4">
<draw:frame draw:style-name="fr1" draw:name="Image234" text:anchor-type="as-char" svg:width="6.9236in" svg:height="3.956343in" draw:z-index="0">
<draw:image xlink:href="../Images/yкринформ/2023-06-30T22-15-00-03-00/630_360_1656480323-642.jpg" xlink:type="simple" xlink:show="embed" xlink:actuate="onLoad" draw:mime-type="image/jpeg"/>
</draw:frame>
6月30日，在顿涅茨克地区的Mykolaivka村的下午，一人被杀，另一人受伤。</text:p>
      <text:p text:style-name="P4">
正如乌克林福姆报道的那样，它报告了<text:a xlink:type="simple" xlink:href="https://suspilne.media/519417-rosijski-vijskovi-obstrilali-selo-na-doneccini-30-cervna-zaginula-odna-ludina-se-odna-poranena/" text:style-name="Internet_20_link" text:visited-style-name="Visited_20_Internet_20_Link">
公共</text:a>
参考顿涅茨克地区检察官办公室阿纳斯塔西亚·梅德韦杰夫(Anastasia Medvedev)的新娘。</text:p>
      <text:p text:style-name="P4">
“俄罗斯军事日，6月30日，在顿涅茨克地区的Mykolaivkramatorsk地区开火。 由于炮击的结果，一名妇女受到一个女人的伤害。”消息说。</text:p>
      <text:p text:style-name="P4">
值得注意的是，炮击开始于15:50。 男人和女人在私人房屋所有权领域进行了经济工作。</text:p>
      <text:p text:style-name="P4">
<text:span text:style-name="T4">
另请阅读：</text:span>
 [俄罗斯军队在<text:span text:style-name="T4">
顿涅茨克(Donetsk)的另外两名平民受伤</text:span>
(https://www.ukrinform.ua/rubric-regions/3729606-vijska-rf-za-dobu-poranili-se-dvoh-civilnih-na-doneccini.html)“一名46岁的男子在自己的花园里被杀，一名42岁的妇女受伤。 她得到了医疗保健，”梅德韦杰瓦说。</text:p>
      <text:p text:style-name="P4">
据女发言人说，可能是俄罗斯军队<text:a xlink:type="simple" xlink:href="https://www.ukrinform.ua/tag-obstril" text:style-name="Internet_20_link" text:visited-style-name="Visited_20_Internet_20_Link">
被解雇</text:a>
炮兵的村庄。</text:p>
      <text:p text:style-name="P4">
根据所述事实，根据《艺术》第2部分进行的预审调查。 乌克兰《刑法》的438(违反战争的法律和习俗).</text:p>
      <text:p text:style-name="P4">
Як повідомлялося, у селі Сергіївка Покровського району Донецької областівнаслідок російського  <text:a xlink:type="simple" xlink:href="https://www.ukrinform.ua/rubric-ato/3729871-rosiani-obstrilali-skolu-na-doneccini-dvoe-zagiblih-sestero-poranenih.html" text:style-name="Internet_20_link" text:visited-style-name="Visited_20_Internet_20_Link">
 ракетного удару </text:a>
两人在学校被杀，又有6人受伤。</text:p>
      <text:p text:style-name="P4">
News Source: <text:a xlink:type="simple" xlink:href="https://www.ukrinform.ua/rubric-ato/3730006-zagarbniki-obstrilali-mikolaivku-na-doneccini-e-zagiblij-ta-poranena.html" text:style-name="Internet_20_link" text:visited-style-name="Visited_20_Internet_20_Link">
https://www.ukrinform.ua/rubric-ato/3730006-zagarbniki-obstrilali-mikolaivku-na-doneccini-e-zagiblij-ta-poranena.html</text:a>
</text:p>
      <!--NEWS-->
      <text:h text:style-name="P10" text:outline-level="1">
<text:span text:style-name="T4">
取消隔离后，共同疫苗接种项目将继续工作</text:span>
</text:h>
      <text:p text:style-name="P4">
作者: Ukrinform (Person)</text:p>
      <text:p text:style-name="P4">
出版商: Укринформ (Organization)</text:p>
      <text:p text:style-name="P4">
出版时间: 2023-06-30T22:22:38+03:00</text:p>
      <text:p text:style-name="P4">
修改时间: 2023-06-30T22:22:38+03:00</text:p>
      <text:p text:style-name="P4">
描述: 检疫取消不会影响COVID-19的疫苗接种点的运行。  - 乌克林。</text:p>
      <text:p text:style-name="P4">
图片: ['<text:a xlink:type="simple" xlink:href="https://static.ukrinform.com/photos/2021_11/thumb_files/630_360_1636469305-267.jpg" text:style-name="Internet_20_link" text:visited-style-name="Visited_20_Internet_20_Link">
630_360_16364...</text:a>
']</text:p>
      <text:p text:style-name="P4">
标签: ['МОЗ', 'Вакцинація', 'Коронавірус', 'COVID-19', 'Ігор Кузін']</text:p>
      <text:p text:style-name="P4">
类型: Article</text:p>
      <!--METADATA-->
      <text:p text:style-name="P4">
<draw:frame draw:style-name="fr1" draw:name="Image235" text:anchor-type="as-char" svg:width="6.9236in" svg:height="3.956343in" draw:z-index="0">
<draw:image xlink:href="../Images/yкринформ/2023-06-30T22-22-38-03-00/630_360_1636469305-267.jpg" xlink:type="simple" xlink:show="embed" xlink:actuate="onLoad" draw:mime-type="image/jpeg"/>
</draw:frame>
Carantine取消不会影响COVID-19的疫苗接种点的运行。</text:p>
      <text:p text:style-name="P4">
关于IT报告<text:a xlink:type="simple" xlink:href="https://moz.gov.ua/article/news/z-1-lipnja-karantin-sprichinenij-covid-19-skasovano-scheplennja-zalishajutsja-rekomendovanimi-punkti-vakcinacii-–-pracjuvatimut-" text:style-name="Internet_20_link" text:visited-style-name="Visited_20_Internet_20_Link">
卫生部</text:a>
，报道乌克林福姆。</text:p>
      <text:p text:style-name="P4">
“在春季废除了医疗保健中的紧急情况，即CCOVID-19被转移到持续的医疗保健问题上。 但是，CCOVID-19不会消失，SARS-COV-2将来会流通。 因此，建议接种疫苗接种点起作用。</text:p>
      <text:p text:style-name="P4">
据卫生部称，针对COVID-19的疫苗接种仍建议和支付。 现在，该国有超过700万剂的疫苗。</text:p>
      <text:p text:style-name="P4">
建议<text:a xlink:type="simple" xlink:href="https://www.ukrinform.ua/tag-vooz" text:style-name="Internet_20_link" text:visited-style-name="Visited_20_Internet_20_Link">
谁</text:a>
，他们首先处于危险之中：孕妇，60岁以上，免疫传说以及关键的基础设施员工。</text:p>
      <text:p text:style-name="P4">
*!(https://www.ukrinform.ua/rubric-society/3729520-lasko-koronavirus-ne-znik-ale-vin-vtracae-agresivnist.html)可以像隔离之前一样接种疫苗：您的家人或疫苗接种。 根据患者的要求，可以通过医生的决定进行针对Covid-19的疫苗接种。</text:p>
      <text:p text:style-name="P4">
建议进行COVID-19疫苗接种，但不是强制性的。 基本诅咒由两种疫苗组成(或从一个使用单个衣服疫苗的“约翰逊”). Після того роблять перший бустер і другийбустер. На сьогодні це рекомендована схема – базова для 95% українців.</text:p>
      <text:p text:style-name="P4">
Базові протиепідемічні та профілактичні заходи (公共场所的口罩，防腐剂，限制性措施和距离)它们仍然被推荐，并将在各个群体，城市或地区的水平爆发中使用。</text:p>
      <text:p text:style-name="P4">
关于由于缺乏隔离枢纽，乌克兰领土领土上的共同证书并不是强制性的。 尽管废除了大流行病，但每个州就引入各种传染病的隔离限制做出了独立的决定，因此在边境旅行中，值得检查该国对Covid证书的要求。正如乌克林福姆报道的那样，政府已决定<text:a xlink:type="simple" xlink:href="https://www.ukrinform.ua/rubric-society/3728443-v-ukraini-1-lipna-zaversuetsa-karantin-cerez-pandemiu-koronavirusu.html" text:style-name="Internet_20_link" text:visited-style-name="Visited_20_Internet_20_Link">
7月1日在乌克兰检疫的取消</text:a>
安装以防止COVID-19的传播。</text:p>
      <text:p text:style-name="P4">
在乌克兰，冠状病毒的蔓延开始于2020年3月3日记录，当时确认了切尔尼夫特地区的第一个病例。 从122020年3月开始，当局引入了隔离，该隔离仪持续了几次，直到2023年，进行了一些更改和限制削弱。</text:p>
      <text:p text:style-name="P4">
5月5日世界卫生组织<text:a xlink:type="simple" xlink:href="https://www.ukrinform.ua/rubric-society/3705279-vooz-skasuvala-status-pandemii-covid19.html" text:style-name="Internet_20_link" text:visited-style-name="Visited_20_Internet_20_Link">
取消了19日大流行的状态</text:a>
。</text:p>
      <text:p text:style-name="P4">
自从乌克兰的Covid -19大流行开始以来，已经记录了超过550万例冠状病毒病病例，其中超过1,1.2万例致命。</text:p>
      <text:p text:style-name="P4">
News Source: <text:a xlink:type="simple" xlink:href="https://www.ukrinform.ua/rubric-society/3730007-pisla-skasuvanna-karantinu-punkti-covidvakcinacii-prodovzat-robotu.html" text:style-name="Internet_20_link" text:visited-style-name="Visited_20_Internet_20_Link">
https://www.ukrinform.ua/rubric-society/3730007-pisla-skasuvanna-karantinu-punkti-covidvakcinacii-prodovzat-robotu.html</text:a>
</text:p>
      <!--NEWS-->
      <text:h text:style-name="P10" text:outline-level="1">
<text:span text:style-name="T4">
联合国理事会得出小规模的维持和平使命</text:span>
</text:h>
      <text:p text:style-name="P4">
作者: Ukrinform (Person)</text:p>
      <text:p text:style-name="P4">
出版商: Укринформ (Organization)</text:p>
      <text:p text:style-name="P4">
出版时间: 2023-06-30T22:37:00+03:00</text:p>
      <text:p text:style-name="P4">
修改时间: 2023-06-30T22:37:00+03:00</text:p>
      <text:p text:style-name="P4">
描述: 联合国安理会一致批准了完全撤回该组织的维持和平部队的决定。  - 乌克林。</text:p>
      <text:p text:style-name="P4">
图片: ['<text:a xlink:type="simple" xlink:href="https://static.ukrinform.com/photos/2017_09/thumb_files/630_360_1505824348-9034.jpg" text:style-name="Internet_20_link" text:visited-style-name="Visited_20_Internet_20_Link">
630_360_15058...</text:a>
']</text:p>
      <text:p text:style-name="P4">
标签: ['Малі', 'Миротворці', 'Радбез ООН']</text:p>
      <text:p text:style-name="P4">
类型: Article</text:p>
      <!--METADATA-->
      <text:p text:style-name="P4">
<draw:frame draw:style-name="fr1" draw:name="Image236" text:anchor-type="as-char" svg:width="6.9236in" svg:height="3.956343in" draw:z-index="0">
<draw:image xlink:href="../Images/yкринформ/2023-06-30T22-37-00-03-00/630_360_1505824348-9034.jpg" xlink:type="simple" xlink:show="embed" xlink:actuate="onLoad" draw:mime-type="image/jpeg"/>
</draw:frame>
联合国安全一致批准了完全撤回小组织维持和平部队的决定。</text:p>
      <text:p text:style-name="P4">
它由乌克林福音通讯员在纽约报道。</text:p>
      <text:p text:style-name="P4">
该国的安全责任将委托给过渡政府，该政府在2021年革命后保证当权。</text:p>
      <text:p text:style-name="P4">
联合国秘书长安东尼·古特里什(Anthony Guterrish)称过渡政府“全面收集了普通和安全的员工和资产撤离”，这将持续大约六个月。</text:p>
      <text:p text:style-name="P4">
根据批准的决议，<text:a xlink:type="simple" xlink:href="https://www.ukrinform.ua/tag-mirotvorci" text:style-name="Internet_20_link" text:visited-style-name="Visited_20_Internet_20_Link">
维持和平部队</text:a>
他们将在周六开始降低自己的依从性，并将在2024年1月1日之前完全从Small撤回。</text:p>
      <text:p text:style-name="P4">
截至2023年2月的理事会决定创建的任务超过15,000。 人。</text:p>
      <text:p text:style-name="P4">
<text:span text:style-name="T4">
另请阅读：</text:span>
 <text:a xlink:type="simple" xlink:href="https://www.ukrinform.ua/rubric-world/3728590-mirotvorca-misia-oon-u-mali-moze-zaversitisa-naprikinci-cervna-zmi.html" text:style-name="Internet_20_link" text:visited-style-name="Visited_20_Internet_20_Link">
联合国维持和平任务<text:span text:style-name="T4">
马里</text:span>
可以在6月底结束 - 媒体</text:a>
作为报告<text:a xlink:type="simple" xlink:href="https://news.un.org/en/story/2023/06/1138257" text:style-name="Internet_20_link" text:visited-style-name="Visited_20_Internet_20_Link">
联合国新闻服务</text:a>
近年来，在整个萨哈尔地区，武装团体和恐怖组织的暴力使303名维和人员感到惊讶。</text:p>
      <text:p text:style-name="P4">
由于资源有限，这已成为暴力，不稳定和跨境交易的主要因素，因此，由于有限的社会张力的气候变化，应有的住宿条件也加剧了。</text:p>
      <text:p text:style-name="P4">
正如乌克林福姆报道的那样，美国政府透露[过渡政府马里是由瓦格纳·佩克(Wagner Pec)支付的]](https://www.ukrinform.ua/amp/rubric-world/3729978-perehidnij-urad-mali-viplativ-pvk-vagner-ponad-200-miljoniv-bilij-dim.html)超过2亿美元，但俄罗斯雇佣军的存在只加剧了乌克兰的安全状况。</text:p>
      <text:p text:style-name="P4">
<text:span text:style-name="T4">
另请阅读：</text:span>
 <text:a xlink:type="simple" xlink:href="https://www.ukrinform.ua/rubric-world/3724024-vlada-mali-prosit-oon-vivesti-mirotvorciv.html" text:style-name="Internet_20_link" text:visited-style-name="Visited_20_Internet_20_Link">
Power <text:span text:style-name="T4">
 Small </text:span>
要求联合国撤回维持和平</text:a>
白宫指出了瓦格纳·佩克(Wagner PEC)的努力，旨在取代联合国马里(Mali)，后者干扰了俄罗斯雇佣军的利益。</text:p>
      <text:p text:style-name="P4">
马里过渡政府在6月初废除了同意在该国完成稳定任务的同意，并坚持直接维持和平人员。</text:p>
      <text:p text:style-name="P4">
News Source: <text:a xlink:type="simple" xlink:href="https://www.ukrinform.ua/rubric-world/3730009-radbez-oon-vivodit-mirotvorcu-misiu-z-mali.html" text:style-name="Internet_20_link" text:visited-style-name="Visited_20_Internet_20_Link">
https://www.ukrinform.ua/rubric-world/3730009-radbez-oon-vivodit-mirotvorcu-misiu-z-mali.html</text:a>
</text:p>
      <!--NEWS-->
      <text:h text:style-name="P10" text:outline-level="1">
<text:span text:style-name="T4">
乌克兰和立陶宛将在文化遗产的数字化领域合作</text:span>
</text:h>
      <text:p text:style-name="P4">
作者: Ukrinform (Person)</text:p>
      <text:p text:style-name="P4">
出版商: Укринформ (Organization)</text:p>
      <text:p text:style-name="P4">
出版时间: 2023-06-30T22:40:15+03:00</text:p>
      <text:p text:style-name="P4">
修改时间: 2023-06-30T22:40:15+03:00</text:p>
      <text:p text:style-name="P4">
描述: 文化和信息政策与立陶宛代表讨论了进一步的合作，并加强了乌克兰文化遗产的信息安全领域和数字化的步骤。  - 乌克林。</text:p>
      <text:p text:style-name="P4">
图片: ['<text:a xlink:type="simple" xlink:href="https://static.ukrinform.com/photos/2023_05/thumb_files/630_360_1683304526-994.jpg" text:style-name="Internet_20_link" text:visited-style-name="Visited_20_Internet_20_Link">
630_360_16833...</text:a>
']</text:p>
      <text:p text:style-name="P4">
标签: ['Культурна спадщина', 'Литва', 'МКІП ', 'Діджиталізація']</text:p>
      <text:p text:style-name="P4">
类型: Article</text:p>
      <!--METADATA-->
      <text:p text:style-name="P4">
<draw:frame draw:style-name="fr1" draw:name="Image237" text:anchor-type="as-char" svg:width="6.9236in" svg:height="3.956343in" draw:z-index="0">
<draw:image xlink:href="../Images/yкринформ/2023-06-30T22-40-15-03-00/630_360_1683304526-994.jpg" xlink:type="simple" xlink:show="embed" xlink:actuate="onLoad" draw:mime-type="image/jpeg"/>
</draw:frame>
在文化和信息政策部中，他们讨论了与代表的进一步合作，并加强了乌克兰文化遗产的信息安全领域的步骤。</text:p>
      <text:p text:style-name="P4">
关于它报告<text:a xlink:type="simple" xlink:href="https://mkip.gov.ua/news/9405.html" text:style-name="Internet_20_link" text:visited-style-name="Visited_20_Internet_20_Link">
新闻服务</text:a>
乌克林福姆报道。</text:p>
      <text:p text:style-name="P4">
消息写道：“乌克兰方面对立陶宛及其公民支持文化阵线表示衷心的感谢，因为这种支持不仅是用言语而是特定行动来表达的。”</text:p>
      <text:p text:style-name="P4">
正如所指出的那样，副部长塔拉斯·舍申科(Taras Shevchenko)祝贺对俄罗斯渠道广播的其他限制和禁令的实施。 他强调有必要继续这种较大[制裁]的坦率化过程(https://www.ukrinform.ua/tag-sankcii)对俄罗斯电视公司和媒体的淡化限制。</text:p>
      <text:p text:style-name="P4">
Shevchenko还强调需要结合努力并继续协调，以推广Ramstein倡议，包括球形信息安全，包括制裁政策。</text:p>
      <text:p text:style-name="P4">
反过来，副部长阿纳斯塔西亚·邦达(Anastasia Bondar)向侧面领域的处境告知，其主要挑战是非批评文化遗产的数字化，博物馆展览和乌克兰无形的文化遗产。</text:p>
      <text:p text:style-name="P4">
<text:span text:style-name="T4">
另请阅读：</text:span>
 <text:a xlink:type="simple" xlink:href="https://www.ukrinform.ua/rubric-culture/3725803-mkip-ta-predstavniki-unesko-obgovorili-zberezenna-kulturnoi-spadsini.html" text:style-name="Internet_20_link" text:visited-style-name="Visited_20_Internet_20_Link">
MKIP和联合国教科文组织代表讨论了文化遗产的保存</text:a>
她指出，与立陶宛机构在无数业务领域进行了富有成果的合作，进行了培训，以交换专家，赠款和奖学金之间的经验，以及与图书馆网络的广泛合作以恢复单个对象。</text:p>
      <text:p text:style-name="P4">
立陶宛一方在这场斗争中确认了它的全部支持，并表示准备进一步合作。</text:p>
      <text:p text:style-name="P4">
News Source: <text:a xlink:type="simple" xlink:href="https://www.ukrinform.ua/rubric-culture/3730011-ukraina-ta-litva-spivpracuvatimut-u-sferi-didzitalizacii-kulturnoi-spadsini.html" text:style-name="Internet_20_link" text:visited-style-name="Visited_20_Internet_20_Link">
https://www.ukrinform.ua/rubric-culture/3730011-ukraina-ta-litva-spivpracuvatimut-u-sferi-didzitalizacii-kulturnoi-spadsini.html</text:a>
</text:p>
      <!--NEWS-->
      <text:h text:style-name="P10" text:outline-level="1">
<text:span text:style-name="T4">
Truskavets将在德国项目上建造矿物水厂</text:span>
</text:h>
      <text:p text:style-name="P4">
作者: Ukrinform (Person)</text:p>
      <text:p text:style-name="P4">
出版商: Укринформ (Organization)</text:p>
      <text:p text:style-name="P4">
出版时间: 2023-06-30T22:48:41+03:00</text:p>
      <text:p text:style-name="P4">
修改时间: 2023-06-30T22:48:41+03:00</text:p>
      <text:p text:style-name="P4">
描述: 在利维夫地区的Truskavets中，根据德国项目将建造一个矿物水厂。  - 乌克林。</text:p>
      <text:p text:style-name="P4">
图片: ['<text:a xlink:type="simple" xlink:href="https://static.ukrinform.com/photos/2020_09/thumb_files/630_360_1601380501-828.jpg" text:style-name="Internet_20_link" text:visited-style-name="Visited_20_Internet_20_Link">
630_360_16013...</text:a>
']</text:p>
      <text:p text:style-name="P4">
标签: ['Німеччина', 'Вода', 'Завод', 'Трускавець']</text:p>
      <text:p text:style-name="P4">
类型: Article</text:p>
      <!--METADATA-->
      <text:p text:style-name="P4">
<draw:frame draw:style-name="fr1" draw:name="Image241" text:anchor-type="as-char" svg:width="6.9236in" svg:height="3.956343in" draw:z-index="0">
<draw:image xlink:href="../Images/yкринформ/2023-06-30T22-48-41-03-00/630_360_1601380501-828.jpg" xlink:type="simple" xlink:show="embed" xlink:actuate="onLoad" draw:mime-type="image/jpeg"/>
</draw:frame>
根据德国项目，在LVIV地区的Truskavets中将建造矿物水厂。</text:p>
      <text:p text:style-name="P4">
国际度假村和娱乐论坛的费用安德里·库尔奇特(Andriy Kulchytsky)市长向记者报告了这一点。</text:p>
      <text:p text:style-name="P4">
“我们有一个巨大的现代特鲁斯卡维斯卡矿产矿泉水矿物水厂要建造。 该工厂本身计划建造，其估计价值 - 至少3500万美元。”</text:p>
      <text:p text:style-name="P4">
他补充说，关于土地购买的谈判已经通过，已经进行了地质情报，在<text:a xlink:type="simple" xlink:href="https://www.ukrinform.ua/tag-nimeccina" text:style-name="Internet_20_link" text:visited-style-name="Visited_20_Internet_20_Link">
德国</text:a>
他们命令投影仪进行投影工作。</text:p>
      <text:p text:style-name="P4">
“该工厂计划建在Truskavets内购买的私人地块上。 投资者付款，该项目的德国质量保证了生产的安全。”库尔奇特斯基补充说。</text:p>
      <text:p text:style-name="P4">
<text:span text:style-name="T4">
另请阅读：</text:span>
 <text:a xlink:type="simple" xlink:href="https://www.ukrinform.ua/rubric-society/3721008-na-tankovomu-zavodi-rheinmetall-v-ukraini-pracuvatimut-miscevi-specialisti-kerivnik-koncernu.html" text:style-name="Internet_20_link" text:visited-style-name="Visited_20_Internet_20_Link">
在坦克上<text:span text:style-name="T4">
植物</text:span>
和乌克兰的莱茵金属尔(Rheinmetall)将在当地专家工作 - 关注的头部</text:a>
根据安德里·库尔奇特斯基市长的说法，2023年的特鲁斯卡维特社区地区的特鲁斯卡维特人在Truskavets上达到了1亿美元，心态将继续下去。</text:p>
      <text:p text:style-name="P4">
6月29日至30日，在LVIV地区的Truskavets(国际度假胜地和娱乐论坛)(https://www.ukrinform.ua/rubric-regions/3729638-u-truskavci-rozpocav-robotu-miznarodnij-kurortnorekreacijnij-forum.html)，在其中，专家讨论了针对受战争影响者的有效度假村康复系统概念的发展。</text:p>
      <text:p text:style-name="P4">
<text:span text:style-name="T5">
照片说明性</text:span>
</text:p>
      <text:p text:style-name="P4">
News Source: <text:a xlink:type="simple" xlink:href="https://www.ukrinform.ua/rubric-economy/3730012-u-truskavci-pobuduut-zavod-mineralnih-vod-za-nimeckim-proektom.html" text:style-name="Internet_20_link" text:visited-style-name="Visited_20_Internet_20_Link">
https://www.ukrinform.ua/rubric-economy/3730012-u-truskavci-pobuduut-zavod-mineralnih-vod-za-nimeckim-proektom.html</text:a>
</text:p>
      <!--NEWS-->
      <text:h text:style-name="P10" text:outline-level="1">
<text:span text:style-name="T4">
记者已经安装了在乌克兰清算的近27,000名军事俄罗斯联邦</text:span>
</text:h>
      <text:p text:style-name="P4">
作者: Ukrinform (Person)</text:p>
      <text:p text:style-name="P4">
出版商: Укринформ (Organization)</text:p>
      <text:p text:style-name="P4">
出版时间: 2023-06-30T22:59:00+03:00</text:p>
      <text:p text:style-name="P4">
修改时间: 2023-06-30T22:59:00+03:00</text:p>
      <text:p text:style-name="P4">
描述: 在志愿者的支持下，人权门户网站“ Mediazon”和俄罗斯BBC服务被任命为俄罗斯军人的26,801人，他们在针对乌克兰的战争中死亡。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Загибель', 'Журналіст', 'Російські військові', 'Війна з Росією']</text:p>
      <text:p text:style-name="P4">
类型: Article</text:p>
      <!--METADATA-->
      <text:p text:style-name="P4">
<draw:frame draw:style-name="fr1" draw:name="Image242" text:anchor-type="as-char" svg:width="6.9236in" svg:height="3.956343in" draw:z-index="0">
<draw:image xlink:href="../Images/yкринформ/2023-06-30T22-59-00-03-00/630_360_1649246846-820.jpg" xlink:type="simple" xlink:show="embed" xlink:actuate="onLoad" draw:mime-type="image/jpeg"/>
</draw:frame>
人权门户网站“ Mediazon”和俄罗斯BBC服务在志愿者的支持下建立了俄罗斯军人的26,801名，即针对乌克兰的死战。</text:p>
      <text:p text:style-name="P4">
关于IT报告乌克林福姆，参考<text:a xlink:type="simple" xlink:href="http://zona.media/casualties" text:style-name="Internet_20_link" text:visited-style-name="Visited_20_Internet_20_Link">
网站“ Mediosones”</text:a>
。</text:p>
      <text:p text:style-name="P4">
同时，在囚犯中被确认丧生的人数超过五千。 记者还证实了2674人动员俄罗斯人的死亡。</text:p>
      <text:p text:style-name="P4">
此外，到6月30日，确认了2250多名俄罗斯军队和其他执法机构的官员。 其中263个 - 在加热器及以上的等级中。</text:p>
      <text:p text:style-name="P4">
也有176例军事飞行员死亡。 与该出版物有关，它提醒您准备一台一流的一架前飞机飞行员为7  -  8年，费用约为340万美元。</text:p>
      <text:p text:style-name="P4">
<text:span text:style-name="T4">
另请阅读：</text:span>
 <text:a xlink:type="simple" xlink:href="https://www.ukrinform.ua/rubric-ato/3729020-ukrainski-bijci-iglou-zbili-rosijskij-vinisuvac-su25.html" text:style-name="Internet_20_link" text:visited-style-name="Visited_20_Internet_20_Link">
乌克兰战斗机“ Igla” <text:span text:style-name="T4">
击倒</text:span>
俄罗斯战斗机25</text:a>
大部分死者 - 来自Sverdlovsk地区，Krasnodar地区，Chelyabinsk地区，Bashkirria，Buryatia和Rostov地区。</text:p>
      <text:p text:style-name="P4">
记者收集有关死者的信息<text:a xlink:type="simple" xlink:href="https://www.ukrinform.ua/tag-rosijski-vijskovi" text:style-name="Internet_20_link" text:visited-style-name="Visited_20_Internet_20_Link">
俄罗斯军方</text:a>
从敌对行动开始。 Domenitoring只是那些以开源来源为由建立死亡的人。 研究人员强调，实际的死亡人数可能会高出几倍。 另外，丢失的数量未知数。</text:p>
      <text:p text:style-name="P4">
据截至6月30日，乌克兰武装部队的总参谋部据报道，据报道228 340俄罗斯入侵者。</text:p>
      <text:p text:style-name="P4">
News Source: <text:a xlink:type="simple" xlink:href="https://www.ukrinform.ua/rubric-ato/3730008-zurnalisti-vstanovili-osobi-majze-27-tisac-vijskovih-rf-likvidovanih-v-ukraini.html" text:style-name="Internet_20_link" text:visited-style-name="Visited_20_Internet_20_Link">
https://www.ukrinform.ua/rubric-ato/3730008-zurnalisti-vstanovili-osobi-majze-27-tisac-vijskovih-rf-likvidovanih-v-ukraini.html</text:a>
</text:p>
      <!--NEWS-->
      <text:h text:style-name="P10" text:outline-level="1">
<text:span text:style-name="T4">
乌克兰青年的球员到达纳波基俱乐部，参加了四分之一决赛欧洲杯2023年</text:span>
</text:h>
      <text:p text:style-name="P4">
作者: Ukrinform (Person)</text:p>
      <text:p text:style-name="P4">
出版商: Укринформ (Organization)</text:p>
      <text:p text:style-name="P4">
出版时间: 2023-06-30T23:00:00+03:00</text:p>
      <text:p text:style-name="P4">
修改时间: 2023-06-30T23:00:00+03:00</text:p>
      <text:p text:style-name="P4">
描述: 来自罗马尼亚首都布加勒斯特（Bucharest）的乌克兰青年队（21岁）到达纳波基俱乐部，7月2日（星期日）将在那里举行欧洲冠军四分之一决赛的比赛。  - 乌克林。</text:p>
      <text:p text:style-name="P4">
图片: ['<text:a xlink:type="simple" xlink:href="https://static.ukrinform.com/photos/2023_06/thumb_files/630_360_1688155471-489.jpg" text:style-name="Internet_20_link" text:visited-style-name="Visited_20_Internet_20_Link">
630_360_16881...</text:a>
']</text:p>
      <text:p text:style-name="P4">
标签: ['Футбол']</text:p>
      <text:p text:style-name="P4">
类型: Article</text:p>
      <!--METADATA-->
      <text:p text:style-name="P4">
<draw:frame draw:style-name="fr1" draw:name="Image243" text:anchor-type="as-char" svg:width="6.9236in" svg:height="3.956343in" draw:z-index="0">
<draw:image xlink:href="../Images/yкринформ/2023-06-30T23-00-00-03-00/630_360_1688155471-489.jpg" xlink:type="simple" xlink:show="embed" xlink:actuate="onLoad" draw:mime-type="image/jpeg"/>
</draw:frame>
乌克兰青年足球队(球员最多21岁)布加勒斯特(Bucharest)从罗马尼亚的首都安排到克鲁兹·纳波基(Kluzh-Napoki)，在7月2日星期日，他将在欧罗巴(Europa)的四分之一决赛中对阵法国的同伴。</text:p>
      <text:p text:style-name="P4">
据报道，Kluzh-Arena上的比赛将在基辅的22.00开始。</text:p>
      <text:p text:style-name="P4">
对抗的获胜者将在库塔萨效力(乔治亚州)7月5日在半决赛中。</text:p>
      <text:p text:style-name="P4">
<text:span text:style-name="T4">
另请阅读：</text:span>
 [海滩乌克兰妇女团队(https://www.ukrinform.ua/rubric-sports/3729971-zinoca-zbirna-ukraini-z-plaznogo-futbolu-vijsla-u-final-iii-evropejskih-igor.html)2023年欧洲欧洲银行大结局将于7月8日在巴图姆举行(乔治亚州).</text:p>
      <text:p text:style-name="P4">
Фото: uaf.ua.</text:p>
      <text:p text:style-name="P4">
News Source: <text:a xlink:type="simple" xlink:href="https://www.ukrinform.ua/rubric-sports/3730013-futbolisti-ukrainskoi-molodizki-pribuli-do-kluznapoki-na-cvertfinal-evro2023.html" text:style-name="Internet_20_link" text:visited-style-name="Visited_20_Internet_20_Link">
https://www.ukrinform.ua/rubric-sports/3730013-futbolisti-ukrainskoi-molodizki-pribuli-do-kluznapoki-na-cvertfinal-evro2023.html</text:a>
</text:p>
      <!--NEWS-->
      <text:h text:style-name="P10" text:outline-level="1">
<text:span text:style-name="T4">
维尔纽斯成为欧洲第一个发射无人汽车的城市</text:span>
</text:h>
      <text:p text:style-name="P4">
作者: Ukrinform (Person)</text:p>
      <text:p text:style-name="P4">
出版商: Укринформ (Organization)</text:p>
      <text:p text:style-name="P4">
出版时间: 2023-06-30T23:22:00+03:00</text:p>
      <text:p text:style-name="P4">
修改时间: 2023-06-30T23:22:00+03:00</text:p>
      <text:p text:style-name="P4">
描述: 维尔纽斯（Vilnius）成为欧洲第一个在实际交通中使用无人车辆的城市。  - 乌克林。</text:p>
      <text:p text:style-name="P4">
图片: ['<text:a xlink:type="simple" xlink:href="https://static.ukrinform.com/photos/2023_06/thumb_files/630_360_1688155902-677.jpg" text:style-name="Internet_20_link" text:visited-style-name="Visited_20_Internet_20_Link">
630_360_16881...</text:a>
']</text:p>
      <text:p text:style-name="P4">
标签: ['Автомобіль', 'Безпілотник', 'Європа', 'Литва', 'Транспорт']</text:p>
      <text:p text:style-name="P4">
类型: Article</text:p>
      <!--METADATA-->
      <text:p text:style-name="P4">
<draw:frame draw:style-name="fr1" draw:name="Image244" text:anchor-type="as-char" svg:width="6.9236in" svg:height="3.956343in" draw:z-index="0">
<draw:image xlink:href="../Images/yкринформ/2023-06-30T23-22-00-03-00/630_360_1688155902-677.jpg" xlink:type="simple" xlink:show="embed" xlink:actuate="onLoad" draw:mime-type="image/jpeg"/>
</draw:frame>
Vilniustawa是欧洲第一个使用道路交通状况的无人车辆的城市。</text:p>
      <text:p text:style-name="P4">
正如乌克林福姆报道的那样，它报告了<text:a xlink:type="simple" xlink:href="https://www.lrt.lt/ru/novosti/17/2023233/v-vil-niuse-vpervye-v-evrope-nachali-kursirovat-bespilotnye-avtomobili" text:style-name="Internet_20_link" text:visited-style-name="Visited_20_Internet_20_Link">
LRT</text:a>
。</text:p>
      <text:p text:style-name="P4">
这些汽车被认为是安全的，因为自秋天以来，其中一辆就一直在维尔纽斯的Balnya地区工作，他检查了他安全参与道路交通的能力。 根据立陶宛政府部门和通讯，汽车符合所有安全标准。</text:p>
      <text:p text:style-name="P4">
运输与通信副部长Agne Vaychyukyvichy说，使用自主技术是UEVROP立陶宛领导的演示。 她还希望在Khvilleus的街道上推出无人运输，这将是进一步发展和创新的基础。</text:p>
      <text:p text:style-name="P4">
“我很高兴我们在立陶宛有无人机。(https://www.ukrinform.ua/tag-tehnologii)它正在很快发展，我们正在接近路边的真实例子，” Vaychyukyvichyvichy告诉记者。</text:p>
      <text:p text:style-name="P4">
*!(https://www.ukrinform.ua/rubric-technology/3728390-v-ukraini-ponad-100-kompanij-viroblaut-bezpilotniki-fedorov.html)她补充说：“我希望这是领导层，也是第一次经营维尔纽斯街的自动驾驶汽车之家 - 这仅仅是开始，几年后，我们将看到我们引以为傲的多货币。”</text:p>
      <text:p text:style-name="P4">
开发这些汽车的爱沙尼亚公司Clevon销售负责人Mart Matisen解释说，汽车将能够以50公里/小时的城市街道速度移动，但为了确保最大的安全性，Vilnius的速度将降低到25 km/h一段时间。_框架：G。Skaraitienė / BNS摄</text:p>
      <text:p text:style-name="P4">
News Source: <text:a xlink:type="simple" xlink:href="https://www.ukrinform.ua/rubric-technology/3730017-vilnus-stav-persim-mistom-u-evropi-de-zapustili-bezpilotni-avtivki.html" text:style-name="Internet_20_link" text:visited-style-name="Visited_20_Internet_20_Link">
https://www.ukrinform.ua/rubric-technology/3730017-vilnus-stav-persim-mistom-u-evropi-de-zapustili-bezpilotni-avtivki.html</text:a>
</text:p>
      <!--NEWS-->
      <text:h text:style-name="P10" text:outline-level="1">
<text:span text:style-name="T4">
Dynamo已决定在UEFA-媒体会议上举行比赛的位置</text:span>
</text:h>
      <text:p text:style-name="P4">
作者: Ukrinform (Person)</text:p>
      <text:p text:style-name="P4">
出版商: Укринформ (Organization)</text:p>
      <text:p text:style-name="P4">
出版时间: 2023-06-30T23:37:01+03:00</text:p>
      <text:p text:style-name="P4">
修改时间: 2023-06-30T23:37:01+03:00</text:p>
      <text:p text:style-name="P4">
描述: 迪纳摩（基辅）基辅足球俱乐部将在布加勒斯特（罗马尼亚）举办UEFA-2023/24主场比赛。  - 乌克林。</text:p>
      <text:p text:style-name="P4">
图片: ['<text:a xlink:type="simple" xlink:href="https://static.ukrinform.com/photos/2023_06/thumb_files/630_360_1688157332-848.jpg" text:style-name="Internet_20_link" text:visited-style-name="Visited_20_Internet_20_Link">
630_360_16881...</text:a>
']</text:p>
      <text:p text:style-name="P4">
标签: ['Динамо', 'Футбол', 'Ліга конференцій УЄФА']</text:p>
      <text:p text:style-name="P4">
类型: Article</text:p>
      <!--METADATA-->
      <text:p text:style-name="P4">
<draw:frame draw:style-name="fr1" draw:name="Image248" text:anchor-type="as-char" svg:width="6.9236in" svg:height="3.956343in" draw:z-index="0">
<draw:image xlink:href="../Images/yкринформ/2023-06-30T23-37-01-03-00/630_360_1688157332-848.jpg" xlink:type="simple" xlink:show="embed" xlink:actuate="onLoad" draw:mime-type="image/jpeg"/>
</draw:frame>
迪纳摩基辅足球俱乐部(基辅)在布加勒斯特举办名义上是本土的UEFA-2023/24联赛联赛比赛(罗马尼亚).</text:p>
      <text:p text:style-name="P4">
Як повідомляє <text:a xlink:type="simple" xlink:href="https://sportarena.com/uk/footboll/upl/dinamo-virishilo-provoditi-yevrokubkovi-matchi-u/" text:style-name="Internet_20_link" text:visited-style-name="Visited_20_Internet_20_Link">
 SportArena </text:a>
乌克林福姆报道，，Rapid-Juleste体育场拥有14,000名球迷。</text:p>
      <text:p text:style-name="P4">
上个赛季，迪纳摩在波兰举办了主场欧洲杯比赛。 冠军联赛的比赛在洛兹的竞技场举行，欧罗巴联赛小组在克拉科夫脱离了会议。</text:p>
      <text:p text:style-name="P4">
*!(https://www.ukrinform.ua/rubric-sports/3729223-viznacivsa-se-odin-supernik-futbolistiv-dinamo-na-zbori-v-avstrii.html)我们将提醒，在乌克兰英超联赛的竞选活动中(UPL)-2022/23基辅人参加了4步人，这使他们能够在会议联盟中表演，并从第三轮资格赛开始比赛。 必须通过两轮选择，以释放Dynamo LC的国内阶段。</text:p>
      <text:p text:style-name="P4">
照片：发电机FC(基辅).</text:p>
      <text:p text:style-name="P4">
News Source: <text:a xlink:type="simple" xlink:href="https://www.ukrinform.ua/rubric-sports/3730020-dinamo-viznacilosa-z-miscem-provedenna-matciv-u-lizi-konferencij-uefa-zmi.html" text:style-name="Internet_20_link" text:visited-style-name="Visited_20_Internet_20_Link">
https://www.ukrinform.ua/rubric-sports/3730020-dinamo-viznacilosa-z-miscem-provedenna-matciv-u-lizi-konferencij-uefa-zmi.html</text:a>
</text:p>
      <!--NEWS-->
      <text:h text:style-name="P10" text:outline-level="1">
<text:span text:style-name="T4">
Danilov-关于ZPP上俄罗斯人的可能恐怖袭击：我们有协议和计划采取行动</text:span>
</text:h>
      <text:p text:style-name="P4">
作者: Ukrinform (Person)</text:p>
      <text:p text:style-name="P4">
出版商: Укринформ (Organization)</text:p>
      <text:p text:style-name="P4">
出版时间: 2023-06-30T23:46:00+03:00</text:p>
      <text:p text:style-name="P4">
修改时间: 2023-06-30T23:46:00+03:00</text:p>
      <text:p text:style-name="P4">
描述: 亚历克斯·丹尼洛夫（Alexei Danilov）表示，在有关乌克兰被占领的Zaporizhzhia NPP可能发生的恐怖袭击的信息之后，进行了“出色的训练”，并进行了另一项培训。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РНБО', 'Теракт', 'Данілов', 'Запорізька АЕС']</text:p>
      <text:p text:style-name="P4">
类型: Article</text:p>
      <!--METADATA-->
      <text:p text:style-name="P4">
<draw:frame draw:style-name="fr1" draw:name="Image249" text:anchor-type="as-char" svg:width="6.9236in" svg:height="3.956343in" draw:z-index="0">
<draw:image xlink:href="../Images/yкринформ/2023-06-30T23-46-00-03-00/630_360_1680783783-785.jpg" xlink:type="simple" xlink:show="embed" xlink:actuate="onLoad" draw:mime-type="image/jpeg"/>
</draw:frame>
Oleksidanilov表示，在有关乌克兰Okupovana Zaporozhye NPP可能发生的恐怖袭击的信息之后，进行了“出色的训练”，并正在“另一种培训”。</text:p>
      <text:p text:style-name="P4">
NSDC秘书在空中说这<text:a xlink:type="simple" xlink:href="https://www.radiosvoboda.org/a/news-zaes-terakt-danilov-pidhotovka/32484147.html" text:style-name="Internet_20_link" text:visited-style-name="Visited_20_Internet_20_Link">
Radio Liberty</text:a>
，报道乌克林福姆。</text:p>
      <text:p text:style-name="P4">
“我们拥有协议，计划，我们必须采取的行动。 目前已经进行了很多培训，如果俄罗斯联邦采取了Khaiestric法案，仍有一项准备工作。(https://www.ukrinform.ua/tag-aes)。</text:p>
      <text:p text:style-name="P4">
他指出，很难说ZPP的非凡信心的可能后果。</text:p>
      <text:p text:style-name="P4">
“这些恐怖分子对核设施进行这样的恐怖袭击的事实将考虑所有文明国家，这是使用核武器来保护平民。 因此，我们将非常仔细地观看 - 如果不是Daibog，它将发生 - 世界对这些事件的反应是什么。 不幸的是，最近在大坝的爆炸中发生的事情，世界的反应与乌克兰遭受的恐怖袭击并不符。 我们正在尽可能地竭尽所能，但现在该站掌握在恐怖分子的手中。” NSDC秘书说。</text:p>
      <text:p text:style-name="P4">
<text:span text:style-name="T4">
另请阅读：</text:span>
 <text:a xlink:type="simple" xlink:href="https://www.ukrinform.ua/rubric-regions/3729535-danilov-pro-zaes-ukraina-gotuetsa-do-budakih-scenariiv-reakcia-svitu-mala-b-buti-mittevou.html" text:style-name="Internet_20_link" text:visited-style-name="Visited_20_Internet_20_Link">
<text:span text:style-name="T4">
 Danilov </text:span>
关于：乌克兰正在为任何情况做准备，世界的回应应该是瞬时的</text:a>
Danilov还建议一些西方伙伴现在向俄罗斯解释，这不应该这样做，因为后果将“对RFF绝对是灾难性的”。</text:p>
      <text:p text:style-name="P4">
国家安全局秘书在评论在ZPP上进行恐怖袭击的可能性，现在很难说，因为“这些人是不可预测的，他们在世界社区的任何规则和规则之外行事。”</text:p>
      <text:p text:style-name="P4">
正如乌克林福姆报道的，在Zaporizhzhia，Dnipropetrovsk，Mykolaiv Tacherson地区<text:a xlink:type="simple" xlink:href="http://www.ukrinform.ua/rubric-regions/3729138-u-zaporizzi-ta-oblasti-provodat-navcanna-na-vipadok-avarii-na-zaes.html" text:style-name="Internet_20_link" text:visited-style-name="Visited_20_Internet_20_Link">
开始大规模训练</text:a>
克服Zaporozhye NPP的后果恐怖袭击。俄罗斯人于2022年3月4日被NPP占领。</text:p>
      <text:p text:style-name="P4">
2023年6月22日，沃罗迪米尔·泽伦斯基总统宣布计划在Zaporizhzhia NPP进行恐怖袭击。</text:p>
      <text:p text:style-name="P4">
News Source: <text:a xlink:type="simple" xlink:href="https://www.ukrinform.ua/rubric-ato/3730021-danilov-pro-jmovirnij-terakt-rosian-na-zaes-u-nas-e-protokoli-ta-plani-v-akij-sposib-diati.html" text:style-name="Internet_20_link" text:visited-style-name="Visited_20_Internet_20_Link">
https://www.ukrinform.ua/rubric-ato/3730021-danilov-pro-jmovirnij-terakt-rosian-na-zaes-u-nas-e-protokoli-ta-plani-v-akij-sposib-diati.html</text:a>
</text:p>
      <!--NEWS-->
      <text:h text:style-name="P10" text:outline-level="1">
<text:span text:style-name="T4">
强人体育比赛将在乌克兰举行</text:span>
</text:h>
      <text:p text:style-name="P4">
作者: ['АРМІЯINFORM']</text:p>
      <text:p text:style-name="P4">
时间: 2023-06-30T24:00:00-04:00</text:p>
      <text:p text:style-name="P4">
描述: 乌克兰的Feditzia Strongman需要全部 - 乌克兰体育Zmagans的命运...与乌克兰2022年的战争，与乌克兰与乌克兰的最新新闻，今天与乌克兰2022年的最新新闻，今天上次与乌克兰的新闻战，乌克兰和俄罗斯和俄罗斯之间的战争是否会发生战争，当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355472362_748472417281684_4616108480686034089_n.jpg" text:style-name="Internet_20_link" text:visited-style-name="Visited_20_Internet_20_Link">
355472362_748472417281684_4616108480686034089_n.jpg</text:a>
']</text:p>
      <text:p text:style-name="P4">
标签: ['ЗМАГАННЯ', 'МІНВЕТЕРАНІВ', 'СТРОНГМЕН']</text:p>
      <text:p text:style-name="P4">
类别: News</text:p>
      <!--METADATA-->
      <text:p text:style-name="P4">
<draw:frame draw:style-name="fr1" draw:name="Image250" text:anchor-type="as-char" svg:width="6.9236in" svg:height="3.637595in" draw:z-index="0">
<draw:image xlink:href="../Images/AРМІЯINFORM/2023-06-30T24-00-00-04-00/355472362_748472417281684_4616108480686034089_n.jpg" xlink:type="simple" xlink:show="embed" xlink:actuate="onLoad" draw:mime-type="image/jpeg"/>
</draw:frame>
乌克兰的强人联合会邀请您参加将在Poltava举行的Strongman“ Strong Ukraine”的所有 - 乌克兰体育比赛。</text:p>
      <text:p text:style-name="P4">
关于它<text:a xlink:type="simple" xlink:href="https://mva.gov.ua/ua/news/u-poltavi-vidbudutsya-vseukrayinski-sportivni-zmagannya-zi-strongmenu-sered-veteraniv" text:style-name="Internet_20_link" text:visited-style-name="Visited_20_Internet_20_Link">
报告</text:a>
乌克兰退伍军人事务部。</text:p>
      <text:p text:style-name="P4">
在竞争计划中：</text:p>
      <text:p text:style-name="P4">
<text:span text:style-name="T5">
卧推； * CrossFit; </text:span>
在模拟器上划船； * Invasntrop。</text:p>
      <text:p text:style-name="P4">
此外，客人还将等待：</text:p>
      <text:p text:style-name="P4">
<text:span text:style-name="T5">
乌克兰最强强人的演示表演 </text:span>
功能训练 *儿童的景点 * Chelleng在Cossack蹲下等等。</text:p>
      <text:p text:style-name="P4">
有关活动的更多信息 - 在页面上<text:a xlink:type="simple" xlink:href="https://www.facebook.com/strongman.org.ua/posts/pfbid02oc8HCSqwfgbu9nyFFEtbqpQweNze9QvjkYSCe38bKFe4xrPyVUvgfp35ybcq36Ujl" text:style-name="Internet_20_link" text:visited-style-name="Visited_20_Internet_20_Link">
strongmanuukraine联合会</text:a>
.</text:p>
      <text:p text:style-name="P4">
У Мінветеранів зазначили, що розвиток ветеранського спорту є пріоритетомміністерства, адже спорт – одна з ефективних форм реабілітації наших воїнів.</text:p>
      <text:p text:style-name="P4">
News Source: <text:a xlink:type="simple" xlink:href="https://armyinform.com.ua/2023/06/30/v-ukrayini-vidbudutsya-sportyvni-zmagannya-zi-strongmenu-sered-veteraniv/" text:style-name="Internet_20_link" text:visited-style-name="Visited_20_Internet_20_Link">
https://armyinform.com.ua/2023/06/30/v-ukrayini-vidbudutsya-sportyvni-zmagannya-zi-strongmenu-sered-veteraniv/</text:a>
</text:p>
      <!--NEWS-->
      <text:h text:style-name="P10" text:outline-level="1">
<text:span text:style-name="T4">
俄罗斯收集了据称加速其返回过程的平民人质数据</text:span>
</text:h>
      <text:p text:style-name="P4">
作者: ['АРМІЯINFORM']</text:p>
      <text:p text:style-name="P4">
时间: 2023-06-30T26:00:00-04:00</text:p>
      <text:p text:style-name="P4">
描述: 罗西娅（Rosia）正在与乌克兰民用danim的Navigyti Danim挣扎，同样是Schobo Skeleton ...与乌克兰2022年的战争，与乌克兰的最新新闻，《与乌克兰的新闻》（News Wars War）与乌克​​兰2022的战争，今天，乌克兰和乌克兰之间的战争将会发生，乌克兰和乌克兰之间的战争将会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5a28a85586855a23237a47a6f3d7e992.jpg" text:style-name="Internet_20_link" text:visited-style-name="Visited_20_Internet_20_Link">
5a28a85586855a23237a47a6f3d7e992.jpg</text:a>
']</text:p>
      <text:p text:style-name="P4">
标签: ['ДМИТРО ЛУБІНЕЦЬ', 'ЖЕНЕВСЬКА КОНВЕНЦІЯ', 'ТИМЧАСОВО ОКУПОВАНІ ТЕРИТОРІЇ']</text:p>
      <text:p text:style-name="P4">
类别: News</text:p>
      <!--METADATA-->
      <text:p text:style-name="P4">
<draw:frame draw:style-name="fr1" draw:name="Image251" text:anchor-type="as-char" svg:width="6.9236in" svg:height="3.4618in" draw:z-index="0">
<draw:image xlink:href="../Images/AРМІЯINFORM/2023-06-30T26-00-00-04-00/5a28a85586855a23237a47a6f3d7e992.jpg" xlink:type="simple" xlink:show="embed" xlink:actuate="onLoad" draw:mime-type="image/jpeg"/>
</draw:frame>
俄罗斯已经开始收集平民乌克兰人的个人数据，以使他们的回归过程。</text:p>
      <text:p text:style-name="P4">
关于它<text:a xlink:type="simple" xlink:href="https://www.facebook.com/office.ombudsman.ua/posts/pfbid0R5RmyWhbKP1zQobYR8MjfAf9qMLDR4S1QdfLkhE3TAPusXHcJ6iYWTZMGHY6jjsXl" text:style-name="Internet_20_link" text:visited-style-name="Visited_20_Internet_20_Link">
报告</text:a>
乌克兰人权Dmitry Lubinets的Verkhovna Rada专员。</text:p>
      <text:p text:style-name="P4">
“我们强烈建议 - 不要与俄罗斯联邦的代表互动，不要告知乌克兰公民的个人数据，而不是违反乌克兰“个人数据”法律。 很明显，俄罗斯的收藏之后，俄罗斯可能会传播另一种操纵并伤害现在用户的人。”消息说。</text:p>
      <text:p text:style-name="P4">
德米特里·卢比尼特(Dmitry Lubinets)强调，根据日内瓦公约，沃罗兹希夫斯(Vorozhivza)不应被俘虏/人质，但俄罗斯联邦已经摧毁了这一规则。</text:p>
      <text:p text:style-name="P4">
目前，为了返回乌克兰平民，国家正在开发机制，涉及国际代表和组织，并测试各种验证和返回我们公民的选择。</text:p>
      <text:p text:style-name="P4">
“返回的唯一障碍仍然是俄罗斯联邦。 但是，一切都不会改变，每个乌克兰人都会回到家。”演讲写道。</text:p>
      <text:p text:style-name="P4">
News Source: <text:a xlink:type="simple" xlink:href="https://armyinform.com.ua/2023/06/30/rosiya-zbyraye-dani-czyvilnyh-nibyto-dlya-pryskorennya-proczesu-yih-povernennya/" text:style-name="Internet_20_link" text:visited-style-name="Visited_20_Internet_20_Link">
https://armyinform.com.ua/2023/06/30/rosiya-zbyraye-dani-czyvilnyh-nibyto-dlya-pryskorennya-proczesu-yih-povernennya/</text:a>
</text:p>
      <!--NEWS-->
      <text:h text:style-name="P10" text:outline-level="1">
<text:span text:style-name="T4">
我们的炮兵淘汰了三个管理要点和占领者的菜菜车站</text:span>
</text:h>
      <text:p text:style-name="P4">
作者: ['АРМІЯINFORM']</text:p>
      <text:p text:style-name="P4">
时间: 2023-06-30T28:00:00-04:00</text:p>
      <text:p text:style-name="P4">
描述: 关节的火箭发射的pidrodili已转到Urazili 3次管理的仪表板，...与乌克兰2022年的战争，与乌克兰与乌克兰的最新新闻，今天与乌克兰2022年的新闻战争，今天将在乌克兰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nasams2.jpg" text:style-name="Internet_20_link" text:visited-style-name="Visited_20_Internet_20_Link">
nasams2.jpg</text:a>
']</text:p>
      <text:p text:style-name="P4">
标签: ['ГЕНЕРАЛЬНИЙ ШТАБ ЗС УКРАЇНИ', 'ОПЕРАТИВНА ОБСТАНОВКА']</text:p>
      <text:p text:style-name="P4">
类别: News</text:p>
      <!--METADATA-->
      <text:p text:style-name="P4">
<draw:frame draw:style-name="fr1" draw:name="Image252" text:anchor-type="as-char" svg:width="6.9236in" svg:height="4.283401in" draw:z-index="0">
<draw:image xlink:href="../Images/AРМІЯINFORM/2023-06-30T28-00-00-04-00/nasams2.jpg" xlink:type="simple" xlink:show="embed" xlink:actuate="onLoad" draw:mime-type="image/jpeg"/>
</draw:frame>
在过去的24小时内，导弹部队和炮兵的细分已经袭击了3点的管理，2个领域的活力区域，一个雷达站和13个火炮部队。</text:p>
      <text:p text:style-name="P4">
关于它<text:a xlink:type="simple" xlink:href="https://www.facebook.com/GeneralStaff.ua/posts/pfbid02vRo36iFR9f8cmGE27LBzpMwo5Akh3tHTS1qfcQsm8XpfrmzdRSaCW1YTpPUXWCERl" text:style-name="Internet_20_link" text:visited-style-name="Visited_20_Internet_20_Link">
报告</text:a>
武装部队的总人员在运营信息中。</text:p>
      <text:p text:style-name="P4">
在过去的一天中，国防军的航空在敌人的个人工作人员集中的领域中取得了11次跳动。</text:p>
      <text:p text:style-name="P4">
News Source: <text:a xlink:type="simple" xlink:href="https://armyinform.com.ua/2023/06/30/artylerysty-likviduvaly-try-punkty-upravlinnya-ta-radiolokaczijnu-stancziyu-okupantiv/" text:style-name="Internet_20_link" text:visited-style-name="Visited_20_Internet_20_Link">
https://armyinform.com.ua/2023/06/30/artylerysty-likviduvaly-try-punkty-upravlinnya-ta-radiolokaczijnu-stancziyu-okupantiv/</text:a>
</text:p>
      <!--NEWS-->
      <text:h text:style-name="P10" text:outline-level="1">
<text:span text:style-name="T4">
乌克兰希望帮助西班牙在拉丁美洲获得影响力-Zelensky</text:span>
</text:h>
      <text:p text:style-name="P4">
作者: Ukrinform (Person)</text:p>
      <text:p text:style-name="P4">
出版商: Укринформ (Organization)</text:p>
      <text:p text:style-name="P4">
出版时间: 2023-06-30T2:43:50+03:00</text:p>
      <text:p text:style-name="P4">
修改时间: 2023-06-30T21:43:50+03:00</text:p>
      <text:p text:style-name="P4">
描述: 沃迪米尔·泽伦斯基总统（Volodymyr Zelenskyy）预计，在西班牙总统委员会任职期间，乌克兰将能够影响拉丁美洲。  - 乌克林。</text:p>
      <text:p text:style-name="P4">
图片: ['<text:a xlink:type="simple" xlink:href="https://static.ukrinform.com/photos/2023_06/thumb_files/630_360_1687808366-528.jpeg" text:style-name="Internet_20_link" text:visited-style-name="Visited_20_Internet_20_Link">
630_360_16878...</text:a>
']</text:p>
      <text:p text:style-name="P4">
标签: ['Іспанія', 'Україна', 'Латинська Америка', 'Зеленський', 'Війна з Росією', 'Формула миру']</text:p>
      <text:p text:style-name="P4">
类型: Article</text:p>
      <!--METADATA-->
      <text:p text:style-name="P4">
<draw:frame draw:style-name="fr1" draw:name="Image253" text:anchor-type="as-char" svg:width="6.9236in" svg:height="3.956343in" draw:z-index="0">
<draw:image xlink:href="../Images/yкринформ/2023-06-30T2-43-50-03-00/630_360_1687808366-528.jpeg" xlink:type="simple" xlink:show="embed" xlink:actuate="onLoad" draw:mime-type="image/jpeg"/>
</draw:frame>
总统洛尔迪尔·泽伦斯基(Lordir Zelensky)预计，在西班牙总统期间，在ecukraine理事会期间，将能够在拉丁美洲获得影响力。</text:p>
      <text:p text:style-name="P4">
根据乌克林福姆的说法，该机构[路透]报告了(https://www.reuters.com/world/ukraine-hopes-win-over-latam-through-spains-eu-presidency-2023-06-30/)。</text:p>
      <text:p text:style-name="P4">
周五，在西班牙佩德罗·桑切斯(Pedro Sanchez)总理访问前夕，沃迪米尔·泽伦斯基(Volodymyr Zelenskyy)表示，几个不愿透露姓名的国家阻止了桑切斯(Sanchez)向他发给他的要求，他们于7月17日至18日参加了布鲁塞尔(Brussels)的欧盟拉丁美洲峰会。</text:p>
      <text:p text:style-name="P4">
“我们有一个和平的公式，佩德罗(Pedro)非常支持我们。它与Zlatin America进行了不断的对话，他们听了，这是一个事实。但是我将开放的是，一些拉丁美洲国家阻止了这个决定和宣传，” Zelensky说。</text:p>
      <text:p text:style-name="P4">
“我不仅希望他们加入<text:a xlink:type="simple" xlink:href="https://www.ukrinform.ua/tag-formula-miru" text:style-name="Internet_20_link" text:visited-style-name="Visited_20_Internet_20_Link">
和平的公式</text:a>
但也反对战争。</text:p>
      <text:p text:style-name="P4">
Zelensky在一次采访中还提到了需要特定的北约乌克兰。</text:p>
      <text:p text:style-name="P4">
<text:span text:style-name="T4">
另请阅读：</text:span>
 <text:a xlink:type="simple" xlink:href="https://www.ukrinform.ua/rubric-polytics/3728683-ukraina-za-dopomogou-portugalii-hoce-donesti-pravdu-pro-agresiu-rf-do-krain-latinskoi-ameriki.html" text:style-name="Internet_20_link" text:visited-style-name="Visited_20_Internet_20_Link">
乌克兰在葡萄牙的帮助下想将俄罗斯联邦进步的真相传达给国家<text:span text:style-name="T4">
拉丁语</text:span>
 os America</text:a>
乌克兰与盟友合作，在没有领土妥协的情况下为和平提供广泛的国际支持。</text:p>
      <text:p text:style-name="P4">
乌克兰和西方官员试图团结一个广泛的联盟 - 抓住大国，那些决定不向乌克兰提供军事援助，以不对俄罗斯联邦实施制裁，以加强纳莫斯瓦的外交压力。</text:p>
      <text:p text:style-name="P4">
据报道，西班牙总理<text:a xlink:type="simple" xlink:href="https://www.ukrinform.ua/rubric-polytics/3729513-premer-ispanii-vidvidae-ukrainu-v-persij-den-golovuvanna-v-radi-es.html" text:style-name="Internet_20_link" text:visited-style-name="Visited_20_Internet_20_Link">
佩德罗·桑切斯将访问乌克兰</text:a>
在欧盟总统任期的第一天。 乌克兰沃罗迪米尔·泽伦斯基(Volodymyr Zelensky)总统坚信，这是开始就乌克兰在欧盟成员身份进行谈判的历史性时刻。</text:p>
      <text:p text:style-name="P4">
7月1日，西班牙将根据27个成员国之间的轮换剂量开始在欧盟理事会的六年总统任期。</text:p>
      <text:p text:style-name="P4">
<text:span text:style-name="T5">
照片：总统办公室</text:span>
</text:p>
      <text:p text:style-name="P4">
News Source: <text:a xlink:type="simple" xlink:href="https://www.ukrinform.ua/rubric-polytics/3729998-ukraina-spodivaetsa-na-dopomogu-ispanii-sob-otrimati-vpliv-u-latinskij-americi-zelenskij.html" text:style-name="Internet_20_link" text:visited-style-name="Visited_20_Internet_20_Link">
https://www.ukrinform.ua/rubric-polytics/3729998-ukraina-spodivaetsa-na-dopomogu-ispanii-sob-otrimati-vpliv-u-latinskij-americi-zelenskij.html</text:a>
</text:p>
      <!--NEWS-->
      <text:h text:style-name="P10" text:outline-level="1">
<text:span text:style-name="T4">
武装部队总参谋部：白天与敌人战斗31</text:span>
</text:h>
      <text:p text:style-name="P4">
作者: ['АРМІЯINFORM']</text:p>
      <text:p text:style-name="P4">
时间: 2023-06-30T30:00:00-04:00</text:p>
      <text:p text:style-name="P4">
描述: 对手我做了Zoservilu，Bakhmutsky的Limansky的基本Zuill，与乌克兰2022年的战争，与乌克兰的最新新闻战争，今天与乌克兰2022年的新闻战争，乌克兰和俄罗斯之间的战争以及俄罗斯之间的战争，以及俄罗斯之间的战争他们说，乌克兰在2022年是否会有一年的时间，在不久的将来是否会与乌克兰进行战争</text:p>
      <text:p text:style-name="P4">
图片: ['<text:a xlink:type="simple" xlink:href="https://armyinform.com.ua/wp-content/uploads/2023/06/01000000-0aff-0242-1cc0-08db6f71b5b9_w1023_r1_s.webp" text:style-name="Internet_20_link" text:visited-style-name="Visited_20_Internet_20_Link">
01000000-0aff-0242-1cc0-08db6f71b5b9_w1023_r1_s.webp</text:a>
']</text:p>
      <text:p text:style-name="P4">
标签: ['ГЕНЕРАЛЬНИЙ ШТАБ ЗС УКРАЇНИ', 'ОПЕРАТИВНА ІНФОРМАЦІЯ']</text:p>
      <text:p text:style-name="P4">
类别: News</text:p>
      <!--METADATA-->
      <text:p text:style-name="P4">
<draw:frame draw:style-name="fr1" draw:name="Image254" text:anchor-type="as-char" svg:width="6.9236in" svg:height="3.891564in" draw:z-index="0">
<draw:image xlink:href="../ConvertedIMGs/AРМІЯINFORM/2023-06-30T30-00-00-04-00/01000000-0aff-0242-1cc0-08db6f71b5b9_w1023_r1_s.png" xlink:type="simple" xlink:show="embed" xlink:actuate="onLoad" draw:mime-type="image/png"/>
</draw:frame>
敌人继续集中在利马，巴赫穆特塔玛林的指示和激烈的战斗中的基本努力正在进行中。 白天，发生了31场战斗。</text:p>
      <text:p text:style-name="P4">
关于它<text:a xlink:type="simple" xlink:href="https://www.facebook.com/GeneralStaff.ua/posts/pfbid02vRo36iFR9f8cmGE27LBzpMwo5Akh3tHTS1qfcQsm8XpfrmzdRSaCW1YTpPUXWCERl" text:style-name="Internet_20_link" text:visited-style-name="Visited_20_Internet_20_Link">
报告</text:a>
武装部队的总人员在运营信息中。</text:p>
      <text:p text:style-name="P4">
在利马和巴赫穆特的指示中，敌人在罗兹多利夫卡，比格里维卡和巴赫穆特附近做出了不成功的进攻。 同样，在航空的支持下，敌人在阿维迪夫地区没有成功的进攻行动。</text:p>
      <text:p text:style-name="P4">
在马林因斯基的方向上，我们的后卫在Marinka和Viceda和Novomikhailivka地区击退了敌人的所有袭击。</text:p>
      <text:p text:style-name="P4">
在矿物方向上，敌人在诺瓦米卡利夫卡地区未能成功。 Nazaposhzhi和Kherson的指示 - 集中于导航我们部队的基本努力。</text:p>
      <text:p text:style-name="P4">
News Source: <text:a xlink:type="simple" xlink:href="https://armyinform.com.ua/2023/06/30/genshtab-zsu-protyagom-doby-vidbulosya-31-bojove-zitknennya-z-vorogom/" text:style-name="Internet_20_link" text:visited-style-name="Visited_20_Internet_20_Link">
https://armyinform.com.ua/2023/06/30/genshtab-zsu-protyagom-doby-vidbulosya-31-bojove-zitknennya-z-vorogom/</text:a>
</text:p>
      <!--NEWS-->
      <text:h text:style-name="P10" text:outline-level="1">
<text:span text:style-name="T4">
乌克兰防守者每天消除了560名入侵者，摧毁了11个手工艺系统和6个BBM</text:span>
</text:h>
      <text:p text:style-name="P4">
作者: ['АРМІЯINFORM']</text:p>
      <text:p text:style-name="P4">
时间: 2023-06-30T32:00:00-04:00</text:p>
      <text:p text:style-name="P4">
描述: Zagalni Boyov，在02/24/22至06/30/23 Orintovo成为：...与乌克兰2022的战争，与乌克兰的战争，今天与乌克兰的最新消息，今天与乌克兰的新闻战争，今天与乌克兰的新闻战争，今天，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6/21884e77-f237-44fb-9995-47954b22b0be-scaled.jpg" text:style-name="Internet_20_link" text:visited-style-name="Visited_20_Internet_20_Link">
21884e77-f237-44fb-9995-47954b22b0be-scaled.jpg</text:a>
']</text:p>
      <text:p text:style-name="P4">
标签: ['АГРЕСІЯ РФ', 'ВТОРГНЕННЯ РФ', 'ВТРАТИ ВОРОГА', 'ГШ ЗСУ']</text:p>
      <text:p text:style-name="P4">
类别: News</text:p>
      <!--METADATA-->
      <text:p text:style-name="P4">
<draw:frame draw:style-name="fr1" draw:name="Image255" text:anchor-type="as-char" svg:width="6.9236in" svg:height="6.987066in" draw:z-index="0">
<draw:image xlink:href="../Images/AРМІЯINFORM/2023-06-30T32-00-00-04-00/21884e77-f237-44fb-9995-47954b22b0be-scaled.jpg" xlink:type="simple" xlink:show="embed" xlink:actuate="onLoad" draw:mime-type="image/jpeg"/>
</draw:frame>
从24.02.22到30.06.23的敌人的总损失将定向：</text:p>
      <text:p text:style-name="P4">
<text:span text:style-name="T4">
<text:span text:style-name="T5">
人员 -  </text:span>
* 228340(+560)淘汰的人</text:span>
<text:span text:style-name="T5">
坦克 -  </text:span>
<text:span text:style-name="T5">
 4041(+3)</text:span>
<text:span text:style-name="T4">
战斗装甲车 -  </text:span>
 7863(+6)<text:span text:style-name="T4">
<text:span text:style-name="T5">
炮兵系统 -  </text:span>
<text:span text:style-name="T5">
 4127(+11)</text:span>
 </text:span>
 rszv- <text:span text:style-name="T4">
 630(+3)</text:span>
<text:span text:style-name="T5">
防空 -  </text:span>
<text:span text:style-name="T5">
 389(+1)</text:span>
<text:span text:style-name="T4">
飞机 -  </text:span>
 315(0)<text:span text:style-name="T4">
<text:span text:style-name="T5">
直升机 -  </text:span>
* 308(0)</text:span>
<text:span text:style-name="T5">
无人机手术战术水平 -  </text:span>
<text:span text:style-name="T5">
 3519(+6)</text:span>
<text:span text:style-name="T4">
有翼的导弹 -  </text:span>
 1261(0)<text:span text:style-name="T4">
<text:span text:style-name="T5">
船 /船 -  </text:span>
* 18(0)</text:span>
<text:span text:style-name="T5">
汽车设备和坦克 -  </text:span>
<text:span text:style-name="T5">
 6785(+5)</text:span>
<text:span text:style-name="T4">
特殊技术 -  </text:span>
 56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0.06.23。</text:p>
      <text:p text:style-name="P4">
News Source: <text:a xlink:type="simple" xlink:href="https://armyinform.com.ua/2023/06/30/ukrayinski-zahysnyky-za-dobu-likviduvaly-560-okupantiv-znyshhyly-11-artsystem-i-6-bbm/" text:style-name="Internet_20_link" text:visited-style-name="Visited_20_Internet_20_Link">
https://armyinform.com.ua/2023/06/30/ukrayinski-zahysnyky-za-dobu-likviduvaly-560-okupantiv-znyshhyly-11-artsystem-i-6-bbm/</text:a>
</text:p>
      <!--NEWS-->
      <text:h text:style-name="P10" text:outline-level="1">
<text:span text:style-name="T4">
乌克兰南部的空军摧毁了10个“ shahmed”</text:span>
</text:h>
      <text:p text:style-name="P4">
作者: ['АРМІЯINFORM']</text:p>
      <text:p text:style-name="P4">
时间: 2023-06-30T34:00:00-04:00</text:p>
      <text:p text:style-name="P4">
描述: UONCH 30 WORM 2023 ROCK ROSISKCCY PIAPPTS袭击了乌克兰病房...与乌克兰2022年的战争，今天与乌克兰的最新消息，今天与乌克兰的新闻，乌克兰2022年上次与乌克兰的新闻战，乌克兰和俄罗斯与俄罗斯之间的战争以及与乌克兰的战争之间的战争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6/ppo2.jpg" text:style-name="Internet_20_link" text:visited-style-name="Visited_20_Internet_20_Link">
ppo2.jpg</text:a>
']</text:p>
      <text:p text:style-name="P4">
标签: ['SHAHED-136/131', 'АГРЕСІЯ РФ', 'ВТОРГНЕННЯ РФ', 'КОМАНДУВАННЯ ПОВІТРЯНИХ СИЛ ЗСУ', 'ППО ЗСУ']</text:p>
      <text:p text:style-name="P4">
类别: News</text:p>
      <!--METADATA-->
      <text:p text:style-name="P4">
<draw:frame draw:style-name="fr1" draw:name="Image256" text:anchor-type="as-char" svg:width="6.9236in" svg:height="3.606042in" draw:z-index="0">
<draw:image xlink:href="../Images/AРМІЯINFORM/2023-06-30T34-00-00-04-00/ppo2.jpg" xlink:type="simple" xlink:show="embed" xlink:actuate="onLoad" draw:mime-type="image/jpeg"/>
</draw:frame>
2023年6月30日，俄罗斯入侵者从东南方向袭击了乌克兰。 空军防空部队防空部队的部队和乌克兰国防部队其他组成部分的防空部队摧毁了13个冲击Droneshaned 136/131中的10。</text:p>
      <text:p text:style-name="P4">
关于它<text:a xlink:type="simple" xlink:href="https://t.me/kpszsu/2946" text:style-name="Internet_20_link" text:visited-style-name="Visited_20_Internet_20_Link">
报告</text:a>
武装部队司令部。</text:p>
      <text:p text:style-name="P4">
伊朗生产的第13台无人机 - 卡米卡尔兹(Kamikaldze)制造(Primorsko -Akharsk)和S-300 SPRS的4份托管导弹。</text:p>
      <text:p text:style-name="P4">
Zaporizhzhya地区的军事和基础设施已受到袭击。</text:p>
      <text:p text:style-name="P4">
维克蒂安(Victims)，当地军事行政部门将被告知后果。</text:p>
      <text:p text:style-name="P4">
News Source: <text:a xlink:type="simple" xlink:href="https://armyinform.com.ua/2023/06/30/syly-ppo-na-pivdni-ukrayiny-znyshhyly-10-shahediv/" text:style-name="Internet_20_link" text:visited-style-name="Visited_20_Internet_20_Link">
https://armyinform.com.ua/2023/06/30/syly-ppo-na-pivdni-ukrayiny-znyshhyly-10-shahediv/</text:a>
</text:p>
      <!--NEWS-->
      <text:h text:style-name="P10" text:outline-level="1">
<text:span text:style-name="T4">
在乌克兰沉默的时刻</text:span>
</text:h>
      <text:p text:style-name="P4">
作者: ['АРМІЯINFORM']</text:p>
      <text:p text:style-name="P4">
时间: 2023-06-30T3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7" text:anchor-type="as-char" svg:width="6.9236in" svg:height="3.895992in" draw:z-index="0">
<draw:image xlink:href="../Images/AРМІЯINFORM/2023-06-30T36-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30/v-ukrayini-hvylyna-movchannya/" text:style-name="Internet_20_link" text:visited-style-name="Visited_20_Internet_20_Link">
https://armyinform.com.ua/2023/06/30/v-ukrayini-hvylyna-movchannya/</text:a>
</text:p>
      <!--NEWS-->
      <text:h text:style-name="P10" text:outline-level="1">
<text:span text:style-name="T4">
夜间的O-300导弹袭击了Zaporizhzhia地区Yuri Ignat的基础设施</text:span>
</text:h>
      <text:p text:style-name="P4">
作者: ['Григорій Мазур']</text:p>
      <text:p text:style-name="P4">
时间: 2023-06-30T38:00:00-04:00</text:p>
      <text:p text:style-name="P4">
描述: 对于Rozkish的养老金，遥远的人的居民是一个飞跃的Zbriyu。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2/11/yurij-ignat-1.jpg" text:style-name="Internet_20_link" text:visited-style-name="Visited_20_Internet_20_Link">
yurij-ignat-1.jpg</text:a>
']</text:p>
      <text:p text:style-name="P4">
标签: ['ЄДИНІ НОВИНИ', 'ЗАПОРІЖЖЯ', 'С-300', 'ЮРІЙ ІГНАТ']</text:p>
      <text:p text:style-name="P4">
类别: News</text:p>
      <!--METADATA-->
      <text:p text:style-name="P4">
<draw:frame draw:style-name="fr1" draw:name="Image258" text:anchor-type="as-char" svg:width="6.9236in" svg:height="4.361868in" draw:z-index="0">
<draw:image xlink:href="../Images/AРМІЯINFORM/2023-06-30T38-00-00-04-00/yurij-ignat-1.jpg" xlink:type="simple" xlink:show="embed" xlink:actuate="onLoad" draw:mime-type="image/jpeg"/>
</draw:frame>
乌克兰空军的尤里·伊格纳修斯空军上校。</text:p>
      <text:p text:style-name="P4">
对于占用者来说，奢侈品不断地使用较长的距离和高度精确的武器引人注目。 Yuriy Ignat上校，是武装部队武装部队武装部队武装部队武装部队武装部队武装部队空军的发言人。 因此，据他介绍，旨在用于防空的俄罗斯C-300和C-400越来越多地用于炮击乌克兰城市。</text:p>
      <text:p text:style-name="P4">
-Yuri Ignatus说，夜间的O-300导弹袭击了Zaporizhzhia地区的基础设施。  - 我们知道，俄罗斯人将有成千上万的导弹。 因此，销毁起始装置本身更为合理。 我们的军事飞行员和炮兵以相同的方式参与。 正是我们在武装部队总参谋部的报告中介绍了这一统计数据。 每天，我们的后卫摧毁了许多这样的目标。</text:p>
      <text:p text:style-name="P4">
该官员强调，我们需要从合作伙伴那里提供更精确的武器，以使敌人不能恐吓乌克兰人口。</text:p>
      <text:p text:style-name="P4">
尤里·伊格纳特(Yuri Ignat)还报道说，今晚俄罗斯军队在13个无人机 - 卡米卡德兹(Kamikadze Iranian)生产沙赫德(Shahd)的帮助下遭到了袭击。 我们的部队被我们部队的防空标签摧毁。</text:p>
      <text:p text:style-name="P4">
News Source: <text:a xlink:type="simple" xlink:href="https://armyinform.com.ua/2023/06/30/raketamy-s-300-vnochi-protyvnyk-atakuvav-obyekty-infrastruktury-u-zaporizkij-oblasti-yurij-ignat/" text:style-name="Internet_20_link" text:visited-style-name="Visited_20_Internet_20_Link">
https://armyinform.com.ua/2023/06/30/raketamy-s-300-vnochi-protyvnyk-atakuvav-obyekty-infrastruktury-u-zaporizkij-oblasti-yurij-ignat/</text:a>
</text:p>
      <!--NEWS-->
      <text:h text:style-name="P10" text:outline-level="1">
<text:span text:style-name="T4">
乌克兰国家队在III欧洲奥运会的队伍中排名第三</text:span>
</text:h>
      <text:p text:style-name="P4">
作者: Ukrinform (Person)</text:p>
      <text:p text:style-name="P4">
出版商: Укринформ (Organization)</text:p>
      <text:p text:style-name="P4">
出版时间: 2023-06-30T3:54:29+03:00</text:p>
      <text:p text:style-name="P4">
修改时间: 2023-06-30T21:54:29+03:00</text:p>
      <text:p text:style-name="P4">
描述: 在克拉科夫（波兰）III欧洲奥运会正在进行中。  - 乌克林。</text:p>
      <text:p text:style-name="P4">
图片: ['<text:a xlink:type="simple" xlink:href="https://static.ukrinform.com/photos/2023_06/thumb_files/630_360_1688151228-392.jpg" text:style-name="Internet_20_link" text:visited-style-name="Visited_20_Internet_20_Link">
630_360_16881...</text:a>
']</text:p>
      <text:p text:style-name="P4">
标签: ['Європейські ігри']</text:p>
      <text:p text:style-name="P4">
类型: Article</text:p>
      <!--METADATA-->
      <text:p text:style-name="P4">
<draw:frame draw:style-name="fr1" draw:name="Image259" text:anchor-type="as-char" svg:width="6.9236in" svg:height="3.956343in" draw:z-index="0">
<draw:image xlink:href="../Images/yкринформ/2023-06-30T3-54-29-03-00/630_360_1688151228-392.jpg" xlink:type="simple" xlink:show="embed" xlink:actuate="onLoad" draw:mime-type="image/jpeg"/>
</draw:frame>
在克拉科夫(波兰)III欧洲奥运会正在进行。</text:p>
      <text:p text:style-name="P4">
在将于7月2日结束的比赛的总体排名中，预制质主义者的负责人，其中79个奖项是资产(24-金，23-银，32-青铜)，报道乌克林福姆。</text:p>
      <text:p text:style-name="P4">
在第二个位置 - 西班牙运动员-49(19、13、17).</text:p>
      <text:p text:style-name="P4">
Третє місце у списку посідає збірна України - 36 (19、10、7).</text:p>
      <text:p text:style-name="P4">
До топ-10 також входять Німеччина - 47 (14、11、22)，法国-50(13，14,23)，波兰-40(11、17、12)，英国-36(9、6、21)，匈牙利-25(7、8、10)，荷兰-16(7、5、4)和奥地利-17(7、4、6).</text:p>
      <text:p text:style-name="P4">
<text:span text:style-name="T4">
Читайте також:</text:span>
 <text:a xlink:type="simple" xlink:href="https://www.ukrinform.ua/rubric-sports/3729939-hiznak-vijsov-u-final-bokserskogo-turniru-evropejskih-igor.html" text:style-name="Internet_20_link" text:visited-style-name="Visited_20_Internet_20_Link">
 Хижняк вийшов у фінал боксерського турніру Європейськихігор </text:a>
应当指出的是，在2019年的第一场欧洲奥运会上，乌克兰人赢得了51个Nahoroda(16、17、18).</text:p>
      <text:p text:style-name="P4">
Фото: EOC.</text:p>
      <text:p text:style-name="P4">
News Source: <text:a xlink:type="simple" xlink:href="https://www.ukrinform.ua/rubric-sports/3730001-zbirna-ukraini-utrimue-tretu-poziciu-u-komandnomu-zaliku-iii-evropejskih-igor.html" text:style-name="Internet_20_link" text:visited-style-name="Visited_20_Internet_20_Link">
https://www.ukrinform.ua/rubric-sports/3730001-zbirna-ukraini-utrimue-tretu-poziciu-u-komandnomu-zaliku-iii-evropejskih-igor.html</text:a>
</text:p>
      <!--NEWS-->
      <text:h text:style-name="P10" text:outline-level="1">
<text:span text:style-name="T4">
俄罗斯联邦法院的“判决”并不是吸引捍卫者以交换的障碍 - 协调总部</text:span>
</text:h>
      <text:p text:style-name="P4">
作者: ['АРМІЯINFORM']</text:p>
      <text:p text:style-name="P4">
时间: 2023-06-30T40:00:00-04:00</text:p>
      <text:p text:style-name="P4">
描述: 在协调的总部，Zustinich Zustinch与Rodinov的不请自来在一起，正在全面展开...与乌克兰2022年的战争，与乌克兰的最新消息，今天与乌克兰2022年的新闻战争，今天，乌克兰和俄罗斯和俄罗斯，俄罗斯，俄罗斯，俄罗斯，俄罗斯，俄罗斯的战争都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00041f10-0d39-431c-aac4-1c5aa9a0051b.jpg" text:style-name="Internet_20_link" text:visited-style-name="Visited_20_Internet_20_Link">
00041f10-0d39-431c-aac4-1c5aa9a0051b.jpg</text:a>
']</text:p>
      <text:p text:style-name="P4">
标签: ['ВІЙСЬКОВОПОЛОНЕНІ', 'КООРДИНАЦІЙНИЙ ШТАБ', 'ОБМІН ПОЛОНЕНИМИ']</text:p>
      <text:p text:style-name="P4">
类别: News</text:p>
      <!--METADATA-->
      <text:p text:style-name="P4">
<draw:frame draw:style-name="fr1" draw:name="Image260" text:anchor-type="as-char" svg:width="6.9236in" svg:height="3.888755in" draw:z-index="0">
<draw:image xlink:href="../Images/AРМІЯINFORM/2023-06-30T40-00-00-04-00/00041f10-0d39-431c-aac4-1c5aa9a0051b.jpg" xlink:type="simple" xlink:show="embed" xlink:actuate="onLoad" draw:mime-type="image/jpeg"/>
</draw:frame>
协调总部与一个单独的海洋步兵旅的失踪音乐家的家属以米哈伊尔·比利恩斯基(Mikhail Bilynsky)的名字命名。</text:p>
      <text:p text:style-name="P4">
关于它<text:a xlink:type="simple" xlink:href="https://t.me/Koord_shtab/1402" text:style-name="Internet_20_link" text:visited-style-name="Visited_20_Internet_20_Link">
报告</text:a>
询问战俘的询问总部。</text:p>
      <text:p text:style-name="P4">
员工代表回答了亲戚的问题，指出，违反我们辩护人的假犯罪案件，或者所谓的侵略者国家法院的“刑期”并不是我们被告参与被告人的障碍。交换过程。</text:p>
      <text:p text:style-name="P4">
克里姆林宫对到达的脆弱地位和近距战俘来影响乌克兰保护协会免受这种影响的影响，提出了其他问题。</text:p>
      <text:p text:style-name="P4">
News Source: <text:a xlink:type="simple" xlink:href="https://armyinform.com.ua/2023/06/30/vyroky-sudiv-rf-ne-ye-pereshkodoyu-dlya-zaluchennya-zahysnykiv-do-obminu-koordynaczijnyj-shtab/" text:style-name="Internet_20_link" text:visited-style-name="Visited_20_Internet_20_Link">
https://armyinform.com.ua/2023/06/30/vyroky-sudiv-rf-ne-ye-pereshkodoyu-dlya-zaluchennya-zahysnykiv-do-obminu-koordynaczijnyj-shtab/</text:a>
</text:p>
      <!--NEWS-->
      <text:h text:style-name="P10" text:outline-level="1">
<text:span text:style-name="T4">
一年前，即2022年6月30日，乌克兰的安全与国防军释放了蛇岛</text:span>
</text:h>
      <text:p text:style-name="P4">
作者: ['АРМІЯINFORM']</text:p>
      <text:p text:style-name="P4">
时间: 2023-06-30T42:00:00-04:00</text:p>
      <text:p text:style-name="P4">
描述: 蛇的主权签名弹式杂志是荣耀，没有妻子……与乌克兰2022年的战争，今天与乌克兰的最新新闻，今天与乌克兰2022年的新闻战争，今天会有一场战争，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6/2748678-1-e1679061845731.jpg" text:style-name="Internet_20_link" text:visited-style-name="Visited_20_Internet_20_Link">
2748678-1-e1679061845731.jpg</text:a>
']</text:p>
      <text:p text:style-name="P4">
标签: ['ГУР МІНОБОРОНИ УКРАЇНИ', 'ОСТРІВ ЗМІЇНИЙ']</text:p>
      <text:p text:style-name="P4">
类别: News</text:p>
      <!--METADATA-->
      <text:p text:style-name="P4">
<draw:frame draw:style-name="fr1" draw:name="Image261" text:anchor-type="as-char" svg:width="6.9236in" svg:height="4.460583in" draw:z-index="0">
<draw:image xlink:href="../Images/AРМІЯINFORM/2023-06-30T42-00-00-04-00/2748678-1-e1679061845731.jpg" xlink:type="simple" xlink:show="embed" xlink:actuate="onLoad" draw:mime-type="image/jpeg"/>
</draw:frame>
国家蓝色国旗返回蛇是著名的，没有任何夸张，这是我们国家和军队历史上的里程碑。</text:p>
      <text:p text:style-name="P4">
乌克兰国防部情报局的主要局长，我们所有的战士都为自己计划和实施复杂，多层次，充满特殊操作的巨大风险而感到自豪。</text:p>
      <text:p text:style-name="P4">
蛇的占领破坏了侵略者剥夺乌克兰国家地位的厚脸皮计划。</text:p>
      <text:p text:style-name="P4">
莫斯科独裁统治的领导人自信地相信他们的黑海运行 - 一只铁之手，抓住并抓住了上帝的胡须。 乌克兰战士在肘部搅动这种生锈的结构。</text:p>
      <text:p text:style-name="P4">
乌克兰教育与科学部特种部队和SBU特种作战中心，武装部队武装部队的武装部队，武装部队的武装部队，乌克兰国家边境警卫队的士兵，军事工程师，运营商，运营商“ Baracariv”  - 所有人都翻新了最高的协调和协调量度。</text:p>
      <text:p text:style-name="P4">
<text:span text:style-name="T4">
自由蛇</text:span>
是在黑海西部休息的关键，这是海洋物流的保证，这是乌克兰乌克兰粮食安全的经济稳定元素。</text:p>
      <text:p text:style-name="P4">
<text:span text:style-name="T4">
自由蛇</text:span>
是沉重但胜利的象征。 这将发生在乌克兰土地所占据的所有其他时间。</text:p>
      <text:p text:style-name="P4">
我们记得我们的士兵，他们躺在蛇上 - 靠近圣殿传奇的阿喀琉斯的废墟，流血战斗的地方，是意志力的石头力量之岛。</text:p>
      <text:p text:style-name="P4">
荣耀乌克兰!</text:p>
      <text:p text:style-name="P4">
<text:span text:style-name="T4">
来源：</text:span>
 <text:a xlink:type="simple" xlink:href="https://gur.gov.ua/content/rivno-rik-tomu-30-chervnia-2022-roku-syly-bezpeky-ta-oborony-ukrainy-zvilnyly-ostriv-zmiinyi.html" text:style-name="Internet_20_link" text:visited-style-name="Visited_20_Internet_20_Link">
_gur mou__</text:a>
</text:p>
      <text:p text:style-name="P4">
News Source: <text:a xlink:type="simple" xlink:href="https://armyinform.com.ua/2023/06/30/rivno-rik-tomu-30-chervnya-2022-roku-syly-bezpeky-ta-oborony-ukrayiny-zvilnyly-ostriv-zmiyinyj/" text:style-name="Internet_20_link" text:visited-style-name="Visited_20_Internet_20_Link">
https://armyinform.com.ua/2023/06/30/rivno-rik-tomu-30-chervnya-2022-roku-syly-bezpeky-ta-oborony-ukrayiny-zvilnyly-ostriv-zmiyinyj/</text:a>
</text:p>
      <!--NEWS-->
      <text:h text:style-name="P10" text:outline-level="1">
<text:span text:style-name="T4">
每天用烟火技术中和300多个爆炸性物品</text:span>
</text:h>
      <text:p text:style-name="P4">
作者: ['АРМІЯINFORM']</text:p>
      <text:p text:style-name="P4">
时间: 2023-06-30T44: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text:p>
      <text:p text:style-name="P4">
标签: ['АГРЕСІЯ РФ', 'ДСНС УКРАЇНИ', 'ПІРОТЕХНІЧНІ ПІДРОЗДІЛИ', 'РОЗМІНУВАННЯ']</text:p>
      <text:p text:style-name="P4">
类别: News</text:p>
      <!--METADATA-->
      <text:p text:style-name="P4">
<draw:frame draw:style-name="fr1" draw:name="Image262" text:anchor-type="as-char" svg:width="6.9236in" svg:height="3.89773in" draw:z-index="0">
<draw:image xlink:href="../Images/AРМІЯINFORM/2023-06-30T44-00-00-04-00/rozminuvannya.jpg" xlink:type="simple" xlink:show="embed" xlink:actuate="onLoad" draw:mime-type="image/jpeg"/>
</draw:frame>
说明性照片</text:p>
      <text:p text:style-name="P4">
白天，乌克兰国家服务部门的烟火单位针对非凡的情况<text:span text:style-name="T4">
 127次</text:span>
参与执行Demining任务。</text:p>
      <text:p text:style-name="P4">
关于它<text:a xlink:type="simple" xlink:href="https://dsns.gov.ua/uk/news/nadzvicaini-podiyi/operativna-informaciia-shhodo-roboti-pirotexnicnix-pidrozdiliv-dsns-ukrayini-75" text:style-name="Internet_20_link" text:visited-style-name="Visited_20_Internet_20_Link">
报告</text:a>
乌克兰的Sesu。</text:p>
      <text:p text:style-name="P4">
发现，扣押和中和<text:span text:style-name="T4">
 322个爆炸性受试者</text:span>
，面积为26.93公顷。</text:p>
      <text:p text:style-name="P4">
最常工作的烟火单元工作：在哈尔基夫地区19 899次，基辅地区-8 066，顿涅茨克地区-6 358，Mykolaiv地区-5 300，Kherson地区-5 924 -5 924，Chernihiv地区-4 750区域-1 131。</text:p>
      <text:p text:style-name="P4">
参考：从大规模军事入侵俄罗斯联邦在乌克兰领土上，<text:span text:style-name="T4">
 406 080扑灭物体</text:span>
和2 891千克爆炸性物质，包括343个航空炸弹。 调查了90多个701公顷的领土。</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30/ponad-300-vybuhonebezpechnyh-predmetiv-zneshkodyly-pirotehniky-za-dobu-2/" text:style-name="Internet_20_link" text:visited-style-name="Visited_20_Internet_20_Link">
https://armyinform.com.ua/2023/06/30/ponad-300-vybuhonebezpechnyh-predmetiv-zneshkodyly-pirotehniky-za-dobu-2/</text:a>
</text:p>
      <!--NEWS-->
      <text:h text:style-name="P10" text:outline-level="1">
<text:span text:style-name="T4">
总统指出了七名乌克兰军队的“战斗值得交叉”</text:span>
</text:h>
      <text:p text:style-name="P4">
作者: ['АРМІЯINFORM']</text:p>
      <text:p text:style-name="P4">
时间: 2023-06-30T46:00:00-04:00</text:p>
      <text:p text:style-name="P4">
描述: 乌克兰沃迪米尔·泽伦斯基（Volodymyr Zelensky）总裁撰写了自己的第356/2023号法令。当与乌克兰的战争将在不久的将来与乌克兰发生战争时，与乌克兰的战争，今天与乌克兰的战争，今天的乌克兰新闻，乌克兰的乌克兰媒体新闻俄罗斯的乌克兰新闻将在俄罗斯</text:p>
      <text:p text:style-name="P4">
图片: ['<text:a xlink:type="simple" xlink:href="https://armyinform.com.ua/wp-content/uploads/2023/06/hrest-boyovih-zaslug.jpg" text:style-name="Internet_20_link" text:visited-style-name="Visited_20_Internet_20_Link">
hrest-boyovih-zaslug.jpg</text:a>
']</text:p>
      <text:p text:style-name="P4">
标签: ['УКАЗ ПРЕЗИДЕНТА УКРАЇНИ']</text:p>
      <text:p text:style-name="P4">
类别: News</text:p>
      <!--METADATA-->
      <text:p text:style-name="P4">
<draw:frame draw:style-name="fr1" draw:name="Image263" text:anchor-type="as-char" svg:width="6.9236in" svg:height="3.871909in" draw:z-index="0">
<draw:image xlink:href="../Images/AРМІЯINFORM/2023-06-30T46-00-00-04-00/hrest-boyovih-zaslug.jpg" xlink:type="simple" xlink:show="embed" xlink:actuate="onLoad" draw:mime-type="image/jpeg"/>
</draw:frame>
乌克兰沃罗迪米尔Zelenskyy总裁及其法令<text:a xlink:type="simple" xlink:href="https://www.president.gov.ua/documents/3562023-47169" text:style-name="Internet_20_link" text:visited-style-name="Visited_20_Internet_20_Link">
第356/2023号</text:a>
他庆祝了州奖<text:a xlink:type="simple" xlink:href="https://armyinform.com.ua/2022/06/28/vidznaka-hrest-bojovyh-zaslug-cze-vidrodzhennya-vijskovyh-tradyczij-ukrayinskogo-narodu/" text:style-name="Internet_20_link" text:visited-style-name="Visited_20_Internet_20_Link">
“优异的交叉”</text:a>
乌克兰的捍卫者。</text:p>
      <text:p text:style-name="P4">
该奖项获得“乌克兰在国家保护和领土上的著名个人服务，对乌克兰人民的无私服务，对军事宣誓的忠诚。”</text:p>
      <text:p text:style-name="P4">
<text:span text:style-name="T4">
乌克兰总统“战斗胜利”的荣誉</text:span>
 <text:span text:style-name="T4">
授予：</text:span>
</text:p>
      <text:p text:style-name="P4">
Dmitry Vladimirovich-高级中士</text:p>
      <text:p text:style-name="P4">
Kozachenko Galina Valentinovna-高级中士</text:p>
      <text:p text:style-name="P4">
Kolivka Sergey Anatoliyovych-士兵</text:p>
      <text:p text:style-name="P4">
Krasovsky Vasily Nikolaevich-上校</text:p>
      <text:p text:style-name="P4">
Kuzmenko Bohdan Konstantinovich-专业</text:p>
      <text:p text:style-name="P4">
Lukashevich Ivan Vladimirovich-上校</text:p>
      <text:p text:style-name="P4">
Ursatia Ivan Olegovich-专业。</text:p>
      <text:p text:style-name="P4">
News Source: <text:a xlink:type="simple" xlink:href="https://armyinform.com.ua/2023/06/30/prezydent-vidznachyv-hrestom-bojovyh-zaslug-simoh-ukrayinskyh-vijskovyh/" text:style-name="Internet_20_link" text:visited-style-name="Visited_20_Internet_20_Link">
https://armyinform.com.ua/2023/06/30/prezydent-vidznachyv-hrestom-bojovyh-zaslug-simoh-ukrayinskyh-vijskovyh/</text:a>
</text:p>
      <!--NEWS-->
      <text:h text:style-name="P10" text:outline-level="1">
<text:span text:style-name="T4">
在乌克兰，自7月1日以来，将引入四个飞行员地区的资深助理研究所</text:span>
</text:h>
      <text:p text:style-name="P4">
作者: ['АРМІЯINFORM']</text:p>
      <text:p text:style-name="P4">
时间: 2023-06-30T48:00:00-04:00</text:p>
      <text:p text:style-name="P4">
描述: Pilotnita Stracks 1 Lipnya在Chotirokh地区 -  Vinnitsy，Dnipropetrovskiy，...与乌克兰2022年的战争，与乌克兰的最新新闻，与乌克兰2022年的新闻战争，与乌克兰2022年的新闻战争最后一次为乌克兰和俄罗斯和俄罗斯与乌克兰战争，乌克兰与2022年，乌克兰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6/pidtrymka-veteraniv.jpg" text:style-name="Internet_20_link" text:visited-style-name="Visited_20_Internet_20_Link">
pidtrymka-veteraniv.jpg</text:a>
']</text:p>
      <text:p text:style-name="P4">
标签: ['ВОЄННИЙ СТАН', 'ІНСТИТУТ ПОМІЧНИКА ВЕТЕРАНА', 'МІНВЕТЕРАНІВ', 'СОЦІАЛЬНИЙ ЗАХИСТ']</text:p>
      <text:p text:style-name="P4">
类别: News</text:p>
      <!--METADATA-->
      <text:p text:style-name="P4">
<draw:frame draw:style-name="fr1" draw:name="Image264" text:anchor-type="as-char" svg:width="6.9236in" svg:height="3.723238in" draw:z-index="0">
<draw:image xlink:href="../Images/AРМІЯINFORM/2023-06-30T48-00-00-04-00/pidtrymka-veteraniv.jpg" xlink:type="simple" xlink:show="embed" xlink:actuate="onLoad" draw:mime-type="image/jpeg"/>
</draw:frame>
试点项目将于7月1日从四个地区开始 -  Vinnytsia，Dnipropetrovsk，Lviv，Mykolaiv。 这些将是专门为社区代表的相关权力而准备的，他们将能够适应乌克兰的捍卫者和捍卫者，以适应从战线返回后的平民生活。 为了获得适当的服务和社交范围，要接受高级培训计划并为您找到工作，这将来自退伍军人带来的所有需求 - 必须找到该助手的工作和支持。</text:p>
      <text:p text:style-name="P4">
关于它<text:a xlink:type="simple" xlink:href="https://mva.gov.ua/ua/news/yuliya-laputina-minveteraniv-z-1-lipnya-pochinaye-vprovadzhuvati-institut-pomichnika-veterana-u-chotiroh-pilotnih-regionah" text:style-name="Internet_20_link" text:visited-style-name="Visited_20_Internet_20_Link">
报告</text:a>
乌克兰Yulialaputin的退伍军人部长在统一新闻马拉松现场直播期间。</text:p>
      <text:p text:style-name="P4">
“试点项目中的资深助手总数为<text:span text:style-name="T4">
 400人</text:span>
。申请和竞争性选择候选人将使用现代数字决策通过信息[Portal-Veteran]进行。(https://eveteran.gov.ua/). Пріоритет у відборі надаватиметьсяветеранам й ветеранкам, членам їхніх сімей, а також членам родин загиблихвоїнів, які готові за принципом “рівний-рівному” допомагати демобілізованимзахисникам і захисницям», — розповіла Юлія Лапутіна.</text:p>
      <text:p text:style-name="P4">
Майбутніх помічників ветерана готуватимуть у центрах ветеранського розвитку набазі визначених закладів вищої освіти. Один з таких центрів вже відкрито умісті Дніпро на базі Університету митної справи та фінансів. А у партнерстві зМіносвіти розроблені спеціальні навчальні програми для підготовки фахівців ізсупроводу ветеранів війни та членів їхніх родин.</text:p>
      <text:p text:style-name="P4">
Пілотний проєкт триватиме до кінця поточного року, надалі буде поширений повсій території України.</text:p>
      <text:p text:style-name="P4">
News Source: <text:a xlink:type="simple" xlink:href="https://armyinform.com.ua/2023/06/30/v-ukrayini-z-1-lypnya-pochnut-vprovadzhuvaty-instytut-pomichnyka-veterana-u-chotyroh-pilotnyh-regionah/" text:style-name="Internet_20_link" text:visited-style-name="Visited_20_Internet_20_Link">
https://armyinform.com.ua/2023/06/30/v-ukrayini-z-1-lypnya-pochnut-vprovadzhuvaty-instytut-pomichnyka-veterana-u-chotyroh-pilotnyh-regionah/</text:a>
</text:p>
      <!--NEWS-->
      <text:h text:style-name="P10" text:outline-level="1">
<text:span text:style-name="T4">
俄罗斯黑客向武装部队军队发送有关假期的假信</text:span>
</text:h>
      <text:p text:style-name="P4">
作者: Ukrinform (Person)</text:p>
      <text:p text:style-name="P4">
出版商: Укринформ (Organization)</text:p>
      <text:p text:style-name="P4">
出版时间: 2023-06-30T4:56:00+03:00</text:p>
      <text:p text:style-name="P4">
修改时间: 2023-06-30T21:56:00+03:00</text:p>
      <text:p text:style-name="P4">
描述: 俄罗斯人进行了身体攻击，向据称与军人假期增加有关的E -Mail地址发送信件。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Фейк', 'Кібербезпека', 'Хакери', 'Військові', 'Лист', 'Відпустка', 'Війна з Росією']</text:p>
      <text:p text:style-name="P4">
类型: Article</text:p>
      <!--METADATA-->
      <text:p text:style-name="P4">
<draw:frame draw:style-name="fr1" draw:name="Image265" text:anchor-type="as-char" svg:width="6.9236in" svg:height="3.956343in" draw:z-index="0">
<draw:image xlink:href="../Images/yкринформ/2023-06-30T4-56-00-03-00/630_360_1597991697-815.jpg" xlink:type="simple" xlink:show="embed" xlink:actuate="onLoad" draw:mime-type="image/jpeg"/>
</draw:frame>
俄罗斯人正在进行医学攻击，向E -Mail地址发送信件，据称该地址的增加增加了服务人员的假期。</text:p>
      <text:p text:style-name="P4">
关于<text:a xlink:type="simple" xlink:href="http://t.me/AFUStratCom/18737" text:style-name="Internet_20_link" text:visited-style-name="Visited_20_Internet_20_Link">
电报</text:a>
乌克林福姆报道，他告知武装部队的战略沟通。</text:p>
      <text:p text:style-name="P4">
消息写道：“敌人对已安装的E -Mail地址进行网络钓鱼攻击。请勿打开此类信件，也不要单击添加到字母中的文件和信件中的链接。”</text:p>
      <text:p text:style-name="P4">
Stratcom发表了这样一封信的屏幕，其中列出了该主题 - 据称是主要精液彼得罗夫的作者身份的“增加服务的假期”。</text:p>
      <text:p text:style-name="P4">
该消息指出，第9342号法律有关附加费和[军事]收据的增加(https://www.ukrinform.ua/tag-vijskovi)据称，由沃迪米尔·泽伦斯基(Volodymyr Zelenskyy)总统签署的，据称在国防部网站上包含有关链接的网站。</text:p>
      <text:p text:style-name="P4">
<text:span text:style-name="T4">
另请阅读：</text:span>
 <text:a xlink:type="simple" xlink:href="https://www.ukrinform.ua/rubric-technology/3726316-hakeri-z-rf-namagautsa-otrimati-dostup-do-postovih-skrinok-koristuvaciv-ukrnet.html" text:style-name="Internet_20_link" text:visited-style-name="Visited_20_Internet_20_Link">
来自俄罗斯联邦的黑客攻击用户的邮箱</text:a>
“请注意一个像网络钓鱼之类的信。 如果该信已到达电子邮件地址，请告知相关的网络安全和富裕细分，请向网络界的响应团队提供此信息<text:a xlink:type="simple" xlink:href="http://cert.gov.ua/contact-us" text:style-name="Internet_20_link" text:visited-style-name="Visited_20_Internet_20_Link">
https://cert.gov.ua/contact-us</text:a>
”， - 在Stratcom中跑。</text:p>
      <text:p text:style-name="P4">
据报道，6月初，Stratkou警告说，俄罗斯部队在信息和心理行动中行事。</text:p>
      <text:p text:style-name="P4">
News Source: <text:a xlink:type="simple" xlink:href="https://www.ukrinform.ua/rubric-ato/3730002-rosijski-hakeri-rozsilaut-fejkovi-listi-pro-vidpustki-dla-vijskovih-zsu.html" text:style-name="Internet_20_link" text:visited-style-name="Visited_20_Internet_20_Link">
https://www.ukrinform.ua/rubric-ato/3730002-rosijski-hakeri-rozsilaut-fejkovi-listi-pro-vidpustki-dla-vijskovih-zsu.html</text:a>
</text:p>
      <!--NEWS-->
      <text:h text:style-name="P10" text:outline-level="1">
<text:span text:style-name="T4">
军事公寓：据报道首席执行官</text:span>
</text:h>
      <text:p text:style-name="P4">
作者: ['АРМІЯINFORM']</text:p>
      <text:p text:style-name="P4">
时间: 2023-06-30T50:00:00-04:00</text:p>
      <text:p text:style-name="P4">
描述: 在凯里维尼特娃（Kerivnitva）的过程中，检察官检察官的检察官在辩护辩护时……与乌克兰2022年的战争，与乌克兰的战争是今天的最新消息，今天与乌克兰2022年的新闻战争，今天将有一场战争他们说，在乌克兰和俄罗斯之间以及与乌克兰的战争将在2022年与乌克兰的战争之间</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МОУ', 'СПЕЦІАЛІЗОВАНА ПРОКУРАТУРА У\xa0СФЕРІ ОБОРОНИ']</text:p>
      <text:p text:style-name="P4">
类别: News</text:p>
      <!--METADATA-->
      <text:p text:style-name="P4">
<draw:frame draw:style-name="fr1" draw:name="Image266" text:anchor-type="as-char" svg:width="6.9236in" svg:height="4.615733in" draw:z-index="0">
<draw:image xlink:href="../Images/AРМІЯINFORM/2023-06-30T50-00-00-04-00/77acfef9ac002e47cfc3020e10de49c60959d638.jpg" xlink:type="simple" xlink:show="embed" xlink:actuate="onLoad" draw:mime-type="image/jpeg"/>
</draw:frame>
在企业总局长的涉嫌中，在中部地区的专业检察官办公室的程序指导下。</text:p>
      <text:p text:style-name="P4">
关于它<text:a xlink:type="simple" xlink:href="https://vppnr.gp.gov.ua/ua/news.html" text:style-name="Internet_20_link" text:visited-style-name="Visited_20_Internet_20_Link">
报告</text:a>
中央地区国防部专业检察官办公室的新闻服务</text:p>
      <text:p text:style-name="P4">
调查发现，犯罪嫌疑人拥有“乌克兰荣誉人士”的名称，并没有符合单位参与仓库建设的合同条款，也没有将公寓转移到乌克兰国防部基辅地区领土领土的住宅建筑，并从乌克兰国防部获得了预算资金的履行。以其自身的利益，这使该州造成了300万的利益。</text:p>
      <text:p text:style-name="P4">
审判前调查是由乌克兰州立机构在基辅地区的调查人员进行的。</text:p>
      <text:p text:style-name="P4">
目前正在解决逮捕他的财产的预防措施的嫌疑犯的嫌疑人的问题。</text:p>
      <text:p text:style-name="P4">
《艺术》第5部分的制裁。 乌克兰《刑法》的191是因为挪用，肆虐或通过滥用办公室抓住它，执行了永久性的规模，以从七年到十二年监禁的形式进行惩罚，而剥夺了三个计划的权利几年。没收。</text:p>
      <text:p text:style-name="P4">
News Source: <text:a xlink:type="simple" xlink:href="https://armyinform.com.ua/2023/06/30/kvartyry-dlya-vijskovyh-povidomleno-pro-pidozru-gendyrektoru-pidpryyemstva-zabudovnyka/" text:style-name="Internet_20_link" text:visited-style-name="Visited_20_Internet_20_Link">
https://armyinform.com.ua/2023/06/30/kvartyry-dlya-vijskovyh-povidomleno-pro-pidozru-gendyrektoru-pidpryyemstva-zabudovnyka/</text:a>
</text:p>
      <!--NEWS-->
      <text:h text:style-name="P10" text:outline-level="1">
<text:span text:style-name="T4">
占领者每天攻击乌克兰的九个地区</text:span>
</text:h>
      <text:p text:style-name="P4">
作者: ['АРМІЯINFORM']</text:p>
      <text:p text:style-name="P4">
时间: 2023-06-30T52:00:00-04:00</text:p>
      <text:p text:style-name="P4">
描述: Rosiyski Vissyka在乌克兰9个地区的盛宴上开火。 关于一般军事...与乌克兰2022年的战争，与乌克兰的战争是今天的最新消息，与乌克兰2022年战争的消息是今天的最后一场新闻，乌克兰和俄罗斯之间的战争是否会发生战争在2022年与乌克兰有关，是否会有，是否会在不久的将来与乌克兰发生战争，这是与乌克兰的战争，今天的乌克兰新闻，乌克兰的新闻，乌克兰媒体在俄罗斯的乌克兰新闻</text:p>
      <text:p text:style-name="P4">
图片: ['<text:a xlink:type="simple" xlink:href="https://armyinform.com.ua/wp-content/uploads/2023/06/photo_5256014319685061147_y.jpg" text:style-name="Internet_20_link" text:visited-style-name="Visited_20_Internet_20_Link">
photo_5256014319685061147_y.jpg</text:a>
']</text:p>
      <text:p text:style-name="P4">
标签: ['ВІЙНА', 'ОБСТРІЛИ РФ']</text:p>
      <text:p text:style-name="P4">
类别: News</text:p>
      <!--METADATA-->
      <text:p text:style-name="P4">
<draw:frame draw:style-name="fr1" draw:name="Image267" text:anchor-type="as-char" svg:width="6.9236in" svg:height="5.146684in" draw:z-index="0">
<draw:image xlink:href="../Images/AРМІЯINFORM/2023-06-30T52-00-00-04-00/photo_5256014319685061147_y.jpg" xlink:type="simple" xlink:show="embed" xlink:actuate="onLoad" draw:mime-type="image/jpeg"/>
</draw:frame>
俄罗斯军队向乌克兰9个地区的领土开火。</text:p>
      <text:p text:style-name="P4">
关于它<text:a xlink:type="simple" xlink:href="https://t.me/militarymediacenter/2393" text:style-name="Internet_20_link" text:visited-style-name="Visited_20_Internet_20_Link">
报告</text:a>
激进的MediaCenter。</text:p>
      <text:p text:style-name="P4">
该声明说：“从不同类型的武器 - 手榴弹发射器，迫击炮，坦克，炮兵，RSZV，SPR，UAV和战术航空航空中 -  102个定居点和49个基础设施对象受到攻击。”</text:p>
      <text:p text:style-name="P4">
平民中有杀害和受伤，受害者人数被澄清。</text:p>
      <text:p text:style-name="P4">
News Source: <text:a xlink:type="simple" xlink:href="https://armyinform.com.ua/2023/06/30/okupanty-za-dobu-atakuvaly-devyat-oblastej-ukrayiny/" text:style-name="Internet_20_link" text:visited-style-name="Visited_20_Internet_20_Link">
https://armyinform.com.ua/2023/06/30/okupanty-za-dobu-atakuvaly-devyat-oblastej-ukrayiny/</text:a>
</text:p>
      <!--NEWS-->
      <text:h text:style-name="P10" text:outline-level="1">
<text:span text:style-name="T4">
在巴赫穆特（Bakhmut）的方向上，我们的部队晋升-Anna Malyar</text:span>
</text:h>
      <text:p text:style-name="P4">
作者: ['Григорій Мазур']</text:p>
      <text:p text:style-name="P4">
时间: 2023-06-30T54:00:00-04:00</text:p>
      <text:p text:style-name="P4">
描述: 在Triva Borotba的前面，纳兹雷（Nazrai），Yak Zi Storin Bode vitrimuvati Initivativ。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photo_5231259605659666147_y-1-e1688130611747.jpg" text:style-name="Internet_20_link" text:visited-style-name="Visited_20_Internet_20_Link">
photo_5231259605659666147_y-1-e1688130611747.jpg</text:a>
']</text:p>
      <text:p text:style-name="P4">
标签: ['STOPRUSSIA', 'АГРЕСІЯ РФ', 'БАХМУТСЬКИЙ НАПРЯМОК', 'ГАННА МАЛЯР']</text:p>
      <text:p text:style-name="P4">
类别: News</text:p>
      <!--METADATA-->
      <text:p text:style-name="P4">
<draw:frame draw:style-name="fr1" draw:name="Image268" text:anchor-type="as-char" svg:width="6.9236in" svg:height="4.223396in" draw:z-index="0">
<draw:image xlink:href="../Images/AРМІЯINFORM/2023-06-30T54-00-00-04-00/photo_5231259605659666147_y-1-e1688130611747.jpg" xlink:type="simple" xlink:show="embed" xlink:actuate="onLoad" draw:mime-type="image/jpeg"/>
</draw:frame>
目前，战线是一项艰苦的斗争，以保留党派。 乌克兰国防部副部长安娜·玛丽亚尔(Anna Malyar)在唯一新闻的播放中讲述了这一点。 据她说，乌克兰夜和该国南部的武装部队现在已经拦截了战略倡议，并将进入纳西克(Nausikh)。</text:p>
      <ul>
        <li>
国防部副部长说，在该州东部，我们的部队自信地向巴赫穆特纳普里姆卡(Bakhmut Napryamka)前进。  - 我们没有去城市。但是我们控制了其西南地区。 主要的战斗目前是城市的方式。 可以说，进攻朝我们部队闪闪发光的多个方向进行。</li>
      </ul>
      <text:p text:style-name="P4">
据她说，应该理解的是，敌人已经在巴赫穆特(Bakhmut)领导了大量部队，我们的捍卫者正在为人事和武器中的安全人员提供完全优势。</text:p>
      <text:p text:style-name="P4">
安娜·马利亚尔(Anna Malyar)还说，在该国南部，前线有一致。 在这里，国防力量取得了不同的成功。 此外，在利马，阿夫迪夫和玛丽斯基的指示中也有残酷。 在这里，入侵者没有用一米。 但是，这需要乌克兰军队的大量力量和手段。</text:p>
      <text:p text:style-name="P4">
同时，在该州北部，入侵者采取了分心的行动 - 不断强加乌克兰的领土，以便将我们的部队集中在这些植物上，并使得无法在前线其他地区使用它们。</text:p>
      <text:p text:style-name="P4">
News Source: <text:a xlink:type="simple" xlink:href="https://armyinform.com.ua/2023/06/30/na-bahmutskomu-napryamku-vidbuvayetsya-prosuvannya-nashyh-vijsk-ganna-malyar/" text:style-name="Internet_20_link" text:visited-style-name="Visited_20_Internet_20_Link">
https://armyinform.com.ua/2023/06/30/na-bahmutskomu-napryamku-vidbuvayetsya-prosuvannya-nashyh-vijsk-ganna-malyar/</text:a>
</text:p>
      <!--NEWS-->
      <text:h text:style-name="P10" text:outline-level="1">
<text:span text:style-name="T4">
俄罗斯人拖延和询问去接ain偷的孩子的乌克兰人-Dmitry Lubinets</text:span>
</text:h>
      <text:p text:style-name="P4">
作者: ['АРМІЯINFORM']</text:p>
      <text:p text:style-name="P4">
时间: 2023-06-30T56:00:00-04:00</text:p>
      <text:p text:style-name="P4">
描述: 乌克兰的庞大人民，雅基（Yaki）为前军事志愿者雅基（Yaki），前往罗西（Rosy）的特里托（Terito），阿比（Aby）...与乌克兰2022年的战争，与乌克兰的最新新闻，今天与乌克兰的新闻战争，与乌克兰2022年的新闻战争，这将在今天进行，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6/photo_2023-06-30_10-57-43.jpg" text:style-name="Internet_20_link" text:visited-style-name="Visited_20_Internet_20_Link">
photo_2023-06-30_10-57-43.jpg</text:a>
']</text:p>
      <text:p text:style-name="P4">
标签: ['STOPRUSSIA', 'ВОЄННІ ЗЛОЧИНИ ЗС РФ', 'ВТОРГНЕННЯ РФ', 'ДМИТРО ЛУБІНЕЦЬ']</text:p>
      <text:p text:style-name="P4">
类别: News</text:p>
      <!--METADATA-->
      <text:p text:style-name="P4">
<draw:frame draw:style-name="fr1" draw:name="Image269" text:anchor-type="as-char" svg:width="6.9236in" svg:height="4.618041in" draw:z-index="0">
<draw:image xlink:href="../Images/AРМІЯINFORM/2023-06-30T56-00-00-04-00/photo_2023-06-30_10-57-43.jpg" xlink:type="simple" xlink:show="embed" xlink:actuate="onLoad" draw:mime-type="image/jpeg"/>
</draw:frame>
乌克兰公民在志愿者的帮助下去了俄罗斯领土，以夺走他们的孩子，被延迟和讯问。</text:p>
      <text:p text:style-name="P4">
关于它<text:a xlink:type="simple" xlink:href="https://t.me/dmytro_lubinetzs/2839" text:style-name="Internet_20_link" text:visited-style-name="Visited_20_Internet_20_Link">
报告</text:a>
申诉专员Dmitry Lubinets。</text:p>
      <text:p text:style-name="P4">
“这很危险，因此我们敦促不要将我们的亲戚送往俄罗斯领土。 例如，在俄罗斯联合会的一个延迟妇女的机场中：一个 - 一个追随婴儿的妈妈，另一个是一个因婴儿而被授予的妇女。 他们是由非政府组织派遣的，我们从俄罗斯联合会的沟通渠道中学到了东西。 一位祖母在对俄罗斯FSB进行了13小时的审讯后去世。 这也是一个出发的组织。</text:p>
      <text:p text:style-name="P4">
News Source: <text:a xlink:type="simple" xlink:href="https://armyinform.com.ua/2023/06/30/rosiny-zatrymuyut-i-dopytuyut-ukrayincziv-yaki-yidut-zabyraty-svoyih-vykradenyh-ditej-dmytro-lubinecz/" text:style-name="Internet_20_link" text:visited-style-name="Visited_20_Internet_20_Link">
https://armyinform.com.ua/2023/06/30/rosiny-zatrymuyut-i-dopytuyut-ukrayincziv-yaki-yidut-zabyraty-svoyih-vykradenyh-ditej-dmytro-lubinecz/</text:a>
</text:p>
      <!--NEWS-->
      <text:h text:style-name="P10" text:outline-level="1">
<text:span text:style-name="T4">
他们将根据俄罗斯联邦武装部队的指挥官来审判占领者在赫尔森市中心开除的命令</text:span>
</text:h>
      <text:p text:style-name="P4">
作者: ['АРМІЯINFORM']</text:p>
      <text:p text:style-name="P4">
时间: 2023-06-30T58:00:00-04:00</text:p>
      <text:p text:style-name="P4">
描述: Khersonskoye地区检察官的检察官震惊了审判...与乌克兰2022的战争，与乌克兰的战争是今天的最新消息，今天与乌克兰的新闻战2022是今天的最后一场，乌克兰和俄罗斯之间的战争将是一场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347260049_664859569010213_5278563059066343770_n.jpg" text:style-name="Internet_20_link" text:visited-style-name="Visited_20_Internet_20_Link">
347260049_664859569010213_5278563059066343770_n.jpg</text:a>
']</text:p>
      <text:p text:style-name="P4">
标签: ['STOPRUSSIA', 'ВОЄННІ ЗЛОЧИНИ ЗС РФ', 'ВТОРГНЕННЯ РФ', 'ОФІС ГЕНЕРАЛЬНОГО ПРОКУРОРА УКРАЇНИ']</text:p>
      <text:p text:style-name="P4">
类别: News</text:p>
      <!--METADATA-->
      <text:p text:style-name="P4">
<draw:frame draw:style-name="fr1" draw:name="Image270" text:anchor-type="as-char" svg:width="6.9236in" svg:height="8.768511in" draw:z-index="0">
<draw:image xlink:href="../Images/AРМІЯINFORM/2023-06-30T58-00-00-04-00/347260049_664859569010213_5278563059066343770_n.jpg" xlink:type="simple" xlink:show="embed" xlink:actuate="onLoad" draw:mime-type="image/jpeg"/>
</draw:frame>
赫尔森地区和赫尔森地区检察官办公室的检察官发出了一项预审拘留法，对第22陆军军团沿海国防第8炮兵团的指挥官(艺术的第2部分。 28，艺术第2部分。 乌克兰《刑法》的438)，<text:a xlink:type="simple" xlink:href="https://www.facebook.com/pgo.gov.ua/posts/pfbid0c3o71hBSmMext4A6a1HqQyvSKrQ7ThcqRaz3GspZ8HyYBLnwYa9Xj94Z7uaEjwBPl" text:style-name="Internet_20_link" text:visited-style-name="Visited_20_Internet_20_Link">
告知</text:a>
检察长办公室。</text:p>
      <text:p text:style-name="P4">
“调查发现，俄罗斯联邦武装部队的上校中校，而赫尔森地区左边的炮兵团的下属下达了命令对平民犯罪。对象。 炮弹亲吻了中央市场，贸易中心，地区中心的人道主义援助，医院和其他物体基础设施。 结果，有13人被杀，有60多名平民受伤。</text:p>
      <text:p text:style-name="P4">
乌克兰的USB在Kherson地区进行了特殊的预审调查，该地区的USB USB的运营支持 -  A乌克兰USB的分支机构以及国家边境护卫服务的行动与调查活动部乌克兰。</text:p>
      <text:p text:style-name="P4">
News Source: <text:a xlink:type="simple" xlink:href="https://armyinform.com.ua/2023/06/30/sudytymut-komandyra-artylerijskogo-polku-rf-za-nakazom-yakogo-okupanty-obstrilyaly-seredmistya-hersona/" text:style-name="Internet_20_link" text:visited-style-name="Visited_20_Internet_20_Link">
https://armyinform.com.ua/2023/06/30/sudytymut-komandyra-artylerijskogo-polku-rf-za-nakazom-yakogo-okupanty-obstrilyaly-seredmistya-hersona/</text:a>
</text:p>
      <!--NEWS-->
      <text:h text:style-name="P10" text:outline-level="1">
<text:span text:style-name="T4">
Zaporizhhya地区的居民被要求报告“ Evorog”中俄罗斯人的技术</text:span>
</text:h>
      <text:p text:style-name="P4">
作者: ['АРМІЯINFORM']</text:p>
      <text:p text:style-name="P4">
时间: 2023-06-30T59:00:00-04:00</text:p>
      <text:p text:style-name="P4">
描述: Zaporizhzoko Clot Dias关于...与乌克兰2022年的战争，与乌克兰的最新新闻，今天与乌克兰2022年的《新闻战》最后一次，将在乌克兰和俄罗斯之间以及战争之间发动战争，在乌克兰与乌克兰的最新新闻，与乌克兰的最新新闻，与乌克兰的最新新闻有关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photo_5831327817504239796_x-e1688029145495.jpg" text:style-name="Internet_20_link" text:visited-style-name="Visited_20_Internet_20_Link">
photo_5831327817504239796_x-e1688029145495.jpg</text:a>
']</text:p>
      <text:p text:style-name="P4">
标签: ['ЗАПОРІЗЬКА ОБЛАСТЬ', 'МІНЦИФРИ', 'ЧАТБОТ ЄВОРОГ']</text:p>
      <text:p text:style-name="P4">
类别: News</text:p>
      <!--METADATA-->
      <text:p text:style-name="P4">
<draw:frame draw:style-name="fr1" draw:name="Image271" text:anchor-type="as-char" svg:width="6.9236in" svg:height="5.210009in" draw:z-index="0">
<draw:image xlink:href="../Images/AРМІЯINFORM/2023-06-30T59-00-00-04-00/photo_5831327817504239796_x-e1688029145495.jpg" xlink:type="simple" xlink:show="embed" xlink:actuate="onLoad" draw:mime-type="image/jpeg"/>
</draw:frame>
数字化转型部呼吁Zaporizhzhya地区的居民通过特殊的聊天机器人“ Evorog”来报告该地区俄罗斯军队的技术。</text:p>
      <text:p text:style-name="P4">
关于这个<text:a xlink:type="simple" xlink:href="https://t.me/mintsyfra/4245" text:style-name="Internet_20_link" text:visited-style-name="Visited_20_Internet_20_Link">
被引用</text:a>
在该部的电报通道中。</text:p>
      <text:p text:style-name="P4">
在国防部提醒，乌克兰的捍卫者和捍卫者继续有效地摧毁战场上的入侵者。 他们消除了22.7万名俄罗斯士兵，4038个敌方坦克被转变为废金属。</text:p>
      <text:p text:style-name="P4">
“帮助统计!在Chhatbot Evorog中报告敌人的人事俄罗斯设备。 现在，我们需要信息的大多数有争议的Zaporizhhzhya地区的解决方案，”该消息写道。</text:p>
      <text:p text:style-name="P4">
在聊天机器人evorog中写什么：</text:p>
      <ul>
        <li>
C300和Iskander导弹系统； <text:span text:style-name="T5">
通信系统； </text:span>
广播电子斗争的补救措施； <text:span text:style-name="T5">
汽油卡车； </text:span>
设备和人员的积累； <text:span text:style-name="T5">
设备柱的移动； </text:span>
通过铁路运输设备； <text:span text:style-name="T5">
带有弹药的仓库； </text:span>
炮兵位置。</li>
      </ul>
      <text:p text:style-name="P4">
您可以从应用程序操作中的主屏幕或链接中的主屏幕上进行Evorog</text:p>
      <text:p text:style-name="P4">
News Source: <text:a xlink:type="simple" xlink:href="https://armyinform.com.ua/2023/06/30/zhyteliv-zaporizkoyi-oblasti-prosyat-povidomlyaty-pro-tehniku-rosiyan-u-yevorog/" text:style-name="Internet_20_link" text:visited-style-name="Visited_20_Internet_20_Link">
https://armyinform.com.ua/2023/06/30/zhyteliv-zaporizkoyi-oblasti-prosyat-povidomlyaty-pro-tehniku-rosiyan-u-yevorog/</text:a>
</text:p>
      <!--NEWS-->
      <text:h text:style-name="P10" text:outline-level="1">
<text:span text:style-name="T4">
俄罗斯联邦的恐怖向世界证明了恐怖分子应有的失败和法庭 - 沃尔多米尔Zelenskyy</text:span>
</text:h>
      <text:p text:style-name="P4">
作者: ['АРМІЯINFORM']</text:p>
      <text:p text:style-name="P4">
时间: 2023-06-30T60:00:00-04:00</text:p>
      <text:p text:style-name="P4">
描述: 乌克兰乌克兰沃罗迪米尔·泽伦斯基（Volodymyr Zelensky）总统，推动电报 - 纳尔（Telegram-Canal），在所有罗西基（Rosiyki）...与乌克兰2022年的战争，与乌克兰与乌克兰的最新消息，今天与乌克兰的新闻战争，今天与乌克兰的新闻战争，今天上次与乌克兰的新闻战争，乌克兰和俄罗斯之间的战争将发生战争，与2022年的战争，乌克兰是否会在不久</text:p>
      <text:p text:style-name="P4">
图片: ['<text:a xlink:type="simple" xlink:href="https://armyinform.com.ua/wp-content/uploads/2023/06/769a2218-6674-4259-bee6-ee7f55808fd8.jpg" text:style-name="Internet_20_link" text:visited-style-name="Visited_20_Internet_20_Link">
769a2218-6674-4259-bee6-ee7f55808fd8.jpg</text:a>
', '<text:a xlink:type="simple" xlink:href="https://armyinform.com.ua/wp-content/uploads/2023/06/0337db78-3935-4ceb-a057-57f451ab9646-150x150.jpg" text:style-name="Internet_20_link" text:visited-style-name="Visited_20_Internet_20_Link">
0337db78-3935-4ceb-a057-57f451ab9646-150x150.jpg</text:a>
', '<text:a xlink:type="simple" xlink:href="https://armyinform.com.ua/wp-content/uploads/2023/06/ccf0ee3a-0f73-4106-b59c-1c5d26a2a6c1-150x150.jpg" text:style-name="Internet_20_link" text:visited-style-name="Visited_20_Internet_20_Link">
ccf0ee3a-0f73-4106-b59c-1c5d26a2a6c1-150x150.jpg</text:a>
', '<text:a xlink:type="simple" xlink:href="https://armyinform.com.ua/wp-content/uploads/2023/06/f3a74f54-ab0d-499a-8a9d-e9365bb272f9-150x150.jpg" text:style-name="Internet_20_link" text:visited-style-name="Visited_20_Internet_20_Link">
f3a74f54-ab0d-499a-8a9d-e9365bb272f9-150x150.jpg</text:a>
', '<text:a xlink:type="simple" xlink:href="https://armyinform.com.ua/wp-content/uploads/2023/06/f42bbf53-89f9-47a9-a5c9-2f087eae8f0f-150x150.jpg" text:style-name="Internet_20_link" text:visited-style-name="Visited_20_Internet_20_Link">
f42bbf53-89f9-47a9-a5c9-2f087eae8f0f-150x150.jpg</text:a>
']</text:p>
      <text:p text:style-name="P4">
标签: ['АГРЕСІЯ РФ', 'ВОЛОДИМИР ЗЕЛЕНСЬКИЙ', 'ПРЕЗИДЕНТ УКРАЇНИ']</text:p>
      <text:p text:style-name="P4">
类别: News</text:p>
      <!--METADATA-->
      <text:p text:style-name="P4">
<draw:frame draw:style-name="fr1" draw:name="Image272" text:anchor-type="as-char" svg:width="6.9236in" svg:height="4.615733in" draw:z-index="0">
<draw:image xlink:href="../Images/AРМІЯINFORM/2023-06-30T60-00-00-04-00/769a2218-6674-4259-bee6-ee7f55808fd8.jpg" xlink:type="simple" xlink:show="embed" xlink:actuate="onLoad" draw:mime-type="image/jpeg"/>
</draw:frame>
乌克兰Volodymyr Zelenskyy总裁<text:a xlink:type="simple" xlink:href="https://t.me/V_Zelenskiy_official/6784" text:style-name="Internet_20_link" text:visited-style-name="Visited_20_Internet_20_Link">
强调</text:a>
在电视频道中，这是俄罗斯杀手和恐怖分子公平和法院。</text:p>
      <text:p text:style-name="P4">
“俄罗斯恐怖的每一次表现一次都一次又一次地向我们和世界证明：恐怖分子国家应得的一切都在所有事件的后果 - 失败和法庭，公平和法院对所有俄罗斯凶手和恐怖分子的法庭，“国家元首写道。</text:p>
      <text:p text:style-name="P4">
<text:a xlink:type="simple" xlink:href="https://armyinform.com.ua/wp-content/uploads/2023/06/0337db78-3935-4ceb-a057-57f451ab9646.jpg" text:style-name="Internet_20_link" text:visited-style-name="Visited_20_Internet_20_Link">
!(Images/AРМІЯINFORM/2023-06-30T60-00-00-04-00/0337db78-3935-4ceb-a057-57f451ab9646-150x150.jpg)</text:a>
</text:p>
      <text:p text:style-name="P4">
<text:a xlink:type="simple" xlink:href="https://armyinform.com.ua/wp-content/uploads/2023/06/ccf0ee3a-0f73-4106-b59c-1c5d26a2a6c1.jpg" text:style-name="Internet_20_link" text:visited-style-name="Visited_20_Internet_20_Link">
<draw:frame draw:style-name="fr1" draw:name="Image273" text:anchor-type="as-char" svg:width="6.9236in" svg:height="6.9236in" draw:z-index="0">
<draw:image xlink:href="../Images/AРМІЯINFORM/2023-06-30T60-00-00-04-00/ccf0ee3a-0f73-4106-b59c-1c5d26a2a6c1-150x150.jpg" xlink:type="simple" xlink:show="embed" xlink:actuate="onLoad" draw:mime-type="image/jpeg"/>
</draw:frame>
</text:a>
</text:p>
      <text:p text:style-name="P4">
<text:a xlink:type="simple" xlink:href="https://armyinform.com.ua/wp-content/uploads/2023/06/f3a74f54-ab0d-499a-8a9d-e9365bb272f9.jpg" text:style-name="Internet_20_link" text:visited-style-name="Visited_20_Internet_20_Link">
<draw:frame draw:style-name="fr1" draw:name="Image274" text:anchor-type="as-char" svg:width="6.9236in" svg:height="6.9236in" draw:z-index="0">
<draw:image xlink:href="../Images/AРМІЯINFORM/2023-06-30T60-00-00-04-00/f3a74f54-ab0d-499a-8a9d-e9365bb272f9-150x150.jpg" xlink:type="simple" xlink:show="embed" xlink:actuate="onLoad" draw:mime-type="image/jpeg"/>
</draw:frame>
</text:a>
</text:p>
      <text:p text:style-name="P4">
<text:a xlink:type="simple" xlink:href="https://armyinform.com.ua/wp-content/uploads/2023/06/f42bbf53-89f9-47a9-a5c9-2f087eae8f0f.jpg" text:style-name="Internet_20_link" text:visited-style-name="Visited_20_Internet_20_Link">
<draw:frame draw:style-name="fr1" draw:name="Image275" text:anchor-type="as-char" svg:width="6.9236in" svg:height="6.9236in" draw:z-index="0">
<draw:image xlink:href="../Images/AРМІЯINFORM/2023-06-30T60-00-00-04-00/f42bbf53-89f9-47a9-a5c9-2f087eae8f0f-150x150.jpg" xlink:type="simple" xlink:show="embed" xlink:actuate="onLoad" draw:mime-type="image/jpeg"/>
</draw:frame>
</text:a>
</text:p>
      <text:p text:style-name="P4">
News Source: <text:a xlink:type="simple" xlink:href="https://armyinform.com.ua/2023/06/30/teror-rf-dovodyt-svitovi-shho-derzhava-teroryst-zaslugovuye-na-porazku-j-trybunal-volodymyr-zelenskyj/" text:style-name="Internet_20_link" text:visited-style-name="Visited_20_Internet_20_Link">
https://armyinform.com.ua/2023/06/30/teror-rf-dovodyt-svitovi-shho-derzhava-teroryst-zaslugovuye-na-porazku-j-trybunal-volodymyr-zelenskyj/</text:a>
</text:p>
      <!--NEWS-->
      <text:h text:style-name="P10" text:outline-level="1">
<text:span text:style-name="T4">
有一系列成功的案件，向乌克兰的捍卫者和捍卫者提供免费法律援助</text:span>
</text:h>
      <text:p text:style-name="P4">
作者: ['АРМІЯINFORM']</text:p>
      <text:p text:style-name="P4">
时间: 2023-06-30T61:00:00-04:00</text:p>
      <text:p text:style-name="P4">
描述: Z 24凶猛的2022年岩石到诉讼行为（BPD）野兽五月12号……与乌克兰2022年的战争，与乌克兰的战争是今天的最新消息，今天与乌克兰2022年的新闻战，今天会有乌克兰与俄罗斯之间的战争，以及何时，何时，何时，何时，何时，何时，何时，与乌克兰在2022年的战争将在不久的将来与乌克兰发生战争，与乌克兰的战争，乌克兰的战争，乌克兰的新闻今天，乌克兰新闻在乌克兰媒体的俄罗斯人</text:p>
      <text:p text:style-name="P4">
图片: ['<text:a xlink:type="simple" xlink:href="https://armyinform.com.ua/wp-content/uploads/2022/07/c221bc70e86fc28c9a1582c3b67973d1.jpg" text:style-name="Internet_20_link" text:visited-style-name="Visited_20_Internet_20_Link">
c221bc70e86fc28c9a1582c3b67973d1.jpg</text:a>
']</text:p>
      <text:p text:style-name="P4">
标签: ['ВТОРГНЕННЯ РФ', 'ПРАВОВА ДОПОМОГА', 'УЧАСНИКИ БОЙОВИХ ДІЙ']</text:p>
      <text:p text:style-name="P4">
类别: News</text:p>
      <!--METADATA-->
      <text:p text:style-name="P4">
<draw:frame draw:style-name="fr1" draw:name="Image276" text:anchor-type="as-char" svg:width="6.9236in" svg:height="4.621503in" draw:z-index="0">
<draw:image xlink:href="../Images/AРМІЯINFORM/2023-06-30T61-00-00-04-00/c221bc70e86fc28c9a1582c3b67973d1.jpg" xlink:type="simple" xlink:show="embed" xlink:actuate="onLoad" draw:mime-type="image/jpeg"/>
</draw:frame>
说明性照片  从2022年2月24日到免费法律援助系统(BPD)几乎<text:span text:style-name="T4">
乌克兰的捍卫者和捍卫者</text:span>
几乎**。 在每三个律师中，客户都需要二级法律援助，包括预审的要求。 这些案例中的一些是在非支付系统开发的集合中提出的。</text:p>
      <text:p text:style-name="P4">
关于它<text:a xlink:type="simple" xlink:href="https://www.kmu.gov.ua/news/vyishla-zbirka-uspishnykh-sprav-nadannia-bezoplatnoi-pravovoi-dopomohy-zakhysnykam-ta-zakhysnytsiam-ukrainy-a-takozh-ikhnim-rodynam" text:style-name="Internet_20_link" text:visited-style-name="Visited_20_Internet_20_Link">
告知</text:a>
政府门户。</text:p>
      <text:p text:style-name="P4">
“战争退伍军人的帮助一直是BPD系统的优先级，但这特别重要。 在该系列中，我们只提出了许多已经积极地完成客户的案件中的一些案件，” Alexandraranov协调中心主任。</text:p>
      <text:p text:style-name="P4">
在军队的充值中，有关：</text:p>
      <text:p text:style-name="P4">
<text:span text:style-name="T5">
国家援助，付款和薪酬； </text:span>
对国家当局和地方自治机构的决定，行动和遗漏的吸引力； *兵役，包括军事会计，动员，预订等。</text:p>
      <text:p text:style-name="P4">
此外，该系列为死去的英雄成员提供了法律援助的例子。 在BPDS系统中全面入侵的期间，有超过两千次上诉**造成了骨折的捍卫者的家属。</text:p>
      <text:p text:style-name="P4">
大会可在[bit.ly/3npopjh]上获得(http://bit.ly/3NPOPJh)我们将提醒退伍军人战争，死者家属的成员(死亡)退伍军人，死者家属的成员(死亡)乌克兰的捍卫者和捍卫者可以从自由法律援助系统中获得各种法律服务。</text:p>
      <text:p text:style-name="P4">
News Source: <text:a xlink:type="simple" xlink:href="https://armyinform.com.ua/2023/06/30/vyjshla-zbirka-uspishnyh-sprav-nadannya-bezoplatnoyi-pravovoyi-dopomogy-zahysnykam-ta-zahysnyczyam-ukrayiny/" text:style-name="Internet_20_link" text:visited-style-name="Visited_20_Internet_20_Link">
https://armyinform.com.ua/2023/06/30/vyjshla-zbirka-uspishnyh-sprav-nadannya-bezoplatnoyi-pravovoyi-dopomogy-zahysnykam-ta-zahysnyczyam-ukrayiny/</text:a>
</text:p>
      <!--NEWS-->
      <text:h text:style-name="P10" text:outline-level="1">
<text:span text:style-name="T4">
据报道，俄罗斯船长的怀疑是从叙利亚带到乌克兰军事装备的俄罗斯船只</text:span>
</text:h>
      <text:p text:style-name="P4">
作者: ['АРМІЯINFORM']</text:p>
      <text:p text:style-name="P4">
时间: 2023-06-30T62:00:00-04:00</text:p>
      <text:p text:style-name="P4">
描述: Bezpeki的服务记录了Rosiyki Vantagnaya船的Rosiysky情人的恶意，“ Sparta ...与乌克兰2022年的战争，与乌克兰的最新新闻，与乌克兰的新闻，与乌克兰2022年的新闻战争，今天上次与乌克兰之间的战争，乌克兰和乌克兰战争之间将是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57033739_634742295419351_1017789117448775965_n.jpg" text:style-name="Internet_20_link" text:visited-style-name="Visited_20_Internet_20_Link">
357033739_634742295419351_1017789117448775965_n.jpg</text:a>
']</text:p>
      <text:p text:style-name="P4">
标签: ['STOPRUSSIA', 'ВТОРГНЕННЯ РФ', 'СБУ']</text:p>
      <text:p text:style-name="P4">
类别: News</text:p>
      <!--METADATA-->
      <text:p text:style-name="P4">
<draw:frame draw:style-name="fr1" draw:name="Image277" text:anchor-type="as-char" svg:width="6.9236in" svg:height="7.362095in" draw:z-index="0">
<draw:image xlink:href="../Images/AРМІЯINFORM/2023-06-30T62-00-00-04-00/357033739_634742295419351_1017789117448775965_n.jpg" xlink:type="simple" xlink:show="embed" xlink:actuate="onLoad" draw:mime-type="image/jpeg"/>
</draw:frame>
安全局记录了俄罗斯货运“斯巴达四世”的犯罪行为，他参与了对乌克兰的侵略性维持的犯罪行为，<text:a xlink:type="simple" xlink:href="https://ssu.gov.ua/novyny/sbu-povidomyla-pro-pidozru-kapitanu-rosiiskoho-sudna-yakyi-pryviz-v-ukrainu-viiskovu-tekhniku-rf-iz-syrii" text:style-name="Internet_20_link" text:visited-style-name="Visited_20_Internet_20_Link">
报告</text:a>
该部门的新闻服务。</text:p>
      <text:p text:style-name="P4">
值得注意的是，他帮助将伊西里亚俄罗斯军队的军事装备转移到了我国暂时被占领的领土上。</text:p>
      <text:p text:style-name="P4">
为了隐藏“货物”的隐藏运输，敌人使用了属于俄罗斯联邦贸易舰队的平民船只。</text:p>
      <text:p text:style-name="P4">
已经确定，从2023年2月25日至3月7日，在Mereshchenko的领导下，干燥的货物非法转移到俄​​罗斯联邦瓦利基地的Novorossiysk党在叙利亚塔尔图斯港的瓦利基地。</text:p>
      <text:p text:style-name="P4">
它是关于：</text:p>
      <text:p text:style-name="P4">
2俄罗斯火箭杂种综合体“ Shell-C1”；</text:p>
      <text:p text:style-name="P4">
11辆乌拉尔4320辆带拖车的汽车；</text:p>
      <text:p text:style-name="P4">
200射电消防系统的200个不可控制的反应壳。</text:p>
      <text:p text:style-name="P4">
然后，敌方设备被带到临时捕获的克里米亚，用于在南部阵线上使用俄罗斯联邦的职业群体。</text:p>
      <text:p text:style-name="P4">
根据收集的证据，安全局的调查人员告知Tereshchenko根据Art的第5部分进行了行动。 27和艺术的第2部分。 乌克兰《刑法》的437(计划，准备，解决和进行激进的战争).</text:p>
      <text:p text:style-name="P4">
Оскільки фігурант перебуває на території росії, тривають комплексні заходи дляпритягнення його до відповідальності за злочини проти нашої держави.Зловмиснику загрожує до 15 років тюрми.</text:p>
      <text:p text:style-name="P4">
Розслідування проводили за процесуального керівництва Офісу Генеральногопрокурора.</text:p>
      <text:p text:style-name="P4">
News Source: <text:a xlink:type="simple" xlink:href="https://armyinform.com.ua/2023/06/30/povidomleno-pro-pidozru-kapitanu-rosijskogo-sudna-yakyj-pryviz-v-ukrayinu-vijskovu-tehniku-rf-iz-syriyi/" text:style-name="Internet_20_link" text:visited-style-name="Visited_20_Internet_20_Link">
https://armyinform.com.ua/2023/06/30/povidomleno-pro-pidozru-kapitanu-rosijskogo-sudna-yakyj-pryviz-v-ukrayinu-vijskovu-tehniku-rf-iz-syriyi/</text:a>
</text:p>
      <!--NEWS-->
      <text:h text:style-name="P10" text:outline-level="1">
<text:span text:style-name="T4">
占领者害怕武装力量反击，并会从角度逃跑 - 古尔的拦截</text:span>
</text:h>
      <text:p text:style-name="P4">
作者: ['АРМІЯINFORM']</text:p>
      <text:p text:style-name="P4">
时间: 2023-06-30T63:00:00-04:00</text:p>
      <text:p text:style-name="P4">
描述: shcho的Viiskovy RF Addosissia是乌克兰维斯卡的攻击，向Rozpoviv致力于弯曲...与乌克兰2022年的战争，与乌克兰与乌克兰的最新新闻，与乌克兰2022年的新闻战争，乌克兰的最后一场新闻，乌克兰和俄罗斯与俄罗斯和俄罗斯之间的战争将会发生当他们在2022年与乌克兰进行战争时，他们说，在不久的将来，乌克兰是否会与乌克兰进行战争</text:p>
      <text:p text:style-name="P4">
图片: ['<text:a xlink:type="simple" xlink:href="https://armyinform.com.ua/wp-content/uploads/2023/06/01001mtp-31d3.jpeg" text:style-name="Internet_20_link" text:visited-style-name="Visited_20_Internet_20_Link">
01001mtp-31d3.jpeg</text:a>
']</text:p>
      <text:p text:style-name="P4">
标签: ['ВОЄННА РОЗВІДКА', 'ГУР ПЕРЕХОПЛЕННЯ']</text:p>
      <text:p text:style-name="P4">
类别: News</text:p>
      <!--METADATA-->
      <text:p text:style-name="P4">
<draw:frame draw:style-name="fr1" draw:name="Image278" text:anchor-type="as-char" svg:width="6.9236in" svg:height="4.868156in" draw:z-index="0">
<draw:image xlink:href="../Images/AРМІЯINFORM/2023-06-30T63-00-00-04-00/01001mtp-31d3.jpeg" xlink:type="simple" xlink:show="embed" xlink:actuate="onLoad" draw:mime-type="image/jpeg"/>
</draw:frame>
俄罗斯联邦的军队说，乌克兰军队的进攻有望，还告诉人民之死。</text:p>
      <text:p text:style-name="P4">
关于这个<text:a xlink:type="simple" xlink:href="https://gur.gov.ua/content/nastuplenye-u-nykh-budet-bk-vydaiut-patrony-my-srazu-raskladyvaem-chtoby-na-pozytsyy-byt-hotovym.html" text:style-name="Internet_20_link" text:visited-style-name="Visited_20_Internet_20_Link">
被引用</text:a>
Gur Mou被拦截。</text:p>
      <text:p text:style-name="P4">
“他们将有进攻性。 我们正在为我们提供机器，弹药，墨盒，我们立即为职位做好准备。 好吧，我们可以立即逃跑。我们还将在Svatovo携带手臂。 他们把我们带到了圈中，双方都走了。”谈话写道。</text:p>
      <text:p text:style-name="P4">
News Source: <text:a xlink:type="simple" xlink:href="https://armyinform.com.ua/2023/06/30/okupanty-boyatsya-kontrnastupu-zsu-i-zbyrayutsya-tikaty-z-pozyczij-perehoplennya-gur/" text:style-name="Internet_20_link" text:visited-style-name="Visited_20_Internet_20_Link">
https://armyinform.com.ua/2023/06/30/okupanty-boyatsya-kontrnastupu-zsu-i-zbyrayutsya-tikaty-z-pozyczij-perehoplennya-gur/</text:a>
</text:p>
      <!--NEWS-->
      <text:h text:style-name="P10" text:outline-level="1">
<text:span text:style-name="T4">
总统签署了有关军队附加费和假期的法律</text:span>
</text:h>
      <text:p text:style-name="P4">
作者: ['АРМІЯINFORM']</text:p>
      <text:p text:style-name="P4">
时间: 2023-06-30T64:00:00-04:00</text:p>
      <text:p text:style-name="P4">
描述: 乌克兰沃罗迪米尔·泽伦斯基（Volodymyr Zelensky）总统，为Zmin引入恩典的法律...与乌克兰2022年的战争，与乌克兰的最新新闻，今天与乌克兰的新闻战争，与乌克兰2022年的新闻战争，乌克兰将在乌克兰之间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b3f27cd3-0600-45f3-8bf7-c4b44d9c8d46.jpg" text:style-name="Internet_20_link" text:visited-style-name="Visited_20_Internet_20_Link">
b3f27cd3-0600-45f3-8bf7-c4b44d9c8d46.jpg</text:a>
']</text:p>
      <text:p text:style-name="P4">
标签: []</text:p>
      <text:p text:style-name="P4">
类别: News</text:p>
      <!--METADATA-->
      <text:p text:style-name="P4">
<draw:frame draw:style-name="fr1" draw:name="Image279" text:anchor-type="as-char" svg:width="6.9236in" svg:height="4.615733in" draw:z-index="0">
<draw:image xlink:href="../Images/AРМІЯINFORM/2023-06-30T64-00-00-04-00/b3f27cd3-0600-45f3-8bf7-c4b44d9c8d46.jpg" xlink:type="simple" xlink:show="embed" xlink:actuate="onLoad" draw:mime-type="image/jpeg"/>
</draw:frame>
乌克兰沃罗迪米尔·泽伦斯基(Ukraine Volodymyr Zelensky)总统签署了一项法律，违反了乌克兰在戒严令中有关与兵役有关的某些问题的立法行为的法律。</text:p>
      <text:p text:style-name="P4">
这在[卡]中指示(https://itd.rada.gov.ua/billInfo/Bills/Card/42005)账单。</text:p>
      <text:p text:style-name="P4">
我们将提醒，6月28日，Verkhovna Rada <text:a xlink:type="simple" xlink:href="https://armyinform.com.ua/2023/06/28/dlya-vijskovosluzhbovcziv-zbilshyly-tryvalist-vidpustky-do-30-dniv/" text:style-name="Internet_20_link" text:visited-style-name="Visited_20_Internet_20_Link">
批准</text:a>
在二读中，总的来说，检察官第9342号军队补充剂。</text:p>
      <text:p text:style-name="P4">
该法律为参加敌对行动的分支机构的军人每月提供附加费 -  <text:span text:style-name="T4">
 3万至1万UAH </text:span>
 **</text:p>
      <text:p text:style-name="P4">
还由付款法提供：</text:p>
      <text:p text:style-name="P4">
·6000 UAH/月的stankers，学员-2350 UAH/月。</text:p>
      <text:p text:style-name="P4">
·被宣布不适合服兵役的受伤者并招募了各自指挥官的决议，将获得两个月的最新职位支付，从第3个月到订单结束，订单结束时 - 额外支付20 100 UAH在乌克兰部长内阁建立的条件下和方式下。</text:p>
      <text:p text:style-name="P4">
·由于受伤，死者的家属在乌克兰部长内阁建立的条件下，为1万UAH提供了1万UAH的付款。</text:p>
      <text:p text:style-name="P4">
·严重受伤的待遇，被捕和失踪，以乌克兰部长内阁确立的条件和方式建立了每月1万UAH的额外报酬。</text:p>
      <text:p text:style-name="P4">
·在管理和教师教师仓库的职位中，每月在教育军事部队中，从150万到3万UAH的条件以及乌克兰部长内阁建立的方式。</text:p>
      <text:p text:style-name="P4">
该法律还规定了在军事地位状态期间服务人员的假期增加。 所有军人的年假都为30天，在家庭情况下可能仍然是长达10天的假期。</text:p>
      <text:p text:style-name="P4">
News Source: <text:a xlink:type="simple" xlink:href="https://armyinform.com.ua/2023/06/30/prezydent-pidpysav-zakon-pro-doplaty-ta-vidpustky-dlya-vijskovyh/" text:style-name="Internet_20_link" text:visited-style-name="Visited_20_Internet_20_Link">
https://armyinform.com.ua/2023/06/30/prezydent-pidpysav-zakon-pro-doplaty-ta-vidpustky-dlya-vijskovyh/</text:a>
</text:p>
      <!--NEWS-->
      <text:h text:style-name="P10" text:outline-level="1">
<text:span text:style-name="T4">
白天，俄罗斯在乌克兰的RSSU造成了29次航空罢工和60次炮击</text:span>
</text:h>
      <text:p text:style-name="P4">
作者: ['АРМІЯINFORM']</text:p>
      <text:p text:style-name="P4">
时间: 2023-06-30T65:00:00-04:00</text:p>
      <text:p text:style-name="P4">
描述: Vorog Zavdov 29 Avisaatsiyni中风的长期以来，已经进行了60次检查。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zsu29.jpg" text:style-name="Internet_20_link" text:visited-style-name="Visited_20_Internet_20_Link">
zsu29.jpg</text:a>
']</text:p>
      <text:p text:style-name="P4">
标签: ['ГЕНШТАБ ЗС УКРАЇНИ', 'ОПЕРАТИВНА ОБСТАНОВКА']</text:p>
      <text:p text:style-name="P4">
类别: News</text:p>
      <!--METADATA-->
      <text:p text:style-name="P4">
<draw:frame draw:style-name="fr1" draw:name="Image280" text:anchor-type="as-char" svg:width="6.9236in" svg:height="4.615733in" draw:z-index="0">
<draw:image xlink:href="../Images/AРМІЯINFORM/2023-06-30T65-00-00-04-00/zsu29.jpg" xlink:type="simple" xlink:show="embed" xlink:actuate="onLoad" draw:mime-type="image/jpeg"/>
</draw:frame>
在最后一天，敌人造成了29次航空打击，在我们的部队和居住的笔的位置进行了60枚火箭发射器的炮击。</text:p>
      <text:p text:style-name="P4">
关于它<text:a xlink:type="simple" xlink:href="https://www.facebook.com/GeneralStaff.ua/posts/pfbid02vRo36iFR9f8cmGE27LBzpMwo5Akh3tHTS1qfcQsm8XpfrmzdRSaCW1YTpPUXWCERl" text:style-name="Internet_20_link" text:visited-style-name="Visited_20_Internet_20_Link">
报告</text:a>
武装部队的总人员在运营信息中。</text:p>
      <text:p text:style-name="P4">
此外，今晚，俄罗斯联邦通过使用C-300施加了伊朗的震动无人机，击中了下一枚导弹和航空罢工。 阐明了有关这种恐怖袭击后果的信息。</text:p>
      <text:p text:style-name="P4">
最后一天，敌人使用了6枚防空导弹，其中包括Zaporozhye和Chuguev城市的C-300对象。</text:p>
      <text:p text:style-name="P4">
武装部队总参谋部补充说，乌克兰所有领土的导弹和航空宪章的可能性仍然很高。</text:p>
      <text:p text:style-name="P4">
News Source: <text:a xlink:type="simple" xlink:href="https://armyinform.com.ua/2023/06/30/za-dobu-rosiya-zavdala-29-aviaczijnyh-udariv-ta-60-obstriliv-z-rszv-po-ukrayini/" text:style-name="Internet_20_link" text:visited-style-name="Visited_20_Internet_20_Link">
https://armyinform.com.ua/2023/06/30/za-dobu-rosiya-zavdala-29-aviaczijnyh-udariv-ta-60-obstriliv-z-rszv-po-ukrayini/</text:a>
</text:p>
      <!--NEWS-->
      <text:h text:style-name="P10" text:outline-level="1">
<text:span text:style-name="T4">
国防军继续将主动权置于巴赫穆特方向-Sergey Cherevaty</text:span>
</text:h>
      <text:p text:style-name="P4">
作者: ['Григорій Мазур']</text:p>
      <text:p text:style-name="P4">
时间: 2023-06-30T66:00:00-04:00</text:p>
      <text:p text:style-name="P4">
描述: 捍卫在巴赫穆特基（Bakhmutsky）上捍卫乌蒂里姆瓦蒂·伊特里瓦蒂（Utitrimuvati Initivati）的辩护，前进……与乌克兰2022年的战争，与乌克兰的最新新闻，今天与乌克兰的新闻，乌克兰2022年最后一次战争，乌克兰和俄罗斯和俄罗斯之间的战争是否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09/bahmut2.jpg" text:style-name="Internet_20_link" text:visited-style-name="Visited_20_Internet_20_Link">
bahmut2.jpg</text:a>
']</text:p>
      <text:p text:style-name="P4">
标签: ['БАХМУТСЬКИЙ НАПРЯМОК', 'ЄДИНІ НОВИНИ', 'СЕРГІЙ ЧЕРЕВАТИЙ']</text:p>
      <text:p text:style-name="P4">
类别: News</text:p>
      <!--METADATA-->
      <text:p text:style-name="P4">
<draw:frame draw:style-name="fr1" draw:name="Image281" text:anchor-type="as-char" svg:width="6.9236in" svg:height="3.883707in" draw:z-index="0">
<draw:image xlink:href="../Images/AРМІЯINFORM/2023-06-30T66-00-00-04-00/bahmut2.jpg" xlink:type="simple" xlink:show="embed" xlink:actuate="onLoad" draw:mime-type="image/jpeg"/>
</draw:frame>
国防军继续将主动行动朝着巴赫穆特的方向，从侧面来到敌人。 武装部队东部集团的发言人谢尔盖·奇雷维蒂(Sergey Cherevaty)在Teleterna“统一新闻”的空中报道了这一点。</text:p>
      <ul>
        <li>
在过去的24小时内，敌人对炮弹的炮弹进行了445炮弹，并进行了反应性射击消防系统和2架飞机。 总共有10次战斗碰撞。 占领者的损失是104名男子，166人受伤和6名俘虏。 还销毁了2个小时“毕业”，反坦克火箭复合体，战斗侦察机观看机，一个营的一个指挥和观察点以及3个带有弹药的仓库， - 称Sergey Colonel Sergey Cherevaty上校。</li>
      </ul>
      <text:p text:style-name="P4">
该官员还报告说，敌人试图采取进攻性的纳拉诺·库皮斯克方向。 在这里，入侵者遭到333炮兵罢工的袭击，阿纳西捍卫者击退了三次袭击。 22入侵者被摧毁，59人受伤。还摧毁了2架迫击炮，无人飞机和弹药组成。</text:p>
      <text:p text:style-name="P4">
Sergey Cherevaty回答了领先的工作室有关瓦格纳集团代表的存在的问题，报道说，在巴赫穆特(Bakhmut)领导下没有战斗俄罗斯PEC。 同时，发言人指出，俄罗斯联邦的强大部队在城市附近被分配。 它有多达5万名占用者，300多个坦克，约330个不同的炮兵系统I140反应性射击消防系统。 有空中部队，机械化部队，巴尔斯军队预备役，敌方领土部队以及俄罗斯联邦小型私人军事公司的一部分，例如Vetran PECS，朝这个方向朝着这个方向发展。</text:p>
      <text:p text:style-name="P4">
News Source: <text:a xlink:type="simple" xlink:href="https://armyinform.com.ua/2023/06/30/syly-oborony-prodovzhuyut-utrymuvaty-inicziatyvu-na-bahmutskomu-napryamku-sergij-cherevatyj/" text:style-name="Internet_20_link" text:visited-style-name="Visited_20_Internet_20_Link">
https://armyinform.com.ua/2023/06/30/syly-oborony-prodovzhuyut-utrymuvaty-inicziatyvu-na-bahmutskomu-napryamku-sergij-cherevatyj/</text:a>
</text:p>
      <!--NEWS-->
      <text:h text:style-name="P10" text:outline-level="1">
<text:span text:style-name="T4">
乌克兰调查了15个立法有资格为艾卡西德的案件 - 安德烈·科斯汀（Andrei Kostin）</text:span>
</text:h>
      <text:p text:style-name="P4">
作者: ['АРМІЯINFORM']</text:p>
      <text:p text:style-name="P4">
时间: 2023-06-30T67:00:00-04:00</text:p>
      <text:p text:style-name="P4">
描述: 乌克兰罗斯利杜（Rosslidu），15 Vipadkiv，Yaki，由Yak Ekocid的《刑法》（Yaki）qui缝....与乌克兰2022年的战争，与乌克兰的最新新闻，今天与乌克兰2022年的新闻战争，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2789256.jpg" text:style-name="Internet_20_link" text:visited-style-name="Visited_20_Internet_20_Link">
2789256.jpg</text:a>
']</text:p>
      <text:p text:style-name="P4">
标签: ['ЕКОЦИД', 'ОФІС ГЕНЕРАЛЬНОГО ПРОКУРОРА УКРАЇНИ', 'ПІДРИВ КАХОВСЬКОЇ ГЕС']</text:p>
      <text:p text:style-name="P4">
类别: News</text:p>
      <!--METADATA-->
      <text:p text:style-name="P4">
<draw:frame draw:style-name="fr1" draw:name="Image282" text:anchor-type="as-char" svg:width="6.9236in" svg:height="4.369813in" draw:z-index="0">
<draw:image xlink:href="../Images/AРМІЯINFORM/2023-06-30T67-00-00-04-00/2789256.jpg" xlink:type="simple" xlink:show="embed" xlink:actuate="onLoad" draw:mime-type="image/jpeg"/>
</draw:frame>
乌克兰正在调查15个符合《刑法》的案件。 国际法制度中不存在这样的先例。</text:p>
      <text:p text:style-name="P4">
关于它<text:a xlink:type="simple" xlink:href="https://gp.gov.ua/ua/posts/andrii-kostin-dovkillya-bilse-ne-maje-buti-movcaznoyu-zertvoyu-viini" text:style-name="Internet_20_link" text:visited-style-name="Visited_20_Internet_20_Link">
陈述</text:a>
乌克兰安德烈科斯汀的检察长。</text:p>
      <text:p text:style-name="P4">
“乌克兰是第一个从事这种规模的环境犯罪和iCocide的州。 总共正在调查200多个战争罪和15起案件，根据《乌克兰刑法》作为i杀害刑法。 在国际刑事司法体制中，几乎没有这样的先例。”他说。</text:p>
      <text:p text:style-name="P4">
他敦促增加在国际层面对俄罗斯犯罪的调查和司法诉讼中的合作。 他还强调，有必要使侵略者为对这些造成的巨大损害付费。</text:p>
      <text:p text:style-name="P4">
安德烈·科斯汀(Andrei Kostin)总结说：“我坚信，只有在自由世界的联合努力下，我们才能恢复正确与和平，并保证对未来囚犯的安全和清洁环境。”</text:p>
      <text:p text:style-name="P4">
该报告还指出，乌克兰地区约30％-174公里 - 受爆炸物污染。 超过240万公顷的森林遭到破坏。最近对Kakhovskaya HPP大坝的袭击导致自Chornobyl以来乌克兰最大的环境灾难。 而且该清单不是最终的，因为激烈的战斗正在进行中。</text:p>
      <text:p text:style-name="P4">
News Source: <text:a xlink:type="simple" xlink:href="https://armyinform.com.ua/2023/06/30/ukrayina-rozsliduye-15-vypadkiv-yaki-kvalifikuyutsya-zakonodavstvom-yak-ekoczyd-andrij-kostin/" text:style-name="Internet_20_link" text:visited-style-name="Visited_20_Internet_20_Link">
https://armyinform.com.ua/2023/06/30/ukrayina-rozsliduye-15-vypadkiv-yaki-kvalifikuyutsya-zakonodavstvom-yak-ekoczyd-andrij-kostin/</text:a>
</text:p>
      <!--NEWS-->
      <text:h text:style-name="P10" text:outline-level="1">
<text:span text:style-name="T4">
早晨向临时占领的伯迪安斯克（Berdyansk）的爆炸证明了种族主义部队的削弱 - 纳塔利亚·汉尼克（Natalia Humeniuk）</text:span>
</text:h>
      <text:p text:style-name="P4">
作者: ['Григорій Мазур']</text:p>
      <text:p text:style-name="P4">
时间: 2023-06-30T68:00:00-04:00</text:p>
      <text:p text:style-name="P4">
描述: 根据Berdyansku的说法，Vidprazyu正处于右边。 我们的Viisk Pid Hour机器人...与乌克兰2022年的战争，与乌克兰的最新新闻战争，与乌克兰2022年的新闻战争持续到今天，乌克兰和俄罗斯之间以及俄罗斯之间的战争以及2022年与乌克兰的战争将威尔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1/3-nataliya-gumenyuk.jpg" text:style-name="Internet_20_link" text:visited-style-name="Visited_20_Internet_20_Link">
3-nataliya-gumenyuk.jpg</text:a>
']</text:p>
      <text:p text:style-name="P4">
标签: ['БЕРДЯНСЬК', 'ВТОРГНЕННЯ РФ', 'ЄДИНІ НОВИНИ', 'НАТАЛІЯ ГУМЕНЮК']</text:p>
      <text:p text:style-name="P4">
类别: News</text:p>
      <!--METADATA-->
      <text:p text:style-name="P4">
<draw:frame draw:style-name="fr1" draw:name="Image283" text:anchor-type="as-char" svg:width="6.9236in" svg:height="4.483031in" draw:z-index="0">
<draw:image xlink:href="../Images/AРМІЯINFORM/2023-06-30T68-00-00-04-00/3-nataliya-gumenyuk.jpg" xlink:type="simple" xlink:show="embed" xlink:actuate="onLoad" draw:mime-type="image/jpeg"/>
</draw:frame>
Berdyansk在APT中工作巧妙。 这是我们部队在对比中的工作。 乌克兰南部乌克兰国防军联合国国防新闻中心联合新闻负责人对我们的捍卫者对总部的影响以及俄罗斯联合会的燃料和润滑剂的构成发表了评论。国家新闻马拉松。</text:p>
      <text:p text:style-name="P4">
据乌克兰武装部队造成的成功打击纳塔利娅·汉尼克(Natalia Humeniuk)表示，敌人即使在后方也失去了能力。</text:p>
      <text:p text:style-name="P4">
纳塔利娅·汉尼克(Natalia Humeniuk)还回答了俄罗斯联邦部队的普通行为“唯一新闻”领导人的问题。</text:p>
      <ul>
        <li>
不应忘记混合战争正在进行中。 为了实现他们的宣传计划并恐吓平民，占领者继续自然灾害领域的定居点单位。  - 通过大火覆盖这些定居点，俄罗斯军队试图加强国防军的行动。 同时，在人道主义使命代表的暂时占领领土上，不允许俄罗斯联邦。</li>
      </ul>
      <text:p text:style-name="P4">
News Source: <text:a xlink:type="simple" xlink:href="https://armyinform.com.ua/2023/06/30/rankovyj-udar-po-tymchasovo-okupovanomu-berdyansku-svidchyt-pro-poslablennya-vijsk-rashystiv-navit-u-tylu-nataliya-gumenyuk/" text:style-name="Internet_20_link" text:visited-style-name="Visited_20_Internet_20_Link">
https://armyinform.com.ua/2023/06/30/rankovyj-udar-po-tymchasovo-okupovanomu-berdyansku-svidchyt-pro-poslablennya-vijsk-rashystiv-navit-u-tylu-nataliya-gumenyuk/</text:a>
</text:p>
      <!--NEWS-->
      <text:h text:style-name="P10" text:outline-level="1">
<text:span text:style-name="T4">
维尔纽斯的北约峰会将受到波兰特种部队的保护</text:span>
</text:h>
      <text:p text:style-name="P4">
作者: ['АРМІЯINFORM']</text:p>
      <text:p text:style-name="P4">
时间: 2023-06-30T69:00:00-04:00</text:p>
      <text:p text:style-name="P4">
描述: 晚上-In -law，波兰人 - 波兰人，立陶宛，维康尼特殊认可的特殊认可...与乌克兰2022年的战争，与乌克兰与乌克兰的最新新闻，今天与乌克兰的新闻战争，今天与乌克兰2022年的新闻战争，会有一场战争，会有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6/fzzqr3kxwaa9xqq_650x410.jpg" text:style-name="Internet_20_link" text:visited-style-name="Visited_20_Internet_20_Link">
fzzqr3kxwaa9xqq_650x410.jpg</text:a>
']</text:p>
      <text:p text:style-name="P4">
标签: ['ВІЛЬНЮС', 'НАТО', 'САМІТ']</text:p>
      <text:p text:style-name="P4">
类别: News</text:p>
      <!--METADATA-->
      <text:p text:style-name="P4">
<draw:frame draw:style-name="fr1" draw:name="Image284" text:anchor-type="as-char" svg:width="6.9236in" svg:height="4.367194in" draw:z-index="0">
<draw:image xlink:href="../Images/AРМІЯINFORM/2023-06-30T69-00-00-04-00/fzzqr3kxwaa9xqq_650x410.jpg" xlink:type="simple" xlink:show="embed" xlink:actuate="onLoad" draw:mime-type="image/jpeg"/>
</draw:frame>
在不久的将来，波兰将派遣一支特种部队前往立陶宛完成北约峰会保护任务。</text:p>
      <text:p text:style-name="P4">
关于它报告了波兰国家安全局在<text:a xlink:type="simple" xlink:href="https://twitter.com/BBN_PL/status/1674471207226290176" text:style-name="Internet_20_link" text:visited-style-name="Visited_20_Internet_20_Link">
Twitter</text:a>
.</text:p>
      <text:p text:style-name="P4">
Рішення узгоджено президентом Польщі Анджеєм Дудою, прем’єр-міністром МатеушемМоравецьким і міністром оборони Маріушем Блащаком та «результатомдомовленостей між президентами Польщі та Литви про ширшу військову співпрацю».</text:p>
      <text:p text:style-name="P4">
Польські спецпризначенці виконуватимуть завдання за допомогою засобівповітряних перевезень, гелікоптерів і систем протидії безпілотним літальнимапаратам.</text:p>
      <text:p text:style-name="P4">
Нагадаємо, що черговий саміт НАТО відбудеться 11-12 липня у столиці ЛитвиВільнюсі. На ньому Україна очікує отримати від Альянсу ПДЧ і гарантії безпеки.</text:p>
      <text:p text:style-name="P4">
News Source: <text:a xlink:type="simple" xlink:href="https://armyinform.com.ua/2023/06/30/samit-nato-u-vilnyusi-ohoronyatyme-polskyj-specznaz/" text:style-name="Internet_20_link" text:visited-style-name="Visited_20_Internet_20_Link">
https://armyinform.com.ua/2023/06/30/samit-nato-u-vilnyusi-ohoronyatyme-polskyj-specznaz/</text:a>
</text:p>
      <!--NEWS-->
      <text:h text:style-name="P10" text:outline-level="1">
<text:span text:style-name="T4">
Shoigu下令在乌克兰临时占领领土上清算“瓦格纳” -CPD</text:span>
</text:h>
      <text:p text:style-name="P4">
作者: Ukrinform (Person)</text:p>
      <text:p text:style-name="P4">
出版商: Укринформ (Organization)</text:p>
      <text:p text:style-name="P4">
出版时间: 2023-06-30T6:00:00+03:00</text:p>
      <text:p text:style-name="P4">
修改时间: 2023-06-30T22:00:00+03:00</text:p>
      <text:p text:style-name="P4">
描述: 6月25日，根据俄罗斯联邦国防部长Sergei Shoigu的命令，在Donetsk和Zaporizhzhya地区暂时占领的“ Wagner”的物理清算开始了。  - 乌克林。</text:p>
      <text:p text:style-name="P4">
图片: ['<text:a xlink:type="simple" xlink:href="https://static.ukrinform.com/photos/2018_09/thumb_files/630_360_1537854279-8084.jpg" text:style-name="Internet_20_link" text:visited-style-name="Visited_20_Internet_20_Link">
630_360_15378...</text:a>
']</text:p>
      <text:p text:style-name="P4">
标签: ['Росія', 'Війна', 'ПВК "Вагнера"', 'Шойгу']</text:p>
      <text:p text:style-name="P4">
类型: Article</text:p>
      <!--METADATA-->
      <text:p text:style-name="P4">
<draw:frame draw:style-name="fr1" draw:name="Image285" text:anchor-type="as-char" svg:width="6.9236in" svg:height="3.956343in" draw:z-index="0">
<draw:image xlink:href="../Images/yкринформ/2023-06-30T6-00-00-03-00/630_360_1537854279-8084.jpg" xlink:type="simple" xlink:show="embed" xlink:actuate="onLoad" draw:mime-type="image/jpeg"/>
</draw:frame>
据俄罗斯联邦国防部长谢尔盖·肖古(Sergei Shoigu)称，6月25日，唐内茨克(Donetsk)和扎波里兹希亚(Zaporizhzhya)地区暂时占领的“瓦格纳”(Wagner)的物理清算开始了。</text:p>
      <text:p text:style-name="P4">
在<text:a xlink:type="simple" xlink:href="https://www.facebook.com/protydiyadezinformatsiyi.cpd/posts/pfbid0GmA4P153KLQ4nB1zihJXvdvxMRA1RtJRh1K2qXpifCwYTit8meLk2Z1gEZmzBCbNl" text:style-name="Internet_20_link" text:visited-style-name="Visited_20_Internet_20_Link">
Facebook</text:a>
乌克林福姆报道，在乌克兰的NSDC中，该中心的媒体服务在乌克兰通知中。</text:p>
      <text:p text:style-name="P4">
“对乌克兰战线的“瓦格纳人”的态度发生了根本变化。 西方情报对白俄罗斯(Berarus)的祝贺不超过1000个“瓦格纳”(Wagner)，而其他人则被迫与国防部签订合同。 从6月25日起，“摇车”的物理消除开始在Donetsk和Zaporizhzhya地区的占领领土上。</text:p>
      <text:p text:style-name="P4">
值得注意的是，他们创建了“自杀炸弹袭击者”的单独突击队，并释放俄罗斯人失去的立场。</text:p>
      <text:p text:style-name="P4">
<text:span text:style-name="T4">
另请阅读：</text:span>
 <text:a xlink:type="simple" xlink:href="https://www.ukrinform.ua/rubric-ato/3729572-castina-pvk-vagner-zalisaetsa-na-okupovanij-teritorii-ukraini-pentagon.html" text:style-name="Internet_20_link" text:visited-style-name="Visited_20_Internet_20_Link">
PEC的一部分“ <text:span text:style-name="T4">
 Wagner </text:span>
”保留在乌克兰的占领领土上 - 五角大楼</text:a>
“即使袭击成功，这些职位也会从炮兵军中“掩盖”。 根据初步数据，CPD在短短两天内，这种“方法”的损失超过50人”。</text:p>
      <text:p text:style-name="P4">
据他介绍，瓦格纳的内部支持伴随着非洲和附近东部的“普里瓜帝国”的克里姆林宫提名。</text:p>
      <text:p text:style-name="P4">
“当然，俄罗斯不能像瓦格纳·佩克(Wagner Pec)那样放弃在非洲的杠杆。 因此，克里姆林宫的唯一出路是除了新负责人之外，公司的品牌重塑。 俄罗斯外交部的代表已经<text:a xlink:type="simple" xlink:href="https://www.ukrinform.ua/tag-pvk-vagnera" text:style-name="Internet_20_link" text:visited-style-name="Visited_20_Internet_20_Link">
Wagner PVC“</text:a>
它将继续进行活动，但在新的指导下。”  - 他们在部门吸引了。</text:p>
      <text:p text:style-name="P4">
值得注意的是，俄罗斯联邦外交部副部长个人个人化的叙利亚巴沙尔·阿萨德(Bashar Assad)总统，PEC部队将不再独立行动。</text:p>
      <text:p text:style-name="P4">
CPD说：“此外，根据可用信息，俄罗斯军事警察拘留了埃斯维德(Eswide)的瓦格纳·佩奇(Wagner PEC)的负责人，在叙利亚南部，在赫米米姆(Khmeimim)拘留了三名高级PEC指挥官。”该部门表示，瓦格纳·佩克(Wagner PEC)的领导人是否会失去对他的战士军队的最终控制，还是为当局的斗争转移到一个新的水平，这是尚不清楚的。 该机构回忆说：“但是，克里姆林宫政权对苏皮拉受到了最大的打击，这成为拆除普京系统的第一个实用阶段。”</text:p>
      <text:p text:style-name="P4">
据报道，瓦格纳·佩克·耶夫根尼·普里戈金(Wagner Pec Yevgeny Prigogin)的领导人宣布了德马什(Demarsh)反对俄罗斯军事领导层，特别是反对俄罗斯联邦国防部谢尔盖·肖格(Sergey Shoig)的国防部。 Oleksandr Lukashenko与Prigogin进行了谈判，此后他说该团体的士兵正在返回野战营。</text:p>
      <text:p text:style-name="P4">
周二，卢卡申科(Lukashenko)证实了普里戈宁(Prigogine)到达白俄罗斯(Berarus)。 普京表示，Wagnets可以与俄罗斯部的辩护签订合同或前往白俄罗斯。</text:p>
      <text:p text:style-name="P4">
沃迪米尔总统Zelenskyy坚信Ubilorus PEC特遣队将是微不足道的，因为乌克兰国防军已经摧毁了20,000多名Wagnerians。</text:p>
      <text:p text:style-name="P4">
News Source: <text:a xlink:type="simple" xlink:href="https://www.ukrinform.ua/rubric-world/3730004-sojgu-nakazav-likviduvati-vagnerivciv-na-timcasovo-okupovanij-teritorii-ukraini-cpd.html" text:style-name="Internet_20_link" text:visited-style-name="Visited_20_Internet_20_Link">
https://www.ukrinform.ua/rubric-world/3730004-sojgu-nakazav-likviduvati-vagnerivciv-na-timcasovo-okupovanij-teritorii-ukraini-cpd.html</text:a>
</text:p>
      <!--NEWS-->
      <text:h text:style-name="P10" text:outline-level="1">
<text:span text:style-name="T4">
俄罗斯人在马里波尔 - 军事媒体中心与工作人员建立了亚齐夫海军区</text:span>
</text:h>
      <text:p text:style-name="P4">
作者: ['АРМІЯINFORM']</text:p>
      <text:p text:style-name="P4">
时间: 2023-06-30T70:00:00-04:00</text:p>
      <text:p text:style-name="P4">
描述: 在悬挂的悬挂式悬挂的背后，为了对俄罗斯联邦的阿佐夫地区的可行控制，阿佐夫斯基的战争……与乌克兰2022年的战争，与乌克兰的最新新闻，今天与乌克兰2022年的新闻战争，今天，乌克兰之间的战争会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6k9bh7xnfbourjgpqzm1.jpg" text:style-name="Internet_20_link" text:visited-style-name="Visited_20_Internet_20_Link">
6k9bh7xnfbourjgpqzm1.jpg</text:a>
']</text:p>
      <text:p text:style-name="P4">
标签: ['MILITARY MEDIA CENTER', 'АГРЕСІЯ РФ', 'ВТОРГНЕННЯ РФ']</text:p>
      <text:p text:style-name="P4">
类别: News</text:p>
      <!--METADATA-->
      <text:p text:style-name="P4">
<draw:frame draw:style-name="fr1" draw:name="Image286" text:anchor-type="as-char" svg:width="6.9236in" svg:height="3.63489in" draw:z-index="0">
<draw:image xlink:href="../Images/AРМІЯINFORM/2023-06-30T70-00-00-04-00/6k9bh7xnfbourjgpqzm1.jpg" xlink:type="simple" xlink:show="embed" xlink:actuate="onLoad" draw:mime-type="image/jpeg"/>
</draw:frame>
根据可用的信息，作为黑海舰队的一部分，亚齐夫海军区是为了加强对亚齐夫地区的控制。 总部 - 在Mariupol。</text:p>
      <text:p text:style-name="P4">
关于它<text:a xlink:type="simple" xlink:href="https://t.me/militarymediacenter/2395" text:style-name="Internet_20_link" text:visited-style-name="Visited_20_Internet_20_Link">
报告</text:a>
军事媒体中心。</text:p>
      <text:p text:style-name="P4">
该海军区将以牺牲海军船和里海海军舰队为代价完成。</text:p>
      <text:p text:style-name="P4">
目前，俄罗斯联合会在阿佐夫和黑海行动区的主要努力正面临着舰队地下室的反萨莱斯防御系统以及海军海军船的保护。</text:p>
      <text:p text:style-name="P4">
News Source: <text:a xlink:type="simple" xlink:href="https://armyinform.com.ua/2023/06/30/rosiyany-stvoryly-azovskyj-vijskovo-morskyj-rajon-zi-shtabom-u-mariupoli-military-media-center/" text:style-name="Internet_20_link" text:visited-style-name="Visited_20_Internet_20_Link">
https://armyinform.com.ua/2023/06/30/rosiyany-stvoryly-azovskyj-vijskovo-morskyj-rajon-zi-shtabom-u-mariupoli-military-media-center/</text:a>
</text:p>
      <!--NEWS-->
      <text:h text:style-name="P10" text:outline-level="1">
<text:span text:style-name="T4">
占用者减少了ZPE领土的存在-GUR</text:span>
</text:h>
      <text:p text:style-name="P4">
作者: ['АРМІЯINFORM']</text:p>
      <text:p text:style-name="P4">
时间: 2023-06-30T71:00:00-04:00</text:p>
      <text:p text:style-name="P4">
描述: 剩下的Danimi养老金背后是Zalisha Teriteriya Zaporizko的特遣队...与乌克兰2022年的战争，与乌克兰的最新新闻，今天与乌克兰的新闻，乌克兰2022年上次与乌克兰的新闻战，将在乌克兰和俄罗斯与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20230630-02.jpg" text:style-name="Internet_20_link" text:visited-style-name="Visited_20_Internet_20_Link">
20230630-02.jpg</text:a>
']</text:p>
      <text:p text:style-name="P4">
标签: ['АГРЕСІЯ РФ', 'ВТОРГНЕННЯ РФ', 'ГУР МОУ', 'НЕБЕЗПЕКА ПІДРИВУ ЗАЕС']</text:p>
      <text:p text:style-name="P4">
类别: News</text:p>
      <!--METADATA-->
      <text:p text:style-name="P4">
<draw:frame draw:style-name="fr1" draw:name="Image287" text:anchor-type="as-char" svg:width="6.9236in" svg:height="4.619339in" draw:z-index="0">
<draw:image xlink:href="../Images/AРМІЯINFORM/2023-06-30T71-00-00-04-00/20230630-02.jpg" xlink:type="simple" xlink:show="embed" xlink:actuate="onLoad" draw:mime-type="image/jpeg"/>
</draw:frame>
根据最新数据，占领的特遣队逐渐离开了核心电厂的领土。 该站的第一个车站之一是统治俄罗斯人的行动的罗萨(Rossa)的三局。</text:p>
      <text:p text:style-name="P4">
关于它<text:a xlink:type="simple" xlink:href="https://gur.gov.ua/content/okupanty-zmenshuiut-prysutnist-na-terytorii-zaes.html" text:style-name="Internet_20_link" text:visited-style-name="Visited_20_Internet_20_Link">
报告</text:a>
乌克兰国防部情报局主要局。</text:p>
      <text:p text:style-name="P4">
乌克兰雇员还撤离了与罗斯托姆签订合同的雇员。 根据获得的指示，他们必须在7月5日之前去。 所需的方向是被占领的克里米亚的领土。 今天，已经知道，出发前往半岛前往穆特罗瓦法律部门的负责人，州首席检查员兼Gubarev的副局长。</text:p>
      <text:p text:style-name="P4">
此外，在ZPP本身和卫星城的领土上，军事巡逻的数量也减少了。</text:p>
      <text:p text:style-name="P4">
留在车站的工作人员表示“在任何雪崩局势中归咎于乌克兰”。</text:p>
      <text:p text:style-name="P4">
News Source: <text:a xlink:type="simple" xlink:href="https://armyinform.com.ua/2023/06/30/okupanty-zmenshuyut-prysutnist-na-terytoriyi-zaes-gur/" text:style-name="Internet_20_link" text:visited-style-name="Visited_20_Internet_20_Link">
https://armyinform.com.ua/2023/06/30/okupanty-zmenshuyut-prysutnist-na-terytoriyi-zaes-gur/</text:a>
</text:p>
      <!--NEWS-->
      <text:h text:style-name="P10" text:outline-level="1">
<text:span text:style-name="T4">
Kakhovskaya水力发电站的爆炸对1460亿HRYVNIA的环境有害</text:span>
</text:h>
      <text:p text:style-name="P4">
作者: ['АРМІЯINFORM']</text:p>
      <text:p text:style-name="P4">
时间: 2023-06-30T72:00:00-04:00</text:p>
      <text:p text:style-name="P4">
描述: Oriyntovna Suma zavdani dovkeLi Zbitkiv通过Pisdriv Gowblabic Ges成为...与乌克兰2022年的战争，与乌克兰的最新新闻，今天与乌克兰2022年的新闻战争，今天与乌克兰的新闻战争，乌克兰和俄罗斯之间的战争以及乌克兰之间的战争将会发生。他们说，在2022年，无论是否有一年，是否会在不久的将来与乌克兰进行战争</text:p>
      <text:p text:style-name="P4">
图片: ['<text:a xlink:type="simple" xlink:href="https://armyinform.com.ua/wp-content/uploads/2023/06/kahovskaja-ges-poslednie-novosti-na-segodnja-6-ijunja-2023-v-kremle-znajut-kakuju-cel-presledoval-kievskij-rezhim-pri-podryve-kahovskoj-ges-b017ec5.jpg" text:style-name="Internet_20_link" text:visited-style-name="Visited_20_Internet_20_Link">
kahovskaja-ges-poslednie-novosti-na-segodnja-6-ijunja-2023-v-kremle-znajut-kakuju-cel-presledoval-kievskij-rezhim-pri-podryve-kahovskoj-ges-b017ec5.jpg</text:a>
']</text:p>
      <text:p text:style-name="P4">
标签: ['STOPRUSSIA', 'ЗБИТКИ ДОВКІЛЛЮ', 'КАХОВСЬКА ГЕС', 'МІНДОВКІЛЛЯ']</text:p>
      <text:p text:style-name="P4">
类别: News</text:p>
      <!--METADATA-->
      <text:p text:style-name="P4">
<draw:frame draw:style-name="fr1" draw:name="Image288" text:anchor-type="as-char" svg:width="6.9236in" svg:height="3.4618in" draw:z-index="0">
<draw:image xlink:href="../Images/AРМІЯINFORM/2023-06-30T72-00-00-04-00/kahovskaja-ges-poslednie-novosti-na-segodnja-6-ijunja-2023-v-kremle-znajut-kakuju-cel-presledoval-kievskij-rezhim-pri-podryve-kahovskoj-ges-b017ec5.jpg" xlink:type="simple" xlink:show="embed" xlink:actuate="onLoad" draw:mime-type="image/jpeg"/>
</draw:frame>
由于卡克霍夫斯卡亚盖西(Kakhovskaya Gesi)的爆炸，估计对环境造成的损失量为1460亿。</text:p>
      <text:p text:style-name="P4">
这是由乌克兰·鲁斯兰(Ruslan)环境保护和自然资源部长所说的，<text:a xlink:type="simple" xlink:href="https://t.me/shtab_kakhovska_hes/1306" text:style-name="Internet_20_link" text:visited-style-name="Visited_20_Internet_20_Link">
报告</text:a>
Kakhovskaya水力发电站的后果总部。</text:p>
      <text:p text:style-name="P4">
«对俄罗斯人的俄罗斯人的水平人物(计划中的恐怖分子法案)。 它完全属于生态剂的定义。 重要的是，在罗马法规中明确定义了这个术语。 这不仅是乌克兰所必需的，而且是文明的世界所必需的，因此，没有一个国家打算将来破坏环境。</text:p>
      <text:p text:style-name="P4">
Mindovquil负责人表示，国际环境分组是一份全面的文件，将有助于评估战争对环境的影响。 它还将制定建议，以寻找吸引侵略者对环境犯罪责任和环境更新概念的机制。</text:p>
      <text:p text:style-name="P4">
News Source: <text:a xlink:type="simple" xlink:href="https://armyinform.com.ua/2023/06/30/pidryvu-rosiyeyu-damby-kahovskoyi-ges-zavdav-shkody-dovkillyu-na-146-milyardiv-gryven/" text:style-name="Internet_20_link" text:visited-style-name="Visited_20_Internet_20_Link">
https://armyinform.com.ua/2023/06/30/pidryvu-rosiyeyu-damby-kahovskoyi-ges-zavdav-shkody-dovkillyu-na-146-milyardiv-gryven/</text:a>
</text:p>
      <!--NEWS-->
      <text:h text:style-name="P10" text:outline-level="1">
<text:span text:style-name="T4">
陆军Oleg Kolodiy搭配Daniel Konovalov的欧洲奥运会</text:span>
</text:h>
      <text:p text:style-name="P4">
作者: ['АРМІЯINFORM']</text:p>
      <text:p text:style-name="P4">
时间: 2023-06-30T73:00:00-04:00</text:p>
      <text:p text:style-name="P4">
描述: Oleg Kolodiy Ta Danilov成为同步Stribki象征的链条...与乌克兰2022年的战争，与乌克兰的最新消息，今天与乌克兰的新闻，乌克兰2022年上次与乌克兰的新闻战争，乌克兰和俄罗斯之间的战争以及俄罗斯之间的战争以及当，当俄罗斯和俄罗斯之间的战争时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56935005_766103255311484_8664792118886792721_n.jpg" text:style-name="Internet_20_link" text:visited-style-name="Visited_20_Internet_20_Link">
356935005_766103255311484_8664792118886792721_n.jpg</text:a>
']</text:p>
      <text:p text:style-name="P4">
标签: ['ВІЙСЬКОВІ СПОРТСМЕНИ', 'ЦСК ЗС\xa0УКРАЇНИ']</text:p>
      <text:p text:style-name="P4">
类别: News</text:p>
      <!--METADATA-->
      <text:p text:style-name="P4">
<draw:frame draw:style-name="fr1" draw:name="Image289" text:anchor-type="as-char" svg:width="6.9236in" svg:height="4.615733in" draw:z-index="0">
<draw:image xlink:href="../Images/AРМІЯINFORM/2023-06-30T73-00-00-04-00/356935005_766103255311484_8664792118886792721_n.jpg" xlink:type="simple" xlink:show="embed" xlink:actuate="onLoad" draw:mime-type="image/jpeg"/>
</draw:frame>
Oleg Kolodiy和Danilo Konovalov从3米的跳板上成为了Usinchronous跳跃的欧洲冠军。</text:p>
      <text:p text:style-name="P4">
关于它<text:a xlink:type="simple" xlink:href="https://www.facebook.com/CSKA1992/posts/pfbid0ZFHqQ88oMMrX4a3K8oEDU9a2rT5JkUTuyq4c4tW9sTohtAkrWqXzH9xhJvUnLwaZl" text:style-name="Internet_20_link" text:visited-style-name="Visited_20_Internet_20_Link">
报告</text:a>
在武装部队的CSC中。</text:p>
      <text:p text:style-name="P4">
对于运动员而言，这是首次亮相的官方开始，在构图中，他们是创纪录的积分-410.16。</text:p>
      <text:p text:style-name="P4">
应该指出的是，在竞争的最后一天，黄金Oleg Kolodiy和Danylo Konovalov成为欧洲所有体育比赛中乌克兰的第19位。</text:p>
      <text:p text:style-name="P4">
在奖牌积分榜上，国家队占据了第二个共同位置。</text:p>
      <text:p text:style-name="P4">
News Source: <text:a xlink:type="simple" xlink:href="https://armyinform.com.ua/2023/06/30/armiyecz-oleg-kolodij-u-pari-z-danylom-konovalovym-zdobuly-zoloto-yevropejskyh-igor/" text:style-name="Internet_20_link" text:visited-style-name="Visited_20_Internet_20_Link">
https://armyinform.com.ua/2023/06/30/armiyecz-oleg-kolodij-u-pari-z-danylom-konovalovym-zdobuly-zoloto-yevropejskyh-igor/</text:a>
</text:p>
      <!--NEWS-->
      <text:h text:style-name="P10" text:outline-level="1">
<text:span text:style-name="T4">
技术化技术可通过滴度改进分钟</text:span>
</text:h>
      <text:p text:style-name="P4">
作者: ['АРМІЯINFORM']</text:p>
      <text:p text:style-name="P4">
时间: 2023-06-30T74:00:00-04:00</text:p>
      <text:p text:style-name="P4">
描述: 在乌克兰人，Polovye Etapu在理事会的真实思想中与Vyprobangnnya一起完成...与乌克兰2022年的战争，与乌克兰的战争是今天的最新新闻，这是今天与乌克兰2022年的新闻战争，今天将有今天的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rozminuvannya.jpg" text:style-name="Internet_20_link" text:visited-style-name="Visited_20_Internet_20_Link">
rozminuvannya.jpg</text:a>
']</text:p>
      <text:p text:style-name="P4">
标签: ['STOPRUSSIA', 'АГРЕСІЯ РФ', 'ВТОРГНЕННЯ РФ', 'РОЗМІНУВАННЯ']</text:p>
      <text:p text:style-name="P4">
类别: News</text:p>
      <!--METADATA-->
      <text:p text:style-name="P4">
<draw:frame draw:style-name="fr1" draw:name="Image290" text:anchor-type="as-char" svg:width="6.9236in" svg:height="3.894525in" draw:z-index="0">
<draw:image xlink:href="../Images/AРМІЯINFORM/2023-06-30T74-00-00-04-00/rozminuvannya.jpg" xlink:type="simple" xlink:show="embed" xlink:actuate="onLoad" draw:mime-type="image/jpeg"/>
</draw:frame>
在乌克兰，在现代外国和国内技术的实际条件下，该项目的现场阶段已经完成。 经过证明是效率的技术测试结果的分析，可以参与对乌克兰人道主义侵犯的潜在污染土地框架的调查。</text:p>
      <text:p text:style-name="P4">
关于<text:a xlink:type="simple" xlink:href="https://me.gov.ua/News/Detail" text:style-name="Internet_20_link" text:visited-style-name="Visited_20_Internet_20_Link">
告诉</text:a>
乌克兰伊戈尔·贝兹卡拉维奇(Bezkaravichi)经济部下的人道主义贬低指导的协调员。</text:p>
      <text:p text:style-name="P4">
“今天，可以说，在借助无人机的界定矿石检测技术检测技术中，它们非常有效。毫无夸张的是，它们震惊和惊讶，使我们的专家 - 流浪技术和功能感到惊讶。 特别是要加快乌克兰领土的清洁，特别是涉及最新的考试和我的技术。因此，我们努力确保尽快为现代设备尽快装备现代设备。 。</text:p>
      <text:p text:style-name="P4">
联合国开发计划启动了对其清洁和脱离领土远程调查的测试项目(开发计划署). Реалізований у співпраці з Міністерством економіки України,Міністерством оборони України та Державною службою України з надзвичайнихситуацій та за координації Міжвідомчої робочої групи з питань гуманітарногорозмінування. На заклик ПРООН до участі в проєкті долучилися 10 іноземних таукраїнських компаній, що володіють відповідними технологіями. Польовий етапвідбувався на одному з військових полігонів України в умовах, максимальнонаближених до реальних.</text:p>
      <text:p text:style-name="P4">
News Source: <text:a xlink:type="simple" xlink:href="https://armyinform.com.ua/2023/06/30/v-ukrayini-zaversheno-testuvannya-tehnologij-z-vyyavlennya-min-za-dopomogoyu-droniv/" text:style-name="Internet_20_link" text:visited-style-name="Visited_20_Internet_20_Link">
https://armyinform.com.ua/2023/06/30/v-ukrayini-zaversheno-testuvannya-tehnologij-z-vyyavlennya-min-za-dopomogoyu-droniv/</text:a>
</text:p>
      <!--NEWS-->
      <text:h text:style-name="P10" text:outline-level="1">
<text:span text:style-name="T4">
Si Breeze：Chernihiv矿船与无人机进行了培训</text:span>
</text:h>
      <text:p text:style-name="P4">
作者: ['АРМІЯINFORM']</text:p>
      <text:p text:style-name="P4">
时间: 2023-06-30T75:00:00-04:00</text:p>
      <text:p text:style-name="P4">
描述: Blanegiv团队是黑人男孩的团队，是GydoAcastic ...与乌克兰2022的战争，与乌克兰的战争是今天的最新消息，今天与乌克兰的新闻战2022是今天的最后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6/356807648_654081450092774_1232543087469479573_n.jpg" text:style-name="Internet_20_link" text:visited-style-name="Visited_20_Internet_20_Link">
356807648_654081450092774_1232543087469479573_n.jpg</text:a>
', '<text:a xlink:type="simple" xlink:href="https://armyinform.com.ua/wp-content/uploads/2023/06/356139276_654081010092818_8409600880184807695_n-150x150.jpg" text:style-name="Internet_20_link" text:visited-style-name="Visited_20_Internet_20_Link">
356139276_654081010092818_8409600880184807695_n-150x150.jpg</text:a>
', '<text:a xlink:type="simple" xlink:href="https://armyinform.com.ua/wp-content/uploads/2023/06/357011943_654081163426136_5081155004193472053_n-150x150.jpg" text:style-name="Internet_20_link" text:visited-style-name="Visited_20_Internet_20_Link">
357011943_654081163426136_5081155004193472053_n-150x150.jpg</text:a>
', '<text:a xlink:type="simple" xlink:href="https://armyinform.com.ua/wp-content/uploads/2023/06/356628414_654081376759448_9172430124540882225_n-150x150.jpg" text:style-name="Internet_20_link" text:visited-style-name="Visited_20_Internet_20_Link">
356628414_654081376759448_9172430124540882225_n-150x150.jpg</text:a>
', '<text:a xlink:type="simple" xlink:href="https://armyinform.com.ua/wp-content/uploads/2023/06/356402912_654081156759470_9135721882908051408_n-150x150.jpg" text:style-name="Internet_20_link" text:visited-style-name="Visited_20_Internet_20_Link">
356402912_654081156759470_9135721882908051408_n-150x150.jpg</text:a>
', '<text:a xlink:type="simple" xlink:href="https://armyinform.com.ua/wp-content/uploads/2023/06/356808593_654081160092803_4144934195997505437_n-150x150.jpg" text:style-name="Internet_20_link" text:visited-style-name="Visited_20_Internet_20_Link">
356808593_654081160092803_4144934195997505437_n-150x150.jpg</text:a>
', '<text:a xlink:type="simple" xlink:href="https://armyinform.com.ua/wp-content/uploads/2023/06/356427406_654081080092811_1961519253998509864_n-150x150.jpg" text:style-name="Internet_20_link" text:visited-style-name="Visited_20_Internet_20_Link">
356427406_654081080092811_1961519253998509864_n-150x150.jpg</text:a>
']</text:p>
      <text:p text:style-name="P4">
标签: []</text:p>
      <text:p text:style-name="P4">
类别: News</text:p>
      <!--METADATA-->
      <text:p text:style-name="P4">
<draw:frame draw:style-name="fr1" draw:name="Image291" text:anchor-type="as-char" svg:width="6.9236in" svg:height="4.615733in" draw:z-index="0">
<draw:image xlink:href="../Images/AРМІЯINFORM/2023-06-30T75-00-00-04-00/356807648_654081450092774_1232543087469479573_n.jpg" xlink:type="simple" xlink:show="embed" xlink:actuate="onLoad" draw:mime-type="image/jpeg"/>
</draw:frame>
Chernihiv矿船的液压团队对使用无人机进行了船舶的训练。 该活动是根据培训综合体计划在一系列教义“ Si Breeze”框架内举行的。</text:p>
      <text:p text:style-name="P4">
关于它<text:a xlink:type="simple" xlink:href="https://www.facebook.com/100064727737034/posts/pfbid02T9n1nsAAngqor7BTH4DBJN6AjooLEQKiERnUxAVqEh9kM7xqYM1be9iExuvgMRTwl/" text:style-name="Internet_20_link" text:visited-style-name="Visited_20_Internet_20_Link">
告知</text:a>
乌克兰武装部队海军司令的公共关系服务。</text:p>
      <text:p text:style-name="P4">
今天，培训是由Seafox的远程潜艇进行的。 这些无人机旨在阐明位置并确定水下的优质物体。</text:p>
      <text:p text:style-name="P4">
<text:a xlink:type="simple" xlink:href="https://armyinform.com.ua/wp-content/uploads/2023/06/356139276_654081010092818_8409600880184807695_n.jpg" text:style-name="Internet_20_link" text:visited-style-name="Visited_20_Internet_20_Link">
!(Images/AРМІЯINFORM/2023-06-30T75-00-00-04-00/356139276_654081010092818_8409600880184807695_n-150x150.jpg)</text:a>
</text:p>
      <text:p text:style-name="P4">
<text:a xlink:type="simple" xlink:href="https://armyinform.com.ua/wp-content/uploads/2023/06/357011943_654081163426136_5081155004193472053_n.jpg" text:style-name="Internet_20_link" text:visited-style-name="Visited_20_Internet_20_Link">
<draw:frame draw:style-name="fr1" draw:name="Image292" text:anchor-type="as-char" svg:width="6.9236in" svg:height="6.9236in" draw:z-index="0">
<draw:image xlink:href="../Images/AРМІЯINFORM/2023-06-30T75-00-00-04-00/357011943_654081163426136_5081155004193472053_n-150x150.jpg" xlink:type="simple" xlink:show="embed" xlink:actuate="onLoad" draw:mime-type="image/jpeg"/>
</draw:frame>
</text:a>
训练综合大楼的主要任务是确保跨国力量的准备，按照北约的标准和程序，与武器和军事装备的参与，释放出色的危险，这是武器和军事设备的范围，这是武装和军事装备的参与，这是武装部队的海军武装部队的海军乌克兰从乌克兰合作伙伴那里收到。</text:p>
      <text:p text:style-name="P4">
配备了无人机，检查设备的所有系统并将其浸入基于水的计算中，开始寻找矿山的确切位置及其识别。 直接的无人机控制是从手术室进行的。</text:p>
      <text:p text:style-name="P4">
找到了训练矿后，它在配备上述无人机的相机的帮助下直接在底部进行了检查。 固定矿山的位置后，矿场综合大楼的中士采取了措施将无人机旋转在船上。 下一步是使用无人机Typecharly，这应该通过用它吹来破坏矿山。</text:p>
      <text:p text:style-name="P4">
<text:a xlink:type="simple" xlink:href="https://armyinform.com.ua/wp-content/uploads/2023/06/356628414_654081376759448_9172430124540882225_n.jpg" text:style-name="Internet_20_link" text:visited-style-name="Visited_20_Internet_20_Link">
!(Images/AРМІЯINFORM/2023-06-30T75-00-00-04-00/356628414_654081376759448_9172430124540882225_n-150x150.jpg)</text:a>
</text:p>
      <text:p text:style-name="P4">
<text:a xlink:type="simple" xlink:href="https://armyinform.com.ua/wp-content/uploads/2023/06/356402912_654081156759470_9135721882908051408_n.jpg" text:style-name="Internet_20_link" text:visited-style-name="Visited_20_Internet_20_Link">
<draw:frame draw:style-name="fr1" draw:name="Image293" text:anchor-type="as-char" svg:width="6.9236in" svg:height="6.9236in" draw:z-index="0">
<draw:image xlink:href="../Images/AРМІЯINFORM/2023-06-30T75-00-00-04-00/356402912_654081156759470_9135721882908051408_n-150x150.jpg" xlink:type="simple" xlink:show="embed" xlink:actuate="onLoad" draw:mime-type="image/jpeg"/>
</draw:frame>
</text:a>
</text:p>
      <text:p text:style-name="P4">
<text:a xlink:type="simple" xlink:href="https://armyinform.com.ua/wp-content/uploads/2023/06/356427406_654081080092811_1961519253998509864_n.jpg" text:style-name="Internet_20_link" text:visited-style-name="Visited_20_Internet_20_Link">
<draw:frame draw:style-name="fr1" draw:name="Image294" text:anchor-type="as-char" svg:width="6.9236in" svg:height="6.9236in" draw:z-index="0">
<draw:image xlink:href="../Images/AРМІЯINFORM/2023-06-30T75-00-00-04-00/356427406_654081080092811_1961519253998509864_n-150x150.jpg" xlink:type="simple" xlink:show="embed" xlink:actuate="onLoad" draw:mime-type="image/jpeg"/>
</draw:frame>
</text:a>
</text:p>
      <text:p text:style-name="P4">
News Source: <text:a xlink:type="simple" xlink:href="https://armyinform.com.ua/2023/06/30/si-bryz-komanda-minnogo-korablya-chernigiv-provela-trenuvannya-z-vykorystannyam-droniv/" text:style-name="Internet_20_link" text:visited-style-name="Visited_20_Internet_20_Link">
https://armyinform.com.ua/2023/06/30/si-bryz-komanda-minnogo-korablya-chernigiv-provela-trenuvannya-z-vykorystannyam-droniv/</text:a>
</text:p>
      <!--NEWS-->
      <text:h text:style-name="P10" text:outline-level="1">
<text:span text:style-name="T4">
两名死亡和六人受伤：检察官办公室正在调查顿涅茨克学校炮击的影响</text:span>
</text:h>
      <text:p text:style-name="P4">
作者: ['АРМІЯINFORM']</text:p>
      <text:p text:style-name="P4">
时间: 2023-06-30T76:00:00-04:00</text:p>
      <text:p text:style-name="P4">
描述: 在Donechchini的Pokrovsky区，RF ZS Zavdi对学校感到震惊，Yako的Vnaslisdok含糊不清...与乌克兰2022年的战争，与乌克兰的最新新闻，与乌克兰的新闻，与乌克兰2022的新闻战争，今天，将在今天，将在今天，将在今天，将在今天，将在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6/357368998_665029318993238_6519901473938362003_n.jpg" text:style-name="Internet_20_link" text:visited-style-name="Visited_20_Internet_20_Link">
357368998_665029318993238_6519901473938362003_n.jpg</text:a>
', '<text:a xlink:type="simple" xlink:href="https://armyinform.com.ua/wp-content/uploads/2023/06/357135240_665029288993241_8625944407439976111_n-150x150.jpg" text:style-name="Internet_20_link" text:visited-style-name="Visited_20_Internet_20_Link">
357135240_665029288993241_8625944407439976111_n-150x150.jpg</text:a>
', '<text:a xlink:type="simple" xlink:href="https://armyinform.com.ua/wp-content/uploads/2023/06/357143948_665029258993244_9041470223385464986_n-150x150.jpg" text:style-name="Internet_20_link" text:visited-style-name="Visited_20_Internet_20_Link">
357143948_665029258993244_9041470223385464986_n-150x150.jpg</text:a>
', '<text:a xlink:type="simple" xlink:href="https://armyinform.com.ua/wp-content/uploads/2023/06/357358989_665029392326564_4341617769016728987_n-150x150.jpg" text:style-name="Internet_20_link" text:visited-style-name="Visited_20_Internet_20_Link">
357358989_665029392326564_4341617769016728987_n-150x150.jpg</text:a>
']</text:p>
      <text:p text:style-name="P4">
标签: ['STOPRUSSIA', 'ВОЄННІ ЗЛОЧИНИ ЗС РФ', 'ВТОРГНЕННЯ РФ', 'ОФІС ГЕНЕРАЛЬНОГО ПРОКУРОРА']</text:p>
      <text:p text:style-name="P4">
类别: News</text:p>
      <!--METADATA-->
      <text:p text:style-name="P4">
<draw:frame draw:style-name="fr1" draw:name="Image295" text:anchor-type="as-char" svg:width="6.9236in" svg:height="5.1927in" draw:z-index="0">
<draw:image xlink:href="../Images/AРМІЯINFORM/2023-06-30T76-00-00-04-00/357368998_665029318993238_6519901473938362003_n.jpg" xlink:type="simple" xlink:show="embed" xlink:actuate="onLoad" draw:mime-type="image/jpeg"/>
</draw:frame>
在俄罗斯联邦武装部队的顿涅茨克地区的波克罗夫斯基地区，在学校袭击了两名公民，另外6名受伤。</text:p>
      <text:p text:style-name="P4">
在顿涅茨克地区检察官办公室的程序领导下，对违反战争法的刑事诉讼的刑事调查(艺术的第2部分。 乌克兰《刑法》的438)，<text:a xlink:type="simple" xlink:href="https://www.facebook.com/pgo.gov.ua/posts/pfbid0AoqMxAbfp1PGXGy3RUGPqxjyJrrXLvN6Az36CN3Ps659XKesbUBDQXQhLiz3UFJbl" text:style-name="Internet_20_link" text:visited-style-name="Visited_20_Internet_20_Link">
告知</text:a>
检察长办公室。</text:p>
      <text:p text:style-name="P4">
“根据调查，2023年6月30日，大约11:20，RF​​VDAR的占领军可能来自该村的反应性凌空消防系统。 Sergiivkapokrovsky区。 命中发生在当地学校。 它在炮击中包含12个人 - 行政代表，教师和技术人员。 由于炮击，小学老师和校长被杀。 另外六名员工 - 四名男子和两个女人受到身体伤害。 现在，他们在医院住院，遭受了变化和爆炸性伤害，并出售了伤口。”演讲写道。</text:p>
      <text:p text:style-name="P4">
<text:a xlink:type="simple" xlink:href="https://armyinform.com.ua/wp-content/uploads/2023/06/357135240_665029288993241_8625944407439976111_n.jpg" text:style-name="Internet_20_link" text:visited-style-name="Visited_20_Internet_20_Link">
!(Images/AРМІЯINFORM/2023-06-30T76-00-00-04-00/357135240_665029288993241_8625944407439976111_n-150x150.jpg)</text:a>
</text:p>
      <text:p text:style-name="P4">
<text:a xlink:type="simple" xlink:href="https://armyinform.com.ua/wp-content/uploads/2023/06/357143948_665029258993244_9041470223385464986_n.jpg" text:style-name="Internet_20_link" text:visited-style-name="Visited_20_Internet_20_Link">
<draw:frame draw:style-name="fr1" draw:name="Image296" text:anchor-type="as-char" svg:width="6.9236in" svg:height="6.9236in" draw:z-index="0">
<draw:image xlink:href="../Images/AРМІЯINFORM/2023-06-30T76-00-00-04-00/357143948_665029258993244_9041470223385464986_n-150x150.jpg" xlink:type="simple" xlink:show="embed" xlink:actuate="onLoad" draw:mime-type="image/jpeg"/>
</draw:frame>
</text:a>
</text:p>
      <text:p text:style-name="P4">
<text:a xlink:type="simple" xlink:href="https://armyinform.com.ua/wp-content/uploads/2023/06/357358989_665029392326564_4341617769016728987_n.jpg" text:style-name="Internet_20_link" text:visited-style-name="Visited_20_Internet_20_Link">
<draw:frame draw:style-name="fr1" draw:name="Image297" text:anchor-type="as-char" svg:width="6.9236in" svg:height="6.9236in" draw:z-index="0">
<draw:image xlink:href="../Images/AРМІЯINFORM/2023-06-30T76-00-00-04-00/357358989_665029392326564_4341617769016728987_n-150x150.jpg" xlink:type="simple" xlink:show="embed" xlink:actuate="onLoad" draw:mime-type="image/jpeg"/>
</draw:frame>
</text:a>
教学大楼的一部分实际上被破坏了：教室破碎，其他场所，破碎的家具和学校库存。 检察官，执法人员和救援人员正在现场解雇。</text:p>
      <text:p text:style-name="P4">
News Source: <text:a xlink:type="simple" xlink:href="https://armyinform.com.ua/2023/06/30/dvoye-zagyblyh-ta-shestero-poranenyh-prokuratura-rozsliduye-naslidky-vnaslidok-obstrilu-shkoly-na-donechchyni/" text:style-name="Internet_20_link" text:visited-style-name="Visited_20_Internet_20_Link">
https://armyinform.com.ua/2023/06/30/dvoye-zagyblyh-ta-shestero-poranenyh-prokuratura-rozsliduye-naslidky-vnaslidok-obstrilu-shkoly-na-donechchyni/</text:a>
</text:p>
      <!--NEWS-->
      <text:h text:style-name="P10" text:outline-level="1">
<text:span text:style-name="T4">
FSB代理网络被处置，引用了俄罗斯的“龙卷风”和“飓风”</text:span>
</text:h>
      <text:p text:style-name="P4">
作者: ['АРМІЯINFORM']</text:p>
      <text:p text:style-name="P4">
时间: 2023-06-30T77:00:00-04:00</text:p>
      <text:p text:style-name="P4">
描述: Bezpeques的服务中和Bagtapnia Bagtapnia的FSB的代理商...与乌克兰2022年的战争，与乌克兰的最新新闻，今天与乌克兰2022年的新闻战争，乌克兰和俄罗斯之间的战争，乌克兰和俄罗斯之间的战争将会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6/356409595_634678795425701_3622599770970497765_n.jpg" text:style-name="Internet_20_link" text:visited-style-name="Visited_20_Internet_20_Link">
356409595_634678795425701_3622599770970497765_n.jpg</text:a>
', '<text:a xlink:type="simple" xlink:href="https://armyinform.com.ua/wp-content/uploads/2023/06/356406966_634678882092359_7177873890505348069_n-150x150.jpg" text:style-name="Internet_20_link" text:visited-style-name="Visited_20_Internet_20_Link">
356406966_634678882092359_7177873890505348069_n-150x150.jpg</text:a>
', '<text:a xlink:type="simple" xlink:href="https://armyinform.com.ua/wp-content/uploads/2023/06/356436391_634678855425695_8829402134757859498_n-150x150.jpg" text:style-name="Internet_20_link" text:visited-style-name="Visited_20_Internet_20_Link">
356436391_634678855425695_8829402134757859498_n-150x150.jpg</text:a>
', '<text:a xlink:type="simple" xlink:href="https://armyinform.com.ua/wp-content/uploads/2023/06/357440737_634678812092366_7475528827026342498_n-150x150.jpg" text:style-name="Internet_20_link" text:visited-style-name="Visited_20_Internet_20_Link">
357440737_634678812092366_7475528827026342498_n-150x150.jpg</text:a>
', '<text:a xlink:type="simple" xlink:href="https://armyinform.com.ua/wp-content/uploads/2023/06/357348942_634678908759023_5669581180834779935_n.jpg" text:style-name="Internet_20_link" text:visited-style-name="Visited_20_Internet_20_Link">
357348942_634678908759023_5669581180834779935_n.jpg</text:a>
']</text:p>
      <text:p text:style-name="P4">
标签: ['STOPRUSSIA', 'ВТОРГНЕННЯ РФ', 'СБУ', 'СМЕРЧ']</text:p>
      <text:p text:style-name="P4">
类别: News</text:p>
      <!--METADATA-->
      <text:p text:style-name="P4">
<draw:frame draw:style-name="fr1" draw:name="Image298" text:anchor-type="as-char" svg:width="6.9236in" svg:height="4.615733in" draw:z-index="0">
<draw:image xlink:href="../Images/AРМІЯINFORM/2023-06-30T77-00-00-04-00/356409595_634678795425701_3622599770970497765_n.jpg" xlink:type="simple" xlink:show="embed" xlink:actuate="onLoad" draw:mime-type="image/jpeg"/>
</draw:frame>
安全服务由于Kharkiv中的多阶段特定操作而导致了FSB代理网络中和。 敌人群体由三个当地人组成，他们在基地的位置收集了情报并移动该地区的力量，<text:a xlink:type="simple" xlink:href="https://www.facebook.com/SecurSerUkraine/posts/pfbid0duayGxk6uZXx28cJ7s2BGXJZJJb3neBd5FAsaCq9nEEPReNayxgaLNoo6Nyecue6l" text:style-name="Internet_20_link" text:visited-style-name="Visited_20_Internet_20_Link">
报告</text:a>
SBU新闻中心。</text:p>
      <text:p text:style-name="P4">
首先，攻击者试图确定乌克兰军队在东部阵线的攻击性的武装部队转移的指示。他们也对交通和临时途径感兴趣外国武器和防御力量的储存点。 俄罗斯特工收到的信息通过电报使者运送到FSB。</text:p>
      <text:p text:style-name="P4">
<text:a xlink:type="simple" xlink:href="https://armyinform.com.ua/wp-content/uploads/2023/06/356406966_634678882092359_7177873890505348069_n.jpg" text:style-name="Internet_20_link" text:visited-style-name="Visited_20_Internet_20_Link">
!(Images/AРМІЯINFORM/2023-06-30T77-00-00-04-00/356406966_634678882092359_7177873890505348069_n-150x150.jpg)</text:a>
</text:p>
      <text:p text:style-name="P4">
<text:a xlink:type="simple" xlink:href="https://armyinform.com.ua/wp-content/uploads/2023/06/356436391_634678855425695_8829402134757859498_n.jpg" text:style-name="Internet_20_link" text:visited-style-name="Visited_20_Internet_20_Link">
<draw:frame draw:style-name="fr1" draw:name="Image299" text:anchor-type="as-char" svg:width="6.9236in" svg:height="6.9236in" draw:z-index="0">
<draw:image xlink:href="../Images/AРМІЯINFORM/2023-06-30T77-00-00-04-00/356436391_634678855425695_8829402134757859498_n-150x150.jpg" xlink:type="simple" xlink:show="embed" xlink:actuate="onLoad" draw:mime-type="image/jpeg"/>
</draw:frame>
</text:a>
</text:p>
      <text:p text:style-name="P4">
<text:a xlink:type="simple" xlink:href="https://armyinform.com.ua/wp-content/uploads/2023/06/357440737_634678812092366_7475528827026342498_n.jpg" text:style-name="Internet_20_link" text:visited-style-name="Visited_20_Internet_20_Link">
<draw:frame draw:style-name="fr1" draw:name="Image300" text:anchor-type="as-char" svg:width="6.9236in" svg:height="6.9236in" draw:z-index="0">
<draw:image xlink:href="../Images/AРМІЯINFORM/2023-06-30T77-00-00-04-00/357440737_634678812092366_7475528827026342498_n-150x150.jpg" xlink:type="simple" xlink:show="embed" xlink:actuate="onLoad" draw:mime-type="image/jpeg"/>
</draw:frame>
</text:a>
“占用者需要情报来准备并使用俄罗斯的反应性系统准备并进行发射的火箭笔触。 SBU在敌对任务期间延迟贵族的员工。”证词写道。</text:p>
      <text:p text:style-name="P4">
根据调查，他们在全面入侵俄罗斯联合会开始时，参与了FSB工作人员的不言语合作。 当地一家军事教育机构的前任老师进行了调节。在搜索过程中发现了与侵略者通信的手机和计算机培训。</text:p>
      <text:p text:style-name="P4">
<draw:frame draw:style-name="fr1" draw:name="Image301" text:anchor-type="as-char" svg:width="6.6625in" svg:height="10.0in" draw:z-index="0">
<draw:image xlink:href="../Images/AРМІЯINFORM/2023-06-30T77-00-00-04-00/357348942_634678908759023_5669581180834779935_n.jpg" xlink:type="simple" xlink:show="embed" xlink:actuate="onLoad" draw:mime-type="image/jpeg"/>
</draw:frame>
</text:p>
      <text:p text:style-name="P4">
News Source: <text:a xlink:type="simple" xlink:href="https://armyinform.com.ua/2023/06/30/zneshkodzheno-agenturnu-merezhu-fsb-yaka-navodyla-rosijski-smerchi-ta-uragany-na-harkiv/" text:style-name="Internet_20_link" text:visited-style-name="Visited_20_Internet_20_Link">
https://armyinform.com.ua/2023/06/30/zneshkodzheno-agenturnu-merezhu-fsb-yaka-navodyla-rosijski-smerchi-ta-uragany-na-harkiv/</text:a>
</text:p>
      <!--NEWS-->
      <text:h text:style-name="P10" text:outline-level="1">
<text:span text:style-name="T4">
乌克兰邮政邮票的Mo Mo已发行</text:span>
</text:h>
      <text:p text:style-name="P4">
作者: ['АРМІЯINFORM']</text:p>
      <text:p text:style-name="P4">
时间: 2023-06-30T78:00:00-04:00</text:p>
      <text:p text:style-name="P4">
描述: 30蠕虫在Richnitsa Deokupatsiy是蛇岛，Rosvichka的负责人的负责人...与乌克兰2022年的战争，与乌克兰与乌克兰的最新新闻，今天与乌克兰的新闻战争，今天上次与乌克兰的新闻战争，今天将有一场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6/20230630-5-1.jpg" text:style-name="Internet_20_link" text:visited-style-name="Visited_20_Internet_20_Link">
20230630-5-1.jpg</text:a>
', '<text:a xlink:type="simple" xlink:href="https://armyinform.com.ua/wp-content/uploads/2023/06/20230630-5.jpg" text:style-name="Internet_20_link" text:visited-style-name="Visited_20_Internet_20_Link">
20230630-5.jpg</text:a>
']</text:p>
      <text:p text:style-name="P4">
标签: []</text:p>
      <text:p text:style-name="P4">
类别: News</text:p>
      <!--METADATA-->
      <text:p text:style-name="P4">
<draw:frame draw:style-name="fr1" draw:name="Image302" text:anchor-type="as-char" svg:width="6.9236in" svg:height="4.615733in" draw:z-index="0">
<draw:image xlink:href="../Images/AРМІЯINFORM/2023-06-30T78-00-00-04-00/20230630-5-1.jpg" xlink:type="simple" xlink:show="embed" xlink:actuate="onLoad" draw:mime-type="image/jpeg"/>
</draw:frame>
6月30日，在乌克兰国防部情报局局长蛇岛的周年纪念日，西里尔·布·布达诺夫特少将首席执行官(https://gur.gov.ua/content/poshtova-marka-hur-mo-ukrainy-vvedena-v-obih.html)特殊服务新闻服务。</text:p>
      <text:p text:style-name="P4">
“该活动的参与者指出，乌克兰在全面入侵俄罗斯联合会期间的角色，尤其是 - 纳粹主义机场的行动，纳粹主义赛车的行动，在哈尔基夫进攻期间的攻击行动，对空袭的攻击行动，对Azovstal and General”。</text:p>
      <text:p text:style-name="P4">
<draw:frame draw:style-name="fr1" draw:name="Image303" text:anchor-type="as-char" svg:width="6.9236in" svg:height="5.18693in" draw:z-index="0">
<draw:image xlink:href="../Images/AРМІЯINFORM/2023-06-30T78-00-00-04-00/20230630-5.jpg" xlink:type="simple" xlink:show="embed" xlink:actuate="onLoad" draw:mime-type="image/jpeg"/>
</draw:frame>
值得注意的是，一个品牌的面额是30 UAH，其中每七个都将进行。 筹集的资金将由乌克兰生产的海洋战斗无人机购买。</text:p>
      <text:p text:style-name="P4">
News Source: <text:a xlink:type="simple" xlink:href="https://armyinform.com.ua/2023/06/30/poshtova-marka-gur-mo-ukrayiny-vvedena-v-obig/" text:style-name="Internet_20_link" text:visited-style-name="Visited_20_Internet_20_Link">
https://armyinform.com.ua/2023/06/30/poshtova-marka-gur-mo-ukrayiny-vvedena-v-obig/</text:a>
</text:p>
      <!--NEWS-->
      <text:h text:style-name="P10" text:outline-level="1">
<text:span text:style-name="T4">
由Kakhovskaya HPPS排除的直接损失为20亿美元</text:span>
</text:h>
      <text:p text:style-name="P4">
作者: ['АРМІЯINFORM']</text:p>
      <text:p text:style-name="P4">
时间: 2023-06-30T79:00:00-04:00</text:p>
      <text:p text:style-name="P4">
描述: Suma是由Zbitkiv直接的，由Pisdriv Kakhovo GES重新编写，仓库Shonaimen $ 20亿美元。当他们在2022年与乌克兰进行战争时，他们说，在不久的将来，乌克兰是否会与乌克兰进行战争</text:p>
      <text:p text:style-name="P4">
图片: ['<text:a xlink:type="simple" xlink:href="https://armyinform.com.ua/wp-content/uploads/2023/06/kahovskages.jpg" text:style-name="Internet_20_link" text:visited-style-name="Visited_20_Internet_20_Link">
kahovskages.jpg</text:a>
', '<text:a xlink:type="simple" xlink:href="https://armyinform.com.ua/wp-content/uploads/2023/06/image-9.jpg" text:style-name="Internet_20_link" text:visited-style-name="Visited_20_Internet_20_Link">
image-9.jpg</text:a>
']</text:p>
      <text:p text:style-name="P4">
标签: ['STOPRUSSIA', 'ВОЄННІ ЗЛОЧИНИ ЗС РФ', 'ВТОРГНЕННЯ РФ', 'КАХОВСЬКА ГЕС', 'КАХОВСЬКА ГЕС/ШТАБ INFO']</text:p>
      <text:p text:style-name="P4">
类别: News</text:p>
      <!--METADATA-->
      <text:p text:style-name="P4">
<draw:frame draw:style-name="fr1" draw:name="Image304" text:anchor-type="as-char" svg:width="6.9236in" svg:height="3.894525in" draw:z-index="0">
<draw:image xlink:href="../Images/AРМІЯINFORM/2023-06-30T79-00-00-04-00/kahovskages.jpg" xlink:type="simple" xlink:show="embed" xlink:actuate="onLoad" draw:mime-type="image/jpeg"/>
</draw:frame>
说明性照片</text:p>
      <text:p text:style-name="P4">
卡科娃(Kakhovka)水力发电站的破坏造成的直接损失量至少为20亿美元。这是关于住房和公共部门，能源，农业，运输，生态，生态，行业的损失。 KSE研究所专家(基辅经济学院的分析部门)与乌克兰总裁，经济部和基础设施部合作进行了首次分析。</text:p>
      <text:p text:style-name="P4">
关于它<text:a xlink:type="simple" xlink:href="https://me.gov.ua/News/Detail" text:style-name="Internet_20_link" text:visited-style-name="Visited_20_Internet_20_Link">
报告</text:a>
乌克兰经济部。</text:p>
      <text:p text:style-name="P4">
“我们继续解决损坏，并计算由卡科夫卡水力发电站的卓越造成的损失。 住房基金遭受了严重的损失。 洪灾私人建筑物和相关基础设施造成的直接损失估计为9.5亿美元。与销毁直接水力发电厂有关的损失总计超过四分之一 -  5.86亿美元，该损失必须从Scratch建造。 另外，在环境中至少造成了至少1,500万美元的损失。 主要问题仍然是地区水的受害者的规定。 是的，预算委员会同意分配4100万美元(15亿UAH)为了建设主要水道，”  - 提说，乌克兰尤利亚·斯维里德科(Yulia Sviridenko)经济的第一个维奇雷米尔·米尼斯特(Viceremier-Minister Minister)。</text:p>
      <text:p text:style-name="P4">
<draw:frame draw:style-name="fr1" draw:name="Image305" text:anchor-type="as-char" svg:width="6.9236in" svg:height="4.615733in" draw:z-index="0">
<draw:image xlink:href="../Images/AРМІЯINFORM/2023-06-30T79-00-00-04-00/image-9.jpg" xlink:type="simple" xlink:show="embed" xlink:actuate="onLoad" draw:mime-type="image/jpeg"/>
</draw:frame>
根据KSE Institute分析，Kakhovskaya Hescoop的悲剧：</text:p>
      <text:p text:style-name="P4">
·住房：9.5亿美元的亏损。 在Kherson地区预订了约20-30千栋房屋，并在尼古莱地区有500多个私人房屋。</text:p>
      <text:p text:style-name="P4">
·能源：6.24亿美元的损失。 遭到恢复的Kakhovka水电厂将被摧毁，该行业的总损失为5.86亿美元。建造新的水力发电厂的需求约为10亿美元。</text:p>
      <text:p text:style-name="P4">
·运输基础设施：3.11亿美元的损失。 洪水影响了290多公里的道路。</text:p>
      <text:p text:style-name="P4">
·行业：1.05亿美元的亏损。 DNIEPER的左右两岸淹没了28个大型工业地点。</text:p>
      <text:p text:style-name="P4">
·农业：2500万美元的损失。</text:p>
      <text:p text:style-name="P4">
·环境与生态学：损失15亿美元。 爆炸期间流动了150吨油。 敖德萨附近黑海的盐度水平几乎比正常水平低三倍。</text:p>
      <text:p text:style-name="P4">
News Source: <text:a xlink:type="simple" xlink:href="https://armyinform.com.ua/2023/06/30/pryami-zbytky-sprychyneni-pidryvom-rosiyanamy-kahovskoyi-ges-stanovlyat-2-mlrd/" text:style-name="Internet_20_link" text:visited-style-name="Visited_20_Internet_20_Link">
https://armyinform.com.ua/2023/06/30/pryami-zbytky-sprychyneni-pidryvom-rosiyanamy-kahovskoyi-ges-stanovlyat-2-mlrd/</text:a>
</text:p>
      <!--NEWS-->
      <text:h text:style-name="P10" text:outline-level="1">
<text:span text:style-name="T4">
部长的内阁已经标准化了警察和军事国家安全措施</text:span>
</text:h>
      <text:p text:style-name="P4">
作者: Ukrinform (Person)</text:p>
      <text:p text:style-name="P4">
出版商: Укринформ (Organization)</text:p>
      <text:p text:style-name="P4">
出版时间: 2023-06-30T7:09:00+03:00</text:p>
      <text:p text:style-name="P4">
修改时间: 2023-06-30T22:09:00+03:00</text:p>
      <text:p text:style-name="P4">
描述: 部长的内阁使警察和军人的商务旅行规范化，以实施措施，以确保对乌克兰的国家安全和辩护。  - 乌克林。</text:p>
      <text:p text:style-name="P4">
图片: ['<text:a xlink:type="simple" xlink:href="https://static.ukrinform.com/photos/2023_06/thumb_files/630_360_1687785209-931.png" text:style-name="Internet_20_link" text:visited-style-name="Visited_20_Internet_20_Link">
630_360_16877...</text:a>
']</text:p>
      <text:p text:style-name="P4">
标签: ['Кабмін', 'Поліція', 'Військові', 'Нацбезпека']</text:p>
      <text:p text:style-name="P4">
类型: Article</text:p>
      <!--METADATA-->
      <text:p text:style-name="P4">
<draw:frame draw:style-name="fr1" draw:name="Image306" text:anchor-type="as-char" svg:width="6.9236in" svg:height="3.956343in" draw:z-index="0">
<draw:image xlink:href="../Images/yкринформ/2023-06-30T7-09-00-03-00/630_360_1687785209-931.png" xlink:type="simple" xlink:show="embed" xlink:actuate="onLoad" draw:mime-type="image/png"/>
</draw:frame>
部长的内阁已将警察和军事人员的商务旅行时间标准化，以确保措施确保国家安全和防御乌克兰。</text:p>
      <text:p text:style-name="P4">
关于<text:a xlink:type="simple" xlink:href="http://t.me/tmelnychuk/2632" text:style-name="Internet_20_link" text:visited-style-name="Visited_20_Internet_20_Link">
电报</text:a>
乌克林福姆报道，在Verkhovna Rada Taras Melnychuk的部长专员通报了。</text:p>
      <text:p text:style-name="P4">
“已经确定，在乌克兰军事部队的特殊时期内，军人，警察，个性和指挥官和雇员的商务旅行期限(战斗)参与确保国家安全和辩护措施的措施的行动，排斥俄罗斯联邦的武装侵略，确保其执行，直接在各地区进行解释，并在实施这些措施时以及实施确保塔娜州立领土的法律和秩序的措施<text:a xlink:type="simple" xlink:href="https://www.ukrinform.ua/tag-kordon" text:style-name="Internet_20_link" text:visited-style-name="Visited_20_Internet_20_Link">
边境</text:a>
，不应超过此类措施的时期。”</text:p>
      <text:p text:style-name="P4">
<text:span text:style-name="T4">
另请阅读：</text:span>
 <text:a xlink:type="simple" xlink:href="https://www.ukrinform.ua/rubric-society/3727301-kabmin-zatverdiv-poradok-pidgotovki-kadriv-dla-reintegracii-zvilnenih-teritorij.html" text:style-name="Internet_20_link" text:visited-style-name="Visited_20_Internet_20_Link">
<text:span text:style-name="T4">
内阁</text:span>
批准了培训人员重新融入解放领土的程序</text:a>
据报道，2023年5月16日，政府修改了关于武装部队武装部队正常化和许多执法部门的决议。</text:p>
      <text:p text:style-name="P4">
News Source: <text:a xlink:type="simple" xlink:href="https://www.ukrinform.ua/rubric-society/3730005-kabmin-unormuvav-termini-vidradzenna-policii-ta-vijskovih-na-zahodi-z-nacbezpeki.html" text:style-name="Internet_20_link" text:visited-style-name="Visited_20_Internet_20_Link">
https://www.ukrinform.ua/rubric-society/3730005-kabmin-unormuvav-termini-vidradzenna-policii-ta-vijskovih-na-zahodi-z-nacbezpeki.html</text:a>
</text:p>
      <!--NEWS-->
      <text:h text:style-name="P10" text:outline-level="1">
<text:span text:style-name="T4">
如果北部威胁增加，力量增加了 - 谢尔盖·纳夫（Sergey Naev）</text:span>
</text:h>
      <text:p text:style-name="P4">
作者: ['АРМІЯINFORM']</text:p>
      <text:p text:style-name="P4">
时间: 2023-06-30T80:00:00-04:00</text:p>
      <text:p text:style-name="P4">
描述: 乌克兰Zbroyshanykh的Obroyny部队的指挥，Sergey Naw中尉，说...与乌克兰2022年的战争，与乌克兰的最新新闻，今天与乌克兰2022年的新闻战争，乌克兰和俄罗斯与俄罗斯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6/photo_2023-06-30_16-39-39.jpg" text:style-name="Internet_20_link" text:visited-style-name="Visited_20_Internet_20_Link">
photo_2023-06-30_16-39-39.jpg</text:a>
']</text:p>
      <text:p text:style-name="P4">
标签: ['STOPRUSSIA', 'ВТОРГНЕННЯ РФ', 'КОМАНДУВАННЯ ОБ’ЄДНАНИХ СИЛ ЗС УКРАЇНИ', 'СЕРГІЙ НАЄВ']</text:p>
      <text:p text:style-name="P4">
类别: News</text:p>
      <!--METADATA-->
      <text:p text:style-name="P4">
<draw:frame draw:style-name="fr1" draw:name="Image307" text:anchor-type="as-char" svg:width="6.9236in" svg:height="4.66766in" draw:z-index="0">
<draw:image xlink:href="../Images/AРМІЯINFORM/2023-06-30T80-00-00-04-00/photo_2023-06-30_16-39-39.jpg" xlink:type="simple" xlink:show="embed" xlink:actuate="onLoad" draw:mime-type="image/jpeg"/>
</draw:frame>
乌克兰中尉武装部队联合部队的指挥官Sergei Naivzauzayauzayauzayauzayauzayauzayauzayawaida目前目前没有白俄罗斯和俄罗斯的直接威胁，但是，如果威胁的增加，力量的增加就会增加。</text:p>
      <text:p text:style-name="P4">
关于它<text:a xlink:type="simple" xlink:href="https://t.me/KOS_ZSU/2024" text:style-name="Internet_20_link" text:visited-style-name="Visited_20_Internet_20_Link">
报告</text:a>
乌克兰联合部队的指挥。</text:p>
      <text:p text:style-name="P4">
“目前，它位于白俄罗斯和俄罗斯的乌克兰地面部队北部小组的车道上。 但是，在增加力量和手段威胁的情况下，以及其他实用措施，以增加该组的默认能力。” Sergei Nayev说。</text:p>
      <text:p text:style-name="P4">
据他说，情报不会停止研究信息。此外，武装部队每天都会与外国合作伙伴交流信息。</text:p>
      <text:p text:style-name="P4">
“我们知道我们拥有的信息，但我们不会浪费时间。 北部运营Zonia的军人在毫无例外的情况下与他们一起执行任务。” Sergey Naev强调。</text:p>
      <text:p text:style-name="P4">
反过来，该命令逐渐增加了员工的防御能力。</text:p>
      <text:p text:style-name="P4">
“人员很和谐，指挥官知道如何正确地管理下属以及在必要的加强时如何行动。”</text:p>
      <text:p text:style-name="P4">
News Source: <text:a xlink:type="simple" xlink:href="https://armyinform.com.ua/2023/06/30/u-razi-zrostannya-rivnya-zagroz-z-pivnochi-peredbacheno-naroshhuvannya-syl-sergij-nayev/" text:style-name="Internet_20_link" text:visited-style-name="Visited_20_Internet_20_Link">
https://armyinform.com.ua/2023/06/30/u-razi-zrostannya-rivnya-zagroz-z-pivnochi-peredbacheno-naroshhuvannya-syl-sergij-nayev/</text:a>
</text:p>
      <!--NEWS-->
      <text:h text:style-name="P10" text:outline-level="1">
<text:span text:style-name="T4">
检察官办公室已记录了113,000多个针对乌克兰的罪行</text:span>
</text:h>
      <text:p text:style-name="P4">
作者: ['АРМІЯINFORM']</text:p>
      <text:p text:style-name="P4">
时间: 2023-06-30T8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98.jpg" text:style-name="Internet_20_link" text:visited-style-name="Visited_20_Internet_20_Link">
1-98.jpg</text:a>
', '<text:a xlink:type="simple" xlink:href="https://armyinform.com.ua/wp-content/uploads/2023/06/2-95.jpg" text:style-name="Internet_20_link" text:visited-style-name="Visited_20_Internet_20_Link">
2-95.jpg</text:a>
']</text:p>
      <text:p text:style-name="P4">
标签: ['АГРЕСІЯ РФ', 'ВОЄННІ ЗЛОЧИНИ РФ', 'ОФІС ГЕНЕРАЛЬНОГО ПРОКУРОРА УКРАЇНИ']</text:p>
      <text:p text:style-name="P4">
类别: News</text:p>
      <!--METADATA-->
      <text:p text:style-name="P4">
<draw:frame draw:style-name="fr1" draw:name="Image308" text:anchor-type="as-char" svg:width="6.9236in" svg:height="4.448413in" draw:z-index="0">
<draw:image xlink:href="../Images/AРМІЯINFORM/2023-06-30T81-00-00-04-00/1-98.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6月30日，它已注册：</text:p>
      <ul>
        <li>
95 965军事犯罪， * 17 078违反乌克兰国家安全的罪行。</li>
      </ul>
      <text:p text:style-name="P4">
此外，根据少年检察官的官方数据，1527名儿童受到俄罗斯联邦的侵略的影响，其中包括：</text:p>
      <ul>
        <li>
494-死亡， * 1033-受伤的严重程度不同。</li>
      </ul>
      <text:p text:style-name="P4">
该部门强调，这些数字不是最终的，因为在暂时占据的有形领土上的积极战斗场所的安装中继续进行工作。</text:p>
      <text:p text:style-name="P4">
<draw:frame draw:style-name="fr1" draw:name="Image309" text:anchor-type="as-char" svg:width="6.9236in" svg:height="4.448413in" draw:z-index="0">
<draw:image xlink:href="../Images/AРМІЯINFORM/2023-06-30T81-00-00-04-00/2-95.jpg" xlink:type="simple" xlink:show="embed" xlink:actuate="onLoad" draw:mime-type="image/jpeg"/>
</draw:frame>
</text:p>
      <text:p text:style-name="P4">
News Source: <text:a xlink:type="simple" xlink:href="https://armyinform.com.ua/2023/06/30/ofis-generalnogo-prokurora-zadokumentuvav-ponad-113-tysyach-zlochyniv-proty-ukrayiny/" text:style-name="Internet_20_link" text:visited-style-name="Visited_20_Internet_20_Link">
https://armyinform.com.ua/2023/06/30/ofis-generalnogo-prokurora-zadokumentuvav-ponad-113-tysyach-zlochyniv-proty-ukrayiny/</text:a>
</text:p>
      <!--NEWS-->
      <text:h text:style-name="P10" text:outline-level="1">
<text:span text:style-name="T4">
当乌克兰飞行员运行F-16时，将成为无法克服的</text:span>
</text:h>
      <text:p text:style-name="P4">
作者: ['АРМІЯINFORM']</text:p>
      <text:p text:style-name="P4">
时间: 2023-06-30T82:00:00-04:00</text:p>
      <text:p text:style-name="P4">
描述: 如果乌克兰PILOTI KERUVATIMU BAGATOTSILOVOI F-16 VINISCHI，因为...与乌克兰2022年的战争，与乌克兰的最新消息，今天与乌克兰的新闻，今天与乌克兰的新闻战争，今天将在乌克兰和俄罗斯之间发动战争，以及乌克兰与乌克兰之间的战争他们说，在2022年，无论是否有一年，是否会在不久的将来与乌克兰进行战争</text:p>
      <text:p text:style-name="P4">
图片: ['<text:a xlink:type="simple" xlink:href="https://armyinform.com.ua/wp-content/uploads/2023/06/zapysaty.jpg" text:style-name="Internet_20_link" text:visited-style-name="Visited_20_Internet_20_Link">
zapysaty.jpg</text:a>
']</text:p>
      <text:p text:style-name="P4">
标签: ['F-16', 'STOPRUSSIA', 'ВОЛОДИМИР ЗЕЛЕНСЬКИЙ']</text:p>
      <text:p text:style-name="P4">
类别: News</text:p>
      <!--METADATA-->
      <text:p text:style-name="P4">
<draw:frame draw:style-name="fr1" draw:name="Image310" text:anchor-type="as-char" svg:width="6.9236in" svg:height="5.81448in" draw:z-index="0">
<draw:image xlink:href="../Images/AРМІЯINFORM/2023-06-30T82-00-00-04-00/zapysaty.jpg" xlink:type="simple" xlink:show="embed" xlink:actuate="onLoad" draw:mime-type="image/jpeg"/>
</draw:frame>
当乌克兰飞行员经营多功能F-16战斗机时，俄罗斯在俄罗斯的侵略者将没有机会。</text:p>
      <text:p text:style-name="P4">
乌克兰Volodymyr Zelenskyy总统写了关于它的[Utelegram。]。(https://t.me/V_Zelenskiy_official/6786)“尽管敌人在航空中仍然具有显着的技术优势，但我们全天战争全天的飞行员在the的道德上具有明显的优势!他们从俄罗斯恐怖炸弹，火箭发射器中拯救了乌克兰人。 当乌克兰飞行员经营F-16自由的Stannesenza时，我们在NOB中不会有恐怖分子的机会。”</text:p>
      <text:p text:style-name="P4">
News Source: <text:a xlink:type="simple" xlink:href="https://armyinform.com.ua/2023/06/30/koly-ukrayinski-piloty-keruvatymut-f-16-svoboda-stane-nezdolannoyu/" text:style-name="Internet_20_link" text:visited-style-name="Visited_20_Internet_20_Link">
https://armyinform.com.ua/2023/06/30/koly-ukrayinski-piloty-keruvatymut-f-16-svoboda-stane-nezdolannoyu/</text:a>
</text:p>
      <!--NEWS-->
      <text:h text:style-name="P10" text:outline-level="1">
<text:span text:style-name="T4">
增加北方方向：总统举行了一场费率会议</text:span>
</text:h>
      <text:p text:style-name="P4">
作者: ['АРМІЯINFORM']</text:p>
      <text:p text:style-name="P4">
时间: 2023-06-30T83:00:00-04:00</text:p>
      <text:p text:style-name="P4">
描述: 乌克兰乌克兰沃迪米尔Zelensky Vidbulo Zavodannya Stavka的Pid Medicans ...与乌克兰2022年的战争，与乌克兰的最新新闻，今天与乌克兰2022年的新闻战争，今天与乌克兰的新闻战争，乌克兰和俄罗斯之间的战争以及乌克兰和俄罗斯之间的战争会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6/b49ed2c48f4494d7b897e162fd377a45_1685898047_extra_large.png" text:style-name="Internet_20_link" text:visited-style-name="Visited_20_Internet_20_Link">
b49ed2c48f4494d7b897e162fd377a45_1685898047_extra_large.png</text:a>
']</text:p>
      <text:p text:style-name="P4">
标签: ['ВОЛОДИМИР ЗЕЛЕНСЬКИЙ', 'ПРЕЗИДЕНТ УКРАЇНИ', 'СТАВКА ВЕРХОВНОГО ГОЛОВНОКОМАНДУВАЧА']</text:p>
      <text:p text:style-name="P4">
类别: News</text:p>
      <!--METADATA-->
      <text:p text:style-name="P4">
<draw:frame draw:style-name="fr1" draw:name="Image311" text:anchor-type="as-char" svg:width="6.9236in" svg:height="4.658182in" draw:z-index="0">
<draw:image xlink:href="../Images/AРМІЯINFORM/2023-06-30T83-00-00-04-00/b49ed2c48f4494d7b897e162fd377a45_1685898047_extra_large.png" xlink:type="simple" xlink:show="embed" xlink:actuate="onLoad" draw:mime-type="image/png"/>
</draw:frame>
乌克兰Volodymyr Zelenskyy总裁</text:p>
      <text:p text:style-name="P4">
在乌克兰沃迪米尔·泽伦斯基(Volodymyr Zelensky)主席的主席下，举行了最高指挥官-In -in -in -informe -in -in -in -in -in -in -tiect。</text:p>
      <text:p text:style-name="P4">
关于这个<text:a xlink:type="simple" xlink:href="https://t.me/V_Zelenskiy_official/6785" text:style-name="Internet_20_link" text:visited-style-name="Visited_20_Internet_20_Link">
被引用</text:a>
在电报频道的Zelenskyi页面上。</text:p>
      <text:p text:style-name="P4">
“速度。 Zaluzhny，Syrsky，Tarnavsky，Nayev的指挥官的报告。 通过其他系统和外壳来增强我们的操作。</text:p>
      <text:p text:style-name="P4">
GUR，SZR，SBU和SSSU的单独报告有关白俄罗斯的情况。 我们保持抵抗力。</text:p>
      <text:p text:style-name="P4">
乌克兰总统强调，根据Zaluzhny的负责人和“ North” Nayev的指挥官的决定，以履行一系列措施，”  - 乌克兰总统强调。</text:p>
      <text:p text:style-name="P4">
News Source: <text:a xlink:type="simple" xlink:href="https://armyinform.com.ua/2023/06/30/pidsylyuyemo-pivnichnyj-napryamok-prezydent-proviv-zasidannya-stavky/" text:style-name="Internet_20_link" text:visited-style-name="Visited_20_Internet_20_Link">
https://armyinform.com.ua/2023/06/30/pidsylyuyemo-pivnichnyj-napryamok-prezydent-proviv-zasidannya-stavky/</text:a>
</text:p>
      <!--NEWS-->
      <text:h text:style-name="P10" text:outline-level="1">
<text:span text:style-name="T4">
敌人击中了8个火箭发射器和34架飞机打击，平民中有受害者</text:span>
</text:h>
      <text:p text:style-name="P4">
作者: ['АРМІЯINFORM']</text:p>
      <text:p text:style-name="P4">
时间: 2023-06-30T84:00:00-04:00</text:p>
      <text:p text:style-name="P4">
描述: 关于CED Doimlay GS ZS乌克兰人。 “敌人已经到达了8枚火箭发射的负责人……与乌克兰2022年的战争，与乌克兰的战争是今天的最新消息，今天与乌克兰2022年的战争今天，乌克兰和俄罗斯之间的战争将发生战争，他们在不久的将来与乌克兰与乌克兰的战争将与乌克兰进行战争，他们说，今天与乌克兰的战争，今天的乌克兰新闻，乌克兰新闻，乌克兰媒体在俄罗斯的乌克兰新闻</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HAHED', 'STOPRUSSIA', 'БПЛА', 'ВТОРГНЕННЯ РФ', 'ГШ ЗС УКРАЇНИ']</text:p>
      <text:p text:style-name="P4">
类别: News</text:p>
      <!--METADATA-->
      <text:p text:style-name="P4">
<draw:frame draw:style-name="fr1" draw:name="Image312" text:anchor-type="as-char" svg:width="6.9236in" svg:height="3.893007in" draw:z-index="0">
<draw:image xlink:href="../Images/AРМІЯINFORM/2023-06-30T84-00-00-04-00/2022-10-18-raketnyj-obstril-zhytomyra.jpg" xlink:type="simple" xlink:show="embed" xlink:actuate="onLoad" draw:mime-type="image/jpeg"/>
</draw:frame>
说明性照片<text:span text:style-name="T4">
🔥俄罗斯完成的情况</text:span>
</text:p>
      <text:p text:style-name="P4">
关于它<text:a xlink:type="simple" xlink:href="https://www.facebook.com/GeneralStaff.ua/posts/pfbid02Z5gPgJTa4ae3pe1AAce7bPe573v3e4b5zA14Vbfh3aXCgGcCgKgZG2qJXHhyZJ6Rl" text:style-name="Internet_20_link" text:visited-style-name="Visited_20_Internet_20_Link">
报告</text:a>
乌克兰武装部队将军。</text:p>
      <text:p text:style-name="P4">
“在白天，敌人击中了8个火箭发射器和34架飞机罢工，并从凌空飞机的火箭发射器中射出了40个试管。 不幸的是，宁静的人已经堕落和受伤，有20多个平民房屋和教育综合体受到损害。”演讲写道。</text:p>
      <text:p text:style-name="P4">
还注意到，今晚俄罗斯入侵者在乌克兰领土上的下一场反射击袭击中施加了袭击，使用了4枚具有S-300和13伊朗伊朗伊朗无人机SHAHD-136/131 PROSTATE和基础设施的伊朗伊朗伊朗无人机的防空导弹地区。 乌克兰国防部队的标签部队摧毁了13个Typehared-136/131的13个冲击无人机中的10个。</text:p>
      <text:p text:style-name="P4">
在乌克兰内政部，它提醒人们，整个乌克兰的火箭和航空罢工的可能性仍然很高。</text:p>
      <text:p text:style-name="P4">
News Source: <text:a xlink:type="simple" xlink:href="https://armyinform.com.ua/2023/06/30/protyvnyk-zavdav-8-raketnyh-ta-34-aviaczijnyh-udary-ye-zhertvy-sered-myrnyh-meshkancziv/" text:style-name="Internet_20_link" text:visited-style-name="Visited_20_Internet_20_Link">
https://armyinform.com.ua/2023/06/30/protyvnyk-zavdav-8-raketnyh-ta-34-aviaczijnyh-udary-ye-zhertvy-sered-myrnyh-meshkancziv/</text:a>
</text:p>
      <!--NEWS-->
      <text:h text:style-name="P10" text:outline-level="1">
<text:span text:style-name="T4">
一群在被俘虏的乌克兰军方亲戚中引诱金钱的罪犯被暴露</text:span>
</text:h>
      <text:p text:style-name="P4">
作者: ['АРМІЯINFORM']</text:p>
      <text:p text:style-name="P4">
时间: 2023-06-30T85:00:00-04:00</text:p>
      <text:p text:style-name="P4">
描述: 在沙克兰主义办公室的Pidozra，有组织的Sorpinces的Trom参与者遍布。 这样的...与乌克兰2022年的战争，与乌克兰的最新新闻，今天与乌克兰的新闻战争，今天的最后一场战争，今天的最后一次战争将在乌克兰和俄罗斯之间发生战争，当2022年与乌克兰与乌克兰的战争将是他们说，在不久的将来与乌克兰发动了战争</text:p>
      <text:p text:style-name="P4">
图片: ['<text:a xlink:type="simple" xlink:href="https://armyinform.com.ua/wp-content/uploads/2023/06/whatsapp-image-2023-06-29-at-120037.jpeg" text:style-name="Internet_20_link" text:visited-style-name="Visited_20_Internet_20_Link">
whatsapp-image-2023-06-29-at-120037.jpeg</text:a>
']</text:p>
      <text:p text:style-name="P4">
标签: ['БЕЗВІСТИ ЗНИКЛІ', 'ВІЙСЬКОВОПОЛОНЕНІ', 'ОФІС ГЕНЕРАЛЬНОГО ПРОКУРОРА УКРАЇНИ', 'ШАХРАЙСТВО']</text:p>
      <text:p text:style-name="P4">
类别: News</text:p>
      <!--METADATA-->
      <text:p text:style-name="P4">
<draw:frame draw:style-name="fr1" draw:name="Image313" text:anchor-type="as-char" svg:width="6.9236in" svg:height="4.696509in" draw:z-index="0">
<draw:image xlink:href="../Images/AРМІЯINFORM/2023-06-30T85-00-00-04-00/whatsapp-image-2023-06-29-at-120037.jpeg" xlink:type="simple" xlink:show="embed" xlink:actuate="onLoad" draw:mime-type="image/jpeg"/>
</draw:frame>
有组织组的三名参与者被告知怀疑犯有阿多尔的罪名。 其中一个被指控非法处理弹头。 Manevichi惩教殖民地的两名囚犯和他们的同伙自由地建立了一项刑事计划，以耗尽乌克兰武装部队的亲戚或失踪人员的资金枯竭。</text:p>
      <text:p text:style-name="P4">
关于它<text:a xlink:type="simple" xlink:href="https://gp.gov.ua/ua/posts/vimanyuvali-grosi-z-rodiciv-zniklix-bezvisti-ci-polonenix-ukrayinskix-viiskovix-na-volini-vikrito-ozg-u-skladi-yakoyi-diyali-dvoje-vyazniv" text:style-name="Internet_20_link" text:visited-style-name="Visited_20_Internet_20_Link">
报告</text:a>
乌克兰检察长办公室。</text:p>
      <text:p text:style-name="P4">
犯罪嫌疑人从社交网络中学到了有关乌克兰捍卫者失踪和囚犯的知识。 他们由武装Sylrf或Wagner PEC的军事人员代表，并答应将其归还以获得可观的货币奖励。 赎回金额达到了1.2万。</text:p>
      <text:p text:style-name="P4">
在搜索过程中，抓住了7,000美元的弹药，手机，计算机设备和粗略记录。</text:p>
      <text:p text:style-name="P4">
目前，向洛卡奇村的一名居民选择预防措施的问题。 他很整个，并保留了Udomabopas。</text:p>
      <text:p text:style-name="P4">
News Source: <text:a xlink:type="simple" xlink:href="https://armyinform.com.ua/2023/06/30/vykryto-grupa-zlochyncziv-uchasnyky-yakoyi-vymanyuvaly-groshi-z-rodychiv-polonenyh-ukrayinskyh-vijskovyh/" text:style-name="Internet_20_link" text:visited-style-name="Visited_20_Internet_20_Link">
https://armyinform.com.ua/2023/06/30/vykryto-grupa-zlochyncziv-uchasnyky-yakoyi-vymanyuvaly-groshi-z-rodychiv-polonenyh-ukrayinskyh-vijskovyh/</text:a>
</text:p>
      <!--NEWS-->
      <text:h text:style-name="P10" text:outline-level="1">
<text:span text:style-name="T4">
24大炮兵在火灾位置受到影响</text:span>
</text:h>
      <text:p text:style-name="P4">
作者: ['АРМІЯINFORM']</text:p>
      <text:p text:style-name="P4">
时间: 2023-06-30T86:00:00-04:00</text:p>
      <text:p text:style-name="P4">
描述: 关于CED Doimlay GS ZS乌克兰人。 “火箭发射了火箭和艺术家……与乌克兰2022年的战争，与乌克兰的战争是今天的最新消息，今天与乌克兰2022年的新闻战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6/357029025_614566937523055_820545801228016136_n.jpg" text:style-name="Internet_20_link" text:visited-style-name="Visited_20_Internet_20_Link">
357029025_614566937523055_820545801228016136_n.jpg</text:a>
']</text:p>
      <text:p text:style-name="P4">
标签: ['STOPRUSSIA', 'АРТИЛЕРІЯ', 'ВТОРГНЕННЯ РФ', 'ГШ ЗС УКРАЇНИ', 'РЕБ']</text:p>
      <text:p text:style-name="P4">
类别: News</text:p>
      <!--METADATA-->
      <text:p text:style-name="P4">
<draw:frame draw:style-name="fr1" draw:name="Image314" text:anchor-type="as-char" svg:width="6.9236in" svg:height="4.615733in" draw:z-index="0">
<draw:image xlink:href="../Images/AРМІЯINFORM/2023-06-30T86-00-00-04-00/357029025_614566937523055_820545801228016136_n.jpg" xlink:type="simple" xlink:show="embed" xlink:actuate="onLoad" draw:mime-type="image/jpeg"/>
</draw:frame>
<text:span text:style-name="T4">
🔥俄罗斯入侵的局势</text:span>
 <text:a xlink:type="simple" xlink:href="https://www.facebook.com/GeneralStaff.ua/posts/pfbid02Z5gPgJTa4ae3pe1AAce7bPe573v3e4b5zA14Vbfh3aXCgGcCgKgZG2qJXHhyZJ6Rl" text:style-name="Internet_20_link" text:visited-style-name="Visited_20_Internet_20_Link">
报告</text:a>
乌克兰武装部队将军。</text:p>
      <text:p text:style-name="P4">
声明说：“白天，火箭部队和炮兵部队受到了6个活力，敌人的武器和军事装备，3个仓库，24枚火炮的武器和军事装备的影响。”</text:p>
      <text:p text:style-name="P4">
还指出，每天国防军的航空在敌人的人员的焦点上造成了10次斗篷，而在议会的敌意上造成了10次跳动。</text:p>
      <text:p text:style-name="P4">
News Source: <text:a xlink:type="simple" xlink:href="https://armyinform.com.ua/2023/06/30/urazheno-24-artylerijskyh-zasoby-protyvnyka-na-vognevyh-pozycziyah/" text:style-name="Internet_20_link" text:visited-style-name="Visited_20_Internet_20_Link">
https://armyinform.com.ua/2023/06/30/urazheno-24-artylerijskyh-zasoby-protyvnyka-na-vognevyh-pozycziyah/</text:a>
</text:p>
      <!--NEWS-->
      <text:h text:style-name="P10" text:outline-level="1">
<text:span text:style-name="T4">
丹麦为乌克兰提供新的军事援助计划</text:span>
</text:h>
      <text:p text:style-name="P4">
作者: ['АРМІЯINFORM']</text:p>
      <text:p text:style-name="P4">
时间: 2023-06-30T87:00:00-04:00</text:p>
      <text:p text:style-name="P4">
描述: 丹的分离，在乌克兰的Vissyskovo dupomes的蠕虫套件上倾倒了乌克兰的蠕虫套餐...与乌克兰2022年的战争，与乌克兰的最新新闻，今天与乌克兰2022年的新闻战争，今天，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denmark_ukraine.jpg" text:style-name="Internet_20_link" text:visited-style-name="Visited_20_Internet_20_Link">
denmark_ukraine.jpg</text:a>
']</text:p>
      <text:p text:style-name="P4">
标签: ['STOPRUSSIA', 'ВТОРГНЕННЯ РФ', 'ДАНІЯ', 'ПАКЕТ ВІЙСЬКОВОЇ ДОПОМОГИ']</text:p>
      <text:p text:style-name="P4">
类别: News</text:p>
      <!--METADATA-->
      <text:p text:style-name="P4">
<draw:frame draw:style-name="fr1" draw:name="Image315" text:anchor-type="as-char" svg:width="6.9236in" svg:height="3.894525in" draw:z-index="0">
<draw:image xlink:href="../Images/AРМІЯINFORM/2023-06-30T87-00-00-04-00/denmark_ukraine.jpg" xlink:type="simple" xlink:show="embed" xlink:actuate="onLoad" draw:mime-type="image/jpeg"/>
</draw:frame>
丹麦政府已决定为13亿丹麦王冠分配常规军事援助计划(<text:span text:style-name="T5">
超过70亿uah _ -ed .</text:span>
).</text:p>
      <text:p text:style-name="P4">
Про це йдеться в <text:a xlink:type="simple" xlink:href="https://www.fmn.dk/da/nyheder/2023/ny-donationspakke-pa-13-mia.-kroner-med-militar-stotte-til-ukraine/" text:style-name="Internet_20_link" text:visited-style-name="Visited_20_Internet_20_Link">
повідомленні</text:a>
丹麦事工。</text:p>
      <text:p text:style-name="P4">
新的包裹包括购买弹药弹药以支持乌克兰解放斗争的弹药弹药。</text:p>
      <text:p text:style-name="P4">
“重要的是我们继续支持乌克兰。 这是一项伟大的捐款，除其他外，我们还根据乌克兰的愿望和需求聚集在一起，谁必须支持乌克兰目前的防守斗争，并在俄罗斯军队的腐败中。 丹麦国防部长洛恩普尔森(Trols Lundpulsen)。</text:p>
      <text:p text:style-name="P4">
“今天的援助套餐发出了一个重要的信号，即丹麦是必要的。 我很高兴在欧盟的主持下，我们已经对炮弹弹药了，并将其交给了乌克兰，这对于乌克兰争取自由的斗争至关重要。</text:p>
      <text:p text:style-name="P4">
我们将提醒，2023年5月上旬，丹麦派遣了乌克兰<text:a xlink:type="simple" xlink:href="https://armyinform.com.ua/2023/05/03/daniya-nadsylaye-ukrayini-najbilshyj-paket-dopomogy-use-dlya-uspishnogo-kontrnastupu/" text:style-name="Internet_20_link" text:visited-style-name="Visited_20_Internet_20_Link">
最伟大的援助方案</text:a>
.</text:p>
      <text:p text:style-name="P4">
News Source: <text:a xlink:type="simple" xlink:href="https://armyinform.com.ua/2023/06/30/daniya-nadaye-ukrayini-novyj-paket-iz-vijskovoyu-dopomogoyu/" text:style-name="Internet_20_link" text:visited-style-name="Visited_20_Internet_20_Link">
https://armyinform.com.ua/2023/06/30/daniya-nadaye-ukrayini-novyj-paket-iz-vijskovoyu-dopomogoyu/</text:a>
</text:p>
      <!--NEWS-->
      <text:h text:style-name="P10" text:outline-level="1">
<text:span text:style-name="T4">
我感谢任何释放蛇的人！  -  Volodymyr Zelenskyy</text:span>
</text:h>
      <text:p text:style-name="P4">
作者: ['АРМІЯINFORM']</text:p>
      <text:p text:style-name="P4">
时间: 2023-06-30T88:00:00-04:00</text:p>
      <text:p text:style-name="P4">
描述: “ Rosiyki养老金的蛇的Syogodni Persha Richnitsa Zvilnnya。 TSE ONE ...与乌克兰2022年的战争，与乌克兰的最新新闻战争，与乌克兰2022年的新闻战争，今天的最后一次战争，无论乌克兰和俄罗斯之间的战争是否将是，以及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6/235d347920a6685bdd58d85c3cbc7cf6_1688142990_extra_large-1.png" text:style-name="Internet_20_link" text:visited-style-name="Visited_20_Internet_20_Link">
235d347920a6685bdd58d85c3cbc7cf6_1688142990_extra_large-1.png</text:a>
']</text:p>
      <text:p text:style-name="P4">
标签: ['ВОЛОДИМИР ЗЕЛЕНСЬКИЙ', 'ГУР МОУ', 'ОСТРІВ ЗМІЇНИЙ', 'ПРЕЗИДЕНТ УКРАЇНИ']</text:p>
      <text:p text:style-name="P4">
类别: News</text:p>
      <!--METADATA-->
      <text:p text:style-name="P4">
<draw:frame draw:style-name="fr1" draw:name="Image316" text:anchor-type="as-char" svg:width="6.9236in" svg:height="4.736124in" draw:z-index="0">
<draw:image xlink:href="../Images/AРМІЯINFORM/2023-06-30T88-00-00-04-00/235d347920a6685bdd58d85c3cbc7cf6_1688142990_extra_large-1.png" xlink:type="simple" xlink:show="embed" xlink:actuate="onLoad" draw:mime-type="image/png"/>
</draw:frame>
“今天，蛇从俄罗斯入侵者解放了一周年。 这是我们最大的胜利之一。 记住？ 去年，乌克兰没有人意外地表明我们能够实施，这是一项基本任务：赋予蛇安全，因此是黑海水区的很大一部分。 但是我们的战士做到了。 这位俄罗斯恐怖分子是一名蛇形，摧毁了我们国家，我们美丽的奥德萨和其他城市的整个南部。 我们的战士阻止了他们，被蛇从蛇中驱逐出去。” <text:a xlink:type="simple" xlink:href="https://www.president.gov.ua/news/ukrayina-j-ukrayinci-znachno-silnishi-nizh-bud-hto-dumaye-pr-83973" text:style-name="Internet_20_link" text:visited-style-name="Visited_20_Internet_20_Link">
报道</text:a>
战争的第492天结束时，乌克兰总统。</text:p>
      <text:p text:style-name="P4">
“我感谢所有释放蛇的人!GUR以及我们国家的Silobopophe和安全性的其他组成部分进行了此操作。 智力和SBU特种部队，海军和陆军航空航空，空军航空和我们强大的边防部队的主要局。</text:p>
      <text:p text:style-name="P4">
我们将永远记住我们的英雄，我们的战士，他们将生命献给了乌克兰胜利。 从那些现在可以称为……一场战斗的人：乌克兰的英雄鲁斯兰·波普夫(Ruslan Popov)，1级的队长； Oleg Zaitsev，乌克兰英雄，初级中尉； Vitaliy Ignatenko，乌克兰的英雄，士兵。 SBU战斗机：乌克兰英雄弗拉基米尔·基塞勒夫(Vladimir Kiselev)，上尉； Oleksandr Krykunenko，乌克兰英雄，少校。 海军的战士：伊戈尔·贝扎伊(Igor Bedzai)，乌克兰上校的英雄； Mikhail Zaremba，少校； Sergey Mushchitsky，上尉； 尤里·皮罗格(Yuri Pirog)，总部。 永恒的记忆!”</text:p>
      <text:p text:style-name="P4">
News Source: <text:a xlink:type="simple" xlink:href="https://armyinform.com.ua/2023/06/30/ya-vdyachnyj-usim-hto-zvilnyv-zmiyinyj-volodymyr-zelenskyj/" text:style-name="Internet_20_link" text:visited-style-name="Visited_20_Internet_20_Link">
https://armyinform.com.ua/2023/06/30/ya-vdyachnyj-usim-hto-zvilnyv-zmiyinyj-volodymyr-zelenskyj/</text:a>
</text:p>
      <!--NEWS-->
      <text:h text:style-name="P10" text:outline-level="1">
<text:span text:style-name="T4">
塔夫里亚（Tavriya）方向销毁了近三只敌人的嘴和13件设备</text:span>
</text:h>
      <text:p text:style-name="P4">
作者: ['АРМІЯINFORM']</text:p>
      <text:p text:style-name="P4">
时间: 2023-06-30T89:00:00-04:00</text:p>
      <text:p text:style-name="P4">
描述: 在Rosiyski Visyska的Tavriyskoye上，Dob以相同的方式嵌入了与乌克兰2022年的战争，与乌克兰的战争是今天的最新消息，这是与乌克兰2022的新闻战争，这是今天的最后一场战争，将在今天发生战争，这将是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washpost19.jpg" text:style-name="Internet_20_link" text:visited-style-name="Visited_20_Internet_20_Link">
washpost19.jpg</text:a>
']</text:p>
      <text:p text:style-name="P4">
标签: ['STOPRUSSIA', 'ВТОРГНЕННЯ РФ', 'ОЛЕКСАНДР ТАРНАВСЬКИЙ']</text:p>
      <text:p text:style-name="P4">
类别: News</text:p>
      <!--METADATA-->
      <text:p text:style-name="P4">
<draw:frame draw:style-name="fr1" draw:name="Image317" text:anchor-type="as-char" svg:width="6.9236in" svg:height="4.617961in" draw:z-index="0">
<draw:image xlink:href="../Images/AРМІЯINFORM/2023-06-30T89-00-00-04-00/washpost19.jpg" xlink:type="simple" xlink:show="embed" xlink:actuate="onLoad" draw:mime-type="image/jpeg"/>
</draw:frame>
在塔夫里伊斯克的方向上，俄罗斯军队跌倒了近三家被杀害的公司杀害，13个军事装备被摧毁。</text:p>
      <text:p text:style-name="P4">
关于它<text:a xlink:type="simple" xlink:href="https://t.me/otarnavskiy/141" text:style-name="Internet_20_link" text:visited-style-name="Visited_20_Internet_20_Link">
报告</text:a>
Tavriya部队的运营战略组织指挥官Alexandernavsky将军。</text:p>
      <text:p text:style-name="P4">
“在塔夫里斯克的方向上，我们的军队有系统地击倒敌人并燃烧它。 国防军的导弹部队和炮兵部队已经完成了1130项火灾。 在最后一天，被皇家杀死的敌人失去了几乎三口。 13个OWT单位被摧毁。 特别是2anka，3 BBM，2 BM-21“ Grad”，2C5“ Hyacinth-C”，UAV Supercam“，tarnavsky。</text:p>
      <text:p text:style-name="P4">
News Source: <text:a xlink:type="simple" xlink:href="https://armyinform.com.ua/2023/06/30/na-tavrijskomu-napryamku-znyshheno-majzhe-try-roty-protyvnyka-ta-13-odynycz-tehniky/" text:style-name="Internet_20_link" text:visited-style-name="Visited_20_Internet_20_Link">
https://armyinform.com.ua/2023/06/30/na-tavrijskomu-napryamku-znyshheno-majzhe-try-roty-protyvnyka-ta-13-odynycz-tehniky/</text:a>
</text:p>
      <!--NEWS-->
      <text:h text:style-name="P10" text:outline-level="1">
<text:span text:style-name="T4">
入侵者向顿涅茨克地区的尼古拉夫卡开火，有死亡且受伤</text:span>
</text:h>
      <text:p text:style-name="P4">
作者: Ukrinform (Person)</text:p>
      <text:p text:style-name="P4">
出版商: Укринформ (Organization)</text:p>
      <text:p text:style-name="P4">
出版时间: 2023-06-30T8:15:00+03:00</text:p>
      <text:p text:style-name="P4">
修改时间: 2023-06-30T22:15:00+03:00</text:p>
      <text:p text:style-name="P4">
描述: 6月30日，由于多茨克地区的Mykolaivka村的炮击，一个人被杀，另一人受伤。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Донеччина', 'Поранені', 'Загибель', 'Війна з Росією']</text:p>
      <text:p text:style-name="P4">
类型: Article</text:p>
      <!--METADATA-->
      <text:p text:style-name="P4">
<draw:frame draw:style-name="fr1" draw:name="Image318" text:anchor-type="as-char" svg:width="6.9236in" svg:height="3.956343in" draw:z-index="0">
<draw:image xlink:href="../Images/yкринформ/2023-06-30T8-15-00-03-00/630_360_1656480323-642.jpg" xlink:type="simple" xlink:show="embed" xlink:actuate="onLoad" draw:mime-type="image/jpeg"/>
</draw:frame>
6月30日，在顿涅茨克地区的Mykolaivka村的下午，一人被杀，另一人受伤。</text:p>
      <text:p text:style-name="P4">
正如乌克林福姆报道的那样，它报告了<text:a xlink:type="simple" xlink:href="https://suspilne.media/519417-rosijski-vijskovi-obstrilali-selo-na-doneccini-30-cervna-zaginula-odna-ludina-se-odna-poranena/" text:style-name="Internet_20_link" text:visited-style-name="Visited_20_Internet_20_Link">
公共</text:a>
参考顿涅茨克地区检察官办公室阿纳斯塔西亚·梅德韦杰夫(Anastasia Medvedev)的新娘。</text:p>
      <text:p text:style-name="P4">
“俄罗斯军事日，6月30日，在顿涅茨克地区的Mykolaivkramatorsk地区开火。 由于炮击的结果，一名妇女受到一个女人的伤害。”消息说。</text:p>
      <text:p text:style-name="P4">
值得注意的是，炮击开始于15:50。 男人和女人在私人房屋所有权领域进行了经济工作。</text:p>
      <text:p text:style-name="P4">
<text:span text:style-name="T4">
另请阅读：</text:span>
 [俄罗斯军队在<text:span text:style-name="T4">
顿涅茨克(Donetsk)的另外两名平民受伤</text:span>
(https://www.ukrinform.ua/rubric-regions/3729606-vijska-rf-za-dobu-poranili-se-dvoh-civilnih-na-doneccini.html)“一名46岁的男子在自己的花园里被杀，一名42岁的妇女受伤。 她得到了医疗保健，”梅德韦杰瓦说。</text:p>
      <text:p text:style-name="P4">
据女发言人说，可能是俄罗斯军队<text:a xlink:type="simple" xlink:href="https://www.ukrinform.ua/tag-obstril" text:style-name="Internet_20_link" text:visited-style-name="Visited_20_Internet_20_Link">
被解雇</text:a>
炮兵的村庄。</text:p>
      <text:p text:style-name="P4">
根据所述事实，根据《艺术》第2部分进行的预审调查。 乌克兰《刑法》的438(违反战争的法律和习俗).</text:p>
      <text:p text:style-name="P4">
Як повідомлялося, у селі Сергіївка Покровського району Донецької областівнаслідок російського  <text:a xlink:type="simple" xlink:href="https://www.ukrinform.ua/rubric-ato/3729871-rosiani-obstrilali-skolu-na-doneccini-dvoe-zagiblih-sestero-poranenih.html" text:style-name="Internet_20_link" text:visited-style-name="Visited_20_Internet_20_Link">
 ракетного удару </text:a>
两人在学校被杀，又有6人受伤。</text:p>
      <text:p text:style-name="P4">
News Source: <text:a xlink:type="simple" xlink:href="https://www.ukrinform.ua/rubric-ato/3730006-zagarbniki-obstrilali-mikolaivku-na-doneccini-e-zagiblij-ta-poranena.html" text:style-name="Internet_20_link" text:visited-style-name="Visited_20_Internet_20_Link">
https://www.ukrinform.ua/rubric-ato/3730006-zagarbniki-obstrilali-mikolaivku-na-doneccini-e-zagiblij-ta-poranena.html</text:a>
</text:p>
      <!--NEWS-->
      <text:h text:style-name="P10" text:outline-level="1">
<text:span text:style-name="T4">
“我们昨天要去“三浸”</text:span>
</text:h>
      <text:p text:style-name="P4">
作者: ['АРМІЯINFORM']</text:p>
      <text:p text:style-name="P4">
时间: 2023-06-30T90:00:00-04:00</text:p>
      <text:p text:style-name="P4">
描述: Viiskovy RF Rozpoviv Brusivi。我挤满了Bazhannya，测量了居留权...与乌克兰2022年的战争，与乌克兰的最新新闻，今天与乌克兰2022年的新闻战争，今天上次与乌克兰的新闻战，乌克兰和俄罗斯之间的战争将与乌克兰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222222222222222222.jpg" text:style-name="Internet_20_link" text:visited-style-name="Visited_20_Internet_20_Link">
222222222222222222.jpg</text:a>
']</text:p>
      <text:p text:style-name="P4">
标签: ['STOPRUSSIA', 'ВТОРГНЕННЯ РФ', 'ГУР МОУ']</text:p>
      <text:p text:style-name="P4">
类别: News</text:p>
      <!--METADATA-->
      <text:p text:style-name="P4">
<draw:frame draw:style-name="fr1" draw:name="Image319" text:anchor-type="as-char" svg:width="6.9236in" svg:height="3.354198in" draw:z-index="0">
<draw:image xlink:href="../Images/AРМІЯINFORM/2023-06-30T90-00-00-04-00/222222222222222222.jpg" xlink:type="simple" xlink:show="embed" xlink:actuate="onLoad" draw:mime-type="image/jpeg"/>
</draw:frame>
军方向妻子介绍了困难的条件，并表达了他渴望死亡或放下自己的愿望。</text:p>
      <text:p text:style-name="P4">
关于这个<text:a xlink:type="simple" xlink:href="https://gur.gov.ua/content/zastrelyte-ia-khot-otmuchaius.html" text:style-name="Internet_20_link" text:visited-style-name="Visited_20_Internet_20_Link">
被引用</text:a>
在下次拦截GUR MOU。</text:p>
      <text:p text:style-name="P4">
“什么……。喷嘴……。我被导航(老板)…神经不见了，甚至射击……。我一直在死……(厌倦了)，步行，橡树这些任务，tamduubs六米，松树(非常)粗糙，不可能举起。 上帝的每一天(难的)工作。 挖，挖，拖动，这个mrasota苍蝇，没有必要的……。(头)来了，手指会扇动。 他叫什么？ 我们，克鲁奇(Crouch)，来自村庄，... Kivenaki……我们没人……在这里，他们将对所有人感到无聊……您打磨和射击……他们拿着300个袋子。(回)后退。 昨天，我们要“三个酸”，一切，神经被移交了”  - 俄罗斯占领者抱怨。</text:p>
      <text:p text:style-name="P4">
News Source: <text:a xlink:type="simple" xlink:href="https://armyinform.com.ua/2023/06/30/my-vchora-zbyralysya-trohsotytysya-nervy-zdayut-perehoplennya-gur/" text:style-name="Internet_20_link" text:visited-style-name="Visited_20_Internet_20_Link">
https://armyinform.com.ua/2023/06/30/my-vchora-zbyralysya-trohsotytysya-nervy-zdayut-perehoplennya-gur/</text:a>
</text:p>
      <!--NEWS-->
      <text:h text:style-name="P10" text:outline-level="1">
<text:span text:style-name="T4">
利马，巴赫穆特和马林斯基的指示上有激烈的战斗，每天有18场战斗冲突</text:span>
</text:h>
      <text:p text:style-name="P4">
作者: ['АРМІЯINFORM']</text:p>
      <text:p text:style-name="P4">
时间: 2023-06-30T91:00:00-04:00</text:p>
      <text:p text:style-name="P4">
描述: 关于CED Doimlay GS ZS乌克兰人。 “我的反对者是Zoservzhu，是基本的Zusil ...与乌克兰2022年的战争，与乌克兰的战争是今天的最新消息，《与乌克兰2022年的新闻战》是今天的最后一场，将在乌克兰之间发生战争和俄罗斯，当与乌克兰的战争将在2022年与乌克兰战争时，他们会在不久的将来与乌克兰发生战争，他们说，今天与乌克兰的战争，今天的乌克兰新闻，乌克兰媒体在俄罗斯的乌克兰新闻</text:p>
      <text:p text:style-name="P4">
图片: ['<text:a xlink:type="simple" xlink:href="https://armyinform.com.ua/wp-content/uploads/2023/06/356098945_614566957523053_9192543413124647699_n.jpg" text:style-name="Internet_20_link" text:visited-style-name="Visited_20_Internet_20_Link">
356098945_614566957523053_9192543413124647699_n.jpg</text:a>
']</text:p>
      <text:p text:style-name="P4">
标签: ['STOPRUSSIA', 'БАХМУТ', 'ВТОРГНЕННЯ РФ', 'ГШ ЗС УКРАЇНИ', 'ЛИМАН', 'МАР’ЇНКА']</text:p>
      <text:p text:style-name="P4">
类别: News</text:p>
      <!--METADATA-->
      <text:p text:style-name="P4">
<draw:frame draw:style-name="fr1" draw:name="Image320" text:anchor-type="as-char" svg:width="6.9236in" svg:height="4.615733in" draw:z-index="0">
<draw:image xlink:href="../Images/AРМІЯINFORM/2023-06-30T91-00-00-04-00/356098945_614566957523053_9192543413124647699_n.jpg" xlink:type="simple" xlink:show="embed" xlink:actuate="onLoad" draw:mime-type="image/jpeg"/>
</draw:frame>
<text:span text:style-name="T4">
🔥俄罗斯入侵的局势</text:span>
 <text:a xlink:type="simple" xlink:href="https://www.facebook.com/GeneralStaff.ua/posts/pfbid02Z5gPgJTa4ae3pe1AAce7bPe573v3e4b5zA14Vbfh3aXCgGcCgKgZG2qJXHhyZJ6Rl" text:style-name="Internet_20_link" text:visited-style-name="Visited_20_Internet_20_Link">
报告</text:a>
乌克兰武装部队将军。</text:p>
      <text:p text:style-name="P4">
“敌人继续集中在利马，巴赫穆特塔玛林的指示和激烈的战斗中的主要努力正在进行中。 白天有18个战斗记录。</text:p>
      <text:p text:style-name="P4">
值得注意的是，敌人在莱曼(Lyman)的方向上击中了卢汉斯克地区的比格里瓦卡(Bigorivka)的冲击，以及顿涅茨克地区的有争议的和拉兹多利夫卡(Razdolivka)；在巴赫穆特(Bakhmut)的方向，敌人对博格丹尼维卡(Bogdanivka)和克罗莫夫·顿涅茨克(Chromov Donetsk)地区进行了不成功的进攻行动； 在Avdeevsky的方向上，在航空的支持下，敌人在Avdiivkit Pervomaisky地区进行了不成功的进攻行动。 在马林因斯基的方向上，我们的后卫击退了马林卡地区的所有袭击，同时，敌人击中了这座城市的空袭。 在沙赫塔尔(Shakhtar)的方向上，敌人击中了顿涅茨克地区有福和金尼瓦(Golden Niva)的祝福。</text:p>
      <text:p text:style-name="P4">
News Source: <text:a xlink:type="simple" xlink:href="https://armyinform.com.ua/2023/06/30/na-lymanskomu-bahmutskomu-ta-maryinskomu-napryamkah-tryvayut-vazhki-boyi-za-dobu-18-bojovyh-zitknen/" text:style-name="Internet_20_link" text:visited-style-name="Visited_20_Internet_20_Link">
https://armyinform.com.ua/2023/06/30/na-lymanskomu-bahmutskomu-ta-maryinskomu-napryamkah-tryvayut-vazhki-boyi-za-dobu-18-bojovyh-zitknen/</text:a>
</text:p>
      <!--NEWS-->
      <text:h text:style-name="P10" text:outline-level="1">
<text:span text:style-name="T4">
如何实施普京被捕的逮捕令？</text:span>
</text:h>
      <text:p text:style-name="P4">
作者: ['АРМІЯINFORM']</text:p>
      <text:p text:style-name="P4">
时间: 2023-06-30T92:00:00-04:00</text:p>
      <text:p text:style-name="P4">
描述: 如果普京是他的哭泣的刑事法院？ Pannnya，Yak Turbu Batookh ...与乌克兰2022年的战争，与乌克兰的最新新闻，《与乌克兰的新闻战争》，2022年的新闻战争，今天的最后一次战争，乌克兰与俄罗斯之间的战争以及与乌克兰的战争将是一场战争，是否将是，是否将在不久的将来与乌克兰的战争，今天与乌克兰的战争，今天的乌克兰新闻，乌克兰新闻，乌克兰媒体的俄罗斯媒体</text:p>
      <text:p text:style-name="P4">
图片: ['<text:a xlink:type="simple" xlink:href="https://armyinform.com.ua/wp-content/uploads/2023/06/golovne-oleksij-kot-1.jpg" text:style-name="Internet_20_link" text:visited-style-name="Visited_20_Internet_20_Link">
golovne-oleksij-kot-1.jpg</text:a>
']</text:p>
      <text:p text:style-name="P4">
标签: ['МКС']</text:p>
      <text:p text:style-name="P4">
类别: News</text:p>
      <!--METADATA-->
      <text:p text:style-name="P4">
<draw:frame draw:style-name="fr1" draw:name="Image321" text:anchor-type="as-char" svg:width="6.9236in" svg:height="4.604194in" draw:z-index="0">
<draw:image xlink:href="../Images/AРМІЯINFORM/2023-06-30T92-00-00-04-00/golovne-oleksij-kot-1.jpg" xlink:type="simple" xlink:show="embed" xlink:actuate="onLoad" draw:mime-type="image/jpeg"/>
</draw:frame>
美国国家科学院立法研究所，科学与法律专业知识主任</text:p>
      <text:p text:style-name="P4">
<text:span text:style-name="T4">
 <text:span text:style-name="T5">
普京何时会出于刑事法院的罪行？ 乌克兰和世界上的许多问题。</text:span>
</text:span>
</text:p>
      <ul>
        <li>
这是政治和法律的问题……我最相信它。 此外，我的确是，由于我们的军队，我们的伴侣，政客，律师，公众代表的共同工作，仍然可以根据刑法的基本原则来观察这一点 - 不可避免的惩罚性原则。</li>
      </ul>
      <text:p text:style-name="P4">
另一件事，如何提供它？ 国际刑事法院会在这里帮助我们吗(MKS)？ 有可能意识到总统逮捕Rfputin的总统。</text:p>
      <text:p text:style-name="P4">
国际刑事法院是通过签署罗马身份来确保军事罪犯负责的。</text:p>
      <text:p text:style-name="P4">
实际上，3月14日，国际空间站发布了这样的逮捕令。 在此之前，执行了一项程序：最初，检察官根据Drimean法规启动了此调查。 然后，从字面上看几天，有41个国家表现出他的上诉，这也是调查的独立依据。(https://armyinform.com.ua/2023/06/30/sogodni-mizhnarodne-pravo-zabezpechuyut-zbrojni-syly-ukrayiny-oleksij-kot/)乌克兰国家科学学院，博士科学博士，Alexei Kot教授，立法和科学与法律专业知识研究所主任。</text:p>
      <text:p text:style-name="P4">
2013  -  2014年，乌克兰允许ISS调查其在尊严革命，吞并克里米亚和唐巴斯战争解决期间可能发生的军事犯罪和危害人类罪的指标。 但是，问题在于，根据罗马法规，在Abbodia中 - 也就是说，在缺席的刑事诉讼中，不允许。普京拥有这样称呼的总统豁免权。 联合国国际法院清楚地说，国家法院对外国高级官员没有管辖权。 国家元首，政府负责人和外国患者部长应将其称为“三”，并具有对Ratiopersonae的个人免疫力。</text:p>
      <text:p text:style-name="P4">
怎么能绕过？ 通过成立国际特别法庭。这些法庭有几种品种，一些从业者已经开发。</text:p>
      <text:p text:style-name="P4">
在[军队]网站上阅读访谈的完整版本(https://armyinform.com.ua/2023/06/30/sogodni-mizhnarodne-pravo-zabezpechuyut-zbrojni-syly-ukrayiny-oleksij-kot/)</text:p>
      <text:p text:style-name="P4">
News Source: <text:a xlink:type="simple" xlink:href="https://armyinform.com.ua/2023/06/30/yak-realizuvaty-order-na-aresht-putina/" text:style-name="Internet_20_link" text:visited-style-name="Visited_20_Internet_20_Link">
https://armyinform.com.ua/2023/06/30/yak-realizuvaty-order-na-aresht-putina/</text:a>
</text:p>
      <!--NEWS-->
      <text:h text:style-name="P10" text:outline-level="1">
<text:span text:style-name="T4">
我们在各个方向都有进步 - 乌克兰总统</text:span>
</text:h>
      <text:p text:style-name="P4">
作者: ['АРМІЯINFORM']</text:p>
      <text:p text:style-name="P4">
时间: 2023-06-30T93:00:00-04:00</text:p>
      <text:p text:style-name="P4">
描述: “ foriv syogodnis Zavidannya- Khodo Kilkokh Pole的细节的三个详细信息。...与乌克兰2022年战争，与乌克兰的最新新闻，与乌克兰的新闻战争，与乌克兰2022年的新闻战争，今天将在乌克兰之间进行战争和俄罗斯，当与2022年的战争在2022年的战争时，他们会在不久的将来与乌克兰战争，他们说，与乌克兰的战争，今天的乌克兰新闻，乌克兰的新闻，乌克兰媒体在俄罗斯的乌克兰新闻</text:p>
      <text:p text:style-name="P4">
图片: ['<text:a xlink:type="simple" xlink:href="https://armyinform.com.ua/wp-content/uploads/2023/06/235d347920a6685bdd58d85c3cbc7cf6_1688142990_extra_large.png" text:style-name="Internet_20_link" text:visited-style-name="Visited_20_Internet_20_Link">
235d347920a6685bdd58d85c3cbc7cf6_1688142990_extra_large.png</text:a>
']</text:p>
      <text:p text:style-name="P4">
标签: ['ВІДЕОЗВЕРНЕННЯ', 'ВОЛОДИМИР ЗЕЛЕНСЬКИЙ', 'ПРЕЗИДЕНТ УКРАЇНИ', 'СТАВКА']</text:p>
      <text:p text:style-name="P4">
类别: News</text:p>
      <!--METADATA-->
      <text:p text:style-name="P4">
<draw:frame draw:style-name="fr1" draw:name="Image322" text:anchor-type="as-char" svg:width="6.9236in" svg:height="4.736124in" draw:z-index="0">
<draw:image xlink:href="../Images/AРМІЯINFORM/2023-06-30T93-00-00-04-00/235d347920a6685bdd58d85c3cbc7cf6_1688142990_extra_large.png" xlink:type="simple" xlink:show="embed" xlink:actuate="onLoad" draw:mime-type="image/png"/>
</draw:frame>
“他今天花了很长时间 - 关于几个报价的详细介绍。 负责人，指挥官 - 关于一般的防守情况，以及我们的防御和进攻行动的特定领域。这一天，我们在积极种族的各个方向上也有进步的进步，” [报告] [报道] <text:a xlink:type="simple" xlink:href="https://www.president.gov.ua/news/ukrayina-j-ukrayinci-znachno-silnishi-nizh-bud-hto-dumaye-pr-83973" text:style-name="Internet_20_link" text:visited-style-name="Visited_20_Internet_20_Link">
报道</text:a>
战争的第492天结束时，乌克兰总统。</text:p>
      <text:p text:style-name="P4">
据他说，根据他们考虑了向南的炮兵供应炮兵的供应。</text:p>
      <text:p text:style-name="P4">
“他们考虑了北部的情况，尤其是白俄罗斯。 我们仔细分析了各个方向的所有事实和任何前景。</text:p>
      <text:p text:style-name="P4">
根据Zaluzhny和Nayev将军的决定，利率委托了确保和平的加强方向。 总统报道说，有适当的执行条款。</text:p>
      <text:p text:style-name="P4">
News Source: <text:a xlink:type="simple" xlink:href="https://armyinform.com.ua/2023/06/30/mayemo-prosuvannya-vpered-na-vsih-napryamkah-prezydent-ukrayiny/" text:style-name="Internet_20_link" text:visited-style-name="Visited_20_Internet_20_Link">
https://armyinform.com.ua/2023/06/30/mayemo-prosuvannya-vpered-na-vsih-napryamkah-prezydent-ukrayiny/</text:a>
</text:p>
      <!--NEWS-->
      <text:h text:style-name="P10" text:outline-level="1">
<text:span text:style-name="T4">
十名侵略者在自己的矿山上爆炸</text:span>
</text:h>
      <text:p text:style-name="P4">
作者: ['АРМІЯINFORM']</text:p>
      <text:p text:style-name="P4">
时间: 2023-06-30T94:00:00-04:00</text:p>
      <text:p text:style-name="P4">
描述: Sergeyvtsi Khersonskoye是5军的城堡区之一...与乌克兰2022年的战争，与乌克兰的最新新闻战争，《与乌克兰的新闻战》，乌克兰2022年与乌克兰及俄罗斯的新闻战，何时在2022年与乌克兰进行战争他们说，在不久的将来，将与乌克兰发动战争，他们说，与乌克兰的战争，今天的乌克兰新闻，乌克兰新闻，乌克兰媒体在俄罗斯</text:p>
      <text:p text:style-name="P4">
图片: ['<text:a xlink:type="simple" xlink:href="https://armyinform.com.ua/wp-content/uploads/2023/06/233439_ocupant-kaput_reuters-672x418-1.png" text:style-name="Internet_20_link" text:visited-style-name="Visited_20_Internet_20_Link">
233439_ocupant-kaput_reuters-672x418-1.png</text:a>
']</text:p>
      <text:p text:style-name="P4">
标签: ['STOPRUSSIA', 'ВТОРГНЕННЯ РФ', 'ГШ ЗС УКРАЇНИ', 'ХЕРСОН']</text:p>
      <text:p text:style-name="P4">
类别: News</text:p>
      <!--METADATA-->
      <text:p text:style-name="P4">
<draw:frame draw:style-name="fr1" draw:name="Image323" text:anchor-type="as-char" svg:width="6.9236in" svg:height="4.306644in" draw:z-index="0">
<draw:image xlink:href="../Images/AРМІЯINFORM/2023-06-30T94-00-00-04-00/233439_ocupant-kaput_reuters-672x418-1.png" xlink:type="simple" xlink:show="embed" xlink:actuate="onLoad" draw:mime-type="image/png"/>
</draw:frame>
在赫尔森地区的塞尔吉耶夫卡，在米纳斯(Minahs)的东部战争区第五军的一支部队之一中爆炸了多达10名入侵者，该单位是由初步旋转安装的。</text:p>
      <text:p text:style-name="P4">
关于它<text:a xlink:type="simple" xlink:href="https://www.facebook.com/GeneralStaff.ua/posts/pfbid02Z5gPgJTa4ae3pe1AAce7bPe573v3e4b5zA14Vbfh3aXCgGcCgKgZG2qJXHhyZJ6Rl" text:style-name="Internet_20_link" text:visited-style-name="Visited_20_Internet_20_Link">
报告</text:a>
乌克兰武装部队将军。</text:p>
      <text:p text:style-name="P4">
“俄罗斯占领部队在战场上继续互相杀害。因此，在6月15日至现在，在霍尔森地区的塞尔吉耶夫卡(Sergiyivka)定居下，在东方第五军的一支部队中进行了轮换。该邮件写道：“地区，最多10个军事服务。”消息写道。</text:p>
      <text:p text:style-name="P4">
News Source: <text:a xlink:type="simple" xlink:href="https://armyinform.com.ua/2023/06/30/z-desyatok-okupantiv-pidryvalosya-na-svoyih-zhe-minah/" text:style-name="Internet_20_link" text:visited-style-name="Visited_20_Internet_20_Link">
https://armyinform.com.ua/2023/06/30/z-desyatok-okupantiv-pidryvalosya-na-svoyih-zhe-minah/</text:a>
</text:p>
      <!--NEWS-->
      <text:h text:style-name="P10" text:outline-level="1">
<text:span text:style-name="T4">
在卢汉斯克地区，种族主义者从产妇医院偷走了家具</text:span>
</text:h>
      <text:p text:style-name="P4">
作者: ['АРМІЯINFORM']</text:p>
      <text:p text:style-name="P4">
时间: 2023-06-30T95:00:00-04:00</text:p>
      <text:p text:style-name="P4">
描述: 关于CED Doimlay GS ZS乌克兰人。 “罗西斯克（Rosiesk）Prappant Marristrition ...与乌克兰2022年的战争，与乌克兰的最新新闻，今天与乌克兰2022年的新闻战争，今天将在乌克兰和俄罗斯之间发动战争，何时将在2022年与乌克兰进行战争无论是与否，无论是否在不久的将来与乌克兰的战争，与乌克兰的战争，今天的乌克兰新闻，乌克兰新闻，乌克兰媒体的战争</text:p>
      <text:p text:style-name="P4">
图片: ['<text:a xlink:type="simple" xlink:href="https://armyinform.com.ua/wp-content/uploads/2022/04/img-20220418-wa0004.jpg" text:style-name="Internet_20_link" text:visited-style-name="Visited_20_Internet_20_Link">
img-20220418-wa0004.jpg</text:a>
']</text:p>
      <text:p text:style-name="P4">
标签: ['STOPRUSSIA', 'ВОЄННІ ЗЛОЧИНИ ЗС РФ', 'ВТОРГНЕННЯ РФ', 'ГШ ЗС УКРАЇНИ']</text:p>
      <text:p text:style-name="P4">
类别: News</text:p>
      <!--METADATA-->
      <text:p text:style-name="P4">
<draw:frame draw:style-name="fr1" draw:name="Image324" text:anchor-type="as-char" svg:width="6.9236in" svg:height="7.204871in" draw:z-index="0">
<draw:image xlink:href="../Images/AРМІЯINFORM/2023-06-30T95-00-00-04-00/img-20220418-wa0004.jpg" xlink:type="simple" xlink:show="embed" xlink:actuate="onLoad" draw:mime-type="image/jpeg"/>
</draw:frame>
关于它<text:a xlink:type="simple" xlink:href="https://www.facebook.com/GeneralStaff.ua/posts/pfbid02Z5gPgJTa4ae3pe1AAce7bPe573v3e4b5zA14Vbfh3aXCgGcCgKgZG2qJXHhyZJ6Rl" text:style-name="Internet_20_link" text:visited-style-name="Visited_20_Internet_20_Link">
报告</text:a>
乌克兰武装部队将军。</text:p>
      <text:p text:style-name="P4">
“俄罗斯入侵者继续抢劫，并使用暂时占领定居点的平民基础设施为受伤的军人提供医疗援助。 在Novopskovlugansk地区的定居点中，俄罗斯军人在军用汽车上装载了孕妇建筑中的家具，并朝着未知的方向带走，而孕妇医院的自我居住的自我房屋在野外医院配备了在消息中。</text:p>
      <text:p text:style-name="P4">
News Source: <text:a xlink:type="simple" xlink:href="https://armyinform.com.ua/2023/06/30/na-luganshhyni-rashysty-vykraly-mebli-z-pologovogo-budynku/" text:style-name="Internet_20_link" text:visited-style-name="Visited_20_Internet_20_Link">
https://armyinform.com.ua/2023/06/30/na-luganshhyni-rashysty-vykraly-mebli-z-pologovogo-budynku/</text:a>
</text:p>
      <!--NEWS-->
      <text:h text:style-name="P10" text:outline-level="1">
<text:span text:style-name="T4">
确定了俄罗斯联邦武装部队的油轮，他们向哈尔基夫地区的村庄开了枪。</text:span>
</text:h>
      <text:p text:style-name="P4">
作者: ['АРМІЯINFORM']</text:p>
      <text:p text:style-name="P4">
时间: 2023-06-30T96:00:00-04:00</text:p>
      <text:p text:style-name="P4">
描述: 对于专有的Kerivnitva，Kharkivsko -obliyturi Dvy Rosiysky Vvy Rosiysky visskovich ...与乌克兰2022年的战争，与乌克兰的最新新闻，《今日新闻》，《新闻》，与乌克兰2022年的新闻新闻，今天与乌克兰和俄罗斯之间的战争将会与乌克兰和俄罗斯之间的战争之间发生，这将是一场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6/uku.jpg" text:style-name="Internet_20_link" text:visited-style-name="Visited_20_Internet_20_Link">
uku.jpg</text:a>
', '<text:a xlink:type="simple" xlink:href="https://armyinform.com.ua/wp-content/uploads/2023/06/347248656_665069345655902_3561311462445212184_n-150x150.jpg" text:style-name="Internet_20_link" text:visited-style-name="Visited_20_Internet_20_Link">
347248656_665069345655902_3561311462445212184_n-150x150.jpg</text:a>
', '<text:a xlink:type="simple" xlink:href="https://armyinform.com.ua/wp-content/uploads/2023/06/357414907_665069355655901_1961951390597726917_n-150x150.jpg" text:style-name="Internet_20_link" text:visited-style-name="Visited_20_Internet_20_Link">
357414907_665069355655901_1961951390597726917_n-150x150.jpg</text:a>
']</text:p>
      <text:p text:style-name="P4">
标签: ['STOPRUSSIA', 'ВОЄННІ ЗЛОЧИНИ ЗС РФ', 'ВТОРГНЕННЯ РФ', 'ОФІС ГЕНЕРАЛЬНОГО ПРОКУРОРА УКРАЇНИ']</text:p>
      <text:p text:style-name="P4">
类别: News</text:p>
      <!--METADATA-->
      <text:p text:style-name="P4">
<draw:frame draw:style-name="fr1" draw:name="Image325" text:anchor-type="as-char" svg:width="6.9236in" svg:height="3.732555in" draw:z-index="0">
<draw:image xlink:href="../Images/AРМІЯINFORM/2023-06-30T96-00-00-04-00/uku.jpg" xlink:type="simple" xlink:show="embed" xlink:actuate="onLoad" draw:mime-type="image/jpeg"/>
</draw:frame>
在哈尔基夫地区检察官办公室的程序领导下，两名俄罗斯军方缺席报告怀疑违反战争难题的法律(艺术的第2部分。 28小时1艺术。 乌克兰《刑法》的438)， <text:a xlink:type="simple" xlink:href="https://www.facebook.com/pgo.gov.ua/posts/pfbid0VETNhGgPueSQmb2K2Hio8PnyMSvxp3LSNFKFoKmsmUoWqaMtGfTvscqC4qX3fa42l" text:style-name="Internet_20_link" text:visited-style-name="Visited_20_Internet_20_Link">
报告</text:a>
乌克兰检察长的埃什尔</text:p>
      <text:p text:style-name="P4">
“犯罪嫌疑人20岁的坦克操作员和21岁的坦克指挥官。第138个单独的卫队单卫队单辆坦克 - 巴塔尔第一个坦克公司的Obidv-Forrinary Forminary Fack第1排。 根据调查，在2022年4月底，他们是坦克船员的一部分，该坦克沿着Unapryamka离开村庄的道路奔跑。 上罗根人到村庄的侧面。 Schestakovo。 他们停下来，向哈尔基夫区Verkhnyaroganka村的平民基础设施开火。</text:p>
      <text:p text:style-name="P4">
值得注意的是，由于执行战斗命令，并至少有4张脆弱和逃亡的炮弹，带有125毫米坦克枪，炮弹在住宅建筑物上被击中。</text:p>
      <text:p text:style-name="P4">
<text:a xlink:type="simple" xlink:href="https://armyinform.com.ua/wp-content/uploads/2023/06/347248656_665069345655902_3561311462445212184_n.jpg" text:style-name="Internet_20_link" text:visited-style-name="Visited_20_Internet_20_Link">
!(Images/AРМІЯINFORM/2023-06-30T96-00-00-04-00/347248656_665069345655902_3561311462445212184_n-150x150.jpg)</text:a>
</text:p>
      <text:p text:style-name="P4">
<text:a xlink:type="simple" xlink:href="https://armyinform.com.ua/wp-content/uploads/2023/06/357414907_665069355655901_1961951390597726917_n.jpg" text:style-name="Internet_20_link" text:visited-style-name="Visited_20_Internet_20_Link">
<draw:frame draw:style-name="fr1" draw:name="Image326" text:anchor-type="as-char" svg:width="6.9236in" svg:height="6.9236in" draw:z-index="0">
<draw:image xlink:href="../Images/AРМІЯINFORM/2023-06-30T96-00-00-04-00/357414907_665069355655901_1961951390597726917_n-150x150.jpg" xlink:type="simple" xlink:show="embed" xlink:actuate="onLoad" draw:mime-type="image/jpeg"/>
</draw:frame>
</text:a>
目前正在解决有关通缉犯的嫌疑人的问题。</text:p>
      <text:p text:style-name="P4">
News Source: <text:a xlink:type="simple" xlink:href="https://armyinform.com.ua/2023/06/30/identyfikovano-tankistiv-zs-rf-yaki-obstrilyuvaly-selo-na-harkivshhyni/" text:style-name="Internet_20_link" text:visited-style-name="Visited_20_Internet_20_Link">
https://armyinform.com.ua/2023/06/30/identyfikovano-tankistiv-zs-rf-yaki-obstrilyuvaly-selo-na-harkivshhyni/</text:a>
</text:p>
      <!--NEWS-->
      <text:h text:style-name="P10" text:outline-level="1">
<text:span text:style-name="T4">
俄罗斯人在军人度假中发出假信</text:span>
</text:h>
      <text:p text:style-name="P4">
作者: ['АРМІЯINFORM']</text:p>
      <text:p text:style-name="P4">
时间: 2023-06-30T97:00:00-04:00</text:p>
      <text:p text:style-name="P4">
描述: Rosiyani要探索fiSshinkov攻击，Rosisyli在Elektronni地址的Rosisyli，Yaki Nisbito ...与2022年与乌克兰的战争，与乌克兰与乌克兰的最新新闻，今天与乌克兰2022年的新闻战争，今天，乌克兰和俄罗斯和俄罗斯和俄罗斯和俄罗斯和俄罗斯和俄罗斯和俄罗斯和俄罗斯和俄罗斯和俄罗斯和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6/hakerska-ataka-uryadovi-sajty.jpg" text:style-name="Internet_20_link" text:visited-style-name="Visited_20_Internet_20_Link">
hakerska-ataka-uryadovi-sajty.jpg</text:a>
', '<text:a xlink:type="simple" xlink:href="https://armyinform.com.ua/wp-content/uploads/2023/06/photo_2023-06-30_21-08-11.jpg" text:style-name="Internet_20_link" text:visited-style-name="Visited_20_Internet_20_Link">
photo_2023-06-30_21-08-11.jpg</text:a>
']</text:p>
      <text:p text:style-name="P4">
标签: ['STOPRUSSIA', 'СТРАТКОМ', 'ХАКЕРИ']</text:p>
      <text:p text:style-name="P4">
类别: News</text:p>
      <!--METADATA-->
      <text:p text:style-name="P4">
<draw:frame draw:style-name="fr1" draw:name="Image327" text:anchor-type="as-char" svg:width="6.9236in" svg:height="4.311095in" draw:z-index="0">
<draw:image xlink:href="../Images/AРМІЯINFORM/2023-06-30T97-00-00-04-00/hakerska-ataka-uryadovi-sajty.jpg" xlink:type="simple" xlink:show="embed" xlink:actuate="onLoad" draw:mime-type="image/jpeg"/>
</draw:frame>
俄罗斯人进行了身体攻击，向E -Mail地址发送信件，这些地址被禁止增加服务人员的假期。</text:p>
      <text:p text:style-name="P4">
关于它<text:a xlink:type="simple" xlink:href="https://t.me/AFUStratCom/18737" text:style-name="Internet_20_link" text:visited-style-name="Visited_20_Internet_20_Link">
报告</text:a>
武装部队战略沟通中心。</text:p>
      <text:p text:style-name="P4">
消息写道：“敌人对已安装的E -Mail地址进行网络钓鱼攻击。请勿打开此类信件，也不要单击添加到字母中的文件，并在字母本身中的链接中单击。”</text:p>
      <text:p text:style-name="P4">
Stratcom发表了这样一封信的屏幕，其中列出了该主题 - 据称是主要精液彼得罗夫的作者身份的“增加服务的假期”。 至于其文本，敌人使用了第9342号法律对附加费的“澄清”主题，并通过沃罗迪米尔·泽伦斯基(Volodymyr Zelenskyy)签署的军队的假期增加。</text:p>
      <text:p text:style-name="P4">
<draw:frame draw:style-name="fr1" draw:name="Image328" text:anchor-type="as-char" svg:width="6.9236in" svg:height="3.077156in" draw:z-index="0">
<draw:image xlink:href="../Images/AРМІЯINFORM/2023-06-30T97-00-00-04-00/photo_2023-06-30_21-08-11.jpg" xlink:type="simple" xlink:show="embed" xlink:actuate="onLoad" draw:mime-type="image/jpeg"/>
</draw:frame>
“请注意一个像网络钓鱼之类的信。 如果该信已到达电子邮件地址，请告知相关的网络安全和富裕细分，请向网络界的响应团队提供此信息<text:a xlink:type="simple" xlink:href="http://cert.gov.ua/contact-us" text:style-name="Internet_20_link" text:visited-style-name="Visited_20_Internet_20_Link">
https://cert.gov.ua/contact-us</text:a>
”， - 打电话给Stratkoomi。</text:p>
      <text:p text:style-name="P4">
News Source: <text:a xlink:type="simple" xlink:href="https://armyinform.com.ua/2023/06/30/rosiyany-rozsylayut-fejkovi-lysty-pro-vidpustky-vijskovosluzhbovcziv/" text:style-name="Internet_20_link" text:visited-style-name="Visited_20_Internet_20_Link">
https://armyinform.com.ua/2023/06/30/rosiyany-rozsylayut-fejkovi-lysty-pro-vidpustky-vijskovosluzhbovcziv/</text:a>
</text:p>
      <!--NEWS-->
      <text:h text:style-name="P10" text:outline-level="1">
<text:span text:style-name="T4">
Shoigu下令将瓦格纳人的身体消除</text:span>
</text:h>
      <text:p text:style-name="P4">
作者: ['АРМІЯINFORM']</text:p>
      <text:p text:style-name="P4">
时间: 2023-06-30T98:00:00-04:00</text:p>
      <text:p text:style-name="P4">
描述: 俄罗斯辩护联邦，谢尔盖·肖古（Sergei Shoigu），25 Chervnya，fiszichna li -kvidatsiya ...与乌克兰2022年的战争，与乌克兰的最新新闻，与乌克兰2022年的新闻战争，乌克兰在今天的战争，乌克兰之间将在乌克兰之间进行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357359538_282137877668618_8185494946073642514_n.jpg" text:style-name="Internet_20_link" text:visited-style-name="Visited_20_Internet_20_Link">
357359538_282137877668618_8185494946073642514_n.jpg</text:a>
']</text:p>
      <text:p text:style-name="P4">
标签: ['ВТОРГНЕННЯ РФ', 'ПВК "ВАГНЕР"']</text:p>
      <text:p text:style-name="P4">
类别: News</text:p>
      <!--METADATA-->
      <text:p text:style-name="P4">
<draw:frame draw:style-name="fr1" draw:name="Image329" text:anchor-type="as-char" svg:width="6.9236in" svg:height="6.9236in" draw:z-index="0">
<draw:image xlink:href="../Images/AРМІЯINFORM/2023-06-30T98-00-00-04-00/357359538_282137877668618_8185494946073642514_n.jpg" xlink:type="simple" xlink:show="embed" xlink:actuate="onLoad" draw:mime-type="image/jpeg"/>
</draw:frame>
从6月25日起，根据俄罗斯联邦国防部长谢尔盖·肖古(Sergei Shoigu)的命令，临时占领的领土开始了“瓦格纳”(https://www.facebook.com/protydiyadezinformatsiyi.cpd/posts/pfbid0GmA4P153KLQ4nB1zihJXvdvxMRA1RtJRh1K2qXpifCwYTit8meLk2Z1gEZmzBCbNl)在NSDC乌克兰打击错误信息中心。</text:p>
      <text:p text:style-name="P4">
“对乌克兰战线上的货车的态度发生了根本变化。 西方情报对白俄罗斯(Berarus)的祝贺不超过一千名瓦格纳人，而其他人则被迫与国防部签订合同。 从6月25日起，“摇车”的物理消除开始在Donetsk和Zaporizhzhya地区的占领领土上。 他们从他们身上创建了“自杀炸弹袭击者”的个人攻击支队，并发送俄罗斯人击退的职位。 即使袭击成功，这些立场也被俄罗斯军队的炮兵“涵盖”。 根据初步数据，这种“方法”损失的损失超过50人。</text:p>
      <text:p text:style-name="P4">
根据CPD的说法，瓦格纳的内部支持的“剥离”伴随着克里姆林宫的小说，在非洲和近东的“ Prigogine Empire”的控制下。</text:p>
      <text:p text:style-name="P4">
该部门指出：“当然，俄罗斯不能像瓦格纳·佩克(Wagner Pec)那样放弃在非洲的杠杆。 因此，克里姆林宫的唯一出路是任命新负责人的公司。 俄罗斯MZ的代表已经警告非洲国家的领导人，瓦格纳PEC将继续其活动，但在新的领导下。 俄罗斯联邦的一位副部长之一亲自告知叙利亚总统B. Asad，PVC部队将不再自行运作。 此外，在有信息的情况下，俄罗斯军事警察在叙利亚南部的Es-Suvide中拘留了瓦格纳PEC的负责人，以及PEC Naviabaz Khmeimim的三名高级指挥官。</text:p>
      <text:p text:style-name="P4">
News Source: <text:a xlink:type="simple" xlink:href="https://armyinform.com.ua/2023/06/30/shojgu-viddav-nakaz-na-fizychnu-likvidacziyu-vagnerivcziv/" text:style-name="Internet_20_link" text:visited-style-name="Visited_20_Internet_20_Link">
https://armyinform.com.ua/2023/06/30/shojgu-viddav-nakaz-na-fizychnu-likvidacziyu-vagnerivcziv/</text:a>
</text:p>
      <!--NEWS-->
      <text:h text:style-name="P10" text:outline-level="1">
<text:span text:style-name="T4">
政府批准了从被占领地区和居住在国外的人支付养老金的法案</text:span>
</text:h>
      <text:p text:style-name="P4">
作者: ['АРМІЯINFORM']</text:p>
      <text:p text:style-name="P4">
时间: 2023-06-30T99:00:00-04:00</text:p>
      <text:p text:style-name="P4">
描述: Kabisnet Mintrav 30蠕虫通过出口保险来传播有关该比例的法案...与乌克兰2022年的战争，与乌克兰的最新新闻，今天与乌克兰的新闻，今天与乌克兰的新闻战争，今天上次与乌克兰2022年，将在乌克兰和俄罗斯之间以及俄罗斯和俄罗斯之间的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33c27c83-cea9-4a27-ac50-60cd2da2a0e5.jpeg" text:style-name="Internet_20_link" text:visited-style-name="Visited_20_Internet_20_Link">
33c27c83-cea9-4a27-ac50-60cd2da2a0e5.jpeg</text:a>
']</text:p>
      <text:p text:style-name="P4">
标签: ['ДІЯ', 'ЗАКОНОПРОЄКТ', 'МІНРЕІНТЕГРАЦІЇ', 'ПЕНСІЯ', 'УРЯД']</text:p>
      <text:p text:style-name="P4">
类别: News</text:p>
      <!--METADATA-->
      <text:p text:style-name="P4">
<draw:frame draw:style-name="fr1" draw:name="Image330" text:anchor-type="as-char" svg:width="6.9236in" svg:height="5.1927in" draw:z-index="0">
<draw:image xlink:href="../Images/AРМІЯINFORM/2023-06-30T99-00-00-04-00/33c27c83-cea9-4a27-ac50-60cd2da2a0e5.jpeg" xlink:type="simple" xlink:show="embed" xlink:actuate="onLoad" draw:mime-type="image/jpeg"/>
</draw:frame>
6月30日，部长的内阁批准了一项针对乌克兰以外工作人员的比例计算经验的法案。 据报道<text:a xlink:type="simple" xlink:href="https://minre.gov.ua/2023/06/30/uryad-pidtrymav-zakonoproyekt-shhodo-vyplaty-pensij-gromadyanam-iz-tot-ta-osobam-yaki-tymchasovo-prozhyvayut-za-kordonom/" text:style-name="Internet_20_link" text:visited-style-name="Visited_20_Internet_20_Link">
新闻服务</text:a>
临时倾斜领土的重新融入部。</text:p>
      <text:p text:style-name="P4">
如该部所述，该倡议被理事会通过了以下问题来调整以下问题：向乌克兰公民付款，他们居住在被占领的领土居住的乌克兰公民，或者在占领期间，占领了乌克兰的领土； 向乌克兰暂时居住的人支付退休金。</text:p>
      <text:p text:style-name="P4">
特别是，来自被占领地的公民规定，只要没有从俄罗斯侵略者国家的器官提供的养老金提供养老金的情况下，就可以支付乌克兰养老金。</text:p>
      <text:p text:style-name="P4">
“由于目前并非不可能，乌克兰与俄罗斯之间的信息交流，因此有人提出提出宣告性原则。 续约和支付将基于声明，该声明将在该声明中通知俄罗斯联邦的养老金。”消息写道。</text:p>
      <text:p text:style-name="P4">
同时，在国外发现庇护所的公民将与乌克兰银行开设的经常账户透明，同时，个人需要在每年12月31日之前进行身体认同。</text:p>
      <text:p text:style-name="P4">
“可以预见的是，物理识别可以远程发生。 首先 - 借助“动作。签名”(动作ID)在养老基金的电子服务的个人e -cabinet中。 第二种方法是领事官员的居住证书。”该部补充说。</text:p>
      <text:p text:style-name="P4">
News Source: <text:a xlink:type="simple" xlink:href="https://armyinform.com.ua/2023/06/30/uryad-shvalyv-zakonoproyekt-pro-vyplatu-pensij-gromadyanam-z-okupovanyh-terytorij-i-tym-hto-prozhyvaye-za-kordonom/" text:style-name="Internet_20_link" text:visited-style-name="Visited_20_Internet_20_Link">
https://armyinform.com.ua/2023/06/30/uryad-shvalyv-zakonoproyekt-pro-vyplatu-pensij-gromadyanam-z-okupovanyh-terytorij-i-tym-hto-prozhyvaye-za-kordonom/</text:a>
</text:p>
      <!--NEWS-->
      <text:h text:style-name="P10" text:outline-level="1">
<text:span text:style-name="T4">
取消隔离后，共同疫苗接种项目将继续工作</text:span>
</text:h>
      <text:p text:style-name="P4">
作者: Ukrinform (Person)</text:p>
      <text:p text:style-name="P4">
出版商: Укринформ (Organization)</text:p>
      <text:p text:style-name="P4">
出版时间: 2023-06-30T9:22:38+03:00</text:p>
      <text:p text:style-name="P4">
修改时间: 2023-06-30T22:22:38+03:00</text:p>
      <text:p text:style-name="P4">
描述: 检疫取消不会影响COVID-19的疫苗接种点的运行。  - 乌克林。</text:p>
      <text:p text:style-name="P4">
图片: ['<text:a xlink:type="simple" xlink:href="https://static.ukrinform.com/photos/2021_11/thumb_files/630_360_1636469305-267.jpg" text:style-name="Internet_20_link" text:visited-style-name="Visited_20_Internet_20_Link">
630_360_16364...</text:a>
']</text:p>
      <text:p text:style-name="P4">
标签: ['МОЗ', 'Вакцинація', 'Коронавірус', 'COVID-19', 'Ігор Кузін']</text:p>
      <text:p text:style-name="P4">
类型: Article</text:p>
      <!--METADATA-->
      <text:p text:style-name="P4">
<draw:frame draw:style-name="fr1" draw:name="Image331" text:anchor-type="as-char" svg:width="6.9236in" svg:height="3.956343in" draw:z-index="0">
<draw:image xlink:href="../Images/yкринформ/2023-06-30T9-22-38-03-00/630_360_1636469305-267.jpg" xlink:type="simple" xlink:show="embed" xlink:actuate="onLoad" draw:mime-type="image/jpeg"/>
</draw:frame>
Carantine取消不会影响COVID-19的疫苗接种点的运行。</text:p>
      <text:p text:style-name="P4">
关于IT报告<text:a xlink:type="simple" xlink:href="https://moz.gov.ua/article/news/z-1-lipnja-karantin-sprichinenij-covid-19-skasovano-scheplennja-zalishajutsja-rekomendovanimi-punkti-vakcinacii-–-pracjuvatimut-" text:style-name="Internet_20_link" text:visited-style-name="Visited_20_Internet_20_Link">
卫生部</text:a>
，报道乌克林福姆。</text:p>
      <text:p text:style-name="P4">
“在春季废除了医疗保健中的紧急情况，即CCOVID-19被转移到持续的医疗保健问题上。 但是，CCOVID-19不会消失，SARS-COV-2将来会流通。 因此，建议接种疫苗接种点起作用。</text:p>
      <text:p text:style-name="P4">
据卫生部称，针对COVID-19的疫苗接种仍建议和支付。 现在，该国有超过700万剂的疫苗。</text:p>
      <text:p text:style-name="P4">
建议<text:a xlink:type="simple" xlink:href="https://www.ukrinform.ua/tag-vooz" text:style-name="Internet_20_link" text:visited-style-name="Visited_20_Internet_20_Link">
谁</text:a>
，他们首先处于危险之中：孕妇，60岁以上，免疫传说以及关键的基础设施员工。</text:p>
      <text:p text:style-name="P4">
*!(https://www.ukrinform.ua/rubric-society/3729520-lasko-koronavirus-ne-znik-ale-vin-vtracae-agresivnist.html)可以像隔离之前一样接种疫苗：您的家人或疫苗接种。 根据患者的要求，可以通过医生的决定进行针对Covid-19的疫苗接种。</text:p>
      <text:p text:style-name="P4">
建议进行COVID-19疫苗接种，但不是强制性的。 基本诅咒由两种疫苗组成(或从一个使用单个衣服疫苗的“约翰逊”). Після того роблять перший бустер і другийбустер. На сьогодні це рекомендована схема – базова для 95% українців.</text:p>
      <text:p text:style-name="P4">
Базові протиепідемічні та профілактичні заходи (公共场所的口罩，防腐剂，限制性措施和距离)它们仍然被推荐，并将在各个群体，城市或地区的水平爆发中使用。</text:p>
      <text:p text:style-name="P4">
关于由于缺乏隔离枢纽，乌克兰领土领土上的共同证书并不是强制性的。 尽管废除了大流行病，但每个州就引入各种传染病的隔离限制做出了独立的决定，因此在边境旅行中，值得检查该国对Covid证书的要求。正如乌克林福姆报道的那样，政府已决定<text:a xlink:type="simple" xlink:href="https://www.ukrinform.ua/rubric-society/3728443-v-ukraini-1-lipna-zaversuetsa-karantin-cerez-pandemiu-koronavirusu.html" text:style-name="Internet_20_link" text:visited-style-name="Visited_20_Internet_20_Link">
7月1日在乌克兰检疫的取消</text:a>
安装以防止COVID-19的传播。</text:p>
      <text:p text:style-name="P4">
在乌克兰，冠状病毒的蔓延开始于2020年3月3日记录，当时确认了切尔尼夫特地区的第一个病例。 从122020年3月开始，当局引入了隔离，该隔离仪持续了几次，直到2023年，进行了一些更改和限制削弱。</text:p>
      <text:p text:style-name="P4">
5月5日世界卫生组织<text:a xlink:type="simple" xlink:href="https://www.ukrinform.ua/rubric-society/3705279-vooz-skasuvala-status-pandemii-covid19.html" text:style-name="Internet_20_link" text:visited-style-name="Visited_20_Internet_20_Link">
取消了19日大流行的状态</text:a>
。</text:p>
      <text:p text:style-name="P4">
自从乌克兰的Covid -19大流行开始以来，已经记录了超过550万例冠状病毒病病例，其中超过1,1.2万例致命。</text:p>
      <text:p text:style-name="P4">
News Source: <text:a xlink:type="simple" xlink:href="https://www.ukrinform.ua/rubric-society/3730007-pisla-skasuvanna-karantinu-punkti-covidvakcinacii-prodovzat-robotu.html" text:style-name="Internet_20_link" text:visited-style-name="Visited_20_Internet_20_Link">
https://www.ukrinform.ua/rubric-society/3730007-pisla-skasuvanna-karantinu-punkti-covidvakcinacii-prodovzat-robotu.html</text:a>
</text:p>
      <!--NEWS-->
      <text:h text:style-name="P10" text:outline-level="1">
<text:span text:style-name="T4">
俄罗斯的权力宣布格雷本奇科夫的“归属人”</text:span>
</text:h>
      <text:p text:style-name="P4">
作者: Ukrinform (Person)</text:p>
      <text:p text:style-name="P4">
出版商: Укринформ (Organization)</text:p>
      <text:p text:style-name="P4">
出版时间: 2023-07-01T-2:42:00+03:00</text:p>
      <text:p text:style-name="P4">
修改时间: 2023-07-01T00:42:00+03:00</text:p>
      <text:p text:style-name="P4">
描述: 俄罗斯联邦司法部包括“外国特工”音乐家鲍里斯·格雷本奇科夫的登记册，以及出版物“ bumaga”，sota.vision和许多个人。  - 乌克林。</text:p>
      <text:p text:style-name="P4">
图片: ['<text:a xlink:type="simple" xlink:href="https://static.ukrinform.com/photos/2019_09/thumb_files/630_360_1567589741-521.jpg" text:style-name="Internet_20_link" text:visited-style-name="Visited_20_Internet_20_Link">
630_360_15675...</text:a>
']</text:p>
      <text:p text:style-name="P4">
标签: ['Гребенщиков', 'Росія', 'Війна з Росією', 'Іноагент']</text:p>
      <text:p text:style-name="P4">
类型: Article</text:p>
      <!--METADATA-->
      <text:p text:style-name="P4">
<draw:frame draw:style-name="fr1" draw:name="Image332" text:anchor-type="as-char" svg:width="6.9236in" svg:height="3.956343in" draw:z-index="0">
<draw:image xlink:href="../Images/yкринформ/2023-07-01T-2-42-00-03-00/630_360_1567589741-521.jpg" xlink:type="simple" xlink:show="embed" xlink:actuate="onLoad" draw:mime-type="image/jpeg"/>
</draw:frame>
俄罗斯联邦司法部包括格雷本斯奇科夫音乐人的“外国特工”的登记册，以及“ bumaga”，sota.vision的出版物和数量。</text:p>
      <text:p text:style-name="P4">
关于它报告了乌克林福姆，并链接到<text:a xlink:type="simple" xlink:href="http://minjust.gov.ru/ru/events/49603/" text:style-name="Internet_20_link" text:visited-style-name="Visited_20_Internet_20_Link">
站点站点</text:a>
。</text:p>
      <text:p text:style-name="P4">
在“ INAMENT”列表中，还包括电视节目主持人Andriy Karaulov，Gorpinchenko的新闻业，Mosmyskduum Mikhail Timonov的副手，莫斯科“ Apple” Andrei Morrev的副主席，前Muscovififilip Galdshmidt Moskkvifipp。</text:p>
      <text:p text:style-name="P4">
司法部指出，格雷本奇科夫(Grebenshchikov)在国外举行了音乐会，“目的是为乌克兰提供财政援助”，并反对“特殊军事行动”。 该部门还指出，音乐家“获得了外国来源的支持”。 单独指定他住在俄罗斯以外。</text:p>
      <text:p text:style-name="P4">
根据司法部的说法，Goldshmidt和Gorpinchenko“分发了有关俄罗斯联邦公共当局的决定的不可靠信息，他们执行的低级人士”，也反对乌克兰战争。</text:p>
      <text:p text:style-name="P4">
至于英美学校<text:a xlink:type="simple" xlink:href="https://www.ukrinform.ua/tag-moskva" text:style-name="Internet_20_link" text:visited-style-name="Visited_20_Internet_20_Link">
莫斯科</text:a>
然后，她被指控“促进LGBT竞争”，这与国家政策与维护和加强传统的俄罗斯精神和道德价值观相矛盾。 该部说，该组织的创始人是一个外国人，学校的大学机构“由外国公民形成”。</text:p>
      <text:p text:style-name="P4">
<text:span text:style-name="T4">
另请阅读：</text:span>
 <text:a xlink:type="simple" xlink:href="https://www.ukrinform.ua/rubric-world/3725070-u-rosii-viznali-nebazanou-dialnist-pravozahisnoi-grupi-agora.html" text:style-name="Internet_20_link" text:visited-style-name="Visited_20_Internet_20_Link">
在俄罗斯被公认为人权组织“ Agora”的“不良”活动</text:a>
目前，在[登记处的“ Inagents”登记册]中(http://minjust.gov.ru/uploaded/files/reestr-inostrannyih-agentov-30062023.pdf)俄罗斯联邦司法部 -  639个物理和法律实体。</text:p>
      <text:p text:style-name="P4">
回想一下，《外国特工法》于2012年在俄罗斯通过了。 他能够将任何非营利组织都视为“屈服”，从政治当局的角度来看，它至少从国外和线索中存储了一些钱。</text:p>
      <text:p text:style-name="P4">
随后，该法律扩展到个人，使列表的标准变得更加多样化。</text:p>
      <text:p text:style-name="P4">
News Source: <text:a xlink:type="simple" xlink:href="https://www.ukrinform.ua/rubric-world/3730019-vlada-rosii-ogolosila-inoagentom-grebensikova.html" text:style-name="Internet_20_link" text:visited-style-name="Visited_20_Internet_20_Link">
https://www.ukrinform.ua/rubric-world/3730019-vlada-rosii-ogolosila-inoagentom-grebensikova.html</text:a>
</text:p>
      <!--NEWS-->
      <text:h text:style-name="P10" text:outline-level="1">
<text:span text:style-name="T4">
周末在乌克兰会很温暖，下雨</text:span>
</text:h>
      <text:p text:style-name="P4">
作者: Ukrinform (Person)</text:p>
      <text:p text:style-name="P4">
出版商: Укринформ (Organization)</text:p>
      <text:p text:style-name="P4">
出版时间: 2023-07-01T-35:26:00+03:00</text:p>
      <text:p text:style-name="P4">
修改时间: 2023-07-01T00:26:00+03:00</text:p>
      <text:p text:style-name="P4">
描述: 乌克兰许多地区周末的天气将多云，雨水和雷暴。 到处都是温暖，在某些地区，将会有真正的7月热量。  - 乌克林。</text:p>
      <text:p text:style-name="P4">
图片: ['<text:a xlink:type="simple" xlink:href="https://static.ukrinform.com/photos/2020_06/thumb_files/630_360_1592652057-877.jpg" text:style-name="Internet_20_link" text:visited-style-name="Visited_20_Internet_20_Link">
630_360_15926...</text:a>
']</text:p>
      <text:p text:style-name="P4">
标签: ['Дощ', 'Погода', 'Прогноз']</text:p>
      <text:p text:style-name="P4">
类型: Article</text:p>
      <!--METADATA-->
      <text:p text:style-name="P4">
<draw:frame draw:style-name="fr1" draw:name="Image333" text:anchor-type="as-char" svg:width="6.9236in" svg:height="3.956343in" draw:z-index="0">
<draw:image xlink:href="../Images/yкринформ/2023-07-01T-35-26-00-03-00/630_360_1592652057-877.jpg" xlink:type="simple" xlink:show="embed" xlink:actuate="onLoad" draw:mime-type="image/jpeg"/>
</draw:frame>
乌克兰许多地区的天气将多云，雨水和雷暴。 到处都是温暖，在某些地区，将会真正的7月热量来临。</text:p>
      <text:p text:style-name="P4">
[sinoptik.ua。 这是给出的(https://sinoptik.ua)7月1日，星期六，在Odesa地区和西部地区，将有短暂的雷暴。 在该领土的其余部分中，预计多云的变化。</text:p>
      <text:p text:style-name="P4">
在大多数地区， +26…+28°。 它将有点凉爽，LVIV，Volyn和Rivne区域 -  +23…+25°。 还有钱<text:a xlink:type="simple" xlink:href="https://ua.sinoptik.ua/погода-миколаїв" text:style-name="Internet_20_link" text:visited-style-name="Visited_20_Internet_20_Link">
Nikolaev</text:a>
这样的rovograd地区预计+30°。</text:p>
      <text:p text:style-name="P4">
7月2日，星期日，<text:a xlink:type="simple" xlink:href="https://www.ukrinform.ua/tag-dos" text:style-name="Internet_20_link" text:visited-style-name="Visited_20_Internet_20_Link">
雨</text:a>
几乎是一个疯狂的国家。 但是在大多数地区，降水将是短暂的。</text:p>
      <text:p text:style-name="P4">
Lugansk和Volyn区域的空气温度将在其余地区建立 +23…+25° -  +26…+28°。</text:p>
      <text:p text:style-name="P4">
该国西部和北部的新一周将从空气 +23…+25°的阳光明媚的天气开始。 东方，中心和南部将用雷暴来弥补温带雨水。 在这种情况下，天气将在本周初，在某些地方很热。 因此，在中央区域，玻璃仪将在[Zaporozhye]中显示 +24…+26°(https://ua.sinoptik.ua/погода-запоріжжя)，在南部和东南部 -  +30…+32°。</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 -  <text:span text:style-name="T4">
气候学家</text:span>
和</text:a>
根据Yaril上的民间标志，7月1日，斯拉夫人洗了露水并进行了重要的购买。 粉红色调的事件预示着热量，水库附近的大规模青蛙 - 雨。</text:p>
      <text:p text:style-name="P4">
如果在7月2日，在佐西马(Zosima)，早上正在下雨，则预计另一半会下雨。 如果那天蜜蜂爬在地上，他们正在准备帮助。</text:p>
      <text:p text:style-name="P4">
News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周末在乌克兰会很温暖，下雨</text:span>
</text:h>
      <text:p text:style-name="P4">
作者: Ukrinform (Person)</text:p>
      <text:p text:style-name="P4">
出版商: Укринформ (Organization)</text:p>
      <text:p text:style-name="P4">
出版时间: 2023-07-01T-3:26:00+03:00</text:p>
      <text:p text:style-name="P4">
修改时间: 2023-07-01T00:26:00+03:00</text:p>
      <text:p text:style-name="P4">
描述: 乌克兰许多地区周末的天气将多云，雨水和雷暴。 到处都是温暖，在某些地区，将会有真正的7月热量。  - 乌克林。</text:p>
      <text:p text:style-name="P4">
图片: ['<text:a xlink:type="simple" xlink:href="https://static.ukrinform.com/photos/2020_06/thumb_files/630_360_1592652057-877.jpg" text:style-name="Internet_20_link" text:visited-style-name="Visited_20_Internet_20_Link">
630_360_15926...</text:a>
']</text:p>
      <text:p text:style-name="P4">
标签: ['Дощ', 'Погода', 'Прогноз']</text:p>
      <text:p text:style-name="P4">
类型: Article</text:p>
      <!--METADATA-->
      <text:p text:style-name="P4">
<draw:frame draw:style-name="fr1" draw:name="Image334" text:anchor-type="as-char" svg:width="6.9236in" svg:height="3.956343in" draw:z-index="0">
<draw:image xlink:href="../Images/yкринформ/2023-07-01T-3-26-00-03-00/630_360_1592652057-877.jpg" xlink:type="simple" xlink:show="embed" xlink:actuate="onLoad" draw:mime-type="image/jpeg"/>
</draw:frame>
乌克兰许多地区的天气将多云，雨水和雷暴。 到处都是温暖，在某些地区，将会真正的7月热量来临。</text:p>
      <text:p text:style-name="P4">
[sinoptik.ua。 这是给出的(https://sinoptik.ua)7月1日，星期六，在Odesa地区和西部地区，将有短暂的雷暴。 在该领土的其余部分中，预计多云的变化。</text:p>
      <text:p text:style-name="P4">
在大多数地区， +26…+28°。 它将有点凉爽，LVIV，Volyn和Rivne区域 -  +23…+25°。 还有钱<text:a xlink:type="simple" xlink:href="https://ua.sinoptik.ua/погода-миколаїв" text:style-name="Internet_20_link" text:visited-style-name="Visited_20_Internet_20_Link">
Nikolaev</text:a>
这样的rovograd地区预计+30°。</text:p>
      <text:p text:style-name="P4">
7月2日，星期日，<text:a xlink:type="simple" xlink:href="https://www.ukrinform.ua/tag-dos" text:style-name="Internet_20_link" text:visited-style-name="Visited_20_Internet_20_Link">
雨</text:a>
几乎是一个疯狂的国家。 但是在大多数地区，降水将是短暂的。</text:p>
      <text:p text:style-name="P4">
Lugansk和Volyn区域的空气温度将在其余地区建立 +23…+25° -  +26…+28°。</text:p>
      <text:p text:style-name="P4">
该国西部和北部的新一周将从空气 +23…+25°的阳光明媚的天气开始。 东方，中心和南部将用雷暴来弥补温带雨水。 在这种情况下，天气将在本周初，在某些地方很热。 因此，在中央区域，玻璃仪将在[Zaporozhye]中显示 +24…+26°(https://ua.sinoptik.ua/погода-запоріжжя)，在南部和东南部 -  +30…+32°。</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 -  <text:span text:style-name="T4">
气候学家</text:span>
和</text:a>
根据Yaril上的民间标志，7月1日，斯拉夫人洗了露水并进行了重要的购买。 粉红色调的事件预示着热量，水库附近的大规模青蛙 - 雨。</text:p>
      <text:p text:style-name="P4">
如果在7月2日，在佐西马(Zosima)，早上正在下雨，则预计另一半会下雨。 如果那天蜜蜂爬在地上，他们正在准备帮助。</text:p>
      <text:p text:style-name="P4">
News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总统批准了NSDC加速司法改革的决定</text:span>
</text:h>
      <text:p text:style-name="P4">
作者: Ukrinform (Person)</text:p>
      <text:p text:style-name="P4">
出版商: Укринформ (Organization)</text:p>
      <text:p text:style-name="P4">
出版时间: 2023-07-01T-4:11:00+03:00</text:p>
      <text:p text:style-name="P4">
修改时间: 2023-07-01T00:11:00+03:00</text:p>
      <text:p text:style-name="P4">
描述: Volodymyr Zelensky签署了一项法令，就乌克兰国家安全与国防委员会的裁决“加速司法改革并克服司法系统中腐败的表现”。  - 乌克林。</text:p>
      <text:p text:style-name="P4">
图片: ['<text:a xlink:type="simple" xlink:href="https://static.ukrinform.com/photos/2022_03/thumb_files/630_360_1647239690-796.jpeg" text:style-name="Internet_20_link" text:visited-style-name="Visited_20_Internet_20_Link">
630_360_16472...</text:a>
']</text:p>
      <text:p text:style-name="P4">
标签: ['РНБО', 'Судді', 'Судова реформа', 'Боротьба з корупцією', 'Зеленський']</text:p>
      <text:p text:style-name="P4">
类型: Article</text:p>
      <!--METADATA-->
      <text:p text:style-name="P4">
<draw:frame draw:style-name="fr1" draw:name="Image335" text:anchor-type="as-char" svg:width="6.9236in" svg:height="3.956343in" draw:z-index="0">
<draw:image xlink:href="../Images/yкринформ/2023-07-01T-4-11-00-03-00/630_360_1647239690-796.jpeg" xlink:type="simple" xlink:show="embed" xlink:actuate="onLoad" draw:mime-type="image/jpeg"/>
</draw:frame>
Volodymyrzelensky签署了一项法令，就“加速司法改革并克服司法系统中腐败体现”的裁决和乌克兰的辩护的提出签署了一项法令。</text:p>
      <text:p text:style-name="P4">
该法令发表在[国家元首地点]上(https://www.president.gov.ua/documents/3592023-47185)，报道乌克林福姆。</text:p>
      <text:p text:style-name="P4">
根据《乌克兰宪法》第107条的规定，总统决定与2023年6月23日的NSDC一起生效，“随着司法改革的加速，《正义制度中腐败表现》的陈述”。</text:p>
      <text:p text:style-name="P4">
NSDC秘书的控制权取决于决策的实施。</text:p>
      <text:p text:style-name="P4">
如图所述，NSDC决定指出有必要考虑对《刑法》的修订问题，以加强对腐败 - 司法领域的犯罪罪行的刑事责任，以提供司法领域的刑事责任，以提供司法领域的刑事责任，并提供司法领域的刑事责任。没收10到15年的监禁。</text:p>
      <text:p text:style-name="P4">
计划加强陪审团的角色并扩大案件。</text:p>
      <text:p text:style-name="P4">
<text:span text:style-name="T4">
另请阅读：</text:span>
 <text:a xlink:type="simple" xlink:href="https://www.ukrinform.ua/rubric-society/3726882-zelenskij-anonsuvav-posilenna-vidpovidalnosti-za-korupciu-v-sudah.html" text:style-name="Internet_20_link" text:visited-style-name="Visited_20_Internet_20_Link">
Zelensky宣布在法院的责任增加</text:a>
此外，设想最高法院的高级司法理事会因可能的纪律处分或严重或系统地忽视法官的职责，从而确认了财产的起源来源的合法性。</text:p>
      <text:p text:style-name="P4">
这也是进行有效透明的资格评估[法官]的可能性(https://www.ukrinform.ua/tag-suddi)世界标准和方法是乌克兰法官高资格委员会的优先任务之一。 这构想了可能通过使用测谎仪对法官进行定期的心理生理调查。</text:p>
      <text:p text:style-name="P4">
<text:span text:style-name="T4">
另请阅读：</text:span>
 <text:a xlink:type="simple" xlink:href="https://www.ukrinform.ua/rubric-society/3729067-u-radu-podano-zakonoproekt-so-posilue-vidpovidalnist-za-korupciu-maslov.html" text:style-name="Internet_20_link" text:visited-style-name="Visited_20_Internet_20_Link">
向理事会提交了一项提高腐败责任的法案 - 石油</text:a>
除其他事项外，建议使用Verkhovna Rada加速对乌克兰某些法律的法律，以恢复法官的纪律处分责任，并确保司法高级理事会的纪律检查员的工作。_foto：op _</text:p>
      <text:p text:style-name="P4">
News Source: <text:a xlink:type="simple" xlink:href="https://www.ukrinform.ua/rubric-polytics/3730024-prezident-zatverdiv-risenna-rnbo-pro-priskorenna-sudovoi-reformi.html" text:style-name="Internet_20_link" text:visited-style-name="Visited_20_Internet_20_Link">
https://www.ukrinform.ua/rubric-polytics/3730024-prezident-zatverdiv-risenna-rnbo-pro-priskorenna-sudovoi-reformi.html</text:a>
</text:p>
      <!--NEWS-->
      <text:h text:style-name="P10" text:outline-level="1">
<text:span text:style-name="T4">
总统批准了NSDC加速司法改革的决定</text:span>
</text:h>
      <text:p text:style-name="P4">
作者: Ukrinform (Person)</text:p>
      <text:p text:style-name="P4">
出版商: Укринформ (Organization)</text:p>
      <text:p text:style-name="P4">
出版时间: 2023-07-01T00:11:00+03:00</text:p>
      <text:p text:style-name="P4">
修改时间: 2023-07-01T00:11:00+03:00</text:p>
      <text:p text:style-name="P4">
描述: Volodymyr Zelensky签署了一项法令，就乌克兰国家安全与国防委员会的裁决“加速司法改革并克服司法系统中腐败的表现”。  - 乌克林。</text:p>
      <text:p text:style-name="P4">
图片: ['<text:a xlink:type="simple" xlink:href="https://static.ukrinform.com/photos/2022_03/thumb_files/630_360_1647239690-796.jpeg" text:style-name="Internet_20_link" text:visited-style-name="Visited_20_Internet_20_Link">
630_360_16472...</text:a>
']</text:p>
      <text:p text:style-name="P4">
标签: ['РНБО', 'Судді', 'Судова реформа', 'Боротьба з корупцією', 'Зеленський']</text:p>
      <text:p text:style-name="P4">
类型: Article</text:p>
      <!--METADATA-->
      <text:p text:style-name="P4">
<draw:frame draw:style-name="fr1" draw:name="Image336" text:anchor-type="as-char" svg:width="6.9236in" svg:height="3.956343in" draw:z-index="0">
<draw:image xlink:href="../Images/yкринформ/2023-07-01T00-11-00-03-00/630_360_1647239690-796.jpeg" xlink:type="simple" xlink:show="embed" xlink:actuate="onLoad" draw:mime-type="image/jpeg"/>
</draw:frame>
Volodymyrzelensky签署了一项法令，就“加速司法改革并克服司法系统中腐败体现”的裁决和乌克兰的辩护的提出签署了一项法令。</text:p>
      <text:p text:style-name="P4">
该法令发表在[国家元首地点]上(https://www.president.gov.ua/documents/3592023-47185)，报道乌克林福姆。</text:p>
      <text:p text:style-name="P4">
根据《乌克兰宪法》第107条的规定，总统决定与2023年6月23日的NSDC一起生效，“随着司法改革的加速，《正义制度中腐败表现》的陈述”。</text:p>
      <text:p text:style-name="P4">
NSDC秘书的控制权取决于决策的实施。</text:p>
      <text:p text:style-name="P4">
如图所述，NSDC决定指出有必要考虑对《刑法》的修订问题，以加强对腐败 - 司法领域的犯罪罪行的刑事责任，以提供司法领域的刑事责任，以提供司法领域的刑事责任，并提供司法领域的刑事责任。没收10到15年的监禁。</text:p>
      <text:p text:style-name="P4">
计划加强陪审团的角色并扩大案件。</text:p>
      <text:p text:style-name="P4">
<text:span text:style-name="T4">
另请阅读：</text:span>
 <text:a xlink:type="simple" xlink:href="https://www.ukrinform.ua/rubric-society/3726882-zelenskij-anonsuvav-posilenna-vidpovidalnosti-za-korupciu-v-sudah.html" text:style-name="Internet_20_link" text:visited-style-name="Visited_20_Internet_20_Link">
Zelensky宣布在法院的责任增加</text:a>
此外，设想最高法院的高级司法理事会因可能的纪律处分或严重或系统地忽视法官的职责，从而确认了财产的起源来源的合法性。</text:p>
      <text:p text:style-name="P4">
这也是进行有效透明的资格评估[法官]的可能性(https://www.ukrinform.ua/tag-suddi)世界标准和方法是乌克兰法官高资格委员会的优先任务之一。 这构想了可能通过使用测谎仪对法官进行定期的心理生理调查。</text:p>
      <text:p text:style-name="P4">
<text:span text:style-name="T4">
另请阅读：</text:span>
 <text:a xlink:type="simple" xlink:href="https://www.ukrinform.ua/rubric-society/3729067-u-radu-podano-zakonoproekt-so-posilue-vidpovidalnist-za-korupciu-maslov.html" text:style-name="Internet_20_link" text:visited-style-name="Visited_20_Internet_20_Link">
向理事会提交了一项提高腐败责任的法案 - 石油</text:a>
除其他事项外，建议使用Verkhovna Rada加速对乌克兰某些法律的法律，以恢复法官的纪律处分责任，并确保司法高级理事会的纪律检查员的工作。_foto：op _</text:p>
      <text:p text:style-name="P4">
News Source: <text:a xlink:type="simple" xlink:href="https://www.ukrinform.ua/rubric-polytics/3730024-prezident-zatverdiv-risenna-rnbo-pro-priskorenna-sudovoi-reformi.html" text:style-name="Internet_20_link" text:visited-style-name="Visited_20_Internet_20_Link">
https://www.ukrinform.ua/rubric-polytics/3730024-prezident-zatverdiv-risenna-rnbo-pro-priskorenna-sudovoi-reformi.html</text:a>
</text:p>
      <!--NEWS-->
      <text:h text:style-name="P10" text:outline-level="1">
<text:span text:style-name="T4">
周末在乌克兰会很温暖，下雨</text:span>
</text:h>
      <text:p text:style-name="P4">
作者: Ukrinform (Person)</text:p>
      <text:p text:style-name="P4">
出版商: Укринформ (Organization)</text:p>
      <text:p text:style-name="P4">
出版时间: 2023-07-01T00:26:00+03:00</text:p>
      <text:p text:style-name="P4">
修改时间: 2023-07-01T00:26:00+03:00</text:p>
      <text:p text:style-name="P4">
描述: 乌克兰许多地区周末的天气将多云，雨水和雷暴。 到处都是温暖，在某些地区，将会有真正的7月热量。  - 乌克林。</text:p>
      <text:p text:style-name="P4">
图片: ['<text:a xlink:type="simple" xlink:href="https://static.ukrinform.com/photos/2020_06/thumb_files/630_360_1592652057-877.jpg" text:style-name="Internet_20_link" text:visited-style-name="Visited_20_Internet_20_Link">
630_360_15926...</text:a>
']</text:p>
      <text:p text:style-name="P4">
标签: ['Дощ', 'Погода', 'Прогноз']</text:p>
      <text:p text:style-name="P4">
类型: Article</text:p>
      <!--METADATA-->
      <text:p text:style-name="P4">
<draw:frame draw:style-name="fr1" draw:name="Image337" text:anchor-type="as-char" svg:width="6.9236in" svg:height="3.956343in" draw:z-index="0">
<draw:image xlink:href="../Images/yкринформ/2023-07-01T00-26-00-03-00/630_360_1592652057-877.jpg" xlink:type="simple" xlink:show="embed" xlink:actuate="onLoad" draw:mime-type="image/jpeg"/>
</draw:frame>
乌克兰许多地区的天气将多云，雨水和雷暴。 到处都是温暖，在某些地区，将会真正的7月热量来临。</text:p>
      <text:p text:style-name="P4">
[sinoptik.ua。 这是给出的(https://sinoptik.ua)7月1日，星期六，在Odesa地区和西部地区，将有短暂的雷暴。 在该领土的其余部分中，预计多云的变化。</text:p>
      <text:p text:style-name="P4">
在大多数地区， +26…+28°。 它将有点凉爽，LVIV，Volyn和Rivne区域 -  +23…+25°。 还有钱<text:a xlink:type="simple" xlink:href="https://ua.sinoptik.ua/погода-миколаїв" text:style-name="Internet_20_link" text:visited-style-name="Visited_20_Internet_20_Link">
Nikolaev</text:a>
这样的rovograd地区预计+30°。</text:p>
      <text:p text:style-name="P4">
7月2日，星期日，<text:a xlink:type="simple" xlink:href="https://www.ukrinform.ua/tag-dos" text:style-name="Internet_20_link" text:visited-style-name="Visited_20_Internet_20_Link">
雨</text:a>
几乎是一个疯狂的国家。 但是在大多数地区，降水将是短暂的。</text:p>
      <text:p text:style-name="P4">
Lugansk和Volyn区域的空气温度将在其余地区建立 +23…+25° -  +26…+28°。</text:p>
      <text:p text:style-name="P4">
该国西部和北部的新一周将从空气 +23…+25°的阳光明媚的天气开始。 东方，中心和南部将用雷暴来弥补温带雨水。 在这种情况下，天气将在本周初，在某些地方很热。 因此，在中央区域，玻璃仪将在[Zaporozhye]中显示 +24…+26°(https://ua.sinoptik.ua/погода-запоріжжя)，在南部和东南部 -  +30…+32°。</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 -  <text:span text:style-name="T4">
气候学家</text:span>
和</text:a>
根据Yaril上的民间标志，7月1日，斯拉夫人洗了露水并进行了重要的购买。 粉红色调的事件预示着热量，水库附近的大规模青蛙 - 雨。</text:p>
      <text:p text:style-name="P4">
如果在7月2日，在佐西马(Zosima)，早上正在下雨，则预计另一半会下雨。 如果那天蜜蜂爬在地上，他们正在准备帮助。</text:p>
      <text:p text:style-name="P4">
News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俄罗斯的权力宣布格雷本奇科夫的“归属人”</text:span>
</text:h>
      <text:p text:style-name="P4">
作者: Ukrinform (Person)</text:p>
      <text:p text:style-name="P4">
出版商: Укринформ (Organization)</text:p>
      <text:p text:style-name="P4">
出版时间: 2023-07-01T00:42:00+03:00</text:p>
      <text:p text:style-name="P4">
修改时间: 2023-07-01T00:42:00+03:00</text:p>
      <text:p text:style-name="P4">
描述: 俄罗斯联邦司法部包括“外国特工”音乐家鲍里斯·格雷本奇科夫的登记册，以及出版物“ bumaga”，sota.vision和许多个人。  - 乌克林。</text:p>
      <text:p text:style-name="P4">
图片: ['<text:a xlink:type="simple" xlink:href="https://static.ukrinform.com/photos/2019_09/thumb_files/630_360_1567589741-521.jpg" text:style-name="Internet_20_link" text:visited-style-name="Visited_20_Internet_20_Link">
630_360_15675...</text:a>
']</text:p>
      <text:p text:style-name="P4">
标签: ['Гребенщиков', 'Росія', 'Війна з Росією', 'Іноагент']</text:p>
      <text:p text:style-name="P4">
类型: Article</text:p>
      <!--METADATA-->
      <text:p text:style-name="P4">
<draw:frame draw:style-name="fr1" draw:name="Image338" text:anchor-type="as-char" svg:width="6.9236in" svg:height="3.956343in" draw:z-index="0">
<draw:image xlink:href="../Images/yкринформ/2023-07-01T00-42-00-03-00/630_360_1567589741-521.jpg" xlink:type="simple" xlink:show="embed" xlink:actuate="onLoad" draw:mime-type="image/jpeg"/>
</draw:frame>
俄罗斯联邦司法部包括格雷本斯奇科夫音乐人的“外国特工”的登记册，以及“ bumaga”，sota.vision的出版物和数量。</text:p>
      <text:p text:style-name="P4">
关于它报告了乌克林福姆，并链接到<text:a xlink:type="simple" xlink:href="http://minjust.gov.ru/ru/events/49603/" text:style-name="Internet_20_link" text:visited-style-name="Visited_20_Internet_20_Link">
站点站点</text:a>
。</text:p>
      <text:p text:style-name="P4">
在“ INAMENT”列表中，还包括电视节目主持人Andriy Karaulov，Gorpinchenko的新闻业，Mosmyskduum Mikhail Timonov的副手，莫斯科“ Apple” Andrei Morrev的副主席，前Muscovififilip Galdshmidt Moskkvifipp。</text:p>
      <text:p text:style-name="P4">
司法部指出，格雷本奇科夫(Grebenshchikov)在国外举行了音乐会，“目的是为乌克兰提供财政援助”，并反对“特殊军事行动”。 该部门还指出，音乐家“获得了外国来源的支持”。 单独指定他住在俄罗斯以外。</text:p>
      <text:p text:style-name="P4">
根据司法部的说法，Goldshmidt和Gorpinchenko“分发了有关俄罗斯联邦公共当局的决定的不可靠信息，他们执行的低级人士”，也反对乌克兰战争。</text:p>
      <text:p text:style-name="P4">
至于英美学校<text:a xlink:type="simple" xlink:href="https://www.ukrinform.ua/tag-moskva" text:style-name="Internet_20_link" text:visited-style-name="Visited_20_Internet_20_Link">
莫斯科</text:a>
然后，她被指控“促进LGBT竞争”，这与国家政策与维护和加强传统的俄罗斯精神和道德价值观相矛盾。 该部说，该组织的创始人是一个外国人，学校的大学机构“由外国公民形成”。</text:p>
      <text:p text:style-name="P4">
<text:span text:style-name="T4">
另请阅读：</text:span>
 <text:a xlink:type="simple" xlink:href="https://www.ukrinform.ua/rubric-world/3725070-u-rosii-viznali-nebazanou-dialnist-pravozahisnoi-grupi-agora.html" text:style-name="Internet_20_link" text:visited-style-name="Visited_20_Internet_20_Link">
在俄罗斯被公认为人权组织“ Agora”的“不良”活动</text:a>
目前，在[登记处的“ Inagents”登记册]中(http://minjust.gov.ru/uploaded/files/reestr-inostrannyih-agentov-30062023.pdf)俄罗斯联邦司法部 -  639个物理和法律实体。</text:p>
      <text:p text:style-name="P4">
回想一下，《外国特工法》于2012年在俄罗斯通过了。 他能够将任何非营利组织都视为“屈服”，从政治当局的角度来看，它至少从国外和线索中存储了一些钱。</text:p>
      <text:p text:style-name="P4">
随后，该法律扩展到个人，使列表的标准变得更加多样化。</text:p>
      <text:p text:style-name="P4">
News Source: <text:a xlink:type="simple" xlink:href="https://www.ukrinform.ua/rubric-world/3730019-vlada-rosii-ogolosila-inoagentom-grebensikova.html" text:style-name="Internet_20_link" text:visited-style-name="Visited_20_Internet_20_Link">
https://www.ukrinform.ua/rubric-world/3730019-vlada-rosii-ogolosila-inoagentom-grebensikova.html</text:a>
</text:p>
      <!--NEWS-->
      <text:h text:style-name="P10" text:outline-level="1">
<text:span text:style-name="T4">
国家委员会从重命名的城市名单中删除了Zaporozhye</text:span>
</text:h>
      <text:p text:style-name="P4">
作者: Ukrinform (Person)</text:p>
      <text:p text:style-name="P4">
出版商: Укринформ (Organization)</text:p>
      <text:p text:style-name="P4">
出版时间: 2023-07-01T01:02:00+03:00</text:p>
      <text:p text:style-name="P4">
修改时间: 2023-07-01T01:02:00+03:00</text:p>
      <text:p text:style-name="P4">
描述: 国家州语言委员会已减少了建议重命名的定居点列表，以使其名称符合语言标准。  - 乌克林。</text:p>
      <text:p text:style-name="P4">
图片: ['<text:a xlink:type="simple" xlink:href="https://static.ukrinform.com/photos/2023_07/thumb_files/630_360_1688162274-965.jpg" text:style-name="Internet_20_link" text:visited-style-name="Visited_20_Internet_20_Link">
630_360_16881...</text:a>
']</text:p>
      <text:p text:style-name="P4">
标签: ['Перейменування', 'державна мова', 'Запоріжжя']</text:p>
      <text:p text:style-name="P4">
类型: Article</text:p>
      <!--METADATA-->
      <text:p text:style-name="P4">
<draw:frame draw:style-name="fr1" draw:name="Image339" text:anchor-type="as-char" svg:width="6.9236in" svg:height="3.956343in" draw:z-index="0">
<draw:image xlink:href="../Images/yкринформ/2023-07-01T01-02-00-03-00/630_360_1688162274-965.jpg" xlink:type="simple" xlink:show="embed" xlink:actuate="onLoad" draw:mime-type="image/jpeg"/>
</draw:frame>
国家州语言委员会已减少了建议重命名的居住捐款清单，以便将其名称符合语言标准。</text:p>
      <text:p text:style-name="P4">
正如乌克林福姆报道的那样，它报告了<text:a xlink:type="simple" xlink:href="https://www.radiosvoboda.org/a/news-komisia-pereimenuvannia/32484250.html" text:style-name="Internet_20_link" text:visited-style-name="Visited_20_Internet_20_Link">
自由无线电</text:a>
。</text:p>
      <text:p text:style-name="P4">
特别是，从6月30日发布的列表中，他们抓住了Zaporozhye，该Zaporozhye以前被重命名为Zaporozhye。</text:p>
      <text:p text:style-name="P4">
新列表包括十个城市，其余的村庄和定居点。 可以澄清的是，在以下版本的委员会建议中，有1400多个定居点和奖项 - 超过350。</text:p>
      <text:p text:style-name="P4">
在提议更改名称的城市中(在brovary上)在基辅地区，sorokine(在光明或衬衫上)，Severodonetsk(Siversko Donetsk，Siverskyi Donets，Siversko Donetsk)，弯曲，侧面色调，首先在<text:a xlink:type="simple" xlink:href="https://www.ukrinform.ua/tag-lugansina" text:style-name="Internet_20_link" text:visited-style-name="Visited_20_Internet_20_Link">
卢汉斯地区</text:a>
，尼古拉夫地区的Yuzhnoukrainsk和Pervomaisk，位于Odesa地区的Yuzhne，Kharkiv地区的Pervomaisk(在这七个城市中，委员会建议“根据法律规定的程序提供名称”).</text:p>
      <text:p text:style-name="P4">
<text:span text:style-name="T4">
Читайте також:</text:span>
 <text:a xlink:type="simple" xlink:href="https://www.ukrinform.ua/rubric-crimea/3729222-nackomisia-proponue-zminiti-nazvi-225-naselenih-punktiv-u-krimu.html" text:style-name="Internet_20_link" text:visited-style-name="Visited_20_Internet_20_Link">
 <text:span text:style-name="T4">
Нацкомісія</text:span>
 пропонує змінити назви 225 населенихпунктів у Криму </text:a>
据乌克林福姆报道，国家州语言委员会已发表了建议，该委员会的名称“不符合州语言的标准”的村庄，城镇和城市的更改提出了建议。 Zaporizhzhia市也是一个清单。</text:p>
      <text:p text:style-name="P4">
教育和科学部建议取消国家语言标准委员会的决定，以重命名许多居住的笔。</text:p>
      <text:p text:style-name="P4">
<text:span text:style-name="T5">
foto：乌克兰的声音</text:span>
</text:p>
      <text:p text:style-name="P4">
News Source: <text:a xlink:type="simple" xlink:href="https://www.ukrinform.ua/rubric-society/3730025-nackomisia-vilucila-zaporizza-zi-spisku-mist-na-perejmenuvanna.html" text:style-name="Internet_20_link" text:visited-style-name="Visited_20_Internet_20_Link">
https://www.ukrinform.ua/rubric-society/3730025-nackomisia-vilucila-zaporizza-zi-spisku-mist-na-perejmenuvanna.html</text:a>
</text:p>
      <!--NEWS-->
      <text:h text:style-name="P10" text:outline-level="1">
<text:span text:style-name="T4">
国家委员会从重命名的城市名单中删除了Zaporozhye</text:span>
</text:h>
      <text:p text:style-name="P4">
作者: Ukrinform (Person)</text:p>
      <text:p text:style-name="P4">
出版商: Укринформ (Organization)</text:p>
      <text:p text:style-name="P4">
出版时间: 2023-07-01T0:02:00+03:00</text:p>
      <text:p text:style-name="P4">
修改时间: 2023-07-01T01:02:00+03:00</text:p>
      <text:p text:style-name="P4">
描述: 国家州语言委员会已减少了建议重命名的定居点列表，以使其名称符合语言标准。  - 乌克林。</text:p>
      <text:p text:style-name="P4">
图片: ['<text:a xlink:type="simple" xlink:href="https://static.ukrinform.com/photos/2023_07/thumb_files/630_360_1688162274-965.jpg" text:style-name="Internet_20_link" text:visited-style-name="Visited_20_Internet_20_Link">
630_360_16881...</text:a>
']</text:p>
      <text:p text:style-name="P4">
标签: ['Перейменування', 'державна мова', 'Запоріжжя']</text:p>
      <text:p text:style-name="P4">
类型: Article</text:p>
      <!--METADATA-->
      <text:p text:style-name="P4">
<draw:frame draw:style-name="fr1" draw:name="Image340" text:anchor-type="as-char" svg:width="6.9236in" svg:height="3.956343in" draw:z-index="0">
<draw:image xlink:href="../Images/yкринформ/2023-07-01T0-02-00-03-00/630_360_1688162274-965.jpg" xlink:type="simple" xlink:show="embed" xlink:actuate="onLoad" draw:mime-type="image/jpeg"/>
</draw:frame>
国家州语言委员会已减少了定居点清单，该委员会建议重命名，以使其名称符合语言标准。</text:p>
      <text:p text:style-name="P4">
正如乌克林福姆报道的那样，它报告了<text:a xlink:type="simple" xlink:href="https://www.radiosvoboda.org/a/news-komisia-pereimenuvannia/32484250.html" text:style-name="Internet_20_link" text:visited-style-name="Visited_20_Internet_20_Link">
自由无线电</text:a>
。</text:p>
      <text:p text:style-name="P4">
特别是，从6月30日发布的列表中，他们抓住了Zaporozhye，该Zaporozhye以前被重命名为Zaporozhye。</text:p>
      <text:p text:style-name="P4">
新列表包括十个城市，其余的村庄和定居点。 可以澄清的是，在以下版本的委员会建议中，有1400多个定居点和奖项 - 超过350。</text:p>
      <text:p text:style-name="P4">
在提议更改名称的城市中(在brovary上)在基辅地区，sorokine(在光明或衬衫上)，Severodonetsk(Siversko Donetsk，Siverskyi Donets，Siversko Donetsk)，弯曲，侧面色调，首先在<text:a xlink:type="simple" xlink:href="https://www.ukrinform.ua/tag-lugansina" text:style-name="Internet_20_link" text:visited-style-name="Visited_20_Internet_20_Link">
卢汉斯地区</text:a>
，尼古拉夫地区的Yuzhnoukrainsk和Pervomaisk，位于Odesa地区的Yuzhne，Kharkiv地区的Pervomaisk(在这七个城市中，委员会建议“根据法律规定的程序提供名称”).</text:p>
      <text:p text:style-name="P4">
<text:span text:style-name="T4">
Читайте також:</text:span>
 <text:a xlink:type="simple" xlink:href="https://www.ukrinform.ua/rubric-crimea/3729222-nackomisia-proponue-zminiti-nazvi-225-naselenih-punktiv-u-krimu.html" text:style-name="Internet_20_link" text:visited-style-name="Visited_20_Internet_20_Link">
 <text:span text:style-name="T4">
Нацкомісія</text:span>
 пропонує змінити назви 225 населенихпунктів у Криму </text:a>
据乌克林福姆报道，国家州语言委员会已发表了建议，该委员会的名称“不符合州语言的标准”的村庄，城镇和城市的更改提出了建议。 Zaporizhzhia市也是一个清单。</text:p>
      <text:p text:style-name="P4">
教育和科学部建议取消国家语言标准委员会的决定，以重命名许多居住的笔。</text:p>
      <text:p text:style-name="P4">
<text:span text:style-name="T5">
foto：乌克兰的声音</text:span>
</text:p>
      <text:p text:style-name="P4">
News Source: <text:a xlink:type="simple" xlink:href="https://www.ukrinform.ua/rubric-society/3730025-nackomisia-vilucila-zaporizza-zi-spisku-mist-na-perejmenuvanna.html" text:style-name="Internet_20_link" text:visited-style-name="Visited_20_Internet_20_Link">
https://www.ukrinform.ua/rubric-society/3730025-nackomisia-vilucila-zaporizza-zi-spisku-mist-na-perejmenuvanna.html</text:a>
</text:p>
      <!--NEWS-->
      <text:h text:style-name="P10" text:outline-level="1">
<text:span text:style-name="T4">
新的退伍军人政策在政府 - 迪尼斯·萨米格尔（Denis-Shmigal</text:span>
</text:h>
      <text:p text:style-name="P4">
作者: ['АРМІЯINFORM']</text:p>
      <text:p text:style-name="P4">
时间: 2023-07-01T98:00:00-04:00</text:p>
      <text:p text:style-name="P4">
描述: 一半的英雄是由乌克兰总统称为乌克兰 - 乌克兰 - 克莱科科（Klekhoko）之一...与乌克兰2022年的战争，与乌克兰与乌克兰的战争今天与乌克兰的最新新闻，与乌克兰的新闻战争，今天与乌克兰的《新闻战》 2022年，将是今天的最后一场，将在那里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7/thumb_205293_820_360_0_0_auto.jpg" text:style-name="Internet_20_link" text:visited-style-name="Visited_20_Internet_20_Link">
thumb_205293_820_360_0_0_auto.jpg</text:a>
']</text:p>
      <text:p text:style-name="P4">
标签: ['ВЕТЕРАНИ', 'ПРЕМ’ЄР-МІНІСТР ДЕНИС ШМИГАЛЬ', 'СОЦІАЛЬНА ПІДТРИМКА']</text:p>
      <text:p text:style-name="P4">
类别: News</text:p>
      <!--METADATA-->
      <text:p text:style-name="P4">
<draw:frame draw:style-name="fr1" draw:name="Image341" text:anchor-type="as-char" svg:width="6.9236in" svg:height="4.382132in" draw:z-index="0">
<draw:image xlink:href="../Images/AРМІЯINFORM/2023-07-01T98-00-00-04-00/thumb_205293_820_360_0_0_auto.jpg" xlink:type="simple" xlink:show="embed" xlink:actuate="onLoad" draw:mime-type="image/jpeg"/>
</draw:frame>
乌克兰总统概述的英雄政策是今年政府的优先改革之一。 总理丹尼斯·施米格尔(Denis Shmigal)是关于凯撒的。</text:p>
      <text:p text:style-name="P4">
«将退伍军人融入社会和经济生活。 抵押可用。我们已经为退伍军人业务提供了服务，并将进一步扩大该领域。 社会支持。 身体和精神上。 退伍军人助理研究所。 障碍的新标准。 创造塔尼特式军事公墓英雄的万神殿。 这些是伊多总统所说的事情对于参与战争返回的退伍军人很重要。”政府负责人强调。</text:p>
      <text:p text:style-name="P4">
同样在乌克兰的总统中，新的乌克兰多克里纳(Dokrina)的地标也是正义。 特别是，这是建立一个特别法庭，以惩罚俄罗斯军事和政治领导以及没收俄罗斯资产以重建乌克兰。 据总理称，各州在这两个方向上都有第一个结果。</text:p>
      <text:p text:style-name="P4">
资料来源：<text:a xlink:type="simple" xlink:href="https://www.kmu.gov.ua/news/premier-ministr-nova-veteranska-polityka-u-top-10-priorytetnykh-reform-uriadu-na-tsei-rik" text:style-name="Internet_20_link" text:visited-style-name="Visited_20_Internet_20_Link">
政府门户</text:a>
</text:p>
      <text:p text:style-name="P4">
News Source: <text:a xlink:type="simple" xlink:href="https://armyinform.com.ua/2023/07/01/nova-veteranska-polityka-u-top-10-priorytetnyh-reform-uryadu-denys-shmygal/" text:style-name="Internet_20_link" text:visited-style-name="Visited_20_Internet_20_Link">
https://armyinform.com.ua/2023/07/01/nova-veteranska-polityka-u-top-10-priorytetnyh-reform-uryadu-denys-shmyga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